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543in"/>
    </style:style>
    <style:style style:name="co2" style:family="table-column">
      <style:table-column-properties fo:break-before="auto" style:column-width="1.3799in"/>
    </style:style>
    <style:style style:name="co3" style:family="table-column">
      <style:table-column-properties fo:break-before="auto" style:column-width="0.77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9.7165in" svg:height="11.2161in" svg:x="4.4236in" svg:y="0.0445in">
            <draw:object draw:notify-on-update-of-ranges="Sheet1.D2:Sheet1.D1809 Sheet1.E2:Sheet1.E180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s/>Time (s)</text:p>
          </table:table-cell>
          <table:table-cell office:value-type="string" calcext:value-type="string">
            <text:p><text:s/>Size (bits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6446780.0734" calcext:value-type="float">
            <text:p>1456446780.0734</text:p>
          </table:table-cell>
          <table:table-cell office:value-type="float" office:value="1120" calcext:value-type="float">
            <text:p>11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6446780.08747" calcext:value-type="float">
            <text:p>1456446780.08747</text:p>
          </table:table-cell>
          <table:table-cell office:value-type="float" office:value="1120" calcext:value-type="float">
            <text:p>1120</text:p>
          </table:table-cell>
          <table:table-cell table:formula="of:=[.B3]-[.B$2]" office:value-type="float" office:value="0.0140695571899414" calcext:value-type="float">
            <text:p>0.0140695572</text:p>
          </table:table-cell>
          <table:table-cell table:formula="of:=[.C3]/([.D3]-[.D2])" office:value-type="float" office:value="79604.4953568766" calcext:value-type="float">
            <text:p>79604.49535687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56446780.10165" calcext:value-type="float">
            <text:p>1456446780.10165</text:p>
          </table:table-cell>
          <table:table-cell office:value-type="float" office:value="1120" calcext:value-type="float">
            <text:p>1120</text:p>
          </table:table-cell>
          <table:table-cell table:formula="of:=[.B4]-[.B$2]" office:value-type="float" office:value="0.0282433032989502" calcext:value-type="float">
            <text:p>0.0282433033</text:p>
          </table:table-cell>
          <table:table-cell table:formula="of:=[.C4]/([.D4]-[.D3])" office:value-type="float" office:value="79019.335564938" calcext:value-type="float">
            <text:p>79019.3355649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56446780.11585" calcext:value-type="float">
            <text:p>1456446780.11585</text:p>
          </table:table-cell>
          <table:table-cell office:value-type="float" office:value="1120" calcext:value-type="float">
            <text:p>1120</text:p>
          </table:table-cell>
          <table:table-cell table:formula="of:=[.B5]-[.B$2]" office:value-type="float" office:value="0.0424413681030273" calcext:value-type="float">
            <text:p>0.0424413681</text:p>
          </table:table-cell>
          <table:table-cell table:formula="of:=[.C5]/([.D5]-[.D4])" office:value-type="float" office:value="78883.9898574331" calcext:value-type="float">
            <text:p>78883.98985743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56446780.12994" calcext:value-type="float">
            <text:p>1456446780.12994</text:p>
          </table:table-cell>
          <table:table-cell office:value-type="float" office:value="1120" calcext:value-type="float">
            <text:p>1120</text:p>
          </table:table-cell>
          <table:table-cell table:formula="of:=[.B6]-[.B$2]" office:value-type="float" office:value="0.0565340518951416" calcext:value-type="float">
            <text:p>0.0565340519</text:p>
          </table:table-cell>
          <table:table-cell table:formula="of:=[.C6]/([.D6]-[.D5])" office:value-type="float" office:value="79473.8615100915" calcext:value-type="float">
            <text:p>79473.86151009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56446780.14414" calcext:value-type="float">
            <text:p>1456446780.14414</text:p>
          </table:table-cell>
          <table:table-cell office:value-type="float" office:value="1120" calcext:value-type="float">
            <text:p>1120</text:p>
          </table:table-cell>
          <table:table-cell table:formula="of:=[.B7]-[.B$2]" office:value-type="float" office:value="0.0707342624664307" calcext:value-type="float">
            <text:p>0.0707342625</text:p>
          </table:table-cell>
          <table:table-cell table:formula="of:=[.C7]/([.D7]-[.D6])" office:value-type="float" office:value="78872.0698455339" calcext:value-type="float">
            <text:p>78872.06984553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56446780.15827" calcext:value-type="float">
            <text:p>1456446780.15827</text:p>
          </table:table-cell>
          <table:table-cell office:value-type="float" office:value="1120" calcext:value-type="float">
            <text:p>1120</text:p>
          </table:table-cell>
          <table:table-cell table:formula="of:=[.B8]-[.B$2]" office:value-type="float" office:value="0.0848708152770996" calcext:value-type="float">
            <text:p>0.0848708153</text:p>
          </table:table-cell>
          <table:table-cell table:formula="of:=[.C8]/([.D8]-[.D7])" office:value-type="float" office:value="79227.2355927344" calcext:value-type="float">
            <text:p>79227.23559273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6446780.17248" calcext:value-type="float">
            <text:p>1456446780.17248</text:p>
          </table:table-cell>
          <table:table-cell office:value-type="float" office:value="1120" calcext:value-type="float">
            <text:p>1120</text:p>
          </table:table-cell>
          <table:table-cell table:formula="of:=[.B9]-[.B$2]" office:value-type="float" office:value="0.099071741104126" calcext:value-type="float">
            <text:p>0.0990717411</text:p>
          </table:table-cell>
          <table:table-cell table:formula="of:=[.C9]/([.D9]-[.D8])" office:value-type="float" office:value="78868.0973087319" calcext:value-type="float">
            <text:p>78868.09730873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6446780.18647" calcext:value-type="float">
            <text:p>1456446780.18647</text:p>
          </table:table-cell>
          <table:table-cell office:value-type="float" office:value="1120" calcext:value-type="float">
            <text:p>1120</text:p>
          </table:table-cell>
          <table:table-cell table:formula="of:=[.B10]-[.B$2]" office:value-type="float" office:value="0.113066911697388" calcext:value-type="float">
            <text:p>0.1130669117</text:p>
          </table:table-cell>
          <table:table-cell table:formula="of:=[.C10]/([.D10]-[.D9])" office:value-type="float" office:value="80027.6061328791" calcext:value-type="float">
            <text:p>80027.60613287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6446780.20065" calcext:value-type="float">
            <text:p>1456446780.20065</text:p>
          </table:table-cell>
          <table:table-cell office:value-type="float" office:value="1120" calcext:value-type="float">
            <text:p>1120</text:p>
          </table:table-cell>
          <table:table-cell table:formula="of:=[.B11]-[.B$2]" office:value-type="float" office:value="0.127247095108032" calcext:value-type="float">
            <text:p>0.1272470951</text:p>
          </table:table-cell>
          <table:table-cell table:formula="of:=[.C11]/([.D11]-[.D10])" office:value-type="float" office:value="78983.463581949" calcext:value-type="float">
            <text:p>78983.4635819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56446780.21472" calcext:value-type="float">
            <text:p>1456446780.21472</text:p>
          </table:table-cell>
          <table:table-cell office:value-type="float" office:value="1120" calcext:value-type="float">
            <text:p>1120</text:p>
          </table:table-cell>
          <table:table-cell table:formula="of:=[.B12]-[.B$2]" office:value-type="float" office:value="0.141312599182129" calcext:value-type="float">
            <text:p>0.1413125992</text:p>
          </table:table-cell>
          <table:table-cell table:formula="of:=[.C12]/([.D12]-[.D11])" office:value-type="float" office:value="79627.4341893381" calcext:value-type="float">
            <text:p>79627.43418933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56446780.24109" calcext:value-type="float">
            <text:p>1456446780.24109</text:p>
          </table:table-cell>
          <table:table-cell office:value-type="float" office:value="1120" calcext:value-type="float">
            <text:p>1120</text:p>
          </table:table-cell>
          <table:table-cell table:formula="of:=[.B13]-[.B$2]" office:value-type="float" office:value="0.167684555053711" calcext:value-type="float">
            <text:p>0.1676845551</text:p>
          </table:table-cell>
          <table:table-cell table:formula="of:=[.C13]/([.D13]-[.D12])" office:value-type="float" office:value="42469.3566701624" calcext:value-type="float">
            <text:p>42469.35667016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56446780.25508" calcext:value-type="float">
            <text:p>1456446780.25508</text:p>
          </table:table-cell>
          <table:table-cell office:value-type="float" office:value="1120" calcext:value-type="float">
            <text:p>1120</text:p>
          </table:table-cell>
          <table:table-cell table:formula="of:=[.B14]-[.B$2]" office:value-type="float" office:value="0.181679725646973" calcext:value-type="float">
            <text:p>0.1816797256</text:p>
          </table:table-cell>
          <table:table-cell table:formula="of:=[.C14]/([.D14]-[.D13])" office:value-type="float" office:value="80027.6061328791" calcext:value-type="float">
            <text:p>80027.60613287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56446780.26919" calcext:value-type="float">
            <text:p>1456446780.26919</text:p>
          </table:table-cell>
          <table:table-cell office:value-type="float" office:value="1120" calcext:value-type="float">
            <text:p>1120</text:p>
          </table:table-cell>
          <table:table-cell table:formula="of:=[.B15]-[.B$2]" office:value-type="float" office:value="0.195783376693726" calcext:value-type="float">
            <text:p>0.1957833767</text:p>
          </table:table-cell>
          <table:table-cell table:formula="of:=[.C15]/([.D15]-[.D14])" office:value-type="float" office:value="79412.0611951652" calcext:value-type="float">
            <text:p>79412.06119516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56446780.28332" calcext:value-type="float">
            <text:p>1456446780.28332</text:p>
          </table:table-cell>
          <table:table-cell office:value-type="float" office:value="1120" calcext:value-type="float">
            <text:p>1120</text:p>
          </table:table-cell>
          <table:table-cell table:formula="of:=[.B16]-[.B$2]" office:value-type="float" office:value="0.209913730621338" calcext:value-type="float">
            <text:p>0.2099137306</text:p>
          </table:table-cell>
          <table:table-cell table:formula="of:=[.C16]/([.D16]-[.D15])" office:value-type="float" office:value="79261.9920022947" calcext:value-type="float">
            <text:p>79261.99200229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56446780.29744" calcext:value-type="float">
            <text:p>1456446780.29744</text:p>
          </table:table-cell>
          <table:table-cell office:value-type="float" office:value="1120" calcext:value-type="float">
            <text:p>1120</text:p>
          </table:table-cell>
          <table:table-cell table:formula="of:=[.B17]-[.B$2]" office:value-type="float" office:value="0.224037885665894" calcext:value-type="float">
            <text:p>0.2240378857</text:p>
          </table:table-cell>
          <table:table-cell table:formula="of:=[.C17]/([.D17]-[.D16])" office:value-type="float" office:value="79296.7789200047" calcext:value-type="float">
            <text:p>79296.77892000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56446780.31195" calcext:value-type="float">
            <text:p>1456446780.31195</text:p>
          </table:table-cell>
          <table:table-cell office:value-type="float" office:value="1120" calcext:value-type="float">
            <text:p>1120</text:p>
          </table:table-cell>
          <table:table-cell table:formula="of:=[.B18]-[.B$2]" office:value-type="float" office:value="0.238547086715698" calcext:value-type="float">
            <text:p>0.2385470867</text:p>
          </table:table-cell>
          <table:table-cell table:formula="of:=[.C18]/([.D18]-[.D17])" office:value-type="float" office:value="77192.3964769292" calcext:value-type="float">
            <text:p>77192.39647692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56446780.31684" calcext:value-type="float">
            <text:p>1456446780.31684</text:p>
          </table:table-cell>
          <table:table-cell office:value-type="float" office:value="1120" calcext:value-type="float">
            <text:p>1120</text:p>
          </table:table-cell>
          <table:table-cell table:formula="of:=[.B19]-[.B$2]" office:value-type="float" office:value="0.243435144424438" calcext:value-type="float">
            <text:p>0.2434351444</text:p>
          </table:table-cell>
          <table:table-cell table:formula="of:=[.C19]/([.D19]-[.D18])" office:value-type="float" office:value="229129.864403473" calcext:value-type="float">
            <text:p>229129.8644034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56446780.34021" calcext:value-type="float">
            <text:p>1456446780.34021</text:p>
          </table:table-cell>
          <table:table-cell office:value-type="float" office:value="1120" calcext:value-type="float">
            <text:p>1120</text:p>
          </table:table-cell>
          <table:table-cell table:formula="of:=[.B20]-[.B$2]" office:value-type="float" office:value="0.266807794570923" calcext:value-type="float">
            <text:p>0.2668077946</text:p>
          </table:table-cell>
          <table:table-cell table:formula="of:=[.C20]/([.D20]-[.D19])" office:value-type="float" office:value="47919.2557532234" calcext:value-type="float">
            <text:p>47919.25575322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56446780.3545" calcext:value-type="float">
            <text:p>1456446780.3545</text:p>
          </table:table-cell>
          <table:table-cell office:value-type="float" office:value="1120" calcext:value-type="float">
            <text:p>1120</text:p>
          </table:table-cell>
          <table:table-cell table:formula="of:=[.B21]-[.B$2]" office:value-type="float" office:value="0.281097888946533" calcext:value-type="float">
            <text:p>0.2810978889</text:p>
          </table:table-cell>
          <table:table-cell table:formula="of:=[.C21]/([.D21]-[.D20])" office:value-type="float" office:value="78375.969434573" calcext:value-type="float">
            <text:p>78375.9694345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56446780.36867" calcext:value-type="float">
            <text:p>1456446780.36867</text:p>
          </table:table-cell>
          <table:table-cell office:value-type="float" office:value="1120" calcext:value-type="float">
            <text:p>1120</text:p>
          </table:table-cell>
          <table:table-cell table:formula="of:=[.B22]-[.B$2]" office:value-type="float" office:value="0.295266389846802" calcext:value-type="float">
            <text:p>0.2952663898</text:p>
          </table:table-cell>
          <table:table-cell table:formula="of:=[.C22]/([.D22]-[.D21])" office:value-type="float" office:value="79048.5886886432" calcext:value-type="float">
            <text:p>79048.58868864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56446780.38261" calcext:value-type="float">
            <text:p>1456446780.38261</text:p>
          </table:table-cell>
          <table:table-cell office:value-type="float" office:value="1120" calcext:value-type="float">
            <text:p>1120</text:p>
          </table:table-cell>
          <table:table-cell table:formula="of:=[.B23]-[.B$2]" office:value-type="float" office:value="0.309203624725342" calcext:value-type="float">
            <text:p>0.3092036247</text:p>
          </table:table-cell>
          <table:table-cell table:formula="of:=[.C23]/([.D23]-[.D22])" office:value-type="float" office:value="80360.2730211951" calcext:value-type="float">
            <text:p>80360.27302119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56446780.39688" calcext:value-type="float">
            <text:p>1456446780.39688</text:p>
          </table:table-cell>
          <table:table-cell office:value-type="float" office:value="1120" calcext:value-type="float">
            <text:p>1120</text:p>
          </table:table-cell>
          <table:table-cell table:formula="of:=[.B24]-[.B$2]" office:value-type="float" office:value="0.323477506637573" calcext:value-type="float">
            <text:p>0.3234775066</text:p>
          </table:table-cell>
          <table:table-cell table:formula="of:=[.C24]/([.D24]-[.D23])" office:value-type="float" office:value="78464.9898946032" calcext:value-type="float">
            <text:p>78464.98989460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56446780.41087" calcext:value-type="float">
            <text:p>1456446780.41087</text:p>
          </table:table-cell>
          <table:table-cell office:value-type="float" office:value="1120" calcext:value-type="float">
            <text:p>1120</text:p>
          </table:table-cell>
          <table:table-cell table:formula="of:=[.B25]-[.B$2]" office:value-type="float" office:value="0.337467193603516" calcext:value-type="float">
            <text:p>0.3374671936</text:p>
          </table:table-cell>
          <table:table-cell table:formula="of:=[.C25]/([.D25]-[.D24])" office:value-type="float" office:value="80058.9750668916" calcext:value-type="float">
            <text:p>80058.97506689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56446780.42495" calcext:value-type="float">
            <text:p>1456446780.42495</text:p>
          </table:table-cell>
          <table:table-cell office:value-type="float" office:value="1120" calcext:value-type="float">
            <text:p>1120</text:p>
          </table:table-cell>
          <table:table-cell table:formula="of:=[.B26]-[.B$2]" office:value-type="float" office:value="0.351548194885254" calcext:value-type="float">
            <text:p>0.3515481949</text:p>
          </table:table-cell>
          <table:table-cell table:formula="of:=[.C26]/([.D26]-[.D25])" office:value-type="float" office:value="79539.7981713512" calcext:value-type="float">
            <text:p>79539.79817135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56446780.4298" calcext:value-type="float">
            <text:p>1456446780.4298</text:p>
          </table:table-cell>
          <table:table-cell office:value-type="float" office:value="1120" calcext:value-type="float">
            <text:p>1120</text:p>
          </table:table-cell>
          <table:table-cell table:formula="of:=[.B27]-[.B$2]" office:value-type="float" office:value="0.356396198272705" calcext:value-type="float">
            <text:p>0.3563961983</text:p>
          </table:table-cell>
          <table:table-cell table:formula="of:=[.C27]/([.D27]-[.D26])" office:value-type="float" office:value="231022.940887184" calcext:value-type="float">
            <text:p>231022.94088718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56446780.45372" calcext:value-type="float">
            <text:p>1456446780.45372</text:p>
          </table:table-cell>
          <table:table-cell office:value-type="float" office:value="1120" calcext:value-type="float">
            <text:p>1120</text:p>
          </table:table-cell>
          <table:table-cell table:formula="of:=[.B28]-[.B$2]" office:value-type="float" office:value="0.380316734313965" calcext:value-type="float">
            <text:p>0.3803167343</text:p>
          </table:table-cell>
          <table:table-cell table:formula="of:=[.C28]/([.D28]-[.D27])" office:value-type="float" office:value="46821.6932123991" calcext:value-type="float">
            <text:p>46821.693212399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56446780.46784" calcext:value-type="float">
            <text:p>1456446780.46784</text:p>
          </table:table-cell>
          <table:table-cell office:value-type="float" office:value="1120" calcext:value-type="float">
            <text:p>1120</text:p>
          </table:table-cell>
          <table:table-cell table:formula="of:=[.B29]-[.B$2]" office:value-type="float" office:value="0.394433736801147" calcext:value-type="float">
            <text:p>0.3944337368</text:p>
          </table:table-cell>
          <table:table-cell table:formula="of:=[.C29]/([.D29]-[.D28])" office:value-type="float" office:value="79336.9556332438" calcext:value-type="float">
            <text:p>79336.955633243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56446780.48197" calcext:value-type="float">
            <text:p>1456446780.48197</text:p>
          </table:table-cell>
          <table:table-cell office:value-type="float" office:value="1120" calcext:value-type="float">
            <text:p>1120</text:p>
          </table:table-cell>
          <table:table-cell table:formula="of:=[.B30]-[.B$2]" office:value-type="float" office:value="0.408570051193237" calcext:value-type="float">
            <text:p>0.4085700512</text:p>
          </table:table-cell>
          <table:table-cell table:formula="of:=[.C30]/([.D30]-[.D29])" office:value-type="float" office:value="79228.5718140727" calcext:value-type="float">
            <text:p>79228.57181407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6446780.49611" calcext:value-type="float">
            <text:p>1456446780.49611</text:p>
          </table:table-cell>
          <table:table-cell office:value-type="float" office:value="1120" calcext:value-type="float">
            <text:p>1120</text:p>
          </table:table-cell>
          <table:table-cell table:formula="of:=[.B31]-[.B$2]" office:value-type="float" office:value="0.422707557678223" calcext:value-type="float">
            <text:p>0.4227075577</text:p>
          </table:table-cell>
          <table:table-cell table:formula="of:=[.C31]/([.D31]-[.D30])" office:value-type="float" office:value="79221.8911580687" calcext:value-type="float">
            <text:p>79221.89115806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56446780.51023" calcext:value-type="float">
            <text:p>1456446780.51023</text:p>
          </table:table-cell>
          <table:table-cell office:value-type="float" office:value="1120" calcext:value-type="float">
            <text:p>1120</text:p>
          </table:table-cell>
          <table:table-cell table:formula="of:=[.B32]-[.B$2]" office:value-type="float" office:value="0.436821699142456" calcext:value-type="float">
            <text:p>0.4368216991</text:p>
          </table:table-cell>
          <table:table-cell table:formula="of:=[.C32]/([.D32]-[.D31])" office:value-type="float" office:value="79353.0377202318" calcext:value-type="float">
            <text:p>79353.03772023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56446780.52426" calcext:value-type="float">
            <text:p>1456446780.52426</text:p>
          </table:table-cell>
          <table:table-cell office:value-type="float" office:value="1120" calcext:value-type="float">
            <text:p>1120</text:p>
          </table:table-cell>
          <table:table-cell table:formula="of:=[.B33]-[.B$2]" office:value-type="float" office:value="0.450859069824219" calcext:value-type="float">
            <text:p>0.4508590698</text:p>
          </table:table-cell>
          <table:table-cell table:formula="of:=[.C33]/([.D33]-[.D32])" office:value-type="float" office:value="79787.0217572227" calcext:value-type="float">
            <text:p>79787.02175722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56446780.53835" calcext:value-type="float">
            <text:p>1456446780.53835</text:p>
          </table:table-cell>
          <table:table-cell office:value-type="float" office:value="1120" calcext:value-type="float">
            <text:p>1120</text:p>
          </table:table-cell>
          <table:table-cell table:formula="of:=[.B34]-[.B$2]" office:value-type="float" office:value="0.464948654174805" calcext:value-type="float">
            <text:p>0.4649486542</text:p>
          </table:table-cell>
          <table:table-cell table:formula="of:=[.C34]/([.D34]-[.D33])" office:value-type="float" office:value="79491.3442534182" calcext:value-type="float">
            <text:p>79491.344253418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56446780.55262" calcext:value-type="float">
            <text:p>1456446780.55262</text:p>
          </table:table-cell>
          <table:table-cell office:value-type="float" office:value="1120" calcext:value-type="float">
            <text:p>1120</text:p>
          </table:table-cell>
          <table:table-cell table:formula="of:=[.B35]-[.B$2]" office:value-type="float" office:value="0.479218006134033" calcext:value-type="float">
            <text:p>0.4792180061</text:p>
          </table:table-cell>
          <table:table-cell table:formula="of:=[.C35]/([.D35]-[.D34])" office:value-type="float" office:value="78489.8994152047" calcext:value-type="float">
            <text:p>78489.899415204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56446780.55747" calcext:value-type="float">
            <text:p>1456446780.55747</text:p>
          </table:table-cell>
          <table:table-cell office:value-type="float" office:value="1120" calcext:value-type="float">
            <text:p>1120</text:p>
          </table:table-cell>
          <table:table-cell table:formula="of:=[.B36]-[.B$2]" office:value-type="float" office:value="0.484068870544434" calcext:value-type="float">
            <text:p>0.4840688705</text:p>
          </table:table-cell>
          <table:table-cell table:formula="of:=[.C36]/([.D36]-[.D35])" office:value-type="float" office:value="230886.684360562" calcext:value-type="float">
            <text:p>230886.68436056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56446780.58148" calcext:value-type="float">
            <text:p>1456446780.58148</text:p>
          </table:table-cell>
          <table:table-cell office:value-type="float" office:value="1120" calcext:value-type="float">
            <text:p>1120</text:p>
          </table:table-cell>
          <table:table-cell table:formula="of:=[.B37]-[.B$2]" office:value-type="float" office:value="0.508071184158325" calcext:value-type="float">
            <text:p>0.5080711842</text:p>
          </table:table-cell>
          <table:table-cell table:formula="of:=[.C37]/([.D37]-[.D36])" office:value-type="float" office:value="46662.1684066234" calcext:value-type="float">
            <text:p>46662.168406623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56446780.59542" calcext:value-type="float">
            <text:p>1456446780.59542</text:p>
          </table:table-cell>
          <table:table-cell office:value-type="float" office:value="1120" calcext:value-type="float">
            <text:p>1120</text:p>
          </table:table-cell>
          <table:table-cell table:formula="of:=[.B38]-[.B$2]" office:value-type="float" office:value="0.522020816802979" calcext:value-type="float">
            <text:p>0.5220208168</text:p>
          </table:table-cell>
          <table:table-cell table:formula="of:=[.C38]/([.D38]-[.D37])" office:value-type="float" office:value="80288.8526551471" calcext:value-type="float">
            <text:p>80288.85265514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56446780.60957" calcext:value-type="float">
            <text:p>1456446780.60957</text:p>
          </table:table-cell>
          <table:table-cell office:value-type="float" office:value="1120" calcext:value-type="float">
            <text:p>1120</text:p>
          </table:table-cell>
          <table:table-cell table:formula="of:=[.B39]-[.B$2]" office:value-type="float" office:value="0.536166429519653" calcext:value-type="float">
            <text:p>0.5361664295</text:p>
          </table:table-cell>
          <table:table-cell table:formula="of:=[.C39]/([.D39]-[.D38])" office:value-type="float" office:value="79176.4925586961" calcext:value-type="float">
            <text:p>79176.49255869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56446780.62369" calcext:value-type="float">
            <text:p>1456446780.62369</text:p>
          </table:table-cell>
          <table:table-cell office:value-type="float" office:value="1120" calcext:value-type="float">
            <text:p>1120</text:p>
          </table:table-cell>
          <table:table-cell table:formula="of:=[.B40]-[.B$2]" office:value-type="float" office:value="0.55028247833252" calcext:value-type="float">
            <text:p>0.5502824783</text:p>
          </table:table-cell>
          <table:table-cell table:formula="of:=[.C40]/([.D40]-[.D39])" office:value-type="float" office:value="79342.3156045738" calcext:value-type="float">
            <text:p>79342.31560457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56446780.6378" calcext:value-type="float">
            <text:p>1456446780.6378</text:p>
          </table:table-cell>
          <table:table-cell office:value-type="float" office:value="1120" calcext:value-type="float">
            <text:p>1120</text:p>
          </table:table-cell>
          <table:table-cell table:formula="of:=[.B41]-[.B$2]" office:value-type="float" office:value="0.564393520355225" calcext:value-type="float">
            <text:p>0.5643935204</text:p>
          </table:table-cell>
          <table:table-cell table:formula="of:=[.C41]/([.D41]-[.D40])" office:value-type="float" office:value="79370.4673402494" calcext:value-type="float">
            <text:p>79370.46734024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56446780.65188" calcext:value-type="float">
            <text:p>1456446780.65188</text:p>
          </table:table-cell>
          <table:table-cell office:value-type="float" office:value="1120" calcext:value-type="float">
            <text:p>1120</text:p>
          </table:table-cell>
          <table:table-cell table:formula="of:=[.B42]-[.B$2]" office:value-type="float" office:value="0.578472375869751" calcext:value-type="float">
            <text:p>0.5784723759</text:p>
          </table:table-cell>
          <table:table-cell table:formula="of:=[.C42]/([.D42]-[.D41])" office:value-type="float" office:value="79551.9208819495" calcext:value-type="float">
            <text:p>79551.920881949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56446780.66597" calcext:value-type="float">
            <text:p>1456446780.66597</text:p>
          </table:table-cell>
          <table:table-cell office:value-type="float" office:value="1120" calcext:value-type="float">
            <text:p>1120</text:p>
          </table:table-cell>
          <table:table-cell table:formula="of:=[.B43]-[.B$2]" office:value-type="float" office:value="0.592565059661865" calcext:value-type="float">
            <text:p>0.5925650597</text:p>
          </table:table-cell>
          <table:table-cell table:formula="of:=[.C43]/([.D43]-[.D42])" office:value-type="float" office:value="79473.8615100915" calcext:value-type="float">
            <text:p>79473.86151009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56446780.67083" calcext:value-type="float">
            <text:p>1456446780.67083</text:p>
          </table:table-cell>
          <table:table-cell office:value-type="float" office:value="1120" calcext:value-type="float">
            <text:p>1120</text:p>
          </table:table-cell>
          <table:table-cell table:formula="of:=[.B44]-[.B$2]" office:value-type="float" office:value="0.59742283821106" calcext:value-type="float">
            <text:p>0.5974228382</text:p>
          </table:table-cell>
          <table:table-cell table:formula="of:=[.C44]/([.D44]-[.D43])" office:value-type="float" office:value="230558.060368098" calcext:value-type="float">
            <text:p>230558.0603680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56446780.69445" calcext:value-type="float">
            <text:p>1456446780.69445</text:p>
          </table:table-cell>
          <table:table-cell office:value-type="float" office:value="1120" calcext:value-type="float">
            <text:p>1120</text:p>
          </table:table-cell>
          <table:table-cell table:formula="of:=[.B45]-[.B$2]" office:value-type="float" office:value="0.621047735214233" calcext:value-type="float">
            <text:p>0.6210477352</text:p>
          </table:table-cell>
          <table:table-cell table:formula="of:=[.C45]/([.D45]-[.D44])" office:value-type="float" office:value="47407.6140882027" calcext:value-type="float">
            <text:p>47407.61408820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56446780.70986" calcext:value-type="float">
            <text:p>1456446780.70986</text:p>
          </table:table-cell>
          <table:table-cell office:value-type="float" office:value="1120" calcext:value-type="float">
            <text:p>1120</text:p>
          </table:table-cell>
          <table:table-cell table:formula="of:=[.B46]-[.B$2]" office:value-type="float" office:value="0.636452674865723" calcext:value-type="float">
            <text:p>0.6364526749</text:p>
          </table:table-cell>
          <table:table-cell table:formula="of:=[.C46]/([.D46]-[.D45])" office:value-type="float" office:value="72703.9524553882" calcext:value-type="float">
            <text:p>72703.952455388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56446780.72298" calcext:value-type="float">
            <text:p>1456446780.72298</text:p>
          </table:table-cell>
          <table:table-cell office:value-type="float" office:value="1120" calcext:value-type="float">
            <text:p>1120</text:p>
          </table:table-cell>
          <table:table-cell table:formula="of:=[.B47]-[.B$2]" office:value-type="float" office:value="0.649576425552368" calcext:value-type="float">
            <text:p>0.6495764256</text:p>
          </table:table-cell>
          <table:table-cell table:formula="of:=[.C47]/([.D47]-[.D46])" office:value-type="float" office:value="85341.4566263966" calcext:value-type="float">
            <text:p>85341.456626396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56446780.7371" calcext:value-type="float">
            <text:p>1456446780.7371</text:p>
          </table:table-cell>
          <table:table-cell office:value-type="float" office:value="1120" calcext:value-type="float">
            <text:p>1120</text:p>
          </table:table-cell>
          <table:table-cell table:formula="of:=[.B48]-[.B$2]" office:value-type="float" office:value="0.663693189620972" calcext:value-type="float">
            <text:p>0.6636931896</text:p>
          </table:table-cell>
          <table:table-cell table:formula="of:=[.C48]/([.D48]-[.D47])" office:value-type="float" office:value="79338.2955581827" calcext:value-type="float">
            <text:p>79338.295558182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56446780.75126" calcext:value-type="float">
            <text:p>1456446780.75126</text:p>
          </table:table-cell>
          <table:table-cell office:value-type="float" office:value="1120" calcext:value-type="float">
            <text:p>1120</text:p>
          </table:table-cell>
          <table:table-cell table:formula="of:=[.B49]-[.B$2]" office:value-type="float" office:value="0.677855014801025" calcext:value-type="float">
            <text:p>0.6778550148</text:p>
          </table:table-cell>
          <table:table-cell table:formula="of:=[.C49]/([.D49]-[.D48])" office:value-type="float" office:value="79085.8512769575" calcext:value-type="float">
            <text:p>79085.85127695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56446780.76516" calcext:value-type="float">
            <text:p>1456446780.76516</text:p>
          </table:table-cell>
          <table:table-cell office:value-type="float" office:value="1120" calcext:value-type="float">
            <text:p>1120</text:p>
          </table:table-cell>
          <table:table-cell table:formula="of:=[.B50]-[.B$2]" office:value-type="float" office:value="0.691759347915649" calcext:value-type="float">
            <text:p>0.6917593479</text:p>
          </table:table-cell>
          <table:table-cell table:formula="of:=[.C50]/([.D50]-[.D49])" office:value-type="float" office:value="80550.4291911727" calcext:value-type="float">
            <text:p>80550.429191172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56446780.77921" calcext:value-type="float">
            <text:p>1456446780.77921</text:p>
          </table:table-cell>
          <table:table-cell office:value-type="float" office:value="1120" calcext:value-type="float">
            <text:p>1120</text:p>
          </table:table-cell>
          <table:table-cell table:formula="of:=[.B51]-[.B$2]" office:value-type="float" office:value="0.705809116363525" calcext:value-type="float">
            <text:p>0.7058091164</text:p>
          </table:table-cell>
          <table:table-cell table:formula="of:=[.C51]/([.D51]-[.D50])" office:value-type="float" office:value="79716.6162670332" calcext:value-type="float">
            <text:p>79716.61626703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56446780.78407" calcext:value-type="float">
            <text:p>1456446780.78407</text:p>
          </table:table-cell>
          <table:table-cell office:value-type="float" office:value="1120" calcext:value-type="float">
            <text:p>1120</text:p>
          </table:table-cell>
          <table:table-cell table:formula="of:=[.B52]-[.B$2]" office:value-type="float" office:value="0.710666179656982" calcext:value-type="float">
            <text:p>0.7106661797</text:p>
          </table:table-cell>
          <table:table-cell table:formula="of:=[.C52]/([.D52]-[.D51])" office:value-type="float" office:value="230592.012566267" calcext:value-type="float">
            <text:p>230592.01256626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56446780.80777" calcext:value-type="float">
            <text:p>1456446780.80777</text:p>
          </table:table-cell>
          <table:table-cell office:value-type="float" office:value="1120" calcext:value-type="float">
            <text:p>1120</text:p>
          </table:table-cell>
          <table:table-cell table:formula="of:=[.B53]-[.B$2]" office:value-type="float" office:value="0.734362602233887" calcext:value-type="float">
            <text:p>0.7343626022</text:p>
          </table:table-cell>
          <table:table-cell table:formula="of:=[.C53]/([.D53]-[.D52])" office:value-type="float" office:value="47264.5183620083" calcext:value-type="float">
            <text:p>47264.518362008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56446780.82195" calcext:value-type="float">
            <text:p>1456446780.82195</text:p>
          </table:table-cell>
          <table:table-cell office:value-type="float" office:value="1120" calcext:value-type="float">
            <text:p>1120</text:p>
          </table:table-cell>
          <table:table-cell table:formula="of:=[.B54]-[.B$2]" office:value-type="float" office:value="0.748549699783325" calcext:value-type="float">
            <text:p>0.7485496998</text:p>
          </table:table-cell>
          <table:table-cell table:formula="of:=[.C54]/([.D54]-[.D53])" office:value-type="float" office:value="78944.9706747332" calcext:value-type="float">
            <text:p>78944.970674733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56446780.83612" calcext:value-type="float">
            <text:p>1456446780.83612</text:p>
          </table:table-cell>
          <table:table-cell office:value-type="float" office:value="1120" calcext:value-type="float">
            <text:p>1120</text:p>
          </table:table-cell>
          <table:table-cell table:formula="of:=[.B55]-[.B$2]" office:value-type="float" office:value="0.762717962265015" calcext:value-type="float">
            <text:p>0.7627179623</text:p>
          </table:table-cell>
          <table:table-cell table:formula="of:=[.C55]/([.D55]-[.D54])" office:value-type="float" office:value="79049.9188907212" calcext:value-type="float">
            <text:p>79049.918890721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56446780.85056" calcext:value-type="float">
            <text:p>1456446780.85056</text:p>
          </table:table-cell>
          <table:table-cell office:value-type="float" office:value="1120" calcext:value-type="float">
            <text:p>1120</text:p>
          </table:table-cell>
          <table:table-cell table:formula="of:=[.B56]-[.B$2]" office:value-type="float" office:value="0.777156114578247" calcext:value-type="float">
            <text:p>0.7771561146</text:p>
          </table:table-cell>
          <table:table-cell table:formula="of:=[.C56]/([.D56]-[.D55])" office:value-type="float" office:value="77572.2527164041" calcext:value-type="float">
            <text:p>77572.252716404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56446780.86479" calcext:value-type="float">
            <text:p>1456446780.86479</text:p>
          </table:table-cell>
          <table:table-cell office:value-type="float" office:value="1120" calcext:value-type="float">
            <text:p>1120</text:p>
          </table:table-cell>
          <table:table-cell table:formula="of:=[.B57]-[.B$2]" office:value-type="float" office:value="0.791388750076294" calcext:value-type="float">
            <text:p>0.7913887501</text:p>
          </table:table-cell>
          <table:table-cell table:formula="of:=[.C57]/([.D57]-[.D56])" office:value-type="float" office:value="78692.382739212" calcext:value-type="float">
            <text:p>78692.38273921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56446780.87897" calcext:value-type="float">
            <text:p>1456446780.87897</text:p>
          </table:table-cell>
          <table:table-cell office:value-type="float" office:value="1120" calcext:value-type="float">
            <text:p>1120</text:p>
          </table:table-cell>
          <table:table-cell table:formula="of:=[.B58]-[.B$2]" office:value-type="float" office:value="0.805567026138306" calcext:value-type="float">
            <text:p>0.8055670261</text:p>
          </table:table-cell>
          <table:table-cell table:formula="of:=[.C58]/([.D58]-[.D57])" office:value-type="float" office:value="78994.0889217731" calcext:value-type="float">
            <text:p>78994.088921773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56446780.89287" calcext:value-type="float">
            <text:p>1456446780.89287</text:p>
          </table:table-cell>
          <table:table-cell office:value-type="float" office:value="1120" calcext:value-type="float">
            <text:p>1120</text:p>
          </table:table-cell>
          <table:table-cell table:formula="of:=[.B59]-[.B$2]" office:value-type="float" office:value="0.819461107254028" calcext:value-type="float">
            <text:p>0.8194611073</text:p>
          </table:table-cell>
          <table:table-cell table:formula="of:=[.C59]/([.D59]-[.D58])" office:value-type="float" office:value="80609.8647813851" calcext:value-type="float">
            <text:p>80609.864781385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56446780.90692" calcext:value-type="float">
            <text:p>1456446780.90692</text:p>
          </table:table-cell>
          <table:table-cell office:value-type="float" office:value="1120" calcext:value-type="float">
            <text:p>1120</text:p>
          </table:table-cell>
          <table:table-cell table:formula="of:=[.B60]-[.B$2]" office:value-type="float" office:value="0.833513021469116" calcext:value-type="float">
            <text:p>0.8335130215</text:p>
          </table:table-cell>
          <table:table-cell table:formula="of:=[.C60]/([.D60]-[.D59])" office:value-type="float" office:value="79704.4433133123" calcext:value-type="float">
            <text:p>79704.443313312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56446780.921" calcext:value-type="float">
            <text:p>1456446780.921</text:p>
          </table:table-cell>
          <table:table-cell office:value-type="float" office:value="1120" calcext:value-type="float">
            <text:p>1120</text:p>
          </table:table-cell>
          <table:table-cell table:formula="of:=[.B61]-[.B$2]" office:value-type="float" office:value="0.847600221633911" calcext:value-type="float">
            <text:p>0.8476002216</text:p>
          </table:table-cell>
          <table:table-cell table:formula="of:=[.C61]/([.D61]-[.D60])" office:value-type="float" office:value="79504.7977524287" calcext:value-type="float">
            <text:p>79504.797752428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56446780.93528" calcext:value-type="float">
            <text:p>1456446780.93528</text:p>
          </table:table-cell>
          <table:table-cell office:value-type="float" office:value="1120" calcext:value-type="float">
            <text:p>1120</text:p>
          </table:table-cell>
          <table:table-cell table:formula="of:=[.B62]-[.B$2]" office:value-type="float" office:value="0.861874341964722" calcext:value-type="float">
            <text:p>0.861874342</text:p>
          </table:table-cell>
          <table:table-cell table:formula="of:=[.C62]/([.D62]-[.D61])" office:value-type="float" office:value="78463.6793051612" calcext:value-type="float">
            <text:p>78463.679305161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56446780.9496" calcext:value-type="float">
            <text:p>1456446780.9496</text:p>
          </table:table-cell>
          <table:table-cell office:value-type="float" office:value="1120" calcext:value-type="float">
            <text:p>1120</text:p>
          </table:table-cell>
          <table:table-cell table:formula="of:=[.B63]-[.B$2]" office:value-type="float" office:value="0.876197576522827" calcext:value-type="float">
            <text:p>0.8761975765</text:p>
          </table:table-cell>
          <table:table-cell table:formula="of:=[.C63]/([.D63]-[.D62])" office:value-type="float" office:value="78194.6281376923" calcext:value-type="float">
            <text:p>78194.628137692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56446780.96382" calcext:value-type="float">
            <text:p>1456446780.96382</text:p>
          </table:table-cell>
          <table:table-cell office:value-type="float" office:value="1120" calcext:value-type="float">
            <text:p>1120</text:p>
          </table:table-cell>
          <table:table-cell table:formula="of:=[.B64]-[.B$2]" office:value-type="float" office:value="0.890414714813232" calcext:value-type="float">
            <text:p>0.8904147148</text:p>
          </table:table-cell>
          <table:table-cell table:formula="of:=[.C64]/([.D64]-[.D63])" office:value-type="float" office:value="78778.1603528366" calcext:value-type="float">
            <text:p>78778.160352836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56446780.97788" calcext:value-type="float">
            <text:p>1456446780.97788</text:p>
          </table:table-cell>
          <table:table-cell office:value-type="float" office:value="1120" calcext:value-type="float">
            <text:p>1120</text:p>
          </table:table-cell>
          <table:table-cell table:formula="of:=[.B65]-[.B$2]" office:value-type="float" office:value="0.904472351074219" calcext:value-type="float">
            <text:p>0.9044723511</text:p>
          </table:table-cell>
          <table:table-cell table:formula="of:=[.C65]/([.D65]-[.D64])" office:value-type="float" office:value="79672.0002713612" calcext:value-type="float">
            <text:p>79672.00027136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56446780.99228" calcext:value-type="float">
            <text:p>1456446780.99228</text:p>
          </table:table-cell>
          <table:table-cell office:value-type="float" office:value="1120" calcext:value-type="float">
            <text:p>1120</text:p>
          </table:table-cell>
          <table:table-cell table:formula="of:=[.B66]-[.B$2]" office:value-type="float" office:value="0.918874740600586" calcext:value-type="float">
            <text:p>0.9188747406</text:p>
          </table:table-cell>
          <table:table-cell table:formula="of:=[.C66]/([.D66]-[.D65])" office:value-type="float" office:value="77764.8735266852" calcext:value-type="float">
            <text:p>77764.873526685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56446781.01132" calcext:value-type="float">
            <text:p>1456446781.01132</text:p>
          </table:table-cell>
          <table:table-cell office:value-type="float" office:value="1120" calcext:value-type="float">
            <text:p>1120</text:p>
          </table:table-cell>
          <table:table-cell table:formula="of:=[.B67]-[.B$2]" office:value-type="float" office:value="0.937917470932007" calcext:value-type="float">
            <text:p>0.9379174709</text:p>
          </table:table-cell>
          <table:table-cell table:formula="of:=[.C67]/([.D67]-[.D66])" office:value-type="float" office:value="58815.0953412378" calcext:value-type="float">
            <text:p>58815.095341237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56446781.02055" calcext:value-type="float">
            <text:p>1456446781.02055</text:p>
          </table:table-cell>
          <table:table-cell office:value-type="float" office:value="1120" calcext:value-type="float">
            <text:p>1120</text:p>
          </table:table-cell>
          <table:table-cell table:formula="of:=[.B68]-[.B$2]" office:value-type="float" office:value="0.947150230407715" calcext:value-type="float">
            <text:p>0.9471502304</text:p>
          </table:table-cell>
          <table:table-cell table:formula="of:=[.C68]/([.D68]-[.D67])" office:value-type="float" office:value="121307.178308586" calcext:value-type="float">
            <text:p>121307.17830858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56446781.03468" calcext:value-type="float">
            <text:p>1456446781.03468</text:p>
          </table:table-cell>
          <table:table-cell office:value-type="float" office:value="1120" calcext:value-type="float">
            <text:p>1120</text:p>
          </table:table-cell>
          <table:table-cell table:formula="of:=[.B69]-[.B$2]" office:value-type="float" office:value="0.961273193359375" calcext:value-type="float">
            <text:p>0.9612731934</text:p>
          </table:table-cell>
          <table:table-cell table:formula="of:=[.C69]/([.D69]-[.D68])" office:value-type="float" office:value="79303.4722128435" calcext:value-type="float">
            <text:p>79303.472212843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56446781.03949" calcext:value-type="float">
            <text:p>1456446781.03949</text:p>
          </table:table-cell>
          <table:table-cell office:value-type="float" office:value="1120" calcext:value-type="float">
            <text:p>1120</text:p>
          </table:table-cell>
          <table:table-cell table:formula="of:=[.B70]-[.B$2]" office:value-type="float" office:value="0.966084718704224" calcext:value-type="float">
            <text:p>0.9660847187</text:p>
          </table:table-cell>
          <table:table-cell table:formula="of:=[.C70]/([.D70]-[.D69])" office:value-type="float" office:value="232774.415539369" calcext:value-type="float">
            <text:p>232774.41553936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56446781.05078" calcext:value-type="float">
            <text:p>1456446781.05078</text:p>
          </table:table-cell>
          <table:table-cell office:value-type="float" office:value="1120" calcext:value-type="float">
            <text:p>1120</text:p>
          </table:table-cell>
          <table:table-cell table:formula="of:=[.B71]-[.B$2]" office:value-type="float" office:value="0.977379560470581" calcext:value-type="float">
            <text:p>0.9773795605</text:p>
          </table:table-cell>
          <table:table-cell table:formula="of:=[.C71]/([.D71]-[.D70])" office:value-type="float" office:value="99160.3090302698" calcext:value-type="float">
            <text:p>99160.309030269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56446781.06293" calcext:value-type="float">
            <text:p>1456446781.06293</text:p>
          </table:table-cell>
          <table:table-cell office:value-type="float" office:value="1120" calcext:value-type="float">
            <text:p>1120</text:p>
          </table:table-cell>
          <table:table-cell table:formula="of:=[.B72]-[.B$2]" office:value-type="float" office:value="0.989524602890015" calcext:value-type="float">
            <text:p>0.9895246029</text:p>
          </table:table-cell>
          <table:table-cell table:formula="of:=[.C72]/([.D72]-[.D71])" office:value-type="float" office:value="92218.6980761681" calcext:value-type="float">
            <text:p>92218.698076168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56446781.09014" calcext:value-type="float">
            <text:p>1456446781.09014</text:p>
          </table:table-cell>
          <table:table-cell office:value-type="float" office:value="1120" calcext:value-type="float">
            <text:p>1120</text:p>
          </table:table-cell>
          <table:table-cell table:formula="of:=[.B73]-[.B$2]" office:value-type="float" office:value="1.01673197746277" calcext:value-type="float">
            <text:p>1.0167319775</text:p>
          </table:table-cell>
          <table:table-cell table:formula="of:=[.C73]/([.D73]-[.D72])" office:value-type="float" office:value="41165.3096848821" calcext:value-type="float">
            <text:p>41165.309684882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56446781.10344" calcext:value-type="float">
            <text:p>1456446781.10344</text:p>
          </table:table-cell>
          <table:table-cell office:value-type="float" office:value="1120" calcext:value-type="float">
            <text:p>1120</text:p>
          </table:table-cell>
          <table:table-cell table:formula="of:=[.B74]-[.B$2]" office:value-type="float" office:value="1.03003191947937" calcext:value-type="float">
            <text:p>1.0300319195</text:p>
          </table:table-cell>
          <table:table-cell table:formula="of:=[.C74]/([.D74]-[.D73])" office:value-type="float" office:value="84210.8934461494" calcext:value-type="float">
            <text:p>84210.893446149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56446781.11668" calcext:value-type="float">
            <text:p>1456446781.11668</text:p>
          </table:table-cell>
          <table:table-cell office:value-type="float" office:value="1120" calcext:value-type="float">
            <text:p>1120</text:p>
          </table:table-cell>
          <table:table-cell table:formula="of:=[.B75]-[.B$2]" office:value-type="float" office:value="1.04327201843262" calcext:value-type="float">
            <text:p>1.0432720184</text:p>
          </table:table-cell>
          <table:table-cell table:formula="of:=[.C75]/([.D75]-[.D74])" office:value-type="float" office:value="84591.5127941944" calcext:value-type="float">
            <text:p>84591.512794194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56446781.13003" calcext:value-type="float">
            <text:p>1456446781.13003</text:p>
          </table:table-cell>
          <table:table-cell office:value-type="float" office:value="1120" calcext:value-type="float">
            <text:p>1120</text:p>
          </table:table-cell>
          <table:table-cell table:formula="of:=[.B76]-[.B$2]" office:value-type="float" office:value="1.05662250518799" calcext:value-type="float">
            <text:p>1.0566225052</text:p>
          </table:table-cell>
          <table:table-cell table:formula="of:=[.C76]/([.D76]-[.D75])" office:value-type="float" office:value="83892.0722908779" calcext:value-type="float">
            <text:p>83892.072290877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56446781.14337" calcext:value-type="float">
            <text:p>1456446781.14337</text:p>
          </table:table-cell>
          <table:table-cell office:value-type="float" office:value="1120" calcext:value-type="float">
            <text:p>1120</text:p>
          </table:table-cell>
          <table:table-cell table:formula="of:=[.B77]-[.B$2]" office:value-type="float" office:value="1.06997013092041" calcext:value-type="float">
            <text:p>1.0699701309</text:p>
          </table:table-cell>
          <table:table-cell table:formula="of:=[.C77]/([.D77]-[.D76])" office:value-type="float" office:value="83910.0543012289" calcext:value-type="float">
            <text:p>83910.054301228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56446781.15689" calcext:value-type="float">
            <text:p>1456446781.15689</text:p>
          </table:table-cell>
          <table:table-cell office:value-type="float" office:value="1120" calcext:value-type="float">
            <text:p>1120</text:p>
          </table:table-cell>
          <table:table-cell table:formula="of:=[.B78]-[.B$2]" office:value-type="float" office:value="1.0834813117981" calcext:value-type="float">
            <text:p>1.0834813118</text:p>
          </table:table-cell>
          <table:table-cell table:formula="of:=[.C78]/([.D78]-[.D77])" office:value-type="float" office:value="82894.3088053644" calcext:value-type="float">
            <text:p>82894.308805364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56446781.17036" calcext:value-type="float">
            <text:p>1456446781.17036</text:p>
          </table:table-cell>
          <table:table-cell office:value-type="float" office:value="1120" calcext:value-type="float">
            <text:p>1120</text:p>
          </table:table-cell>
          <table:table-cell table:formula="of:=[.B79]-[.B$2]" office:value-type="float" office:value="1.09695601463318" calcext:value-type="float">
            <text:p>1.0969560146</text:p>
          </table:table-cell>
          <table:table-cell table:formula="of:=[.C79]/([.D79]-[.D78])" office:value-type="float" office:value="83118.716138507" calcext:value-type="float">
            <text:p>83118.71613850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56446781.18364" calcext:value-type="float">
            <text:p>1456446781.18364</text:p>
          </table:table-cell>
          <table:table-cell office:value-type="float" office:value="1120" calcext:value-type="float">
            <text:p>1120</text:p>
          </table:table-cell>
          <table:table-cell table:formula="of:=[.B80]-[.B$2]" office:value-type="float" office:value="1.11023283004761" calcext:value-type="float">
            <text:p>1.11023283</text:p>
          </table:table-cell>
          <table:table-cell table:formula="of:=[.C80]/([.D80]-[.D79])" office:value-type="float" office:value="84357.5786090111" calcext:value-type="float">
            <text:p>84357.578609011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6446781.19686" calcext:value-type="float">
            <text:p>1456446781.19686</text:p>
          </table:table-cell>
          <table:table-cell office:value-type="float" office:value="1120" calcext:value-type="float">
            <text:p>1120</text:p>
          </table:table-cell>
          <table:table-cell table:formula="of:=[.B81]-[.B$2]" office:value-type="float" office:value="1.12345719337463" calcext:value-type="float">
            <text:p>1.1234571934</text:p>
          </table:table-cell>
          <table:table-cell table:formula="of:=[.C81]/([.D81]-[.D80])" office:value-type="float" office:value="84692.1679557214" calcext:value-type="float">
            <text:p>84692.167955721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56446781.21012" calcext:value-type="float">
            <text:p>1456446781.21012</text:p>
          </table:table-cell>
          <table:table-cell office:value-type="float" office:value="1120" calcext:value-type="float">
            <text:p>1120</text:p>
          </table:table-cell>
          <table:table-cell table:formula="of:=[.B82]-[.B$2]" office:value-type="float" office:value="1.13671207427979" calcext:value-type="float">
            <text:p>1.1367120743</text:p>
          </table:table-cell>
          <table:table-cell table:formula="of:=[.C82]/([.D82]-[.D81])" office:value-type="float" office:value="84497.1756452919" calcext:value-type="float">
            <text:p>84497.175645291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56446781.22341" calcext:value-type="float">
            <text:p>1456446781.22341</text:p>
          </table:table-cell>
          <table:table-cell office:value-type="float" office:value="1120" calcext:value-type="float">
            <text:p>1120</text:p>
          </table:table-cell>
          <table:table-cell table:formula="of:=[.B83]-[.B$2]" office:value-type="float" office:value="1.15000104904175" calcext:value-type="float">
            <text:p>1.150001049</text:p>
          </table:table-cell>
          <table:table-cell table:formula="of:=[.C83]/([.D83]-[.D82])" office:value-type="float" office:value="84280.3918332197" calcext:value-type="float">
            <text:p>84280.391833219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56446781.23666" calcext:value-type="float">
            <text:p>1456446781.23666</text:p>
          </table:table-cell>
          <table:table-cell office:value-type="float" office:value="1120" calcext:value-type="float">
            <text:p>1120</text:p>
          </table:table-cell>
          <table:table-cell table:formula="of:=[.B84]-[.B$2]" office:value-type="float" office:value="1.16325545310974" calcext:value-type="float">
            <text:p>1.1632554531</text:p>
          </table:table-cell>
          <table:table-cell table:formula="of:=[.C84]/([.D84]-[.D83])" office:value-type="float" office:value="84500.2154947565" calcext:value-type="float">
            <text:p>84500.215494756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56446781.25016" calcext:value-type="float">
            <text:p>1456446781.25016</text:p>
          </table:table-cell>
          <table:table-cell office:value-type="float" office:value="1120" calcext:value-type="float">
            <text:p>1120</text:p>
          </table:table-cell>
          <table:table-cell table:formula="of:=[.B85]-[.B$2]" office:value-type="float" office:value="1.17675733566284" calcext:value-type="float">
            <text:p>1.1767573357</text:p>
          </table:table-cell>
          <table:table-cell table:formula="of:=[.C85]/([.D85]-[.D84])" office:value-type="float" office:value="82951.3955254189" calcext:value-type="float">
            <text:p>82951.395525418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56446781.26348" calcext:value-type="float">
            <text:p>1456446781.26348</text:p>
          </table:table-cell>
          <table:table-cell office:value-type="float" office:value="1120" calcext:value-type="float">
            <text:p>1120</text:p>
          </table:table-cell>
          <table:table-cell table:formula="of:=[.B86]-[.B$2]" office:value-type="float" office:value="1.19007802009583" calcext:value-type="float">
            <text:p>1.1900780201</text:p>
          </table:table-cell>
          <table:table-cell table:formula="of:=[.C86]/([.D86]-[.D85])" office:value-type="float" office:value="84079.7637414759" calcext:value-type="float">
            <text:p>84079.763741475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56446781.27673" calcext:value-type="float">
            <text:p>1456446781.27673</text:p>
          </table:table-cell>
          <table:table-cell office:value-type="float" office:value="1120" calcext:value-type="float">
            <text:p>1120</text:p>
          </table:table-cell>
          <table:table-cell table:formula="of:=[.B87]-[.B$2]" office:value-type="float" office:value="1.20332884788513" calcext:value-type="float">
            <text:p>1.2033288479</text:p>
          </table:table-cell>
          <table:table-cell table:formula="of:=[.C87]/([.D87]-[.D86])" office:value-type="float" office:value="84523.0213393789" calcext:value-type="float">
            <text:p>84523.021339378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56446781.29002" calcext:value-type="float">
            <text:p>1456446781.29002</text:p>
          </table:table-cell>
          <table:table-cell office:value-type="float" office:value="1120" calcext:value-type="float">
            <text:p>1120</text:p>
          </table:table-cell>
          <table:table-cell table:formula="of:=[.B88]-[.B$2]" office:value-type="float" office:value="1.21661806106567" calcext:value-type="float">
            <text:p>1.2166180611</text:p>
          </table:table-cell>
          <table:table-cell table:formula="of:=[.C88]/([.D88]-[.D87])" office:value-type="float" office:value="84278.8797789699" calcext:value-type="float">
            <text:p>84278.879778969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56446781.30345" calcext:value-type="float">
            <text:p>1456446781.30345</text:p>
          </table:table-cell>
          <table:table-cell office:value-type="float" office:value="1120" calcext:value-type="float">
            <text:p>1120</text:p>
          </table:table-cell>
          <table:table-cell table:formula="of:=[.B89]-[.B$2]" office:value-type="float" office:value="1.23004102706909" calcext:value-type="float">
            <text:p>1.2300410271</text:p>
          </table:table-cell>
          <table:table-cell table:formula="of:=[.C89]/([.D89]-[.D88])" office:value-type="float" office:value="83439.0849023091" calcext:value-type="float">
            <text:p>83439.084902309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56446781.31659" calcext:value-type="float">
            <text:p>1456446781.31659</text:p>
          </table:table-cell>
          <table:table-cell office:value-type="float" office:value="1120" calcext:value-type="float">
            <text:p>1120</text:p>
          </table:table-cell>
          <table:table-cell table:formula="of:=[.B90]-[.B$2]" office:value-type="float" office:value="1.24318599700928" calcext:value-type="float">
            <text:p>1.243185997</text:p>
          </table:table-cell>
          <table:table-cell table:formula="of:=[.C90]/([.D90]-[.D89])" office:value-type="float" office:value="85203.694272137" calcext:value-type="float">
            <text:p>85203.69427213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56446781.33003" calcext:value-type="float">
            <text:p>1456446781.33003</text:p>
          </table:table-cell>
          <table:table-cell office:value-type="float" office:value="1120" calcext:value-type="float">
            <text:p>1120</text:p>
          </table:table-cell>
          <table:table-cell table:formula="of:=[.B91]-[.B$2]" office:value-type="float" office:value="1.25662469863892" calcext:value-type="float">
            <text:p>1.2566246986</text:p>
          </table:table-cell>
          <table:table-cell table:formula="of:=[.C91]/([.D91]-[.D90])" office:value-type="float" office:value="83341.3845225845" calcext:value-type="float">
            <text:p>83341.384522584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56446781.34334" calcext:value-type="float">
            <text:p>1456446781.34334</text:p>
          </table:table-cell>
          <table:table-cell office:value-type="float" office:value="1120" calcext:value-type="float">
            <text:p>1120</text:p>
          </table:table-cell>
          <table:table-cell table:formula="of:=[.B92]-[.B$2]" office:value-type="float" office:value="1.26993894577026" calcext:value-type="float">
            <text:p>1.2699389458</text:p>
          </table:table-cell>
          <table:table-cell table:formula="of:=[.C92]/([.D92]-[.D91])" office:value-type="float" office:value="84120.4154430198" calcext:value-type="float">
            <text:p>84120.415443019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56446781.35651" calcext:value-type="float">
            <text:p>1456446781.35651</text:p>
          </table:table-cell>
          <table:table-cell office:value-type="float" office:value="1120" calcext:value-type="float">
            <text:p>1120</text:p>
          </table:table-cell>
          <table:table-cell table:formula="of:=[.B93]-[.B$2]" office:value-type="float" office:value="1.2831084728241" calcext:value-type="float">
            <text:p>1.2831084728</text:p>
          </table:table-cell>
          <table:table-cell table:formula="of:=[.C93]/([.D93]-[.D92])" office:value-type="float" office:value="85044.8156127234" calcext:value-type="float">
            <text:p>85044.815612723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56446781.3698" calcext:value-type="float">
            <text:p>1456446781.3698</text:p>
          </table:table-cell>
          <table:table-cell office:value-type="float" office:value="1120" calcext:value-type="float">
            <text:p>1120</text:p>
          </table:table-cell>
          <table:table-cell table:formula="of:=[.B94]-[.B$2]" office:value-type="float" office:value="1.29639792442322" calcext:value-type="float">
            <text:p>1.2963979244</text:p>
          </table:table-cell>
          <table:table-cell table:formula="of:=[.C94]/([.D94]-[.D93])" office:value-type="float" office:value="84277.3677789738" calcext:value-type="float">
            <text:p>84277.367778973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56446781.38325" calcext:value-type="float">
            <text:p>1456446781.38325</text:p>
          </table:table-cell>
          <table:table-cell office:value-type="float" office:value="1120" calcext:value-type="float">
            <text:p>1120</text:p>
          </table:table-cell>
          <table:table-cell table:formula="of:=[.B95]-[.B$2]" office:value-type="float" office:value="1.30984997749329" calcext:value-type="float">
            <text:p>1.3098499775</text:p>
          </table:table-cell>
          <table:table-cell table:formula="of:=[.C95]/([.D95]-[.D94])" office:value-type="float" office:value="83258.6664776151" calcext:value-type="float">
            <text:p>83258.666477615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56446781.39679" calcext:value-type="float">
            <text:p>1456446781.39679</text:p>
          </table:table-cell>
          <table:table-cell office:value-type="float" office:value="1120" calcext:value-type="float">
            <text:p>1120</text:p>
          </table:table-cell>
          <table:table-cell table:formula="of:=[.B96]-[.B$2]" office:value-type="float" office:value="1.32338809967041" calcext:value-type="float">
            <text:p>1.3233880997</text:p>
          </table:table-cell>
          <table:table-cell table:formula="of:=[.C96]/([.D96]-[.D95])" office:value-type="float" office:value="82729.3464593276" calcext:value-type="float">
            <text:p>82729.346459327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56446781.40992" calcext:value-type="float">
            <text:p>1456446781.40992</text:p>
          </table:table-cell>
          <table:table-cell office:value-type="float" office:value="1120" calcext:value-type="float">
            <text:p>1120</text:p>
          </table:table-cell>
          <table:table-cell table:formula="of:=[.B97]-[.B$2]" office:value-type="float" office:value="1.33651924133301" calcext:value-type="float">
            <text:p>1.3365192413</text:p>
          </table:table-cell>
          <table:table-cell table:formula="of:=[.C97]/([.D97]-[.D96])" office:value-type="float" office:value="85293.4214539908" calcext:value-type="float">
            <text:p>85293.421453990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56446781.42314" calcext:value-type="float">
            <text:p>1456446781.42314</text:p>
          </table:table-cell>
          <table:table-cell office:value-type="float" office:value="1120" calcext:value-type="float">
            <text:p>1120</text:p>
          </table:table-cell>
          <table:table-cell table:formula="of:=[.B98]-[.B$2]" office:value-type="float" office:value="1.3497326374054" calcext:value-type="float">
            <text:p>1.3497326374</text:p>
          </table:table-cell>
          <table:table-cell table:formula="of:=[.C98]/([.D98]-[.D97])" office:value-type="float" office:value="84762.463326176" calcext:value-type="float">
            <text:p>84762.46332617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56446781.43664" calcext:value-type="float">
            <text:p>1456446781.43664</text:p>
          </table:table-cell>
          <table:table-cell office:value-type="float" office:value="1120" calcext:value-type="float">
            <text:p>1120</text:p>
          </table:table-cell>
          <table:table-cell table:formula="of:=[.B99]-[.B$2]" office:value-type="float" office:value="1.36323857307434" calcext:value-type="float">
            <text:p>1.3632385731</text:p>
          </table:table-cell>
          <table:table-cell table:formula="of:=[.C99]/([.D99]-[.D98])" office:value-type="float" office:value="82926.5019065104" calcext:value-type="float">
            <text:p>82926.501906510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56446781.44985" calcext:value-type="float">
            <text:p>1456446781.44985</text:p>
          </table:table-cell>
          <table:table-cell office:value-type="float" office:value="1120" calcext:value-type="float">
            <text:p>1120</text:p>
          </table:table-cell>
          <table:table-cell table:formula="of:=[.B100]-[.B$2]" office:value-type="float" office:value="1.37644982337952" calcext:value-type="float">
            <text:p>1.3764498234</text:p>
          </table:table-cell>
          <table:table-cell table:formula="of:=[.C100]/([.D100]-[.D99])" office:value-type="float" office:value="84776.2304194037" calcext:value-type="float">
            <text:p>84776.230419403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56446781.4632" calcext:value-type="float">
            <text:p>1456446781.4632</text:p>
          </table:table-cell>
          <table:table-cell office:value-type="float" office:value="1120" calcext:value-type="float">
            <text:p>1120</text:p>
          </table:table-cell>
          <table:table-cell table:formula="of:=[.B101]-[.B$2]" office:value-type="float" office:value="1.3897910118103" calcext:value-type="float">
            <text:p>1.3897910118</text:p>
          </table:table-cell>
          <table:table-cell table:formula="of:=[.C101]/([.D101]-[.D100])" office:value-type="float" office:value="83950.5420233393" calcext:value-type="float">
            <text:p>83950.54202333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56446781.47635" calcext:value-type="float">
            <text:p>1456446781.47635</text:p>
          </table:table-cell>
          <table:table-cell office:value-type="float" office:value="1120" calcext:value-type="float">
            <text:p>1120</text:p>
          </table:table-cell>
          <table:table-cell table:formula="of:=[.B102]-[.B$2]" office:value-type="float" office:value="1.40294456481934" calcext:value-type="float">
            <text:p>1.4029445648</text:p>
          </table:table-cell>
          <table:table-cell table:formula="of:=[.C102]/([.D102]-[.D101])" office:value-type="float" office:value="85148.0964292188" calcext:value-type="float">
            <text:p>85148.096429218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56446781.48968" calcext:value-type="float">
            <text:p>1456446781.48968</text:p>
          </table:table-cell>
          <table:table-cell office:value-type="float" office:value="1120" calcext:value-type="float">
            <text:p>1120</text:p>
          </table:table-cell>
          <table:table-cell table:formula="of:=[.B103]-[.B$2]" office:value-type="float" office:value="1.41627407073975" calcext:value-type="float">
            <text:p>1.4162740707</text:p>
          </table:table-cell>
          <table:table-cell table:formula="of:=[.C103]/([.D103]-[.D102])" office:value-type="float" office:value="84024.1196250984" calcext:value-type="float">
            <text:p>84024.119625098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56446781.50301" calcext:value-type="float">
            <text:p>1456446781.50301</text:p>
          </table:table-cell>
          <table:table-cell office:value-type="float" office:value="1120" calcext:value-type="float">
            <text:p>1120</text:p>
          </table:table-cell>
          <table:table-cell table:formula="of:=[.B104]-[.B$2]" office:value-type="float" office:value="1.42961049079895" calcext:value-type="float">
            <text:p>1.4296104908</text:p>
          </table:table-cell>
          <table:table-cell table:formula="of:=[.C104]/([.D104]-[.D103])" office:value-type="float" office:value="83980.5581278939" calcext:value-type="float">
            <text:p>83980.558127893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56446781.51643" calcext:value-type="float">
            <text:p>1456446781.51643</text:p>
          </table:table-cell>
          <table:table-cell office:value-type="float" office:value="1120" calcext:value-type="float">
            <text:p>1120</text:p>
          </table:table-cell>
          <table:table-cell table:formula="of:=[.B105]-[.B$2]" office:value-type="float" office:value="1.44303035736084" calcext:value-type="float">
            <text:p>1.4430303574</text:p>
          </table:table-cell>
          <table:table-cell table:formula="of:=[.C105]/([.D105]-[.D104])" office:value-type="float" office:value="83458.3559258799" calcext:value-type="float">
            <text:p>83458.355925879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56446781.52968" calcext:value-type="float">
            <text:p>1456446781.52968</text:p>
          </table:table-cell>
          <table:table-cell office:value-type="float" office:value="1120" calcext:value-type="float">
            <text:p>1120</text:p>
          </table:table-cell>
          <table:table-cell table:formula="of:=[.B106]-[.B$2]" office:value-type="float" office:value="1.45627593994141" calcext:value-type="float">
            <text:p>1.4562759399</text:p>
          </table:table-cell>
          <table:table-cell table:formula="of:=[.C106]/([.D106]-[.D105])" office:value-type="float" office:value="84556.4921880625" calcext:value-type="float">
            <text:p>84556.492188062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56446781.54296" calcext:value-type="float">
            <text:p>1456446781.54296</text:p>
          </table:table-cell>
          <table:table-cell office:value-type="float" office:value="1120" calcext:value-type="float">
            <text:p>1120</text:p>
          </table:table-cell>
          <table:table-cell table:formula="of:=[.B107]-[.B$2]" office:value-type="float" office:value="1.46955418586731" calcext:value-type="float">
            <text:p>1.4695541859</text:p>
          </table:table-cell>
          <table:table-cell table:formula="of:=[.C107]/([.D107]-[.D106])" office:value-type="float" office:value="84348.4904745659" calcext:value-type="float">
            <text:p>84348.490474565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56446781.55618" calcext:value-type="float">
            <text:p>1456446781.55618</text:p>
          </table:table-cell>
          <table:table-cell office:value-type="float" office:value="1120" calcext:value-type="float">
            <text:p>1120</text:p>
          </table:table-cell>
          <table:table-cell table:formula="of:=[.B108]-[.B$2]" office:value-type="float" office:value="1.48277425765991" calcext:value-type="float">
            <text:p>1.4827742577</text:p>
          </table:table-cell>
          <table:table-cell table:formula="of:=[.C108]/([.D108]-[.D107])" office:value-type="float" office:value="84719.6609497015" calcext:value-type="float">
            <text:p>84719.660949701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56446781.56955" calcext:value-type="float">
            <text:p>1456446781.56955</text:p>
          </table:table-cell>
          <table:table-cell office:value-type="float" office:value="1120" calcext:value-type="float">
            <text:p>1120</text:p>
          </table:table-cell>
          <table:table-cell table:formula="of:=[.B109]-[.B$2]" office:value-type="float" office:value="1.49614477157593" calcext:value-type="float">
            <text:p>1.4961447716</text:p>
          </table:table-cell>
          <table:table-cell table:formula="of:=[.C109]/([.D109]-[.D108])" office:value-type="float" office:value="83766.4136947218" calcext:value-type="float">
            <text:p>83766.413694721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56446781.58283" calcext:value-type="float">
            <text:p>1456446781.58283</text:p>
          </table:table-cell>
          <table:table-cell office:value-type="float" office:value="1120" calcext:value-type="float">
            <text:p>1120</text:p>
          </table:table-cell>
          <table:table-cell table:formula="of:=[.B110]-[.B$2]" office:value-type="float" office:value="1.50943088531494" calcext:value-type="float">
            <text:p>1.5094308853</text:p>
          </table:table-cell>
          <table:table-cell table:formula="of:=[.C110]/([.D110]-[.D109])" office:value-type="float" office:value="84298.54071708" calcext:value-type="float">
            <text:p>84298.5407170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56446781.59619" calcext:value-type="float">
            <text:p>1456446781.59619</text:p>
          </table:table-cell>
          <table:table-cell office:value-type="float" office:value="1120" calcext:value-type="float">
            <text:p>1120</text:p>
          </table:table-cell>
          <table:table-cell table:formula="of:=[.B111]-[.B$2]" office:value-type="float" office:value="1.52279019355774" calcext:value-type="float">
            <text:p>1.5227901936</text:p>
          </table:table-cell>
          <table:table-cell table:formula="of:=[.C111]/([.D111]-[.D110])" office:value-type="float" office:value="83836.676244356" calcext:value-type="float">
            <text:p>83836.67624435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56446781.60947" calcext:value-type="float">
            <text:p>1456446781.60947</text:p>
          </table:table-cell>
          <table:table-cell office:value-type="float" office:value="1120" calcext:value-type="float">
            <text:p>1120</text:p>
          </table:table-cell>
          <table:table-cell table:formula="of:=[.B112]-[.B$2]" office:value-type="float" office:value="1.53606820106506" calcext:value-type="float">
            <text:p>1.5360682011</text:p>
          </table:table-cell>
          <table:table-cell table:formula="of:=[.C112]/([.D112]-[.D111])" office:value-type="float" office:value="84350.0050276521" calcext:value-type="float">
            <text:p>84350.005027652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56446781.62276" calcext:value-type="float">
            <text:p>1456446781.62276</text:p>
          </table:table-cell>
          <table:table-cell office:value-type="float" office:value="1120" calcext:value-type="float">
            <text:p>1120</text:p>
          </table:table-cell>
          <table:table-cell table:formula="of:=[.B113]-[.B$2]" office:value-type="float" office:value="1.54935264587402" calcext:value-type="float">
            <text:p>1.5493526459</text:p>
          </table:table-cell>
          <table:table-cell table:formula="of:=[.C113]/([.D113]-[.D112])" office:value-type="float" office:value="84309.13117608" calcext:value-type="float">
            <text:p>84309.1311760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56446781.62746" calcext:value-type="float">
            <text:p>1456446781.62746</text:p>
          </table:table-cell>
          <table:table-cell office:value-type="float" office:value="1120" calcext:value-type="float">
            <text:p>1120</text:p>
          </table:table-cell>
          <table:table-cell table:formula="of:=[.B114]-[.B$2]" office:value-type="float" office:value="1.55405235290527" calcext:value-type="float">
            <text:p>1.5540523529</text:p>
          </table:table-cell>
          <table:table-cell table:formula="of:=[.C114]/([.D114]-[.D113])" office:value-type="float" office:value="238312.727272727" calcext:value-type="float">
            <text:p>238312.72727272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56446781.63733" calcext:value-type="float">
            <text:p>1456446781.63733</text:p>
          </table:table-cell>
          <table:table-cell office:value-type="float" office:value="1120" calcext:value-type="float">
            <text:p>1120</text:p>
          </table:table-cell>
          <table:table-cell table:formula="of:=[.B115]-[.B$2]" office:value-type="float" office:value="1.56392955780029" calcext:value-type="float">
            <text:p>1.5639295578</text:p>
          </table:table-cell>
          <table:table-cell table:formula="of:=[.C115]/([.D115]-[.D114])" office:value-type="float" office:value="113392.403205561" calcext:value-type="float">
            <text:p>113392.40320556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56446781.65069" calcext:value-type="float">
            <text:p>1456446781.65069</text:p>
          </table:table-cell>
          <table:table-cell office:value-type="float" office:value="1120" calcext:value-type="float">
            <text:p>1120</text:p>
          </table:table-cell>
          <table:table-cell table:formula="of:=[.B116]-[.B$2]" office:value-type="float" office:value="1.5772819519043" calcext:value-type="float">
            <text:p>1.5772819519</text:p>
          </table:table-cell>
          <table:table-cell table:formula="of:=[.C116]/([.D116]-[.D115])" office:value-type="float" office:value="83880.0885651025" calcext:value-type="float">
            <text:p>83880.088565102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56446781.66398" calcext:value-type="float">
            <text:p>1456446781.66398</text:p>
          </table:table-cell>
          <table:table-cell office:value-type="float" office:value="1120" calcext:value-type="float">
            <text:p>1120</text:p>
          </table:table-cell>
          <table:table-cell table:formula="of:=[.B117]-[.B$2]" office:value-type="float" office:value="1.59057235717773" calcext:value-type="float">
            <text:p>1.5905723572</text:p>
          </table:table-cell>
          <table:table-cell table:formula="of:=[.C117]/([.D117]-[.D116])" office:value-type="float" office:value="84271.3203214696" calcext:value-type="float">
            <text:p>84271.320321469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56446781.67751" calcext:value-type="float">
            <text:p>1456446781.67751</text:p>
          </table:table-cell>
          <table:table-cell office:value-type="float" office:value="1120" calcext:value-type="float">
            <text:p>1120</text:p>
          </table:table-cell>
          <table:table-cell table:formula="of:=[.B118]-[.B$2]" office:value-type="float" office:value="1.60410833358765" calcext:value-type="float">
            <text:p>1.6041083336</text:p>
          </table:table-cell>
          <table:table-cell table:formula="of:=[.C118]/([.D118]-[.D117])" office:value-type="float" office:value="82742.4609856625" calcext:value-type="float">
            <text:p>82742.460985662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56446781.69092" calcext:value-type="float">
            <text:p>1456446781.69092</text:p>
          </table:table-cell>
          <table:table-cell office:value-type="float" office:value="1120" calcext:value-type="float">
            <text:p>1120</text:p>
          </table:table-cell>
          <table:table-cell table:formula="of:=[.B119]-[.B$2]" office:value-type="float" office:value="1.61751890182495" calcext:value-type="float">
            <text:p>1.6175189018</text:p>
          </table:table-cell>
          <table:table-cell table:formula="of:=[.C119]/([.D119]-[.D118])" office:value-type="float" office:value="83516.2224434647" calcext:value-type="float">
            <text:p>83516.222443464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56446781.70247" calcext:value-type="float">
            <text:p>1456446781.70247</text:p>
          </table:table-cell>
          <table:table-cell office:value-type="float" office:value="1120" calcext:value-type="float">
            <text:p>1120</text:p>
          </table:table-cell>
          <table:table-cell table:formula="of:=[.B120]-[.B$2]" office:value-type="float" office:value="1.62906169891357" calcext:value-type="float">
            <text:p>1.6290616989</text:p>
          </table:table-cell>
          <table:table-cell table:formula="of:=[.C120]/([.D120]-[.D119])" office:value-type="float" office:value="97030.2077911348" calcext:value-type="float">
            <text:p>97030.207791134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56446781.71607" calcext:value-type="float">
            <text:p>1456446781.71607</text:p>
          </table:table-cell>
          <table:table-cell office:value-type="float" office:value="1120" calcext:value-type="float">
            <text:p>1120</text:p>
          </table:table-cell>
          <table:table-cell table:formula="of:=[.B121]-[.B$2]" office:value-type="float" office:value="1.6426637172699" calcext:value-type="float">
            <text:p>1.6426637173</text:p>
          </table:table-cell>
          <table:table-cell table:formula="of:=[.C121]/([.D121]-[.D120])" office:value-type="float" office:value="82340.721109183" calcext:value-type="float">
            <text:p>82340.72110918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56446781.72923" calcext:value-type="float">
            <text:p>1456446781.72923</text:p>
          </table:table-cell>
          <table:table-cell office:value-type="float" office:value="1120" calcext:value-type="float">
            <text:p>1120</text:p>
          </table:table-cell>
          <table:table-cell table:formula="of:=[.B122]-[.B$2]" office:value-type="float" office:value="1.65582823753357" calcext:value-type="float">
            <text:p>1.6558282375</text:p>
          </table:table-cell>
          <table:table-cell table:formula="of:=[.C122]/([.D122]-[.D121])" office:value-type="float" office:value="85077.1602434077" calcext:value-type="float">
            <text:p>85077.160243407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56446781.74267" calcext:value-type="float">
            <text:p>1456446781.74267</text:p>
          </table:table-cell>
          <table:table-cell office:value-type="float" office:value="1120" calcext:value-type="float">
            <text:p>1120</text:p>
          </table:table-cell>
          <table:table-cell table:formula="of:=[.B123]-[.B$2]" office:value-type="float" office:value="1.66926169395447" calcext:value-type="float">
            <text:p>1.669261694</text:p>
          </table:table-cell>
          <table:table-cell table:formula="of:=[.C123]/([.D123]-[.D122])" office:value-type="float" office:value="83373.9258838563" calcext:value-type="float">
            <text:p>83373.925883856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56446781.75609" calcext:value-type="float">
            <text:p>1456446781.75609</text:p>
          </table:table-cell>
          <table:table-cell office:value-type="float" office:value="1120" calcext:value-type="float">
            <text:p>1120</text:p>
          </table:table-cell>
          <table:table-cell table:formula="of:=[.B124]-[.B$2]" office:value-type="float" office:value="1.68269014358521" calcext:value-type="float">
            <text:p>1.6826901436</text:p>
          </table:table-cell>
          <table:table-cell table:formula="of:=[.C124]/([.D124]-[.D123])" office:value-type="float" office:value="83405.0118068995" calcext:value-type="float">
            <text:p>83405.011806899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56446781.76922" calcext:value-type="float">
            <text:p>1456446781.76922</text:p>
          </table:table-cell>
          <table:table-cell office:value-type="float" office:value="1120" calcext:value-type="float">
            <text:p>1120</text:p>
          </table:table-cell>
          <table:table-cell table:formula="of:=[.B125]-[.B$2]" office:value-type="float" office:value="1.69581317901611" calcext:value-type="float">
            <text:p>1.695813179</text:p>
          </table:table-cell>
          <table:table-cell table:formula="of:=[.C125]/([.D125]-[.D124])" office:value-type="float" office:value="85346.1080629338" calcext:value-type="float">
            <text:p>85346.108062933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56446781.78247" calcext:value-type="float">
            <text:p>1456446781.78247</text:p>
          </table:table-cell>
          <table:table-cell office:value-type="float" office:value="1120" calcext:value-type="float">
            <text:p>1120</text:p>
          </table:table-cell>
          <table:table-cell table:formula="of:=[.B126]-[.B$2]" office:value-type="float" office:value="1.70906162261963" calcext:value-type="float">
            <text:p>1.7090616226</text:p>
          </table:table-cell>
          <table:table-cell table:formula="of:=[.C126]/([.D126]-[.D125])" office:value-type="float" office:value="84538.232076015" calcext:value-type="float">
            <text:p>84538.23207601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56446781.79582" calcext:value-type="float">
            <text:p>1456446781.79582</text:p>
          </table:table-cell>
          <table:table-cell office:value-type="float" office:value="1120" calcext:value-type="float">
            <text:p>1120</text:p>
          </table:table-cell>
          <table:table-cell table:formula="of:=[.B127]-[.B$2]" office:value-type="float" office:value="1.72241163253784" calcext:value-type="float">
            <text:p>1.7224116325</text:p>
          </table:table-cell>
          <table:table-cell table:formula="of:=[.C127]/([.D127]-[.D126])" office:value-type="float" office:value="83895.0687573669" calcext:value-type="float">
            <text:p>83895.068757366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56446781.809" calcext:value-type="float">
            <text:p>1456446781.809</text:p>
          </table:table-cell>
          <table:table-cell office:value-type="float" office:value="1120" calcext:value-type="float">
            <text:p>1120</text:p>
          </table:table-cell>
          <table:table-cell table:formula="of:=[.B128]-[.B$2]" office:value-type="float" office:value="1.73559546470642" calcext:value-type="float">
            <text:p>1.7355954647</text:p>
          </table:table-cell>
          <table:table-cell table:formula="of:=[.C128]/([.D128]-[.D127])" office:value-type="float" office:value="84952.5377506917" calcext:value-type="float">
            <text:p>84952.537750691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56446781.8223" calcext:value-type="float">
            <text:p>1456446781.8223</text:p>
          </table:table-cell>
          <table:table-cell office:value-type="float" office:value="1120" calcext:value-type="float">
            <text:p>1120</text:p>
          </table:table-cell>
          <table:table-cell table:formula="of:=[.B129]-[.B$2]" office:value-type="float" office:value="1.74889230728149" calcext:value-type="float">
            <text:p>1.7488923073</text:p>
          </table:table-cell>
          <table:table-cell table:formula="of:=[.C129]/([.D129]-[.D128])" office:value-type="float" office:value="84230.5226730738" calcext:value-type="float">
            <text:p>84230.52267307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56446781.83557" calcext:value-type="float">
            <text:p>1456446781.83557</text:p>
          </table:table-cell>
          <table:table-cell office:value-type="float" office:value="1120" calcext:value-type="float">
            <text:p>1120</text:p>
          </table:table-cell>
          <table:table-cell table:formula="of:=[.B130]-[.B$2]" office:value-type="float" office:value="1.76216626167297" calcext:value-type="float">
            <text:p>1.7621662617</text:p>
          </table:table-cell>
          <table:table-cell table:formula="of:=[.C130]/([.D130]-[.D129])" office:value-type="float" office:value="84375.7607543781" calcext:value-type="float">
            <text:p>84375.760754378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56446781.84937" calcext:value-type="float">
            <text:p>1456446781.84937</text:p>
          </table:table-cell>
          <table:table-cell office:value-type="float" office:value="1120" calcext:value-type="float">
            <text:p>1120</text:p>
          </table:table-cell>
          <table:table-cell table:formula="of:=[.B131]-[.B$2]" office:value-type="float" office:value="1.77596163749695" calcext:value-type="float">
            <text:p>1.7759616375</text:p>
          </table:table-cell>
          <table:table-cell table:formula="of:=[.C131]/([.D131]-[.D130])" office:value-type="float" office:value="81186.6247278006" calcext:value-type="float">
            <text:p>81186.624727800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56446781.86238" calcext:value-type="float">
            <text:p>1456446781.86238</text:p>
          </table:table-cell>
          <table:table-cell office:value-type="float" office:value="1120" calcext:value-type="float">
            <text:p>1120</text:p>
          </table:table-cell>
          <table:table-cell table:formula="of:=[.B132]-[.B$2]" office:value-type="float" office:value="1.78897643089294" calcext:value-type="float">
            <text:p>1.7889764309</text:p>
          </table:table-cell>
          <table:table-cell table:formula="of:=[.C132]/([.D132]-[.D131])" office:value-type="float" office:value="86055.9185168902" calcext:value-type="float">
            <text:p>86055.918516890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56446781.87587" calcext:value-type="float">
            <text:p>1456446781.87587</text:p>
          </table:table-cell>
          <table:table-cell office:value-type="float" office:value="1120" calcext:value-type="float">
            <text:p>1120</text:p>
          </table:table-cell>
          <table:table-cell table:formula="of:=[.B133]-[.B$2]" office:value-type="float" office:value="1.80246138572693" calcext:value-type="float">
            <text:p>1.8024613857</text:p>
          </table:table-cell>
          <table:table-cell table:formula="of:=[.C133]/([.D133]-[.D132])" office:value-type="float" office:value="83055.5247524753" calcext:value-type="float">
            <text:p>83055.524752475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56446781.88907" calcext:value-type="float">
            <text:p>1456446781.88907</text:p>
          </table:table-cell>
          <table:table-cell office:value-type="float" office:value="1120" calcext:value-type="float">
            <text:p>1120</text:p>
          </table:table-cell>
          <table:table-cell table:formula="of:=[.B134]-[.B$2]" office:value-type="float" office:value="1.81566333770752" calcext:value-type="float">
            <text:p>1.8156633377</text:p>
          </table:table-cell>
          <table:table-cell table:formula="of:=[.C134]/([.D134]-[.D133])" office:value-type="float" office:value="84835.9395373196" calcext:value-type="float">
            <text:p>84835.939537319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56446781.90239" calcext:value-type="float">
            <text:p>1456446781.90239</text:p>
          </table:table-cell>
          <table:table-cell office:value-type="float" office:value="1120" calcext:value-type="float">
            <text:p>1120</text:p>
          </table:table-cell>
          <table:table-cell table:formula="of:=[.B135]-[.B$2]" office:value-type="float" office:value="1.82898712158203" calcext:value-type="float">
            <text:p>1.8289871216</text:p>
          </table:table-cell>
          <table:table-cell table:formula="of:=[.C135]/([.D135]-[.D134])" office:value-type="float" office:value="84060.2047097559" calcext:value-type="float">
            <text:p>84060.204709755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6446781.91597" calcext:value-type="float">
            <text:p>1456446781.91597</text:p>
          </table:table-cell>
          <table:table-cell office:value-type="float" office:value="1120" calcext:value-type="float">
            <text:p>1120</text:p>
          </table:table-cell>
          <table:table-cell table:formula="of:=[.B136]-[.B$2]" office:value-type="float" office:value="1.84256505966187" calcext:value-type="float">
            <text:p>1.8425650597</text:p>
          </table:table-cell>
          <table:table-cell table:formula="of:=[.C136]/([.D136]-[.D135])" office:value-type="float" office:value="82486.7511852502" calcext:value-type="float">
            <text:p>82486.751185250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56446781.92889" calcext:value-type="float">
            <text:p>1456446781.92889</text:p>
          </table:table-cell>
          <table:table-cell office:value-type="float" office:value="1120" calcext:value-type="float">
            <text:p>1120</text:p>
          </table:table-cell>
          <table:table-cell table:formula="of:=[.B137]-[.B$2]" office:value-type="float" office:value="1.85548853874207" calcext:value-type="float">
            <text:p>1.8554885387</text:p>
          </table:table-cell>
          <table:table-cell table:formula="of:=[.C137]/([.D137]-[.D136])" office:value-type="float" office:value="86663.9697444885" calcext:value-type="float">
            <text:p>86663.969744488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56446781.94217" calcext:value-type="float">
            <text:p>1456446781.94217</text:p>
          </table:table-cell>
          <table:table-cell office:value-type="float" office:value="1120" calcext:value-type="float">
            <text:p>1120</text:p>
          </table:table-cell>
          <table:table-cell table:formula="of:=[.B138]-[.B$2]" office:value-type="float" office:value="1.86876773834229" calcext:value-type="float">
            <text:p>1.8687677383</text:p>
          </table:table-cell>
          <table:table-cell table:formula="of:=[.C138]/([.D138]-[.D137])" office:value-type="float" office:value="84342.4328060757" calcext:value-type="float">
            <text:p>84342.432806075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56446781.95552" calcext:value-type="float">
            <text:p>1456446781.95552</text:p>
          </table:table-cell>
          <table:table-cell office:value-type="float" office:value="1120" calcext:value-type="float">
            <text:p>1120</text:p>
          </table:table-cell>
          <table:table-cell table:formula="of:=[.B139]-[.B$2]" office:value-type="float" office:value="1.88211536407471" calcext:value-type="float">
            <text:p>1.8821153641</text:p>
          </table:table-cell>
          <table:table-cell table:formula="of:=[.C139]/([.D139]-[.D138])" office:value-type="float" office:value="83910.0543012289" calcext:value-type="float">
            <text:p>83910.054301228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56446781.9688" calcext:value-type="float">
            <text:p>1456446781.9688</text:p>
          </table:table-cell>
          <table:table-cell office:value-type="float" office:value="1120" calcext:value-type="float">
            <text:p>1120</text:p>
          </table:table-cell>
          <table:table-cell table:formula="of:=[.B140]-[.B$2]" office:value-type="float" office:value="1.89539504051209" calcext:value-type="float">
            <text:p>1.8953950405</text:p>
          </table:table-cell>
          <table:table-cell table:formula="of:=[.C140]/([.D140]-[.D139])" office:value-type="float" office:value="84339.4042981023" calcext:value-type="float">
            <text:p>84339.404298102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56446781.9821" calcext:value-type="float">
            <text:p>1456446781.9821</text:p>
          </table:table-cell>
          <table:table-cell office:value-type="float" office:value="1120" calcext:value-type="float">
            <text:p>1120</text:p>
          </table:table-cell>
          <table:table-cell table:formula="of:=[.B141]-[.B$2]" office:value-type="float" office:value="1.90869402885437" calcext:value-type="float">
            <text:p>1.9086940289</text:p>
          </table:table-cell>
          <table:table-cell table:formula="of:=[.C141]/([.D141]-[.D140])" office:value-type="float" office:value="84216.9322337755" calcext:value-type="float">
            <text:p>84216.932233775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56446781.99556" calcext:value-type="float">
            <text:p>1456446781.99556</text:p>
          </table:table-cell>
          <table:table-cell office:value-type="float" office:value="1120" calcext:value-type="float">
            <text:p>1120</text:p>
          </table:table-cell>
          <table:table-cell table:formula="of:=[.B142]-[.B$2]" office:value-type="float" office:value="1.92215847969055" calcext:value-type="float">
            <text:p>1.9221584797</text:p>
          </table:table-cell>
          <table:table-cell table:formula="of:=[.C142]/([.D142]-[.D141])" office:value-type="float" office:value="83182.0037539399" calcext:value-type="float">
            <text:p>83182.003753939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56446782.00897" calcext:value-type="float">
            <text:p>1456446782.00897</text:p>
          </table:table-cell>
          <table:table-cell office:value-type="float" office:value="1120" calcext:value-type="float">
            <text:p>1120</text:p>
          </table:table-cell>
          <table:table-cell table:formula="of:=[.B143]-[.B$2]" office:value-type="float" office:value="1.93556690216064" calcext:value-type="float">
            <text:p>1.9355669022</text:p>
          </table:table-cell>
          <table:table-cell table:formula="of:=[.C143]/([.D143]-[.D142])" office:value-type="float" office:value="83529.5876526965" calcext:value-type="float">
            <text:p>83529.587652696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56446782.02225" calcext:value-type="float">
            <text:p>1456446782.02225</text:p>
          </table:table-cell>
          <table:table-cell office:value-type="float" office:value="1120" calcext:value-type="float">
            <text:p>1120</text:p>
          </table:table-cell>
          <table:table-cell table:formula="of:=[.B144]-[.B$2]" office:value-type="float" office:value="1.94885087013245" calcext:value-type="float">
            <text:p>1.9488508701</text:p>
          </table:table-cell>
          <table:table-cell table:formula="of:=[.C144]/([.D144]-[.D143])" office:value-type="float" office:value="84312.1575102751" calcext:value-type="float">
            <text:p>84312.157510275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56446782.03803" calcext:value-type="float">
            <text:p>1456446782.03803</text:p>
          </table:table-cell>
          <table:table-cell office:value-type="float" office:value="1120" calcext:value-type="float">
            <text:p>1120</text:p>
          </table:table-cell>
          <table:table-cell table:formula="of:=[.B145]-[.B$2]" office:value-type="float" office:value="1.96462416648865" calcext:value-type="float">
            <text:p>1.9646241665</text:p>
          </table:table-cell>
          <table:table-cell table:formula="of:=[.C145]/([.D145]-[.D144])" office:value-type="float" office:value="71006.0836180054" calcext:value-type="float">
            <text:p>71006.083618005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56446782.05207" calcext:value-type="float">
            <text:p>1456446782.05207</text:p>
          </table:table-cell>
          <table:table-cell office:value-type="float" office:value="1120" calcext:value-type="float">
            <text:p>1120</text:p>
          </table:table-cell>
          <table:table-cell table:formula="of:=[.B146]-[.B$2]" office:value-type="float" office:value="1.9786696434021" calcext:value-type="float">
            <text:p>1.9786696434</text:p>
          </table:table-cell>
          <table:table-cell table:formula="of:=[.C146]/([.D146]-[.D145])" office:value-type="float" office:value="79740.9733326544" calcext:value-type="float">
            <text:p>79740.97333265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56446782.06219" calcext:value-type="float">
            <text:p>1456446782.06219</text:p>
          </table:table-cell>
          <table:table-cell office:value-type="float" office:value="1120" calcext:value-type="float">
            <text:p>1120</text:p>
          </table:table-cell>
          <table:table-cell table:formula="of:=[.B147]-[.B$2]" office:value-type="float" office:value="1.98878312110901" calcext:value-type="float">
            <text:p>1.9887831211</text:p>
          </table:table-cell>
          <table:table-cell table:formula="of:=[.C147]/([.D147]-[.D146])" office:value-type="float" office:value="110743.31030906" calcext:value-type="float">
            <text:p>110743.3103090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6446782.07505" calcext:value-type="float">
            <text:p>1456446782.07505</text:p>
          </table:table-cell>
          <table:table-cell office:value-type="float" office:value="1120" calcext:value-type="float">
            <text:p>1120</text:p>
          </table:table-cell>
          <table:table-cell table:formula="of:=[.B148]-[.B$2]" office:value-type="float" office:value="2.0016450881958" calcext:value-type="float">
            <text:p>2.0016450882</text:p>
          </table:table-cell>
          <table:table-cell table:formula="of:=[.C148]/([.D148]-[.D147])" office:value-type="float" office:value="87078.4377259162" calcext:value-type="float">
            <text:p>87078.437725916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56446782.08618" calcext:value-type="float">
            <text:p>1456446782.08618</text:p>
          </table:table-cell>
          <table:table-cell office:value-type="float" office:value="1120" calcext:value-type="float">
            <text:p>1120</text:p>
          </table:table-cell>
          <table:table-cell table:formula="of:=[.B149]-[.B$2]" office:value-type="float" office:value="2.012779712677" calcext:value-type="float">
            <text:p>2.0127797127</text:p>
          </table:table-cell>
          <table:table-cell table:formula="of:=[.C149]/([.D149]-[.D148])" office:value-type="float" office:value="100587.137167573" calcext:value-type="float">
            <text:p>100587.13716757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56446782.09763" calcext:value-type="float">
            <text:p>1456446782.09763</text:p>
          </table:table-cell>
          <table:table-cell office:value-type="float" office:value="1120" calcext:value-type="float">
            <text:p>1120</text:p>
          </table:table-cell>
          <table:table-cell table:formula="of:=[.B150]-[.B$2]" office:value-type="float" office:value="2.02422833442688" calcext:value-type="float">
            <text:p>2.0242283344</text:p>
          </table:table-cell>
          <table:table-cell table:formula="of:=[.C150]/([.D150]-[.D149])" office:value-type="float" office:value="97828.3696036985" calcext:value-type="float">
            <text:p>97828.369603698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56446782.10871" calcext:value-type="float">
            <text:p>1456446782.10871</text:p>
          </table:table-cell>
          <table:table-cell office:value-type="float" office:value="1120" calcext:value-type="float">
            <text:p>1120</text:p>
          </table:table-cell>
          <table:table-cell table:formula="of:=[.B151]-[.B$2]" office:value-type="float" office:value="2.03530764579773" calcext:value-type="float">
            <text:p>2.0353076458</text:p>
          </table:table-cell>
          <table:table-cell table:formula="of:=[.C151]/([.D151]-[.D150])" office:value-type="float" office:value="101089.315257155" calcext:value-type="float">
            <text:p>101089.3152571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56446782.12138" calcext:value-type="float">
            <text:p>1456446782.12138</text:p>
          </table:table-cell>
          <table:table-cell office:value-type="float" office:value="1120" calcext:value-type="float">
            <text:p>1120</text:p>
          </table:table-cell>
          <table:table-cell table:formula="of:=[.B152]-[.B$2]" office:value-type="float" office:value="2.04797744750977" calcext:value-type="float">
            <text:p>2.0479774475</text:p>
          </table:table-cell>
          <table:table-cell table:formula="of:=[.C152]/([.D152]-[.D151])" office:value-type="float" office:value="88399.1735195047" calcext:value-type="float">
            <text:p>88399.173519504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56446782.14191" calcext:value-type="float">
            <text:p>1456446782.14191</text:p>
          </table:table-cell>
          <table:table-cell office:value-type="float" office:value="1120" calcext:value-type="float">
            <text:p>1120</text:p>
          </table:table-cell>
          <table:table-cell table:formula="of:=[.B153]-[.B$2]" office:value-type="float" office:value="2.0685088634491" calcext:value-type="float">
            <text:p>2.0685088634</text:p>
          </table:table-cell>
          <table:table-cell table:formula="of:=[.C153]/([.D153]-[.D152])" office:value-type="float" office:value="54550.5484526505" calcext:value-type="float">
            <text:p>54550.548452650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56446782.15695" calcext:value-type="float">
            <text:p>1456446782.15695</text:p>
          </table:table-cell>
          <table:table-cell office:value-type="float" office:value="1120" calcext:value-type="float">
            <text:p>1120</text:p>
          </table:table-cell>
          <table:table-cell table:formula="of:=[.B154]-[.B$2]" office:value-type="float" office:value="2.08354902267456" calcext:value-type="float">
            <text:p>2.0835490227</text:p>
          </table:table-cell>
          <table:table-cell table:formula="of:=[.C154]/([.D154]-[.D153])" office:value-type="float" office:value="74467.2967360462" calcext:value-type="float">
            <text:p>74467.296736046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56446782.16437" calcext:value-type="float">
            <text:p>1456446782.16437</text:p>
          </table:table-cell>
          <table:table-cell office:value-type="float" office:value="1120" calcext:value-type="float">
            <text:p>1120</text:p>
          </table:table-cell>
          <table:table-cell table:formula="of:=[.B155]-[.B$2]" office:value-type="float" office:value="2.09096908569336" calcext:value-type="float">
            <text:p>2.0909690857</text:p>
          </table:table-cell>
          <table:table-cell table:formula="of:=[.C155]/([.D155]-[.D154])" office:value-type="float" office:value="150942.114260009" calcext:value-type="float">
            <text:p>150942.11426000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56446782.17545" calcext:value-type="float">
            <text:p>1456446782.17545</text:p>
          </table:table-cell>
          <table:table-cell office:value-type="float" office:value="1120" calcext:value-type="float">
            <text:p>1120</text:p>
          </table:table-cell>
          <table:table-cell table:formula="of:=[.B156]-[.B$2]" office:value-type="float" office:value="2.10204243659973" calcext:value-type="float">
            <text:p>2.1020424366</text:p>
          </table:table-cell>
          <table:table-cell table:formula="of:=[.C156]/([.D156]-[.D155])" office:value-type="float" office:value="101143.728711379" calcext:value-type="float">
            <text:p>101143.72871137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56446782.18628" calcext:value-type="float">
            <text:p>1456446782.18628</text:p>
          </table:table-cell>
          <table:table-cell office:value-type="float" office:value="1120" calcext:value-type="float">
            <text:p>1120</text:p>
          </table:table-cell>
          <table:table-cell table:formula="of:=[.B157]-[.B$2]" office:value-type="float" office:value="2.11288046836853" calcext:value-type="float">
            <text:p>2.1128804684</text:p>
          </table:table-cell>
          <table:table-cell table:formula="of:=[.C157]/([.D157]-[.D156])" office:value-type="float" office:value="103339.796735448" calcext:value-type="float">
            <text:p>103339.79673544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56446782.19775" calcext:value-type="float">
            <text:p>1456446782.19775</text:p>
          </table:table-cell>
          <table:table-cell office:value-type="float" office:value="1120" calcext:value-type="float">
            <text:p>1120</text:p>
          </table:table-cell>
          <table:table-cell table:formula="of:=[.B158]-[.B$2]" office:value-type="float" office:value="2.1243462562561" calcext:value-type="float">
            <text:p>2.1243462563</text:p>
          </table:table-cell>
          <table:table-cell table:formula="of:=[.C158]/([.D158]-[.D157])" office:value-type="float" office:value="97681.9047222973" calcext:value-type="float">
            <text:p>97681.904722297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56446782.20874" calcext:value-type="float">
            <text:p>1456446782.20874</text:p>
          </table:table-cell>
          <table:table-cell office:value-type="float" office:value="1120" calcext:value-type="float">
            <text:p>1120</text:p>
          </table:table-cell>
          <table:table-cell table:formula="of:=[.B159]-[.B$2]" office:value-type="float" office:value="2.13534045219421" calcext:value-type="float">
            <text:p>2.1353404522</text:p>
          </table:table-cell>
          <table:table-cell table:formula="of:=[.C159]/([.D159]-[.D158])" office:value-type="float" office:value="101871.933728016" calcext:value-type="float">
            <text:p>101871.93372801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56446782.21976" calcext:value-type="float">
            <text:p>1456446782.21976</text:p>
          </table:table-cell>
          <table:table-cell office:value-type="float" office:value="1120" calcext:value-type="float">
            <text:p>1120</text:p>
          </table:table-cell>
          <table:table-cell table:formula="of:=[.B160]-[.B$2]" office:value-type="float" office:value="2.14635157585144" calcext:value-type="float">
            <text:p>2.1463515759</text:p>
          </table:table-cell>
          <table:table-cell table:formula="of:=[.C160]/([.D160]-[.D159])" office:value-type="float" office:value="101715.323055604" calcext:value-type="float">
            <text:p>101715.32305560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56446782.23081" calcext:value-type="float">
            <text:p>1456446782.23081</text:p>
          </table:table-cell>
          <table:table-cell office:value-type="float" office:value="1120" calcext:value-type="float">
            <text:p>1120</text:p>
          </table:table-cell>
          <table:table-cell table:formula="of:=[.B161]-[.B$2]" office:value-type="float" office:value="2.15740871429443" calcext:value-type="float">
            <text:p>2.1574087143</text:p>
          </table:table-cell>
          <table:table-cell table:formula="of:=[.C161]/([.D161]-[.D160])" office:value-type="float" office:value="101292.030101128" calcext:value-type="float">
            <text:p>101292.03010112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56446782.24192" calcext:value-type="float">
            <text:p>1456446782.24192</text:p>
          </table:table-cell>
          <table:table-cell office:value-type="float" office:value="1120" calcext:value-type="float">
            <text:p>1120</text:p>
          </table:table-cell>
          <table:table-cell table:formula="of:=[.B162]-[.B$2]" office:value-type="float" office:value="2.16852021217346" calcext:value-type="float">
            <text:p>2.1685202122</text:p>
          </table:table-cell>
          <table:table-cell table:formula="of:=[.C162]/([.D162]-[.D161])" office:value-type="float" office:value="100796.491363588" calcext:value-type="float">
            <text:p>100796.49136358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56446782.25506" calcext:value-type="float">
            <text:p>1456446782.25506</text:p>
          </table:table-cell>
          <table:table-cell office:value-type="float" office:value="1120" calcext:value-type="float">
            <text:p>1120</text:p>
          </table:table-cell>
          <table:table-cell table:formula="of:=[.B163]-[.B$2]" office:value-type="float" office:value="2.18166065216064" calcext:value-type="float">
            <text:p>2.1816606522</text:p>
          </table:table-cell>
          <table:table-cell table:formula="of:=[.C163]/([.D163]-[.D162])" office:value-type="float" office:value="85233.0668602014" calcext:value-type="float">
            <text:p>85233.066860201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56446782.26614" calcext:value-type="float">
            <text:p>1456446782.26614</text:p>
          </table:table-cell>
          <table:table-cell office:value-type="float" office:value="1120" calcext:value-type="float">
            <text:p>1120</text:p>
          </table:table-cell>
          <table:table-cell table:formula="of:=[.B164]-[.B$2]" office:value-type="float" office:value="2.19273734092712" calcext:value-type="float">
            <text:p>2.1927373409</text:p>
          </table:table-cell>
          <table:table-cell table:formula="of:=[.C164]/([.D164]-[.D163])" office:value-type="float" office:value="101113.249962332" calcext:value-type="float">
            <text:p>101113.24996233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56446782.28619" calcext:value-type="float">
            <text:p>1456446782.28619</text:p>
          </table:table-cell>
          <table:table-cell office:value-type="float" office:value="1120" calcext:value-type="float">
            <text:p>1120</text:p>
          </table:table-cell>
          <table:table-cell table:formula="of:=[.B165]-[.B$2]" office:value-type="float" office:value="2.21278214454651" calcext:value-type="float">
            <text:p>2.2127821445</text:p>
          </table:table-cell>
          <table:table-cell table:formula="of:=[.C165]/([.D165]-[.D164])" office:value-type="float" office:value="55874.8302685729" calcext:value-type="float">
            <text:p>55874.830268572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56446782.29723" calcext:value-type="float">
            <text:p>1456446782.29723</text:p>
          </table:table-cell>
          <table:table-cell office:value-type="float" office:value="1120" calcext:value-type="float">
            <text:p>1120</text:p>
          </table:table-cell>
          <table:table-cell table:formula="of:=[.B166]-[.B$2]" office:value-type="float" office:value="2.22382593154907" calcext:value-type="float">
            <text:p>2.2238259315</text:p>
          </table:table-cell>
          <table:table-cell table:formula="of:=[.C166]/([.D166]-[.D165])" office:value-type="float" office:value="101414.487597418" calcext:value-type="float">
            <text:p>101414.48759741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56446782.30841" calcext:value-type="float">
            <text:p>1456446782.30841</text:p>
          </table:table-cell>
          <table:table-cell office:value-type="float" office:value="1120" calcext:value-type="float">
            <text:p>1120</text:p>
          </table:table-cell>
          <table:table-cell table:formula="of:=[.B167]-[.B$2]" office:value-type="float" office:value="2.23501086235046" calcext:value-type="float">
            <text:p>2.2350108624</text:p>
          </table:table-cell>
          <table:table-cell table:formula="of:=[.C167]/([.D167]-[.D166])" office:value-type="float" office:value="100134.727687421" calcext:value-type="float">
            <text:p>100134.72768742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56446782.31951" calcext:value-type="float">
            <text:p>1456446782.31951</text:p>
          </table:table-cell>
          <table:table-cell office:value-type="float" office:value="1120" calcext:value-type="float">
            <text:p>1120</text:p>
          </table:table-cell>
          <table:table-cell table:formula="of:=[.B168]-[.B$2]" office:value-type="float" office:value="2.2461109161377" calcext:value-type="float">
            <text:p>2.2461109161</text:p>
          </table:table-cell>
          <table:table-cell table:formula="of:=[.C168]/([.D168]-[.D167])" office:value-type="float" office:value="100900.411968125" calcext:value-type="float">
            <text:p>100900.41196812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56446782.33059" calcext:value-type="float">
            <text:p>1456446782.33059</text:p>
          </table:table-cell>
          <table:table-cell office:value-type="float" office:value="1120" calcext:value-type="float">
            <text:p>1120</text:p>
          </table:table-cell>
          <table:table-cell table:formula="of:=[.B169]-[.B$2]" office:value-type="float" office:value="2.2571861743927" calcext:value-type="float">
            <text:p>2.2571861744</text:p>
          </table:table-cell>
          <table:table-cell table:formula="of:=[.C169]/([.D169]-[.D168])" office:value-type="float" office:value="101126.310033798" calcext:value-type="float">
            <text:p>101126.31003379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56446782.34159" calcext:value-type="float">
            <text:p>1456446782.34159</text:p>
          </table:table-cell>
          <table:table-cell office:value-type="float" office:value="1120" calcext:value-type="float">
            <text:p>1120</text:p>
          </table:table-cell>
          <table:table-cell table:formula="of:=[.B170]-[.B$2]" office:value-type="float" office:value="2.26818823814392" calcext:value-type="float">
            <text:p>2.2681882381</text:p>
          </table:table-cell>
          <table:table-cell table:formula="of:=[.C170]/([.D170]-[.D169])" office:value-type="float" office:value="101799.082910762" calcext:value-type="float">
            <text:p>101799.08291076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56446782.35256" calcext:value-type="float">
            <text:p>1456446782.35256</text:p>
          </table:table-cell>
          <table:table-cell office:value-type="float" office:value="1120" calcext:value-type="float">
            <text:p>1120</text:p>
          </table:table-cell>
          <table:table-cell table:formula="of:=[.B171]-[.B$2]" office:value-type="float" office:value="2.27915811538696" calcext:value-type="float">
            <text:p>2.2791581154</text:p>
          </table:table-cell>
          <table:table-cell table:formula="of:=[.C171]/([.D171]-[.D170])" office:value-type="float" office:value="102097.769663776" calcext:value-type="float">
            <text:p>102097.76966377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56446782.36361" calcext:value-type="float">
            <text:p>1456446782.36361</text:p>
          </table:table-cell>
          <table:table-cell office:value-type="float" office:value="1120" calcext:value-type="float">
            <text:p>1120</text:p>
          </table:table-cell>
          <table:table-cell table:formula="of:=[.B172]-[.B$2]" office:value-type="float" office:value="2.29020261764526" calcext:value-type="float">
            <text:p>2.2902026176</text:p>
          </table:table-cell>
          <table:table-cell table:formula="of:=[.C172]/([.D172]-[.D171])" office:value-type="float" office:value="101407.919868751" calcext:value-type="float">
            <text:p>101407.91986875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56446782.37463" calcext:value-type="float">
            <text:p>1456446782.37463</text:p>
          </table:table-cell>
          <table:table-cell office:value-type="float" office:value="1120" calcext:value-type="float">
            <text:p>1120</text:p>
          </table:table-cell>
          <table:table-cell table:formula="of:=[.B173]-[.B$2]" office:value-type="float" office:value="2.30122494697571" calcext:value-type="float">
            <text:p>2.301224947</text:p>
          </table:table-cell>
          <table:table-cell table:formula="of:=[.C173]/([.D173]-[.D172])" office:value-type="float" office:value="101611.915814064" calcext:value-type="float">
            <text:p>101611.91581406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56446782.38872" calcext:value-type="float">
            <text:p>1456446782.38872</text:p>
          </table:table-cell>
          <table:table-cell office:value-type="float" office:value="1120" calcext:value-type="float">
            <text:p>1120</text:p>
          </table:table-cell>
          <table:table-cell table:formula="of:=[.B174]-[.B$2]" office:value-type="float" office:value="2.3153190612793" calcext:value-type="float">
            <text:p>2.3153190613</text:p>
          </table:table-cell>
          <table:table-cell table:formula="of:=[.C174]/([.D174]-[.D173])" office:value-type="float" office:value="79465.7951450562" calcext:value-type="float">
            <text:p>79465.795145056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56446782.3998" calcext:value-type="float">
            <text:p>1456446782.3998</text:p>
          </table:table-cell>
          <table:table-cell office:value-type="float" office:value="1120" calcext:value-type="float">
            <text:p>1120</text:p>
          </table:table-cell>
          <table:table-cell table:formula="of:=[.B175]-[.B$2]" office:value-type="float" office:value="2.32640099525452" calcext:value-type="float">
            <text:p>2.3264009953</text:p>
          </table:table-cell>
          <table:table-cell table:formula="of:=[.C175]/([.D175]-[.D174])" office:value-type="float" office:value="101065.391880553" calcext:value-type="float">
            <text:p>101065.39188055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56446782.41105" calcext:value-type="float">
            <text:p>1456446782.41105</text:p>
          </table:table-cell>
          <table:table-cell office:value-type="float" office:value="1120" calcext:value-type="float">
            <text:p>1120</text:p>
          </table:table-cell>
          <table:table-cell table:formula="of:=[.B176]-[.B$2]" office:value-type="float" office:value="2.33765029907227" calcext:value-type="float">
            <text:p>2.3376502991</text:p>
          </table:table-cell>
          <table:table-cell table:formula="of:=[.C176]/([.D176]-[.D175])" office:value-type="float" office:value="99561.7167200051" calcext:value-type="float">
            <text:p>99561.716720005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56446782.43007" calcext:value-type="float">
            <text:p>1456446782.43007</text:p>
          </table:table-cell>
          <table:table-cell office:value-type="float" office:value="1120" calcext:value-type="float">
            <text:p>1120</text:p>
          </table:table-cell>
          <table:table-cell table:formula="of:=[.B177]-[.B$2]" office:value-type="float" office:value="2.35666751861572" calcext:value-type="float">
            <text:p>2.3566675186</text:p>
          </table:table-cell>
          <table:table-cell table:formula="of:=[.C177]/([.D177]-[.D176])" office:value-type="float" office:value="58893.9932801765" calcext:value-type="float">
            <text:p>58893.993280176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56446782.44127" calcext:value-type="float">
            <text:p>1456446782.44127</text:p>
          </table:table-cell>
          <table:table-cell office:value-type="float" office:value="1120" calcext:value-type="float">
            <text:p>1120</text:p>
          </table:table-cell>
          <table:table-cell table:formula="of:=[.B178]-[.B$2]" office:value-type="float" office:value="2.3678674697876" calcext:value-type="float">
            <text:p>2.3678674698</text:p>
          </table:table-cell>
          <table:table-cell table:formula="of:=[.C178]/([.D178]-[.D177])" office:value-type="float" office:value="100000.435967302" calcext:value-type="float">
            <text:p>100000.43596730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56446782.45236" calcext:value-type="float">
            <text:p>1456446782.45236</text:p>
          </table:table-cell>
          <table:table-cell office:value-type="float" office:value="1120" calcext:value-type="float">
            <text:p>1120</text:p>
          </table:table-cell>
          <table:table-cell table:formula="of:=[.B179]-[.B$2]" office:value-type="float" office:value="2.37896060943604" calcext:value-type="float">
            <text:p>2.3789606094</text:p>
          </table:table-cell>
          <table:table-cell table:formula="of:=[.C179]/([.D179]-[.D178])" office:value-type="float" office:value="100963.301237964" calcext:value-type="float">
            <text:p>100963.30123796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56446782.46358" calcext:value-type="float">
            <text:p>1456446782.46358</text:p>
          </table:table-cell>
          <table:table-cell office:value-type="float" office:value="1120" calcext:value-type="float">
            <text:p>1120</text:p>
          </table:table-cell>
          <table:table-cell table:formula="of:=[.B180]-[.B$2]" office:value-type="float" office:value="2.39017844200134" calcext:value-type="float">
            <text:p>2.390178442</text:p>
          </table:table-cell>
          <table:table-cell table:formula="of:=[.C180]/([.D180]-[.D179])" office:value-type="float" office:value="99841.0337718646" calcext:value-type="float">
            <text:p>99841.033771864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56446782.4746" calcext:value-type="float">
            <text:p>1456446782.4746</text:p>
          </table:table-cell>
          <table:table-cell office:value-type="float" office:value="1120" calcext:value-type="float">
            <text:p>1120</text:p>
          </table:table-cell>
          <table:table-cell table:formula="of:=[.B181]-[.B$2]" office:value-type="float" office:value="2.40119123458862" calcext:value-type="float">
            <text:p>2.4011912346</text:p>
          </table:table-cell>
          <table:table-cell table:formula="of:=[.C181]/([.D181]-[.D180])" office:value-type="float" office:value="101699.908640211" calcext:value-type="float">
            <text:p>101699.90864021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56446782.48555" calcext:value-type="float">
            <text:p>1456446782.48555</text:p>
          </table:table-cell>
          <table:table-cell office:value-type="float" office:value="1120" calcext:value-type="float">
            <text:p>1120</text:p>
          </table:table-cell>
          <table:table-cell table:formula="of:=[.B182]-[.B$2]" office:value-type="float" office:value="2.41214227676392" calcext:value-type="float">
            <text:p>2.4121422768</text:p>
          </table:table-cell>
          <table:table-cell table:formula="of:=[.C182]/([.D182]-[.D181])" office:value-type="float" office:value="102273.371070278" calcext:value-type="float">
            <text:p>102273.37107027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56446782.49647" calcext:value-type="float">
            <text:p>1456446782.49647</text:p>
          </table:table-cell>
          <table:table-cell office:value-type="float" office:value="1120" calcext:value-type="float">
            <text:p>1120</text:p>
          </table:table-cell>
          <table:table-cell table:formula="of:=[.B183]-[.B$2]" office:value-type="float" office:value="2.42307090759277" calcext:value-type="float">
            <text:p>2.4230709076</text:p>
          </table:table-cell>
          <table:table-cell table:formula="of:=[.C183]/([.D183]-[.D182])" office:value-type="float" office:value="102483.10310223" calcext:value-type="float">
            <text:p>102483.1031022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56446782.50767" calcext:value-type="float">
            <text:p>1456446782.50767</text:p>
          </table:table-cell>
          <table:table-cell office:value-type="float" office:value="1120" calcext:value-type="float">
            <text:p>1120</text:p>
          </table:table-cell>
          <table:table-cell table:formula="of:=[.B184]-[.B$2]" office:value-type="float" office:value="2.4342622756958" calcext:value-type="float">
            <text:p>2.4342622757</text:p>
          </table:table-cell>
          <table:table-cell table:formula="of:=[.C184]/([.D184]-[.D183])" office:value-type="float" office:value="100077.129953132" calcext:value-type="float">
            <text:p>100077.12995313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56446782.52207" calcext:value-type="float">
            <text:p>1456446782.52207</text:p>
          </table:table-cell>
          <table:table-cell office:value-type="float" office:value="1120" calcext:value-type="float">
            <text:p>1120</text:p>
          </table:table-cell>
          <table:table-cell table:formula="of:=[.B185]-[.B$2]" office:value-type="float" office:value="2.44866847991943" calcext:value-type="float">
            <text:p>2.4486684799</text:p>
          </table:table-cell>
          <table:table-cell table:formula="of:=[.C185]/([.D185]-[.D184])" office:value-type="float" office:value="77744.281742354" calcext:value-type="float">
            <text:p>77744.28174235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56446782.53319" calcext:value-type="float">
            <text:p>1456446782.53319</text:p>
          </table:table-cell>
          <table:table-cell office:value-type="float" office:value="1120" calcext:value-type="float">
            <text:p>1120</text:p>
          </table:table-cell>
          <table:table-cell table:formula="of:=[.B186]-[.B$2]" office:value-type="float" office:value="2.45978760719299" calcext:value-type="float">
            <text:p>2.4597876072</text:p>
          </table:table-cell>
          <table:table-cell table:formula="of:=[.C186]/([.D186]-[.D185])" office:value-type="float" office:value="100727.329802517" calcext:value-type="float">
            <text:p>100727.32980251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56446782.54427" calcext:value-type="float">
            <text:p>1456446782.54427</text:p>
          </table:table-cell>
          <table:table-cell office:value-type="float" office:value="1120" calcext:value-type="float">
            <text:p>1120</text:p>
          </table:table-cell>
          <table:table-cell table:formula="of:=[.B187]-[.B$2]" office:value-type="float" office:value="2.47086787223816" calcext:value-type="float">
            <text:p>2.4708678722</text:p>
          </table:table-cell>
          <table:table-cell table:formula="of:=[.C187]/([.D187]-[.D186])" office:value-type="float" office:value="101080.614537161" calcext:value-type="float">
            <text:p>101080.61453716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56446782.56303" calcext:value-type="float">
            <text:p>1456446782.56303</text:p>
          </table:table-cell>
          <table:table-cell office:value-type="float" office:value="1120" calcext:value-type="float">
            <text:p>1120</text:p>
          </table:table-cell>
          <table:table-cell table:formula="of:=[.B188]-[.B$2]" office:value-type="float" office:value="2.48962378501892" calcext:value-type="float">
            <text:p>2.489623785</text:p>
          </table:table-cell>
          <table:table-cell table:formula="of:=[.C188]/([.D188]-[.D187])" office:value-type="float" office:value="59714.5024660599" calcext:value-type="float">
            <text:p>59714.502466059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56446782.57415" calcext:value-type="float">
            <text:p>1456446782.57415</text:p>
          </table:table-cell>
          <table:table-cell office:value-type="float" office:value="1120" calcext:value-type="float">
            <text:p>1120</text:p>
          </table:table-cell>
          <table:table-cell table:formula="of:=[.B189]-[.B$2]" office:value-type="float" office:value="2.50074982643127" calcext:value-type="float">
            <text:p>2.5007498264</text:p>
          </table:table-cell>
          <table:table-cell table:formula="of:=[.C189]/([.D189]-[.D188])" office:value-type="float" office:value="100664.73406763" calcext:value-type="float">
            <text:p>100664.7340676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56446782.58526" calcext:value-type="float">
            <text:p>1456446782.58526</text:p>
          </table:table-cell>
          <table:table-cell office:value-type="float" office:value="1120" calcext:value-type="float">
            <text:p>1120</text:p>
          </table:table-cell>
          <table:table-cell table:formula="of:=[.B190]-[.B$2]" office:value-type="float" office:value="2.51185870170593" calcext:value-type="float">
            <text:p>2.5118587017</text:p>
          </table:table-cell>
          <table:table-cell table:formula="of:=[.C190]/([.D190]-[.D189])" office:value-type="float" office:value="100820.287590677" calcext:value-type="float">
            <text:p>100820.28759067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56446782.59625" calcext:value-type="float">
            <text:p>1456446782.59625</text:p>
          </table:table-cell>
          <table:table-cell office:value-type="float" office:value="1120" calcext:value-type="float">
            <text:p>1120</text:p>
          </table:table-cell>
          <table:table-cell table:formula="of:=[.B191]-[.B$2]" office:value-type="float" office:value="2.5228476524353" calcext:value-type="float">
            <text:p>2.5228476524</text:p>
          </table:table-cell>
          <table:table-cell table:formula="of:=[.C191]/([.D191]-[.D190])" office:value-type="float" office:value="101920.558894361" calcext:value-type="float">
            <text:p>101920.55889436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56446782.60737" calcext:value-type="float">
            <text:p>1456446782.60737</text:p>
          </table:table-cell>
          <table:table-cell office:value-type="float" office:value="1120" calcext:value-type="float">
            <text:p>1120</text:p>
          </table:table-cell>
          <table:table-cell table:formula="of:=[.B192]-[.B$2]" office:value-type="float" office:value="2.53396582603455" calcext:value-type="float">
            <text:p>2.533965826</text:p>
          </table:table-cell>
          <table:table-cell table:formula="of:=[.C192]/([.D192]-[.D191])" office:value-type="float" office:value="100735.969806789" calcext:value-type="float">
            <text:p>100735.96980678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56446782.61835" calcext:value-type="float">
            <text:p>1456446782.61835</text:p>
          </table:table-cell>
          <table:table-cell office:value-type="float" office:value="1120" calcext:value-type="float">
            <text:p>1120</text:p>
          </table:table-cell>
          <table:table-cell table:formula="of:=[.B193]-[.B$2]" office:value-type="float" office:value="2.54494428634644" calcext:value-type="float">
            <text:p>2.5449442863</text:p>
          </table:table-cell>
          <table:table-cell table:formula="of:=[.C193]/([.D193]-[.D192])" office:value-type="float" office:value="102017.948617717" calcext:value-type="float">
            <text:p>102017.94861771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56446782.62949" calcext:value-type="float">
            <text:p>1456446782.62949</text:p>
          </table:table-cell>
          <table:table-cell office:value-type="float" office:value="1120" calcext:value-type="float">
            <text:p>1120</text:p>
          </table:table-cell>
          <table:table-cell table:formula="of:=[.B194]-[.B$2]" office:value-type="float" office:value="2.55608320236206" calcext:value-type="float">
            <text:p>2.5560832024</text:p>
          </table:table-cell>
          <table:table-cell table:formula="of:=[.C194]/([.D194]-[.D193])" office:value-type="float" office:value="100548.383561644" calcext:value-type="float">
            <text:p>100548.38356164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56446782.64056" calcext:value-type="float">
            <text:p>1456446782.64056</text:p>
          </table:table-cell>
          <table:table-cell office:value-type="float" office:value="1120" calcext:value-type="float">
            <text:p>1120</text:p>
          </table:table-cell>
          <table:table-cell table:formula="of:=[.B195]-[.B$2]" office:value-type="float" office:value="2.56715893745422" calcext:value-type="float">
            <text:p>2.5671589375</text:p>
          </table:table-cell>
          <table:table-cell table:formula="of:=[.C195]/([.D195]-[.D194])" office:value-type="float" office:value="101121.956301797" calcext:value-type="float">
            <text:p>101121.95630179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56446782.65531" calcext:value-type="float">
            <text:p>1456446782.65531</text:p>
          </table:table-cell>
          <table:table-cell office:value-type="float" office:value="1120" calcext:value-type="float">
            <text:p>1120</text:p>
          </table:table-cell>
          <table:table-cell table:formula="of:=[.B196]-[.B$2]" office:value-type="float" office:value="2.58190751075745" calcext:value-type="float">
            <text:p>2.5819075108</text:p>
          </table:table-cell>
          <table:table-cell table:formula="of:=[.C196]/([.D196]-[.D195])" office:value-type="float" office:value="75939.5486582606" calcext:value-type="float">
            <text:p>75939.548658260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56446782.6666" calcext:value-type="float">
            <text:p>1456446782.6666</text:p>
          </table:table-cell>
          <table:table-cell office:value-type="float" office:value="1120" calcext:value-type="float">
            <text:p>1120</text:p>
          </table:table-cell>
          <table:table-cell table:formula="of:=[.B197]-[.B$2]" office:value-type="float" office:value="2.59319376945496" calcext:value-type="float">
            <text:p>2.5931937695</text:p>
          </table:table-cell>
          <table:table-cell table:formula="of:=[.C197]/([.D197]-[.D196])" office:value-type="float" office:value="99235.7192952808" calcext:value-type="float">
            <text:p>99235.719295280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56446782.67754" calcext:value-type="float">
            <text:p>1456446782.67754</text:p>
          </table:table-cell>
          <table:table-cell office:value-type="float" office:value="1120" calcext:value-type="float">
            <text:p>1120</text:p>
          </table:table-cell>
          <table:table-cell table:formula="of:=[.B198]-[.B$2]" office:value-type="float" office:value="2.60413980484009" calcext:value-type="float">
            <text:p>2.6041398048</text:p>
          </table:table-cell>
          <table:table-cell table:formula="of:=[.C198]/([.D198]-[.D197])" office:value-type="float" office:value="102320.151597656" calcext:value-type="float">
            <text:p>102320.15159765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56446782.68884" calcext:value-type="float">
            <text:p>1456446782.68884</text:p>
          </table:table-cell>
          <table:table-cell office:value-type="float" office:value="1120" calcext:value-type="float">
            <text:p>1120</text:p>
          </table:table-cell>
          <table:table-cell table:formula="of:=[.B199]-[.B$2]" office:value-type="float" office:value="2.61543655395508" calcext:value-type="float">
            <text:p>2.615436554</text:p>
          </table:table-cell>
          <table:table-cell table:formula="of:=[.C199]/([.D199]-[.D198])" office:value-type="float" office:value="99143.5667553079" calcext:value-type="float">
            <text:p>99143.566755307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56446782.7068" calcext:value-type="float">
            <text:p>1456446782.7068</text:p>
          </table:table-cell>
          <table:table-cell office:value-type="float" office:value="1120" calcext:value-type="float">
            <text:p>1120</text:p>
          </table:table-cell>
          <table:table-cell table:formula="of:=[.B200]-[.B$2]" office:value-type="float" office:value="2.63339114189148" calcext:value-type="float">
            <text:p>2.6333911419</text:p>
          </table:table-cell>
          <table:table-cell table:formula="of:=[.C200]/([.D200]-[.D199])" office:value-type="float" office:value="62379.5992404425" calcext:value-type="float">
            <text:p>62379.599240442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56446782.71793" calcext:value-type="float">
            <text:p>1456446782.71793</text:p>
          </table:table-cell>
          <table:table-cell office:value-type="float" office:value="1120" calcext:value-type="float">
            <text:p>1120</text:p>
          </table:table-cell>
          <table:table-cell table:formula="of:=[.B201]-[.B$2]" office:value-type="float" office:value="2.64452385902405" calcext:value-type="float">
            <text:p>2.644523859</text:p>
          </table:table-cell>
          <table:table-cell table:formula="of:=[.C201]/([.D201]-[.D200])" office:value-type="float" office:value="100604.370582944" calcext:value-type="float">
            <text:p>100604.37058294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56446782.72911" calcext:value-type="float">
            <text:p>1456446782.72911</text:p>
          </table:table-cell>
          <table:table-cell office:value-type="float" office:value="1120" calcext:value-type="float">
            <text:p>1120</text:p>
          </table:table-cell>
          <table:table-cell table:formula="of:=[.B202]-[.B$2]" office:value-type="float" office:value="2.65570974349976" calcext:value-type="float">
            <text:p>2.6557097435</text:p>
          </table:table-cell>
          <table:table-cell table:formula="of:=[.C202]/([.D202]-[.D201])" office:value-type="float" office:value="100126.190506639" calcext:value-type="float">
            <text:p>100126.19050663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56446782.74018" calcext:value-type="float">
            <text:p>1456446782.74018</text:p>
          </table:table-cell>
          <table:table-cell office:value-type="float" office:value="1120" calcext:value-type="float">
            <text:p>1120</text:p>
          </table:table-cell>
          <table:table-cell table:formula="of:=[.B203]-[.B$2]" office:value-type="float" office:value="2.66677641868591" calcext:value-type="float">
            <text:p>2.6667764187</text:p>
          </table:table-cell>
          <table:table-cell table:formula="of:=[.C203]/([.D203]-[.D202])" office:value-type="float" office:value="101204.74136631" calcext:value-type="float">
            <text:p>101204.7413663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56446782.75125" calcext:value-type="float">
            <text:p>1456446782.75125</text:p>
          </table:table-cell>
          <table:table-cell office:value-type="float" office:value="1120" calcext:value-type="float">
            <text:p>1120</text:p>
          </table:table-cell>
          <table:table-cell table:formula="of:=[.B204]-[.B$2]" office:value-type="float" office:value="2.67785024642944" calcext:value-type="float">
            <text:p>2.6778502464</text:p>
          </table:table-cell>
          <table:table-cell table:formula="of:=[.C204]/([.D204]-[.D203])" office:value-type="float" office:value="101139.37347945" calcext:value-type="float">
            <text:p>101139.3734794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56446782.76227" calcext:value-type="float">
            <text:p>1456446782.76227</text:p>
          </table:table-cell>
          <table:table-cell office:value-type="float" office:value="1120" calcext:value-type="float">
            <text:p>1120</text:p>
          </table:table-cell>
          <table:table-cell table:formula="of:=[.B205]-[.B$2]" office:value-type="float" office:value="2.68886828422546" calcext:value-type="float">
            <text:p>2.6888682842</text:p>
          </table:table-cell>
          <table:table-cell table:formula="of:=[.C205]/([.D205]-[.D204])" office:value-type="float" office:value="101651.493735529" calcext:value-type="float">
            <text:p>101651.49373552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56446782.77336" calcext:value-type="float">
            <text:p>1456446782.77336</text:p>
          </table:table-cell>
          <table:table-cell office:value-type="float" office:value="1120" calcext:value-type="float">
            <text:p>1120</text:p>
          </table:table-cell>
          <table:table-cell table:formula="of:=[.B206]-[.B$2]" office:value-type="float" office:value="2.69995975494385" calcext:value-type="float">
            <text:p>2.6999597549</text:p>
          </table:table-cell>
          <table:table-cell table:formula="of:=[.C206]/([.D206]-[.D205])" office:value-type="float" office:value="100978.49315363" calcext:value-type="float">
            <text:p>100978.4931536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56446782.7887" calcext:value-type="float">
            <text:p>1456446782.7887</text:p>
          </table:table-cell>
          <table:table-cell office:value-type="float" office:value="1120" calcext:value-type="float">
            <text:p>1120</text:p>
          </table:table-cell>
          <table:table-cell table:formula="of:=[.B207]-[.B$2]" office:value-type="float" office:value="2.7152943611145" calcext:value-type="float">
            <text:p>2.7152943611</text:p>
          </table:table-cell>
          <table:table-cell table:formula="of:=[.C207]/([.D207]-[.D206])" office:value-type="float" office:value="73037.4153425169" calcext:value-type="float">
            <text:p>73037.415342516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56446782.79977" calcext:value-type="float">
            <text:p>1456446782.79977</text:p>
          </table:table-cell>
          <table:table-cell office:value-type="float" office:value="1120" calcext:value-type="float">
            <text:p>1120</text:p>
          </table:table-cell>
          <table:table-cell table:formula="of:=[.B208]-[.B$2]" office:value-type="float" office:value="2.72637033462524" calcext:value-type="float">
            <text:p>2.7263703346</text:p>
          </table:table-cell>
          <table:table-cell table:formula="of:=[.C208]/([.D208]-[.D207])" office:value-type="float" office:value="101119.779576373" calcext:value-type="float">
            <text:p>101119.77957637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56446782.81085" calcext:value-type="float">
            <text:p>1456446782.81085</text:p>
          </table:table-cell>
          <table:table-cell office:value-type="float" office:value="1120" calcext:value-type="float">
            <text:p>1120</text:p>
          </table:table-cell>
          <table:table-cell table:formula="of:=[.B209]-[.B$2]" office:value-type="float" office:value="2.73744797706604" calcext:value-type="float">
            <text:p>2.7374479771</text:p>
          </table:table-cell>
          <table:table-cell table:formula="of:=[.C209]/([.D209]-[.D208])" office:value-type="float" office:value="101104.545121925" calcext:value-type="float">
            <text:p>101104.54512192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56446782.82195" calcext:value-type="float">
            <text:p>1456446782.82195</text:p>
          </table:table-cell>
          <table:table-cell office:value-type="float" office:value="1120" calcext:value-type="float">
            <text:p>1120</text:p>
          </table:table-cell>
          <table:table-cell table:formula="of:=[.B210]-[.B$2]" office:value-type="float" office:value="2.74854779243469" calcext:value-type="float">
            <text:p>2.7485477924</text:p>
          </table:table-cell>
          <table:table-cell table:formula="of:=[.C210]/([.D210]-[.D209])" office:value-type="float" office:value="100902.579259387" calcext:value-type="float">
            <text:p>100902.57925938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56446782.83965" calcext:value-type="float">
            <text:p>1456446782.83965</text:p>
          </table:table-cell>
          <table:table-cell office:value-type="float" office:value="1120" calcext:value-type="float">
            <text:p>1120</text:p>
          </table:table-cell>
          <table:table-cell table:formula="of:=[.B211]-[.B$2]" office:value-type="float" office:value="2.76624774932861" calcext:value-type="float">
            <text:p>2.7662477493</text:p>
          </table:table-cell>
          <table:table-cell table:formula="of:=[.C211]/([.D211]-[.D210])" office:value-type="float" office:value="63276.9902611835" calcext:value-type="float">
            <text:p>63276.990261183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56446782.85085" calcext:value-type="float">
            <text:p>1456446782.85085</text:p>
          </table:table-cell>
          <table:table-cell office:value-type="float" office:value="1120" calcext:value-type="float">
            <text:p>1120</text:p>
          </table:table-cell>
          <table:table-cell table:formula="of:=[.B212]-[.B$2]" office:value-type="float" office:value="2.77744126319885" calcext:value-type="float">
            <text:p>2.7774412632</text:p>
          </table:table-cell>
          <table:table-cell table:formula="of:=[.C212]/([.D212]-[.D211])" office:value-type="float" office:value="100057.945430148" calcext:value-type="float">
            <text:p>100057.94543014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56446782.86195" calcext:value-type="float">
            <text:p>1456446782.86195</text:p>
          </table:table-cell>
          <table:table-cell office:value-type="float" office:value="1120" calcext:value-type="float">
            <text:p>1120</text:p>
          </table:table-cell>
          <table:table-cell table:formula="of:=[.B213]-[.B$2]" office:value-type="float" office:value="2.78854656219482" calcext:value-type="float">
            <text:p>2.7885465622</text:p>
          </table:table-cell>
          <table:table-cell table:formula="of:=[.C213]/([.D213]-[.D212])" office:value-type="float" office:value="100852.755104232" calcext:value-type="float">
            <text:p>100852.75510423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56446782.873" calcext:value-type="float">
            <text:p>1456446782.873</text:p>
          </table:table-cell>
          <table:table-cell office:value-type="float" office:value="1120" calcext:value-type="float">
            <text:p>1120</text:p>
          </table:table-cell>
          <table:table-cell table:formula="of:=[.B214]-[.B$2]" office:value-type="float" office:value="2.79959106445312" calcext:value-type="float">
            <text:p>2.7995910645</text:p>
          </table:table-cell>
          <table:table-cell table:formula="of:=[.C214]/([.D214]-[.D213])" office:value-type="float" office:value="101407.919868751" calcext:value-type="float">
            <text:p>101407.91986875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56446782.88406" calcext:value-type="float">
            <text:p>1456446782.88406</text:p>
          </table:table-cell>
          <table:table-cell office:value-type="float" office:value="1120" calcext:value-type="float">
            <text:p>1120</text:p>
          </table:table-cell>
          <table:table-cell table:formula="of:=[.B215]-[.B$2]" office:value-type="float" office:value="2.81066107749939" calcext:value-type="float">
            <text:p>2.8106610775</text:p>
          </table:table-cell>
          <table:table-cell table:formula="of:=[.C215]/([.D215]-[.D214])" office:value-type="float" office:value="101174.225840495" calcext:value-type="float">
            <text:p>101174.22584049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56446782.89519" calcext:value-type="float">
            <text:p>1456446782.89519</text:p>
          </table:table-cell>
          <table:table-cell office:value-type="float" office:value="1120" calcext:value-type="float">
            <text:p>1120</text:p>
          </table:table-cell>
          <table:table-cell table:formula="of:=[.B216]-[.B$2]" office:value-type="float" office:value="2.82178473472595" calcext:value-type="float">
            <text:p>2.8217847347</text:p>
          </table:table-cell>
          <table:table-cell table:formula="of:=[.C216]/([.D216]-[.D215])" office:value-type="float" office:value="100686.310013717" calcext:value-type="float">
            <text:p>100686.31001371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56446782.91099" calcext:value-type="float">
            <text:p>1456446782.91099</text:p>
          </table:table-cell>
          <table:table-cell office:value-type="float" office:value="1120" calcext:value-type="float">
            <text:p>1120</text:p>
          </table:table-cell>
          <table:table-cell table:formula="of:=[.B217]-[.B$2]" office:value-type="float" office:value="2.83759045600891" calcext:value-type="float">
            <text:p>2.837590456</text:p>
          </table:table-cell>
          <table:table-cell table:formula="of:=[.C217]/([.D217]-[.D216])" office:value-type="float" office:value="70860.4169306423" calcext:value-type="float">
            <text:p>70860.416930642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56446782.92205" calcext:value-type="float">
            <text:p>1456446782.92205</text:p>
          </table:table-cell>
          <table:table-cell office:value-type="float" office:value="1120" calcext:value-type="float">
            <text:p>1120</text:p>
          </table:table-cell>
          <table:table-cell table:formula="of:=[.B218]-[.B$2]" office:value-type="float" office:value="2.8486487865448" calcext:value-type="float">
            <text:p>2.8486487865</text:p>
          </table:table-cell>
          <table:table-cell table:formula="of:=[.C218]/([.D218]-[.D217])" office:value-type="float" office:value="101281.110775732" calcext:value-type="float">
            <text:p>101281.11077573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56446782.93316" calcext:value-type="float">
            <text:p>1456446782.93316</text:p>
          </table:table-cell>
          <table:table-cell office:value-type="float" office:value="1120" calcext:value-type="float">
            <text:p>1120</text:p>
          </table:table-cell>
          <table:table-cell table:formula="of:=[.B219]-[.B$2]" office:value-type="float" office:value="2.85975575447083" calcext:value-type="float">
            <text:p>2.8597557545</text:p>
          </table:table-cell>
          <table:table-cell table:formula="of:=[.C219]/([.D219]-[.D218])" office:value-type="float" office:value="100837.600996007" calcext:value-type="float">
            <text:p>100837.60099600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56446782.94505" calcext:value-type="float">
            <text:p>1456446782.94505</text:p>
          </table:table-cell>
          <table:table-cell office:value-type="float" office:value="1120" calcext:value-type="float">
            <text:p>1120</text:p>
          </table:table-cell>
          <table:table-cell table:formula="of:=[.B220]-[.B$2]" office:value-type="float" office:value="2.87164664268494" calcext:value-type="float">
            <text:p>2.8716466427</text:p>
          </table:table-cell>
          <table:table-cell table:formula="of:=[.C220]/([.D220]-[.D219])" office:value-type="float" office:value="94189.7678148935" calcext:value-type="float">
            <text:p>94189.767814893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56446782.95547" calcext:value-type="float">
            <text:p>1456446782.95547</text:p>
          </table:table-cell>
          <table:table-cell office:value-type="float" office:value="1120" calcext:value-type="float">
            <text:p>1120</text:p>
          </table:table-cell>
          <table:table-cell table:formula="of:=[.B221]-[.B$2]" office:value-type="float" office:value="2.88206744194031" calcext:value-type="float">
            <text:p>2.8820674419</text:p>
          </table:table-cell>
          <table:table-cell table:formula="of:=[.C221]/([.D221]-[.D220])" office:value-type="float" office:value="107477.36066624" calcext:value-type="float">
            <text:p>107477.3606662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56446782.97249" calcext:value-type="float">
            <text:p>1456446782.97249</text:p>
          </table:table-cell>
          <table:table-cell office:value-type="float" office:value="1120" calcext:value-type="float">
            <text:p>1120</text:p>
          </table:table-cell>
          <table:table-cell table:formula="of:=[.B222]-[.B$2]" office:value-type="float" office:value="2.8990843296051" calcext:value-type="float">
            <text:p>2.8990843296</text:p>
          </table:table-cell>
          <table:table-cell table:formula="of:=[.C222]/([.D222]-[.D221])" office:value-type="float" office:value="65816.9708857567" calcext:value-type="float">
            <text:p>65816.970885756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56446782.98363" calcext:value-type="float">
            <text:p>1456446782.98363</text:p>
          </table:table-cell>
          <table:table-cell office:value-type="float" office:value="1120" calcext:value-type="float">
            <text:p>1120</text:p>
          </table:table-cell>
          <table:table-cell table:formula="of:=[.B223]-[.B$2]" office:value-type="float" office:value="2.91022515296936" calcext:value-type="float">
            <text:p>2.910225153</text:p>
          </table:table-cell>
          <table:table-cell table:formula="of:=[.C223]/([.D223]-[.D222])" office:value-type="float" office:value="100531.169320322" calcext:value-type="float">
            <text:p>100531.16932032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56446782.99506" calcext:value-type="float">
            <text:p>1456446782.99506</text:p>
          </table:table-cell>
          <table:table-cell office:value-type="float" office:value="1120" calcext:value-type="float">
            <text:p>1120</text:p>
          </table:table-cell>
          <table:table-cell table:formula="of:=[.B224]-[.B$2]" office:value-type="float" office:value="2.92166042327881" calcext:value-type="float">
            <text:p>2.9216604233</text:p>
          </table:table-cell>
          <table:table-cell table:formula="of:=[.C224]/([.D224]-[.D223])" office:value-type="float" office:value="97942.5907470342" calcext:value-type="float">
            <text:p>97942.590747034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56446783.01116" calcext:value-type="float">
            <text:p>1456446783.01116</text:p>
          </table:table-cell>
          <table:table-cell office:value-type="float" office:value="1120" calcext:value-type="float">
            <text:p>1120</text:p>
          </table:table-cell>
          <table:table-cell table:formula="of:=[.B225]-[.B$2]" office:value-type="float" office:value="2.93775725364685" calcext:value-type="float">
            <text:p>2.9377572536</text:p>
          </table:table-cell>
          <table:table-cell table:formula="of:=[.C225]/([.D225]-[.D224])" office:value-type="float" office:value="69578.9155002592" calcext:value-type="float">
            <text:p>69578.915500259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56446783.0172" calcext:value-type="float">
            <text:p>1456446783.0172</text:p>
          </table:table-cell>
          <table:table-cell office:value-type="float" office:value="1120" calcext:value-type="float">
            <text:p>1120</text:p>
          </table:table-cell>
          <table:table-cell table:formula="of:=[.B226]-[.B$2]" office:value-type="float" office:value="2.94379806518555" calcext:value-type="float">
            <text:p>2.9437980652</text:p>
          </table:table-cell>
          <table:table-cell table:formula="of:=[.C226]/([.D226]-[.D225])" office:value-type="float" office:value="185405.552354265" calcext:value-type="float">
            <text:p>185405.55235426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56446783.02607" calcext:value-type="float">
            <text:p>1456446783.02607</text:p>
          </table:table-cell>
          <table:table-cell office:value-type="float" office:value="1120" calcext:value-type="float">
            <text:p>1120</text:p>
          </table:table-cell>
          <table:table-cell table:formula="of:=[.B227]-[.B$2]" office:value-type="float" office:value="2.95266914367676" calcext:value-type="float">
            <text:p>2.9526691437</text:p>
          </table:table-cell>
          <table:table-cell table:formula="of:=[.C227]/([.D227]-[.D226])" office:value-type="float" office:value="126252.969253924" calcext:value-type="float">
            <text:p>126252.96925392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56446783.03603" calcext:value-type="float">
            <text:p>1456446783.03603</text:p>
          </table:table-cell>
          <table:table-cell office:value-type="float" office:value="1120" calcext:value-type="float">
            <text:p>1120</text:p>
          </table:table-cell>
          <table:table-cell table:formula="of:=[.B228]-[.B$2]" office:value-type="float" office:value="2.96262907981873" calcext:value-type="float">
            <text:p>2.9626290798</text:p>
          </table:table-cell>
          <table:table-cell table:formula="of:=[.C228]/([.D228]-[.D227])" office:value-type="float" office:value="112450.520167564" calcext:value-type="float">
            <text:p>112450.52016756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56446783.04429" calcext:value-type="float">
            <text:p>1456446783.04429</text:p>
          </table:table-cell>
          <table:table-cell office:value-type="float" office:value="1120" calcext:value-type="float">
            <text:p>1120</text:p>
          </table:table-cell>
          <table:table-cell table:formula="of:=[.B229]-[.B$2]" office:value-type="float" office:value="2.97088217735291" calcext:value-type="float">
            <text:p>2.9708821774</text:p>
          </table:table-cell>
          <table:table-cell table:formula="of:=[.C229]/([.D229]-[.D228])" office:value-type="float" office:value="135706.623526693" calcext:value-type="float">
            <text:p>135706.62352669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56446783.0483" calcext:value-type="float">
            <text:p>1456446783.0483</text:p>
          </table:table-cell>
          <table:table-cell office:value-type="float" office:value="1120" calcext:value-type="float">
            <text:p>1120</text:p>
          </table:table-cell>
          <table:table-cell table:formula="of:=[.B230]-[.B$2]" office:value-type="float" office:value="2.97489476203918" calcext:value-type="float">
            <text:p>2.974894762</text:p>
          </table:table-cell>
          <table:table-cell table:formula="of:=[.C230]/([.D230]-[.D229])" office:value-type="float" office:value="279121.834818776" calcext:value-type="float">
            <text:p>279121.83481877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56446783.05477" calcext:value-type="float">
            <text:p>1456446783.05477</text:p>
          </table:table-cell>
          <table:table-cell office:value-type="float" office:value="1120" calcext:value-type="float">
            <text:p>1120</text:p>
          </table:table-cell>
          <table:table-cell table:formula="of:=[.B231]-[.B$2]" office:value-type="float" office:value="2.98136711120605" calcext:value-type="float">
            <text:p>2.9813671112</text:p>
          </table:table-cell>
          <table:table-cell table:formula="of:=[.C231]/([.D231]-[.D230])" office:value-type="float" office:value="173043.816259624" calcext:value-type="float">
            <text:p>173043.81625962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56446783.05871" calcext:value-type="float">
            <text:p>1456446783.05871</text:p>
          </table:table-cell>
          <table:table-cell office:value-type="float" office:value="1120" calcext:value-type="float">
            <text:p>1120</text:p>
          </table:table-cell>
          <table:table-cell table:formula="of:=[.B232]-[.B$2]" office:value-type="float" office:value="2.98530340194702" calcext:value-type="float">
            <text:p>2.9853034019</text:p>
          </table:table-cell>
          <table:table-cell table:formula="of:=[.C232]/([.D232]-[.D231])" office:value-type="float" office:value="284531.827983041" calcext:value-type="float">
            <text:p>284531.82798304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56446783.06269" calcext:value-type="float">
            <text:p>1456446783.06269</text:p>
          </table:table-cell>
          <table:table-cell office:value-type="float" office:value="1120" calcext:value-type="float">
            <text:p>1120</text:p>
          </table:table-cell>
          <table:table-cell table:formula="of:=[.B233]-[.B$2]" office:value-type="float" office:value="2.98928880691528" calcext:value-type="float">
            <text:p>2.9892888069</text:p>
          </table:table-cell>
          <table:table-cell table:formula="of:=[.C233]/([.D233]-[.D232])" office:value-type="float" office:value="281025.393634841" calcext:value-type="float">
            <text:p>281025.39363484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56446783.06674" calcext:value-type="float">
            <text:p>1456446783.06674</text:p>
          </table:table-cell>
          <table:table-cell office:value-type="float" office:value="1120" calcext:value-type="float">
            <text:p>1120</text:p>
          </table:table-cell>
          <table:table-cell table:formula="of:=[.B234]-[.B$2]" office:value-type="float" office:value="2.99333357810974" calcext:value-type="float">
            <text:p>2.9933335781</text:p>
          </table:table-cell>
          <table:table-cell table:formula="of:=[.C234]/([.D234]-[.D233])" office:value-type="float" office:value="276900.706159741" calcext:value-type="float">
            <text:p>276900.70615974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56446783.07066" calcext:value-type="float">
            <text:p>1456446783.07066</text:p>
          </table:table-cell>
          <table:table-cell office:value-type="float" office:value="1120" calcext:value-type="float">
            <text:p>1120</text:p>
          </table:table-cell>
          <table:table-cell table:formula="of:=[.B235]-[.B$2]" office:value-type="float" office:value="2.99725341796875" calcext:value-type="float">
            <text:p>2.997253418</text:p>
          </table:table-cell>
          <table:table-cell table:formula="of:=[.C235]/([.D235]-[.D234])" office:value-type="float" office:value="285725.958275044" calcext:value-type="float">
            <text:p>285725.95827504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56446783.07455" calcext:value-type="float">
            <text:p>1456446783.07455</text:p>
          </table:table-cell>
          <table:table-cell office:value-type="float" office:value="1120" calcext:value-type="float">
            <text:p>1120</text:p>
          </table:table-cell>
          <table:table-cell table:formula="of:=[.B236]-[.B$2]" office:value-type="float" office:value="3.00114989280701" calcext:value-type="float">
            <text:p>3.0011498928</text:p>
          </table:table-cell>
          <table:table-cell table:formula="of:=[.C236]/([.D236]-[.D235])" office:value-type="float" office:value="287439.300006119" calcext:value-type="float">
            <text:p>287439.30000611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56446783.07845" calcext:value-type="float">
            <text:p>1456446783.07845</text:p>
          </table:table-cell>
          <table:table-cell office:value-type="float" office:value="1120" calcext:value-type="float">
            <text:p>1120</text:p>
          </table:table-cell>
          <table:table-cell table:formula="of:=[.B237]-[.B$2]" office:value-type="float" office:value="3.00504231452942" calcext:value-type="float">
            <text:p>3.0050423145</text:p>
          </table:table-cell>
          <table:table-cell table:formula="of:=[.C237]/([.D237]-[.D236])" office:value-type="float" office:value="287738.605904692" calcext:value-type="float">
            <text:p>287738.60590469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56446783.08234" calcext:value-type="float">
            <text:p>1456446783.08234</text:p>
          </table:table-cell>
          <table:table-cell office:value-type="float" office:value="1120" calcext:value-type="float">
            <text:p>1120</text:p>
          </table:table-cell>
          <table:table-cell table:formula="of:=[.B238]-[.B$2]" office:value-type="float" office:value="3.0089328289032" calcext:value-type="float">
            <text:p>3.0089328289</text:p>
          </table:table-cell>
          <table:table-cell table:formula="of:=[.C238]/([.D238]-[.D237])" office:value-type="float" office:value="287879.671528374" calcext:value-type="float">
            <text:p>287879.67152837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56446783.08934" calcext:value-type="float">
            <text:p>1456446783.08934</text:p>
          </table:table-cell>
          <table:table-cell office:value-type="float" office:value="1120" calcext:value-type="float">
            <text:p>1120</text:p>
          </table:table-cell>
          <table:table-cell table:formula="of:=[.B239]-[.B$2]" office:value-type="float" office:value="3.0159318447113" calcext:value-type="float">
            <text:p>3.0159318447</text:p>
          </table:table-cell>
          <table:table-cell table:formula="of:=[.C239]/([.D239]-[.D238])" office:value-type="float" office:value="160022.498978062" calcext:value-type="float">
            <text:p>160022.49897806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56446783.10066" calcext:value-type="float">
            <text:p>1456446783.10066</text:p>
          </table:table-cell>
          <table:table-cell office:value-type="float" office:value="1120" calcext:value-type="float">
            <text:p>1120</text:p>
          </table:table-cell>
          <table:table-cell table:formula="of:=[.B240]-[.B$2]" office:value-type="float" office:value="3.02726030349731" calcext:value-type="float">
            <text:p>3.0272603035</text:p>
          </table:table-cell>
          <table:table-cell table:formula="of:=[.C240]/([.D240]-[.D239])" office:value-type="float" office:value="98866.0524045038" calcext:value-type="float">
            <text:p>98866.052404503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56446783.11203" calcext:value-type="float">
            <text:p>1456446783.11203</text:p>
          </table:table-cell>
          <table:table-cell office:value-type="float" office:value="1120" calcext:value-type="float">
            <text:p>1120</text:p>
          </table:table-cell>
          <table:table-cell table:formula="of:=[.B241]-[.B$2]" office:value-type="float" office:value="3.03862619400024" calcext:value-type="float">
            <text:p>3.038626194</text:p>
          </table:table-cell>
          <table:table-cell table:formula="of:=[.C241]/([.D241]-[.D240])" office:value-type="float" office:value="98540.4530961571" calcext:value-type="float">
            <text:p>98540.453096157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56446783.12326" calcext:value-type="float">
            <text:p>1456446783.12326</text:p>
          </table:table-cell>
          <table:table-cell office:value-type="float" office:value="1120" calcext:value-type="float">
            <text:p>1120</text:p>
          </table:table-cell>
          <table:table-cell table:formula="of:=[.B242]-[.B$2]" office:value-type="float" office:value="3.04985189437866" calcext:value-type="float">
            <text:p>3.0498518944</text:p>
          </table:table-cell>
          <table:table-cell table:formula="of:=[.C242]/([.D242]-[.D241])" office:value-type="float" office:value="99771.057684139" calcext:value-type="float">
            <text:p>99771.05768413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56446783.13469" calcext:value-type="float">
            <text:p>1456446783.13469</text:p>
          </table:table-cell>
          <table:table-cell office:value-type="float" office:value="1120" calcext:value-type="float">
            <text:p>1120</text:p>
          </table:table-cell>
          <table:table-cell table:formula="of:=[.B243]-[.B$2]" office:value-type="float" office:value="3.06128525733948" calcext:value-type="float">
            <text:p>3.0612852573</text:p>
          </table:table-cell>
          <table:table-cell table:formula="of:=[.C243]/([.D243]-[.D242])" office:value-type="float" office:value="97958.929830049" calcext:value-type="float">
            <text:p>97958.92983004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56446783.14603" calcext:value-type="float">
            <text:p>1456446783.14603</text:p>
          </table:table-cell>
          <table:table-cell office:value-type="float" office:value="1120" calcext:value-type="float">
            <text:p>1120</text:p>
          </table:table-cell>
          <table:table-cell table:formula="of:=[.B244]-[.B$2]" office:value-type="float" office:value="3.07262444496155" calcext:value-type="float">
            <text:p>3.072624445</text:p>
          </table:table-cell>
          <table:table-cell table:formula="of:=[.C244]/([.D244]-[.D243])" office:value-type="float" office:value="98772.5079899075" calcext:value-type="float">
            <text:p>98772.507989907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56446783.15751" calcext:value-type="float">
            <text:p>1456446783.15751</text:p>
          </table:table-cell>
          <table:table-cell office:value-type="float" office:value="1120" calcext:value-type="float">
            <text:p>1120</text:p>
          </table:table-cell>
          <table:table-cell table:formula="of:=[.B245]-[.B$2]" office:value-type="float" office:value="3.08410620689392" calcext:value-type="float">
            <text:p>3.0841062069</text:p>
          </table:table-cell>
          <table:table-cell table:formula="of:=[.C245]/([.D245]-[.D244])" office:value-type="float" office:value="97546.0044021762" calcext:value-type="float">
            <text:p>97546.004402176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56446783.16889" calcext:value-type="float">
            <text:p>1456446783.16889</text:p>
          </table:table-cell>
          <table:table-cell office:value-type="float" office:value="1120" calcext:value-type="float">
            <text:p>1120</text:p>
          </table:table-cell>
          <table:table-cell table:formula="of:=[.B246]-[.B$2]" office:value-type="float" office:value="3.0954909324646" calcext:value-type="float">
            <text:p>3.0954909325</text:p>
          </table:table-cell>
          <table:table-cell table:formula="of:=[.C246]/([.D246]-[.D245])" office:value-type="float" office:value="98377.4262319114" calcext:value-type="float">
            <text:p>98377.426231911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56446783.18043" calcext:value-type="float">
            <text:p>1456446783.18043</text:p>
          </table:table-cell>
          <table:table-cell office:value-type="float" office:value="1120" calcext:value-type="float">
            <text:p>1120</text:p>
          </table:table-cell>
          <table:table-cell table:formula="of:=[.B247]-[.B$2]" office:value-type="float" office:value="3.10702419281006" calcext:value-type="float">
            <text:p>3.1070241928</text:p>
          </table:table-cell>
          <table:table-cell table:formula="of:=[.C247]/([.D247]-[.D246])" office:value-type="float" office:value="97110.4411460702" calcext:value-type="float">
            <text:p>97110.441146070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56446783.19182" calcext:value-type="float">
            <text:p>1456446783.19182</text:p>
          </table:table-cell>
          <table:table-cell office:value-type="float" office:value="1120" calcext:value-type="float">
            <text:p>1120</text:p>
          </table:table-cell>
          <table:table-cell table:formula="of:=[.B248]-[.B$2]" office:value-type="float" office:value="3.11841368675232" calcext:value-type="float">
            <text:p>3.1184136868</text:p>
          </table:table-cell>
          <table:table-cell table:formula="of:=[.C248]/([.D248]-[.D247])" office:value-type="float" office:value="98336.2391409014" calcext:value-type="float">
            <text:p>98336.239140901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56446783.20305" calcext:value-type="float">
            <text:p>1456446783.20305</text:p>
          </table:table-cell>
          <table:table-cell office:value-type="float" office:value="1120" calcext:value-type="float">
            <text:p>1120</text:p>
          </table:table-cell>
          <table:table-cell table:formula="of:=[.B249]-[.B$2]" office:value-type="float" office:value="3.12964177131653" calcext:value-type="float">
            <text:p>3.1296417713</text:p>
          </table:table-cell>
          <table:table-cell table:formula="of:=[.C249]/([.D249]-[.D248])" office:value-type="float" office:value="99749.8721705525" calcext:value-type="float">
            <text:p>99749.872170552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56446783.21431" calcext:value-type="float">
            <text:p>1456446783.21431</text:p>
          </table:table-cell>
          <table:table-cell office:value-type="float" office:value="1120" calcext:value-type="float">
            <text:p>1120</text:p>
          </table:table-cell>
          <table:table-cell table:formula="of:=[.B250]-[.B$2]" office:value-type="float" office:value="3.14091110229492" calcext:value-type="float">
            <text:p>3.1409111023</text:p>
          </table:table-cell>
          <table:table-cell table:formula="of:=[.C250]/([.D250]-[.D249])" office:value-type="float" office:value="99384.7817716377" calcext:value-type="float">
            <text:p>99384.781771637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56446783.22594" calcext:value-type="float">
            <text:p>1456446783.22594</text:p>
          </table:table-cell>
          <table:table-cell office:value-type="float" office:value="1120" calcext:value-type="float">
            <text:p>1120</text:p>
          </table:table-cell>
          <table:table-cell table:formula="of:=[.B251]-[.B$2]" office:value-type="float" office:value="3.15253496170044" calcext:value-type="float">
            <text:p>3.1525349617</text:p>
          </table:table-cell>
          <table:table-cell table:formula="of:=[.C251]/([.D251]-[.D250])" office:value-type="float" office:value="96353.539812118" calcext:value-type="float">
            <text:p>96353.53981211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56446783.23699" calcext:value-type="float">
            <text:p>1456446783.23699</text:p>
          </table:table-cell>
          <table:table-cell office:value-type="float" office:value="1120" calcext:value-type="float">
            <text:p>1120</text:p>
          </table:table-cell>
          <table:table-cell table:formula="of:=[.B252]-[.B$2]" office:value-type="float" office:value="3.16358685493469" calcext:value-type="float">
            <text:p>3.1635868549</text:p>
          </table:table-cell>
          <table:table-cell table:formula="of:=[.C252]/([.D252]-[.D251])" office:value-type="float" office:value="101340.103117247" calcext:value-type="float">
            <text:p>101340.10311724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56446783.24832" calcext:value-type="float">
            <text:p>1456446783.24832</text:p>
          </table:table-cell>
          <table:table-cell office:value-type="float" office:value="1120" calcext:value-type="float">
            <text:p>1120</text:p>
          </table:table-cell>
          <table:table-cell table:formula="of:=[.B253]-[.B$2]" office:value-type="float" office:value="3.1749119758606" calcext:value-type="float">
            <text:p>3.1749119759</text:p>
          </table:table-cell>
          <table:table-cell table:formula="of:=[.C253]/([.D253]-[.D252])" office:value-type="float" office:value="98895.1912591314" calcext:value-type="float">
            <text:p>98895.191259131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56446783.25963" calcext:value-type="float">
            <text:p>1456446783.25963</text:p>
          </table:table-cell>
          <table:table-cell office:value-type="float" office:value="1120" calcext:value-type="float">
            <text:p>1120</text:p>
          </table:table-cell>
          <table:table-cell table:formula="of:=[.B254]-[.B$2]" office:value-type="float" office:value="3.18622136116028" calcext:value-type="float">
            <text:p>3.1862213612</text:p>
          </table:table-cell>
          <table:table-cell table:formula="of:=[.C254]/([.D254]-[.D253])" office:value-type="float" office:value="99032.7918203858" calcext:value-type="float">
            <text:p>99032.791820385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56446783.27109" calcext:value-type="float">
            <text:p>1456446783.27109</text:p>
          </table:table-cell>
          <table:table-cell office:value-type="float" office:value="1120" calcext:value-type="float">
            <text:p>1120</text:p>
          </table:table-cell>
          <table:table-cell table:formula="of:=[.B255]-[.B$2]" office:value-type="float" office:value="3.19768190383911" calcext:value-type="float">
            <text:p>3.1976819038</text:p>
          </table:table-cell>
          <table:table-cell table:formula="of:=[.C255]/([.D255]-[.D254])" office:value-type="float" office:value="97726.6113295471" calcext:value-type="float">
            <text:p>97726.611329547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56446783.28243" calcext:value-type="float">
            <text:p>1456446783.28243</text:p>
          </table:table-cell>
          <table:table-cell office:value-type="float" office:value="1120" calcext:value-type="float">
            <text:p>1120</text:p>
          </table:table-cell>
          <table:table-cell table:formula="of:=[.B256]-[.B$2]" office:value-type="float" office:value="3.20902180671692" calcext:value-type="float">
            <text:p>3.2090218067</text:p>
          </table:table-cell>
          <table:table-cell table:formula="of:=[.C256]/([.D256]-[.D255])" office:value-type="float" office:value="98766.2779891933" calcext:value-type="float">
            <text:p>98766.277989193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56446783.29369" calcext:value-type="float">
            <text:p>1456446783.29369</text:p>
          </table:table-cell>
          <table:table-cell office:value-type="float" office:value="1120" calcext:value-type="float">
            <text:p>1120</text:p>
          </table:table-cell>
          <table:table-cell table:formula="of:=[.B257]-[.B$2]" office:value-type="float" office:value="3.22028636932373" calcext:value-type="float">
            <text:p>3.2202863693</text:p>
          </table:table-cell>
          <table:table-cell table:formula="of:=[.C257]/([.D257]-[.D256])" office:value-type="float" office:value="99426.852075264" calcext:value-type="float">
            <text:p>99426.85207526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56446783.30534" calcext:value-type="float">
            <text:p>1456446783.30534</text:p>
          </table:table-cell>
          <table:table-cell office:value-type="float" office:value="1120" calcext:value-type="float">
            <text:p>1120</text:p>
          </table:table-cell>
          <table:table-cell table:formula="of:=[.B258]-[.B$2]" office:value-type="float" office:value="3.23193216323853" calcext:value-type="float">
            <text:p>3.2319321632</text:p>
          </table:table-cell>
          <table:table-cell table:formula="of:=[.C258]/([.D258]-[.D257])" office:value-type="float" office:value="96172.0607623961" calcext:value-type="float">
            <text:p>96172.060762396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56446783.31666" calcext:value-type="float">
            <text:p>1456446783.31666</text:p>
          </table:table-cell>
          <table:table-cell office:value-type="float" office:value="1120" calcext:value-type="float">
            <text:p>1120</text:p>
          </table:table-cell>
          <table:table-cell table:formula="of:=[.B259]-[.B$2]" office:value-type="float" office:value="3.24325156211853" calcext:value-type="float">
            <text:p>3.2432515621</text:p>
          </table:table-cell>
          <table:table-cell table:formula="of:=[.C259]/([.D259]-[.D258])" office:value-type="float" office:value="98945.1835625671" calcext:value-type="float">
            <text:p>98945.183562567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56446783.32821" calcext:value-type="float">
            <text:p>1456446783.32821</text:p>
          </table:table-cell>
          <table:table-cell office:value-type="float" office:value="1120" calcext:value-type="float">
            <text:p>1120</text:p>
          </table:table-cell>
          <table:table-cell table:formula="of:=[.B260]-[.B$2]" office:value-type="float" office:value="3.25480699539185" calcext:value-type="float">
            <text:p>3.2548069954</text:p>
          </table:table-cell>
          <table:table-cell table:formula="of:=[.C260]/([.D260]-[.D259])" office:value-type="float" office:value="96924.1025852642" calcext:value-type="float">
            <text:p>96924.102585264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56446783.33949" calcext:value-type="float">
            <text:p>1456446783.33949</text:p>
          </table:table-cell>
          <table:table-cell office:value-type="float" office:value="1120" calcext:value-type="float">
            <text:p>1120</text:p>
          </table:table-cell>
          <table:table-cell table:formula="of:=[.B261]-[.B$2]" office:value-type="float" office:value="3.26608681678772" calcext:value-type="float">
            <text:p>3.2660868168</text:p>
          </table:table-cell>
          <table:table-cell table:formula="of:=[.C261]/([.D261]-[.D260])" office:value-type="float" office:value="99292.3523070745" calcext:value-type="float">
            <text:p>99292.352307074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56446783.35074" calcext:value-type="float">
            <text:p>1456446783.35074</text:p>
          </table:table-cell>
          <table:table-cell office:value-type="float" office:value="1120" calcext:value-type="float">
            <text:p>1120</text:p>
          </table:table-cell>
          <table:table-cell table:formula="of:=[.B262]-[.B$2]" office:value-type="float" office:value="3.27733993530273" calcext:value-type="float">
            <text:p>3.2773399353</text:p>
          </table:table-cell>
          <table:table-cell table:formula="of:=[.C262]/([.D262]-[.D261])" office:value-type="float" office:value="99527.9662704718" calcext:value-type="float">
            <text:p>99527.966270471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56446783.36207" calcext:value-type="float">
            <text:p>1456446783.36207</text:p>
          </table:table-cell>
          <table:table-cell office:value-type="float" office:value="1120" calcext:value-type="float">
            <text:p>1120</text:p>
          </table:table-cell>
          <table:table-cell table:formula="of:=[.B263]-[.B$2]" office:value-type="float" office:value="3.28866982460022" calcext:value-type="float">
            <text:p>3.2886698246</text:p>
          </table:table-cell>
          <table:table-cell table:formula="of:=[.C263]/([.D263]-[.D262])" office:value-type="float" office:value="98853.5695797647" calcext:value-type="float">
            <text:p>98853.569579764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56446783.37336" calcext:value-type="float">
            <text:p>1456446783.37336</text:p>
          </table:table-cell>
          <table:table-cell office:value-type="float" office:value="1120" calcext:value-type="float">
            <text:p>1120</text:p>
          </table:table-cell>
          <table:table-cell table:formula="of:=[.B264]-[.B$2]" office:value-type="float" office:value="3.29995775222778" calcext:value-type="float">
            <text:p>3.2999577522</text:p>
          </table:table-cell>
          <table:table-cell table:formula="of:=[.C264]/([.D264]-[.D263])" office:value-type="float" office:value="99221.0472066744" calcext:value-type="float">
            <text:p>99221.047206674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56446783.38468" calcext:value-type="float">
            <text:p>1456446783.38468</text:p>
          </table:table-cell>
          <table:table-cell office:value-type="float" office:value="1120" calcext:value-type="float">
            <text:p>1120</text:p>
          </table:table-cell>
          <table:table-cell table:formula="of:=[.B265]-[.B$2]" office:value-type="float" office:value="3.31127595901489" calcext:value-type="float">
            <text:p>3.311275959</text:p>
          </table:table-cell>
          <table:table-cell table:formula="of:=[.C265]/([.D265]-[.D264])" office:value-type="float" office:value="98955.6049882036" calcext:value-type="float">
            <text:p>98955.604988203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56446783.39615" calcext:value-type="float">
            <text:p>1456446783.39615</text:p>
          </table:table-cell>
          <table:table-cell office:value-type="float" office:value="1120" calcext:value-type="float">
            <text:p>1120</text:p>
          </table:table-cell>
          <table:table-cell table:formula="of:=[.B266]-[.B$2]" office:value-type="float" office:value="3.32274746894836" calcext:value-type="float">
            <text:p>3.3227474689</text:p>
          </table:table-cell>
          <table:table-cell table:formula="of:=[.C266]/([.D266]-[.D265])" office:value-type="float" office:value="97633.18050504" calcext:value-type="float">
            <text:p>97633.1805050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56446783.40746" calcext:value-type="float">
            <text:p>1456446783.40746</text:p>
          </table:table-cell>
          <table:table-cell office:value-type="float" office:value="1120" calcext:value-type="float">
            <text:p>1120</text:p>
          </table:table-cell>
          <table:table-cell table:formula="of:=[.B267]-[.B$2]" office:value-type="float" office:value="3.3340573310852" calcext:value-type="float">
            <text:p>3.3340573311</text:p>
          </table:table-cell>
          <table:table-cell table:formula="of:=[.C267]/([.D267]-[.D266])" office:value-type="float" office:value="99028.6164808061" calcext:value-type="float">
            <text:p>99028.616480806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56446783.41884" calcext:value-type="float">
            <text:p>1456446783.41884</text:p>
          </table:table-cell>
          <table:table-cell office:value-type="float" office:value="1120" calcext:value-type="float">
            <text:p>1120</text:p>
          </table:table-cell>
          <table:table-cell table:formula="of:=[.B268]-[.B$2]" office:value-type="float" office:value="3.34543585777283" calcext:value-type="float">
            <text:p>3.3454358578</text:p>
          </table:table-cell>
          <table:table-cell table:formula="of:=[.C268]/([.D268]-[.D267])" office:value-type="float" office:value="98431.0210581456" calcext:value-type="float">
            <text:p>98431.021058145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56446783.43133" calcext:value-type="float">
            <text:p>1456446783.43133</text:p>
          </table:table-cell>
          <table:table-cell office:value-type="float" office:value="1120" calcext:value-type="float">
            <text:p>1120</text:p>
          </table:table-cell>
          <table:table-cell table:formula="of:=[.B269]-[.B$2]" office:value-type="float" office:value="3.35793018341064" calcext:value-type="float">
            <text:p>3.3579301834</text:p>
          </table:table-cell>
          <table:table-cell table:formula="of:=[.C269]/([.D269]-[.D268])" office:value-type="float" office:value="89640.692300353" calcext:value-type="float">
            <text:p>89640.69230035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56446783.44181" calcext:value-type="float">
            <text:p>1456446783.44181</text:p>
          </table:table-cell>
          <table:table-cell office:value-type="float" office:value="1120" calcext:value-type="float">
            <text:p>1120</text:p>
          </table:table-cell>
          <table:table-cell table:formula="of:=[.B270]-[.B$2]" office:value-type="float" office:value="3.36840319633484" calcext:value-type="float">
            <text:p>3.3684031963</text:p>
          </table:table-cell>
          <table:table-cell table:formula="of:=[.C270]/([.D270]-[.D269])" office:value-type="float" office:value="106941.527534318" calcext:value-type="float">
            <text:p>106941.52753431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56446783.45321" calcext:value-type="float">
            <text:p>1456446783.45321</text:p>
          </table:table-cell>
          <table:table-cell office:value-type="float" office:value="1120" calcext:value-type="float">
            <text:p>1120</text:p>
          </table:table-cell>
          <table:table-cell table:formula="of:=[.B271]-[.B$2]" office:value-type="float" office:value="3.37980461120605" calcext:value-type="float">
            <text:p>3.3798046112</text:p>
          </table:table-cell>
          <table:table-cell table:formula="of:=[.C271]/([.D271]-[.D270])" office:value-type="float" office:value="98233.4221367182" calcext:value-type="float">
            <text:p>98233.422136718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56446783.46461" calcext:value-type="float">
            <text:p>1456446783.46461</text:p>
          </table:table-cell>
          <table:table-cell office:value-type="float" office:value="1120" calcext:value-type="float">
            <text:p>1120</text:p>
          </table:table-cell>
          <table:table-cell table:formula="of:=[.B272]-[.B$2]" office:value-type="float" office:value="3.39120244979858" calcext:value-type="float">
            <text:p>3.3912024498</text:p>
          </table:table-cell>
          <table:table-cell table:formula="of:=[.C272]/([.D272]-[.D271])" office:value-type="float" office:value="98264.2446554826" calcext:value-type="float">
            <text:p>98264.244655482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56446783.47604" calcext:value-type="float">
            <text:p>1456446783.47604</text:p>
          </table:table-cell>
          <table:table-cell office:value-type="float" office:value="1120" calcext:value-type="float">
            <text:p>1120</text:p>
          </table:table-cell>
          <table:table-cell table:formula="of:=[.B273]-[.B$2]" office:value-type="float" office:value="3.40263438224792" calcext:value-type="float">
            <text:p>3.4026343822</text:p>
          </table:table-cell>
          <table:table-cell table:formula="of:=[.C273]/([.D273]-[.D272])" office:value-type="float" office:value="97971.1877202861" calcext:value-type="float">
            <text:p>97971.187720286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56446783.48707" calcext:value-type="float">
            <text:p>1456446783.48707</text:p>
          </table:table-cell>
          <table:table-cell office:value-type="float" office:value="1120" calcext:value-type="float">
            <text:p>1120</text:p>
          </table:table-cell>
          <table:table-cell table:formula="of:=[.B274]-[.B$2]" office:value-type="float" office:value="3.41366410255432" calcext:value-type="float">
            <text:p>3.4136641026</text:p>
          </table:table-cell>
          <table:table-cell table:formula="of:=[.C274]/([.D274]-[.D273])" office:value-type="float" office:value="101543.826034326" calcext:value-type="float">
            <text:p>101543.82603432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56446783.49839" calcext:value-type="float">
            <text:p>1456446783.49839</text:p>
          </table:table-cell>
          <table:table-cell office:value-type="float" office:value="1120" calcext:value-type="float">
            <text:p>1120</text:p>
          </table:table-cell>
          <table:table-cell table:formula="of:=[.B275]-[.B$2]" office:value-type="float" office:value="3.42498183250427" calcext:value-type="float">
            <text:p>3.4249818325</text:p>
          </table:table-cell>
          <table:table-cell table:formula="of:=[.C275]/([.D275]-[.D274])" office:value-type="float" office:value="98959.774173162" calcext:value-type="float">
            <text:p>98959.77417316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56446783.50977" calcext:value-type="float">
            <text:p>1456446783.50977</text:p>
          </table:table-cell>
          <table:table-cell office:value-type="float" office:value="1120" calcext:value-type="float">
            <text:p>1120</text:p>
          </table:table-cell>
          <table:table-cell table:formula="of:=[.B276]-[.B$2]" office:value-type="float" office:value="3.43636155128479" calcext:value-type="float">
            <text:p>3.4363615513</text:p>
          </table:table-cell>
          <table:table-cell table:formula="of:=[.C276]/([.D276]-[.D275])" office:value-type="float" office:value="98420.7098261052" calcext:value-type="float">
            <text:p>98420.709826105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56446783.52116" calcext:value-type="float">
            <text:p>1456446783.52116</text:p>
          </table:table-cell>
          <table:table-cell office:value-type="float" office:value="1120" calcext:value-type="float">
            <text:p>1120</text:p>
          </table:table-cell>
          <table:table-cell table:formula="of:=[.B277]-[.B$2]" office:value-type="float" office:value="3.44775938987732" calcext:value-type="float">
            <text:p>3.4477593899</text:p>
          </table:table-cell>
          <table:table-cell table:formula="of:=[.C277]/([.D277]-[.D276])" office:value-type="float" office:value="98264.2446554826" calcext:value-type="float">
            <text:p>98264.244655482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56446783.53253" calcext:value-type="float">
            <text:p>1456446783.53253</text:p>
          </table:table-cell>
          <table:table-cell office:value-type="float" office:value="1120" calcext:value-type="float">
            <text:p>1120</text:p>
          </table:table-cell>
          <table:table-cell table:formula="of:=[.B278]-[.B$2]" office:value-type="float" office:value="3.45913052558899" calcext:value-type="float">
            <text:p>3.4591305256</text:p>
          </table:table-cell>
          <table:table-cell table:formula="of:=[.C278]/([.D278]-[.D277])" office:value-type="float" office:value="98494.9989516501" calcext:value-type="float">
            <text:p>98494.998951650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56446783.54383" calcext:value-type="float">
            <text:p>1456446783.54383</text:p>
          </table:table-cell>
          <table:table-cell office:value-type="float" office:value="1120" calcext:value-type="float">
            <text:p>1120</text:p>
          </table:table-cell>
          <table:table-cell table:formula="of:=[.B279]-[.B$2]" office:value-type="float" office:value="3.47042417526245" calcext:value-type="float">
            <text:p>3.4704241753</text:p>
          </table:table-cell>
          <table:table-cell table:formula="of:=[.C279]/([.D279]-[.D278])" office:value-type="float" office:value="99170.775823851" calcext:value-type="float">
            <text:p>99170.77582385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56446783.55529" calcext:value-type="float">
            <text:p>1456446783.55529</text:p>
          </table:table-cell>
          <table:table-cell office:value-type="float" office:value="1120" calcext:value-type="float">
            <text:p>1120</text:p>
          </table:table-cell>
          <table:table-cell table:formula="of:=[.B280]-[.B$2]" office:value-type="float" office:value="3.48188805580139" calcext:value-type="float">
            <text:p>3.4818880558</text:p>
          </table:table-cell>
          <table:table-cell table:formula="of:=[.C280]/([.D280]-[.D279])" office:value-type="float" office:value="97698.1569369632" calcext:value-type="float">
            <text:p>97698.156936963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56446783.5669" calcext:value-type="float">
            <text:p>1456446783.5669</text:p>
          </table:table-cell>
          <table:table-cell office:value-type="float" office:value="1120" calcext:value-type="float">
            <text:p>1120</text:p>
          </table:table-cell>
          <table:table-cell table:formula="of:=[.B281]-[.B$2]" office:value-type="float" office:value="3.49349355697632" calcext:value-type="float">
            <text:p>3.493493557</text:p>
          </table:table-cell>
          <table:table-cell table:formula="of:=[.C281]/([.D281]-[.D280])" office:value-type="float" office:value="96505.9572282597" calcext:value-type="float">
            <text:p>96505.957228259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56446783.57831" calcext:value-type="float">
            <text:p>1456446783.57831</text:p>
          </table:table-cell>
          <table:table-cell office:value-type="float" office:value="1120" calcext:value-type="float">
            <text:p>1120</text:p>
          </table:table-cell>
          <table:table-cell table:formula="of:=[.B282]-[.B$2]" office:value-type="float" office:value="3.50490927696228" calcext:value-type="float">
            <text:p>3.504909277</text:p>
          </table:table-cell>
          <table:table-cell table:formula="of:=[.C282]/([.D282]-[.D281])" office:value-type="float" office:value="98110.3251811783" calcext:value-type="float">
            <text:p>98110.325181178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56446783.5896" calcext:value-type="float">
            <text:p>1456446783.5896</text:p>
          </table:table-cell>
          <table:table-cell office:value-type="float" office:value="1120" calcext:value-type="float">
            <text:p>1120</text:p>
          </table:table-cell>
          <table:table-cell table:formula="of:=[.B283]-[.B$2]" office:value-type="float" office:value="3.51619482040405" calcext:value-type="float">
            <text:p>3.5161948204</text:p>
          </table:table-cell>
          <table:table-cell table:formula="of:=[.C283]/([.D283]-[.D282])" office:value-type="float" office:value="99242.0086616668" calcext:value-type="float">
            <text:p>99242.008661666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56446783.60095" calcext:value-type="float">
            <text:p>1456446783.60095</text:p>
          </table:table-cell>
          <table:table-cell office:value-type="float" office:value="1120" calcext:value-type="float">
            <text:p>1120</text:p>
          </table:table-cell>
          <table:table-cell table:formula="of:=[.B284]-[.B$2]" office:value-type="float" office:value="3.52754497528076" calcext:value-type="float">
            <text:p>3.5275449753</text:p>
          </table:table-cell>
          <table:table-cell table:formula="of:=[.C284]/([.D284]-[.D283])" office:value-type="float" office:value="98677.0675965214" calcext:value-type="float">
            <text:p>98677.067596521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56446783.6122" calcext:value-type="float">
            <text:p>1456446783.6122</text:p>
          </table:table-cell>
          <table:table-cell office:value-type="float" office:value="1120" calcext:value-type="float">
            <text:p>1120</text:p>
          </table:table-cell>
          <table:table-cell table:formula="of:=[.B285]-[.B$2]" office:value-type="float" office:value="3.53880000114441" calcext:value-type="float">
            <text:p>3.5388000011</text:p>
          </table:table-cell>
          <table:table-cell table:formula="of:=[.C285]/([.D285]-[.D284])" office:value-type="float" office:value="99511.0996250556" calcext:value-type="float">
            <text:p>99511.099625055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56446783.62349" calcext:value-type="float">
            <text:p>1456446783.62349</text:p>
          </table:table-cell>
          <table:table-cell office:value-type="float" office:value="1120" calcext:value-type="float">
            <text:p>1120</text:p>
          </table:table-cell>
          <table:table-cell table:formula="of:=[.B286]-[.B$2]" office:value-type="float" office:value="3.55008578300476" calcext:value-type="float">
            <text:p>3.550085783</text:p>
          </table:table-cell>
          <table:table-cell table:formula="of:=[.C286]/([.D286]-[.D285])" office:value-type="float" office:value="99239.9121176272" calcext:value-type="float">
            <text:p>99239.912117627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56446783.63486" calcext:value-type="float">
            <text:p>1456446783.63486</text:p>
          </table:table-cell>
          <table:table-cell office:value-type="float" office:value="1120" calcext:value-type="float">
            <text:p>1120</text:p>
          </table:table-cell>
          <table:table-cell table:formula="of:=[.B287]-[.B$2]" office:value-type="float" office:value="3.56145715713501" calcext:value-type="float">
            <text:p>3.5614571571</text:p>
          </table:table-cell>
          <table:table-cell table:formula="of:=[.C287]/([.D287]-[.D286])" office:value-type="float" office:value="98492.9338505084" calcext:value-type="float">
            <text:p>98492.933850508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56446783.64623" calcext:value-type="float">
            <text:p>1456446783.64623</text:p>
          </table:table-cell>
          <table:table-cell office:value-type="float" office:value="1120" calcext:value-type="float">
            <text:p>1120</text:p>
          </table:table-cell>
          <table:table-cell table:formula="of:=[.B288]-[.B$2]" office:value-type="float" office:value="3.5728235244751" calcext:value-type="float">
            <text:p>3.5728235245</text:p>
          </table:table-cell>
          <table:table-cell table:formula="of:=[.C288]/([.D288]-[.D287])" office:value-type="float" office:value="98536.3191676805" calcext:value-type="float">
            <text:p>98536.319167680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56446783.65756" calcext:value-type="float">
            <text:p>1456446783.65756</text:p>
          </table:table-cell>
          <table:table-cell office:value-type="float" office:value="1120" calcext:value-type="float">
            <text:p>1120</text:p>
          </table:table-cell>
          <table:table-cell table:formula="of:=[.B289]-[.B$2]" office:value-type="float" office:value="3.58416080474854" calcext:value-type="float">
            <text:p>3.5841608047</text:p>
          </table:table-cell>
          <table:table-cell table:formula="of:=[.C289]/([.D289]-[.D288])" office:value-type="float" office:value="98789.1251682369" calcext:value-type="float">
            <text:p>98789.125168236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56446783.66886" calcext:value-type="float">
            <text:p>1456446783.66886</text:p>
          </table:table-cell>
          <table:table-cell office:value-type="float" office:value="1120" calcext:value-type="float">
            <text:p>1120</text:p>
          </table:table-cell>
          <table:table-cell table:formula="of:=[.B290]-[.B$2]" office:value-type="float" office:value="3.59545540809631" calcext:value-type="float">
            <text:p>3.5954554081</text:p>
          </table:table-cell>
          <table:table-cell table:formula="of:=[.C290]/([.D290]-[.D289])" office:value-type="float" office:value="99162.4022122306" calcext:value-type="float">
            <text:p>99162.402212230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56446783.68042" calcext:value-type="float">
            <text:p>1456446783.68042</text:p>
          </table:table-cell>
          <table:table-cell office:value-type="float" office:value="1120" calcext:value-type="float">
            <text:p>1120</text:p>
          </table:table-cell>
          <table:table-cell table:formula="of:=[.B291]-[.B$2]" office:value-type="float" office:value="3.60701274871826" calcext:value-type="float">
            <text:p>3.6070127487</text:p>
          </table:table-cell>
          <table:table-cell table:formula="of:=[.C291]/([.D291]-[.D290])" office:value-type="float" office:value="96908.1068592058" calcext:value-type="float">
            <text:p>96908.106859205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56446783.69187" calcext:value-type="float">
            <text:p>1456446783.69187</text:p>
          </table:table-cell>
          <table:table-cell office:value-type="float" office:value="1120" calcext:value-type="float">
            <text:p>1120</text:p>
          </table:table-cell>
          <table:table-cell table:formula="of:=[.B292]-[.B$2]" office:value-type="float" office:value="3.61846399307251" calcext:value-type="float">
            <text:p>3.6184639931</text:p>
          </table:table-cell>
          <table:table-cell table:formula="of:=[.C292]/([.D292]-[.D291])" office:value-type="float" office:value="97805.9646054549" calcext:value-type="float">
            <text:p>97805.964605454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56446783.70312" calcext:value-type="float">
            <text:p>1456446783.70312</text:p>
          </table:table-cell>
          <table:table-cell office:value-type="float" office:value="1120" calcext:value-type="float">
            <text:p>1120</text:p>
          </table:table-cell>
          <table:table-cell table:formula="of:=[.B293]-[.B$2]" office:value-type="float" office:value="3.62971830368042" calcext:value-type="float">
            <text:p>3.6297183037</text:p>
          </table:table-cell>
          <table:table-cell table:formula="of:=[.C293]/([.D293]-[.D292])" office:value-type="float" office:value="99517.4239471231" calcext:value-type="float">
            <text:p>99517.423947123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56446783.71498" calcext:value-type="float">
            <text:p>1456446783.71498</text:p>
          </table:table-cell>
          <table:table-cell office:value-type="float" office:value="1120" calcext:value-type="float">
            <text:p>1120</text:p>
          </table:table-cell>
          <table:table-cell table:formula="of:=[.B294]-[.B$2]" office:value-type="float" office:value="3.64157938957214" calcext:value-type="float">
            <text:p>3.6415793896</text:p>
          </table:table-cell>
          <table:table-cell table:formula="of:=[.C294]/([.D294]-[.D293])" office:value-type="float" office:value="94426.4302800056" calcext:value-type="float">
            <text:p>94426.430280005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56446783.726" calcext:value-type="float">
            <text:p>1456446783.726</text:p>
          </table:table-cell>
          <table:table-cell office:value-type="float" office:value="1120" calcext:value-type="float">
            <text:p>1120</text:p>
          </table:table-cell>
          <table:table-cell table:formula="of:=[.B295]-[.B$2]" office:value-type="float" office:value="3.65259432792664" calcext:value-type="float">
            <text:p>3.6525943279</text:p>
          </table:table-cell>
          <table:table-cell table:formula="of:=[.C295]/([.D295]-[.D294])" office:value-type="float" office:value="101680.096969697" calcext:value-type="float">
            <text:p>101680.09696969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56446783.73716" calcext:value-type="float">
            <text:p>1456446783.73716</text:p>
          </table:table-cell>
          <table:table-cell office:value-type="float" office:value="1120" calcext:value-type="float">
            <text:p>1120</text:p>
          </table:table-cell>
          <table:table-cell table:formula="of:=[.B296]-[.B$2]" office:value-type="float" office:value="3.66375136375427" calcext:value-type="float">
            <text:p>3.6637513638</text:p>
          </table:table-cell>
          <table:table-cell table:formula="of:=[.C296]/([.D296]-[.D295])" office:value-type="float" office:value="100385.085904778" calcext:value-type="float">
            <text:p>100385.08590477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56446783.74856" calcext:value-type="float">
            <text:p>1456446783.74856</text:p>
          </table:table-cell>
          <table:table-cell office:value-type="float" office:value="1120" calcext:value-type="float">
            <text:p>1120</text:p>
          </table:table-cell>
          <table:table-cell table:formula="of:=[.B297]-[.B$2]" office:value-type="float" office:value="3.67516088485718" calcext:value-type="float">
            <text:p>3.6751608849</text:p>
          </table:table-cell>
          <table:table-cell table:formula="of:=[.C297]/([.D297]-[.D296])" office:value-type="float" office:value="98163.6292968342" calcext:value-type="float">
            <text:p>98163.629296834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56446783.75979" calcext:value-type="float">
            <text:p>1456446783.75979</text:p>
          </table:table-cell>
          <table:table-cell office:value-type="float" office:value="1120" calcext:value-type="float">
            <text:p>1120</text:p>
          </table:table-cell>
          <table:table-cell table:formula="of:=[.B298]-[.B$2]" office:value-type="float" office:value="3.68638348579407" calcext:value-type="float">
            <text:p>3.6863834858</text:p>
          </table:table-cell>
          <table:table-cell table:formula="of:=[.C298]/([.D298]-[.D297])" office:value-type="float" office:value="99798.612309065" calcext:value-type="float">
            <text:p>99798.61230906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56446783.77119" calcext:value-type="float">
            <text:p>1456446783.77119</text:p>
          </table:table-cell>
          <table:table-cell office:value-type="float" office:value="1120" calcext:value-type="float">
            <text:p>1120</text:p>
          </table:table-cell>
          <table:table-cell table:formula="of:=[.B299]-[.B$2]" office:value-type="float" office:value="3.69778251647949" calcext:value-type="float">
            <text:p>3.6977825165</text:p>
          </table:table-cell>
          <table:table-cell table:formula="of:=[.C299]/([.D299]-[.D298])" office:value-type="float" office:value="98253.9683336471" calcext:value-type="float">
            <text:p>98253.968333647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56446783.78254" calcext:value-type="float">
            <text:p>1456446783.78254</text:p>
          </table:table-cell>
          <table:table-cell office:value-type="float" office:value="1120" calcext:value-type="float">
            <text:p>1120</text:p>
          </table:table-cell>
          <table:table-cell table:formula="of:=[.B300]-[.B$2]" office:value-type="float" office:value="3.70913434028625" calcext:value-type="float">
            <text:p>3.7091343403</text:p>
          </table:table-cell>
          <table:table-cell table:formula="of:=[.C300]/([.D300]-[.D299])" office:value-type="float" office:value="98662.5602251486" calcext:value-type="float">
            <text:p>98662.560225148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56446783.79389" calcext:value-type="float">
            <text:p>1456446783.79389</text:p>
          </table:table-cell>
          <table:table-cell office:value-type="float" office:value="1120" calcext:value-type="float">
            <text:p>1120</text:p>
          </table:table-cell>
          <table:table-cell table:formula="of:=[.B301]-[.B$2]" office:value-type="float" office:value="3.72048401832581" calcext:value-type="float">
            <text:p>3.7204840183</text:p>
          </table:table-cell>
          <table:table-cell table:formula="of:=[.C301]/([.D301]-[.D300])" office:value-type="float" office:value="98681.2133434165" calcext:value-type="float">
            <text:p>98681.213343416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56446783.80529" calcext:value-type="float">
            <text:p>1456446783.80529</text:p>
          </table:table-cell>
          <table:table-cell office:value-type="float" office:value="1120" calcext:value-type="float">
            <text:p>1120</text:p>
          </table:table-cell>
          <table:table-cell table:formula="of:=[.B302]-[.B$2]" office:value-type="float" office:value="3.73188734054565" calcext:value-type="float">
            <text:p>3.7318873405</text:p>
          </table:table-cell>
          <table:table-cell table:formula="of:=[.C302]/([.D302]-[.D301])" office:value-type="float" office:value="98216.9913650714" calcext:value-type="float">
            <text:p>98216.991365071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56446783.8167" calcext:value-type="float">
            <text:p>1456446783.8167</text:p>
          </table:table-cell>
          <table:table-cell office:value-type="float" office:value="1120" calcext:value-type="float">
            <text:p>1120</text:p>
          </table:table-cell>
          <table:table-cell table:formula="of:=[.B303]-[.B$2]" office:value-type="float" office:value="3.74329495429993" calcext:value-type="float">
            <text:p>3.7432949543</text:p>
          </table:table-cell>
          <table:table-cell table:formula="of:=[.C303]/([.D303]-[.D302])" office:value-type="float" office:value="98180.0422179029" calcext:value-type="float">
            <text:p>98180.042217902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56446783.82816" calcext:value-type="float">
            <text:p>1456446783.82816</text:p>
          </table:table-cell>
          <table:table-cell office:value-type="float" office:value="1120" calcext:value-type="float">
            <text:p>1120</text:p>
          </table:table-cell>
          <table:table-cell table:formula="of:=[.B304]-[.B$2]" office:value-type="float" office:value="3.7547562122345" calcext:value-type="float">
            <text:p>3.7547562122</text:p>
          </table:table-cell>
          <table:table-cell table:formula="of:=[.C304]/([.D304]-[.D303])" office:value-type="float" office:value="97720.5125644866" calcext:value-type="float">
            <text:p>97720.512564486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56446783.83943" calcext:value-type="float">
            <text:p>1456446783.83943</text:p>
          </table:table-cell>
          <table:table-cell office:value-type="float" office:value="1120" calcext:value-type="float">
            <text:p>1120</text:p>
          </table:table-cell>
          <table:table-cell table:formula="of:=[.B305]-[.B$2]" office:value-type="float" office:value="3.76602983474731" calcext:value-type="float">
            <text:p>3.7660298347</text:p>
          </table:table-cell>
          <table:table-cell table:formula="of:=[.C305]/([.D305]-[.D304])" office:value-type="float" office:value="99346.948926721" calcext:value-type="float">
            <text:p>99346.94892672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56446783.85105" calcext:value-type="float">
            <text:p>1456446783.85105</text:p>
          </table:table-cell>
          <table:table-cell office:value-type="float" office:value="1120" calcext:value-type="float">
            <text:p>1120</text:p>
          </table:table-cell>
          <table:table-cell table:formula="of:=[.B306]-[.B$2]" office:value-type="float" office:value="3.7776505947113" calcext:value-type="float">
            <text:p>3.7776505947</text:p>
          </table:table-cell>
          <table:table-cell table:formula="of:=[.C306]/([.D306]-[.D305])" office:value-type="float" office:value="96379.238833836" calcext:value-type="float">
            <text:p>96379.23883383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56446783.86238" calcext:value-type="float">
            <text:p>1456446783.86238</text:p>
          </table:table-cell>
          <table:table-cell office:value-type="float" office:value="1120" calcext:value-type="float">
            <text:p>1120</text:p>
          </table:table-cell>
          <table:table-cell table:formula="of:=[.B307]-[.B$2]" office:value-type="float" office:value="3.78897547721863" calcext:value-type="float">
            <text:p>3.7889754772</text:p>
          </table:table-cell>
          <table:table-cell table:formula="of:=[.C307]/([.D307]-[.D306])" office:value-type="float" office:value="98897.2732631579" calcext:value-type="float">
            <text:p>98897.273263157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56446783.87372" calcext:value-type="float">
            <text:p>1456446783.87372</text:p>
          </table:table-cell>
          <table:table-cell office:value-type="float" office:value="1120" calcext:value-type="float">
            <text:p>1120</text:p>
          </table:table-cell>
          <table:table-cell table:formula="of:=[.B308]-[.B$2]" office:value-type="float" office:value="3.80031514167786" calcext:value-type="float">
            <text:p>3.8003151417</text:p>
          </table:table-cell>
          <table:table-cell table:formula="of:=[.C308]/([.D308]-[.D307])" office:value-type="float" office:value="98768.3545687734" calcext:value-type="float">
            <text:p>98768.354568773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56446783.88506" calcext:value-type="float">
            <text:p>1456446783.88506</text:p>
          </table:table-cell>
          <table:table-cell office:value-type="float" office:value="1120" calcext:value-type="float">
            <text:p>1120</text:p>
          </table:table-cell>
          <table:table-cell table:formula="of:=[.B309]-[.B$2]" office:value-type="float" office:value="3.81165313720703" calcext:value-type="float">
            <text:p>3.8116531372</text:p>
          </table:table-cell>
          <table:table-cell table:formula="of:=[.C309]/([.D309]-[.D308])" office:value-type="float" office:value="98782.8930711807" calcext:value-type="float">
            <text:p>98782.893071180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56446783.8964" calcext:value-type="float">
            <text:p>1456446783.8964</text:p>
          </table:table-cell>
          <table:table-cell office:value-type="float" office:value="1120" calcext:value-type="float">
            <text:p>1120</text:p>
          </table:table-cell>
          <table:table-cell table:formula="of:=[.B310]-[.B$2]" office:value-type="float" office:value="3.82299423217773" calcext:value-type="float">
            <text:p>3.8229942322</text:p>
          </table:table-cell>
          <table:table-cell table:formula="of:=[.C310]/([.D310]-[.D309])" office:value-type="float" office:value="98755.8964009418" calcext:value-type="float">
            <text:p>98755.896400941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56446783.90775" calcext:value-type="float">
            <text:p>1456446783.90775</text:p>
          </table:table-cell>
          <table:table-cell office:value-type="float" office:value="1120" calcext:value-type="float">
            <text:p>1120</text:p>
          </table:table-cell>
          <table:table-cell table:formula="of:=[.B311]-[.B$2]" office:value-type="float" office:value="3.83434963226318" calcext:value-type="float">
            <text:p>3.8343496323</text:p>
          </table:table-cell>
          <table:table-cell table:formula="of:=[.C311]/([.D311]-[.D310])" office:value-type="float" office:value="98631.4873603763" calcext:value-type="float">
            <text:p>98631.487360376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56446783.91915" calcext:value-type="float">
            <text:p>1456446783.91915</text:p>
          </table:table-cell>
          <table:table-cell office:value-type="float" office:value="1120" calcext:value-type="float">
            <text:p>1120</text:p>
          </table:table-cell>
          <table:table-cell table:formula="of:=[.B312]-[.B$2]" office:value-type="float" office:value="3.84574389457703" calcext:value-type="float">
            <text:p>3.8457438946</text:p>
          </table:table-cell>
          <table:table-cell table:formula="of:=[.C312]/([.D312]-[.D311])" office:value-type="float" office:value="98295.086522567" calcext:value-type="float">
            <text:p>98295.08652256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56446783.93039" calcext:value-type="float">
            <text:p>1456446783.93039</text:p>
          </table:table-cell>
          <table:table-cell office:value-type="float" office:value="1120" calcext:value-type="float">
            <text:p>1120</text:p>
          </table:table-cell>
          <table:table-cell table:formula="of:=[.B313]-[.B$2]" office:value-type="float" office:value="3.85698533058167" calcext:value-type="float">
            <text:p>3.8569853306</text:p>
          </table:table-cell>
          <table:table-cell table:formula="of:=[.C313]/([.D313]-[.D312])" office:value-type="float" office:value="99631.3993637328" calcext:value-type="float">
            <text:p>99631.399363732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56446783.94179" calcext:value-type="float">
            <text:p>1456446783.94179</text:p>
          </table:table-cell>
          <table:table-cell office:value-type="float" office:value="1120" calcext:value-type="float">
            <text:p>1120</text:p>
          </table:table-cell>
          <table:table-cell table:formula="of:=[.B314]-[.B$2]" office:value-type="float" office:value="3.8683865070343" calcext:value-type="float">
            <text:p>3.868386507</text:p>
          </table:table-cell>
          <table:table-cell table:formula="of:=[.C314]/([.D314]-[.D313])" office:value-type="float" office:value="98235.4763697198" calcext:value-type="float">
            <text:p>98235.476369719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56446783.95323" calcext:value-type="float">
            <text:p>1456446783.95323</text:p>
          </table:table-cell>
          <table:table-cell office:value-type="float" office:value="1120" calcext:value-type="float">
            <text:p>1120</text:p>
          </table:table-cell>
          <table:table-cell table:formula="of:=[.B315]-[.B$2]" office:value-type="float" office:value="3.87982392311096" calcext:value-type="float">
            <text:p>3.8798239231</text:p>
          </table:table-cell>
          <table:table-cell table:formula="of:=[.C315]/([.D315]-[.D314])" office:value-type="float" office:value="97924.2157925457" calcext:value-type="float">
            <text:p>97924.215792545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56446783.96512" calcext:value-type="float">
            <text:p>1456446783.96512</text:p>
          </table:table-cell>
          <table:table-cell office:value-type="float" office:value="1120" calcext:value-type="float">
            <text:p>1120</text:p>
          </table:table-cell>
          <table:table-cell table:formula="of:=[.B316]-[.B$2]" office:value-type="float" office:value="3.89171671867371" calcext:value-type="float">
            <text:p>3.8917167187</text:p>
          </table:table-cell>
          <table:table-cell table:formula="of:=[.C316]/([.D316]-[.D315])" office:value-type="float" office:value="94174.6618018524" calcext:value-type="float">
            <text:p>94174.661801852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56446783.97637" calcext:value-type="float">
            <text:p>1456446783.97637</text:p>
          </table:table-cell>
          <table:table-cell office:value-type="float" office:value="1120" calcext:value-type="float">
            <text:p>1120</text:p>
          </table:table-cell>
          <table:table-cell table:formula="of:=[.B317]-[.B$2]" office:value-type="float" office:value="3.90296816825867" calcext:value-type="float">
            <text:p>3.9029681683</text:p>
          </table:table-cell>
          <table:table-cell table:formula="of:=[.C317]/([.D317]-[.D316])" office:value-type="float" office:value="99542.7292761485" calcext:value-type="float">
            <text:p>99542.729276148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56446783.98999" calcext:value-type="float">
            <text:p>1456446783.98999</text:p>
          </table:table-cell>
          <table:table-cell office:value-type="float" office:value="1120" calcext:value-type="float">
            <text:p>1120</text:p>
          </table:table-cell>
          <table:table-cell table:formula="of:=[.B318]-[.B$2]" office:value-type="float" office:value="3.91659021377563" calcext:value-type="float">
            <text:p>3.9165902138</text:p>
          </table:table-cell>
          <table:table-cell table:formula="of:=[.C318]/([.D318]-[.D317])" office:value-type="float" office:value="82219.6636037455" calcext:value-type="float">
            <text:p>82219.663603745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56446783.99921" calcext:value-type="float">
            <text:p>1456446783.99921</text:p>
          </table:table-cell>
          <table:table-cell office:value-type="float" office:value="1120" calcext:value-type="float">
            <text:p>1120</text:p>
          </table:table-cell>
          <table:table-cell table:formula="of:=[.B319]-[.B$2]" office:value-type="float" office:value="3.92580676078796" calcext:value-type="float">
            <text:p>3.9258067608</text:p>
          </table:table-cell>
          <table:table-cell table:formula="of:=[.C319]/([.D319]-[.D318])" office:value-type="float" office:value="121520.564968828" calcext:value-type="float">
            <text:p>121520.56496882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56446784.01065" calcext:value-type="float">
            <text:p>1456446784.01065</text:p>
          </table:table-cell>
          <table:table-cell office:value-type="float" office:value="1120" calcext:value-type="float">
            <text:p>1120</text:p>
          </table:table-cell>
          <table:table-cell table:formula="of:=[.B320]-[.B$2]" office:value-type="float" office:value="3.93724226951599" calcext:value-type="float">
            <text:p>3.9372422695</text:p>
          </table:table-cell>
          <table:table-cell table:formula="of:=[.C320]/([.D320]-[.D319])" office:value-type="float" office:value="97940.548744892" calcext:value-type="float">
            <text:p>97940.54874489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56446784.016" calcext:value-type="float">
            <text:p>1456446784.016</text:p>
          </table:table-cell>
          <table:table-cell office:value-type="float" office:value="1120" calcext:value-type="float">
            <text:p>1120</text:p>
          </table:table-cell>
          <table:table-cell table:formula="of:=[.B321]-[.B$2]" office:value-type="float" office:value="3.94259238243103" calcext:value-type="float">
            <text:p>3.9425923824</text:p>
          </table:table-cell>
          <table:table-cell table:formula="of:=[.C321]/([.D321]-[.D320])" office:value-type="float" office:value="209341.376114082" calcext:value-type="float">
            <text:p>209341.37611408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56446784.04464" calcext:value-type="float">
            <text:p>1456446784.04464</text:p>
          </table:table-cell>
          <table:table-cell office:value-type="float" office:value="1120" calcext:value-type="float">
            <text:p>1120</text:p>
          </table:table-cell>
          <table:table-cell table:formula="of:=[.B322]-[.B$2]" office:value-type="float" office:value="3.97123527526855" calcext:value-type="float">
            <text:p>3.9712352753</text:p>
          </table:table-cell>
          <table:table-cell table:formula="of:=[.C322]/([.D322]-[.D321])" office:value-type="float" office:value="39102.1956599549" calcext:value-type="float">
            <text:p>39102.195659954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56446784.04861" calcext:value-type="float">
            <text:p>1456446784.04861</text:p>
          </table:table-cell>
          <table:table-cell office:value-type="float" office:value="1120" calcext:value-type="float">
            <text:p>1120</text:p>
          </table:table-cell>
          <table:table-cell table:formula="of:=[.B323]-[.B$2]" office:value-type="float" office:value="3.97520351409912" calcext:value-type="float">
            <text:p>3.9752035141</text:p>
          </table:table-cell>
          <table:table-cell table:formula="of:=[.C323]/([.D323]-[.D322])" office:value-type="float" office:value="282241.076664263" calcext:value-type="float">
            <text:p>282241.07666426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56446784.05636" calcext:value-type="float">
            <text:p>1456446784.05636</text:p>
          </table:table-cell>
          <table:table-cell office:value-type="float" office:value="1120" calcext:value-type="float">
            <text:p>1120</text:p>
          </table:table-cell>
          <table:table-cell table:formula="of:=[.B324]-[.B$2]" office:value-type="float" office:value="3.98295927047729" calcext:value-type="float">
            <text:p>3.9829592705</text:p>
          </table:table-cell>
          <table:table-cell table:formula="of:=[.C324]/([.D324]-[.D323])" office:value-type="float" office:value="144408.868121734" calcext:value-type="float">
            <text:p>144408.86812173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56446784.06742" calcext:value-type="float">
            <text:p>1456446784.06742</text:p>
          </table:table-cell>
          <table:table-cell office:value-type="float" office:value="1120" calcext:value-type="float">
            <text:p>1120</text:p>
          </table:table-cell>
          <table:table-cell table:formula="of:=[.B325]-[.B$2]" office:value-type="float" office:value="3.99401211738586" calcext:value-type="float">
            <text:p>3.9940121174</text:p>
          </table:table-cell>
          <table:table-cell table:formula="of:=[.C325]/([.D325]-[.D324])" office:value-type="float" office:value="101331.359175133" calcext:value-type="float">
            <text:p>101331.35917513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56446784.07879" calcext:value-type="float">
            <text:p>1456446784.07879</text:p>
          </table:table-cell>
          <table:table-cell office:value-type="float" office:value="1120" calcext:value-type="float">
            <text:p>1120</text:p>
          </table:table-cell>
          <table:table-cell table:formula="of:=[.B326]-[.B$2]" office:value-type="float" office:value="4.00538873672485" calcext:value-type="float">
            <text:p>4.0053887367</text:p>
          </table:table-cell>
          <table:table-cell table:formula="of:=[.C326]/([.D326]-[.D325])" office:value-type="float" office:value="98447.5235241109" calcext:value-type="float">
            <text:p>98447.523524110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56446784.09007" calcext:value-type="float">
            <text:p>1456446784.09007</text:p>
          </table:table-cell>
          <table:table-cell office:value-type="float" office:value="1120" calcext:value-type="float">
            <text:p>1120</text:p>
          </table:table-cell>
          <table:table-cell table:formula="of:=[.B327]-[.B$2]" office:value-type="float" office:value="4.01666116714478" calcext:value-type="float">
            <text:p>4.0166611671</text:p>
          </table:table-cell>
          <table:table-cell table:formula="of:=[.C327]/([.D327]-[.D326])" office:value-type="float" office:value="99357.4551607445" calcext:value-type="float">
            <text:p>99357.455160744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56446784.1014" calcext:value-type="float">
            <text:p>1456446784.1014</text:p>
          </table:table-cell>
          <table:table-cell office:value-type="float" office:value="1120" calcext:value-type="float">
            <text:p>1120</text:p>
          </table:table-cell>
          <table:table-cell table:formula="of:=[.B328]-[.B$2]" office:value-type="float" office:value="4.02799654006958" calcext:value-type="float">
            <text:p>4.0279965401</text:p>
          </table:table-cell>
          <table:table-cell table:formula="of:=[.C328]/([.D328]-[.D327])" office:value-type="float" office:value="98805.7479387515" calcext:value-type="float">
            <text:p>98805.747938751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56446784.11542" calcext:value-type="float">
            <text:p>1456446784.11542</text:p>
          </table:table-cell>
          <table:table-cell office:value-type="float" office:value="1120" calcext:value-type="float">
            <text:p>1120</text:p>
          </table:table-cell>
          <table:table-cell table:formula="of:=[.B329]-[.B$2]" office:value-type="float" office:value="4.04201221466064" calcext:value-type="float">
            <text:p>4.0420122147</text:p>
          </table:table-cell>
          <table:table-cell table:formula="of:=[.C329]/([.D329]-[.D328])" office:value-type="float" office:value="79910.5310788283" calcext:value-type="float">
            <text:p>79910.531078828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56446784.12659" calcext:value-type="float">
            <text:p>1456446784.12659</text:p>
          </table:table-cell>
          <table:table-cell office:value-type="float" office:value="1120" calcext:value-type="float">
            <text:p>1120</text:p>
          </table:table-cell>
          <table:table-cell table:formula="of:=[.B330]-[.B$2]" office:value-type="float" office:value="4.05318546295166" calcext:value-type="float">
            <text:p>4.053185463</text:p>
          </table:table-cell>
          <table:table-cell table:formula="of:=[.C330]/([.D330]-[.D329])" office:value-type="float" office:value="100239.426425401" calcext:value-type="float">
            <text:p>100239.42642540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56446784.14659" calcext:value-type="float">
            <text:p>1456446784.14659</text:p>
          </table:table-cell>
          <table:table-cell office:value-type="float" office:value="1120" calcext:value-type="float">
            <text:p>1120</text:p>
          </table:table-cell>
          <table:table-cell table:formula="of:=[.B331]-[.B$2]" office:value-type="float" office:value="4.07318592071533" calcext:value-type="float">
            <text:p>4.0731859207</text:p>
          </table:table-cell>
          <table:table-cell table:formula="of:=[.C331]/([.D331]-[.D330])" office:value-type="float" office:value="55998.7182910547" calcext:value-type="float">
            <text:p>55998.718291054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56446784.15796" calcext:value-type="float">
            <text:p>1456446784.15796</text:p>
          </table:table-cell>
          <table:table-cell office:value-type="float" office:value="1120" calcext:value-type="float">
            <text:p>1120</text:p>
          </table:table-cell>
          <table:table-cell table:formula="of:=[.B332]-[.B$2]" office:value-type="float" office:value="4.08456015586853" calcext:value-type="float">
            <text:p>4.0845601559</text:p>
          </table:table-cell>
          <table:table-cell table:formula="of:=[.C332]/([.D332]-[.D331])" office:value-type="float" office:value="98468.1593896074" calcext:value-type="float">
            <text:p>98468.159389607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56446784.16921" calcext:value-type="float">
            <text:p>1456446784.16921</text:p>
          </table:table-cell>
          <table:table-cell office:value-type="float" office:value="1120" calcext:value-type="float">
            <text:p>1120</text:p>
          </table:table-cell>
          <table:table-cell table:formula="of:=[.B333]-[.B$2]" office:value-type="float" office:value="4.09581089019775" calcext:value-type="float">
            <text:p>4.0958108902</text:p>
          </table:table-cell>
          <table:table-cell table:formula="of:=[.C333]/([.D333]-[.D332])" office:value-type="float" office:value="99549.0576193605" calcext:value-type="float">
            <text:p>99549.057619360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56446784.18078" calcext:value-type="float">
            <text:p>1456446784.18078</text:p>
          </table:table-cell>
          <table:table-cell office:value-type="float" office:value="1120" calcext:value-type="float">
            <text:p>1120</text:p>
          </table:table-cell>
          <table:table-cell table:formula="of:=[.B334]-[.B$2]" office:value-type="float" office:value="4.10737919807434" calcext:value-type="float">
            <text:p>4.1073791981</text:p>
          </table:table-cell>
          <table:table-cell table:formula="of:=[.C334]/([.D334]-[.D333])" office:value-type="float" office:value="96816.2337956761" calcext:value-type="float">
            <text:p>96816.233795676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56446784.19203" calcext:value-type="float">
            <text:p>1456446784.19203</text:p>
          </table:table-cell>
          <table:table-cell office:value-type="float" office:value="1120" calcext:value-type="float">
            <text:p>1120</text:p>
          </table:table-cell>
          <table:table-cell table:formula="of:=[.B335]-[.B$2]" office:value-type="float" office:value="4.11862802505493" calcext:value-type="float">
            <text:p>4.1186280251</text:p>
          </table:table-cell>
          <table:table-cell table:formula="of:=[.C335]/([.D335]-[.D334])" office:value-type="float" office:value="99565.9371357114" calcext:value-type="float">
            <text:p>99565.937135711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56446784.20322" calcext:value-type="float">
            <text:p>1456446784.20322</text:p>
          </table:table-cell>
          <table:table-cell office:value-type="float" office:value="1120" calcext:value-type="float">
            <text:p>1120</text:p>
          </table:table-cell>
          <table:table-cell table:formula="of:=[.B336]-[.B$2]" office:value-type="float" office:value="4.12981700897217" calcext:value-type="float">
            <text:p>4.129817009</text:p>
          </table:table-cell>
          <table:table-cell table:formula="of:=[.C336]/([.D336]-[.D335])" office:value-type="float" office:value="100098.454719795" calcext:value-type="float">
            <text:p>100098.45471979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56446784.21442" calcext:value-type="float">
            <text:p>1456446784.21442</text:p>
          </table:table-cell>
          <table:table-cell office:value-type="float" office:value="1120" calcext:value-type="float">
            <text:p>1120</text:p>
          </table:table-cell>
          <table:table-cell table:formula="of:=[.B337]-[.B$2]" office:value-type="float" office:value="4.14101266860962" calcext:value-type="float">
            <text:p>4.1410126686</text:p>
          </table:table-cell>
          <table:table-cell table:formula="of:=[.C337]/([.D337]-[.D336])" office:value-type="float" office:value="100038.768260999" calcext:value-type="float">
            <text:p>100038.76826099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56446784.22835" calcext:value-type="float">
            <text:p>1456446784.22835</text:p>
          </table:table-cell>
          <table:table-cell office:value-type="float" office:value="1120" calcext:value-type="float">
            <text:p>1120</text:p>
          </table:table-cell>
          <table:table-cell table:formula="of:=[.B338]-[.B$2]" office:value-type="float" office:value="4.15494441986084" calcext:value-type="float">
            <text:p>4.1549444199</text:p>
          </table:table-cell>
          <table:table-cell table:formula="of:=[.C338]/([.D338]-[.D337])" office:value-type="float" office:value="80391.9033439436" calcext:value-type="float">
            <text:p>80391.903343943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56446784.24823" calcext:value-type="float">
            <text:p>1456446784.24823</text:p>
          </table:table-cell>
          <table:table-cell office:value-type="float" office:value="1120" calcext:value-type="float">
            <text:p>1120</text:p>
          </table:table-cell>
          <table:table-cell table:formula="of:=[.B339]-[.B$2]" office:value-type="float" office:value="4.17482829093933" calcext:value-type="float">
            <text:p>4.1748282909</text:p>
          </table:table-cell>
          <table:table-cell table:formula="of:=[.C339]/([.D339]-[.D338])" office:value-type="float" office:value="56327.0600366911" calcext:value-type="float">
            <text:p>56327.060036691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56446784.25953" calcext:value-type="float">
            <text:p>1456446784.25953</text:p>
          </table:table-cell>
          <table:table-cell office:value-type="float" office:value="1120" calcext:value-type="float">
            <text:p>1120</text:p>
          </table:table-cell>
          <table:table-cell table:formula="of:=[.B340]-[.B$2]" office:value-type="float" office:value="4.18612742424011" calcext:value-type="float">
            <text:p>4.1861274242</text:p>
          </table:table-cell>
          <table:table-cell table:formula="of:=[.C340]/([.D340]-[.D339])" office:value-type="float" office:value="99122.6468602296" calcext:value-type="float">
            <text:p>99122.646860229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56446784.2709" calcext:value-type="float">
            <text:p>1456446784.2709</text:p>
          </table:table-cell>
          <table:table-cell office:value-type="float" office:value="1120" calcext:value-type="float">
            <text:p>1120</text:p>
          </table:table-cell>
          <table:table-cell table:formula="of:=[.B341]-[.B$2]" office:value-type="float" office:value="4.19749522209168" calcext:value-type="float">
            <text:p>4.1974952221</text:p>
          </table:table-cell>
          <table:table-cell table:formula="of:=[.C341]/([.D341]-[.D340])" office:value-type="float" office:value="98523.9194630872" calcext:value-type="float">
            <text:p>98523.919463087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56446784.28218" calcext:value-type="float">
            <text:p>1456446784.28218</text:p>
          </table:table-cell>
          <table:table-cell office:value-type="float" office:value="1120" calcext:value-type="float">
            <text:p>1120</text:p>
          </table:table-cell>
          <table:table-cell table:formula="of:=[.B342]-[.B$2]" office:value-type="float" office:value="4.20877766609192" calcext:value-type="float">
            <text:p>4.2087776661</text:p>
          </table:table-cell>
          <table:table-cell table:formula="of:=[.C342]/([.D342]-[.D341])" office:value-type="float" office:value="99269.2717974726" calcext:value-type="float">
            <text:p>99269.271797472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56446784.29352" calcext:value-type="float">
            <text:p>1456446784.29352</text:p>
          </table:table-cell>
          <table:table-cell office:value-type="float" office:value="1120" calcext:value-type="float">
            <text:p>1120</text:p>
          </table:table-cell>
          <table:table-cell table:formula="of:=[.B343]-[.B$2]" office:value-type="float" office:value="4.22011995315552" calcext:value-type="float">
            <text:p>4.2201199532</text:p>
          </table:table-cell>
          <table:table-cell table:formula="of:=[.C343]/([.D343]-[.D342])" office:value-type="float" office:value="98745.5169949341" calcext:value-type="float">
            <text:p>98745.516994934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56446784.30499" calcext:value-type="float">
            <text:p>1456446784.30499</text:p>
          </table:table-cell>
          <table:table-cell office:value-type="float" office:value="1120" calcext:value-type="float">
            <text:p>1120</text:p>
          </table:table-cell>
          <table:table-cell table:formula="of:=[.B344]-[.B$2]" office:value-type="float" office:value="4.23158431053162" calcext:value-type="float">
            <text:p>4.2315843105</text:p>
          </table:table-cell>
          <table:table-cell table:formula="of:=[.C344]/([.D344]-[.D343])" office:value-type="float" office:value="97694.0933763128" calcext:value-type="float">
            <text:p>97694.093376312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56446784.31629" calcext:value-type="float">
            <text:p>1456446784.31629</text:p>
          </table:table-cell>
          <table:table-cell office:value-type="float" office:value="1120" calcext:value-type="float">
            <text:p>1120</text:p>
          </table:table-cell>
          <table:table-cell table:formula="of:=[.B345]-[.B$2]" office:value-type="float" office:value="4.24288749694824" calcext:value-type="float">
            <text:p>4.2428874969</text:p>
          </table:table-cell>
          <table:table-cell table:formula="of:=[.C345]/([.D345]-[.D344])" office:value-type="float" office:value="99087.1032926238" calcext:value-type="float">
            <text:p>99087.103292623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56446784.33" calcext:value-type="float">
            <text:p>1456446784.33</text:p>
          </table:table-cell>
          <table:table-cell office:value-type="float" office:value="1120" calcext:value-type="float">
            <text:p>1120</text:p>
          </table:table-cell>
          <table:table-cell table:formula="of:=[.B346]-[.B$2]" office:value-type="float" office:value="4.25659155845642" calcext:value-type="float">
            <text:p>4.2565915585</text:p>
          </table:table-cell>
          <table:table-cell table:formula="of:=[.C346]/([.D346]-[.D345])" office:value-type="float" office:value="81727.595817603" calcext:value-type="float">
            <text:p>81727.59581760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56446784.34123" calcext:value-type="float">
            <text:p>1456446784.34123</text:p>
          </table:table-cell>
          <table:table-cell office:value-type="float" office:value="1120" calcext:value-type="float">
            <text:p>1120</text:p>
          </table:table-cell>
          <table:table-cell table:formula="of:=[.B347]-[.B$2]" office:value-type="float" office:value="4.26782250404358" calcext:value-type="float">
            <text:p>4.267822504</text:p>
          </table:table-cell>
          <table:table-cell table:formula="of:=[.C347]/([.D347]-[.D346])" office:value-type="float" office:value="99724.461427419" calcext:value-type="float">
            <text:p>99724.46142741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56446784.36147" calcext:value-type="float">
            <text:p>1456446784.36147</text:p>
          </table:table-cell>
          <table:table-cell office:value-type="float" office:value="1120" calcext:value-type="float">
            <text:p>1120</text:p>
          </table:table-cell>
          <table:table-cell table:formula="of:=[.B348]-[.B$2]" office:value-type="float" office:value="4.28806638717651" calcext:value-type="float">
            <text:p>4.2880663872</text:p>
          </table:table-cell>
          <table:table-cell table:formula="of:=[.C348]/([.D348]-[.D347])" office:value-type="float" office:value="55325.3539671884" calcext:value-type="float">
            <text:p>55325.353967188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56446784.37269" calcext:value-type="float">
            <text:p>1456446784.37269</text:p>
          </table:table-cell>
          <table:table-cell office:value-type="float" office:value="1120" calcext:value-type="float">
            <text:p>1120</text:p>
          </table:table-cell>
          <table:table-cell table:formula="of:=[.B349]-[.B$2]" office:value-type="float" office:value="4.29928851127625" calcext:value-type="float">
            <text:p>4.2992885113</text:p>
          </table:table-cell>
          <table:table-cell table:formula="of:=[.C349]/([.D349]-[.D348])" office:value-type="float" office:value="99802.8528330748" calcext:value-type="float">
            <text:p>99802.852833074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56446784.38395" calcext:value-type="float">
            <text:p>1456446784.38395</text:p>
          </table:table-cell>
          <table:table-cell office:value-type="float" office:value="1120" calcext:value-type="float">
            <text:p>1120</text:p>
          </table:table-cell>
          <table:table-cell table:formula="of:=[.B350]-[.B$2]" office:value-type="float" office:value="4.3105480670929" calcext:value-type="float">
            <text:p>4.3105480671</text:p>
          </table:table-cell>
          <table:table-cell table:formula="of:=[.C350]/([.D350]-[.D349])" office:value-type="float" office:value="99471.0642442722" calcext:value-type="float">
            <text:p>99471.064244272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56446784.39531" calcext:value-type="float">
            <text:p>1456446784.39531</text:p>
          </table:table-cell>
          <table:table-cell office:value-type="float" office:value="1120" calcext:value-type="float">
            <text:p>1120</text:p>
          </table:table-cell>
          <table:table-cell table:formula="of:=[.B351]-[.B$2]" office:value-type="float" office:value="4.32190752029419" calcext:value-type="float">
            <text:p>4.3219075203</text:p>
          </table:table-cell>
          <table:table-cell table:formula="of:=[.C351]/([.D351]-[.D350])" office:value-type="float" office:value="98596.295099171" calcext:value-type="float">
            <text:p>98596.29509917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56446784.40661" calcext:value-type="float">
            <text:p>1456446784.40661</text:p>
          </table:table-cell>
          <table:table-cell office:value-type="float" office:value="1120" calcext:value-type="float">
            <text:p>1120</text:p>
          </table:table-cell>
          <table:table-cell table:formula="of:=[.B352]-[.B$2]" office:value-type="float" office:value="4.33320116996765" calcext:value-type="float">
            <text:p>4.33320117</text:p>
          </table:table-cell>
          <table:table-cell table:formula="of:=[.C352]/([.D352]-[.D351])" office:value-type="float" office:value="99170.775823851" calcext:value-type="float">
            <text:p>99170.77582385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56446784.41793" calcext:value-type="float">
            <text:p>1456446784.41793</text:p>
          </table:table-cell>
          <table:table-cell office:value-type="float" office:value="1120" calcext:value-type="float">
            <text:p>1120</text:p>
          </table:table-cell>
          <table:table-cell table:formula="of:=[.B353]-[.B$2]" office:value-type="float" office:value="4.34452724456787" calcext:value-type="float">
            <text:p>4.3445272446</text:p>
          </table:table-cell>
          <table:table-cell table:formula="of:=[.C353]/([.D353]-[.D352])" office:value-type="float" office:value="98886.8641195664" calcext:value-type="float">
            <text:p>98886.864119566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56446784.42996" calcext:value-type="float">
            <text:p>1456446784.42996</text:p>
          </table:table-cell>
          <table:table-cell office:value-type="float" office:value="1120" calcext:value-type="float">
            <text:p>1120</text:p>
          </table:table-cell>
          <table:table-cell table:formula="of:=[.B354]-[.B$2]" office:value-type="float" office:value="4.35655355453491" calcext:value-type="float">
            <text:p>4.3565535545</text:p>
          </table:table-cell>
          <table:table-cell table:formula="of:=[.C354]/([.D354]-[.D353])" office:value-type="float" office:value="93129.1479322787" calcext:value-type="float">
            <text:p>93129.147932278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56446784.44277" calcext:value-type="float">
            <text:p>1456446784.44277</text:p>
          </table:table-cell>
          <table:table-cell office:value-type="float" office:value="1120" calcext:value-type="float">
            <text:p>1120</text:p>
          </table:table-cell>
          <table:table-cell table:formula="of:=[.B355]-[.B$2]" office:value-type="float" office:value="4.36936402320862" calcext:value-type="float">
            <text:p>4.3693640232</text:p>
          </table:table-cell>
          <table:table-cell table:formula="of:=[.C355]/([.D355]-[.D354])" office:value-type="float" office:value="87428.4952820532" calcext:value-type="float">
            <text:p>87428.495282053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56446784.46342" calcext:value-type="float">
            <text:p>1456446784.46342</text:p>
          </table:table-cell>
          <table:table-cell office:value-type="float" office:value="1120" calcext:value-type="float">
            <text:p>1120</text:p>
          </table:table-cell>
          <table:table-cell table:formula="of:=[.B356]-[.B$2]" office:value-type="float" office:value="4.39001154899597" calcext:value-type="float">
            <text:p>4.390011549</text:p>
          </table:table-cell>
          <table:table-cell table:formula="of:=[.C356]/([.D356]-[.D355])" office:value-type="float" office:value="54243.7874413986" calcext:value-type="float">
            <text:p>54243.787441398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56446784.47459" calcext:value-type="float">
            <text:p>1456446784.47459</text:p>
          </table:table-cell>
          <table:table-cell office:value-type="float" office:value="1120" calcext:value-type="float">
            <text:p>1120</text:p>
          </table:table-cell>
          <table:table-cell table:formula="of:=[.B357]-[.B$2]" office:value-type="float" office:value="4.40118741989136" calcext:value-type="float">
            <text:p>4.4011874199</text:p>
          </table:table-cell>
          <table:table-cell table:formula="of:=[.C357]/([.D357]-[.D356])" office:value-type="float" office:value="100215.903573333" calcext:value-type="float">
            <text:p>100215.90357333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56446784.48594" calcext:value-type="float">
            <text:p>1456446784.48594</text:p>
          </table:table-cell>
          <table:table-cell office:value-type="float" office:value="1120" calcext:value-type="float">
            <text:p>1120</text:p>
          </table:table-cell>
          <table:table-cell table:formula="of:=[.B358]-[.B$2]" office:value-type="float" office:value="4.41253519058228" calcext:value-type="float">
            <text:p>4.4125351906</text:p>
          </table:table-cell>
          <table:table-cell table:formula="of:=[.C358]/([.D358]-[.D357])" office:value-type="float" office:value="98697.7998151105" calcext:value-type="float">
            <text:p>98697.799815110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56446784.49705" calcext:value-type="float">
            <text:p>1456446784.49705</text:p>
          </table:table-cell>
          <table:table-cell office:value-type="float" office:value="1120" calcext:value-type="float">
            <text:p>1120</text:p>
          </table:table-cell>
          <table:table-cell table:formula="of:=[.B359]-[.B$2]" office:value-type="float" office:value="4.42364525794983" calcext:value-type="float">
            <text:p>4.4236452579</text:p>
          </table:table-cell>
          <table:table-cell table:formula="of:=[.C359]/([.D359]-[.D358])" office:value-type="float" office:value="100809.46973111" calcext:value-type="float">
            <text:p>100809.4697311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56446784.50839" calcext:value-type="float">
            <text:p>1456446784.50839</text:p>
          </table:table-cell>
          <table:table-cell office:value-type="float" office:value="1120" calcext:value-type="float">
            <text:p>1120</text:p>
          </table:table-cell>
          <table:table-cell table:formula="of:=[.B360]-[.B$2]" office:value-type="float" office:value="4.43498659133911" calcext:value-type="float">
            <text:p>4.4349865913</text:p>
          </table:table-cell>
          <table:table-cell table:formula="of:=[.C360]/([.D360]-[.D359])" office:value-type="float" office:value="98753.8203451828" calcext:value-type="float">
            <text:p>98753.820345182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56446784.51969" calcext:value-type="float">
            <text:p>1456446784.51969</text:p>
          </table:table-cell>
          <table:table-cell office:value-type="float" office:value="1120" calcext:value-type="float">
            <text:p>1120</text:p>
          </table:table-cell>
          <table:table-cell table:formula="of:=[.B361]-[.B$2]" office:value-type="float" office:value="4.44628596305847" calcext:value-type="float">
            <text:p>4.4462859631</text:p>
          </table:table-cell>
          <table:table-cell table:formula="of:=[.C361]/([.D361]-[.D360])" office:value-type="float" office:value="99120.5553562762" calcext:value-type="float">
            <text:p>99120.555356276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56446784.53099" calcext:value-type="float">
            <text:p>1456446784.53099</text:p>
          </table:table-cell>
          <table:table-cell office:value-type="float" office:value="1120" calcext:value-type="float">
            <text:p>1120</text:p>
          </table:table-cell>
          <table:table-cell table:formula="of:=[.B362]-[.B$2]" office:value-type="float" office:value="4.45758414268494" calcext:value-type="float">
            <text:p>4.4575841427</text:p>
          </table:table-cell>
          <table:table-cell table:formula="of:=[.C362]/([.D362]-[.D361])" office:value-type="float" office:value="99131.0137587575" calcext:value-type="float">
            <text:p>99131.013758757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56446784.54415" calcext:value-type="float">
            <text:p>1456446784.54415</text:p>
          </table:table-cell>
          <table:table-cell office:value-type="float" office:value="1120" calcext:value-type="float">
            <text:p>1120</text:p>
          </table:table-cell>
          <table:table-cell table:formula="of:=[.B363]-[.B$2]" office:value-type="float" office:value="4.47075033187866" calcext:value-type="float">
            <text:p>4.4707503319</text:p>
          </table:table-cell>
          <table:table-cell table:formula="of:=[.C363]/([.D363]-[.D362])" office:value-type="float" office:value="85066.3759665357" calcext:value-type="float">
            <text:p>85066.375966535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56446784.55547" calcext:value-type="float">
            <text:p>1456446784.55547</text:p>
          </table:table-cell>
          <table:table-cell office:value-type="float" office:value="1120" calcext:value-type="float">
            <text:p>1120</text:p>
          </table:table-cell>
          <table:table-cell table:formula="of:=[.B364]-[.B$2]" office:value-type="float" office:value="4.4820671081543" calcext:value-type="float">
            <text:p>4.4820671082</text:p>
          </table:table-cell>
          <table:table-cell table:formula="of:=[.C364]/([.D364]-[.D363])" office:value-type="float" office:value="98968.1135971011" calcext:value-type="float">
            <text:p>98968.113597101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56446784.57651" calcext:value-type="float">
            <text:p>1456446784.57651</text:p>
          </table:table-cell>
          <table:table-cell office:value-type="float" office:value="1120" calcext:value-type="float">
            <text:p>1120</text:p>
          </table:table-cell>
          <table:table-cell table:formula="of:=[.B365]-[.B$2]" office:value-type="float" office:value="4.5031054019928" calcext:value-type="float">
            <text:p>4.503105402</text:p>
          </table:table-cell>
          <table:table-cell table:formula="of:=[.C365]/([.D365]-[.D364])" office:value-type="float" office:value="53236.2561621015" calcext:value-type="float">
            <text:p>53236.256162101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56446784.58779" calcext:value-type="float">
            <text:p>1456446784.58779</text:p>
          </table:table-cell>
          <table:table-cell office:value-type="float" office:value="1120" calcext:value-type="float">
            <text:p>1120</text:p>
          </table:table-cell>
          <table:table-cell table:formula="of:=[.B366]-[.B$2]" office:value-type="float" office:value="4.51438856124878" calcext:value-type="float">
            <text:p>4.5143885612</text:p>
          </table:table-cell>
          <table:table-cell table:formula="of:=[.C366]/([.D366]-[.D365])" office:value-type="float" office:value="99262.9789751717" calcext:value-type="float">
            <text:p>99262.978975171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56446784.59906" calcext:value-type="float">
            <text:p>1456446784.59906</text:p>
          </table:table-cell>
          <table:table-cell office:value-type="float" office:value="1120" calcext:value-type="float">
            <text:p>1120</text:p>
          </table:table-cell>
          <table:table-cell table:formula="of:=[.B367]-[.B$2]" office:value-type="float" office:value="4.52565693855286" calcext:value-type="float">
            <text:p>4.5256569386</text:p>
          </table:table-cell>
          <table:table-cell table:formula="of:=[.C367]/([.D367]-[.D366])" office:value-type="float" office:value="99393.1929839409" calcext:value-type="float">
            <text:p>99393.192983940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56446784.61028" calcext:value-type="float">
            <text:p>1456446784.61028</text:p>
          </table:table-cell>
          <table:table-cell office:value-type="float" office:value="1120" calcext:value-type="float">
            <text:p>1120</text:p>
          </table:table-cell>
          <table:table-cell table:formula="of:=[.B368]-[.B$2]" office:value-type="float" office:value="4.53687119483948" calcext:value-type="float">
            <text:p>4.5368711948</text:p>
          </table:table-cell>
          <table:table-cell table:formula="of:=[.C368]/([.D368]-[.D367])" office:value-type="float" office:value="99872.8735436687" calcext:value-type="float">
            <text:p>99872.873543668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56446784.62145" calcext:value-type="float">
            <text:p>1456446784.62145</text:p>
          </table:table-cell>
          <table:table-cell office:value-type="float" office:value="1120" calcext:value-type="float">
            <text:p>1120</text:p>
          </table:table-cell>
          <table:table-cell table:formula="of:=[.B369]-[.B$2]" office:value-type="float" office:value="4.54805016517639" calcext:value-type="float">
            <text:p>4.5480501652</text:p>
          </table:table-cell>
          <table:table-cell table:formula="of:=[.C369]/([.D369]-[.D368])" office:value-type="float" office:value="100188.118068589" calcext:value-type="float">
            <text:p>100188.11806858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56446784.63278" calcext:value-type="float">
            <text:p>1456446784.63278</text:p>
          </table:table-cell>
          <table:table-cell office:value-type="float" office:value="1120" calcext:value-type="float">
            <text:p>1120</text:p>
          </table:table-cell>
          <table:table-cell table:formula="of:=[.B370]-[.B$2]" office:value-type="float" office:value="4.5593798160553" calcext:value-type="float">
            <text:p>4.5593798161</text:p>
          </table:table-cell>
          <table:table-cell table:formula="of:=[.C370]/([.D370]-[.D369])" office:value-type="float" office:value="98855.6498316498" calcext:value-type="float">
            <text:p>98855.649831649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56446784.64414" calcext:value-type="float">
            <text:p>1456446784.64414</text:p>
          </table:table-cell>
          <table:table-cell office:value-type="float" office:value="1120" calcext:value-type="float">
            <text:p>1120</text:p>
          </table:table-cell>
          <table:table-cell table:formula="of:=[.B371]-[.B$2]" office:value-type="float" office:value="4.57073712348938" calcext:value-type="float">
            <text:p>4.5707371235</text:p>
          </table:table-cell>
          <table:table-cell table:formula="of:=[.C371]/([.D371]-[.D370])" office:value-type="float" office:value="98614.9231673524" calcext:value-type="float">
            <text:p>98614.923167352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56446784.65683" calcext:value-type="float">
            <text:p>1456446784.65683</text:p>
          </table:table-cell>
          <table:table-cell office:value-type="float" office:value="1120" calcext:value-type="float">
            <text:p>1120</text:p>
          </table:table-cell>
          <table:table-cell table:formula="of:=[.B372]-[.B$2]" office:value-type="float" office:value="4.58342289924622" calcext:value-type="float">
            <text:p>4.5834228992</text:p>
          </table:table-cell>
          <table:table-cell table:formula="of:=[.C372]/([.D372]-[.D371])" office:value-type="float" office:value="88287.8604721095" calcext:value-type="float">
            <text:p>88287.860472109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56446784.67804" calcext:value-type="float">
            <text:p>1456446784.67804</text:p>
          </table:table-cell>
          <table:table-cell office:value-type="float" office:value="1120" calcext:value-type="float">
            <text:p>1120</text:p>
          </table:table-cell>
          <table:table-cell table:formula="of:=[.B373]-[.B$2]" office:value-type="float" office:value="4.60463619232178" calcext:value-type="float">
            <text:p>4.6046361923</text:p>
          </table:table-cell>
          <table:table-cell table:formula="of:=[.C373]/([.D373]-[.D372])" office:value-type="float" office:value="52797.0832256252" calcext:value-type="float">
            <text:p>52797.083225625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56446784.68952" calcext:value-type="float">
            <text:p>1456446784.68952</text:p>
          </table:table-cell>
          <table:table-cell office:value-type="float" office:value="1120" calcext:value-type="float">
            <text:p>1120</text:p>
          </table:table-cell>
          <table:table-cell table:formula="of:=[.B374]-[.B$2]" office:value-type="float" office:value="4.61611437797546" calcext:value-type="float">
            <text:p>4.616114378</text:p>
          </table:table-cell>
          <table:table-cell table:formula="of:=[.C374]/([.D374]-[.D373])" office:value-type="float" office:value="97576.3969839852" calcext:value-type="float">
            <text:p>97576.396983985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56446784.70085" calcext:value-type="float">
            <text:p>1456446784.70085</text:p>
          </table:table-cell>
          <table:table-cell office:value-type="float" office:value="1120" calcext:value-type="float">
            <text:p>1120</text:p>
          </table:table-cell>
          <table:table-cell table:formula="of:=[.B375]-[.B$2]" office:value-type="float" office:value="4.62744188308716" calcext:value-type="float">
            <text:p>4.6274418831</text:p>
          </table:table-cell>
          <table:table-cell table:formula="of:=[.C375]/([.D375]-[.D374])" office:value-type="float" office:value="98874.376039233" calcext:value-type="float">
            <text:p>98874.37603923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56446784.71215" calcext:value-type="float">
            <text:p>1456446784.71215</text:p>
          </table:table-cell>
          <table:table-cell office:value-type="float" office:value="1120" calcext:value-type="float">
            <text:p>1120</text:p>
          </table:table-cell>
          <table:table-cell table:formula="of:=[.B376]-[.B$2]" office:value-type="float" office:value="4.63874983787537" calcext:value-type="float">
            <text:p>4.6387498379</text:p>
          </table:table-cell>
          <table:table-cell table:formula="of:=[.C376]/([.D376]-[.D375])" office:value-type="float" office:value="99045.3199519281" calcext:value-type="float">
            <text:p>99045.319951928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56446784.7235" calcext:value-type="float">
            <text:p>1456446784.7235</text:p>
          </table:table-cell>
          <table:table-cell office:value-type="float" office:value="1120" calcext:value-type="float">
            <text:p>1120</text:p>
          </table:table-cell>
          <table:table-cell table:formula="of:=[.B377]-[.B$2]" office:value-type="float" office:value="4.65009331703186" calcext:value-type="float">
            <text:p>4.650093317</text:p>
          </table:table-cell>
          <table:table-cell table:formula="of:=[.C377]/([.D377]-[.D376])" office:value-type="float" office:value="98735.1397704822" calcext:value-type="float">
            <text:p>98735.139770482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56446784.73478" calcext:value-type="float">
            <text:p>1456446784.73478</text:p>
          </table:table-cell>
          <table:table-cell office:value-type="float" office:value="1120" calcext:value-type="float">
            <text:p>1120</text:p>
          </table:table-cell>
          <table:table-cell table:formula="of:=[.B378]-[.B$2]" office:value-type="float" office:value="4.66137313842773" calcext:value-type="float">
            <text:p>4.6613731384</text:p>
          </table:table-cell>
          <table:table-cell table:formula="of:=[.C378]/([.D378]-[.D377])" office:value-type="float" office:value="99292.3523070745" calcext:value-type="float">
            <text:p>99292.352307074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56446784.7462" calcext:value-type="float">
            <text:p>1456446784.7462</text:p>
          </table:table-cell>
          <table:table-cell office:value-type="float" office:value="1120" calcext:value-type="float">
            <text:p>1120</text:p>
          </table:table-cell>
          <table:table-cell table:formula="of:=[.B379]-[.B$2]" office:value-type="float" office:value="4.67279577255249" calcext:value-type="float">
            <text:p>4.6727957726</text:p>
          </table:table-cell>
          <table:table-cell table:formula="of:=[.C379]/([.D379]-[.D378])" office:value-type="float" office:value="98050.9388436652" calcext:value-type="float">
            <text:p>98050.938843665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56446784.75722" calcext:value-type="float">
            <text:p>1456446784.75722</text:p>
          </table:table-cell>
          <table:table-cell office:value-type="float" office:value="1120" calcext:value-type="float">
            <text:p>1120</text:p>
          </table:table-cell>
          <table:table-cell table:formula="of:=[.B380]-[.B$2]" office:value-type="float" office:value="4.68381810188293" calcext:value-type="float">
            <text:p>4.6838181019</text:p>
          </table:table-cell>
          <table:table-cell table:formula="of:=[.C380]/([.D380]-[.D379])" office:value-type="float" office:value="101611.915814064" calcext:value-type="float">
            <text:p>101611.91581406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56446784.77985" calcext:value-type="float">
            <text:p>1456446784.77985</text:p>
          </table:table-cell>
          <table:table-cell office:value-type="float" office:value="1120" calcext:value-type="float">
            <text:p>1120</text:p>
          </table:table-cell>
          <table:table-cell table:formula="of:=[.B381]-[.B$2]" office:value-type="float" office:value="4.70644497871399" calcext:value-type="float">
            <text:p>4.7064449787</text:p>
          </table:table-cell>
          <table:table-cell table:formula="of:=[.C381]/([.D381]-[.D380])" office:value-type="float" office:value="49498.656326393" calcext:value-type="float">
            <text:p>49498.65632639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56446784.79121" calcext:value-type="float">
            <text:p>1456446784.79121</text:p>
          </table:table-cell>
          <table:table-cell office:value-type="float" office:value="1120" calcext:value-type="float">
            <text:p>1120</text:p>
          </table:table-cell>
          <table:table-cell table:formula="of:=[.B382]-[.B$2]" office:value-type="float" office:value="4.71780824661255" calcext:value-type="float">
            <text:p>4.7178082466</text:p>
          </table:table-cell>
          <table:table-cell table:formula="of:=[.C382]/([.D382]-[.D381])" office:value-type="float" office:value="98563.1959044082" calcext:value-type="float">
            <text:p>98563.195904408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56446784.80252" calcext:value-type="float">
            <text:p>1456446784.80252</text:p>
          </table:table-cell>
          <table:table-cell office:value-type="float" office:value="1120" calcext:value-type="float">
            <text:p>1120</text:p>
          </table:table-cell>
          <table:table-cell table:formula="of:=[.B383]-[.B$2]" office:value-type="float" office:value="4.72911953926086" calcext:value-type="float">
            <text:p>4.7291195393</text:p>
          </table:table-cell>
          <table:table-cell table:formula="of:=[.C383]/([.D383]-[.D382])" office:value-type="float" office:value="99016.092574247" calcext:value-type="float">
            <text:p>99016.09257424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56446784.81398" calcext:value-type="float">
            <text:p>1456446784.81398</text:p>
          </table:table-cell>
          <table:table-cell office:value-type="float" office:value="1120" calcext:value-type="float">
            <text:p>1120</text:p>
          </table:table-cell>
          <table:table-cell table:formula="of:=[.B384]-[.B$2]" office:value-type="float" office:value="4.74057960510254" calcext:value-type="float">
            <text:p>4.7405796051</text:p>
          </table:table-cell>
          <table:table-cell table:formula="of:=[.C384]/([.D384]-[.D383])" office:value-type="float" office:value="97730.6775958558" calcext:value-type="float">
            <text:p>97730.677595855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56446784.82526" calcext:value-type="float">
            <text:p>1456446784.82526</text:p>
          </table:table-cell>
          <table:table-cell office:value-type="float" office:value="1120" calcext:value-type="float">
            <text:p>1120</text:p>
          </table:table-cell>
          <table:table-cell table:formula="of:=[.B385]-[.B$2]" office:value-type="float" office:value="4.75185394287109" calcext:value-type="float">
            <text:p>4.7518539429</text:p>
          </table:table-cell>
          <table:table-cell table:formula="of:=[.C385]/([.D385]-[.D384])" office:value-type="float" office:value="99340.6462527491" calcext:value-type="float">
            <text:p>99340.646252749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56446784.8365" calcext:value-type="float">
            <text:p>1456446784.8365</text:p>
          </table:table-cell>
          <table:table-cell office:value-type="float" office:value="1120" calcext:value-type="float">
            <text:p>1120</text:p>
          </table:table-cell>
          <table:table-cell table:formula="of:=[.B386]-[.B$2]" office:value-type="float" office:value="4.76309776306152" calcext:value-type="float">
            <text:p>4.7630977631</text:p>
          </table:table-cell>
          <table:table-cell table:formula="of:=[.C386]/([.D386]-[.D385])" office:value-type="float" office:value="99610.2731128075" calcext:value-type="float">
            <text:p>99610.273112807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56446784.84801" calcext:value-type="float">
            <text:p>1456446784.84801</text:p>
          </table:table-cell>
          <table:table-cell office:value-type="float" office:value="1120" calcext:value-type="float">
            <text:p>1120</text:p>
          </table:table-cell>
          <table:table-cell table:formula="of:=[.B387]-[.B$2]" office:value-type="float" office:value="4.77460885047913" calcext:value-type="float">
            <text:p>4.7746088505</text:p>
          </table:table-cell>
          <table:table-cell table:formula="of:=[.C387]/([.D387]-[.D386])" office:value-type="float" office:value="97297.4975663304" calcext:value-type="float">
            <text:p>97297.497566330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56446784.8593" calcext:value-type="float">
            <text:p>1456446784.8593</text:p>
          </table:table-cell>
          <table:table-cell office:value-type="float" office:value="1120" calcext:value-type="float">
            <text:p>1120</text:p>
          </table:table-cell>
          <table:table-cell table:formula="of:=[.B388]-[.B$2]" office:value-type="float" office:value="4.78589367866516" calcext:value-type="float">
            <text:p>4.7858936787</text:p>
          </table:table-cell>
          <table:table-cell table:formula="of:=[.C388]/([.D388]-[.D387])" office:value-type="float" office:value="99248.298825319" calcext:value-type="float">
            <text:p>99248.29882531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56446784.87109" calcext:value-type="float">
            <text:p>1456446784.87109</text:p>
          </table:table-cell>
          <table:table-cell office:value-type="float" office:value="1120" calcext:value-type="float">
            <text:p>1120</text:p>
          </table:table-cell>
          <table:table-cell table:formula="of:=[.B389]-[.B$2]" office:value-type="float" office:value="4.79768943786621" calcext:value-type="float">
            <text:p>4.7976894379</text:p>
          </table:table-cell>
          <table:table-cell table:formula="of:=[.C389]/([.D389]-[.D388])" office:value-type="float" office:value="94949.3780697322" calcext:value-type="float">
            <text:p>94949.378069732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56446784.89325" calcext:value-type="float">
            <text:p>1456446784.89325</text:p>
          </table:table-cell>
          <table:table-cell office:value-type="float" office:value="1120" calcext:value-type="float">
            <text:p>1120</text:p>
          </table:table-cell>
          <table:table-cell table:formula="of:=[.B390]-[.B$2]" office:value-type="float" office:value="4.81984400749207" calcext:value-type="float">
            <text:p>4.8198440075</text:p>
          </table:table-cell>
          <table:table-cell table:formula="of:=[.C390]/([.D390]-[.D389])" office:value-type="float" office:value="50553.9046307158" calcext:value-type="float">
            <text:p>50553.904630715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56446784.90444" calcext:value-type="float">
            <text:p>1456446784.90444</text:p>
          </table:table-cell>
          <table:table-cell office:value-type="float" office:value="1120" calcext:value-type="float">
            <text:p>1120</text:p>
          </table:table-cell>
          <table:table-cell table:formula="of:=[.B391]-[.B$2]" office:value-type="float" office:value="4.83103632926941" calcext:value-type="float">
            <text:p>4.8310363293</text:p>
          </table:table-cell>
          <table:table-cell table:formula="of:=[.C391]/([.D391]-[.D390])" office:value-type="float" office:value="100068.60259032" calcext:value-type="float">
            <text:p>100068.6025903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56446784.91603" calcext:value-type="float">
            <text:p>1456446784.91603</text:p>
          </table:table-cell>
          <table:table-cell office:value-type="float" office:value="1120" calcext:value-type="float">
            <text:p>1120</text:p>
          </table:table-cell>
          <table:table-cell table:formula="of:=[.B392]-[.B$2]" office:value-type="float" office:value="4.84262990951538" calcext:value-type="float">
            <text:p>4.8426299095</text:p>
          </table:table-cell>
          <table:table-cell table:formula="of:=[.C392]/([.D392]-[.D391])" office:value-type="float" office:value="96605.1880642441" calcext:value-type="float">
            <text:p>96605.188064244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56446784.92691" calcext:value-type="float">
            <text:p>1456446784.92691</text:p>
          </table:table-cell>
          <table:table-cell office:value-type="float" office:value="1120" calcext:value-type="float">
            <text:p>1120</text:p>
          </table:table-cell>
          <table:table-cell table:formula="of:=[.B393]-[.B$2]" office:value-type="float" office:value="4.8535041809082" calcext:value-type="float">
            <text:p>4.8535041809</text:p>
          </table:table-cell>
          <table:table-cell table:formula="of:=[.C393]/([.D393]-[.D392])" office:value-type="float" office:value="102995.406270555" calcext:value-type="float">
            <text:p>102995.40627055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56446784.93842" calcext:value-type="float">
            <text:p>1456446784.93842</text:p>
          </table:table-cell>
          <table:table-cell office:value-type="float" office:value="1120" calcext:value-type="float">
            <text:p>1120</text:p>
          </table:table-cell>
          <table:table-cell table:formula="of:=[.B394]-[.B$2]" office:value-type="float" office:value="4.86502075195313" calcext:value-type="float">
            <text:p>4.865020752</text:p>
          </table:table-cell>
          <table:table-cell table:formula="of:=[.C394]/([.D394]-[.D393])" office:value-type="float" office:value="97251.1692613448" calcext:value-type="float">
            <text:p>97251.169261344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56446784.94976" calcext:value-type="float">
            <text:p>1456446784.94976</text:p>
          </table:table-cell>
          <table:table-cell office:value-type="float" office:value="1120" calcext:value-type="float">
            <text:p>1120</text:p>
          </table:table-cell>
          <table:table-cell table:formula="of:=[.B395]-[.B$2]" office:value-type="float" office:value="4.87635636329651" calcext:value-type="float">
            <text:p>4.8763563633</text:p>
          </table:table-cell>
          <table:table-cell table:formula="of:=[.C395]/([.D395]-[.D394])" office:value-type="float" office:value="98803.669786518" calcext:value-type="float">
            <text:p>98803.66978651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56446784.96128" calcext:value-type="float">
            <text:p>1456446784.96128</text:p>
          </table:table-cell>
          <table:table-cell office:value-type="float" office:value="1120" calcext:value-type="float">
            <text:p>1120</text:p>
          </table:table-cell>
          <table:table-cell table:formula="of:=[.B396]-[.B$2]" office:value-type="float" office:value="4.88787508010864" calcext:value-type="float">
            <text:p>4.8878750801</text:p>
          </table:table-cell>
          <table:table-cell table:formula="of:=[.C396]/([.D396]-[.D395])" office:value-type="float" office:value="97233.0528015234" calcext:value-type="float">
            <text:p>97233.052801523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56446784.97234" calcext:value-type="float">
            <text:p>1456446784.97234</text:p>
          </table:table-cell>
          <table:table-cell office:value-type="float" office:value="1120" calcext:value-type="float">
            <text:p>1120</text:p>
          </table:table-cell>
          <table:table-cell table:formula="of:=[.B397]-[.B$2]" office:value-type="float" office:value="4.89893937110901" calcext:value-type="float">
            <text:p>4.8989393711</text:p>
          </table:table-cell>
          <table:table-cell table:formula="of:=[.C397]/([.D397]-[.D396])" office:value-type="float" office:value="101226.549442972" calcext:value-type="float">
            <text:p>101226.54944297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56446784.99512" calcext:value-type="float">
            <text:p>1456446784.99512</text:p>
          </table:table-cell>
          <table:table-cell office:value-type="float" office:value="1120" calcext:value-type="float">
            <text:p>1120</text:p>
          </table:table-cell>
          <table:table-cell table:formula="of:=[.B398]-[.B$2]" office:value-type="float" office:value="4.92171406745911" calcext:value-type="float">
            <text:p>4.9217140675</text:p>
          </table:table-cell>
          <table:table-cell table:formula="of:=[.C398]/([.D398]-[.D397])" office:value-type="float" office:value="49177.384531636" calcext:value-type="float">
            <text:p>49177.38453163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56446785.00779" calcext:value-type="float">
            <text:p>1456446785.00779</text:p>
          </table:table-cell>
          <table:table-cell office:value-type="float" office:value="1120" calcext:value-type="float">
            <text:p>1120</text:p>
          </table:table-cell>
          <table:table-cell table:formula="of:=[.B399]-[.B$2]" office:value-type="float" office:value="4.93438673019409" calcext:value-type="float">
            <text:p>4.9343867302</text:p>
          </table:table-cell>
          <table:table-cell table:formula="of:=[.C399]/([.D399]-[.D398])" office:value-type="float" office:value="88379.2162248603" calcext:value-type="float">
            <text:p>88379.216224860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56446785.01793" calcext:value-type="float">
            <text:p>1456446785.01793</text:p>
          </table:table-cell>
          <table:table-cell office:value-type="float" office:value="1120" calcext:value-type="float">
            <text:p>1120</text:p>
          </table:table-cell>
          <table:table-cell table:formula="of:=[.B400]-[.B$2]" office:value-type="float" office:value="4.94452619552612" calcext:value-type="float">
            <text:p>4.9445261955</text:p>
          </table:table-cell>
          <table:table-cell table:formula="of:=[.C400]/([.D400]-[.D399])" office:value-type="float" office:value="110459.473288187" calcext:value-type="float">
            <text:p>110459.47328818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56446785.02156" calcext:value-type="float">
            <text:p>1456446785.02156</text:p>
          </table:table-cell>
          <table:table-cell office:value-type="float" office:value="1120" calcext:value-type="float">
            <text:p>1120</text:p>
          </table:table-cell>
          <table:table-cell table:formula="of:=[.B401]-[.B$2]" office:value-type="float" office:value="4.94815754890442" calcext:value-type="float">
            <text:p>4.9481575489</text:p>
          </table:table-cell>
          <table:table-cell table:formula="of:=[.C401]/([.D401]-[.D400])" office:value-type="float" office:value="308424.954369378" calcext:value-type="float">
            <text:p>308424.95436937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56446785.03606" calcext:value-type="float">
            <text:p>1456446785.03606</text:p>
          </table:table-cell>
          <table:table-cell office:value-type="float" office:value="1120" calcext:value-type="float">
            <text:p>1120</text:p>
          </table:table-cell>
          <table:table-cell table:formula="of:=[.B402]-[.B$2]" office:value-type="float" office:value="4.9626567363739" calcext:value-type="float">
            <text:p>4.9626567364</text:p>
          </table:table-cell>
          <table:table-cell table:formula="of:=[.C402]/([.D402]-[.D401])" office:value-type="float" office:value="77245.7078962081" calcext:value-type="float">
            <text:p>77245.707896208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56446785.04018" calcext:value-type="float">
            <text:p>1456446785.04018</text:p>
          </table:table-cell>
          <table:table-cell office:value-type="float" office:value="1120" calcext:value-type="float">
            <text:p>1120</text:p>
          </table:table-cell>
          <table:table-cell table:formula="of:=[.B403]-[.B$2]" office:value-type="float" office:value="4.96677374839783" calcext:value-type="float">
            <text:p>4.9667737484</text:p>
          </table:table-cell>
          <table:table-cell table:formula="of:=[.C403]/([.D403]-[.D402])" office:value-type="float" office:value="272041.955061385" calcext:value-type="float">
            <text:p>272041.95506138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56446785.04381" calcext:value-type="float">
            <text:p>1456446785.04381</text:p>
          </table:table-cell>
          <table:table-cell office:value-type="float" office:value="1120" calcext:value-type="float">
            <text:p>1120</text:p>
          </table:table-cell>
          <table:table-cell table:formula="of:=[.B404]-[.B$2]" office:value-type="float" office:value="4.97040581703186" calcext:value-type="float">
            <text:p>4.970405817</text:p>
          </table:table-cell>
          <table:table-cell table:formula="of:=[.C404]/([.D404]-[.D403])" office:value-type="float" office:value="308364.216883287" calcext:value-type="float">
            <text:p>308364.21688328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56446785.04792" calcext:value-type="float">
            <text:p>1456446785.04792</text:p>
          </table:table-cell>
          <table:table-cell office:value-type="float" office:value="1120" calcext:value-type="float">
            <text:p>1120</text:p>
          </table:table-cell>
          <table:table-cell table:formula="of:=[.B405]-[.B$2]" office:value-type="float" office:value="4.97452020645142" calcext:value-type="float">
            <text:p>4.9745202065</text:p>
          </table:table-cell>
          <table:table-cell table:formula="of:=[.C405]/([.D405]-[.D404])" office:value-type="float" office:value="272215.360723185" calcext:value-type="float">
            <text:p>272215.36072318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56446785.05158" calcext:value-type="float">
            <text:p>1456446785.05158</text:p>
          </table:table-cell>
          <table:table-cell office:value-type="float" office:value="1120" calcext:value-type="float">
            <text:p>1120</text:p>
          </table:table-cell>
          <table:table-cell table:formula="of:=[.B406]-[.B$2]" office:value-type="float" office:value="4.97817873954773" calcext:value-type="float">
            <text:p>4.9781787395</text:p>
          </table:table-cell>
          <table:table-cell table:formula="of:=[.C406]/([.D406]-[.D405])" office:value-type="float" office:value="306133.625285109" calcext:value-type="float">
            <text:p>306133.62528510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56446785.05521" calcext:value-type="float">
            <text:p>1456446785.05521</text:p>
          </table:table-cell>
          <table:table-cell office:value-type="float" office:value="1120" calcext:value-type="float">
            <text:p>1120</text:p>
          </table:table-cell>
          <table:table-cell table:formula="of:=[.B407]-[.B$2]" office:value-type="float" office:value="4.98180985450745" calcext:value-type="float">
            <text:p>4.9818098545</text:p>
          </table:table-cell>
          <table:table-cell table:formula="of:=[.C407]/([.D407]-[.D406])" office:value-type="float" office:value="308445.20551543" calcext:value-type="float">
            <text:p>308445.2055154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56446785.05896" calcext:value-type="float">
            <text:p>1456446785.05896</text:p>
          </table:table-cell>
          <table:table-cell office:value-type="float" office:value="1120" calcext:value-type="float">
            <text:p>1120</text:p>
          </table:table-cell>
          <table:table-cell table:formula="of:=[.B408]-[.B$2]" office:value-type="float" office:value="4.98555278778076" calcext:value-type="float">
            <text:p>4.9855527878</text:p>
          </table:table-cell>
          <table:table-cell table:formula="of:=[.C408]/([.D408]-[.D407])" office:value-type="float" office:value="299230.554812408" calcext:value-type="float">
            <text:p>299230.55481240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56446785.06278" calcext:value-type="float">
            <text:p>1456446785.06278</text:p>
          </table:table-cell>
          <table:table-cell office:value-type="float" office:value="1120" calcext:value-type="float">
            <text:p>1120</text:p>
          </table:table-cell>
          <table:table-cell table:formula="of:=[.B409]-[.B$2]" office:value-type="float" office:value="4.98937940597534" calcext:value-type="float">
            <text:p>4.989379406</text:p>
          </table:table-cell>
          <table:table-cell table:formula="of:=[.C409]/([.D409]-[.D408])" office:value-type="float" office:value="292686.634267913" calcext:value-type="float">
            <text:p>292686.63426791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56446785.06713" calcext:value-type="float">
            <text:p>1456446785.06713</text:p>
          </table:table-cell>
          <table:table-cell office:value-type="float" office:value="1120" calcext:value-type="float">
            <text:p>1120</text:p>
          </table:table-cell>
          <table:table-cell table:formula="of:=[.B410]-[.B$2]" office:value-type="float" office:value="4.99372959136963" calcext:value-type="float">
            <text:p>4.9937295914</text:p>
          </table:table-cell>
          <table:table-cell table:formula="of:=[.C410]/([.D410]-[.D409])" office:value-type="float" office:value="257460.291570755" calcext:value-type="float">
            <text:p>257460.29157075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56446785.07091" calcext:value-type="float">
            <text:p>1456446785.07091</text:p>
          </table:table-cell>
          <table:table-cell office:value-type="float" office:value="1120" calcext:value-type="float">
            <text:p>1120</text:p>
          </table:table-cell>
          <table:table-cell table:formula="of:=[.B411]-[.B$2]" office:value-type="float" office:value="4.99750375747681" calcext:value-type="float">
            <text:p>4.9975037575</text:p>
          </table:table-cell>
          <table:table-cell table:formula="of:=[.C411]/([.D411]-[.D410])" office:value-type="float" office:value="296754.294377764" calcext:value-type="float">
            <text:p>296754.29437776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56446785.07472" calcext:value-type="float">
            <text:p>1456446785.07472</text:p>
          </table:table-cell>
          <table:table-cell office:value-type="float" office:value="1120" calcext:value-type="float">
            <text:p>1120</text:p>
          </table:table-cell>
          <table:table-cell table:formula="of:=[.B412]-[.B$2]" office:value-type="float" office:value="5.00131916999817" calcext:value-type="float">
            <text:p>5.00131917</text:p>
          </table:table-cell>
          <table:table-cell table:formula="of:=[.C412]/([.D412]-[.D411])" office:value-type="float" office:value="293546.240079985" calcext:value-type="float">
            <text:p>293546.24007998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56446785.07829" calcext:value-type="float">
            <text:p>1456446785.07829</text:p>
          </table:table-cell>
          <table:table-cell office:value-type="float" office:value="1120" calcext:value-type="float">
            <text:p>1120</text:p>
          </table:table-cell>
          <table:table-cell table:formula="of:=[.B413]-[.B$2]" office:value-type="float" office:value="5.00488615036011" calcext:value-type="float">
            <text:p>5.0048861504</text:p>
          </table:table-cell>
          <table:table-cell table:formula="of:=[.C413]/([.D413]-[.D412])" office:value-type="float" office:value="313991.07546287" calcext:value-type="float">
            <text:p>313991.0754628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56446785.08185" calcext:value-type="float">
            <text:p>1456446785.08185</text:p>
          </table:table-cell>
          <table:table-cell office:value-type="float" office:value="1120" calcext:value-type="float">
            <text:p>1120</text:p>
          </table:table-cell>
          <table:table-cell table:formula="of:=[.B414]-[.B$2]" office:value-type="float" office:value="5.00844740867615" calcext:value-type="float">
            <text:p>5.0084474087</text:p>
          </table:table-cell>
          <table:table-cell table:formula="of:=[.C414]/([.D414]-[.D413])" office:value-type="float" office:value="314495.5801031" calcext:value-type="float">
            <text:p>314495.580103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56446785.08541" calcext:value-type="float">
            <text:p>1456446785.08541</text:p>
          </table:table-cell>
          <table:table-cell office:value-type="float" office:value="1120" calcext:value-type="float">
            <text:p>1120</text:p>
          </table:table-cell>
          <table:table-cell table:formula="of:=[.B415]-[.B$2]" office:value-type="float" office:value="5.01200866699219" calcext:value-type="float">
            <text:p>5.012008667</text:p>
          </table:table-cell>
          <table:table-cell table:formula="of:=[.C415]/([.D415]-[.D414])" office:value-type="float" office:value="314495.5801031" calcext:value-type="float">
            <text:p>314495.580103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56446785.09581" calcext:value-type="float">
            <text:p>1456446785.09581</text:p>
          </table:table-cell>
          <table:table-cell office:value-type="float" office:value="1120" calcext:value-type="float">
            <text:p>1120</text:p>
          </table:table-cell>
          <table:table-cell table:formula="of:=[.B416]-[.B$2]" office:value-type="float" office:value="5.0224072933197" calcext:value-type="float">
            <text:p>5.0224072933</text:p>
          </table:table-cell>
          <table:table-cell table:formula="of:=[.C416]/([.D416]-[.D415])" office:value-type="float" office:value="107706.5339906" calcext:value-type="float">
            <text:p>107706.533990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56446785.10652" calcext:value-type="float">
            <text:p>1456446785.10652</text:p>
          </table:table-cell>
          <table:table-cell office:value-type="float" office:value="1120" calcext:value-type="float">
            <text:p>1120</text:p>
          </table:table-cell>
          <table:table-cell table:formula="of:=[.B417]-[.B$2]" office:value-type="float" office:value="5.03311586380005" calcext:value-type="float">
            <text:p>5.0331158638</text:p>
          </table:table-cell>
          <table:table-cell table:formula="of:=[.C417]/([.D417]-[.D416])" office:value-type="float" office:value="104589.123455416" calcext:value-type="float">
            <text:p>104589.12345541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56446785.1173" calcext:value-type="float">
            <text:p>1456446785.1173</text:p>
          </table:table-cell>
          <table:table-cell office:value-type="float" office:value="1120" calcext:value-type="float">
            <text:p>1120</text:p>
          </table:table-cell>
          <table:table-cell table:formula="of:=[.B418]-[.B$2]" office:value-type="float" office:value="5.0438916683197" calcext:value-type="float">
            <text:p>5.0438916683</text:p>
          </table:table-cell>
          <table:table-cell table:formula="of:=[.C418]/([.D418]-[.D417])" office:value-type="float" office:value="103936.555081089" calcext:value-type="float">
            <text:p>103936.55508108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56446785.12804" calcext:value-type="float">
            <text:p>1456446785.12804</text:p>
          </table:table-cell>
          <table:table-cell office:value-type="float" office:value="1120" calcext:value-type="float">
            <text:p>1120</text:p>
          </table:table-cell>
          <table:table-cell table:formula="of:=[.B419]-[.B$2]" office:value-type="float" office:value="5.05463480949402" calcext:value-type="float">
            <text:p>5.0546348095</text:p>
          </table:table-cell>
          <table:table-cell table:formula="of:=[.C419]/([.D419]-[.D418])" office:value-type="float" office:value="104252.562805149" calcext:value-type="float">
            <text:p>104252.56280514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56446785.13888" calcext:value-type="float">
            <text:p>1456446785.13888</text:p>
          </table:table-cell>
          <table:table-cell office:value-type="float" office:value="1120" calcext:value-type="float">
            <text:p>1120</text:p>
          </table:table-cell>
          <table:table-cell table:formula="of:=[.B420]-[.B$2]" office:value-type="float" office:value="5.06548070907593" calcext:value-type="float">
            <text:p>5.0654807091</text:p>
          </table:table-cell>
          <table:table-cell table:formula="of:=[.C420]/([.D420]-[.D419])" office:value-type="float" office:value="103264.832164604" calcext:value-type="float">
            <text:p>103264.83216460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56446785.14978" calcext:value-type="float">
            <text:p>1456446785.14978</text:p>
          </table:table-cell>
          <table:table-cell office:value-type="float" office:value="1120" calcext:value-type="float">
            <text:p>1120</text:p>
          </table:table-cell>
          <table:table-cell table:formula="of:=[.B421]-[.B$2]" office:value-type="float" office:value="5.07637238502502" calcext:value-type="float">
            <text:p>5.076372385</text:p>
          </table:table-cell>
          <table:table-cell table:formula="of:=[.C421]/([.D421]-[.D420])" office:value-type="float" office:value="102830.822844384" calcext:value-type="float">
            <text:p>102830.82284438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56446785.16067" calcext:value-type="float">
            <text:p>1456446785.16067</text:p>
          </table:table-cell>
          <table:table-cell office:value-type="float" office:value="1120" calcext:value-type="float">
            <text:p>1120</text:p>
          </table:table-cell>
          <table:table-cell table:formula="of:=[.B422]-[.B$2]" office:value-type="float" office:value="5.08726406097412" calcext:value-type="float">
            <text:p>5.087264061</text:p>
          </table:table-cell>
          <table:table-cell table:formula="of:=[.C422]/([.D422]-[.D421])" office:value-type="float" office:value="102830.822844384" calcext:value-type="float">
            <text:p>102830.82284438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56446785.17162" calcext:value-type="float">
            <text:p>1456446785.17162</text:p>
          </table:table-cell>
          <table:table-cell office:value-type="float" office:value="1120" calcext:value-type="float">
            <text:p>1120</text:p>
          </table:table-cell>
          <table:table-cell table:formula="of:=[.B423]-[.B$2]" office:value-type="float" office:value="5.09821248054504" calcext:value-type="float">
            <text:p>5.0982124805</text:p>
          </table:table-cell>
          <table:table-cell table:formula="of:=[.C423]/([.D423]-[.D422])" office:value-type="float" office:value="102297.869819908" calcext:value-type="float">
            <text:p>102297.86981990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56446785.18253" calcext:value-type="float">
            <text:p>1456446785.18253</text:p>
          </table:table-cell>
          <table:table-cell office:value-type="float" office:value="1120" calcext:value-type="float">
            <text:p>1120</text:p>
          </table:table-cell>
          <table:table-cell table:formula="of:=[.B424]-[.B$2]" office:value-type="float" office:value="5.10912752151489" calcext:value-type="float">
            <text:p>5.1091275215</text:p>
          </table:table-cell>
          <table:table-cell table:formula="of:=[.C424]/([.D424]-[.D423])" office:value-type="float" office:value="102610.700508945" calcext:value-type="float">
            <text:p>102610.70050894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56446785.19325" calcext:value-type="float">
            <text:p>1456446785.19325</text:p>
          </table:table-cell>
          <table:table-cell office:value-type="float" office:value="1120" calcext:value-type="float">
            <text:p>1120</text:p>
          </table:table-cell>
          <table:table-cell table:formula="of:=[.B425]-[.B$2]" office:value-type="float" office:value="5.11984348297119" calcext:value-type="float">
            <text:p>5.119843483</text:p>
          </table:table-cell>
          <table:table-cell table:formula="of:=[.C425]/([.D425]-[.D424])" office:value-type="float" office:value="104516.98660615" calcext:value-type="float">
            <text:p>104516.9866061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56446785.20406" calcext:value-type="float">
            <text:p>1456446785.20406</text:p>
          </table:table-cell>
          <table:table-cell office:value-type="float" office:value="1120" calcext:value-type="float">
            <text:p>1120</text:p>
          </table:table-cell>
          <table:table-cell table:formula="of:=[.B426]-[.B$2]" office:value-type="float" office:value="5.1306529045105" calcext:value-type="float">
            <text:p>5.1306529045</text:p>
          </table:table-cell>
          <table:table-cell table:formula="of:=[.C426]/([.D426]-[.D425])" office:value-type="float" office:value="103613.315099916" calcext:value-type="float">
            <text:p>103613.31509991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56446785.21482" calcext:value-type="float">
            <text:p>1456446785.21482</text:p>
          </table:table-cell>
          <table:table-cell office:value-type="float" office:value="1120" calcext:value-type="float">
            <text:p>1120</text:p>
          </table:table-cell>
          <table:table-cell table:formula="of:=[.B427]-[.B$2]" office:value-type="float" office:value="5.14141798019409" calcext:value-type="float">
            <text:p>5.1414179802</text:p>
          </table:table-cell>
          <table:table-cell table:formula="of:=[.C427]/([.D427]-[.D426])" office:value-type="float" office:value="104040.141743444" calcext:value-type="float">
            <text:p>104040.141743444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56446785.21839" calcext:value-type="float">
            <text:p>1456446785.21839</text:p>
          </table:table-cell>
          <table:table-cell office:value-type="float" office:value="1120" calcext:value-type="float">
            <text:p>1120</text:p>
          </table:table-cell>
          <table:table-cell table:formula="of:=[.B428]-[.B$2]" office:value-type="float" office:value="5.14498639106751" calcext:value-type="float">
            <text:p>5.1449863911</text:p>
          </table:table-cell>
          <table:table-cell table:formula="of:=[.C428]/([.D428]-[.D427])" office:value-type="float" office:value="313865.202111312" calcext:value-type="float">
            <text:p>313865.20211131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56446785.22622" calcext:value-type="float">
            <text:p>1456446785.22622</text:p>
          </table:table-cell>
          <table:table-cell office:value-type="float" office:value="1120" calcext:value-type="float">
            <text:p>1120</text:p>
          </table:table-cell>
          <table:table-cell table:formula="of:=[.B429]-[.B$2]" office:value-type="float" office:value="5.15281653404236" calcext:value-type="float">
            <text:p>5.152816534</text:p>
          </table:table-cell>
          <table:table-cell table:formula="of:=[.C429]/([.D429]-[.D428])" office:value-type="float" office:value="143036.979477498" calcext:value-type="float">
            <text:p>143036.97947749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56446785.24716" calcext:value-type="float">
            <text:p>1456446785.24716</text:p>
          </table:table-cell>
          <table:table-cell office:value-type="float" office:value="1120" calcext:value-type="float">
            <text:p>1120</text:p>
          </table:table-cell>
          <table:table-cell table:formula="of:=[.B430]-[.B$2]" office:value-type="float" office:value="5.17375946044922" calcext:value-type="float">
            <text:p>5.1737594604</text:p>
          </table:table-cell>
          <table:table-cell table:formula="of:=[.C430]/([.D430]-[.D429])" office:value-type="float" office:value="53478.6771553147" calcext:value-type="float">
            <text:p>53478.677155314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56446785.25807" calcext:value-type="float">
            <text:p>1456446785.25807</text:p>
          </table:table-cell>
          <table:table-cell office:value-type="float" office:value="1120" calcext:value-type="float">
            <text:p>1120</text:p>
          </table:table-cell>
          <table:table-cell table:formula="of:=[.B431]-[.B$2]" office:value-type="float" office:value="5.18466520309448" calcext:value-type="float">
            <text:p>5.1846652031</text:p>
          </table:table-cell>
          <table:table-cell table:formula="of:=[.C431]/([.D431]-[.D430])" office:value-type="float" office:value="102698.187223995" calcext:value-type="float">
            <text:p>102698.18722399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56446785.26891" calcext:value-type="float">
            <text:p>1456446785.26891</text:p>
          </table:table-cell>
          <table:table-cell office:value-type="float" office:value="1120" calcext:value-type="float">
            <text:p>1120</text:p>
          </table:table-cell>
          <table:table-cell table:formula="of:=[.B432]-[.B$2]" office:value-type="float" office:value="5.19550108909607" calcext:value-type="float">
            <text:p>5.1955010891</text:p>
          </table:table-cell>
          <table:table-cell table:formula="of:=[.C432]/([.D432]-[.D431])" office:value-type="float" office:value="103360.260511782" calcext:value-type="float">
            <text:p>103360.26051178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56446785.27974" calcext:value-type="float">
            <text:p>1456446785.27974</text:p>
          </table:table-cell>
          <table:table-cell office:value-type="float" office:value="1120" calcext:value-type="float">
            <text:p>1120</text:p>
          </table:table-cell>
          <table:table-cell table:formula="of:=[.B433]-[.B$2]" office:value-type="float" office:value="5.2063319683075" calcext:value-type="float">
            <text:p>5.2063319683</text:p>
          </table:table-cell>
          <table:table-cell table:formula="of:=[.C433]/([.D433]-[.D432])" office:value-type="float" office:value="103408.04085586" calcext:value-type="float">
            <text:p>103408.0408558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56446785.29117" calcext:value-type="float">
            <text:p>1456446785.29117</text:p>
          </table:table-cell>
          <table:table-cell office:value-type="float" office:value="1120" calcext:value-type="float">
            <text:p>1120</text:p>
          </table:table-cell>
          <table:table-cell table:formula="of:=[.B434]-[.B$2]" office:value-type="float" office:value="5.21776843070984" calcext:value-type="float">
            <text:p>5.2177684307</text:p>
          </table:table-cell>
          <table:table-cell table:formula="of:=[.C434]/([.D434]-[.D433])" office:value-type="float" office:value="97932.3815877251" calcext:value-type="float">
            <text:p>97932.381587725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56446785.30145" calcext:value-type="float">
            <text:p>1456446785.30145</text:p>
          </table:table-cell>
          <table:table-cell office:value-type="float" office:value="1120" calcext:value-type="float">
            <text:p>1120</text:p>
          </table:table-cell>
          <table:table-cell table:formula="of:=[.B435]-[.B$2]" office:value-type="float" office:value="5.22804284095764" calcext:value-type="float">
            <text:p>5.228042841</text:p>
          </table:table-cell>
          <table:table-cell table:formula="of:=[.C435]/([.D435]-[.D434])" office:value-type="float" office:value="109008.689840813" calcext:value-type="float">
            <text:p>109008.68984081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56446785.31248" calcext:value-type="float">
            <text:p>1456446785.31248</text:p>
          </table:table-cell>
          <table:table-cell office:value-type="float" office:value="1120" calcext:value-type="float">
            <text:p>1120</text:p>
          </table:table-cell>
          <table:table-cell table:formula="of:=[.B436]-[.B$2]" office:value-type="float" office:value="5.23907709121704" calcext:value-type="float">
            <text:p>5.2390770912</text:p>
          </table:table-cell>
          <table:table-cell table:formula="of:=[.C436]/([.D436]-[.D435])" office:value-type="float" office:value="101502.138674618" calcext:value-type="float">
            <text:p>101502.13867461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56446785.32335" calcext:value-type="float">
            <text:p>1456446785.32335</text:p>
          </table:table-cell>
          <table:table-cell office:value-type="float" office:value="1120" calcext:value-type="float">
            <text:p>1120</text:p>
          </table:table-cell>
          <table:table-cell table:formula="of:=[.B437]-[.B$2]" office:value-type="float" office:value="5.24995064735413" calcext:value-type="float">
            <text:p>5.2499506474</text:p>
          </table:table-cell>
          <table:table-cell table:formula="of:=[.C437]/([.D437]-[.D436])" office:value-type="float" office:value="103002.181244107" calcext:value-type="float">
            <text:p>103002.18124410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56446785.33413" calcext:value-type="float">
            <text:p>1456446785.33413</text:p>
          </table:table-cell>
          <table:table-cell office:value-type="float" office:value="1120" calcext:value-type="float">
            <text:p>1120</text:p>
          </table:table-cell>
          <table:table-cell table:formula="of:=[.B438]-[.B$2]" office:value-type="float" office:value="5.26072692871094" calcext:value-type="float">
            <text:p>5.2607269287</text:p>
          </table:table-cell>
          <table:table-cell table:formula="of:=[.C438]/([.D438]-[.D437])" office:value-type="float" office:value="103931.956016726" calcext:value-type="float">
            <text:p>103931.956016726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56446785.34479" calcext:value-type="float">
            <text:p>1456446785.34479</text:p>
          </table:table-cell>
          <table:table-cell office:value-type="float" office:value="1120" calcext:value-type="float">
            <text:p>1120</text:p>
          </table:table-cell>
          <table:table-cell table:formula="of:=[.B439]-[.B$2]" office:value-type="float" office:value="5.27138543128967" calcext:value-type="float">
            <text:p>5.2713854313</text:p>
          </table:table-cell>
          <table:table-cell table:formula="of:=[.C439]/([.D439]-[.D438])" office:value-type="float" office:value="105080.426797897" calcext:value-type="float">
            <text:p>105080.42679789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56446785.35556" calcext:value-type="float">
            <text:p>1456446785.35556</text:p>
          </table:table-cell>
          <table:table-cell office:value-type="float" office:value="1120" calcext:value-type="float">
            <text:p>1120</text:p>
          </table:table-cell>
          <table:table-cell table:formula="of:=[.B440]-[.B$2]" office:value-type="float" office:value="5.28215289115906" calcext:value-type="float">
            <text:p>5.2821528912</text:p>
          </table:table-cell>
          <table:table-cell table:formula="of:=[.C440]/([.D440]-[.D439])" office:value-type="float" office:value="104017.104645498" calcext:value-type="float">
            <text:p>104017.10464549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56446785.3664" calcext:value-type="float">
            <text:p>1456446785.3664</text:p>
          </table:table-cell>
          <table:table-cell office:value-type="float" office:value="1120" calcext:value-type="float">
            <text:p>1120</text:p>
          </table:table-cell>
          <table:table-cell table:formula="of:=[.B441]-[.B$2]" office:value-type="float" office:value="5.29299974441528" calcext:value-type="float">
            <text:p>5.2929997444</text:p>
          </table:table-cell>
          <table:table-cell table:formula="of:=[.C441]/([.D441]-[.D440])" office:value-type="float" office:value="103255.752939884" calcext:value-type="float">
            <text:p>103255.75293988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56446785.37714" calcext:value-type="float">
            <text:p>1456446785.37714</text:p>
          </table:table-cell>
          <table:table-cell office:value-type="float" office:value="1120" calcext:value-type="float">
            <text:p>1120</text:p>
          </table:table-cell>
          <table:table-cell table:formula="of:=[.B442]-[.B$2]" office:value-type="float" office:value="5.30373406410217" calcext:value-type="float">
            <text:p>5.3037340641</text:p>
          </table:table-cell>
          <table:table-cell table:formula="of:=[.C442]/([.D442]-[.D441])" office:value-type="float" office:value="104338.237789574" calcext:value-type="float">
            <text:p>104338.23778957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56446785.38808" calcext:value-type="float">
            <text:p>1456446785.38808</text:p>
          </table:table-cell>
          <table:table-cell office:value-type="float" office:value="1120" calcext:value-type="float">
            <text:p>1120</text:p>
          </table:table-cell>
          <table:table-cell table:formula="of:=[.B443]-[.B$2]" office:value-type="float" office:value="5.31467700004578" calcext:value-type="float">
            <text:p>5.314677</text:p>
          </table:table-cell>
          <table:table-cell table:formula="of:=[.C443]/([.D443]-[.D442])" office:value-type="float" office:value="102349.132424071" calcext:value-type="float">
            <text:p>102349.13242407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56446785.39892" calcext:value-type="float">
            <text:p>1456446785.39892</text:p>
          </table:table-cell>
          <table:table-cell office:value-type="float" office:value="1120" calcext:value-type="float">
            <text:p>1120</text:p>
          </table:table-cell>
          <table:table-cell table:formula="of:=[.B444]-[.B$2]" office:value-type="float" office:value="5.32551336288452" calcext:value-type="float">
            <text:p>5.3255133629</text:p>
          </table:table-cell>
          <table:table-cell table:formula="of:=[.C444]/([.D444]-[.D443])" office:value-type="float" office:value="103355.71230556" calcext:value-type="float">
            <text:p>103355.7123055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56446785.40975" calcext:value-type="float">
            <text:p>1456446785.40975</text:p>
          </table:table-cell>
          <table:table-cell office:value-type="float" office:value="1120" calcext:value-type="float">
            <text:p>1120</text:p>
          </table:table-cell>
          <table:table-cell table:formula="of:=[.B445]-[.B$2]" office:value-type="float" office:value="5.336341381073" calcext:value-type="float">
            <text:p>5.3363413811</text:p>
          </table:table-cell>
          <table:table-cell table:formula="of:=[.C445]/([.D445]-[.D444])" office:value-type="float" office:value="103435.363748459" calcext:value-type="float">
            <text:p>103435.36374845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56446785.42059" calcext:value-type="float">
            <text:p>1456446785.42059</text:p>
          </table:table-cell>
          <table:table-cell office:value-type="float" office:value="1120" calcext:value-type="float">
            <text:p>1120</text:p>
          </table:table-cell>
          <table:table-cell table:formula="of:=[.B446]-[.B$2]" office:value-type="float" office:value="5.34718155860901" calcext:value-type="float">
            <text:p>5.3471815586</text:p>
          </table:table-cell>
          <table:table-cell table:formula="of:=[.C446]/([.D446]-[.D445])" office:value-type="float" office:value="103319.341060549" calcext:value-type="float">
            <text:p>103319.34106054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56446785.43145" calcext:value-type="float">
            <text:p>1456446785.43145</text:p>
          </table:table-cell>
          <table:table-cell office:value-type="float" office:value="1120" calcext:value-type="float">
            <text:p>1120</text:p>
          </table:table-cell>
          <table:table-cell table:formula="of:=[.B447]-[.B$2]" office:value-type="float" office:value="5.35804629325867" calcext:value-type="float">
            <text:p>5.3580462933</text:p>
          </table:table-cell>
          <table:table-cell table:formula="of:=[.C447]/([.D447]-[.D446])" office:value-type="float" office:value="103085.812596006" calcext:value-type="float">
            <text:p>103085.812596006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56446785.44244" calcext:value-type="float">
            <text:p>1456446785.44244</text:p>
          </table:table-cell>
          <table:table-cell office:value-type="float" office:value="1120" calcext:value-type="float">
            <text:p>1120</text:p>
          </table:table-cell>
          <table:table-cell table:formula="of:=[.B448]-[.B$2]" office:value-type="float" office:value="5.36903381347656" calcext:value-type="float">
            <text:p>5.3690338135</text:p>
          </table:table-cell>
          <table:table-cell table:formula="of:=[.C448]/([.D448]-[.D447])" office:value-type="float" office:value="101933.828360638" calcext:value-type="float">
            <text:p>101933.82836063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56446785.45333" calcext:value-type="float">
            <text:p>1456446785.45333</text:p>
          </table:table-cell>
          <table:table-cell office:value-type="float" office:value="1120" calcext:value-type="float">
            <text:p>1120</text:p>
          </table:table-cell>
          <table:table-cell table:formula="of:=[.B449]-[.B$2]" office:value-type="float" office:value="5.37992358207703" calcext:value-type="float">
            <text:p>5.3799235821</text:p>
          </table:table-cell>
          <table:table-cell table:formula="of:=[.C449]/([.D449]-[.D448])" office:value-type="float" office:value="102848.833716475" calcext:value-type="float">
            <text:p>102848.83371647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56446785.45691" calcext:value-type="float">
            <text:p>1456446785.45691</text:p>
          </table:table-cell>
          <table:table-cell office:value-type="float" office:value="1120" calcext:value-type="float">
            <text:p>1120</text:p>
          </table:table-cell>
          <table:table-cell table:formula="of:=[.B450]-[.B$2]" office:value-type="float" office:value="5.38351035118103" calcext:value-type="float">
            <text:p>5.3835103512</text:p>
          </table:table-cell>
          <table:table-cell table:formula="of:=[.C450]/([.D450]-[.D449])" office:value-type="float" office:value="312258.739696889" calcext:value-type="float">
            <text:p>312258.73969688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56446785.46406" calcext:value-type="float">
            <text:p>1456446785.46406</text:p>
          </table:table-cell>
          <table:table-cell office:value-type="float" office:value="1120" calcext:value-type="float">
            <text:p>1120</text:p>
          </table:table-cell>
          <table:table-cell table:formula="of:=[.B451]-[.B$2]" office:value-type="float" office:value="5.39065885543823" calcext:value-type="float">
            <text:p>5.3906588554</text:p>
          </table:table-cell>
          <table:table-cell table:formula="of:=[.C451]/([.D451]-[.D450])" office:value-type="float" office:value="156676.132475069" calcext:value-type="float">
            <text:p>156676.13247506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56446785.47481" calcext:value-type="float">
            <text:p>1456446785.47481</text:p>
          </table:table-cell>
          <table:table-cell office:value-type="float" office:value="1120" calcext:value-type="float">
            <text:p>1120</text:p>
          </table:table-cell>
          <table:table-cell table:formula="of:=[.B452]-[.B$2]" office:value-type="float" office:value="5.40140795707703" calcext:value-type="float">
            <text:p>5.4014079571</text:p>
          </table:table-cell>
          <table:table-cell table:formula="of:=[.C452]/([.D452]-[.D451])" office:value-type="float" office:value="104194.753909282" calcext:value-type="float">
            <text:p>104194.75390928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56446785.48554" calcext:value-type="float">
            <text:p>1456446785.48554</text:p>
          </table:table-cell>
          <table:table-cell office:value-type="float" office:value="1120" calcext:value-type="float">
            <text:p>1120</text:p>
          </table:table-cell>
          <table:table-cell table:formula="of:=[.B453]-[.B$2]" office:value-type="float" office:value="5.41213917732239" calcext:value-type="float">
            <text:p>5.4121391773</text:p>
          </table:table-cell>
          <table:table-cell table:formula="of:=[.C453]/([.D453]-[.D452])" office:value-type="float" office:value="104368.373250389" calcext:value-type="float">
            <text:p>104368.373250389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56446785.49635" calcext:value-type="float">
            <text:p>1456446785.49635</text:p>
          </table:table-cell>
          <table:table-cell office:value-type="float" office:value="1120" calcext:value-type="float">
            <text:p>1120</text:p>
          </table:table-cell>
          <table:table-cell table:formula="of:=[.B454]-[.B$2]" office:value-type="float" office:value="5.42294263839722" calcext:value-type="float">
            <text:p>5.4229426384</text:p>
          </table:table-cell>
          <table:table-cell table:formula="of:=[.C454]/([.D454]-[.D453])" office:value-type="float" office:value="103670.480436078" calcext:value-type="float">
            <text:p>103670.48043607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56446785.50713" calcext:value-type="float">
            <text:p>1456446785.50713</text:p>
          </table:table-cell>
          <table:table-cell office:value-type="float" office:value="1120" calcext:value-type="float">
            <text:p>1120</text:p>
          </table:table-cell>
          <table:table-cell table:formula="of:=[.B455]-[.B$2]" office:value-type="float" office:value="5.43372559547424" calcext:value-type="float">
            <text:p>5.4337255955</text:p>
          </table:table-cell>
          <table:table-cell table:formula="of:=[.C455]/([.D455]-[.D454])" office:value-type="float" office:value="103867.611824795" calcext:value-type="float">
            <text:p>103867.61182479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56446785.51802" calcext:value-type="float">
            <text:p>1456446785.51802</text:p>
          </table:table-cell>
          <table:table-cell office:value-type="float" office:value="1120" calcext:value-type="float">
            <text:p>1120</text:p>
          </table:table-cell>
          <table:table-cell table:formula="of:=[.B456]-[.B$2]" office:value-type="float" office:value="5.44461822509766" calcext:value-type="float">
            <text:p>5.4446182251</text:p>
          </table:table-cell>
          <table:table-cell table:formula="of:=[.C456]/([.D456]-[.D455])" office:value-type="float" office:value="102821.819773677" calcext:value-type="float">
            <text:p>102821.81977367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56446785.52886" calcext:value-type="float">
            <text:p>1456446785.52886</text:p>
          </table:table-cell>
          <table:table-cell office:value-type="float" office:value="1120" calcext:value-type="float">
            <text:p>1120</text:p>
          </table:table-cell>
          <table:table-cell table:formula="of:=[.B457]-[.B$2]" office:value-type="float" office:value="5.45545196533203" calcext:value-type="float">
            <text:p>5.4554519653</text:p>
          </table:table-cell>
          <table:table-cell table:formula="of:=[.C457]/([.D457]-[.D456])" office:value-type="float" office:value="103380.732394366" calcext:value-type="float">
            <text:p>103380.73239436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56446785.53965" calcext:value-type="float">
            <text:p>1456446785.53965</text:p>
          </table:table-cell>
          <table:table-cell office:value-type="float" office:value="1120" calcext:value-type="float">
            <text:p>1120</text:p>
          </table:table-cell>
          <table:table-cell table:formula="of:=[.B458]-[.B$2]" office:value-type="float" office:value="5.46625018119812" calcext:value-type="float">
            <text:p>5.4662501812</text:p>
          </table:table-cell>
          <table:table-cell table:formula="of:=[.C458]/([.D458]-[.D457])" office:value-type="float" office:value="103720.838135612" calcext:value-type="float">
            <text:p>103720.83813561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56446785.55039" calcext:value-type="float">
            <text:p>1456446785.55039</text:p>
          </table:table-cell>
          <table:table-cell office:value-type="float" office:value="1120" calcext:value-type="float">
            <text:p>1120</text:p>
          </table:table-cell>
          <table:table-cell table:formula="of:=[.B459]-[.B$2]" office:value-type="float" office:value="5.47698616981506" calcext:value-type="float">
            <text:p>5.4769861698</text:p>
          </table:table-cell>
          <table:table-cell table:formula="of:=[.C459]/([.D459]-[.D458])" office:value-type="float" office:value="104322.018210082" calcext:value-type="float">
            <text:p>104322.01821008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56446785.56116" calcext:value-type="float">
            <text:p>1456446785.56116</text:p>
          </table:table-cell>
          <table:table-cell office:value-type="float" office:value="1120" calcext:value-type="float">
            <text:p>1120</text:p>
          </table:table-cell>
          <table:table-cell table:formula="of:=[.B460]-[.B$2]" office:value-type="float" office:value="5.48776054382324" calcext:value-type="float">
            <text:p>5.4877605438</text:p>
          </table:table-cell>
          <table:table-cell table:formula="of:=[.C460]/([.D460]-[.D459])" office:value-type="float" office:value="103950.354716647" calcext:value-type="float">
            <text:p>103950.35471664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56446785.57205" calcext:value-type="float">
            <text:p>1456446785.57205</text:p>
          </table:table-cell>
          <table:table-cell office:value-type="float" office:value="1120" calcext:value-type="float">
            <text:p>1120</text:p>
          </table:table-cell>
          <table:table-cell table:formula="of:=[.B461]-[.B$2]" office:value-type="float" office:value="5.49864649772644" calcext:value-type="float">
            <text:p>5.4986464977</text:p>
          </table:table-cell>
          <table:table-cell table:formula="of:=[.C461]/([.D461]-[.D460])" office:value-type="float" office:value="102884.874394971" calcext:value-type="float">
            <text:p>102884.87439497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56446785.58278" calcext:value-type="float">
            <text:p>1456446785.58278</text:p>
          </table:table-cell>
          <table:table-cell office:value-type="float" office:value="1120" calcext:value-type="float">
            <text:p>1120</text:p>
          </table:table-cell>
          <table:table-cell table:formula="of:=[.B462]-[.B$2]" office:value-type="float" office:value="5.50937843322754" calcext:value-type="float">
            <text:p>5.5093784332</text:p>
          </table:table-cell>
          <table:table-cell table:formula="of:=[.C462]/([.D462]-[.D461])" office:value-type="float" office:value="104361.417368316" calcext:value-type="float">
            <text:p>104361.41736831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56446785.59361" calcext:value-type="float">
            <text:p>1456446785.59361</text:p>
          </table:table-cell>
          <table:table-cell office:value-type="float" office:value="1120" calcext:value-type="float">
            <text:p>1120</text:p>
          </table:table-cell>
          <table:table-cell table:formula="of:=[.B463]-[.B$2]" office:value-type="float" office:value="5.52020597457886" calcext:value-type="float">
            <text:p>5.5202059746</text:p>
          </table:table-cell>
          <table:table-cell table:formula="of:=[.C463]/([.D463]-[.D462])" office:value-type="float" office:value="103439.918967719" calcext:value-type="float">
            <text:p>103439.91896771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56446785.60443" calcext:value-type="float">
            <text:p>1456446785.60443</text:p>
          </table:table-cell>
          <table:table-cell office:value-type="float" office:value="1120" calcext:value-type="float">
            <text:p>1120</text:p>
          </table:table-cell>
          <table:table-cell table:formula="of:=[.B464]-[.B$2]" office:value-type="float" office:value="5.53102469444275" calcext:value-type="float">
            <text:p>5.5310246944</text:p>
          </table:table-cell>
          <table:table-cell table:formula="of:=[.C464]/([.D464]-[.D463])" office:value-type="float" office:value="103524.262952597" calcext:value-type="float">
            <text:p>103524.26295259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56446785.61507" calcext:value-type="float">
            <text:p>1456446785.61507</text:p>
          </table:table-cell>
          <table:table-cell office:value-type="float" office:value="1120" calcext:value-type="float">
            <text:p>1120</text:p>
          </table:table-cell>
          <table:table-cell table:formula="of:=[.B465]-[.B$2]" office:value-type="float" office:value="5.54166173934937" calcext:value-type="float">
            <text:p>5.5416617393</text:p>
          </table:table-cell>
          <table:table-cell table:formula="of:=[.C465]/([.D465]-[.D464])" office:value-type="float" office:value="105292.401210355" calcext:value-type="float">
            <text:p>105292.40121035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56446785.62609" calcext:value-type="float">
            <text:p>1456446785.62609</text:p>
          </table:table-cell>
          <table:table-cell office:value-type="float" office:value="1120" calcext:value-type="float">
            <text:p>1120</text:p>
          </table:table-cell>
          <table:table-cell table:formula="of:=[.B466]-[.B$2]" office:value-type="float" office:value="5.55268430709839" calcext:value-type="float">
            <text:p>5.5526843071</text:p>
          </table:table-cell>
          <table:table-cell table:formula="of:=[.C466]/([.D466]-[.D465])" office:value-type="float" office:value="101609.717944281" calcext:value-type="float">
            <text:p>101609.71794428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56446785.63673" calcext:value-type="float">
            <text:p>1456446785.63673</text:p>
          </table:table-cell>
          <table:table-cell office:value-type="float" office:value="1120" calcext:value-type="float">
            <text:p>1120</text:p>
          </table:table-cell>
          <table:table-cell table:formula="of:=[.B467]-[.B$2]" office:value-type="float" office:value="5.56332516670227" calcext:value-type="float">
            <text:p>5.5633251667</text:p>
          </table:table-cell>
          <table:table-cell table:formula="of:=[.C467]/([.D467]-[.D466])" office:value-type="float" office:value="105254.654388206" calcext:value-type="float">
            <text:p>105254.65438820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56446785.64755" calcext:value-type="float">
            <text:p>1456446785.64755</text:p>
          </table:table-cell>
          <table:table-cell office:value-type="float" office:value="1120" calcext:value-type="float">
            <text:p>1120</text:p>
          </table:table-cell>
          <table:table-cell table:formula="of:=[.B468]-[.B$2]" office:value-type="float" office:value="5.57414507865906" calcext:value-type="float">
            <text:p>5.5741450787</text:p>
          </table:table-cell>
          <table:table-cell table:formula="of:=[.C468]/([.D468]-[.D467])" office:value-type="float" office:value="103512.8570799" calcext:value-type="float">
            <text:p>103512.8570799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56446785.6584" calcext:value-type="float">
            <text:p>1456446785.6584</text:p>
          </table:table-cell>
          <table:table-cell office:value-type="float" office:value="1120" calcext:value-type="float">
            <text:p>1120</text:p>
          </table:table-cell>
          <table:table-cell table:formula="of:=[.B469]-[.B$2]" office:value-type="float" office:value="5.5849928855896" calcext:value-type="float">
            <text:p>5.5849928856</text:p>
          </table:table-cell>
          <table:table-cell table:formula="of:=[.C469]/([.D469]-[.D468])" office:value-type="float" office:value="103246.675311545" calcext:value-type="float">
            <text:p>103246.67531154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56446785.66922" calcext:value-type="float">
            <text:p>1456446785.66922</text:p>
          </table:table-cell>
          <table:table-cell office:value-type="float" office:value="1120" calcext:value-type="float">
            <text:p>1120</text:p>
          </table:table-cell>
          <table:table-cell table:formula="of:=[.B470]-[.B$2]" office:value-type="float" office:value="5.59582018852234" calcext:value-type="float">
            <text:p>5.5958201885</text:p>
          </table:table-cell>
          <table:table-cell table:formula="of:=[.C470]/([.D470]-[.D469])" office:value-type="float" office:value="103442.196727809" calcext:value-type="float">
            <text:p>103442.19672780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56446785.68004" calcext:value-type="float">
            <text:p>1456446785.68004</text:p>
          </table:table-cell>
          <table:table-cell office:value-type="float" office:value="1120" calcext:value-type="float">
            <text:p>1120</text:p>
          </table:table-cell>
          <table:table-cell table:formula="of:=[.B471]-[.B$2]" office:value-type="float" office:value="5.60663199424744" calcext:value-type="float">
            <text:p>5.6066319942</text:p>
          </table:table-cell>
          <table:table-cell table:formula="of:=[.C471]/([.D471]-[.D470])" office:value-type="float" office:value="103590.466613743" calcext:value-type="float">
            <text:p>103590.46661374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56446785.69073" calcext:value-type="float">
            <text:p>1456446785.69073</text:p>
          </table:table-cell>
          <table:table-cell office:value-type="float" office:value="1120" calcext:value-type="float">
            <text:p>1120</text:p>
          </table:table-cell>
          <table:table-cell table:formula="of:=[.B472]-[.B$2]" office:value-type="float" office:value="5.61732625961304" calcext:value-type="float">
            <text:p>5.6173262596</text:p>
          </table:table-cell>
          <table:table-cell table:formula="of:=[.C472]/([.D472]-[.D471])" office:value-type="float" office:value="104729.02641846" calcext:value-type="float">
            <text:p>104729.0264184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56446785.70154" calcext:value-type="float">
            <text:p>1456446785.70154</text:p>
          </table:table-cell>
          <table:table-cell office:value-type="float" office:value="1120" calcext:value-type="float">
            <text:p>1120</text:p>
          </table:table-cell>
          <table:table-cell table:formula="of:=[.B473]-[.B$2]" office:value-type="float" office:value="5.62813353538513" calcext:value-type="float">
            <text:p>5.6281335354</text:p>
          </table:table-cell>
          <table:table-cell table:formula="of:=[.C473]/([.D473]-[.D472])" office:value-type="float" office:value="103633.88735688" calcext:value-type="float">
            <text:p>103633.8873568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56446785.71243" calcext:value-type="float">
            <text:p>1456446785.71243</text:p>
          </table:table-cell>
          <table:table-cell office:value-type="float" office:value="1120" calcext:value-type="float">
            <text:p>1120</text:p>
          </table:table-cell>
          <table:table-cell table:formula="of:=[.B474]-[.B$2]" office:value-type="float" office:value="5.63902449607849" calcext:value-type="float">
            <text:p>5.6390244961</text:p>
          </table:table-cell>
          <table:table-cell table:formula="of:=[.C474]/([.D474]-[.D473])" office:value-type="float" office:value="102837.576182137" calcext:value-type="float">
            <text:p>102837.57618213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56446785.72331" calcext:value-type="float">
            <text:p>1456446785.72331</text:p>
          </table:table-cell>
          <table:table-cell office:value-type="float" office:value="1120" calcext:value-type="float">
            <text:p>1120</text:p>
          </table:table-cell>
          <table:table-cell table:formula="of:=[.B475]-[.B$2]" office:value-type="float" office:value="5.6499035358429" calcext:value-type="float">
            <text:p>5.6499035358</text:p>
          </table:table-cell>
          <table:table-cell table:formula="of:=[.C475]/([.D475]-[.D474])" office:value-type="float" office:value="102950.26254657" calcext:value-type="float">
            <text:p>102950.2625465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56446785.73408" calcext:value-type="float">
            <text:p>1456446785.73408</text:p>
          </table:table-cell>
          <table:table-cell office:value-type="float" office:value="1120" calcext:value-type="float">
            <text:p>1120</text:p>
          </table:table-cell>
          <table:table-cell table:formula="of:=[.B476]-[.B$2]" office:value-type="float" office:value="5.66067337989807" calcext:value-type="float">
            <text:p>5.6606733799</text:p>
          </table:table-cell>
          <table:table-cell table:formula="of:=[.C476]/([.D476]-[.D475])" office:value-type="float" office:value="103994.077747277" calcext:value-type="float">
            <text:p>103994.07774727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56446785.74484" calcext:value-type="float">
            <text:p>1456446785.74484</text:p>
          </table:table-cell>
          <table:table-cell office:value-type="float" office:value="1120" calcext:value-type="float">
            <text:p>1120</text:p>
          </table:table-cell>
          <table:table-cell table:formula="of:=[.B477]-[.B$2]" office:value-type="float" office:value="5.67143535614014" calcext:value-type="float">
            <text:p>5.6714353561</text:p>
          </table:table-cell>
          <table:table-cell table:formula="of:=[.C477]/([.D477]-[.D476])" office:value-type="float" office:value="104070.10523051" calcext:value-type="float">
            <text:p>104070.1052305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56446785.75629" calcext:value-type="float">
            <text:p>1456446785.75629</text:p>
          </table:table-cell>
          <table:table-cell office:value-type="float" office:value="1120" calcext:value-type="float">
            <text:p>1120</text:p>
          </table:table-cell>
          <table:table-cell table:formula="of:=[.B478]-[.B$2]" office:value-type="float" office:value="5.6828887462616" calcext:value-type="float">
            <text:p>5.6828887463</text:p>
          </table:table-cell>
          <table:table-cell table:formula="of:=[.C478]/([.D478]-[.D477])" office:value-type="float" office:value="97787.6408751223" calcext:value-type="float">
            <text:p>97787.640875122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56446785.76714" calcext:value-type="float">
            <text:p>1456446785.76714</text:p>
          </table:table-cell>
          <table:table-cell office:value-type="float" office:value="1120" calcext:value-type="float">
            <text:p>1120</text:p>
          </table:table-cell>
          <table:table-cell table:formula="of:=[.B479]-[.B$2]" office:value-type="float" office:value="5.69373226165772" calcext:value-type="float">
            <text:p>5.6937322617</text:p>
          </table:table-cell>
          <table:table-cell table:formula="of:=[.C479]/([.D479]-[.D478])" office:value-type="float" office:value="103287.537213342" calcext:value-type="float">
            <text:p>103287.53721334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56446785.77792" calcext:value-type="float">
            <text:p>1456446785.77792</text:p>
          </table:table-cell>
          <table:table-cell office:value-type="float" office:value="1120" calcext:value-type="float">
            <text:p>1120</text:p>
          </table:table-cell>
          <table:table-cell table:formula="of:=[.B480]-[.B$2]" office:value-type="float" office:value="5.70451903343201" calcext:value-type="float">
            <text:p>5.7045190334</text:p>
          </table:table-cell>
          <table:table-cell table:formula="of:=[.C480]/([.D480]-[.D479])" office:value-type="float" office:value="103830.879473068" calcext:value-type="float">
            <text:p>103830.87947306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56446785.7888" calcext:value-type="float">
            <text:p>1456446785.7888</text:p>
          </table:table-cell>
          <table:table-cell office:value-type="float" office:value="1120" calcext:value-type="float">
            <text:p>1120</text:p>
          </table:table-cell>
          <table:table-cell table:formula="of:=[.B481]-[.B$2]" office:value-type="float" office:value="5.71539425849915" calcext:value-type="float">
            <text:p>5.7153942585</text:p>
          </table:table-cell>
          <table:table-cell table:formula="of:=[.C481]/([.D481]-[.D480])" office:value-type="float" office:value="102986.37435875" calcext:value-type="float">
            <text:p>102986.3743587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56446785.79948" calcext:value-type="float">
            <text:p>1456446785.79948</text:p>
          </table:table-cell>
          <table:table-cell office:value-type="float" office:value="1120" calcext:value-type="float">
            <text:p>1120</text:p>
          </table:table-cell>
          <table:table-cell table:formula="of:=[.B482]-[.B$2]" office:value-type="float" office:value="5.72607135772705" calcext:value-type="float">
            <text:p>5.7260713577</text:p>
          </table:table-cell>
          <table:table-cell table:formula="of:=[.C482]/([.D482]-[.D481])" office:value-type="float" office:value="104897.404818793" calcext:value-type="float">
            <text:p>104897.40481879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56446785.81024" calcext:value-type="float">
            <text:p>1456446785.81024</text:p>
          </table:table-cell>
          <table:table-cell office:value-type="float" office:value="1120" calcext:value-type="float">
            <text:p>1120</text:p>
          </table:table-cell>
          <table:table-cell table:formula="of:=[.B483]-[.B$2]" office:value-type="float" office:value="5.73683714866638" calcext:value-type="float">
            <text:p>5.7368371487</text:p>
          </table:table-cell>
          <table:table-cell table:formula="of:=[.C483]/([.D483]-[.D482])" office:value-type="float" office:value="104033.229542686" calcext:value-type="float">
            <text:p>104033.22954268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56446785.821" calcext:value-type="float">
            <text:p>1456446785.821</text:p>
          </table:table-cell>
          <table:table-cell office:value-type="float" office:value="1120" calcext:value-type="float">
            <text:p>1120</text:p>
          </table:table-cell>
          <table:table-cell table:formula="of:=[.B484]-[.B$2]" office:value-type="float" office:value="5.74759888648987" calcext:value-type="float">
            <text:p>5.7475988865</text:p>
          </table:table-cell>
          <table:table-cell table:formula="of:=[.C484]/([.D484]-[.D483])" office:value-type="float" office:value="104072.410829013" calcext:value-type="float">
            <text:p>104072.41082901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56446785.83178" calcext:value-type="float">
            <text:p>1456446785.83178</text:p>
          </table:table-cell>
          <table:table-cell office:value-type="float" office:value="1120" calcext:value-type="float">
            <text:p>1120</text:p>
          </table:table-cell>
          <table:table-cell table:formula="of:=[.B485]-[.B$2]" office:value-type="float" office:value="5.75837373733521" calcext:value-type="float">
            <text:p>5.7583737373</text:p>
          </table:table-cell>
          <table:table-cell table:formula="of:=[.C485]/([.D485]-[.D484])" office:value-type="float" office:value="103945.754430996" calcext:value-type="float">
            <text:p>103945.75443099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56446785.84433" calcext:value-type="float">
            <text:p>1456446785.84433</text:p>
          </table:table-cell>
          <table:table-cell office:value-type="float" office:value="1120" calcext:value-type="float">
            <text:p>1120</text:p>
          </table:table-cell>
          <table:table-cell table:formula="of:=[.B486]-[.B$2]" office:value-type="float" office:value="5.7709276676178" calcext:value-type="float">
            <text:p>5.7709276676</text:p>
          </table:table-cell>
          <table:table-cell table:formula="of:=[.C486]/([.D486]-[.D485])" office:value-type="float" office:value="89215.0884056595" calcext:value-type="float">
            <text:p>89215.088405659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56446785.85348" calcext:value-type="float">
            <text:p>1456446785.85348</text:p>
          </table:table-cell>
          <table:table-cell office:value-type="float" office:value="1120" calcext:value-type="float">
            <text:p>1120</text:p>
          </table:table-cell>
          <table:table-cell table:formula="of:=[.B487]-[.B$2]" office:value-type="float" office:value="5.78007459640503" calcext:value-type="float">
            <text:p>5.7800745964</text:p>
          </table:table-cell>
          <table:table-cell table:formula="of:=[.C487]/([.D487]-[.D486])" office:value-type="float" office:value="122445.470611234" calcext:value-type="float">
            <text:p>122445.47061123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56446785.8643" calcext:value-type="float">
            <text:p>1456446785.8643</text:p>
          </table:table-cell>
          <table:table-cell office:value-type="float" office:value="1120" calcext:value-type="float">
            <text:p>1120</text:p>
          </table:table-cell>
          <table:table-cell table:formula="of:=[.B488]-[.B$2]" office:value-type="float" office:value="5.79089975357056" calcext:value-type="float">
            <text:p>5.7908997536</text:p>
          </table:table-cell>
          <table:table-cell table:formula="of:=[.C488]/([.D488]-[.D487])" office:value-type="float" office:value="103462.701083605" calcext:value-type="float">
            <text:p>103462.70108360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56446785.8751" calcext:value-type="float">
            <text:p>1456446785.8751</text:p>
          </table:table-cell>
          <table:table-cell office:value-type="float" office:value="1120" calcext:value-type="float">
            <text:p>1120</text:p>
          </table:table-cell>
          <table:table-cell table:formula="of:=[.B489]-[.B$2]" office:value-type="float" office:value="5.80169272422791" calcext:value-type="float">
            <text:p>5.8016927242</text:p>
          </table:table-cell>
          <table:table-cell table:formula="of:=[.C489]/([.D489]-[.D488])" office:value-type="float" office:value="103771.244781197" calcext:value-type="float">
            <text:p>103771.24478119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56446785.88612" calcext:value-type="float">
            <text:p>1456446785.88612</text:p>
          </table:table-cell>
          <table:table-cell office:value-type="float" office:value="1120" calcext:value-type="float">
            <text:p>1120</text:p>
          </table:table-cell>
          <table:table-cell table:formula="of:=[.B490]-[.B$2]" office:value-type="float" office:value="5.81271934509277" calcext:value-type="float">
            <text:p>5.8127193451</text:p>
          </table:table-cell>
          <table:table-cell table:formula="of:=[.C490]/([.D490]-[.D489])" office:value-type="float" office:value="101572.368699864" calcext:value-type="float">
            <text:p>101572.36869986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56446785.8967" calcext:value-type="float">
            <text:p>1456446785.8967</text:p>
          </table:table-cell>
          <table:table-cell office:value-type="float" office:value="1120" calcext:value-type="float">
            <text:p>1120</text:p>
          </table:table-cell>
          <table:table-cell table:formula="of:=[.B491]-[.B$2]" office:value-type="float" office:value="5.82329344749451" calcext:value-type="float">
            <text:p>5.8232934475</text:p>
          </table:table-cell>
          <table:table-cell table:formula="of:=[.C491]/([.D491]-[.D490])" office:value-type="float" office:value="105919.155825122" calcext:value-type="float">
            <text:p>105919.15582512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56446785.90742" calcext:value-type="float">
            <text:p>1456446785.90742</text:p>
          </table:table-cell>
          <table:table-cell office:value-type="float" office:value="1120" calcext:value-type="float">
            <text:p>1120</text:p>
          </table:table-cell>
          <table:table-cell table:formula="of:=[.B492]-[.B$2]" office:value-type="float" office:value="5.83401656150818" calcext:value-type="float">
            <text:p>5.8340165615</text:p>
          </table:table-cell>
          <table:table-cell table:formula="of:=[.C492]/([.D492]-[.D491])" office:value-type="float" office:value="104447.271433654" calcext:value-type="float">
            <text:p>104447.27143365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56446785.91829" calcext:value-type="float">
            <text:p>1456446785.91829</text:p>
          </table:table-cell>
          <table:table-cell office:value-type="float" office:value="1120" calcext:value-type="float">
            <text:p>1120</text:p>
          </table:table-cell>
          <table:table-cell table:formula="of:=[.B493]-[.B$2]" office:value-type="float" office:value="5.84488320350647" calcext:value-type="float">
            <text:p>5.8448832035</text:p>
          </table:table-cell>
          <table:table-cell table:formula="of:=[.C493]/([.D493]-[.D492])" office:value-type="float" office:value="103067.718636184" calcext:value-type="float">
            <text:p>103067.71863618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56446785.92896" calcext:value-type="float">
            <text:p>1456446785.92896</text:p>
          </table:table-cell>
          <table:table-cell office:value-type="float" office:value="1120" calcext:value-type="float">
            <text:p>1120</text:p>
          </table:table-cell>
          <table:table-cell table:formula="of:=[.B494]-[.B$2]" office:value-type="float" office:value="5.85555672645569" calcext:value-type="float">
            <text:p>5.8555567265</text:p>
          </table:table-cell>
          <table:table-cell table:formula="of:=[.C494]/([.D494]-[.D493])" office:value-type="float" office:value="104932.551822731" calcext:value-type="float">
            <text:p>104932.55182273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56446785.93977" calcext:value-type="float">
            <text:p>1456446785.93977</text:p>
          </table:table-cell>
          <table:table-cell office:value-type="float" office:value="1120" calcext:value-type="float">
            <text:p>1120</text:p>
          </table:table-cell>
          <table:table-cell table:formula="of:=[.B495]-[.B$2]" office:value-type="float" office:value="5.866366147995" calcext:value-type="float">
            <text:p>5.866366148</text:p>
          </table:table-cell>
          <table:table-cell table:formula="of:=[.C495]/([.D495]-[.D494])" office:value-type="float" office:value="103613.315099916" calcext:value-type="float">
            <text:p>103613.31509991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56446785.95053" calcext:value-type="float">
            <text:p>1456446785.95053</text:p>
          </table:table-cell>
          <table:table-cell office:value-type="float" office:value="1120" calcext:value-type="float">
            <text:p>1120</text:p>
          </table:table-cell>
          <table:table-cell table:formula="of:=[.B496]-[.B$2]" office:value-type="float" office:value="5.87712597846985" calcext:value-type="float">
            <text:p>5.8771259785</text:p>
          </table:table-cell>
          <table:table-cell table:formula="of:=[.C496]/([.D496]-[.D495])" office:value-type="float" office:value="104090.859295369" calcext:value-type="float">
            <text:p>104090.859295369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56446785.9615" calcext:value-type="float">
            <text:p>1456446785.9615</text:p>
          </table:table-cell>
          <table:table-cell office:value-type="float" office:value="1120" calcext:value-type="float">
            <text:p>1120</text:p>
          </table:table-cell>
          <table:table-cell table:formula="of:=[.B497]-[.B$2]" office:value-type="float" office:value="5.88809537887573" calcext:value-type="float">
            <text:p>5.8880953789</text:p>
          </table:table-cell>
          <table:table-cell table:formula="of:=[.C497]/([.D497]-[.D496])" office:value-type="float" office:value="102102.207828903" calcext:value-type="float">
            <text:p>102102.20782890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56446785.97214" calcext:value-type="float">
            <text:p>1456446785.97214</text:p>
          </table:table-cell>
          <table:table-cell office:value-type="float" office:value="1120" calcext:value-type="float">
            <text:p>1120</text:p>
          </table:table-cell>
          <table:table-cell table:formula="of:=[.B498]-[.B$2]" office:value-type="float" office:value="5.89873766899109" calcext:value-type="float">
            <text:p>5.898737669</text:p>
          </table:table-cell>
          <table:table-cell table:formula="of:=[.C498]/([.D498]-[.D497])" office:value-type="float" office:value="105240.506306427" calcext:value-type="float">
            <text:p>105240.50630642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56446785.98291" calcext:value-type="float">
            <text:p>1456446785.98291</text:p>
          </table:table-cell>
          <table:table-cell office:value-type="float" office:value="1120" calcext:value-type="float">
            <text:p>1120</text:p>
          </table:table-cell>
          <table:table-cell table:formula="of:=[.B499]-[.B$2]" office:value-type="float" office:value="5.90950655937195" calcext:value-type="float">
            <text:p>5.9095065594</text:p>
          </table:table-cell>
          <table:table-cell table:formula="of:=[.C499]/([.D499]-[.D498])" office:value-type="float" office:value="104003.287283032" calcext:value-type="float">
            <text:p>104003.28728303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56446785.99401" calcext:value-type="float">
            <text:p>1456446785.99401</text:p>
          </table:table-cell>
          <table:table-cell office:value-type="float" office:value="1120" calcext:value-type="float">
            <text:p>1120</text:p>
          </table:table-cell>
          <table:table-cell table:formula="of:=[.B500]-[.B$2]" office:value-type="float" office:value="5.92060685157776" calcext:value-type="float">
            <text:p>5.9206068516</text:p>
          </table:table-cell>
          <table:table-cell table:formula="of:=[.C500]/([.D500]-[.D499])" office:value-type="float" office:value="100898.244769964" calcext:value-type="float">
            <text:p>100898.24476996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56446786.0093" calcext:value-type="float">
            <text:p>1456446786.0093</text:p>
          </table:table-cell>
          <table:table-cell office:value-type="float" office:value="1120" calcext:value-type="float">
            <text:p>1120</text:p>
          </table:table-cell>
          <table:table-cell table:formula="of:=[.B501]-[.B$2]" office:value-type="float" office:value="5.93589234352112" calcext:value-type="float">
            <text:p>5.9358923435</text:p>
          </table:table-cell>
          <table:table-cell table:formula="of:=[.C501]/([.D501]-[.D500])" office:value-type="float" office:value="73272.0938357874" calcext:value-type="float">
            <text:p>73272.09383578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56446786.02629" calcext:value-type="float">
            <text:p>1456446786.02629</text:p>
          </table:table-cell>
          <table:table-cell office:value-type="float" office:value="1120" calcext:value-type="float">
            <text:p>1120</text:p>
          </table:table-cell>
          <table:table-cell table:formula="of:=[.B502]-[.B$2]" office:value-type="float" office:value="5.95288944244385" calcext:value-type="float">
            <text:p>5.9528894424</text:p>
          </table:table-cell>
          <table:table-cell table:formula="of:=[.C502]/([.D502]-[.D501])" office:value-type="float" office:value="65893.5977893423" calcext:value-type="float">
            <text:p>65893.597789342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56446786.02966" calcext:value-type="float">
            <text:p>1456446786.02966</text:p>
          </table:table-cell>
          <table:table-cell office:value-type="float" office:value="1120" calcext:value-type="float">
            <text:p>1120</text:p>
          </table:table-cell>
          <table:table-cell table:formula="of:=[.B503]-[.B$2]" office:value-type="float" office:value="5.95625448226929" calcext:value-type="float">
            <text:p>5.9562544823</text:p>
          </table:table-cell>
          <table:table-cell table:formula="of:=[.C503]/([.D503]-[.D502])" office:value-type="float" office:value="332834.099475698" calcext:value-type="float">
            <text:p>332834.099475698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56446786.04328" calcext:value-type="float">
            <text:p>1456446786.04328</text:p>
          </table:table-cell>
          <table:table-cell office:value-type="float" office:value="1120" calcext:value-type="float">
            <text:p>1120</text:p>
          </table:table-cell>
          <table:table-cell table:formula="of:=[.B504]-[.B$2]" office:value-type="float" office:value="5.96987986564636" calcext:value-type="float">
            <text:p>5.9698798656</text:p>
          </table:table-cell>
          <table:table-cell table:formula="of:=[.C504]/([.D504]-[.D503])" office:value-type="float" office:value="82199.5219513902" calcext:value-type="float">
            <text:p>82199.521951390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56446786.04789" calcext:value-type="float">
            <text:p>1456446786.04789</text:p>
          </table:table-cell>
          <table:table-cell office:value-type="float" office:value="1120" calcext:value-type="float">
            <text:p>1120</text:p>
          </table:table-cell>
          <table:table-cell table:formula="of:=[.B505]-[.B$2]" office:value-type="float" office:value="5.97448205947876" calcext:value-type="float">
            <text:p>5.9744820595</text:p>
          </table:table-cell>
          <table:table-cell table:formula="of:=[.C505]/([.D505]-[.D504])" office:value-type="float" office:value="243362.196549759" calcext:value-type="float">
            <text:p>243362.196549759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56446786.05869" calcext:value-type="float">
            <text:p>1456446786.05869</text:p>
          </table:table-cell>
          <table:table-cell office:value-type="float" office:value="1120" calcext:value-type="float">
            <text:p>1120</text:p>
          </table:table-cell>
          <table:table-cell table:formula="of:=[.B506]-[.B$2]" office:value-type="float" office:value="5.9852876663208" calcext:value-type="float">
            <text:p>5.9852876663</text:p>
          </table:table-cell>
          <table:table-cell table:formula="of:=[.C506]/([.D506]-[.D505])" office:value-type="float" office:value="103649.893649883" calcext:value-type="float">
            <text:p>103649.89364988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56446786.06938" calcext:value-type="float">
            <text:p>1456446786.06938</text:p>
          </table:table-cell>
          <table:table-cell office:value-type="float" office:value="1120" calcext:value-type="float">
            <text:p>1120</text:p>
          </table:table-cell>
          <table:table-cell table:formula="of:=[.B507]-[.B$2]" office:value-type="float" office:value="5.99598026275635" calcext:value-type="float">
            <text:p>5.9959802628</text:p>
          </table:table-cell>
          <table:table-cell table:formula="of:=[.C507]/([.D507]-[.D506])" office:value-type="float" office:value="104745.372814841" calcext:value-type="float">
            <text:p>104745.37281484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56446786.08004" calcext:value-type="float">
            <text:p>1456446786.08004</text:p>
          </table:table-cell>
          <table:table-cell office:value-type="float" office:value="1120" calcext:value-type="float">
            <text:p>1120</text:p>
          </table:table-cell>
          <table:table-cell table:formula="of:=[.B508]-[.B$2]" office:value-type="float" office:value="6.00663208961487" calcext:value-type="float">
            <text:p>6.0066320896</text:p>
          </table:table-cell>
          <table:table-cell table:formula="of:=[.C508]/([.D508]-[.D507])" office:value-type="float" office:value="105146.282874857" calcext:value-type="float">
            <text:p>105146.28287485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56446786.09053" calcext:value-type="float">
            <text:p>1456446786.09053</text:p>
          </table:table-cell>
          <table:table-cell office:value-type="float" office:value="1120" calcext:value-type="float">
            <text:p>1120</text:p>
          </table:table-cell>
          <table:table-cell table:formula="of:=[.B509]-[.B$2]" office:value-type="float" office:value="6.01712155342102" calcext:value-type="float">
            <text:p>6.0171215534</text:p>
          </table:table-cell>
          <table:table-cell table:formula="of:=[.C509]/([.D509]-[.D508])" office:value-type="float" office:value="106773.808528048" calcext:value-type="float">
            <text:p>106773.80852804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56446786.1009" calcext:value-type="float">
            <text:p>1456446786.1009</text:p>
          </table:table-cell>
          <table:table-cell office:value-type="float" office:value="1120" calcext:value-type="float">
            <text:p>1120</text:p>
          </table:table-cell>
          <table:table-cell table:formula="of:=[.B510]-[.B$2]" office:value-type="float" office:value="6.02749371528626" calcext:value-type="float">
            <text:p>6.0274937153</text:p>
          </table:table-cell>
          <table:table-cell table:formula="of:=[.C510]/([.D510]-[.D509])" office:value-type="float" office:value="107981.346083119" calcext:value-type="float">
            <text:p>107981.34608311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56446786.11116" calcext:value-type="float">
            <text:p>1456446786.11116</text:p>
          </table:table-cell>
          <table:table-cell office:value-type="float" office:value="1120" calcext:value-type="float">
            <text:p>1120</text:p>
          </table:table-cell>
          <table:table-cell table:formula="of:=[.B511]-[.B$2]" office:value-type="float" office:value="6.03776073455811" calcext:value-type="float">
            <text:p>6.0377607346</text:p>
          </table:table-cell>
          <table:table-cell table:formula="of:=[.C511]/([.D511]-[.D510])" office:value-type="float" office:value="109087.162529318" calcext:value-type="float">
            <text:p>109087.16252931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56446786.12145" calcext:value-type="float">
            <text:p>1456446786.12145</text:p>
          </table:table-cell>
          <table:table-cell office:value-type="float" office:value="1120" calcext:value-type="float">
            <text:p>1120</text:p>
          </table:table-cell>
          <table:table-cell table:formula="of:=[.B512]-[.B$2]" office:value-type="float" office:value="6.04804444313049" calcext:value-type="float">
            <text:p>6.0480444431</text:p>
          </table:table-cell>
          <table:table-cell table:formula="of:=[.C512]/([.D512]-[.D511])" office:value-type="float" office:value="108910.126353372" calcext:value-type="float">
            <text:p>108910.12635337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56446786.13183" calcext:value-type="float">
            <text:p>1456446786.13183</text:p>
          </table:table-cell>
          <table:table-cell office:value-type="float" office:value="1120" calcext:value-type="float">
            <text:p>1120</text:p>
          </table:table-cell>
          <table:table-cell table:formula="of:=[.B513]-[.B$2]" office:value-type="float" office:value="6.05842542648315" calcext:value-type="float">
            <text:p>6.0584254265</text:p>
          </table:table-cell>
          <table:table-cell table:formula="of:=[.C513]/([.D513]-[.D512])" office:value-type="float" office:value="107889.586366873" calcext:value-type="float">
            <text:p>107889.58636687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56446786.14218" calcext:value-type="float">
            <text:p>1456446786.14218</text:p>
          </table:table-cell>
          <table:table-cell office:value-type="float" office:value="1120" calcext:value-type="float">
            <text:p>1120</text:p>
          </table:table-cell>
          <table:table-cell table:formula="of:=[.B514]-[.B$2]" office:value-type="float" office:value="6.06877136230469" calcext:value-type="float">
            <text:p>6.0687713623</text:p>
          </table:table-cell>
          <table:table-cell table:formula="of:=[.C514]/([.D514]-[.D513])" office:value-type="float" office:value="108255.069364428" calcext:value-type="float">
            <text:p>108255.06936442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56446786.15278" calcext:value-type="float">
            <text:p>1456446786.15278</text:p>
          </table:table-cell>
          <table:table-cell office:value-type="float" office:value="1120" calcext:value-type="float">
            <text:p>1120</text:p>
          </table:table-cell>
          <table:table-cell table:formula="of:=[.B515]-[.B$2]" office:value-type="float" office:value="6.0793776512146" calcext:value-type="float">
            <text:p>6.0793776512</text:p>
          </table:table-cell>
          <table:table-cell table:formula="of:=[.C515]/([.D515]-[.D514])" office:value-type="float" office:value="105597.726925325" calcext:value-type="float">
            <text:p>105597.72692532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56446786.16306" calcext:value-type="float">
            <text:p>1456446786.16306</text:p>
          </table:table-cell>
          <table:table-cell office:value-type="float" office:value="1120" calcext:value-type="float">
            <text:p>1120</text:p>
          </table:table-cell>
          <table:table-cell table:formula="of:=[.B516]-[.B$2]" office:value-type="float" office:value="6.08965706825256" calcext:value-type="float">
            <text:p>6.0896570683</text:p>
          </table:table-cell>
          <table:table-cell table:formula="of:=[.C516]/([.D516]-[.D515])" office:value-type="float" office:value="108955.59503653" calcext:value-type="float">
            <text:p>108955.5950365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56446786.17337" calcext:value-type="float">
            <text:p>1456446786.17337</text:p>
          </table:table-cell>
          <table:table-cell office:value-type="float" office:value="1120" calcext:value-type="float">
            <text:p>1120</text:p>
          </table:table-cell>
          <table:table-cell table:formula="of:=[.B517]-[.B$2]" office:value-type="float" office:value="6.09997081756592" calcext:value-type="float">
            <text:p>6.0999708176</text:p>
          </table:table-cell>
          <table:table-cell table:formula="of:=[.C517]/([.D517]-[.D516])" office:value-type="float" office:value="108592.905060219" calcext:value-type="float">
            <text:p>108592.905060219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56446786.18373" calcext:value-type="float">
            <text:p>1456446786.18373</text:p>
          </table:table-cell>
          <table:table-cell office:value-type="float" office:value="1120" calcext:value-type="float">
            <text:p>1120</text:p>
          </table:table-cell>
          <table:table-cell table:formula="of:=[.B518]-[.B$2]" office:value-type="float" office:value="6.11032843589783" calcext:value-type="float">
            <text:p>6.1103284359</text:p>
          </table:table-cell>
          <table:table-cell table:formula="of:=[.C518]/([.D518]-[.D517])" office:value-type="float" office:value="108132.966876137" calcext:value-type="float">
            <text:p>108132.96687613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56446786.19394" calcext:value-type="float">
            <text:p>1456446786.19394</text:p>
          </table:table-cell>
          <table:table-cell office:value-type="float" office:value="1120" calcext:value-type="float">
            <text:p>1120</text:p>
          </table:table-cell>
          <table:table-cell table:formula="of:=[.B519]-[.B$2]" office:value-type="float" office:value="6.12053513526917" calcext:value-type="float">
            <text:p>6.1205351353</text:p>
          </table:table-cell>
          <table:table-cell table:formula="of:=[.C519]/([.D519]-[.D518])" office:value-type="float" office:value="109731.849567858" calcext:value-type="float">
            <text:p>109731.84956785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56446786.20412" calcext:value-type="float">
            <text:p>1456446786.20412</text:p>
          </table:table-cell>
          <table:table-cell office:value-type="float" office:value="1120" calcext:value-type="float">
            <text:p>1120</text:p>
          </table:table-cell>
          <table:table-cell table:formula="of:=[.B520]-[.B$2]" office:value-type="float" office:value="6.13071393966675" calcext:value-type="float">
            <text:p>6.1307139397</text:p>
          </table:table-cell>
          <table:table-cell table:formula="of:=[.C520]/([.D520]-[.D519])" office:value-type="float" office:value="110032.569273651" calcext:value-type="float">
            <text:p>110032.56927365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56446786.21649" calcext:value-type="float">
            <text:p>1456446786.21649</text:p>
          </table:table-cell>
          <table:table-cell office:value-type="float" office:value="1120" calcext:value-type="float">
            <text:p>1120</text:p>
          </table:table-cell>
          <table:table-cell table:formula="of:=[.B521]-[.B$2]" office:value-type="float" office:value="6.14308452606201" calcext:value-type="float">
            <text:p>6.1430845261</text:p>
          </table:table-cell>
          <table:table-cell table:formula="of:=[.C521]/([.D521]-[.D520])" office:value-type="float" office:value="90537.3410939367" calcext:value-type="float">
            <text:p>90537.341093936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56446786.22689" calcext:value-type="float">
            <text:p>1456446786.22689</text:p>
          </table:table-cell>
          <table:table-cell office:value-type="float" office:value="1120" calcext:value-type="float">
            <text:p>1120</text:p>
          </table:table-cell>
          <table:table-cell table:formula="of:=[.B522]-[.B$2]" office:value-type="float" office:value="6.153484582901" calcext:value-type="float">
            <text:p>6.1534845829</text:p>
          </table:table-cell>
          <table:table-cell table:formula="of:=[.C522]/([.D522]-[.D521])" office:value-type="float" office:value="107691.719126109" calcext:value-type="float">
            <text:p>107691.719126109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56446786.23497" calcext:value-type="float">
            <text:p>1456446786.23497</text:p>
          </table:table-cell>
          <table:table-cell office:value-type="float" office:value="1120" calcext:value-type="float">
            <text:p>1120</text:p>
          </table:table-cell>
          <table:table-cell table:formula="of:=[.B523]-[.B$2]" office:value-type="float" office:value="6.16156840324402" calcext:value-type="float">
            <text:p>6.1615684032</text:p>
          </table:table-cell>
          <table:table-cell table:formula="of:=[.C523]/([.D523]-[.D522])" office:value-type="float" office:value="138548.353683714" calcext:value-type="float">
            <text:p>138548.353683714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56446786.24533" calcext:value-type="float">
            <text:p>1456446786.24533</text:p>
          </table:table-cell>
          <table:table-cell office:value-type="float" office:value="1120" calcext:value-type="float">
            <text:p>1120</text:p>
          </table:table-cell>
          <table:table-cell table:formula="of:=[.B524]-[.B$2]" office:value-type="float" office:value="6.17192697525024" calcext:value-type="float">
            <text:p>6.1719269753</text:p>
          </table:table-cell>
          <table:table-cell table:formula="of:=[.C524]/([.D524]-[.D523])" office:value-type="float" office:value="108123.011485258" calcext:value-type="float">
            <text:p>108123.01148525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56446786.25579" calcext:value-type="float">
            <text:p>1456446786.25579</text:p>
          </table:table-cell>
          <table:table-cell office:value-type="float" office:value="1120" calcext:value-type="float">
            <text:p>1120</text:p>
          </table:table-cell>
          <table:table-cell table:formula="of:=[.B525]-[.B$2]" office:value-type="float" office:value="6.18239068984985" calcext:value-type="float">
            <text:p>6.1823906898</text:p>
          </table:table-cell>
          <table:table-cell table:formula="of:=[.C525]/([.D525]-[.D524])" office:value-type="float" office:value="107036.558512577" calcext:value-type="float">
            <text:p>107036.558512577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456446786.26604" calcext:value-type="float">
            <text:p>1456446786.26604</text:p>
          </table:table-cell>
          <table:table-cell office:value-type="float" office:value="1120" calcext:value-type="float">
            <text:p>1120</text:p>
          </table:table-cell>
          <table:table-cell table:formula="of:=[.B526]-[.B$2]" office:value-type="float" office:value="6.192631483078" calcext:value-type="float">
            <text:p>6.1926314831</text:p>
          </table:table-cell>
          <table:table-cell table:formula="of:=[.C526]/([.D526]-[.D525])" office:value-type="float" office:value="109366.52806556" calcext:value-type="float">
            <text:p>109366.5280655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56446786.27644" calcext:value-type="float">
            <text:p>1456446786.27644</text:p>
          </table:table-cell>
          <table:table-cell office:value-type="float" office:value="1120" calcext:value-type="float">
            <text:p>1120</text:p>
          </table:table-cell>
          <table:table-cell table:formula="of:=[.B527]-[.B$2]" office:value-type="float" office:value="6.20303463935852" calcext:value-type="float">
            <text:p>6.2030346394</text:p>
          </table:table-cell>
          <table:table-cell table:formula="of:=[.C527]/([.D527]-[.D526])" office:value-type="float" office:value="107659.634230187" calcext:value-type="float">
            <text:p>107659.63423018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456446786.28664" calcext:value-type="float">
            <text:p>1456446786.28664</text:p>
          </table:table-cell>
          <table:table-cell office:value-type="float" office:value="1120" calcext:value-type="float">
            <text:p>1120</text:p>
          </table:table-cell>
          <table:table-cell table:formula="of:=[.B528]-[.B$2]" office:value-type="float" office:value="6.21323347091675" calcext:value-type="float">
            <text:p>6.2132334709</text:p>
          </table:table-cell>
          <table:table-cell table:formula="of:=[.C528]/([.D528]-[.D527])" office:value-type="float" office:value="109816.501390934" calcext:value-type="float">
            <text:p>109816.501390934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56446786.29774" calcext:value-type="float">
            <text:p>1456446786.29774</text:p>
          </table:table-cell>
          <table:table-cell office:value-type="float" office:value="1120" calcext:value-type="float">
            <text:p>1120</text:p>
          </table:table-cell>
          <table:table-cell table:formula="of:=[.B529]-[.B$2]" office:value-type="float" office:value="6.22433352470398" calcext:value-type="float">
            <text:p>6.2243335247</text:p>
          </table:table-cell>
          <table:table-cell table:formula="of:=[.C529]/([.D529]-[.D528])" office:value-type="float" office:value="100900.411968125" calcext:value-type="float">
            <text:p>100900.41196812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56446786.30736" calcext:value-type="float">
            <text:p>1456446786.30736</text:p>
          </table:table-cell>
          <table:table-cell office:value-type="float" office:value="1120" calcext:value-type="float">
            <text:p>1120</text:p>
          </table:table-cell>
          <table:table-cell table:formula="of:=[.B530]-[.B$2]" office:value-type="float" office:value="6.23395609855652" calcext:value-type="float">
            <text:p>6.2339560986</text:p>
          </table:table-cell>
          <table:table-cell table:formula="of:=[.C530]/([.D530]-[.D529])" office:value-type="float" office:value="116392.975222993" calcext:value-type="float">
            <text:p>116392.97522299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56446786.31767" calcext:value-type="float">
            <text:p>1456446786.31767</text:p>
          </table:table-cell>
          <table:table-cell office:value-type="float" office:value="1120" calcext:value-type="float">
            <text:p>1120</text:p>
          </table:table-cell>
          <table:table-cell table:formula="of:=[.B531]-[.B$2]" office:value-type="float" office:value="6.24426126480103" calcext:value-type="float">
            <text:p>6.2442612648</text:p>
          </table:table-cell>
          <table:table-cell table:formula="of:=[.C531]/([.D531]-[.D530])" office:value-type="float" office:value="108683.350993684" calcext:value-type="float">
            <text:p>108683.35099368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56446786.3306" calcext:value-type="float">
            <text:p>1456446786.3306</text:p>
          </table:table-cell>
          <table:table-cell office:value-type="float" office:value="1120" calcext:value-type="float">
            <text:p>1120</text:p>
          </table:table-cell>
          <table:table-cell table:formula="of:=[.B532]-[.B$2]" office:value-type="float" office:value="6.25719952583313" calcext:value-type="float">
            <text:p>6.2571995258</text:p>
          </table:table-cell>
          <table:table-cell table:formula="of:=[.C532]/([.D532]-[.D531])" office:value-type="float" office:value="86564.9562349126" calcext:value-type="float">
            <text:p>86564.9562349126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56446786.34081" calcext:value-type="float">
            <text:p>1456446786.34081</text:p>
          </table:table-cell>
          <table:table-cell office:value-type="float" office:value="1120" calcext:value-type="float">
            <text:p>1120</text:p>
          </table:table-cell>
          <table:table-cell table:formula="of:=[.B533]-[.B$2]" office:value-type="float" office:value="6.26740980148315" calcext:value-type="float">
            <text:p>6.2674098015</text:p>
          </table:table-cell>
          <table:table-cell table:formula="of:=[.C533]/([.D533]-[.D532])" office:value-type="float" office:value="109693.414594279" calcext:value-type="float">
            <text:p>109693.414594279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56446786.34845" calcext:value-type="float">
            <text:p>1456446786.34845</text:p>
          </table:table-cell>
          <table:table-cell office:value-type="float" office:value="1120" calcext:value-type="float">
            <text:p>1120</text:p>
          </table:table-cell>
          <table:table-cell table:formula="of:=[.B534]-[.B$2]" office:value-type="float" office:value="6.27504253387451" calcext:value-type="float">
            <text:p>6.2750425339</text:p>
          </table:table-cell>
          <table:table-cell table:formula="of:=[.C534]/([.D534]-[.D533])" office:value-type="float" office:value="146736.442806272" calcext:value-type="float">
            <text:p>146736.44280627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56446786.35879" calcext:value-type="float">
            <text:p>1456446786.35879</text:p>
          </table:table-cell>
          <table:table-cell office:value-type="float" office:value="1120" calcext:value-type="float">
            <text:p>1120</text:p>
          </table:table-cell>
          <table:table-cell table:formula="of:=[.B535]-[.B$2]" office:value-type="float" office:value="6.28538632392883" calcext:value-type="float">
            <text:p>6.2853863239</text:p>
          </table:table-cell>
          <table:table-cell table:formula="of:=[.C535]/([.D535]-[.D534])" office:value-type="float" office:value="108277.526333986" calcext:value-type="float">
            <text:p>108277.526333986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56446786.36911" calcext:value-type="float">
            <text:p>1456446786.36911</text:p>
          </table:table-cell>
          <table:table-cell office:value-type="float" office:value="1120" calcext:value-type="float">
            <text:p>1120</text:p>
          </table:table-cell>
          <table:table-cell table:formula="of:=[.B536]-[.B$2]" office:value-type="float" office:value="6.29570388793945" calcext:value-type="float">
            <text:p>6.2957038879</text:p>
          </table:table-cell>
          <table:table-cell table:formula="of:=[.C536]/([.D536]-[.D535])" office:value-type="float" office:value="108552.755170422" calcext:value-type="float">
            <text:p>108552.755170422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56446786.37939" calcext:value-type="float">
            <text:p>1456446786.37939</text:p>
          </table:table-cell>
          <table:table-cell office:value-type="float" office:value="1120" calcext:value-type="float">
            <text:p>1120</text:p>
          </table:table-cell>
          <table:table-cell table:formula="of:=[.B537]-[.B$2]" office:value-type="float" office:value="6.30599021911621" calcext:value-type="float">
            <text:p>6.3059902191</text:p>
          </table:table-cell>
          <table:table-cell table:formula="of:=[.C537]/([.D537]-[.D536])" office:value-type="float" office:value="108882.358613017" calcext:value-type="float">
            <text:p>108882.35861301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56446786.3898" calcext:value-type="float">
            <text:p>1456446786.3898</text:p>
          </table:table-cell>
          <table:table-cell office:value-type="float" office:value="1120" calcext:value-type="float">
            <text:p>1120</text:p>
          </table:table-cell>
          <table:table-cell table:formula="of:=[.B538]-[.B$2]" office:value-type="float" office:value="6.3163948059082" calcext:value-type="float">
            <text:p>6.3163948059</text:p>
          </table:table-cell>
          <table:table-cell table:formula="of:=[.C538]/([.D538]-[.D537])" office:value-type="float" office:value="107644.832263978" calcext:value-type="float">
            <text:p>107644.83226397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56446786.40011" calcext:value-type="float">
            <text:p>1456446786.40011</text:p>
          </table:table-cell>
          <table:table-cell office:value-type="float" office:value="1120" calcext:value-type="float">
            <text:p>1120</text:p>
          </table:table-cell>
          <table:table-cell table:formula="of:=[.B539]-[.B$2]" office:value-type="float" office:value="6.3267080783844" calcext:value-type="float">
            <text:p>6.3267080784</text:p>
          </table:table-cell>
          <table:table-cell table:formula="of:=[.C539]/([.D539]-[.D538])" office:value-type="float" office:value="108597.925884828" calcext:value-type="float">
            <text:p>108597.92588482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56446786.41045" calcext:value-type="float">
            <text:p>1456446786.41045</text:p>
          </table:table-cell>
          <table:table-cell office:value-type="float" office:value="1120" calcext:value-type="float">
            <text:p>1120</text:p>
          </table:table-cell>
          <table:table-cell table:formula="of:=[.B540]-[.B$2]" office:value-type="float" office:value="6.33704662322998" calcext:value-type="float">
            <text:p>6.3370466232</text:p>
          </table:table-cell>
          <table:table-cell table:formula="of:=[.C540]/([.D540]-[.D539])" office:value-type="float" office:value="108332.460392501" calcext:value-type="float">
            <text:p>108332.460392501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56446786.42073" calcext:value-type="float">
            <text:p>1456446786.42073</text:p>
          </table:table-cell>
          <table:table-cell office:value-type="float" office:value="1120" calcext:value-type="float">
            <text:p>1120</text:p>
          </table:table-cell>
          <table:table-cell table:formula="of:=[.B541]-[.B$2]" office:value-type="float" office:value="6.34732556343079" calcext:value-type="float">
            <text:p>6.3473255634</text:p>
          </table:table-cell>
          <table:table-cell table:formula="of:=[.C541]/([.D541]-[.D540])" office:value-type="float" office:value="108960.649456081" calcext:value-type="float">
            <text:p>108960.64945608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56446786.43163" calcext:value-type="float">
            <text:p>1456446786.43163</text:p>
          </table:table-cell>
          <table:table-cell office:value-type="float" office:value="1120" calcext:value-type="float">
            <text:p>1120</text:p>
          </table:table-cell>
          <table:table-cell table:formula="of:=[.B542]-[.B$2]" office:value-type="float" office:value="6.35822153091431" calcext:value-type="float">
            <text:p>6.3582215309</text:p>
          </table:table-cell>
          <table:table-cell table:formula="of:=[.C542]/([.D542]-[.D541])" office:value-type="float" office:value="102790.321437168" calcext:value-type="float">
            <text:p>102790.32143716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56446786.44426" calcext:value-type="float">
            <text:p>1456446786.44426</text:p>
          </table:table-cell>
          <table:table-cell office:value-type="float" office:value="1120" calcext:value-type="float">
            <text:p>1120</text:p>
          </table:table-cell>
          <table:table-cell table:formula="of:=[.B543]-[.B$2]" office:value-type="float" office:value="6.37085127830505" calcext:value-type="float">
            <text:p>6.3708512783</text:p>
          </table:table-cell>
          <table:table-cell table:formula="of:=[.C543]/([.D543]-[.D542])" office:value-type="float" office:value="88679.5250410587" calcext:value-type="float">
            <text:p>88679.525041058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56446786.45476" calcext:value-type="float">
            <text:p>1456446786.45476</text:p>
          </table:table-cell>
          <table:table-cell office:value-type="float" office:value="1120" calcext:value-type="float">
            <text:p>1120</text:p>
          </table:table-cell>
          <table:table-cell table:formula="of:=[.B544]-[.B$2]" office:value-type="float" office:value="6.38136005401611" calcext:value-type="float">
            <text:p>6.381360054</text:p>
          </table:table-cell>
          <table:table-cell table:formula="of:=[.C544]/([.D544]-[.D543])" office:value-type="float" office:value="106577.591033873" calcext:value-type="float">
            <text:p>106577.59103387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56446786.46209" calcext:value-type="float">
            <text:p>1456446786.46209</text:p>
          </table:table-cell>
          <table:table-cell office:value-type="float" office:value="1120" calcext:value-type="float">
            <text:p>1120</text:p>
          </table:table-cell>
          <table:table-cell table:formula="of:=[.B545]-[.B$2]" office:value-type="float" office:value="6.38868594169617" calcext:value-type="float">
            <text:p>6.3886859417</text:p>
          </table:table-cell>
          <table:table-cell table:formula="of:=[.C545]/([.D545]-[.D544])" office:value-type="float" office:value="152882.496826895" calcext:value-type="float">
            <text:p>152882.49682689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456446786.47241" calcext:value-type="float">
            <text:p>1456446786.47241</text:p>
          </table:table-cell>
          <table:table-cell office:value-type="float" office:value="1120" calcext:value-type="float">
            <text:p>1120</text:p>
          </table:table-cell>
          <table:table-cell table:formula="of:=[.B546]-[.B$2]" office:value-type="float" office:value="6.39900636672974" calcext:value-type="float">
            <text:p>6.3990063667</text:p>
          </table:table-cell>
          <table:table-cell table:formula="of:=[.C546]/([.D546]-[.D545])" office:value-type="float" office:value="108522.662231155" calcext:value-type="float">
            <text:p>108522.66223115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56446786.48255" calcext:value-type="float">
            <text:p>1456446786.48255</text:p>
          </table:table-cell>
          <table:table-cell office:value-type="float" office:value="1120" calcext:value-type="float">
            <text:p>1120</text:p>
          </table:table-cell>
          <table:table-cell table:formula="of:=[.B547]-[.B$2]" office:value-type="float" office:value="6.40914583206177" calcext:value-type="float">
            <text:p>6.4091458321</text:p>
          </table:table-cell>
          <table:table-cell table:formula="of:=[.C547]/([.D547]-[.D546])" office:value-type="float" office:value="110459.473288187" calcext:value-type="float">
            <text:p>110459.47328818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56446786.49281" calcext:value-type="float">
            <text:p>1456446786.49281</text:p>
          </table:table-cell>
          <table:table-cell office:value-type="float" office:value="1120" calcext:value-type="float">
            <text:p>1120</text:p>
          </table:table-cell>
          <table:table-cell table:formula="of:=[.B548]-[.B$2]" office:value-type="float" office:value="6.41940879821777" calcext:value-type="float">
            <text:p>6.4194087982</text:p>
          </table:table-cell>
          <table:table-cell table:formula="of:=[.C548]/([.D548]-[.D547])" office:value-type="float" office:value="109130.243925103" calcext:value-type="float">
            <text:p>109130.243925103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56446786.50312" calcext:value-type="float">
            <text:p>1456446786.50312</text:p>
          </table:table-cell>
          <table:table-cell office:value-type="float" office:value="1120" calcext:value-type="float">
            <text:p>1120</text:p>
          </table:table-cell>
          <table:table-cell table:formula="of:=[.B549]-[.B$2]" office:value-type="float" office:value="6.4297137260437" calcext:value-type="float">
            <text:p>6.429713726</text:p>
          </table:table-cell>
          <table:table-cell table:formula="of:=[.C549]/([.D549]-[.D548])" office:value-type="float" office:value="108685.865531442" calcext:value-type="float">
            <text:p>108685.86553144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56446786.51354" calcext:value-type="float">
            <text:p>1456446786.51354</text:p>
          </table:table-cell>
          <table:table-cell office:value-type="float" office:value="1120" calcext:value-type="float">
            <text:p>1120</text:p>
          </table:table-cell>
          <table:table-cell table:formula="of:=[.B550]-[.B$2]" office:value-type="float" office:value="6.44013857841492" calcext:value-type="float">
            <text:p>6.4401385784</text:p>
          </table:table-cell>
          <table:table-cell table:formula="of:=[.C550]/([.D550]-[.D549])" office:value-type="float" office:value="107435.574156661" calcext:value-type="float">
            <text:p>107435.57415666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56446786.52384" calcext:value-type="float">
            <text:p>1456446786.52384</text:p>
          </table:table-cell>
          <table:table-cell office:value-type="float" office:value="1120" calcext:value-type="float">
            <text:p>1120</text:p>
          </table:table-cell>
          <table:table-cell table:formula="of:=[.B551]-[.B$2]" office:value-type="float" office:value="6.45043277740479" calcext:value-type="float">
            <text:p>6.4504327774</text:p>
          </table:table-cell>
          <table:table-cell table:formula="of:=[.C551]/([.D551]-[.D550])" office:value-type="float" office:value="108799.140283021" calcext:value-type="float">
            <text:p>108799.14028302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56446786.53423" calcext:value-type="float">
            <text:p>1456446786.53423</text:p>
          </table:table-cell>
          <table:table-cell office:value-type="float" office:value="1120" calcext:value-type="float">
            <text:p>1120</text:p>
          </table:table-cell>
          <table:table-cell table:formula="of:=[.B552]-[.B$2]" office:value-type="float" office:value="6.46082639694214" calcext:value-type="float">
            <text:p>6.4608263969</text:p>
          </table:table-cell>
          <table:table-cell table:formula="of:=[.C552]/([.D552]-[.D551])" office:value-type="float" office:value="107758.418130935" calcext:value-type="float">
            <text:p>107758.41813093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56446786.54445" calcext:value-type="float">
            <text:p>1456446786.54445</text:p>
          </table:table-cell>
          <table:table-cell office:value-type="float" office:value="1120" calcext:value-type="float">
            <text:p>1120</text:p>
          </table:table-cell>
          <table:table-cell table:formula="of:=[.B553]-[.B$2]" office:value-type="float" office:value="6.47104549407959" calcext:value-type="float">
            <text:p>6.4710454941</text:p>
          </table:table-cell>
          <table:table-cell table:formula="of:=[.C553]/([.D553]-[.D552])" office:value-type="float" office:value="109598.723344688" calcext:value-type="float">
            <text:p>109598.72334468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56446786.55795" calcext:value-type="float">
            <text:p>1456446786.55795</text:p>
          </table:table-cell>
          <table:table-cell office:value-type="float" office:value="1120" calcext:value-type="float">
            <text:p>1120</text:p>
          </table:table-cell>
          <table:table-cell table:formula="of:=[.B554]-[.B$2]" office:value-type="float" office:value="6.48454523086548" calcext:value-type="float">
            <text:p>6.4845452309</text:p>
          </table:table-cell>
          <table:table-cell table:formula="of:=[.C554]/([.D554]-[.D553])" office:value-type="float" office:value="82964.580551729" calcext:value-type="float">
            <text:p>82964.580551729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56446786.56832" calcext:value-type="float">
            <text:p>1456446786.56832</text:p>
          </table:table-cell>
          <table:table-cell office:value-type="float" office:value="1120" calcext:value-type="float">
            <text:p>1120</text:p>
          </table:table-cell>
          <table:table-cell table:formula="of:=[.B555]-[.B$2]" office:value-type="float" office:value="6.49491620063782" calcext:value-type="float">
            <text:p>6.4949162006</text:p>
          </table:table-cell>
          <table:table-cell table:formula="of:=[.C555]/([.D555]-[.D554])" office:value-type="float" office:value="107993.758017426" calcext:value-type="float">
            <text:p>107993.758017426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56446786.57877" calcext:value-type="float">
            <text:p>1456446786.57877</text:p>
          </table:table-cell>
          <table:table-cell office:value-type="float" office:value="1120" calcext:value-type="float">
            <text:p>1120</text:p>
          </table:table-cell>
          <table:table-cell table:formula="of:=[.B556]-[.B$2]" office:value-type="float" office:value="6.50536584854126" calcext:value-type="float">
            <text:p>6.5053658485</text:p>
          </table:table-cell>
          <table:table-cell table:formula="of:=[.C556]/([.D556]-[.D555])" office:value-type="float" office:value="107180.644778571" calcext:value-type="float">
            <text:p>107180.64477857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456446786.58589" calcext:value-type="float">
            <text:p>1456446786.58589</text:p>
          </table:table-cell>
          <table:table-cell office:value-type="float" office:value="1120" calcext:value-type="float">
            <text:p>1120</text:p>
          </table:table-cell>
          <table:table-cell table:formula="of:=[.B557]-[.B$2]" office:value-type="float" office:value="6.51248788833618" calcext:value-type="float">
            <text:p>6.5124878883</text:p>
          </table:table-cell>
          <table:table-cell table:formula="of:=[.C557]/([.D557]-[.D556])" office:value-type="float" office:value="157258.318157472" calcext:value-type="float">
            <text:p>157258.31815747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56446786.59616" calcext:value-type="float">
            <text:p>1456446786.59616</text:p>
          </table:table-cell>
          <table:table-cell office:value-type="float" office:value="1120" calcext:value-type="float">
            <text:p>1120</text:p>
          </table:table-cell>
          <table:table-cell table:formula="of:=[.B558]-[.B$2]" office:value-type="float" office:value="6.52275729179382" calcext:value-type="float">
            <text:p>6.5227572918</text:p>
          </table:table-cell>
          <table:table-cell table:formula="of:=[.C558]/([.D558]-[.D557])" office:value-type="float" office:value="109061.836417245" calcext:value-type="float">
            <text:p>109061.83641724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56446786.60633" calcext:value-type="float">
            <text:p>1456446786.60633</text:p>
          </table:table-cell>
          <table:table-cell office:value-type="float" office:value="1120" calcext:value-type="float">
            <text:p>1120</text:p>
          </table:table-cell>
          <table:table-cell table:formula="of:=[.B559]-[.B$2]" office:value-type="float" office:value="6.53292846679688" calcext:value-type="float">
            <text:p>6.5329284668</text:p>
          </table:table-cell>
          <table:table-cell table:formula="of:=[.C559]/([.D559]-[.D558])" office:value-type="float" office:value="110115.104662338" calcext:value-type="float">
            <text:p>110115.10466233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56446786.61653" calcext:value-type="float">
            <text:p>1456446786.61653</text:p>
          </table:table-cell>
          <table:table-cell office:value-type="float" office:value="1120" calcext:value-type="float">
            <text:p>1120</text:p>
          </table:table-cell>
          <table:table-cell table:formula="of:=[.B560]-[.B$2]" office:value-type="float" office:value="6.54312682151794" calcext:value-type="float">
            <text:p>6.5431268215</text:p>
          </table:table-cell>
          <table:table-cell table:formula="of:=[.C560]/([.D560]-[.D559])" office:value-type="float" office:value="109821.636002338" calcext:value-type="float">
            <text:p>109821.63600233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56446786.6269" calcext:value-type="float">
            <text:p>1456446786.6269</text:p>
          </table:table-cell>
          <table:table-cell office:value-type="float" office:value="1120" calcext:value-type="float">
            <text:p>1120</text:p>
          </table:table-cell>
          <table:table-cell table:formula="of:=[.B561]-[.B$2]" office:value-type="float" office:value="6.55350017547607" calcext:value-type="float">
            <text:p>6.5535001755</text:p>
          </table:table-cell>
          <table:table-cell table:formula="of:=[.C561]/([.D561]-[.D560])" office:value-type="float" office:value="107968.93700154" calcext:value-type="float">
            <text:p>107968.9370015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56446786.6373" calcext:value-type="float">
            <text:p>1456446786.6373</text:p>
          </table:table-cell>
          <table:table-cell office:value-type="float" office:value="1120" calcext:value-type="float">
            <text:p>1120</text:p>
          </table:table-cell>
          <table:table-cell table:formula="of:=[.B562]-[.B$2]" office:value-type="float" office:value="6.56389832496643" calcext:value-type="float">
            <text:p>6.563898325</text:p>
          </table:table-cell>
          <table:table-cell table:formula="of:=[.C562]/([.D562]-[.D561])" office:value-type="float" office:value="107711.473184601" calcext:value-type="float">
            <text:p>107711.47318460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56446786.64762" calcext:value-type="float">
            <text:p>1456446786.64762</text:p>
          </table:table-cell>
          <table:table-cell office:value-type="float" office:value="1120" calcext:value-type="float">
            <text:p>1120</text:p>
          </table:table-cell>
          <table:table-cell table:formula="of:=[.B563]-[.B$2]" office:value-type="float" office:value="6.57421565055847" calcext:value-type="float">
            <text:p>6.5742156506</text:p>
          </table:table-cell>
          <table:table-cell table:formula="of:=[.C563]/([.D563]-[.D562])" office:value-type="float" office:value="108555.263668716" calcext:value-type="float">
            <text:p>108555.263668716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56446786.65793" calcext:value-type="float">
            <text:p>1456446786.65793</text:p>
          </table:table-cell>
          <table:table-cell office:value-type="float" office:value="1120" calcext:value-type="float">
            <text:p>1120</text:p>
          </table:table-cell>
          <table:table-cell table:formula="of:=[.B564]-[.B$2]" office:value-type="float" office:value="6.58452987670898" calcext:value-type="float">
            <text:p>6.5845298767</text:p>
          </table:table-cell>
          <table:table-cell table:formula="of:=[.C564]/([.D564]-[.D563])" office:value-type="float" office:value="108587.884699845" calcext:value-type="float">
            <text:p>108587.88469984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56446786.67154" calcext:value-type="float">
            <text:p>1456446786.67154</text:p>
          </table:table-cell>
          <table:table-cell office:value-type="float" office:value="1120" calcext:value-type="float">
            <text:p>1120</text:p>
          </table:table-cell>
          <table:table-cell table:formula="of:=[.B565]-[.B$2]" office:value-type="float" office:value="6.59813451766968" calcext:value-type="float">
            <text:p>6.5981345177</text:p>
          </table:table-cell>
          <table:table-cell table:formula="of:=[.C565]/([.D565]-[.D564])" office:value-type="float" office:value="82324.8480600049" calcext:value-type="float">
            <text:p>82324.8480600049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56446786.68198" calcext:value-type="float">
            <text:p>1456446786.68198</text:p>
          </table:table-cell>
          <table:table-cell office:value-type="float" office:value="1120" calcext:value-type="float">
            <text:p>1120</text:p>
          </table:table-cell>
          <table:table-cell table:formula="of:=[.B566]-[.B$2]" office:value-type="float" office:value="6.60857820510864" calcext:value-type="float">
            <text:p>6.6085782051</text:p>
          </table:table-cell>
          <table:table-cell table:formula="of:=[.C566]/([.D566]-[.D565])" office:value-type="float" office:value="107241.815359328" calcext:value-type="float">
            <text:p>107241.81535932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56446786.69247" calcext:value-type="float">
            <text:p>1456446786.69247</text:p>
          </table:table-cell>
          <table:table-cell office:value-type="float" office:value="1120" calcext:value-type="float">
            <text:p>1120</text:p>
          </table:table-cell>
          <table:table-cell table:formula="of:=[.B567]-[.B$2]" office:value-type="float" office:value="6.61907052993774" calcext:value-type="float">
            <text:p>6.6190705299</text:p>
          </table:table-cell>
          <table:table-cell table:formula="of:=[.C567]/([.D567]-[.D566])" office:value-type="float" office:value="106744.693692056" calcext:value-type="float">
            <text:p>106744.693692056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56446786.69905" calcext:value-type="float">
            <text:p>1456446786.69905</text:p>
          </table:table-cell>
          <table:table-cell office:value-type="float" office:value="1120" calcext:value-type="float">
            <text:p>1120</text:p>
          </table:table-cell>
          <table:table-cell table:formula="of:=[.B568]-[.B$2]" office:value-type="float" office:value="6.6256422996521" calcext:value-type="float">
            <text:p>6.6256422997</text:p>
          </table:table-cell>
          <table:table-cell table:formula="of:=[.C568]/([.D568]-[.D567])" office:value-type="float" office:value="170425.935277899" calcext:value-type="float">
            <text:p>170425.935277899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56446786.71227" calcext:value-type="float">
            <text:p>1456446786.71227</text:p>
          </table:table-cell>
          <table:table-cell office:value-type="float" office:value="1120" calcext:value-type="float">
            <text:p>1120</text:p>
          </table:table-cell>
          <table:table-cell table:formula="of:=[.B569]-[.B$2]" office:value-type="float" office:value="6.6388680934906" calcext:value-type="float">
            <text:p>6.6388680935</text:p>
          </table:table-cell>
          <table:table-cell table:formula="of:=[.C569]/([.D569]-[.D568])" office:value-type="float" office:value="84683.0075892777" calcext:value-type="float">
            <text:p>84683.007589277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56446786.71981" calcext:value-type="float">
            <text:p>1456446786.71981</text:p>
          </table:table-cell>
          <table:table-cell office:value-type="float" office:value="1120" calcext:value-type="float">
            <text:p>1120</text:p>
          </table:table-cell>
          <table:table-cell table:formula="of:=[.B570]-[.B$2]" office:value-type="float" office:value="6.64640522003174" calcext:value-type="float">
            <text:p>6.64640522</text:p>
          </table:table-cell>
          <table:table-cell table:formula="of:=[.C570]/([.D570]-[.D569])" office:value-type="float" office:value="148597.74396609" calcext:value-type="float">
            <text:p>148597.74396609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56446786.73013" calcext:value-type="float">
            <text:p>1456446786.73013</text:p>
          </table:table-cell>
          <table:table-cell office:value-type="float" office:value="1120" calcext:value-type="float">
            <text:p>1120</text:p>
          </table:table-cell>
          <table:table-cell table:formula="of:=[.B571]-[.B$2]" office:value-type="float" office:value="6.65672373771668" calcext:value-type="float">
            <text:p>6.6567237377</text:p>
          </table:table-cell>
          <table:table-cell table:formula="of:=[.C571]/([.D571]-[.D570])" office:value-type="float" office:value="108542.722336468" calcext:value-type="float">
            <text:p>108542.72233646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56446786.74051" calcext:value-type="float">
            <text:p>1456446786.74051</text:p>
          </table:table-cell>
          <table:table-cell office:value-type="float" office:value="1120" calcext:value-type="float">
            <text:p>1120</text:p>
          </table:table-cell>
          <table:table-cell table:formula="of:=[.B572]-[.B$2]" office:value-type="float" office:value="6.66710305213928" calcext:value-type="float">
            <text:p>6.6671030521</text:p>
          </table:table-cell>
          <table:table-cell table:formula="of:=[.C572]/([.D572]-[.D571])" office:value-type="float" office:value="107906.934350163" calcext:value-type="float">
            <text:p>107906.93435016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456446786.75079" calcext:value-type="float">
            <text:p>1456446786.75079</text:p>
          </table:table-cell>
          <table:table-cell office:value-type="float" office:value="1120" calcext:value-type="float">
            <text:p>1120</text:p>
          </table:table-cell>
          <table:table-cell table:formula="of:=[.B573]-[.B$2]" office:value-type="float" office:value="6.67738366127014" calcext:value-type="float">
            <text:p>6.6773836613</text:p>
          </table:table-cell>
          <table:table-cell table:formula="of:=[.C573]/([.D573]-[.D572])" office:value-type="float" office:value="108942.961038961" calcext:value-type="float">
            <text:p>108942.96103896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456446786.76104" calcext:value-type="float">
            <text:p>1456446786.76104</text:p>
          </table:table-cell>
          <table:table-cell office:value-type="float" office:value="1120" calcext:value-type="float">
            <text:p>1120</text:p>
          </table:table-cell>
          <table:table-cell table:formula="of:=[.B574]-[.B$2]" office:value-type="float" office:value="6.68763184547424" calcext:value-type="float">
            <text:p>6.6876318455</text:p>
          </table:table-cell>
          <table:table-cell table:formula="of:=[.C574]/([.D574]-[.D573])" office:value-type="float" office:value="109287.653080216" calcext:value-type="float">
            <text:p>109287.653080216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456446786.77511" calcext:value-type="float">
            <text:p>1456446786.77511</text:p>
          </table:table-cell>
          <table:table-cell office:value-type="float" office:value="1120" calcext:value-type="float">
            <text:p>1120</text:p>
          </table:table-cell>
          <table:table-cell table:formula="of:=[.B575]-[.B$2]" office:value-type="float" office:value="6.70170283317566" calcext:value-type="float">
            <text:p>6.7017028332</text:p>
          </table:table-cell>
          <table:table-cell table:formula="of:=[.C575]/([.D575]-[.D574])" office:value-type="float" office:value="79596.4024534888" calcext:value-type="float">
            <text:p>79596.402453488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456446786.78547" calcext:value-type="float">
            <text:p>1456446786.78547</text:p>
          </table:table-cell>
          <table:table-cell office:value-type="float" office:value="1120" calcext:value-type="float">
            <text:p>1120</text:p>
          </table:table-cell>
          <table:table-cell table:formula="of:=[.B576]-[.B$2]" office:value-type="float" office:value="6.71206212043762" calcext:value-type="float">
            <text:p>6.7120621204</text:p>
          </table:table-cell>
          <table:table-cell table:formula="of:=[.C576]/([.D576]-[.D575])" office:value-type="float" office:value="108115.546144994" calcext:value-type="float">
            <text:p>108115.54614499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56446786.79584" calcext:value-type="float">
            <text:p>1456446786.79584</text:p>
          </table:table-cell>
          <table:table-cell office:value-type="float" office:value="1120" calcext:value-type="float">
            <text:p>1120</text:p>
          </table:table-cell>
          <table:table-cell table:formula="of:=[.B577]-[.B$2]" office:value-type="float" office:value="6.72243976593018" calcext:value-type="float">
            <text:p>6.7224397659</text:p>
          </table:table-cell>
          <table:table-cell table:formula="of:=[.C577]/([.D577]-[.D576])" office:value-type="float" office:value="107924.287913249" calcext:value-type="float">
            <text:p>107924.28791324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56446786.80611" calcext:value-type="float">
            <text:p>1456446786.80611</text:p>
          </table:table-cell>
          <table:table-cell office:value-type="float" office:value="1120" calcext:value-type="float">
            <text:p>1120</text:p>
          </table:table-cell>
          <table:table-cell table:formula="of:=[.B578]-[.B$2]" office:value-type="float" office:value="6.73270559310913" calcext:value-type="float">
            <text:p>6.7327055931</text:p>
          </table:table-cell>
          <table:table-cell table:formula="of:=[.C578]/([.D578]-[.D577])" office:value-type="float" office:value="109099.829996749" calcext:value-type="float">
            <text:p>109099.829996749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456446786.81248" calcext:value-type="float">
            <text:p>1456446786.81248</text:p>
          </table:table-cell>
          <table:table-cell office:value-type="float" office:value="1120" calcext:value-type="float">
            <text:p>1120</text:p>
          </table:table-cell>
          <table:table-cell table:formula="of:=[.B579]-[.B$2]" office:value-type="float" office:value="6.73907375335693" calcext:value-type="float">
            <text:p>6.7390737534</text:p>
          </table:table-cell>
          <table:table-cell table:formula="of:=[.C579]/([.D579]-[.D578])" office:value-type="float" office:value="175874.971171846" calcext:value-type="float">
            <text:p>175874.971171846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456446786.82281" calcext:value-type="float">
            <text:p>1456446786.82281</text:p>
          </table:table-cell>
          <table:table-cell office:value-type="float" office:value="1120" calcext:value-type="float">
            <text:p>1120</text:p>
          </table:table-cell>
          <table:table-cell table:formula="of:=[.B580]-[.B$2]" office:value-type="float" office:value="6.74940228462219" calcext:value-type="float">
            <text:p>6.7494022846</text:p>
          </table:table-cell>
          <table:table-cell table:formula="of:=[.C580]/([.D580]-[.D579])" office:value-type="float" office:value="108437.489439302" calcext:value-type="float">
            <text:p>108437.489439302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456446786.8331" calcext:value-type="float">
            <text:p>1456446786.8331</text:p>
          </table:table-cell>
          <table:table-cell office:value-type="float" office:value="1120" calcext:value-type="float">
            <text:p>1120</text:p>
          </table:table-cell>
          <table:table-cell table:formula="of:=[.B581]-[.B$2]" office:value-type="float" office:value="6.75969552993774" calcext:value-type="float">
            <text:p>6.7596955299</text:p>
          </table:table-cell>
          <table:table-cell table:formula="of:=[.C581]/([.D581]-[.D580])" office:value-type="float" office:value="108809.220577676" calcext:value-type="float">
            <text:p>108809.22057767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456446786.8434" calcext:value-type="float">
            <text:p>1456446786.8434</text:p>
          </table:table-cell>
          <table:table-cell office:value-type="float" office:value="1120" calcext:value-type="float">
            <text:p>1120</text:p>
          </table:table-cell>
          <table:table-cell table:formula="of:=[.B582]-[.B$2]" office:value-type="float" office:value="6.76999568939209" calcext:value-type="float">
            <text:p>6.7699956894</text:p>
          </table:table-cell>
          <table:table-cell table:formula="of:=[.C582]/([.D582]-[.D581])" office:value-type="float" office:value="108736.180732374" calcext:value-type="float">
            <text:p>108736.180732374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56446786.85385" calcext:value-type="float">
            <text:p>1456446786.85385</text:p>
          </table:table-cell>
          <table:table-cell office:value-type="float" office:value="1120" calcext:value-type="float">
            <text:p>1120</text:p>
          </table:table-cell>
          <table:table-cell table:formula="of:=[.B583]-[.B$2]" office:value-type="float" office:value="6.78044366836548" calcext:value-type="float">
            <text:p>6.7804436684</text:p>
          </table:table-cell>
          <table:table-cell table:formula="of:=[.C583]/([.D583]-[.D582])" office:value-type="float" office:value="107197.76550591" calcext:value-type="float">
            <text:p>107197.7655059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456446786.86442" calcext:value-type="float">
            <text:p>1456446786.86442</text:p>
          </table:table-cell>
          <table:table-cell office:value-type="float" office:value="1120" calcext:value-type="float">
            <text:p>1120</text:p>
          </table:table-cell>
          <table:table-cell table:formula="of:=[.B584]-[.B$2]" office:value-type="float" office:value="6.79101133346558" calcext:value-type="float">
            <text:p>6.7910113335</text:p>
          </table:table-cell>
          <table:table-cell table:formula="of:=[.C584]/([.D584]-[.D583])" office:value-type="float" office:value="105983.676563487" calcext:value-type="float">
            <text:p>105983.676563487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456446786.87453" calcext:value-type="float">
            <text:p>1456446786.87453</text:p>
          </table:table-cell>
          <table:table-cell office:value-type="float" office:value="1120" calcext:value-type="float">
            <text:p>1120</text:p>
          </table:table-cell>
          <table:table-cell table:formula="of:=[.B585]-[.B$2]" office:value-type="float" office:value="6.80112290382385" calcext:value-type="float">
            <text:p>6.8011229038</text:p>
          </table:table-cell>
          <table:table-cell table:formula="of:=[.C585]/([.D585]-[.D584])" office:value-type="float" office:value="110764.199853812" calcext:value-type="float">
            <text:p>110764.199853812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456446786.8892" calcext:value-type="float">
            <text:p>1456446786.8892</text:p>
          </table:table-cell>
          <table:table-cell office:value-type="float" office:value="1120" calcext:value-type="float">
            <text:p>1120</text:p>
          </table:table-cell>
          <table:table-cell table:formula="of:=[.B586]-[.B$2]" office:value-type="float" office:value="6.81579542160034" calcext:value-type="float">
            <text:p>6.8157954216</text:p>
          </table:table-cell>
          <table:table-cell table:formula="of:=[.C586]/([.D586]-[.D585])" office:value-type="float" office:value="76333.1840561577" calcext:value-type="float">
            <text:p>76333.184056157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456446786.89946" calcext:value-type="float">
            <text:p>1456446786.89946</text:p>
          </table:table-cell>
          <table:table-cell office:value-type="float" office:value="1120" calcext:value-type="float">
            <text:p>1120</text:p>
          </table:table-cell>
          <table:table-cell table:formula="of:=[.B587]-[.B$2]" office:value-type="float" office:value="6.82605457305908" calcext:value-type="float">
            <text:p>6.8260545731</text:p>
          </table:table-cell>
          <table:table-cell table:formula="of:=[.C587]/([.D587]-[.D586])" office:value-type="float" office:value="109170.822217058" calcext:value-type="float">
            <text:p>109170.82221705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456446786.90979" calcext:value-type="float">
            <text:p>1456446786.90979</text:p>
          </table:table-cell>
          <table:table-cell office:value-type="float" office:value="1120" calcext:value-type="float">
            <text:p>1120</text:p>
          </table:table-cell>
          <table:table-cell table:formula="of:=[.B588]-[.B$2]" office:value-type="float" office:value="6.8363835811615" calcext:value-type="float">
            <text:p>6.8363835812</text:p>
          </table:table-cell>
          <table:table-cell table:formula="of:=[.C588]/([.D588]-[.D587])" office:value-type="float" office:value="108432.483438358" calcext:value-type="float">
            <text:p>108432.48343835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456446786.92012" calcext:value-type="float">
            <text:p>1456446786.92012</text:p>
          </table:table-cell>
          <table:table-cell office:value-type="float" office:value="1120" calcext:value-type="float">
            <text:p>1120</text:p>
          </table:table-cell>
          <table:table-cell table:formula="of:=[.B589]-[.B$2]" office:value-type="float" office:value="6.84671401977539" calcext:value-type="float">
            <text:p>6.8467140198</text:p>
          </table:table-cell>
          <table:table-cell table:formula="of:=[.C589]/([.D589]-[.D588])" office:value-type="float" office:value="108417.468208359" calcext:value-type="float">
            <text:p>108417.468208359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456446786.926" calcext:value-type="float">
            <text:p>1456446786.926</text:p>
          </table:table-cell>
          <table:table-cell office:value-type="float" office:value="1120" calcext:value-type="float">
            <text:p>1120</text:p>
          </table:table-cell>
          <table:table-cell table:formula="of:=[.B590]-[.B$2]" office:value-type="float" office:value="6.85259318351746" calcext:value-type="float">
            <text:p>6.8525931835</text:p>
          </table:table-cell>
          <table:table-cell table:formula="of:=[.C590]/([.D590]-[.D589])" office:value-type="float" office:value="190503.283993674" calcext:value-type="float">
            <text:p>190503.28399367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456446786.93641" calcext:value-type="float">
            <text:p>1456446786.93641</text:p>
          </table:table-cell>
          <table:table-cell office:value-type="float" office:value="1120" calcext:value-type="float">
            <text:p>1120</text:p>
          </table:table-cell>
          <table:table-cell table:formula="of:=[.B591]-[.B$2]" office:value-type="float" office:value="6.86300992965698" calcext:value-type="float">
            <text:p>6.8630099297</text:p>
          </table:table-cell>
          <table:table-cell table:formula="of:=[.C591]/([.D591]-[.D590])" office:value-type="float" office:value="107519.179693758" calcext:value-type="float">
            <text:p>107519.17969375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456446786.94662" calcext:value-type="float">
            <text:p>1456446786.94662</text:p>
          </table:table-cell>
          <table:table-cell office:value-type="float" office:value="1120" calcext:value-type="float">
            <text:p>1120</text:p>
          </table:table-cell>
          <table:table-cell table:formula="of:=[.B592]-[.B$2]" office:value-type="float" office:value="6.87321782112122" calcext:value-type="float">
            <text:p>6.8732178211</text:p>
          </table:table-cell>
          <table:table-cell table:formula="of:=[.C592]/([.D592]-[.D591])" office:value-type="float" office:value="109719.034917669" calcext:value-type="float">
            <text:p>109719.03491766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456446786.95695" calcext:value-type="float">
            <text:p>1456446786.95695</text:p>
          </table:table-cell>
          <table:table-cell office:value-type="float" office:value="1120" calcext:value-type="float">
            <text:p>1120</text:p>
          </table:table-cell>
          <table:table-cell table:formula="of:=[.B593]-[.B$2]" office:value-type="float" office:value="6.88354730606079" calcext:value-type="float">
            <text:p>6.8835473061</text:p>
          </table:table-cell>
          <table:table-cell table:formula="of:=[.C593]/([.D593]-[.D592])" office:value-type="float" office:value="108427.477899596" calcext:value-type="float">
            <text:p>108427.477899596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456446786.96728" calcext:value-type="float">
            <text:p>1456446786.96728</text:p>
          </table:table-cell>
          <table:table-cell office:value-type="float" office:value="1120" calcext:value-type="float">
            <text:p>1120</text:p>
          </table:table-cell>
          <table:table-cell table:formula="of:=[.B594]-[.B$2]" office:value-type="float" office:value="6.89387345314026" calcext:value-type="float">
            <text:p>6.8938734531</text:p>
          </table:table-cell>
          <table:table-cell table:formula="of:=[.C594]/([.D594]-[.D593])" office:value-type="float" office:value="108462.52637898" calcext:value-type="float">
            <text:p>108462.5263789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456446786.97757" calcext:value-type="float">
            <text:p>1456446786.97757</text:p>
          </table:table-cell>
          <table:table-cell office:value-type="float" office:value="1120" calcext:value-type="float">
            <text:p>1120</text:p>
          </table:table-cell>
          <table:table-cell table:formula="of:=[.B595]-[.B$2]" office:value-type="float" office:value="6.90416646003723" calcext:value-type="float">
            <text:p>6.90416646</text:p>
          </table:table-cell>
          <table:table-cell table:formula="of:=[.C595]/([.D595]-[.D594])" office:value-type="float" office:value="108811.740943204" calcext:value-type="float">
            <text:p>108811.740943204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56446786.98793" calcext:value-type="float">
            <text:p>1456446786.98793</text:p>
          </table:table-cell>
          <table:table-cell office:value-type="float" office:value="1120" calcext:value-type="float">
            <text:p>1120</text:p>
          </table:table-cell>
          <table:table-cell table:formula="of:=[.B596]-[.B$2]" office:value-type="float" office:value="6.91453099250793" calcext:value-type="float">
            <text:p>6.9145309925</text:p>
          </table:table-cell>
          <table:table-cell table:formula="of:=[.C596]/([.D596]-[.D595])" office:value-type="float" office:value="108060.831799779" calcext:value-type="float">
            <text:p>108060.831799779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56446787.00327" calcext:value-type="float">
            <text:p>1456446787.00327</text:p>
          </table:table-cell>
          <table:table-cell office:value-type="float" office:value="1120" calcext:value-type="float">
            <text:p>1120</text:p>
          </table:table-cell>
          <table:table-cell table:formula="of:=[.B597]-[.B$2]" office:value-type="float" office:value="6.9298620223999" calcext:value-type="float">
            <text:p>6.9298620224</text:p>
          </table:table-cell>
          <table:table-cell table:formula="of:=[.C597]/([.D597]-[.D596])" office:value-type="float" office:value="73054.4528249071" calcext:value-type="float">
            <text:p>73054.452824907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56446790.00495" calcext:value-type="float">
            <text:p>1456446790.00495</text:p>
          </table:table-cell>
          <table:table-cell office:value-type="float" office:value="1120" calcext:value-type="float">
            <text:p>1120</text:p>
          </table:table-cell>
          <table:table-cell table:formula="of:=[.B598]-[.B$2]" office:value-type="float" office:value="9.93154621124268" calcext:value-type="float">
            <text:p>9.9315462112</text:p>
          </table:table-cell>
          <table:table-cell table:formula="of:=[.C598]/([.D598]-[.D597])" office:value-type="float" office:value="373.12386298433" calcext:value-type="float">
            <text:p>373.123862984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456446790.01018" calcext:value-type="float">
            <text:p>1456446790.01018</text:p>
          </table:table-cell>
          <table:table-cell office:value-type="float" office:value="1120" calcext:value-type="float">
            <text:p>1120</text:p>
          </table:table-cell>
          <table:table-cell table:formula="of:=[.B599]-[.B$2]" office:value-type="float" office:value="9.93677520751953" calcext:value-type="float">
            <text:p>9.9367752075</text:p>
          </table:table-cell>
          <table:table-cell table:formula="of:=[.C599]/([.D599]-[.D598])" office:value-type="float" office:value="214190.246215575" calcext:value-type="float">
            <text:p>214190.24621557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56446790.01512" calcext:value-type="float">
            <text:p>1456446790.01512</text:p>
          </table:table-cell>
          <table:table-cell office:value-type="float" office:value="1120" calcext:value-type="float">
            <text:p>1120</text:p>
          </table:table-cell>
          <table:table-cell table:formula="of:=[.B600]-[.B$2]" office:value-type="float" office:value="9.94171452522278" calcext:value-type="float">
            <text:p>9.9417145252</text:p>
          </table:table-cell>
          <table:table-cell table:formula="of:=[.C600]/([.D600]-[.D599])" office:value-type="float" office:value="226751.966018246" calcext:value-type="float">
            <text:p>226751.966018246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456446790.02006" calcext:value-type="float">
            <text:p>1456446790.02006</text:p>
          </table:table-cell>
          <table:table-cell office:value-type="float" office:value="1120" calcext:value-type="float">
            <text:p>1120</text:p>
          </table:table-cell>
          <table:table-cell table:formula="of:=[.B601]-[.B$2]" office:value-type="float" office:value="9.94665336608887" calcext:value-type="float">
            <text:p>9.9466533661</text:p>
          </table:table-cell>
          <table:table-cell table:formula="of:=[.C601]/([.D601]-[.D600])" office:value-type="float" office:value="226773.858556602" calcext:value-type="float">
            <text:p>226773.85855660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56446790.59777" calcext:value-type="float">
            <text:p>1456446790.59777</text:p>
          </table:table-cell>
          <table:table-cell office:value-type="float" office:value="1120" calcext:value-type="float">
            <text:p>1120</text:p>
          </table:table-cell>
          <table:table-cell table:formula="of:=[.B602]-[.B$2]" office:value-type="float" office:value="10.5243685245514" calcext:value-type="float">
            <text:p>10.5243685246</text:p>
          </table:table-cell>
          <table:table-cell table:formula="of:=[.C602]/([.D602]-[.D601])" office:value-type="float" office:value="1938.67165088875" calcext:value-type="float">
            <text:p>1938.671650888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456446790.60323" calcext:value-type="float">
            <text:p>1456446790.60323</text:p>
          </table:table-cell>
          <table:table-cell office:value-type="float" office:value="1120" calcext:value-type="float">
            <text:p>1120</text:p>
          </table:table-cell>
          <table:table-cell table:formula="of:=[.B603]-[.B$2]" office:value-type="float" office:value="10.5298283100128" calcext:value-type="float">
            <text:p>10.52982831</text:p>
          </table:table-cell>
          <table:table-cell table:formula="of:=[.C603]/([.D603]-[.D602])" office:value-type="float" office:value="205136.265502183" calcext:value-type="float">
            <text:p>205136.26550218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456446790.60811" calcext:value-type="float">
            <text:p>1456446790.60811</text:p>
          </table:table-cell>
          <table:table-cell office:value-type="float" office:value="1120" calcext:value-type="float">
            <text:p>1120</text:p>
          </table:table-cell>
          <table:table-cell table:formula="of:=[.B604]-[.B$2]" office:value-type="float" office:value="10.5347011089325" calcext:value-type="float">
            <text:p>10.5347011089</text:p>
          </table:table-cell>
          <table:table-cell table:formula="of:=[.C604]/([.D604]-[.D603])" office:value-type="float" office:value="229847.366669929" calcext:value-type="float">
            <text:p>229847.366669929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456446800.08417" calcext:value-type="float">
            <text:p>1456446800.08417</text:p>
          </table:table-cell>
          <table:table-cell office:value-type="float" office:value="1120" calcext:value-type="float">
            <text:p>1120</text:p>
          </table:table-cell>
          <table:table-cell table:formula="of:=[.B605]-[.B$2]" office:value-type="float" office:value="20.0107641220093" calcext:value-type="float">
            <text:p>20.010764122</text:p>
          </table:table-cell>
          <table:table-cell table:formula="of:=[.C605]/([.D605]-[.D604])" office:value-type="float" office:value="118.192544567762" calcext:value-type="float">
            <text:p>118.192544567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456446800.09813" calcext:value-type="float">
            <text:p>1456446800.09813</text:p>
          </table:table-cell>
          <table:table-cell office:value-type="float" office:value="1120" calcext:value-type="float">
            <text:p>1120</text:p>
          </table:table-cell>
          <table:table-cell table:formula="of:=[.B606]-[.B$2]" office:value-type="float" office:value="20.0247242450714" calcext:value-type="float">
            <text:p>20.0247242451</text:p>
          </table:table-cell>
          <table:table-cell table:formula="of:=[.C606]/([.D606]-[.D605])" office:value-type="float" office:value="80228.5191194303" calcext:value-type="float">
            <text:p>80228.519119430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456446800.11228" calcext:value-type="float">
            <text:p>1456446800.11228</text:p>
          </table:table-cell>
          <table:table-cell office:value-type="float" office:value="1120" calcext:value-type="float">
            <text:p>1120</text:p>
          </table:table-cell>
          <table:table-cell table:formula="of:=[.B607]-[.B$2]" office:value-type="float" office:value="20.0388770103455" calcext:value-type="float">
            <text:p>20.0388770103</text:p>
          </table:table-cell>
          <table:table-cell table:formula="of:=[.C607]/([.D607]-[.D606])" office:value-type="float" office:value="79136.4781590607" calcext:value-type="float">
            <text:p>79136.4781590607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456446800.1266" calcext:value-type="float">
            <text:p>1456446800.1266</text:p>
          </table:table-cell>
          <table:table-cell office:value-type="float" office:value="1120" calcext:value-type="float">
            <text:p>1120</text:p>
          </table:table-cell>
          <table:table-cell table:formula="of:=[.B608]-[.B$2]" office:value-type="float" office:value="20.0531914234161" calcext:value-type="float">
            <text:p>20.0531914234</text:p>
          </table:table-cell>
          <table:table-cell table:formula="of:=[.C608]/([.D608]-[.D607])" office:value-type="float" office:value="78242.8168357235" calcext:value-type="float">
            <text:p>78242.816835723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456446800.14062" calcext:value-type="float">
            <text:p>1456446800.14062</text:p>
          </table:table-cell>
          <table:table-cell office:value-type="float" office:value="1120" calcext:value-type="float">
            <text:p>1120</text:p>
          </table:table-cell>
          <table:table-cell table:formula="of:=[.B609]-[.B$2]" office:value-type="float" office:value="20.0672128200531" calcext:value-type="float">
            <text:p>20.0672128201</text:p>
          </table:table-cell>
          <table:table-cell table:formula="of:=[.C609]/([.D609]-[.D608])" office:value-type="float" office:value="79877.9200816188" calcext:value-type="float">
            <text:p>79877.920081618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456446800.15473" calcext:value-type="float">
            <text:p>1456446800.15473</text:p>
          </table:table-cell>
          <table:table-cell office:value-type="float" office:value="1120" calcext:value-type="float">
            <text:p>1120</text:p>
          </table:table-cell>
          <table:table-cell table:formula="of:=[.B610]-[.B$2]" office:value-type="float" office:value="20.0813264846802" calcext:value-type="float">
            <text:p>20.0813264847</text:p>
          </table:table-cell>
          <table:table-cell table:formula="of:=[.C610]/([.D610]-[.D609])" office:value-type="float" office:value="79355.7187019612" calcext:value-type="float">
            <text:p>79355.7187019612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456446800.16871" calcext:value-type="float">
            <text:p>1456446800.16871</text:p>
          </table:table-cell>
          <table:table-cell office:value-type="float" office:value="1120" calcext:value-type="float">
            <text:p>1120</text:p>
          </table:table-cell>
          <table:table-cell table:formula="of:=[.B611]-[.B$2]" office:value-type="float" office:value="20.095306634903" calcext:value-type="float">
            <text:p>20.0953066349</text:p>
          </table:table-cell>
          <table:table-cell table:formula="of:=[.C611]/([.D611]-[.D610])" office:value-type="float" office:value="80113.5883486536" calcext:value-type="float">
            <text:p>80113.588348653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456446800.18281" calcext:value-type="float">
            <text:p>1456446800.18281</text:p>
          </table:table-cell>
          <table:table-cell office:value-type="float" office:value="1120" calcext:value-type="float">
            <text:p>1120</text:p>
          </table:table-cell>
          <table:table-cell table:formula="of:=[.B612]-[.B$2]" office:value-type="float" office:value="20.109406709671" calcext:value-type="float">
            <text:p>20.1094067097</text:p>
          </table:table-cell>
          <table:table-cell table:formula="of:=[.C612]/([.D612]-[.D611])" office:value-type="float" office:value="79432.2029083531" calcext:value-type="float">
            <text:p>79432.202908353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56446800.19693" calcext:value-type="float">
            <text:p>1456446800.19693</text:p>
          </table:table-cell>
          <table:table-cell office:value-type="float" office:value="1120" calcext:value-type="float">
            <text:p>1120</text:p>
          </table:table-cell>
          <table:table-cell table:formula="of:=[.B613]-[.B$2]" office:value-type="float" office:value="20.1235265731812" calcext:value-type="float">
            <text:p>20.1235265732</text:p>
          </table:table-cell>
          <table:table-cell table:formula="of:=[.C613]/([.D613]-[.D612])" office:value-type="float" office:value="79320.8800634888" calcext:value-type="float">
            <text:p>79320.880063488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456446800.21122" calcext:value-type="float">
            <text:p>1456446800.21122</text:p>
          </table:table-cell>
          <table:table-cell office:value-type="float" office:value="1120" calcext:value-type="float">
            <text:p>1120</text:p>
          </table:table-cell>
          <table:table-cell table:formula="of:=[.B614]-[.B$2]" office:value-type="float" office:value="20.1378161907196" calcext:value-type="float">
            <text:p>20.1378161907</text:p>
          </table:table-cell>
          <table:table-cell table:formula="of:=[.C614]/([.D614]-[.D613])" office:value-type="float" office:value="78378.5848002002" calcext:value-type="float">
            <text:p>78378.5848002002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456446800.22539" calcext:value-type="float">
            <text:p>1456446800.22539</text:p>
          </table:table-cell>
          <table:table-cell office:value-type="float" office:value="1120" calcext:value-type="float">
            <text:p>1120</text:p>
          </table:table-cell>
          <table:table-cell table:formula="of:=[.B615]-[.B$2]" office:value-type="float" office:value="20.1519861221313" calcext:value-type="float">
            <text:p>20.1519861221</text:p>
          </table:table-cell>
          <table:table-cell table:formula="of:=[.C615]/([.D615]-[.D614])" office:value-type="float" office:value="79040.6084161998" calcext:value-type="float">
            <text:p>79040.608416199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456446800.24797" calcext:value-type="float">
            <text:p>1456446800.24797</text:p>
          </table:table-cell>
          <table:table-cell office:value-type="float" office:value="1120" calcext:value-type="float">
            <text:p>1120</text:p>
          </table:table-cell>
          <table:table-cell table:formula="of:=[.B616]-[.B$2]" office:value-type="float" office:value="20.174565076828" calcext:value-type="float">
            <text:p>20.1745650768</text:p>
          </table:table-cell>
          <table:table-cell table:formula="of:=[.C616]/([.D616]-[.D615])" office:value-type="float" office:value="49603.713504324" calcext:value-type="float">
            <text:p>49603.71350432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456446800.26166" calcext:value-type="float">
            <text:p>1456446800.26166</text:p>
          </table:table-cell>
          <table:table-cell office:value-type="float" office:value="1120" calcext:value-type="float">
            <text:p>1120</text:p>
          </table:table-cell>
          <table:table-cell table:formula="of:=[.B617]-[.B$2]" office:value-type="float" office:value="20.1882569789886" calcext:value-type="float">
            <text:p>20.188256979</text:p>
          </table:table-cell>
          <table:table-cell table:formula="of:=[.C617]/([.D617]-[.D616])" office:value-type="float" office:value="81800.1755241346" calcext:value-type="float">
            <text:p>81800.175524134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456446800.27593" calcext:value-type="float">
            <text:p>1456446800.27593</text:p>
          </table:table-cell>
          <table:table-cell office:value-type="float" office:value="1120" calcext:value-type="float">
            <text:p>1120</text:p>
          </table:table-cell>
          <table:table-cell table:formula="of:=[.B618]-[.B$2]" office:value-type="float" office:value="20.2025289535522" calcext:value-type="float">
            <text:p>20.2025289536</text:p>
          </table:table-cell>
          <table:table-cell table:formula="of:=[.C618]/([.D618]-[.D617])" office:value-type="float" office:value="78475.4761864987" calcext:value-type="float">
            <text:p>78475.476186498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456446800.28179" calcext:value-type="float">
            <text:p>1456446800.28179</text:p>
          </table:table-cell>
          <table:table-cell office:value-type="float" office:value="1120" calcext:value-type="float">
            <text:p>1120</text:p>
          </table:table-cell>
          <table:table-cell table:formula="of:=[.B619]-[.B$2]" office:value-type="float" office:value="20.2083857059479" calcext:value-type="float">
            <text:p>20.2083857059</text:p>
          </table:table-cell>
          <table:table-cell table:formula="of:=[.C619]/([.D619]-[.D618])" office:value-type="float" office:value="191232.260533279" calcext:value-type="float">
            <text:p>191232.260533279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456446800.29606" calcext:value-type="float">
            <text:p>1456446800.29606</text:p>
          </table:table-cell>
          <table:table-cell office:value-type="float" office:value="1120" calcext:value-type="float">
            <text:p>1120</text:p>
          </table:table-cell>
          <table:table-cell table:formula="of:=[.B620]-[.B$2]" office:value-type="float" office:value="20.2226572036743" calcext:value-type="float">
            <text:p>20.2226572037</text:p>
          </table:table-cell>
          <table:table-cell table:formula="of:=[.C620]/([.D620]-[.D619])" office:value-type="float" office:value="78478.0981974306" calcext:value-type="float">
            <text:p>78478.0981974306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456446800.31016" calcext:value-type="float">
            <text:p>1456446800.31016</text:p>
          </table:table-cell>
          <table:table-cell office:value-type="float" office:value="1120" calcext:value-type="float">
            <text:p>1120</text:p>
          </table:table-cell>
          <table:table-cell table:formula="of:=[.B621]-[.B$2]" office:value-type="float" office:value="20.2367596626282" calcext:value-type="float">
            <text:p>20.2367596626</text:p>
          </table:table-cell>
          <table:table-cell table:formula="of:=[.C621]/([.D621]-[.D620])" office:value-type="float" office:value="79418.773964497" calcext:value-type="float">
            <text:p>79418.77396449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456446800.32422" calcext:value-type="float">
            <text:p>1456446800.32422</text:p>
          </table:table-cell>
          <table:table-cell office:value-type="float" office:value="1120" calcext:value-type="float">
            <text:p>1120</text:p>
          </table:table-cell>
          <table:table-cell table:formula="of:=[.B622]-[.B$2]" office:value-type="float" office:value="20.250816822052" calcext:value-type="float">
            <text:p>20.2508168221</text:p>
          </table:table-cell>
          <table:table-cell table:formula="of:=[.C622]/([.D622]-[.D621])" office:value-type="float" office:value="79674.7028493894" calcext:value-type="float">
            <text:p>79674.702849389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456446800.34674" calcext:value-type="float">
            <text:p>1456446800.34674</text:p>
          </table:table-cell>
          <table:table-cell office:value-type="float" office:value="1120" calcext:value-type="float">
            <text:p>1120</text:p>
          </table:table-cell>
          <table:table-cell table:formula="of:=[.B623]-[.B$2]" office:value-type="float" office:value="20.2733380794525" calcext:value-type="float">
            <text:p>20.2733380795</text:p>
          </table:table-cell>
          <table:table-cell table:formula="of:=[.C623]/([.D623]-[.D622])" office:value-type="float" office:value="49730.7934491483" calcext:value-type="float">
            <text:p>49730.793449148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456446800.3609" calcext:value-type="float">
            <text:p>1456446800.3609</text:p>
          </table:table-cell>
          <table:table-cell office:value-type="float" office:value="1120" calcext:value-type="float">
            <text:p>1120</text:p>
          </table:table-cell>
          <table:table-cell table:formula="of:=[.B624]-[.B$2]" office:value-type="float" office:value="20.2874991893768" calcext:value-type="float">
            <text:p>20.2874991894</text:p>
          </table:table-cell>
          <table:table-cell table:formula="of:=[.C624]/([.D624]-[.D623])" office:value-type="float" office:value="79089.8457808607" calcext:value-type="float">
            <text:p>79089.8457808607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456446800.37491" calcext:value-type="float">
            <text:p>1456446800.37491</text:p>
          </table:table-cell>
          <table:table-cell office:value-type="float" office:value="1120" calcext:value-type="float">
            <text:p>1120</text:p>
          </table:table-cell>
          <table:table-cell table:formula="of:=[.B625]-[.B$2]" office:value-type="float" office:value="20.3015048503876" calcext:value-type="float">
            <text:p>20.3015048504</text:p>
          </table:table-cell>
          <table:table-cell table:formula="of:=[.C625]/([.D625]-[.D624])" office:value-type="float" office:value="79967.664442326" calcext:value-type="float">
            <text:p>79967.664442326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456446800.38915" calcext:value-type="float">
            <text:p>1456446800.38915</text:p>
          </table:table-cell>
          <table:table-cell office:value-type="float" office:value="1120" calcext:value-type="float">
            <text:p>1120</text:p>
          </table:table-cell>
          <table:table-cell table:formula="of:=[.B626]-[.B$2]" office:value-type="float" office:value="20.3157427310944" calcext:value-type="float">
            <text:p>20.3157427311</text:p>
          </table:table-cell>
          <table:table-cell table:formula="of:=[.C626]/([.D626]-[.D625])" office:value-type="float" office:value="78663.3926119428" calcext:value-type="float">
            <text:p>78663.392611942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456446800.40338" calcext:value-type="float">
            <text:p>1456446800.40338</text:p>
          </table:table-cell>
          <table:table-cell office:value-type="float" office:value="1120" calcext:value-type="float">
            <text:p>1120</text:p>
          </table:table-cell>
          <table:table-cell table:formula="of:=[.B627]-[.B$2]" office:value-type="float" office:value="20.3299715518951" calcext:value-type="float">
            <text:p>20.3299715519</text:p>
          </table:table-cell>
          <table:table-cell table:formula="of:=[.C627]/([.D627]-[.D626])" office:value-type="float" office:value="78713.4798927614" calcext:value-type="float">
            <text:p>78713.479892761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456446800.40911" calcext:value-type="float">
            <text:p>1456446800.40911</text:p>
          </table:table-cell>
          <table:table-cell office:value-type="float" office:value="1120" calcext:value-type="float">
            <text:p>1120</text:p>
          </table:table-cell>
          <table:table-cell table:formula="of:=[.B628]-[.B$2]" office:value-type="float" office:value="20.3357067108154" calcext:value-type="float">
            <text:p>20.3357067108</text:p>
          </table:table-cell>
          <table:table-cell table:formula="of:=[.C628]/([.D628]-[.D627])" office:value-type="float" office:value="195286.654749532" calcext:value-type="float">
            <text:p>195286.654749532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456446800.42336" calcext:value-type="float">
            <text:p>1456446800.42336</text:p>
          </table:table-cell>
          <table:table-cell office:value-type="float" office:value="1120" calcext:value-type="float">
            <text:p>1120</text:p>
          </table:table-cell>
          <table:table-cell table:formula="of:=[.B629]-[.B$2]" office:value-type="float" office:value="20.3499586582184" calcext:value-type="float">
            <text:p>20.3499586582</text:p>
          </table:table-cell>
          <table:table-cell table:formula="of:=[.C629]/([.D629]-[.D628])" office:value-type="float" office:value="78585.7517105241" calcext:value-type="float">
            <text:p>78585.751710524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456446800.43745" calcext:value-type="float">
            <text:p>1456446800.43745</text:p>
          </table:table-cell>
          <table:table-cell office:value-type="float" office:value="1120" calcext:value-type="float">
            <text:p>1120</text:p>
          </table:table-cell>
          <table:table-cell table:formula="of:=[.B630]-[.B$2]" office:value-type="float" office:value="20.364043712616" calcext:value-type="float">
            <text:p>20.3640437126</text:p>
          </table:table-cell>
          <table:table-cell table:formula="of:=[.C630]/([.D630]-[.D629])" office:value-type="float" office:value="79516.9097956904" calcext:value-type="float">
            <text:p>79516.909795690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456446800.46001" calcext:value-type="float">
            <text:p>1456446800.46001</text:p>
          </table:table-cell>
          <table:table-cell office:value-type="float" office:value="1120" calcext:value-type="float">
            <text:p>1120</text:p>
          </table:table-cell>
          <table:table-cell table:formula="of:=[.B631]-[.B$2]" office:value-type="float" office:value="20.3866031169891" calcext:value-type="float">
            <text:p>20.386603117</text:p>
          </table:table-cell>
          <table:table-cell table:formula="of:=[.C631]/([.D631]-[.D630])" office:value-type="float" office:value="49646.7008380803" calcext:value-type="float">
            <text:p>49646.700838080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456446800.47426" calcext:value-type="float">
            <text:p>1456446800.47426</text:p>
          </table:table-cell>
          <table:table-cell office:value-type="float" office:value="1120" calcext:value-type="float">
            <text:p>1120</text:p>
          </table:table-cell>
          <table:table-cell table:formula="of:=[.B632]-[.B$2]" office:value-type="float" office:value="20.4008536338806" calcext:value-type="float">
            <text:p>20.4008536339</text:p>
          </table:table-cell>
          <table:table-cell table:formula="of:=[.C632]/([.D632]-[.D631])" office:value-type="float" office:value="78593.6403941711" calcext:value-type="float">
            <text:p>78593.640394171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456446800.4884" calcext:value-type="float">
            <text:p>1456446800.4884</text:p>
          </table:table-cell>
          <table:table-cell office:value-type="float" office:value="1120" calcext:value-type="float">
            <text:p>1120</text:p>
          </table:table-cell>
          <table:table-cell table:formula="of:=[.B633]-[.B$2]" office:value-type="float" office:value="20.4149944782257" calcext:value-type="float">
            <text:p>20.4149944782</text:p>
          </table:table-cell>
          <table:table-cell table:formula="of:=[.C633]/([.D633]-[.D632])" office:value-type="float" office:value="79203.1913135843" calcext:value-type="float">
            <text:p>79203.191313584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456446800.50244" calcext:value-type="float">
            <text:p>1456446800.50244</text:p>
          </table:table-cell>
          <table:table-cell office:value-type="float" office:value="1120" calcext:value-type="float">
            <text:p>1120</text:p>
          </table:table-cell>
          <table:table-cell table:formula="of:=[.B634]-[.B$2]" office:value-type="float" office:value="20.4290335178375" calcext:value-type="float">
            <text:p>20.4290335178</text:p>
          </table:table-cell>
          <table:table-cell table:formula="of:=[.C634]/([.D634]-[.D633])" office:value-type="float" office:value="79777.536852116" calcext:value-type="float">
            <text:p>79777.536852116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456446800.51651" calcext:value-type="float">
            <text:p>1456446800.51651</text:p>
          </table:table-cell>
          <table:table-cell office:value-type="float" office:value="1120" calcext:value-type="float">
            <text:p>1120</text:p>
          </table:table-cell>
          <table:table-cell table:formula="of:=[.B635]-[.B$2]" office:value-type="float" office:value="20.443101644516" calcext:value-type="float">
            <text:p>20.4431016445</text:p>
          </table:table-cell>
          <table:table-cell table:formula="of:=[.C635]/([.D635]-[.D634])" office:value-type="float" office:value="79612.5899061112" calcext:value-type="float">
            <text:p>79612.5899061112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456446800.52213" calcext:value-type="float">
            <text:p>1456446800.52213</text:p>
          </table:table-cell>
          <table:table-cell office:value-type="float" office:value="1120" calcext:value-type="float">
            <text:p>1120</text:p>
          </table:table-cell>
          <table:table-cell table:formula="of:=[.B636]-[.B$2]" office:value-type="float" office:value="20.44873046875" calcext:value-type="float">
            <text:p>20.4487304688</text:p>
          </table:table-cell>
          <table:table-cell table:formula="of:=[.C636]/([.D636]-[.D635])" office:value-type="float" office:value="198975.834639332" calcext:value-type="float">
            <text:p>198975.83463933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456446800.53633" calcext:value-type="float">
            <text:p>1456446800.53633</text:p>
          </table:table-cell>
          <table:table-cell office:value-type="float" office:value="1120" calcext:value-type="float">
            <text:p>1120</text:p>
          </table:table-cell>
          <table:table-cell table:formula="of:=[.B637]-[.B$2]" office:value-type="float" office:value="20.4629235267639" calcext:value-type="float">
            <text:p>20.4629235268</text:p>
          </table:table-cell>
          <table:table-cell table:formula="of:=[.C637]/([.D637]-[.D636])" office:value-type="float" office:value="78911.8172350076" calcext:value-type="float">
            <text:p>78911.8172350076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456446800.55054" calcext:value-type="float">
            <text:p>1456446800.55054</text:p>
          </table:table-cell>
          <table:table-cell office:value-type="float" office:value="1120" calcext:value-type="float">
            <text:p>1120</text:p>
          </table:table-cell>
          <table:table-cell table:formula="of:=[.B638]-[.B$2]" office:value-type="float" office:value="20.4771339893341" calcext:value-type="float">
            <text:p>20.4771339893</text:p>
          </table:table-cell>
          <table:table-cell table:formula="of:=[.C638]/([.D638]-[.D637])" office:value-type="float" office:value="78815.1683640085" calcext:value-type="float">
            <text:p>78815.168364008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456446800.56471" calcext:value-type="float">
            <text:p>1456446800.56471</text:p>
          </table:table-cell>
          <table:table-cell office:value-type="float" office:value="1120" calcext:value-type="float">
            <text:p>1120</text:p>
          </table:table-cell>
          <table:table-cell table:formula="of:=[.B639]-[.B$2]" office:value-type="float" office:value="20.4913110733032" calcext:value-type="float">
            <text:p>20.4913110733</text:p>
          </table:table-cell>
          <table:table-cell table:formula="of:=[.C639]/([.D639]-[.D638])" office:value-type="float" office:value="79000.7312110052" calcext:value-type="float">
            <text:p>79000.7312110052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456446800.5875" calcext:value-type="float">
            <text:p>1456446800.5875</text:p>
          </table:table-cell>
          <table:table-cell office:value-type="float" office:value="1120" calcext:value-type="float">
            <text:p>1120</text:p>
          </table:table-cell>
          <table:table-cell table:formula="of:=[.B640]-[.B$2]" office:value-type="float" office:value="20.514093875885" calcext:value-type="float">
            <text:p>20.5140938759</text:p>
          </table:table-cell>
          <table:table-cell table:formula="of:=[.C640]/([.D640]-[.D639])" office:value-type="float" office:value="49159.8869796354" calcext:value-type="float">
            <text:p>49159.886979635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456446800.60178" calcext:value-type="float">
            <text:p>1456446800.60178</text:p>
          </table:table-cell>
          <table:table-cell office:value-type="float" office:value="1120" calcext:value-type="float">
            <text:p>1120</text:p>
          </table:table-cell>
          <table:table-cell table:formula="of:=[.B641]-[.B$2]" office:value-type="float" office:value="20.5283715724945" calcext:value-type="float">
            <text:p>20.5283715725</text:p>
          </table:table-cell>
          <table:table-cell table:formula="of:=[.C641]/([.D641]-[.D640])" office:value-type="float" office:value="78444.0257159556" calcext:value-type="float">
            <text:p>78444.025715955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456446800.616" calcext:value-type="float">
            <text:p>1456446800.616</text:p>
          </table:table-cell>
          <table:table-cell office:value-type="float" office:value="1120" calcext:value-type="float">
            <text:p>1120</text:p>
          </table:table-cell>
          <table:table-cell table:formula="of:=[.B642]-[.B$2]" office:value-type="float" office:value="20.5425937175751" calcext:value-type="float">
            <text:p>20.5425937176</text:p>
          </table:table-cell>
          <table:table-cell table:formula="of:=[.C642]/([.D642]-[.D641])" office:value-type="float" office:value="78750.4271441025" calcext:value-type="float">
            <text:p>78750.427144102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456446800.62994" calcext:value-type="float">
            <text:p>1456446800.62994</text:p>
          </table:table-cell>
          <table:table-cell office:value-type="float" office:value="1120" calcext:value-type="float">
            <text:p>1120</text:p>
          </table:table-cell>
          <table:table-cell table:formula="of:=[.B643]-[.B$2]" office:value-type="float" office:value="20.5565340518951" calcext:value-type="float">
            <text:p>20.5565340519</text:p>
          </table:table-cell>
          <table:table-cell table:formula="of:=[.C643]/([.D643]-[.D642])" office:value-type="float" office:value="80342.4060201813" calcext:value-type="float">
            <text:p>80342.4060201813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456446800.63522" calcext:value-type="float">
            <text:p>1456446800.63522</text:p>
          </table:table-cell>
          <table:table-cell office:value-type="float" office:value="1120" calcext:value-type="float">
            <text:p>1120</text:p>
          </table:table-cell>
          <table:table-cell table:formula="of:=[.B644]-[.B$2]" office:value-type="float" office:value="20.5618150234222" calcext:value-type="float">
            <text:p>20.5618150234</text:p>
          </table:table-cell>
          <table:table-cell table:formula="of:=[.C644]/([.D644]-[.D643])" office:value-type="float" office:value="212082.188713318" calcext:value-type="float">
            <text:p>212082.18871331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456446800.64939" calcext:value-type="float">
            <text:p>1456446800.64939</text:p>
          </table:table-cell>
          <table:table-cell office:value-type="float" office:value="1120" calcext:value-type="float">
            <text:p>1120</text:p>
          </table:table-cell>
          <table:table-cell table:formula="of:=[.B645]-[.B$2]" office:value-type="float" office:value="20.575984954834" calcext:value-type="float">
            <text:p>20.5759849548</text:p>
          </table:table-cell>
          <table:table-cell table:formula="of:=[.C645]/([.D645]-[.D644])" office:value-type="float" office:value="79040.6084161998" calcext:value-type="float">
            <text:p>79040.608416199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456446800.66371" calcext:value-type="float">
            <text:p>1456446800.66371</text:p>
          </table:table-cell>
          <table:table-cell office:value-type="float" office:value="1120" calcext:value-type="float">
            <text:p>1120</text:p>
          </table:table-cell>
          <table:table-cell table:formula="of:=[.B646]-[.B$2]" office:value-type="float" office:value="20.5903055667877" calcext:value-type="float">
            <text:p>20.5903055668</text:p>
          </table:table-cell>
          <table:table-cell table:formula="of:=[.C646]/([.D646]-[.D645])" office:value-type="float" office:value="78208.9483060018" calcext:value-type="float">
            <text:p>78208.948306001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456446800.67784" calcext:value-type="float">
            <text:p>1456446800.67784</text:p>
          </table:table-cell>
          <table:table-cell office:value-type="float" office:value="1120" calcext:value-type="float">
            <text:p>1120</text:p>
          </table:table-cell>
          <table:table-cell table:formula="of:=[.B647]-[.B$2]" office:value-type="float" office:value="20.6044409275055" calcext:value-type="float">
            <text:p>20.6044409275</text:p>
          </table:table-cell>
          <table:table-cell table:formula="of:=[.C647]/([.D647]-[.D646])" office:value-type="float" office:value="79233.9171501822" calcext:value-type="float">
            <text:p>79233.9171501822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456446800.701" calcext:value-type="float">
            <text:p>1456446800.701</text:p>
          </table:table-cell>
          <table:table-cell office:value-type="float" office:value="1120" calcext:value-type="float">
            <text:p>1120</text:p>
          </table:table-cell>
          <table:table-cell table:formula="of:=[.B648]-[.B$2]" office:value-type="float" office:value="20.6275923252106" calcext:value-type="float">
            <text:p>20.6275923252</text:p>
          </table:table-cell>
          <table:table-cell table:formula="of:=[.C648]/([.D648]-[.D647])" office:value-type="float" office:value="48377.2087658593" calcext:value-type="float">
            <text:p>48377.2087658593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456446800.71513" calcext:value-type="float">
            <text:p>1456446800.71513</text:p>
          </table:table-cell>
          <table:table-cell office:value-type="float" office:value="1120" calcext:value-type="float">
            <text:p>1120</text:p>
          </table:table-cell>
          <table:table-cell table:formula="of:=[.B649]-[.B$2]" office:value-type="float" office:value="20.6417272090912" calcext:value-type="float">
            <text:p>20.6417272091</text:p>
          </table:table-cell>
          <table:table-cell table:formula="of:=[.C649]/([.D649]-[.D648])" office:value-type="float" office:value="79236.5900887225" calcext:value-type="float">
            <text:p>79236.590088722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456446800.72931" calcext:value-type="float">
            <text:p>1456446800.72931</text:p>
          </table:table-cell>
          <table:table-cell office:value-type="float" office:value="1120" calcext:value-type="float">
            <text:p>1120</text:p>
          </table:table-cell>
          <table:table-cell table:formula="of:=[.B650]-[.B$2]" office:value-type="float" office:value="20.6559090614319" calcext:value-type="float">
            <text:p>20.6559090614</text:p>
          </table:table-cell>
          <table:table-cell table:formula="of:=[.C650]/([.D650]-[.D649])" office:value-type="float" office:value="78974.1687540978" calcext:value-type="float">
            <text:p>78974.168754097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456446800.74341" calcext:value-type="float">
            <text:p>1456446800.74341</text:p>
          </table:table-cell>
          <table:table-cell office:value-type="float" office:value="1120" calcext:value-type="float">
            <text:p>1120</text:p>
          </table:table-cell>
          <table:table-cell table:formula="of:=[.B651]-[.B$2]" office:value-type="float" office:value="20.6700110435486" calcext:value-type="float">
            <text:p>20.6700110435</text:p>
          </table:table-cell>
          <table:table-cell table:formula="of:=[.C651]/([.D651]-[.D650])" office:value-type="float" office:value="79421.4593900047" calcext:value-type="float">
            <text:p>79421.459390004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456446800.7575" calcext:value-type="float">
            <text:p>1456446800.7575</text:p>
          </table:table-cell>
          <table:table-cell office:value-type="float" office:value="1120" calcext:value-type="float">
            <text:p>1120</text:p>
          </table:table-cell>
          <table:table-cell table:formula="of:=[.B652]-[.B$2]" office:value-type="float" office:value="20.6840972900391" calcext:value-type="float">
            <text:p>20.68409729</text:p>
          </table:table-cell>
          <table:table-cell table:formula="of:=[.C652]/([.D652]-[.D651])" office:value-type="float" office:value="79510.1804272029" calcext:value-type="float">
            <text:p>79510.1804272029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456446800.7625" calcext:value-type="float">
            <text:p>1456446800.7625</text:p>
          </table:table-cell>
          <table:table-cell office:value-type="float" office:value="1120" calcext:value-type="float">
            <text:p>1120</text:p>
          </table:table-cell>
          <table:table-cell table:formula="of:=[.B653]-[.B$2]" office:value-type="float" office:value="20.6890997886658" calcext:value-type="float">
            <text:p>20.6890997887</text:p>
          </table:table-cell>
          <table:table-cell table:formula="of:=[.C653]/([.D653]-[.D652])" office:value-type="float" office:value="223888.117433991" calcext:value-type="float">
            <text:p>223888.11743399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456446800.77659" calcext:value-type="float">
            <text:p>1456446800.77659</text:p>
          </table:table-cell>
          <table:table-cell office:value-type="float" office:value="1120" calcext:value-type="float">
            <text:p>1120</text:p>
          </table:table-cell>
          <table:table-cell table:formula="of:=[.B654]-[.B$2]" office:value-type="float" office:value="20.7031834125519" calcext:value-type="float">
            <text:p>20.7031834126</text:p>
          </table:table-cell>
          <table:table-cell table:formula="of:=[.C654]/([.D654]-[.D653])" office:value-type="float" office:value="79524.9865416194" calcext:value-type="float">
            <text:p>79524.986541619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456446800.79079" calcext:value-type="float">
            <text:p>1456446800.79079</text:p>
          </table:table-cell>
          <table:table-cell office:value-type="float" office:value="1120" calcext:value-type="float">
            <text:p>1120</text:p>
          </table:table-cell>
          <table:table-cell table:formula="of:=[.B655]-[.B$2]" office:value-type="float" office:value="20.7173836231232" calcext:value-type="float">
            <text:p>20.7173836231</text:p>
          </table:table-cell>
          <table:table-cell table:formula="of:=[.C655]/([.D655]-[.D654])" office:value-type="float" office:value="78872.0698455339" calcext:value-type="float">
            <text:p>78872.0698455339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456446800.81441" calcext:value-type="float">
            <text:p>1456446800.81441</text:p>
          </table:table-cell>
          <table:table-cell office:value-type="float" office:value="1120" calcext:value-type="float">
            <text:p>1120</text:p>
          </table:table-cell>
          <table:table-cell table:formula="of:=[.B656]-[.B$2]" office:value-type="float" office:value="20.7410023212433" calcext:value-type="float">
            <text:p>20.7410023212</text:p>
          </table:table-cell>
          <table:table-cell table:formula="of:=[.C656]/([.D656]-[.D655])" office:value-type="float" office:value="47420.0565291125" calcext:value-type="float">
            <text:p>47420.056529112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456446800.82849" calcext:value-type="float">
            <text:p>1456446800.82849</text:p>
          </table:table-cell>
          <table:table-cell office:value-type="float" office:value="1120" calcext:value-type="float">
            <text:p>1120</text:p>
          </table:table-cell>
          <table:table-cell table:formula="of:=[.B657]-[.B$2]" office:value-type="float" office:value="20.7550821304321" calcext:value-type="float">
            <text:p>20.7550821304</text:p>
          </table:table-cell>
          <table:table-cell table:formula="of:=[.C657]/([.D657]-[.D656])" office:value-type="float" office:value="79546.5325543984" calcext:value-type="float">
            <text:p>79546.5325543984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456446800.84282" calcext:value-type="float">
            <text:p>1456446800.84282</text:p>
          </table:table-cell>
          <table:table-cell office:value-type="float" office:value="1120" calcext:value-type="float">
            <text:p>1120</text:p>
          </table:table-cell>
          <table:table-cell table:formula="of:=[.B658]-[.B$2]" office:value-type="float" office:value="20.7694149017334" calcext:value-type="float">
            <text:p>20.7694149017</text:p>
          </table:table-cell>
          <table:table-cell table:formula="of:=[.C658]/([.D658]-[.D657])" office:value-type="float" office:value="78142.5989753144" calcext:value-type="float">
            <text:p>78142.5989753144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456446800.85699" calcext:value-type="float">
            <text:p>1456446800.85699</text:p>
          </table:table-cell>
          <table:table-cell office:value-type="float" office:value="1120" calcext:value-type="float">
            <text:p>1120</text:p>
          </table:table-cell>
          <table:table-cell table:formula="of:=[.B659]-[.B$2]" office:value-type="float" office:value="20.7835810184479" calcext:value-type="float">
            <text:p>20.7835810184</text:p>
          </table:table-cell>
          <table:table-cell table:formula="of:=[.C659]/([.D659]-[.D658])" office:value-type="float" office:value="79061.8927243045" calcext:value-type="float">
            <text:p>79061.892724304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456446800.87095" calcext:value-type="float">
            <text:p>1456446800.87095</text:p>
          </table:table-cell>
          <table:table-cell office:value-type="float" office:value="1120" calcext:value-type="float">
            <text:p>1120</text:p>
          </table:table-cell>
          <table:table-cell table:formula="of:=[.B660]-[.B$2]" office:value-type="float" office:value="20.7975506782532" calcext:value-type="float">
            <text:p>20.7975506783</text:p>
          </table:table-cell>
          <table:table-cell table:formula="of:=[.C660]/([.D660]-[.D659])" office:value-type="float" office:value="80173.7490826549" calcext:value-type="float">
            <text:p>80173.7490826549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456446800.87591" calcext:value-type="float">
            <text:p>1456446800.87591</text:p>
          </table:table-cell>
          <table:table-cell office:value-type="float" office:value="1120" calcext:value-type="float">
            <text:p>1120</text:p>
          </table:table-cell>
          <table:table-cell table:formula="of:=[.B661]-[.B$2]" office:value-type="float" office:value="20.802508354187" calcext:value-type="float">
            <text:p>20.8025083542</text:p>
          </table:table-cell>
          <table:table-cell table:formula="of:=[.C661]/([.D661]-[.D660])" office:value-type="float" office:value="225912.305472732" calcext:value-type="float">
            <text:p>225912.30547273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456446800.88973" calcext:value-type="float">
            <text:p>1456446800.88973</text:p>
          </table:table-cell>
          <table:table-cell office:value-type="float" office:value="1120" calcext:value-type="float">
            <text:p>1120</text:p>
          </table:table-cell>
          <table:table-cell table:formula="of:=[.B662]-[.B$2]" office:value-type="float" office:value="20.8163261413574" calcext:value-type="float">
            <text:p>20.8163261414</text:p>
          </table:table-cell>
          <table:table-cell table:formula="of:=[.C662]/([.D662]-[.D661])" office:value-type="float" office:value="81054.9465111464" calcext:value-type="float">
            <text:p>81054.9465111464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456446800.90388" calcext:value-type="float">
            <text:p>1456446800.90388</text:p>
          </table:table-cell>
          <table:table-cell office:value-type="float" office:value="1120" calcext:value-type="float">
            <text:p>1120</text:p>
          </table:table-cell>
          <table:table-cell table:formula="of:=[.B663]-[.B$2]" office:value-type="float" office:value="20.8304755687714" calcext:value-type="float">
            <text:p>20.8304755688</text:p>
          </table:table-cell>
          <table:table-cell table:formula="of:=[.C663]/([.D663]-[.D662])" office:value-type="float" office:value="79155.1465111969" calcext:value-type="float">
            <text:p>79155.1465111969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456446800.92772" calcext:value-type="float">
            <text:p>1456446800.92772</text:p>
          </table:table-cell>
          <table:table-cell office:value-type="float" office:value="1120" calcext:value-type="float">
            <text:p>1120</text:p>
          </table:table-cell>
          <table:table-cell table:formula="of:=[.B664]-[.B$2]" office:value-type="float" office:value="20.8543126583099" calcext:value-type="float">
            <text:p>20.8543126583</text:p>
          </table:table-cell>
          <table:table-cell table:formula="of:=[.C664]/([.D664]-[.D663])" office:value-type="float" office:value="46985.6019203841" calcext:value-type="float">
            <text:p>46985.601920384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456446800.94186" calcext:value-type="float">
            <text:p>1456446800.94186</text:p>
          </table:table-cell>
          <table:table-cell office:value-type="float" office:value="1120" calcext:value-type="float">
            <text:p>1120</text:p>
          </table:table-cell>
          <table:table-cell table:formula="of:=[.B665]-[.B$2]" office:value-type="float" office:value="20.8684582710266" calcext:value-type="float">
            <text:p>20.868458271</text:p>
          </table:table-cell>
          <table:table-cell table:formula="of:=[.C665]/([.D665]-[.D664])" office:value-type="float" office:value="79176.4925586961" calcext:value-type="float">
            <text:p>79176.492558696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456446800.95622" calcext:value-type="float">
            <text:p>1456446800.95622</text:p>
          </table:table-cell>
          <table:table-cell office:value-type="float" office:value="1120" calcext:value-type="float">
            <text:p>1120</text:p>
          </table:table-cell>
          <table:table-cell table:formula="of:=[.B666]-[.B$2]" office:value-type="float" office:value="20.8828129768372" calcext:value-type="float">
            <text:p>20.8828129768</text:p>
          </table:table-cell>
          <table:table-cell table:formula="of:=[.C666]/([.D666]-[.D665])" office:value-type="float" office:value="78023.194259899" calcext:value-type="float">
            <text:p>78023.194259899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456446800.97031" calcext:value-type="float">
            <text:p>1456446800.97031</text:p>
          </table:table-cell>
          <table:table-cell office:value-type="float" office:value="1120" calcext:value-type="float">
            <text:p>1120</text:p>
          </table:table-cell>
          <table:table-cell table:formula="of:=[.B667]-[.B$2]" office:value-type="float" office:value="20.896904706955" calcext:value-type="float">
            <text:p>20.896904707</text:p>
          </table:table-cell>
          <table:table-cell table:formula="of:=[.C667]/([.D667]-[.D666])" office:value-type="float" office:value="79479.2399966162" calcext:value-type="float">
            <text:p>79479.239996616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456446800.98438" calcext:value-type="float">
            <text:p>1456446800.98438</text:p>
          </table:table-cell>
          <table:table-cell office:value-type="float" office:value="1120" calcext:value-type="float">
            <text:p>1120</text:p>
          </table:table-cell>
          <table:table-cell table:formula="of:=[.B668]-[.B$2]" office:value-type="float" office:value="20.9109714031219" calcext:value-type="float">
            <text:p>20.9109714031</text:p>
          </table:table-cell>
          <table:table-cell table:formula="of:=[.C668]/([.D668]-[.D667])" office:value-type="float" office:value="79620.6861016949" calcext:value-type="float">
            <text:p>79620.6861016949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456446800.98925" calcext:value-type="float">
            <text:p>1456446800.98925</text:p>
          </table:table-cell>
          <table:table-cell office:value-type="float" office:value="1120" calcext:value-type="float">
            <text:p>1120</text:p>
          </table:table-cell>
          <table:table-cell table:formula="of:=[.B669]-[.B$2]" office:value-type="float" office:value="20.9158451557159" calcext:value-type="float">
            <text:p>20.9158451557</text:p>
          </table:table-cell>
          <table:table-cell table:formula="of:=[.C669]/([.D669]-[.D668])" office:value-type="float" office:value="229802.391155464" calcext:value-type="float">
            <text:p>229802.391155464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456446801.00297" calcext:value-type="float">
            <text:p>1456446801.00297</text:p>
          </table:table-cell>
          <table:table-cell office:value-type="float" office:value="1120" calcext:value-type="float">
            <text:p>1120</text:p>
          </table:table-cell>
          <table:table-cell table:formula="of:=[.B670]-[.B$2]" office:value-type="float" office:value="20.9295649528503" calcext:value-type="float">
            <text:p>20.9295649529</text:p>
          </table:table-cell>
          <table:table-cell table:formula="of:=[.C670]/([.D670]-[.D669])" office:value-type="float" office:value="81633.8601094795" calcext:value-type="float">
            <text:p>81633.860109479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456446801.01702" calcext:value-type="float">
            <text:p>1456446801.01702</text:p>
          </table:table-cell>
          <table:table-cell office:value-type="float" office:value="1120" calcext:value-type="float">
            <text:p>1120</text:p>
          </table:table-cell>
          <table:table-cell table:formula="of:=[.B671]-[.B$2]" office:value-type="float" office:value="20.943615436554" calcext:value-type="float">
            <text:p>20.9436154366</text:p>
          </table:table-cell>
          <table:table-cell table:formula="of:=[.C671]/([.D671]-[.D670])" office:value-type="float" office:value="79712.5582026743" calcext:value-type="float">
            <text:p>79712.558202674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456446801.04111" calcext:value-type="float">
            <text:p>1456446801.04111</text:p>
          </table:table-cell>
          <table:table-cell office:value-type="float" office:value="1120" calcext:value-type="float">
            <text:p>1120</text:p>
          </table:table-cell>
          <table:table-cell table:formula="of:=[.B672]-[.B$2]" office:value-type="float" office:value="20.9677050113678" calcext:value-type="float">
            <text:p>20.9677050114</text:p>
          </table:table-cell>
          <table:table-cell table:formula="of:=[.C672]/([.D672]-[.D671])" office:value-type="float" office:value="46493.1410643415" calcext:value-type="float">
            <text:p>46493.141064341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456446801.04655" calcext:value-type="float">
            <text:p>1456446801.04655</text:p>
          </table:table-cell>
          <table:table-cell office:value-type="float" office:value="1120" calcext:value-type="float">
            <text:p>1120</text:p>
          </table:table-cell>
          <table:table-cell table:formula="of:=[.B673]-[.B$2]" office:value-type="float" office:value="20.9731423854828" calcext:value-type="float">
            <text:p>20.9731423855</text:p>
          </table:table-cell>
          <table:table-cell table:formula="of:=[.C673]/([.D673]-[.D672])" office:value-type="float" office:value="205981.780233272" calcext:value-type="float">
            <text:p>205981.78023327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456446801.0593" calcext:value-type="float">
            <text:p>1456446801.0593</text:p>
          </table:table-cell>
          <table:table-cell office:value-type="float" office:value="1120" calcext:value-type="float">
            <text:p>1120</text:p>
          </table:table-cell>
          <table:table-cell table:formula="of:=[.B674]-[.B$2]" office:value-type="float" office:value="20.9858946800232" calcext:value-type="float">
            <text:p>20.98589468</text:p>
          </table:table-cell>
          <table:table-cell table:formula="of:=[.C674]/([.D674]-[.D673])" office:value-type="float" office:value="87827.3315011124" calcext:value-type="float">
            <text:p>87827.3315011124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456446801.08299" calcext:value-type="float">
            <text:p>1456446801.08299</text:p>
          </table:table-cell>
          <table:table-cell office:value-type="float" office:value="1120" calcext:value-type="float">
            <text:p>1120</text:p>
          </table:table-cell>
          <table:table-cell table:formula="of:=[.B675]-[.B$2]" office:value-type="float" office:value="21.0095882415771" calcext:value-type="float">
            <text:p>21.0095882416</text:p>
          </table:table-cell>
          <table:table-cell table:formula="of:=[.C675]/([.D675]-[.D674])" office:value-type="float" office:value="47270.2256032522" calcext:value-type="float">
            <text:p>47270.2256032522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456446801.09626" calcext:value-type="float">
            <text:p>1456446801.09626</text:p>
          </table:table-cell>
          <table:table-cell office:value-type="float" office:value="1120" calcext:value-type="float">
            <text:p>1120</text:p>
          </table:table-cell>
          <table:table-cell table:formula="of:=[.B676]-[.B$2]" office:value-type="float" office:value="21.0228590965271" calcext:value-type="float">
            <text:p>21.0228590965</text:p>
          </table:table-cell>
          <table:table-cell table:formula="of:=[.C676]/([.D676]-[.D675])" office:value-type="float" office:value="84395.466925371" calcext:value-type="float">
            <text:p>84395.466925371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456446801.10964" calcext:value-type="float">
            <text:p>1456446801.10964</text:p>
          </table:table-cell>
          <table:table-cell office:value-type="float" office:value="1120" calcext:value-type="float">
            <text:p>1120</text:p>
          </table:table-cell>
          <table:table-cell table:formula="of:=[.B677]-[.B$2]" office:value-type="float" office:value="21.0362403392792" calcext:value-type="float">
            <text:p>21.0362403393</text:p>
          </table:table-cell>
          <table:table-cell table:formula="of:=[.C677]/([.D677]-[.D676])" office:value-type="float" office:value="83699.2513140312" calcext:value-type="float">
            <text:p>83699.2513140312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456446801.12283" calcext:value-type="float">
            <text:p>1456446801.12283</text:p>
          </table:table-cell>
          <table:table-cell office:value-type="float" office:value="1120" calcext:value-type="float">
            <text:p>1120</text:p>
          </table:table-cell>
          <table:table-cell table:formula="of:=[.B678]-[.B$2]" office:value-type="float" office:value="21.0494303703308" calcext:value-type="float">
            <text:p>21.0494303703</text:p>
          </table:table-cell>
          <table:table-cell table:formula="of:=[.C678]/([.D678]-[.D677])" office:value-type="float" office:value="84912.6128373371" calcext:value-type="float">
            <text:p>84912.612837337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456446801.13613" calcext:value-type="float">
            <text:p>1456446801.13613</text:p>
          </table:table-cell>
          <table:table-cell office:value-type="float" office:value="1120" calcext:value-type="float">
            <text:p>1120</text:p>
          </table:table-cell>
          <table:table-cell table:formula="of:=[.B679]-[.B$2]" office:value-type="float" office:value="21.0627284049988" calcext:value-type="float">
            <text:p>21.062728405</text:p>
          </table:table-cell>
          <table:table-cell table:formula="of:=[.C679]/([.D679]-[.D678])" office:value-type="float" office:value="84222.9718875502" calcext:value-type="float">
            <text:p>84222.9718875502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456446801.14938" calcext:value-type="float">
            <text:p>1456446801.14938</text:p>
          </table:table-cell>
          <table:table-cell office:value-type="float" office:value="1120" calcext:value-type="float">
            <text:p>1120</text:p>
          </table:table-cell>
          <table:table-cell table:formula="of:=[.B680]-[.B$2]" office:value-type="float" office:value="21.0759739875793" calcext:value-type="float">
            <text:p>21.0759739876</text:p>
          </table:table-cell>
          <table:table-cell table:formula="of:=[.C680]/([.D680]-[.D679])" office:value-type="float" office:value="84556.4921880625" calcext:value-type="float">
            <text:p>84556.4921880625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456446801.16281" calcext:value-type="float">
            <text:p>1456446801.16281</text:p>
          </table:table-cell>
          <table:table-cell office:value-type="float" office:value="1120" calcext:value-type="float">
            <text:p>1120</text:p>
          </table:table-cell>
          <table:table-cell table:formula="of:=[.B681]-[.B$2]" office:value-type="float" office:value="21.0894103050232" calcext:value-type="float">
            <text:p>21.089410305</text:p>
          </table:table-cell>
          <table:table-cell table:formula="of:=[.C681]/([.D681]-[.D680])" office:value-type="float" office:value="83356.1729008446" calcext:value-type="float">
            <text:p>83356.172900844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456446801.17622" calcext:value-type="float">
            <text:p>1456446801.17622</text:p>
          </table:table-cell>
          <table:table-cell office:value-type="float" office:value="1120" calcext:value-type="float">
            <text:p>1120</text:p>
          </table:table-cell>
          <table:table-cell table:formula="of:=[.B682]-[.B$2]" office:value-type="float" office:value="21.1028127670288" calcext:value-type="float">
            <text:p>21.102812767</text:p>
          </table:table-cell>
          <table:table-cell table:formula="of:=[.C682]/([.D682]-[.D681])" office:value-type="float" office:value="83566.7356886185" calcext:value-type="float">
            <text:p>83566.735688618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456446801.18958" calcext:value-type="float">
            <text:p>1456446801.18958</text:p>
          </table:table-cell>
          <table:table-cell office:value-type="float" office:value="1120" calcext:value-type="float">
            <text:p>1120</text:p>
          </table:table-cell>
          <table:table-cell table:formula="of:=[.B683]-[.B$2]" office:value-type="float" office:value="21.1161713600159" calcext:value-type="float">
            <text:p>21.11617136</text:p>
          </table:table-cell>
          <table:table-cell table:formula="of:=[.C683]/([.D683]-[.D682])" office:value-type="float" office:value="83841.1650901303" calcext:value-type="float">
            <text:p>83841.165090130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456446801.20281" calcext:value-type="float">
            <text:p>1456446801.20281</text:p>
          </table:table-cell>
          <table:table-cell office:value-type="float" office:value="1120" calcext:value-type="float">
            <text:p>1120</text:p>
          </table:table-cell>
          <table:table-cell table:formula="of:=[.B684]-[.B$2]" office:value-type="float" office:value="21.1294090747833" calcext:value-type="float">
            <text:p>21.1294090748</text:p>
          </table:table-cell>
          <table:table-cell table:formula="of:=[.C684]/([.D684]-[.D683])" office:value-type="float" office:value="84606.7481944419" calcext:value-type="float">
            <text:p>84606.7481944419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456446801.21639" calcext:value-type="float">
            <text:p>1456446801.21639</text:p>
          </table:table-cell>
          <table:table-cell office:value-type="float" office:value="1120" calcext:value-type="float">
            <text:p>1120</text:p>
          </table:table-cell>
          <table:table-cell table:formula="of:=[.B685]-[.B$2]" office:value-type="float" office:value="21.1429839134216" calcext:value-type="float">
            <text:p>21.1429839134</text:p>
          </table:table-cell>
          <table:table-cell table:formula="of:=[.C685]/([.D685]-[.D684])" office:value-type="float" office:value="82505.5847691308" calcext:value-type="float">
            <text:p>82505.5847691308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456446801.2296" calcext:value-type="float">
            <text:p>1456446801.2296</text:p>
          </table:table-cell>
          <table:table-cell office:value-type="float" office:value="1120" calcext:value-type="float">
            <text:p>1120</text:p>
          </table:table-cell>
          <table:table-cell table:formula="of:=[.B686]-[.B$2]" office:value-type="float" office:value="21.1561942100525" calcext:value-type="float">
            <text:p>21.1561942101</text:p>
          </table:table-cell>
          <table:table-cell table:formula="of:=[.C686]/([.D686]-[.D685])" office:value-type="float" office:value="84782.3505630956" calcext:value-type="float">
            <text:p>84782.350563095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456446801.24299" calcext:value-type="float">
            <text:p>1456446801.24299</text:p>
          </table:table-cell>
          <table:table-cell office:value-type="float" office:value="1120" calcext:value-type="float">
            <text:p>1120</text:p>
          </table:table-cell>
          <table:table-cell table:formula="of:=[.B687]-[.B$2]" office:value-type="float" office:value="21.1695849895477" calcext:value-type="float">
            <text:p>21.1695849895</text:p>
          </table:table-cell>
          <table:table-cell table:formula="of:=[.C687]/([.D687]-[.D686])" office:value-type="float" office:value="83639.6417697855" calcext:value-type="float">
            <text:p>83639.641769785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456446801.25627" calcext:value-type="float">
            <text:p>1456446801.25627</text:p>
          </table:table-cell>
          <table:table-cell office:value-type="float" office:value="1120" calcext:value-type="float">
            <text:p>1120</text:p>
          </table:table-cell>
          <table:table-cell table:formula="of:=[.B688]-[.B$2]" office:value-type="float" office:value="21.1828675270081" calcext:value-type="float">
            <text:p>21.182867527</text:p>
          </table:table-cell>
          <table:table-cell table:formula="of:=[.C688]/([.D688]-[.D687])" office:value-type="float" office:value="84321.2378165892" calcext:value-type="float">
            <text:p>84321.2378165892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456446801.26954" calcext:value-type="float">
            <text:p>1456446801.26954</text:p>
          </table:table-cell>
          <table:table-cell office:value-type="float" office:value="1120" calcext:value-type="float">
            <text:p>1120</text:p>
          </table:table-cell>
          <table:table-cell table:formula="of:=[.B689]-[.B$2]" office:value-type="float" office:value="21.1961362361908" calcext:value-type="float">
            <text:p>21.1961362362</text:p>
          </table:table-cell>
          <table:table-cell table:formula="of:=[.C689]/([.D689]-[.D688])" office:value-type="float" office:value="84409.1150521984" calcext:value-type="float">
            <text:p>84409.1150521984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456446801.28295" calcext:value-type="float">
            <text:p>1456446801.28295</text:p>
          </table:table-cell>
          <table:table-cell office:value-type="float" office:value="1120" calcext:value-type="float">
            <text:p>1120</text:p>
          </table:table-cell>
          <table:table-cell table:formula="of:=[.B690]-[.B$2]" office:value-type="float" office:value="21.2095422744751" calcext:value-type="float">
            <text:p>21.2095422745</text:p>
          </table:table-cell>
          <table:table-cell table:formula="of:=[.C690]/([.D690]-[.D689])" office:value-type="float" office:value="83544.4429031283" calcext:value-type="float">
            <text:p>83544.4429031283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456446801.29646" calcext:value-type="float">
            <text:p>1456446801.29646</text:p>
          </table:table-cell>
          <table:table-cell office:value-type="float" office:value="1120" calcext:value-type="float">
            <text:p>1120</text:p>
          </table:table-cell>
          <table:table-cell table:formula="of:=[.B691]-[.B$2]" office:value-type="float" office:value="21.2230603694916" calcext:value-type="float">
            <text:p>21.2230603695</text:p>
          </table:table-cell>
          <table:table-cell table:formula="of:=[.C691]/([.D691]-[.D690])" office:value-type="float" office:value="82851.9106157075" calcext:value-type="float">
            <text:p>82851.910615707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456446801.3097" calcext:value-type="float">
            <text:p>1456446801.3097</text:p>
          </table:table-cell>
          <table:table-cell office:value-type="float" office:value="1120" calcext:value-type="float">
            <text:p>1120</text:p>
          </table:table-cell>
          <table:table-cell table:formula="of:=[.B692]-[.B$2]" office:value-type="float" office:value="21.2362985610962" calcext:value-type="float">
            <text:p>21.2362985611</text:p>
          </table:table-cell>
          <table:table-cell table:formula="of:=[.C692]/([.D692]-[.D691])" office:value-type="float" office:value="84603.7006753715" calcext:value-type="float">
            <text:p>84603.700675371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456446801.32292" calcext:value-type="float">
            <text:p>1456446801.32292</text:p>
          </table:table-cell>
          <table:table-cell office:value-type="float" office:value="1120" calcext:value-type="float">
            <text:p>1120</text:p>
          </table:table-cell>
          <table:table-cell table:formula="of:=[.B693]-[.B$2]" office:value-type="float" office:value="21.2495160102844" calcext:value-type="float">
            <text:p>21.2495160103</text:p>
          </table:table-cell>
          <table:table-cell table:formula="of:=[.C693]/([.D693]-[.D692])" office:value-type="float" office:value="84736.4710126628" calcext:value-type="float">
            <text:p>84736.471012662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456446801.33647" calcext:value-type="float">
            <text:p>1456446801.33647</text:p>
          </table:table-cell>
          <table:table-cell office:value-type="float" office:value="1120" calcext:value-type="float">
            <text:p>1120</text:p>
          </table:table-cell>
          <table:table-cell table:formula="of:=[.B694]-[.B$2]" office:value-type="float" office:value="21.2630653381348" calcext:value-type="float">
            <text:p>21.2630653381</text:p>
          </table:table-cell>
          <table:table-cell table:formula="of:=[.C694]/([.D694]-[.D693])" office:value-type="float" office:value="82660.9269751892" calcext:value-type="float">
            <text:p>82660.9269751892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456446801.34972" calcext:value-type="float">
            <text:p>1456446801.34972</text:p>
          </table:table-cell>
          <table:table-cell office:value-type="float" office:value="1120" calcext:value-type="float">
            <text:p>1120</text:p>
          </table:table-cell>
          <table:table-cell table:formula="of:=[.B695]-[.B$2]" office:value-type="float" office:value="21.2763183116913" calcext:value-type="float">
            <text:p>21.2763183117</text:p>
          </table:table-cell>
          <table:table-cell table:formula="of:=[.C695]/([.D695]-[.D694])" office:value-type="float" office:value="84509.3363556227" calcext:value-type="float">
            <text:p>84509.3363556227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456446801.36312" calcext:value-type="float">
            <text:p>1456446801.36312</text:p>
          </table:table-cell>
          <table:table-cell office:value-type="float" office:value="1120" calcext:value-type="float">
            <text:p>1120</text:p>
          </table:table-cell>
          <table:table-cell table:formula="of:=[.B696]-[.B$2]" office:value-type="float" office:value="21.2897133827209" calcext:value-type="float">
            <text:p>21.2897133827</text:p>
          </table:table-cell>
          <table:table-cell table:formula="of:=[.C696]/([.D696]-[.D695])" office:value-type="float" office:value="83612.8451666874" calcext:value-type="float">
            <text:p>83612.845166687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456446801.37643" calcext:value-type="float">
            <text:p>1456446801.37643</text:p>
          </table:table-cell>
          <table:table-cell office:value-type="float" office:value="1120" calcext:value-type="float">
            <text:p>1120</text:p>
          </table:table-cell>
          <table:table-cell table:formula="of:=[.B697]-[.B$2]" office:value-type="float" office:value="21.3030252456665" calcext:value-type="float">
            <text:p>21.3030252457</text:p>
          </table:table-cell>
          <table:table-cell table:formula="of:=[.C697]/([.D697]-[.D696])" office:value-type="float" office:value="84135.4816061898" calcext:value-type="float">
            <text:p>84135.4816061898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456446801.3899" calcext:value-type="float">
            <text:p>1456446801.3899</text:p>
          </table:table-cell>
          <table:table-cell office:value-type="float" office:value="1120" calcext:value-type="float">
            <text:p>1120</text:p>
          </table:table-cell>
          <table:table-cell table:formula="of:=[.B698]-[.B$2]" office:value-type="float" office:value="21.3164925575256" calcext:value-type="float">
            <text:p>21.3164925575</text:p>
          </table:table-cell>
          <table:table-cell table:formula="of:=[.C698]/([.D698]-[.D697])" office:value-type="float" office:value="83164.3324009489" calcext:value-type="float">
            <text:p>83164.3324009489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456446801.40311" calcext:value-type="float">
            <text:p>1456446801.40311</text:p>
          </table:table-cell>
          <table:table-cell office:value-type="float" office:value="1120" calcext:value-type="float">
            <text:p>1120</text:p>
          </table:table-cell>
          <table:table-cell table:formula="of:=[.B699]-[.B$2]" office:value-type="float" office:value="21.3297030925751" calcext:value-type="float">
            <text:p>21.3297030926</text:p>
          </table:table-cell>
          <table:table-cell table:formula="of:=[.C699]/([.D699]-[.D698])" office:value-type="float" office:value="84780.8204443322" calcext:value-type="float">
            <text:p>84780.8204443322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456446801.41654" calcext:value-type="float">
            <text:p>1456446801.41654</text:p>
          </table:table-cell>
          <table:table-cell office:value-type="float" office:value="1120" calcext:value-type="float">
            <text:p>1120</text:p>
          </table:table-cell>
          <table:table-cell table:formula="of:=[.B700]-[.B$2]" office:value-type="float" office:value="21.343136548996" calcext:value-type="float">
            <text:p>21.343136549</text:p>
          </table:table-cell>
          <table:table-cell table:formula="of:=[.C700]/([.D700]-[.D699])" office:value-type="float" office:value="83373.9258838563" calcext:value-type="float">
            <text:p>83373.9258838563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456446801.42989" calcext:value-type="float">
            <text:p>1456446801.42989</text:p>
          </table:table-cell>
          <table:table-cell office:value-type="float" office:value="1120" calcext:value-type="float">
            <text:p>1120</text:p>
          </table:table-cell>
          <table:table-cell table:formula="of:=[.B701]-[.B$2]" office:value-type="float" office:value="21.3564894199371" calcext:value-type="float">
            <text:p>21.3564894199</text:p>
          </table:table-cell>
          <table:table-cell table:formula="of:=[.C701]/([.D701]-[.D700])" office:value-type="float" office:value="83877.0931685891" calcext:value-type="float">
            <text:p>83877.093168589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56446801.44316" calcext:value-type="float">
            <text:p>1456446801.44316</text:p>
          </table:table-cell>
          <table:table-cell office:value-type="float" office:value="1120" calcext:value-type="float">
            <text:p>1120</text:p>
          </table:table-cell>
          <table:table-cell table:formula="of:=[.B702]-[.B$2]" office:value-type="float" office:value="21.3697602748871" calcext:value-type="float">
            <text:p>21.3697602749</text:p>
          </table:table-cell>
          <table:table-cell table:formula="of:=[.C702]/([.D702]-[.D701])" office:value-type="float" office:value="84395.466925371" calcext:value-type="float">
            <text:p>84395.46692537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456446801.45641" calcext:value-type="float">
            <text:p>1456446801.45641</text:p>
          </table:table-cell>
          <table:table-cell office:value-type="float" office:value="1120" calcext:value-type="float">
            <text:p>1120</text:p>
          </table:table-cell>
          <table:table-cell table:formula="of:=[.B703]-[.B$2]" office:value-type="float" office:value="21.3830034732819" calcext:value-type="float">
            <text:p>21.3830034733</text:p>
          </table:table-cell>
          <table:table-cell table:formula="of:=[.C703]/([.D703]-[.D702])" office:value-type="float" office:value="84571.7149749757" calcext:value-type="float">
            <text:p>84571.7149749757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456446801.46107" calcext:value-type="float">
            <text:p>1456446801.46107</text:p>
          </table:table-cell>
          <table:table-cell office:value-type="float" office:value="1120" calcext:value-type="float">
            <text:p>1120</text:p>
          </table:table-cell>
          <table:table-cell table:formula="of:=[.B704]-[.B$2]" office:value-type="float" office:value="21.387663602829" calcext:value-type="float">
            <text:p>21.3876636028</text:p>
          </table:table-cell>
          <table:table-cell table:formula="of:=[.C704]/([.D704]-[.D703])" office:value-type="float" office:value="240336.666325591" calcext:value-type="float">
            <text:p>240336.66632559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456446801.47431" calcext:value-type="float">
            <text:p>1456446801.47431</text:p>
          </table:table-cell>
          <table:table-cell office:value-type="float" office:value="1120" calcext:value-type="float">
            <text:p>1120</text:p>
          </table:table-cell>
          <table:table-cell table:formula="of:=[.B705]-[.B$2]" office:value-type="float" office:value="21.4009070396423" calcext:value-type="float">
            <text:p>21.4009070396</text:p>
          </table:table-cell>
          <table:table-cell table:formula="of:=[.C705]/([.D705]-[.D704])" office:value-type="float" office:value="84570.1924496372" calcext:value-type="float">
            <text:p>84570.192449637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456446801.48763" calcext:value-type="float">
            <text:p>1456446801.48763</text:p>
          </table:table-cell>
          <table:table-cell office:value-type="float" office:value="1120" calcext:value-type="float">
            <text:p>1120</text:p>
          </table:table-cell>
          <table:table-cell table:formula="of:=[.B706]-[.B$2]" office:value-type="float" office:value="21.4142212867737" calcext:value-type="float">
            <text:p>21.4142212868</text:p>
          </table:table-cell>
          <table:table-cell table:formula="of:=[.C706]/([.D706]-[.D705])" office:value-type="float" office:value="84120.4154430198" calcext:value-type="float">
            <text:p>84120.4154430198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456446801.50122" calcext:value-type="float">
            <text:p>1456446801.50122</text:p>
          </table:table-cell>
          <table:table-cell office:value-type="float" office:value="1120" calcext:value-type="float">
            <text:p>1120</text:p>
          </table:table-cell>
          <table:table-cell table:formula="of:=[.B707]-[.B$2]" office:value-type="float" office:value="21.4278159141541" calcext:value-type="float">
            <text:p>21.4278159142</text:p>
          </table:table-cell>
          <table:table-cell table:formula="of:=[.C707]/([.D707]-[.D706])" office:value-type="float" office:value="82385.4871974746" calcext:value-type="float">
            <text:p>82385.4871974746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456446801.5146" calcext:value-type="float">
            <text:p>1456446801.5146</text:p>
          </table:table-cell>
          <table:table-cell office:value-type="float" office:value="1120" calcext:value-type="float">
            <text:p>1120</text:p>
          </table:table-cell>
          <table:table-cell table:formula="of:=[.B708]-[.B$2]" office:value-type="float" office:value="21.441196680069" calcext:value-type="float">
            <text:p>21.4411966801</text:p>
          </table:table-cell>
          <table:table-cell table:formula="of:=[.C708]/([.D708]-[.D707])" office:value-type="float" office:value="83702.2340217023" calcext:value-type="float">
            <text:p>83702.2340217023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456446801.52775" calcext:value-type="float">
            <text:p>1456446801.52775</text:p>
          </table:table-cell>
          <table:table-cell office:value-type="float" office:value="1120" calcext:value-type="float">
            <text:p>1120</text:p>
          </table:table-cell>
          <table:table-cell table:formula="of:=[.B709]-[.B$2]" office:value-type="float" office:value="21.4543490409851" calcext:value-type="float">
            <text:p>21.454349041</text:p>
          </table:table-cell>
          <table:table-cell table:formula="of:=[.C709]/([.D709]-[.D708])" office:value-type="float" office:value="85155.8140125079" calcext:value-type="float">
            <text:p>85155.8140125079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456446801.54097" calcext:value-type="float">
            <text:p>1456446801.54097</text:p>
          </table:table-cell>
          <table:table-cell office:value-type="float" office:value="1120" calcext:value-type="float">
            <text:p>1120</text:p>
          </table:table-cell>
          <table:table-cell table:formula="of:=[.B710]-[.B$2]" office:value-type="float" office:value="21.4675686359406" calcext:value-type="float">
            <text:p>21.4675686359</text:p>
          </table:table-cell>
          <table:table-cell table:formula="of:=[.C710]/([.D710]-[.D709])" office:value-type="float" office:value="84722.7168286832" calcext:value-type="float">
            <text:p>84722.7168286832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456446801.55421" calcext:value-type="float">
            <text:p>1456446801.55421</text:p>
          </table:table-cell>
          <table:table-cell office:value-type="float" office:value="1120" calcext:value-type="float">
            <text:p>1120</text:p>
          </table:table-cell>
          <table:table-cell table:formula="of:=[.B711]-[.B$2]" office:value-type="float" office:value="21.480804681778" calcext:value-type="float">
            <text:p>21.4808046818</text:p>
          </table:table-cell>
          <table:table-cell table:formula="of:=[.C711]/([.D711]-[.D710])" office:value-type="float" office:value="84617.4162403631" calcext:value-type="float">
            <text:p>84617.416240363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56446801.5675" calcext:value-type="float">
            <text:p>1456446801.5675</text:p>
          </table:table-cell>
          <table:table-cell office:value-type="float" office:value="1120" calcext:value-type="float">
            <text:p>1120</text:p>
          </table:table-cell>
          <table:table-cell table:formula="of:=[.B712]-[.B$2]" office:value-type="float" office:value="21.4940991401672" calcext:value-type="float">
            <text:p>21.4940991402</text:p>
          </table:table-cell>
          <table:table-cell table:formula="of:=[.C712]/([.D712]-[.D711])" office:value-type="float" office:value="84245.6283065225" calcext:value-type="float">
            <text:p>84245.628306522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456446801.58078" calcext:value-type="float">
            <text:p>1456446801.58078</text:p>
          </table:table-cell>
          <table:table-cell office:value-type="float" office:value="1120" calcext:value-type="float">
            <text:p>1120</text:p>
          </table:table-cell>
          <table:table-cell table:formula="of:=[.B713]-[.B$2]" office:value-type="float" office:value="21.5073804855347" calcext:value-type="float">
            <text:p>21.5073804855</text:p>
          </table:table-cell>
          <table:table-cell table:formula="of:=[.C713]/([.D713]-[.D712])" office:value-type="float" office:value="84328.8062327218" calcext:value-type="float">
            <text:p>84328.8062327218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456446801.59409" calcext:value-type="float">
            <text:p>1456446801.59409</text:p>
          </table:table-cell>
          <table:table-cell office:value-type="float" office:value="1120" calcext:value-type="float">
            <text:p>1120</text:p>
          </table:table-cell>
          <table:table-cell table:formula="of:=[.B714]-[.B$2]" office:value-type="float" office:value="21.520690202713" calcext:value-type="float">
            <text:p>21.5206902027</text:p>
          </table:table-cell>
          <table:table-cell table:formula="of:=[.C714]/([.D714]-[.D713])" office:value-type="float" office:value="84149.0457680251" calcext:value-type="float">
            <text:p>84149.045768025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456446801.60739" calcext:value-type="float">
            <text:p>1456446801.60739</text:p>
          </table:table-cell>
          <table:table-cell office:value-type="float" office:value="1120" calcext:value-type="float">
            <text:p>1120</text:p>
          </table:table-cell>
          <table:table-cell table:formula="of:=[.B715]-[.B$2]" office:value-type="float" office:value="21.5339903831482" calcext:value-type="float">
            <text:p>21.5339903831</text:p>
          </table:table-cell>
          <table:table-cell table:formula="of:=[.C715]/([.D715]-[.D714])" office:value-type="float" office:value="84209.3838845568" calcext:value-type="float">
            <text:p>84209.3838845568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456446801.62083" calcext:value-type="float">
            <text:p>1456446801.62083</text:p>
          </table:table-cell>
          <table:table-cell office:value-type="float" office:value="1120" calcext:value-type="float">
            <text:p>1120</text:p>
          </table:table-cell>
          <table:table-cell table:formula="of:=[.B716]-[.B$2]" office:value-type="float" office:value="21.5474302768707" calcext:value-type="float">
            <text:p>21.5474302769</text:p>
          </table:table-cell>
          <table:table-cell table:formula="of:=[.C716]/([.D716]-[.D715])" office:value-type="float" office:value="83333.9923010058" calcext:value-type="float">
            <text:p>83333.9923010058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456446801.63431" calcext:value-type="float">
            <text:p>1456446801.63431</text:p>
          </table:table-cell>
          <table:table-cell office:value-type="float" office:value="1120" calcext:value-type="float">
            <text:p>1120</text:p>
          </table:table-cell>
          <table:table-cell table:formula="of:=[.B717]-[.B$2]" office:value-type="float" office:value="21.5609016418457" calcext:value-type="float">
            <text:p>21.5609016418</text:p>
          </table:table-cell>
          <table:table-cell table:formula="of:=[.C717]/([.D717]-[.D716])" office:value-type="float" office:value="83139.3108330531" calcext:value-type="float">
            <text:p>83139.310833053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456446801.64748" calcext:value-type="float">
            <text:p>1456446801.64748</text:p>
          </table:table-cell>
          <table:table-cell office:value-type="float" office:value="1120" calcext:value-type="float">
            <text:p>1120</text:p>
          </table:table-cell>
          <table:table-cell table:formula="of:=[.B718]-[.B$2]" office:value-type="float" office:value="21.5740733146667" calcext:value-type="float">
            <text:p>21.5740733147</text:p>
          </table:table-cell>
          <table:table-cell table:formula="of:=[.C718]/([.D718]-[.D717])" office:value-type="float" office:value="85030.9611555588" calcext:value-type="float">
            <text:p>85030.9611555588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456446801.66086" calcext:value-type="float">
            <text:p>1456446801.66086</text:p>
          </table:table-cell>
          <table:table-cell office:value-type="float" office:value="1120" calcext:value-type="float">
            <text:p>1120</text:p>
          </table:table-cell>
          <table:table-cell table:formula="of:=[.B719]-[.B$2]" office:value-type="float" office:value="21.5874547958374" calcext:value-type="float">
            <text:p>21.5874547958</text:p>
          </table:table-cell>
          <table:table-cell table:formula="of:=[.C719]/([.D719]-[.D718])" office:value-type="float" office:value="83697.7600399102" calcext:value-type="float">
            <text:p>83697.7600399102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456446801.68352" calcext:value-type="float">
            <text:p>1456446801.68352</text:p>
          </table:table-cell>
          <table:table-cell office:value-type="float" office:value="1120" calcext:value-type="float">
            <text:p>1120</text:p>
          </table:table-cell>
          <table:table-cell table:formula="of:=[.B720]-[.B$2]" office:value-type="float" office:value="21.6101191043854" calcext:value-type="float">
            <text:p>21.6101191044</text:p>
          </table:table-cell>
          <table:table-cell table:formula="of:=[.C720]/([.D720]-[.D719])" office:value-type="float" office:value="49416.905776291" calcext:value-type="float">
            <text:p>49416.90577629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456446801.69669" calcext:value-type="float">
            <text:p>1456446801.69669</text:p>
          </table:table-cell>
          <table:table-cell office:value-type="float" office:value="1120" calcext:value-type="float">
            <text:p>1120</text:p>
          </table:table-cell>
          <table:table-cell table:formula="of:=[.B721]-[.B$2]" office:value-type="float" office:value="21.6232888698578" calcext:value-type="float">
            <text:p>21.6232888699</text:p>
          </table:table-cell>
          <table:table-cell table:formula="of:=[.C721]/([.D721]-[.D720])" office:value-type="float" office:value="85043.2760056483" calcext:value-type="float">
            <text:p>85043.276005648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456446801.70999" calcext:value-type="float">
            <text:p>1456446801.70999</text:p>
          </table:table-cell>
          <table:table-cell office:value-type="float" office:value="1120" calcext:value-type="float">
            <text:p>1120</text:p>
          </table:table-cell>
          <table:table-cell table:formula="of:=[.B722]-[.B$2]" office:value-type="float" office:value="21.63658618927" calcext:value-type="float">
            <text:p>21.6365861893</text:p>
          </table:table-cell>
          <table:table-cell table:formula="of:=[.C722]/([.D722]-[.D721])" office:value-type="float" office:value="84227.5021964033" calcext:value-type="float">
            <text:p>84227.5021964033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456446801.72327" calcext:value-type="float">
            <text:p>1456446801.72327</text:p>
          </table:table-cell>
          <table:table-cell office:value-type="float" office:value="1120" calcext:value-type="float">
            <text:p>1120</text:p>
          </table:table-cell>
          <table:table-cell table:formula="of:=[.B723]-[.B$2]" office:value-type="float" office:value="21.6498699188232" calcext:value-type="float">
            <text:p>21.6498699188</text:p>
          </table:table-cell>
          <table:table-cell table:formula="of:=[.C723]/([.D723]-[.D722])" office:value-type="float" office:value="84313.6707588485" calcext:value-type="float">
            <text:p>84313.670758848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456446801.73653" calcext:value-type="float">
            <text:p>1456446801.73653</text:p>
          </table:table-cell>
          <table:table-cell office:value-type="float" office:value="1120" calcext:value-type="float">
            <text:p>1120</text:p>
          </table:table-cell>
          <table:table-cell table:formula="of:=[.B724]-[.B$2]" office:value-type="float" office:value="21.6631286144257" calcext:value-type="float">
            <text:p>21.6631286144</text:p>
          </table:table-cell>
          <table:table-cell table:formula="of:=[.C724]/([.D724]-[.D723])" office:value-type="float" office:value="84472.8647210084" calcext:value-type="float">
            <text:p>84472.8647210084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456446801.75001" calcext:value-type="float">
            <text:p>1456446801.75001</text:p>
          </table:table-cell>
          <table:table-cell office:value-type="float" office:value="1120" calcext:value-type="float">
            <text:p>1120</text:p>
          </table:table-cell>
          <table:table-cell table:formula="of:=[.B725]-[.B$2]" office:value-type="float" office:value="21.6766035556793" calcext:value-type="float">
            <text:p>21.6766035557</text:p>
          </table:table-cell>
          <table:table-cell table:formula="of:=[.C725]/([.D725]-[.D724])" office:value-type="float" office:value="83117.2454793163" calcext:value-type="float">
            <text:p>83117.2454793163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456446801.76344" calcext:value-type="float">
            <text:p>1456446801.76344</text:p>
          </table:table-cell>
          <table:table-cell office:value-type="float" office:value="1120" calcext:value-type="float">
            <text:p>1120</text:p>
          </table:table-cell>
          <table:table-cell table:formula="of:=[.B726]-[.B$2]" office:value-type="float" office:value="21.6900358200073" calcext:value-type="float">
            <text:p>21.69003582</text:p>
          </table:table-cell>
          <table:table-cell table:formula="of:=[.C726]/([.D726]-[.D725])" office:value-type="float" office:value="83381.3251921404" calcext:value-type="float">
            <text:p>83381.3251921404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456446801.77707" calcext:value-type="float">
            <text:p>1456446801.77707</text:p>
          </table:table-cell>
          <table:table-cell office:value-type="float" office:value="1120" calcext:value-type="float">
            <text:p>1120</text:p>
          </table:table-cell>
          <table:table-cell table:formula="of:=[.B727]-[.B$2]" office:value-type="float" office:value="21.703665971756" calcext:value-type="float">
            <text:p>21.7036659718</text:p>
          </table:table-cell>
          <table:table-cell table:formula="of:=[.C727]/([.D727]-[.D726])" office:value-type="float" office:value="82170.7652748867" calcext:value-type="float">
            <text:p>82170.7652748867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456446801.79054" calcext:value-type="float">
            <text:p>1456446801.79054</text:p>
          </table:table-cell>
          <table:table-cell office:value-type="float" office:value="1120" calcext:value-type="float">
            <text:p>1120</text:p>
          </table:table-cell>
          <table:table-cell table:formula="of:=[.B728]-[.B$2]" office:value-type="float" office:value="21.7171318531036" calcext:value-type="float">
            <text:p>21.7171318531</text:p>
          </table:table-cell>
          <table:table-cell table:formula="of:=[.C728]/([.D728]-[.D727])" office:value-type="float" office:value="83173.1671388102" calcext:value-type="float">
            <text:p>83173.1671388102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456446801.80391" calcext:value-type="float">
            <text:p>1456446801.80391</text:p>
          </table:table-cell>
          <table:table-cell office:value-type="float" office:value="1120" calcext:value-type="float">
            <text:p>1120</text:p>
          </table:table-cell>
          <table:table-cell table:formula="of:=[.B729]-[.B$2]" office:value-type="float" office:value="21.7305061817169" calcext:value-type="float">
            <text:p>21.7305061817</text:p>
          </table:table-cell>
          <table:table-cell table:formula="of:=[.C729]/([.D729]-[.D728])" office:value-type="float" office:value="83742.5213918996" calcext:value-type="float">
            <text:p>83742.5213918996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456446801.81701" calcext:value-type="float">
            <text:p>1456446801.81701</text:p>
          </table:table-cell>
          <table:table-cell office:value-type="float" office:value="1120" calcext:value-type="float">
            <text:p>1120</text:p>
          </table:table-cell>
          <table:table-cell table:formula="of:=[.B730]-[.B$2]" office:value-type="float" office:value="21.7436099052429" calcext:value-type="float">
            <text:p>21.7436099052</text:p>
          </table:table-cell>
          <table:table-cell table:formula="of:=[.C730]/([.D730]-[.D729])" office:value-type="float" office:value="85471.888793872" calcext:value-type="float">
            <text:p>85471.888793872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456446801.83029" calcext:value-type="float">
            <text:p>1456446801.83029</text:p>
          </table:table-cell>
          <table:table-cell office:value-type="float" office:value="1120" calcext:value-type="float">
            <text:p>1120</text:p>
          </table:table-cell>
          <table:table-cell table:formula="of:=[.B731]-[.B$2]" office:value-type="float" office:value="21.7568848133087" calcext:value-type="float">
            <text:p>21.7568848133</text:p>
          </table:table-cell>
          <table:table-cell table:formula="of:=[.C731]/([.D731]-[.D730])" office:value-type="float" office:value="84369.6991684477" calcext:value-type="float">
            <text:p>84369.699168447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456446801.8437" calcext:value-type="float">
            <text:p>1456446801.8437</text:p>
          </table:table-cell>
          <table:table-cell office:value-type="float" office:value="1120" calcext:value-type="float">
            <text:p>1120</text:p>
          </table:table-cell>
          <table:table-cell table:formula="of:=[.B732]-[.B$2]" office:value-type="float" office:value="21.7702946662903" calcext:value-type="float">
            <text:p>21.7702946663</text:p>
          </table:table-cell>
          <table:table-cell table:formula="of:=[.C732]/([.D732]-[.D731])" office:value-type="float" office:value="83520.6770379589" calcext:value-type="float">
            <text:p>83520.6770379589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456446801.85699" calcext:value-type="float">
            <text:p>1456446801.85699</text:p>
          </table:table-cell>
          <table:table-cell office:value-type="float" office:value="1120" calcext:value-type="float">
            <text:p>1120</text:p>
          </table:table-cell>
          <table:table-cell table:formula="of:=[.B733]-[.B$2]" office:value-type="float" office:value="21.783586025238" calcext:value-type="float">
            <text:p>21.7835860252</text:p>
          </table:table-cell>
          <table:table-cell table:formula="of:=[.C733]/([.D733]-[.D732])" office:value-type="float" office:value="84265.2737317931" calcext:value-type="float">
            <text:p>84265.273731793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456446801.8703" calcext:value-type="float">
            <text:p>1456446801.8703</text:p>
          </table:table-cell>
          <table:table-cell office:value-type="float" office:value="1120" calcext:value-type="float">
            <text:p>1120</text:p>
          </table:table-cell>
          <table:table-cell table:formula="of:=[.B734]-[.B$2]" office:value-type="float" office:value="21.796893119812" calcext:value-type="float">
            <text:p>21.7968931198</text:p>
          </table:table-cell>
          <table:table-cell table:formula="of:=[.C734]/([.D734]-[.D733])" office:value-type="float" office:value="84165.6301286416" calcext:value-type="float">
            <text:p>84165.6301286416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456446801.88375" calcext:value-type="float">
            <text:p>1456446801.88375</text:p>
          </table:table-cell>
          <table:table-cell office:value-type="float" office:value="1120" calcext:value-type="float">
            <text:p>1120</text:p>
          </table:table-cell>
          <table:table-cell table:formula="of:=[.B735]-[.B$2]" office:value-type="float" office:value="21.8103430271149" calcext:value-type="float">
            <text:p>21.8103430271</text:p>
          </table:table-cell>
          <table:table-cell table:formula="of:=[.C735]/([.D735]-[.D734])" office:value-type="float" office:value="83271.9493733714" calcext:value-type="float">
            <text:p>83271.9493733714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456446801.89704" calcext:value-type="float">
            <text:p>1456446801.89704</text:p>
          </table:table-cell>
          <table:table-cell office:value-type="float" office:value="1120" calcext:value-type="float">
            <text:p>1120</text:p>
          </table:table-cell>
          <table:table-cell table:formula="of:=[.B736]-[.B$2]" office:value-type="float" office:value="21.8236322402954" calcext:value-type="float">
            <text:p>21.8236322403</text:p>
          </table:table-cell>
          <table:table-cell table:formula="of:=[.C736]/([.D736]-[.D735])" office:value-type="float" office:value="84278.8797789699" calcext:value-type="float">
            <text:p>84278.8797789699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456446801.91065" calcext:value-type="float">
            <text:p>1456446801.91065</text:p>
          </table:table-cell>
          <table:table-cell office:value-type="float" office:value="1120" calcext:value-type="float">
            <text:p>1120</text:p>
          </table:table-cell>
          <table:table-cell table:formula="of:=[.B737]-[.B$2]" office:value-type="float" office:value="21.8372488021851" calcext:value-type="float">
            <text:p>21.8372488022</text:p>
          </table:table-cell>
          <table:table-cell table:formula="of:=[.C737]/([.D737]-[.D736])" office:value-type="float" office:value="82252.7748984452" calcext:value-type="float">
            <text:p>82252.7748984452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456446801.92411" calcext:value-type="float">
            <text:p>1456446801.92411</text:p>
          </table:table-cell>
          <table:table-cell office:value-type="float" office:value="1120" calcext:value-type="float">
            <text:p>1120</text:p>
          </table:table-cell>
          <table:table-cell table:formula="of:=[.B738]-[.B$2]" office:value-type="float" office:value="21.8507108688354" calcext:value-type="float">
            <text:p>21.8507108688</text:p>
          </table:table-cell>
          <table:table-cell table:formula="of:=[.C738]/([.D738]-[.D737])" office:value-type="float" office:value="83196.7356191556" calcext:value-type="float">
            <text:p>83196.735619155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456446801.93738" calcext:value-type="float">
            <text:p>1456446801.93738</text:p>
          </table:table-cell>
          <table:table-cell office:value-type="float" office:value="1120" calcext:value-type="float">
            <text:p>1120</text:p>
          </table:table-cell>
          <table:table-cell table:formula="of:=[.B739]-[.B$2]" office:value-type="float" office:value="21.8639721870422" calcext:value-type="float">
            <text:p>21.863972187</text:p>
          </table:table-cell>
          <table:table-cell table:formula="of:=[.C739]/([.D739]-[.D738])" office:value-type="float" office:value="84456.1590737478" calcext:value-type="float">
            <text:p>84456.159073747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456446801.95063" calcext:value-type="float">
            <text:p>1456446801.95063</text:p>
          </table:table-cell>
          <table:table-cell office:value-type="float" office:value="1120" calcext:value-type="float">
            <text:p>1120</text:p>
          </table:table-cell>
          <table:table-cell table:formula="of:=[.B740]-[.B$2]" office:value-type="float" office:value="21.8772225379944" calcext:value-type="float">
            <text:p>21.877222538</text:p>
          </table:table-cell>
          <table:table-cell table:formula="of:=[.C740]/([.D740]-[.D739])" office:value-type="float" office:value="84526.063048798" calcext:value-type="float">
            <text:p>84526.06304879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456446801.96384" calcext:value-type="float">
            <text:p>1456446801.96384</text:p>
          </table:table-cell>
          <table:table-cell office:value-type="float" office:value="1120" calcext:value-type="float">
            <text:p>1120</text:p>
          </table:table-cell>
          <table:table-cell table:formula="of:=[.B741]-[.B$2]" office:value-type="float" office:value="21.8904407024384" calcext:value-type="float">
            <text:p>21.8904407024</text:p>
          </table:table-cell>
          <table:table-cell table:formula="of:=[.C741]/([.D741]-[.D740])" office:value-type="float" office:value="84731.8857884959" calcext:value-type="float">
            <text:p>84731.885788495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456446801.97712" calcext:value-type="float">
            <text:p>1456446801.97712</text:p>
          </table:table-cell>
          <table:table-cell office:value-type="float" office:value="1120" calcext:value-type="float">
            <text:p>1120</text:p>
          </table:table-cell>
          <table:table-cell table:formula="of:=[.B742]-[.B$2]" office:value-type="float" office:value="21.903712272644" calcext:value-type="float">
            <text:p>21.9037122726</text:p>
          </table:table-cell>
          <table:table-cell table:formula="of:=[.C742]/([.D742]-[.D741])" office:value-type="float" office:value="84390.9185304949" calcext:value-type="float">
            <text:p>84390.9185304949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456446801.99049" calcext:value-type="float">
            <text:p>1456446801.99049</text:p>
          </table:table-cell>
          <table:table-cell office:value-type="float" office:value="1120" calcext:value-type="float">
            <text:p>1120</text:p>
          </table:table-cell>
          <table:table-cell table:formula="of:=[.B743]-[.B$2]" office:value-type="float" office:value="21.9170854091644" calcext:value-type="float">
            <text:p>21.9170854092</text:p>
          </table:table-cell>
          <table:table-cell table:formula="of:=[.C743]/([.D743]-[.D742])" office:value-type="float" office:value="83749.9862723075" calcext:value-type="float">
            <text:p>83749.986272307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456446802.00406" calcext:value-type="float">
            <text:p>1456446802.00406</text:p>
          </table:table-cell>
          <table:table-cell office:value-type="float" office:value="1120" calcext:value-type="float">
            <text:p>1120</text:p>
          </table:table-cell>
          <table:table-cell table:formula="of:=[.B744]-[.B$2]" office:value-type="float" office:value="21.9306540489197" calcext:value-type="float">
            <text:p>21.9306540489</text:p>
          </table:table-cell>
          <table:table-cell table:formula="of:=[.C744]/([.D744]-[.D743])" office:value-type="float" office:value="82543.2777494685" calcext:value-type="float">
            <text:p>82543.277749468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456446802.0173" calcext:value-type="float">
            <text:p>1456446802.0173</text:p>
          </table:table-cell>
          <table:table-cell office:value-type="float" office:value="1120" calcext:value-type="float">
            <text:p>1120</text:p>
          </table:table-cell>
          <table:table-cell table:formula="of:=[.B745]-[.B$2]" office:value-type="float" office:value="21.9438941478729" calcext:value-type="float">
            <text:p>21.9438941479</text:p>
          </table:table-cell>
          <table:table-cell table:formula="of:=[.C745]/([.D745]-[.D744])" office:value-type="float" office:value="84591.5127941944" calcext:value-type="float">
            <text:p>84591.5127941944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456446802.0216" calcext:value-type="float">
            <text:p>1456446802.0216</text:p>
          </table:table-cell>
          <table:table-cell office:value-type="float" office:value="1120" calcext:value-type="float">
            <text:p>1120</text:p>
          </table:table-cell>
          <table:table-cell table:formula="of:=[.B746]-[.B$2]" office:value-type="float" office:value="21.9481964111328" calcext:value-type="float">
            <text:p>21.9481964111</text:p>
          </table:table-cell>
          <table:table-cell table:formula="of:=[.C746]/([.D746]-[.D745])" office:value-type="float" office:value="260328.095317262" calcext:value-type="float">
            <text:p>260328.095317262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456446802.03348" calcext:value-type="float">
            <text:p>1456446802.03348</text:p>
          </table:table-cell>
          <table:table-cell office:value-type="float" office:value="1120" calcext:value-type="float">
            <text:p>1120</text:p>
          </table:table-cell>
          <table:table-cell table:formula="of:=[.B747]-[.B$2]" office:value-type="float" office:value="21.9600760936737" calcext:value-type="float">
            <text:p>21.9600760937</text:p>
          </table:table-cell>
          <table:table-cell table:formula="of:=[.C747]/([.D747]-[.D746])" office:value-type="float" office:value="94278.6136030666" calcext:value-type="float">
            <text:p>94278.6136030666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456446802.05746" calcext:value-type="float">
            <text:p>1456446802.05746</text:p>
          </table:table-cell>
          <table:table-cell office:value-type="float" office:value="1120" calcext:value-type="float">
            <text:p>1120</text:p>
          </table:table-cell>
          <table:table-cell table:formula="of:=[.B748]-[.B$2]" office:value-type="float" office:value="21.9840559959412" calcext:value-type="float">
            <text:p>21.9840559959</text:p>
          </table:table-cell>
          <table:table-cell table:formula="of:=[.C748]/([.D748]-[.D747])" office:value-type="float" office:value="46705.7783433918" calcext:value-type="float">
            <text:p>46705.778343391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456446802.07075" calcext:value-type="float">
            <text:p>1456446802.07075</text:p>
          </table:table-cell>
          <table:table-cell office:value-type="float" office:value="1120" calcext:value-type="float">
            <text:p>1120</text:p>
          </table:table-cell>
          <table:table-cell table:formula="of:=[.B749]-[.B$2]" office:value-type="float" office:value="21.9973495006561" calcext:value-type="float">
            <text:p>21.9973495007</text:p>
          </table:table-cell>
          <table:table-cell table:formula="of:=[.C749]/([.D749]-[.D748])" office:value-type="float" office:value="84251.6720770486" calcext:value-type="float">
            <text:p>84251.6720770486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456446802.08189" calcext:value-type="float">
            <text:p>1456446802.08189</text:p>
          </table:table-cell>
          <table:table-cell office:value-type="float" office:value="1120" calcext:value-type="float">
            <text:p>1120</text:p>
          </table:table-cell>
          <table:table-cell table:formula="of:=[.B750]-[.B$2]" office:value-type="float" office:value="22.0084819793701" calcext:value-type="float">
            <text:p>22.0084819794</text:p>
          </table:table-cell>
          <table:table-cell table:formula="of:=[.C750]/([.D750]-[.D749])" office:value-type="float" office:value="100606.52517508" calcext:value-type="float">
            <text:p>100606.52517508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456446802.09282" calcext:value-type="float">
            <text:p>1456446802.09282</text:p>
          </table:table-cell>
          <table:table-cell office:value-type="float" office:value="1120" calcext:value-type="float">
            <text:p>1120</text:p>
          </table:table-cell>
          <table:table-cell table:formula="of:=[.B751]-[.B$2]" office:value-type="float" office:value="22.0194134712219" calcext:value-type="float">
            <text:p>22.0194134712</text:p>
          </table:table-cell>
          <table:table-cell table:formula="of:=[.C751]/([.D751]-[.D750])" office:value-type="float" office:value="102456.280916031" calcext:value-type="float">
            <text:p>102456.28091603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456446802.10384" calcext:value-type="float">
            <text:p>1456446802.10384</text:p>
          </table:table-cell>
          <table:table-cell office:value-type="float" office:value="1120" calcext:value-type="float">
            <text:p>1120</text:p>
          </table:table-cell>
          <table:table-cell table:formula="of:=[.B752]-[.B$2]" office:value-type="float" office:value="22.0304410457611" calcext:value-type="float">
            <text:p>22.0304410458</text:p>
          </table:table-cell>
          <table:table-cell table:formula="of:=[.C752]/([.D752]-[.D751])" office:value-type="float" office:value="101563.584632348" calcext:value-type="float">
            <text:p>101563.584632348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456446802.11929" calcext:value-type="float">
            <text:p>1456446802.11929</text:p>
          </table:table-cell>
          <table:table-cell office:value-type="float" office:value="1120" calcext:value-type="float">
            <text:p>1120</text:p>
          </table:table-cell>
          <table:table-cell table:formula="of:=[.B753]-[.B$2]" office:value-type="float" office:value="22.0458831787109" calcext:value-type="float">
            <text:p>22.0458831787</text:p>
          </table:table-cell>
          <table:table-cell table:formula="of:=[.C753]/([.D753]-[.D752])" office:value-type="float" office:value="72528.840649076" calcext:value-type="float">
            <text:p>72528.840649076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456446802.13036" calcext:value-type="float">
            <text:p>1456446802.13036</text:p>
          </table:table-cell>
          <table:table-cell office:value-type="float" office:value="1120" calcext:value-type="float">
            <text:p>1120</text:p>
          </table:table-cell>
          <table:table-cell table:formula="of:=[.B754]-[.B$2]" office:value-type="float" office:value="22.0569543838501" calcext:value-type="float">
            <text:p>22.0569543839</text:p>
          </table:table-cell>
          <table:table-cell table:formula="of:=[.C754]/([.D754]-[.D753])" office:value-type="float" office:value="101163.331897666" calcext:value-type="float">
            <text:p>101163.331897666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456446802.14142" calcext:value-type="float">
            <text:p>1456446802.14142</text:p>
          </table:table-cell>
          <table:table-cell office:value-type="float" office:value="1120" calcext:value-type="float">
            <text:p>1120</text:p>
          </table:table-cell>
          <table:table-cell table:formula="of:=[.B755]-[.B$2]" office:value-type="float" office:value="22.0680177211761" calcext:value-type="float">
            <text:p>22.0680177212</text:p>
          </table:table-cell>
          <table:table-cell table:formula="of:=[.C755]/([.D755]-[.D754])" office:value-type="float" office:value="101235.275305476" calcext:value-type="float">
            <text:p>101235.275305476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456446802.15242" calcext:value-type="float">
            <text:p>1456446802.15242</text:p>
          </table:table-cell>
          <table:table-cell office:value-type="float" office:value="1120" calcext:value-type="float">
            <text:p>1120</text:p>
          </table:table-cell>
          <table:table-cell table:formula="of:=[.B756]-[.B$2]" office:value-type="float" office:value="22.0790183544159" calcext:value-type="float">
            <text:p>22.0790183544</text:p>
          </table:table-cell>
          <table:table-cell table:formula="of:=[.C756]/([.D756]-[.D755])" office:value-type="float" office:value="101812.320762896" calcext:value-type="float">
            <text:p>101812.320762896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456446802.17062" calcext:value-type="float">
            <text:p>1456446802.17062</text:p>
          </table:table-cell>
          <table:table-cell office:value-type="float" office:value="1120" calcext:value-type="float">
            <text:p>1120</text:p>
          </table:table-cell>
          <table:table-cell table:formula="of:=[.B757]-[.B$2]" office:value-type="float" office:value="22.0972187519073" calcext:value-type="float">
            <text:p>22.0972187519</text:p>
          </table:table-cell>
          <table:table-cell table:formula="of:=[.C757]/([.D757]-[.D756])" office:value-type="float" office:value="61537.1175561319" calcext:value-type="float">
            <text:p>61537.1175561319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456446802.18174" calcext:value-type="float">
            <text:p>1456446802.18174</text:p>
          </table:table-cell>
          <table:table-cell office:value-type="float" office:value="1120" calcext:value-type="float">
            <text:p>1120</text:p>
          </table:table-cell>
          <table:table-cell table:formula="of:=[.B758]-[.B$2]" office:value-type="float" office:value="22.1083319187164" calcext:value-type="float">
            <text:p>22.1083319187</text:p>
          </table:table-cell>
          <table:table-cell table:formula="of:=[.C758]/([.D758]-[.D757])" office:value-type="float" office:value="100781.354157728" calcext:value-type="float">
            <text:p>100781.354157728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456446802.19299" calcext:value-type="float">
            <text:p>1456446802.19299</text:p>
          </table:table-cell>
          <table:table-cell office:value-type="float" office:value="1120" calcext:value-type="float">
            <text:p>1120</text:p>
          </table:table-cell>
          <table:table-cell table:formula="of:=[.B759]-[.B$2]" office:value-type="float" office:value="22.1195867061615" calcext:value-type="float">
            <text:p>22.1195867062</text:p>
          </table:table-cell>
          <table:table-cell table:formula="of:=[.C759]/([.D759]-[.D758])" office:value-type="float" office:value="99513.2076430962" calcext:value-type="float">
            <text:p>99513.2076430962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456446802.20408" calcext:value-type="float">
            <text:p>1456446802.20408</text:p>
          </table:table-cell>
          <table:table-cell office:value-type="float" office:value="1120" calcext:value-type="float">
            <text:p>1120</text:p>
          </table:table-cell>
          <table:table-cell table:formula="of:=[.B760]-[.B$2]" office:value-type="float" office:value="22.130678653717" calcext:value-type="float">
            <text:p>22.1306786537</text:p>
          </table:table-cell>
          <table:table-cell table:formula="of:=[.C760]/([.D760]-[.D759])" office:value-type="float" office:value="100974.152139802" calcext:value-type="float">
            <text:p>100974.152139802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456446802.21515" calcext:value-type="float">
            <text:p>1456446802.21515</text:p>
          </table:table-cell>
          <table:table-cell office:value-type="float" office:value="1120" calcext:value-type="float">
            <text:p>1120</text:p>
          </table:table-cell>
          <table:table-cell table:formula="of:=[.B761]-[.B$2]" office:value-type="float" office:value="22.1417443752289" calcext:value-type="float">
            <text:p>22.1417443752</text:p>
          </table:table-cell>
          <table:table-cell table:formula="of:=[.C761]/([.D761]-[.D760])" office:value-type="float" office:value="101213.463469287" calcext:value-type="float">
            <text:p>101213.463469287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456446802.22625" calcext:value-type="float">
            <text:p>1456446802.22625</text:p>
          </table:table-cell>
          <table:table-cell office:value-type="float" office:value="1120" calcext:value-type="float">
            <text:p>1120</text:p>
          </table:table-cell>
          <table:table-cell table:formula="of:=[.B762]-[.B$2]" office:value-type="float" office:value="22.1528437137604" calcext:value-type="float">
            <text:p>22.1528437138</text:p>
          </table:table-cell>
          <table:table-cell table:formula="of:=[.C762]/([.D762]-[.D761])" office:value-type="float" office:value="100906.914121236" calcext:value-type="float">
            <text:p>100906.91412123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456446802.23725" calcext:value-type="float">
            <text:p>1456446802.23725</text:p>
          </table:table-cell>
          <table:table-cell office:value-type="float" office:value="1120" calcext:value-type="float">
            <text:p>1120</text:p>
          </table:table-cell>
          <table:table-cell table:formula="of:=[.B763]-[.B$2]" office:value-type="float" office:value="22.1638436317444" calcext:value-type="float">
            <text:p>22.1638436317</text:p>
          </table:table-cell>
          <table:table-cell table:formula="of:=[.C763]/([.D763]-[.D762])" office:value-type="float" office:value="101818.940980124" calcext:value-type="float">
            <text:p>101818.94098012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456446802.25214" calcext:value-type="float">
            <text:p>1456446802.25214</text:p>
          </table:table-cell>
          <table:table-cell office:value-type="float" office:value="1120" calcext:value-type="float">
            <text:p>1120</text:p>
          </table:table-cell>
          <table:table-cell table:formula="of:=[.B764]-[.B$2]" office:value-type="float" office:value="22.178731918335" calcext:value-type="float">
            <text:p>22.1787319183</text:p>
          </table:table-cell>
          <table:table-cell table:formula="of:=[.C764]/([.D764]-[.D763])" office:value-type="float" office:value="75226.9237421132" calcext:value-type="float">
            <text:p>75226.9237421132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456446802.26321" calcext:value-type="float">
            <text:p>1456446802.26321</text:p>
          </table:table-cell>
          <table:table-cell office:value-type="float" office:value="1120" calcext:value-type="float">
            <text:p>1120</text:p>
          </table:table-cell>
          <table:table-cell table:formula="of:=[.B765]-[.B$2]" office:value-type="float" office:value="22.1898090839386" calcext:value-type="float">
            <text:p>22.1898090839</text:p>
          </table:table-cell>
          <table:table-cell table:formula="of:=[.C765]/([.D765]-[.D764])" office:value-type="float" office:value="101108.897354771" calcext:value-type="float">
            <text:p>101108.897354771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456446802.27433" calcext:value-type="float">
            <text:p>1456446802.27433</text:p>
          </table:table-cell>
          <table:table-cell office:value-type="float" office:value="1120" calcext:value-type="float">
            <text:p>1120</text:p>
          </table:table-cell>
          <table:table-cell table:formula="of:=[.B766]-[.B$2]" office:value-type="float" office:value="22.2009305953979" calcext:value-type="float">
            <text:p>22.2009305954</text:p>
          </table:table-cell>
          <table:table-cell table:formula="of:=[.C766]/([.D766]-[.D765])" office:value-type="float" office:value="100705.736274573" calcext:value-type="float">
            <text:p>100705.736274573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456446802.28524" calcext:value-type="float">
            <text:p>1456446802.28524</text:p>
          </table:table-cell>
          <table:table-cell office:value-type="float" office:value="1120" calcext:value-type="float">
            <text:p>1120</text:p>
          </table:table-cell>
          <table:table-cell table:formula="of:=[.B767]-[.B$2]" office:value-type="float" office:value="22.2118332386017" calcext:value-type="float">
            <text:p>22.2118332386</text:p>
          </table:table-cell>
          <table:table-cell table:formula="of:=[.C767]/([.D767]-[.D766])" office:value-type="float" office:value="102727.382623718" calcext:value-type="float">
            <text:p>102727.382623718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456446802.30397" calcext:value-type="float">
            <text:p>1456446802.30397</text:p>
          </table:table-cell>
          <table:table-cell office:value-type="float" office:value="1120" calcext:value-type="float">
            <text:p>1120</text:p>
          </table:table-cell>
          <table:table-cell table:formula="of:=[.B768]-[.B$2]" office:value-type="float" office:value="22.2305614948273" calcext:value-type="float">
            <text:p>22.2305614948</text:p>
          </table:table-cell>
          <table:table-cell table:formula="of:=[.C768]/([.D768]-[.D767])" office:value-type="float" office:value="59802.6845910989" calcext:value-type="float">
            <text:p>59802.6845910989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456446802.31503" calcext:value-type="float">
            <text:p>1456446802.31503</text:p>
          </table:table-cell>
          <table:table-cell office:value-type="float" office:value="1120" calcext:value-type="float">
            <text:p>1120</text:p>
          </table:table-cell>
          <table:table-cell table:formula="of:=[.B769]-[.B$2]" office:value-type="float" office:value="22.2416245937347" calcext:value-type="float">
            <text:p>22.2416245937</text:p>
          </table:table-cell>
          <table:table-cell table:formula="of:=[.C769]/([.D769]-[.D768])" office:value-type="float" office:value="101237.457006164" calcext:value-type="float">
            <text:p>101237.45700616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456446802.32612" calcext:value-type="float">
            <text:p>1456446802.32612</text:p>
          </table:table-cell>
          <table:table-cell office:value-type="float" office:value="1120" calcext:value-type="float">
            <text:p>1120</text:p>
          </table:table-cell>
          <table:table-cell table:formula="of:=[.B770]-[.B$2]" office:value-type="float" office:value="22.252712726593" calcext:value-type="float">
            <text:p>22.2527127266</text:p>
          </table:table-cell>
          <table:table-cell table:formula="of:=[.C770]/([.D770]-[.D769])" office:value-type="float" office:value="101008.890704625" calcext:value-type="float">
            <text:p>101008.890704625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456446802.33729" calcext:value-type="float">
            <text:p>1456446802.33729</text:p>
          </table:table-cell>
          <table:table-cell office:value-type="float" office:value="1120" calcext:value-type="float">
            <text:p>1120</text:p>
          </table:table-cell>
          <table:table-cell table:formula="of:=[.B771]-[.B$2]" office:value-type="float" office:value="22.2638838291168" calcext:value-type="float">
            <text:p>22.2638838291</text:p>
          </table:table-cell>
          <table:table-cell table:formula="of:=[.C771]/([.D771]-[.D770])" office:value-type="float" office:value="100258.680610394" calcext:value-type="float">
            <text:p>100258.68061039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456446802.34841" calcext:value-type="float">
            <text:p>1456446802.34841</text:p>
          </table:table-cell>
          <table:table-cell office:value-type="float" office:value="1120" calcext:value-type="float">
            <text:p>1120</text:p>
          </table:table-cell>
          <table:table-cell table:formula="of:=[.B772]-[.B$2]" office:value-type="float" office:value="22.2750074863434" calcext:value-type="float">
            <text:p>22.2750074863</text:p>
          </table:table-cell>
          <table:table-cell table:formula="of:=[.C772]/([.D772]-[.D771])" office:value-type="float" office:value="100686.310013717" calcext:value-type="float">
            <text:p>100686.310013717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456446802.35948" calcext:value-type="float">
            <text:p>1456446802.35948</text:p>
          </table:table-cell>
          <table:table-cell office:value-type="float" office:value="1120" calcext:value-type="float">
            <text:p>1120</text:p>
          </table:table-cell>
          <table:table-cell table:formula="of:=[.B773]-[.B$2]" office:value-type="float" office:value="22.2860748767853" calcext:value-type="float">
            <text:p>22.2860748768</text:p>
          </table:table-cell>
          <table:table-cell table:formula="of:=[.C773]/([.D773]-[.D772])" office:value-type="float" office:value="101198.200775528" calcext:value-type="float">
            <text:p>101198.200775528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456446802.37055" calcext:value-type="float">
            <text:p>1456446802.37055</text:p>
          </table:table-cell>
          <table:table-cell office:value-type="float" office:value="1120" calcext:value-type="float">
            <text:p>1120</text:p>
          </table:table-cell>
          <table:table-cell table:formula="of:=[.B774]-[.B$2]" office:value-type="float" office:value="22.2971489429474" calcext:value-type="float">
            <text:p>22.2971489429</text:p>
          </table:table-cell>
          <table:table-cell table:formula="of:=[.C774]/([.D774]-[.D773])" office:value-type="float" office:value="101137.196004134" calcext:value-type="float">
            <text:p>101137.19600413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456446802.38513" calcext:value-type="float">
            <text:p>1456446802.38513</text:p>
          </table:table-cell>
          <table:table-cell office:value-type="float" office:value="1120" calcext:value-type="float">
            <text:p>1120</text:p>
          </table:table-cell>
          <table:table-cell table:formula="of:=[.B775]-[.B$2]" office:value-type="float" office:value="22.3117244243622" calcext:value-type="float">
            <text:p>22.3117244244</text:p>
          </table:table-cell>
          <table:table-cell table:formula="of:=[.C775]/([.D775]-[.D774])" office:value-type="float" office:value="76841.3727222168" calcext:value-type="float">
            <text:p>76841.3727222168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456446802.39614" calcext:value-type="float">
            <text:p>1456446802.39614</text:p>
          </table:table-cell>
          <table:table-cell office:value-type="float" office:value="1120" calcext:value-type="float">
            <text:p>1120</text:p>
          </table:table-cell>
          <table:table-cell table:formula="of:=[.B776]-[.B$2]" office:value-type="float" office:value="22.3227388858795" calcext:value-type="float">
            <text:p>22.3227388859</text:p>
          </table:table-cell>
          <table:table-cell table:formula="of:=[.C776]/([.D776]-[.D775])" office:value-type="float" office:value="101684.498896056" calcext:value-type="float">
            <text:p>101684.49889605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456446802.40719" calcext:value-type="float">
            <text:p>1456446802.40719</text:p>
          </table:table-cell>
          <table:table-cell office:value-type="float" office:value="1120" calcext:value-type="float">
            <text:p>1120</text:p>
          </table:table-cell>
          <table:table-cell table:formula="of:=[.B777]-[.B$2]" office:value-type="float" office:value="22.333785533905" calcext:value-type="float">
            <text:p>22.3337855339</text:p>
          </table:table-cell>
          <table:table-cell table:formula="of:=[.C777]/([.D777]-[.D776])" office:value-type="float" office:value="101388.221785768" calcext:value-type="float">
            <text:p>101388.22178576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456446802.41817" calcext:value-type="float">
            <text:p>1456446802.41817</text:p>
          </table:table-cell>
          <table:table-cell office:value-type="float" office:value="1120" calcext:value-type="float">
            <text:p>1120</text:p>
          </table:table-cell>
          <table:table-cell table:formula="of:=[.B778]-[.B$2]" office:value-type="float" office:value="22.3447651863098" calcext:value-type="float">
            <text:p>22.3447651863</text:p>
          </table:table-cell>
          <table:table-cell table:formula="of:=[.C778]/([.D778]-[.D777])" office:value-type="float" office:value="102006.872231391" calcext:value-type="float">
            <text:p>102006.872231391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456446802.43719" calcext:value-type="float">
            <text:p>1456446802.43719</text:p>
          </table:table-cell>
          <table:table-cell office:value-type="float" office:value="1120" calcext:value-type="float">
            <text:p>1120</text:p>
          </table:table-cell>
          <table:table-cell table:formula="of:=[.B779]-[.B$2]" office:value-type="float" office:value="22.3637866973877" calcext:value-type="float">
            <text:p>22.3637866974</text:p>
          </table:table-cell>
          <table:table-cell table:formula="of:=[.C779]/([.D779]-[.D778])" office:value-type="float" office:value="58880.7059236419" calcext:value-type="float">
            <text:p>58880.7059236419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456446802.44822" calcext:value-type="float">
            <text:p>1456446802.44822</text:p>
          </table:table-cell>
          <table:table-cell office:value-type="float" office:value="1120" calcext:value-type="float">
            <text:p>1120</text:p>
          </table:table-cell>
          <table:table-cell table:formula="of:=[.B780]-[.B$2]" office:value-type="float" office:value="22.3748202323914" calcext:value-type="float">
            <text:p>22.3748202324</text:p>
          </table:table-cell>
          <table:table-cell table:formula="of:=[.C780]/([.D780]-[.D779])" office:value-type="float" office:value="101508.718613596" calcext:value-type="float">
            <text:p>101508.718613596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456446802.45932" calcext:value-type="float">
            <text:p>1456446802.45932</text:p>
          </table:table-cell>
          <table:table-cell office:value-type="float" office:value="1120" calcext:value-type="float">
            <text:p>1120</text:p>
          </table:table-cell>
          <table:table-cell table:formula="of:=[.B781]-[.B$2]" office:value-type="float" office:value="22.3859207630157" calcext:value-type="float">
            <text:p>22.385920763</text:p>
          </table:table-cell>
          <table:table-cell table:formula="of:=[.C781]/([.D781]-[.D780])" office:value-type="float" office:value="100896.077664898" calcext:value-type="float">
            <text:p>100896.07766489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456446802.47046" calcext:value-type="float">
            <text:p>1456446802.47046</text:p>
          </table:table-cell>
          <table:table-cell office:value-type="float" office:value="1120" calcext:value-type="float">
            <text:p>1120</text:p>
          </table:table-cell>
          <table:table-cell table:formula="of:=[.B782]-[.B$2]" office:value-type="float" office:value="22.3970522880554" calcext:value-type="float">
            <text:p>22.3970522881</text:p>
          </table:table-cell>
          <table:table-cell table:formula="of:=[.C782]/([.D782]-[.D781])" office:value-type="float" office:value="100615.144466577" calcext:value-type="float">
            <text:p>100615.144466577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456446802.48155" calcext:value-type="float">
            <text:p>1456446802.48155</text:p>
          </table:table-cell>
          <table:table-cell office:value-type="float" office:value="1120" calcext:value-type="float">
            <text:p>1120</text:p>
          </table:table-cell>
          <table:table-cell table:formula="of:=[.B783]-[.B$2]" office:value-type="float" office:value="22.4081485271454" calcext:value-type="float">
            <text:p>22.4081485271</text:p>
          </table:table-cell>
          <table:table-cell table:formula="of:=[.C783]/([.D783]-[.D782])" office:value-type="float" office:value="100935.099804473" calcext:value-type="float">
            <text:p>100935.099804473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456446802.49263" calcext:value-type="float">
            <text:p>1456446802.49263</text:p>
          </table:table-cell>
          <table:table-cell office:value-type="float" office:value="1120" calcext:value-type="float">
            <text:p>1120</text:p>
          </table:table-cell>
          <table:table-cell table:formula="of:=[.B784]-[.B$2]" office:value-type="float" office:value="22.4192278385162" calcext:value-type="float">
            <text:p>22.4192278385</text:p>
          </table:table-cell>
          <table:table-cell table:formula="of:=[.C784]/([.D784]-[.D783])" office:value-type="float" office:value="101089.315257155" calcext:value-type="float">
            <text:p>101089.31525715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456446802.50381" calcext:value-type="float">
            <text:p>1456446802.50381</text:p>
          </table:table-cell>
          <table:table-cell office:value-type="float" office:value="1120" calcext:value-type="float">
            <text:p>1120</text:p>
          </table:table-cell>
          <table:table-cell table:formula="of:=[.B785]-[.B$2]" office:value-type="float" office:value="22.4304099082947" calcext:value-type="float">
            <text:p>22.4304099083</text:p>
          </table:table-cell>
          <table:table-cell table:formula="of:=[.C785]/([.D785]-[.D784])" office:value-type="float" office:value="100160.347966994" calcext:value-type="float">
            <text:p>100160.347966994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456446802.51481" calcext:value-type="float">
            <text:p>1456446802.51481</text:p>
          </table:table-cell>
          <table:table-cell office:value-type="float" office:value="1120" calcext:value-type="float">
            <text:p>1120</text:p>
          </table:table-cell>
          <table:table-cell table:formula="of:=[.B786]-[.B$2]" office:value-type="float" office:value="22.4414045810699" calcext:value-type="float">
            <text:p>22.4414045811</text:p>
          </table:table-cell>
          <table:table-cell table:formula="of:=[.C786]/([.D786]-[.D785])" office:value-type="float" office:value="101867.515558929" calcext:value-type="float">
            <text:p>101867.515558929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456446802.52894" calcext:value-type="float">
            <text:p>1456446802.52894</text:p>
          </table:table-cell>
          <table:table-cell office:value-type="float" office:value="1120" calcext:value-type="float">
            <text:p>1120</text:p>
          </table:table-cell>
          <table:table-cell table:formula="of:=[.B787]-[.B$2]" office:value-type="float" office:value="22.4555313587189" calcext:value-type="float">
            <text:p>22.4555313587</text:p>
          </table:table-cell>
          <table:table-cell table:formula="of:=[.C787]/([.D787]-[.D786])" office:value-type="float" office:value="79282.0576520624" calcext:value-type="float">
            <text:p>79282.0576520624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456446802.53995" calcext:value-type="float">
            <text:p>1456446802.53995</text:p>
          </table:table-cell>
          <table:table-cell office:value-type="float" office:value="1120" calcext:value-type="float">
            <text:p>1120</text:p>
          </table:table-cell>
          <table:table-cell table:formula="of:=[.B788]-[.B$2]" office:value-type="float" office:value="22.4665489196777" calcext:value-type="float">
            <text:p>22.4665489197</text:p>
          </table:table-cell>
          <table:table-cell table:formula="of:=[.C788]/([.D788]-[.D787])" office:value-type="float" office:value="101655.893185605" calcext:value-type="float">
            <text:p>101655.893185605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456446802.55098" calcext:value-type="float">
            <text:p>1456446802.55098</text:p>
          </table:table-cell>
          <table:table-cell office:value-type="float" office:value="1120" calcext:value-type="float">
            <text:p>1120</text:p>
          </table:table-cell>
          <table:table-cell table:formula="of:=[.B789]-[.B$2]" office:value-type="float" office:value="22.4775741100311" calcext:value-type="float">
            <text:p>22.47757411</text:p>
          </table:table-cell>
          <table:table-cell table:formula="of:=[.C789]/([.D789]-[.D788])" office:value-type="float" office:value="101585.547650455" calcext:value-type="float">
            <text:p>101585.54765045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456446802.57035" calcext:value-type="float">
            <text:p>1456446802.57035</text:p>
          </table:table-cell>
          <table:table-cell office:value-type="float" office:value="1120" calcext:value-type="float">
            <text:p>1120</text:p>
          </table:table-cell>
          <table:table-cell table:formula="of:=[.B790]-[.B$2]" office:value-type="float" office:value="22.4969432353973" calcext:value-type="float">
            <text:p>22.4969432354</text:p>
          </table:table-cell>
          <table:table-cell table:formula="of:=[.C790]/([.D790]-[.D789])" office:value-type="float" office:value="57823.9842442147" calcext:value-type="float">
            <text:p>57823.9842442147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456446802.5814" calcext:value-type="float">
            <text:p>1456446802.5814</text:p>
          </table:table-cell>
          <table:table-cell office:value-type="float" office:value="1120" calcext:value-type="float">
            <text:p>1120</text:p>
          </table:table-cell>
          <table:table-cell table:formula="of:=[.B791]-[.B$2]" office:value-type="float" office:value="22.507999420166" calcext:value-type="float">
            <text:p>22.5079994202</text:p>
          </table:table-cell>
          <table:table-cell table:formula="of:=[.C791]/([.D791]-[.D790])" office:value-type="float" office:value="101300.767256809" calcext:value-type="float">
            <text:p>101300.767256809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456446802.59256" calcext:value-type="float">
            <text:p>1456446802.59256</text:p>
          </table:table-cell>
          <table:table-cell office:value-type="float" office:value="1120" calcext:value-type="float">
            <text:p>1120</text:p>
          </table:table-cell>
          <table:table-cell table:formula="of:=[.B792]-[.B$2]" office:value-type="float" office:value="22.5191543102264" calcext:value-type="float">
            <text:p>22.5191543102</text:p>
          </table:table-cell>
          <table:table-cell table:formula="of:=[.C792]/([.D792]-[.D791])" office:value-type="float" office:value="100404.396092932" calcext:value-type="float">
            <text:p>100404.396092932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456446802.60361" calcext:value-type="float">
            <text:p>1456446802.60361</text:p>
          </table:table-cell>
          <table:table-cell office:value-type="float" office:value="1120" calcext:value-type="float">
            <text:p>1120</text:p>
          </table:table-cell>
          <table:table-cell table:formula="of:=[.B793]-[.B$2]" office:value-type="float" office:value="22.5302102565765" calcext:value-type="float">
            <text:p>22.5302102566</text:p>
          </table:table-cell>
          <table:table-cell table:formula="of:=[.C793]/([.D793]-[.D792])" office:value-type="float" office:value="101302.951781247" calcext:value-type="float">
            <text:p>101302.95178124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456446802.61481" calcext:value-type="float">
            <text:p>1456446802.61481</text:p>
          </table:table-cell>
          <table:table-cell office:value-type="float" office:value="1120" calcext:value-type="float">
            <text:p>1120</text:p>
          </table:table-cell>
          <table:table-cell table:formula="of:=[.B794]-[.B$2]" office:value-type="float" office:value="22.5414102077484" calcext:value-type="float">
            <text:p>22.5414102077</text:p>
          </table:table-cell>
          <table:table-cell table:formula="of:=[.C794]/([.D794]-[.D793])" office:value-type="float" office:value="100000.435967302" calcext:value-type="float">
            <text:p>100000.435967302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456446802.62619" calcext:value-type="float">
            <text:p>1456446802.62619</text:p>
          </table:table-cell>
          <table:table-cell office:value-type="float" office:value="1120" calcext:value-type="float">
            <text:p>1120</text:p>
          </table:table-cell>
          <table:table-cell table:formula="of:=[.B795]-[.B$2]" office:value-type="float" office:value="22.5527896881103" calcext:value-type="float">
            <text:p>22.5527896881</text:p>
          </table:table-cell>
          <table:table-cell table:formula="of:=[.C795]/([.D795]-[.D794])" office:value-type="float" office:value="98422.7718996836" calcext:value-type="float">
            <text:p>98422.7718996836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456446802.63701" calcext:value-type="float">
            <text:p>1456446802.63701</text:p>
          </table:table-cell>
          <table:table-cell office:value-type="float" office:value="1120" calcext:value-type="float">
            <text:p>1120</text:p>
          </table:table-cell>
          <table:table-cell table:formula="of:=[.B796]-[.B$2]" office:value-type="float" office:value="22.5636057853699" calcext:value-type="float">
            <text:p>22.5636057854</text:p>
          </table:table-cell>
          <table:table-cell table:formula="of:=[.C796]/([.D796]-[.D795])" office:value-type="float" office:value="103549.364722479" calcext:value-type="float">
            <text:p>103549.364722479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456446802.64812" calcext:value-type="float">
            <text:p>1456446802.64812</text:p>
          </table:table-cell>
          <table:table-cell office:value-type="float" office:value="1120" calcext:value-type="float">
            <text:p>1120</text:p>
          </table:table-cell>
          <table:table-cell table:formula="of:=[.B797]-[.B$2]" office:value-type="float" office:value="22.5747187137604" calcext:value-type="float">
            <text:p>22.5747187138</text:p>
          </table:table-cell>
          <table:table-cell table:formula="of:=[.C797]/([.D797]-[.D796])" office:value-type="float" office:value="100783.516337345" calcext:value-type="float">
            <text:p>100783.51633734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456446802.66173" calcext:value-type="float">
            <text:p>1456446802.66173</text:p>
          </table:table-cell>
          <table:table-cell office:value-type="float" office:value="1120" calcext:value-type="float">
            <text:p>1120</text:p>
          </table:table-cell>
          <table:table-cell table:formula="of:=[.B798]-[.B$2]" office:value-type="float" office:value="22.5883269309998" calcext:value-type="float">
            <text:p>22.588326931</text:p>
          </table:table-cell>
          <table:table-cell table:formula="of:=[.C798]/([.D798]-[.D797])" office:value-type="float" office:value="82303.2128528129" calcext:value-type="float">
            <text:p>82303.2128528129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456446802.67277" calcext:value-type="float">
            <text:p>1456446802.67277</text:p>
          </table:table-cell>
          <table:table-cell office:value-type="float" office:value="1120" calcext:value-type="float">
            <text:p>1120</text:p>
          </table:table-cell>
          <table:table-cell table:formula="of:=[.B799]-[.B$2]" office:value-type="float" office:value="22.5993695259094" calcext:value-type="float">
            <text:p>22.5993695259</text:p>
          </table:table-cell>
          <table:table-cell table:formula="of:=[.C799]/([.D799]-[.D798])" office:value-type="float" office:value="101425.435702565" calcext:value-type="float">
            <text:p>101425.43570256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456446802.68379" calcext:value-type="float">
            <text:p>1456446802.68379</text:p>
          </table:table-cell>
          <table:table-cell office:value-type="float" office:value="1120" calcext:value-type="float">
            <text:p>1120</text:p>
          </table:table-cell>
          <table:table-cell table:formula="of:=[.B800]-[.B$2]" office:value-type="float" office:value="22.6103882789612" calcext:value-type="float">
            <text:p>22.610388279</text:p>
          </table:table-cell>
          <table:table-cell table:formula="of:=[.C800]/([.D800]-[.D799])" office:value-type="float" office:value="101644.895274364" calcext:value-type="float">
            <text:p>101644.895274364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456446802.70366" calcext:value-type="float">
            <text:p>1456446802.70366</text:p>
          </table:table-cell>
          <table:table-cell office:value-type="float" office:value="1120" calcext:value-type="float">
            <text:p>1120</text:p>
          </table:table-cell>
          <table:table-cell table:formula="of:=[.B801]-[.B$2]" office:value-type="float" office:value="22.6302583217621" calcext:value-type="float">
            <text:p>22.6302583218</text:p>
          </table:table-cell>
          <table:table-cell table:formula="of:=[.C801]/([.D801]-[.D800])" office:value-type="float" office:value="56366.2600640741" calcext:value-type="float">
            <text:p>56366.260064074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456446802.71473" calcext:value-type="float">
            <text:p>1456446802.71473</text:p>
          </table:table-cell>
          <table:table-cell office:value-type="float" office:value="1120" calcext:value-type="float">
            <text:p>1120</text:p>
          </table:table-cell>
          <table:table-cell table:formula="of:=[.B802]-[.B$2]" office:value-type="float" office:value="22.6413304805756" calcext:value-type="float">
            <text:p>22.6413304806</text:p>
          </table:table-cell>
          <table:table-cell table:formula="of:=[.C802]/([.D802]-[.D801])" office:value-type="float" office:value="101154.618432386" calcext:value-type="float">
            <text:p>101154.618432386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456446802.72597" calcext:value-type="float">
            <text:p>1456446802.72597</text:p>
          </table:table-cell>
          <table:table-cell office:value-type="float" office:value="1120" calcext:value-type="float">
            <text:p>1120</text:p>
          </table:table-cell>
          <table:table-cell table:formula="of:=[.B803]-[.B$2]" office:value-type="float" office:value="22.6525685787201" calcext:value-type="float">
            <text:p>22.6525685787</text:p>
          </table:table-cell>
          <table:table-cell table:formula="of:=[.C803]/([.D803]-[.D802])" office:value-type="float" office:value="99660.9911744739" calcext:value-type="float">
            <text:p>99660.9911744739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456446802.73691" calcext:value-type="float">
            <text:p>1456446802.73691</text:p>
          </table:table-cell>
          <table:table-cell office:value-type="float" office:value="1120" calcext:value-type="float">
            <text:p>1120</text:p>
          </table:table-cell>
          <table:table-cell table:formula="of:=[.B804]-[.B$2]" office:value-type="float" office:value="22.6635086536407" calcext:value-type="float">
            <text:p>22.6635086536</text:p>
          </table:table-cell>
          <table:table-cell table:formula="of:=[.C804]/([.D804]-[.D803])" office:value-type="float" office:value="102375.898531142" calcext:value-type="float">
            <text:p>102375.898531142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456446802.74807" calcext:value-type="float">
            <text:p>1456446802.74807</text:p>
          </table:table-cell>
          <table:table-cell office:value-type="float" office:value="1120" calcext:value-type="float">
            <text:p>1120</text:p>
          </table:table-cell>
          <table:table-cell table:formula="of:=[.B805]-[.B$2]" office:value-type="float" office:value="22.6746611595154" calcext:value-type="float">
            <text:p>22.6746611595</text:p>
          </table:table-cell>
          <table:table-cell table:formula="of:=[.C805]/([.D805]-[.D804])" office:value-type="float" office:value="100425.860572504" calcext:value-type="float">
            <text:p>100425.86057250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456446802.75949" calcext:value-type="float">
            <text:p>1456446802.75949</text:p>
          </table:table-cell>
          <table:table-cell office:value-type="float" office:value="1120" calcext:value-type="float">
            <text:p>1120</text:p>
          </table:table-cell>
          <table:table-cell table:formula="of:=[.B806]-[.B$2]" office:value-type="float" office:value="22.6860811710358" calcext:value-type="float">
            <text:p>22.686081171</text:p>
          </table:table-cell>
          <table:table-cell table:formula="of:=[.C806]/([.D806]-[.D805])" office:value-type="float" office:value="98073.456230819" calcext:value-type="float">
            <text:p>98073.456230819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456446802.77055" calcext:value-type="float">
            <text:p>1456446802.77055</text:p>
          </table:table-cell>
          <table:table-cell office:value-type="float" office:value="1120" calcext:value-type="float">
            <text:p>1120</text:p>
          </table:table-cell>
          <table:table-cell table:formula="of:=[.B807]-[.B$2]" office:value-type="float" office:value="22.6971497535706" calcext:value-type="float">
            <text:p>22.6971497536</text:p>
          </table:table-cell>
          <table:table-cell table:formula="of:=[.C807]/([.D807]-[.D806])" office:value-type="float" office:value="101187.301669359" calcext:value-type="float">
            <text:p>101187.301669359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456446802.78197" calcext:value-type="float">
            <text:p>1456446802.78197</text:p>
          </table:table-cell>
          <table:table-cell office:value-type="float" office:value="1120" calcext:value-type="float">
            <text:p>1120</text:p>
          </table:table-cell>
          <table:table-cell table:formula="of:=[.B808]-[.B$2]" office:value-type="float" office:value="22.7085628509521" calcext:value-type="float">
            <text:p>22.708562851</text:p>
          </table:table-cell>
          <table:table-cell table:formula="of:=[.C808]/([.D808]-[.D807])" office:value-type="float" office:value="98132.8698558596" calcext:value-type="float">
            <text:p>98132.8698558596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456446802.79283" calcext:value-type="float">
            <text:p>1456446802.79283</text:p>
          </table:table-cell>
          <table:table-cell office:value-type="float" office:value="1120" calcext:value-type="float">
            <text:p>1120</text:p>
          </table:table-cell>
          <table:table-cell table:formula="of:=[.B809]-[.B$2]" office:value-type="float" office:value="22.7194211483002" calcext:value-type="float">
            <text:p>22.7194211483</text:p>
          </table:table-cell>
          <table:table-cell table:formula="of:=[.C809]/([.D809]-[.D808])" office:value-type="float" office:value="103146.926640757" calcext:value-type="float">
            <text:p>103146.926640757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456446802.80577" calcext:value-type="float">
            <text:p>1456446802.80577</text:p>
          </table:table-cell>
          <table:table-cell office:value-type="float" office:value="1120" calcext:value-type="float">
            <text:p>1120</text:p>
          </table:table-cell>
          <table:table-cell table:formula="of:=[.B810]-[.B$2]" office:value-type="float" office:value="22.7323613166809" calcext:value-type="float">
            <text:p>22.7323613167</text:p>
          </table:table-cell>
          <table:table-cell table:formula="of:=[.C810]/([.D810]-[.D809])" office:value-type="float" office:value="86552.1967756794" calcext:value-type="float">
            <text:p>86552.1967756794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456446802.81673" calcext:value-type="float">
            <text:p>1456446802.81673</text:p>
          </table:table-cell>
          <table:table-cell office:value-type="float" office:value="1120" calcext:value-type="float">
            <text:p>1120</text:p>
          </table:table-cell>
          <table:table-cell table:formula="of:=[.B811]-[.B$2]" office:value-type="float" office:value="22.7433304786682" calcext:value-type="float">
            <text:p>22.7433304787</text:p>
          </table:table-cell>
          <table:table-cell table:formula="of:=[.C811]/([.D811]-[.D810])" office:value-type="float" office:value="102104.427056164" calcext:value-type="float">
            <text:p>102104.42705616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456446802.83718" calcext:value-type="float">
            <text:p>1456446802.83718</text:p>
          </table:table-cell>
          <table:table-cell office:value-type="float" office:value="1120" calcext:value-type="float">
            <text:p>1120</text:p>
          </table:table-cell>
          <table:table-cell table:formula="of:=[.B812]-[.B$2]" office:value-type="float" office:value="22.7637801170349" calcext:value-type="float">
            <text:p>22.763780117</text:p>
          </table:table-cell>
          <table:table-cell table:formula="of:=[.C812]/([.D812]-[.D811])" office:value-type="float" office:value="54768.6946789162" calcext:value-type="float">
            <text:p>54768.6946789162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456446802.8483" calcext:value-type="float">
            <text:p>1456446802.8483</text:p>
          </table:table-cell>
          <table:table-cell office:value-type="float" office:value="1120" calcext:value-type="float">
            <text:p>1120</text:p>
          </table:table-cell>
          <table:table-cell table:formula="of:=[.B813]-[.B$2]" office:value-type="float" office:value="22.7748939990997" calcext:value-type="float">
            <text:p>22.7748939991</text:p>
          </table:table-cell>
          <table:table-cell table:formula="of:=[.C813]/([.D813]-[.D812])" office:value-type="float" office:value="100774.86817548" calcext:value-type="float">
            <text:p>100774.8681754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456446802.85932" calcext:value-type="float">
            <text:p>1456446802.85932</text:p>
          </table:table-cell>
          <table:table-cell office:value-type="float" office:value="1120" calcext:value-type="float">
            <text:p>1120</text:p>
          </table:table-cell>
          <table:table-cell table:formula="of:=[.B814]-[.B$2]" office:value-type="float" office:value="22.7859122753143" calcext:value-type="float">
            <text:p>22.7859122753</text:p>
          </table:table-cell>
          <table:table-cell table:formula="of:=[.C814]/([.D814]-[.D813])" office:value-type="float" office:value="101649.294153287" calcext:value-type="float">
            <text:p>101649.294153287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456446802.87037" calcext:value-type="float">
            <text:p>1456446802.87037</text:p>
          </table:table-cell>
          <table:table-cell office:value-type="float" office:value="1120" calcext:value-type="float">
            <text:p>1120</text:p>
          </table:table-cell>
          <table:table-cell table:formula="of:=[.B815]-[.B$2]" office:value-type="float" office:value="22.7969675064087" calcext:value-type="float">
            <text:p>22.7969675064</text:p>
          </table:table-cell>
          <table:table-cell table:formula="of:=[.C815]/([.D815]-[.D814])" office:value-type="float" office:value="101309.505919903" calcext:value-type="float">
            <text:p>101309.505919903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456446802.88144" calcext:value-type="float">
            <text:p>1456446802.88144</text:p>
          </table:table-cell>
          <table:table-cell office:value-type="float" office:value="1120" calcext:value-type="float">
            <text:p>1120</text:p>
          </table:table-cell>
          <table:table-cell table:formula="of:=[.B816]-[.B$2]" office:value-type="float" office:value="22.8080389499664" calcext:value-type="float">
            <text:p>22.80803895</text:p>
          </table:table-cell>
          <table:table-cell table:formula="of:=[.C816]/([.D816]-[.D815])" office:value-type="float" office:value="101161.153390615" calcext:value-type="float">
            <text:p>101161.153390615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456446802.89274" calcext:value-type="float">
            <text:p>1456446802.89274</text:p>
          </table:table-cell>
          <table:table-cell office:value-type="float" office:value="1120" calcext:value-type="float">
            <text:p>1120</text:p>
          </table:table-cell>
          <table:table-cell table:formula="of:=[.B817]-[.B$2]" office:value-type="float" office:value="22.8193397521973" calcext:value-type="float">
            <text:p>22.8193397522</text:p>
          </table:table-cell>
          <table:table-cell table:formula="of:=[.C817]/([.D817]-[.D816])" office:value-type="float" office:value="99108.0081858267" calcext:value-type="float">
            <text:p>99108.0081858267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456446802.90411" calcext:value-type="float">
            <text:p>1456446802.90411</text:p>
          </table:table-cell>
          <table:table-cell office:value-type="float" office:value="1120" calcext:value-type="float">
            <text:p>1120</text:p>
          </table:table-cell>
          <table:table-cell table:formula="of:=[.B818]-[.B$2]" office:value-type="float" office:value="22.8307085037231" calcext:value-type="float">
            <text:p>22.8307085037</text:p>
          </table:table-cell>
          <table:table-cell table:formula="of:=[.C818]/([.D818]-[.D817])" office:value-type="float" office:value="98515.6547269524" calcext:value-type="float">
            <text:p>98515.6547269524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456446802.91527" calcext:value-type="float">
            <text:p>1456446802.91527</text:p>
          </table:table-cell>
          <table:table-cell office:value-type="float" office:value="1120" calcext:value-type="float">
            <text:p>1120</text:p>
          </table:table-cell>
          <table:table-cell table:formula="of:=[.B819]-[.B$2]" office:value-type="float" office:value="22.8418667316437" calcext:value-type="float">
            <text:p>22.8418667316</text:p>
          </table:table-cell>
          <table:table-cell table:formula="of:=[.C819]/([.D819]-[.D818])" office:value-type="float" office:value="100374.361231598" calcext:value-type="float">
            <text:p>100374.361231598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456446802.92625" calcext:value-type="float">
            <text:p>1456446802.92625</text:p>
          </table:table-cell>
          <table:table-cell office:value-type="float" office:value="1120" calcext:value-type="float">
            <text:p>1120</text:p>
          </table:table-cell>
          <table:table-cell table:formula="of:=[.B820]-[.B$2]" office:value-type="float" office:value="22.8528470993042" calcext:value-type="float">
            <text:p>22.8528470993</text:p>
          </table:table-cell>
          <table:table-cell table:formula="of:=[.C820]/([.D820]-[.D819])" office:value-type="float" office:value="102000.227554012" calcext:value-type="float">
            <text:p>102000.227554012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456446802.93852" calcext:value-type="float">
            <text:p>1456446802.93852</text:p>
          </table:table-cell>
          <table:table-cell office:value-type="float" office:value="1120" calcext:value-type="float">
            <text:p>1120</text:p>
          </table:table-cell>
          <table:table-cell table:formula="of:=[.B821]-[.B$2]" office:value-type="float" office:value="22.8651185035706" calcext:value-type="float">
            <text:p>22.8651185036</text:p>
          </table:table-cell>
          <table:table-cell table:formula="of:=[.C821]/([.D821]-[.D820])" office:value-type="float" office:value="91269.098115407" calcext:value-type="float">
            <text:p>91269.098115407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456446802.95944" calcext:value-type="float">
            <text:p>1456446802.95944</text:p>
          </table:table-cell>
          <table:table-cell office:value-type="float" office:value="1120" calcext:value-type="float">
            <text:p>1120</text:p>
          </table:table-cell>
          <table:table-cell table:formula="of:=[.B822]-[.B$2]" office:value-type="float" office:value="22.8860321044922" calcext:value-type="float">
            <text:p>22.8860321045</text:p>
          </table:table-cell>
          <table:table-cell table:formula="of:=[.C822]/([.D822]-[.D821])" office:value-type="float" office:value="53553.6660662578" calcext:value-type="float">
            <text:p>53553.6660662578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456446802.97041" calcext:value-type="float">
            <text:p>1456446802.97041</text:p>
          </table:table-cell>
          <table:table-cell office:value-type="float" office:value="1120" calcext:value-type="float">
            <text:p>1120</text:p>
          </table:table-cell>
          <table:table-cell table:formula="of:=[.B823]-[.B$2]" office:value-type="float" office:value="22.8970053195953" calcext:value-type="float">
            <text:p>22.8970053196</text:p>
          </table:table-cell>
          <table:table-cell table:formula="of:=[.C823]/([.D823]-[.D822])" office:value-type="float" office:value="102066.713307985" calcext:value-type="float">
            <text:p>102066.713307985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456446802.98142" calcext:value-type="float">
            <text:p>1456446802.98142</text:p>
          </table:table-cell>
          <table:table-cell office:value-type="float" office:value="1120" calcext:value-type="float">
            <text:p>1120</text:p>
          </table:table-cell>
          <table:table-cell table:formula="of:=[.B824]-[.B$2]" office:value-type="float" office:value="22.9080195426941" calcext:value-type="float">
            <text:p>22.9080195427</text:p>
          </table:table-cell>
          <table:table-cell table:formula="of:=[.C824]/([.D824]-[.D823])" office:value-type="float" office:value="101686.700002165" calcext:value-type="float">
            <text:p>101686.70000216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456446802.99252" calcext:value-type="float">
            <text:p>1456446802.99252</text:p>
          </table:table-cell>
          <table:table-cell office:value-type="float" office:value="1120" calcext:value-type="float">
            <text:p>1120</text:p>
          </table:table-cell>
          <table:table-cell table:formula="of:=[.B825]-[.B$2]" office:value-type="float" office:value="22.9191136360168" calcext:value-type="float">
            <text:p>22.919113636</text:p>
          </table:table-cell>
          <table:table-cell table:formula="of:=[.C825]/([.D825]-[.D824])" office:value-type="float" office:value="100954.622195478" calcext:value-type="float">
            <text:p>100954.622195478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456446803.00377" calcext:value-type="float">
            <text:p>1456446803.00377</text:p>
          </table:table-cell>
          <table:table-cell office:value-type="float" office:value="1120" calcext:value-type="float">
            <text:p>1120</text:p>
          </table:table-cell>
          <table:table-cell table:formula="of:=[.B826]-[.B$2]" office:value-type="float" office:value="22.9303698539734" calcext:value-type="float">
            <text:p>22.930369854</text:p>
          </table:table-cell>
          <table:table-cell table:formula="of:=[.C826]/([.D826]-[.D825])" office:value-type="float" office:value="99500.560874354" calcext:value-type="float">
            <text:p>99500.560874354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456446803.01518" calcext:value-type="float">
            <text:p>1456446803.01518</text:p>
          </table:table-cell>
          <table:table-cell office:value-type="float" office:value="1120" calcext:value-type="float">
            <text:p>1120</text:p>
          </table:table-cell>
          <table:table-cell table:formula="of:=[.B827]-[.B$2]" office:value-type="float" office:value="22.9417805671692" calcext:value-type="float">
            <text:p>22.9417805672</text:p>
          </table:table-cell>
          <table:table-cell table:formula="of:=[.C827]/([.D827]-[.D826])" office:value-type="float" office:value="98153.3740075219" calcext:value-type="float">
            <text:p>98153.3740075219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456446803.01929" calcext:value-type="float">
            <text:p>1456446803.01929</text:p>
          </table:table-cell>
          <table:table-cell office:value-type="float" office:value="1120" calcext:value-type="float">
            <text:p>1120</text:p>
          </table:table-cell>
          <table:table-cell table:formula="of:=[.B828]-[.B$2]" office:value-type="float" office:value="22.9458818435669" calcext:value-type="float">
            <text:p>22.9458818436</text:p>
          </table:table-cell>
          <table:table-cell table:formula="of:=[.C828]/([.D828]-[.D827])" office:value-type="float" office:value="273085.715614463" calcext:value-type="float">
            <text:p>273085.715614463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456446803.02324" calcext:value-type="float">
            <text:p>1456446803.02324</text:p>
          </table:table-cell>
          <table:table-cell office:value-type="float" office:value="1120" calcext:value-type="float">
            <text:p>1120</text:p>
          </table:table-cell>
          <table:table-cell table:formula="of:=[.B829]-[.B$2]" office:value-type="float" office:value="22.9498372077942" calcext:value-type="float">
            <text:p>22.9498372078</text:p>
          </table:table-cell>
          <table:table-cell table:formula="of:=[.C829]/([.D829]-[.D828])" office:value-type="float" office:value="283159.76371308" calcext:value-type="float">
            <text:p>283159.7637130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456446803.03094" calcext:value-type="float">
            <text:p>1456446803.03094</text:p>
          </table:table-cell>
          <table:table-cell office:value-type="float" office:value="1120" calcext:value-type="float">
            <text:p>1120</text:p>
          </table:table-cell>
          <table:table-cell table:formula="of:=[.B830]-[.B$2]" office:value-type="float" office:value="22.9575343132019" calcext:value-type="float">
            <text:p>22.9575343132</text:p>
          </table:table-cell>
          <table:table-cell table:formula="of:=[.C830]/([.D830]-[.D829])" office:value-type="float" office:value="145509.245446661" calcext:value-type="float">
            <text:p>145509.24544666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456446803.04659" calcext:value-type="float">
            <text:p>1456446803.04659</text:p>
          </table:table-cell>
          <table:table-cell office:value-type="float" office:value="1120" calcext:value-type="float">
            <text:p>1120</text:p>
          </table:table-cell>
          <table:table-cell table:formula="of:=[.B831]-[.B$2]" office:value-type="float" office:value="22.9731838703155" calcext:value-type="float">
            <text:p>22.9731838703</text:p>
          </table:table-cell>
          <table:table-cell table:formula="of:=[.C831]/([.D831]-[.D830])" office:value-type="float" office:value="71567.5205289538" calcext:value-type="float">
            <text:p>71567.520528953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456446803.05051" calcext:value-type="float">
            <text:p>1456446803.05051</text:p>
          </table:table-cell>
          <table:table-cell office:value-type="float" office:value="1120" calcext:value-type="float">
            <text:p>1120</text:p>
          </table:table-cell>
          <table:table-cell table:formula="of:=[.B832]-[.B$2]" office:value-type="float" office:value="22.9771087169647" calcext:value-type="float">
            <text:p>22.977108717</text:p>
          </table:table-cell>
          <table:table-cell table:formula="of:=[.C832]/([.D832]-[.D831])" office:value-type="float" office:value="285361.467622403" calcext:value-type="float">
            <text:p>285361.467622403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456446803.05451" calcext:value-type="float">
            <text:p>1456446803.05451</text:p>
          </table:table-cell>
          <table:table-cell office:value-type="float" office:value="1120" calcext:value-type="float">
            <text:p>1120</text:p>
          </table:table-cell>
          <table:table-cell table:formula="of:=[.B833]-[.B$2]" office:value-type="float" office:value="22.9811086654663" calcext:value-type="float">
            <text:p>22.9811086655</text:p>
          </table:table-cell>
          <table:table-cell table:formula="of:=[.C833]/([.D833]-[.D832])" office:value-type="float" office:value="280003.604935328" calcext:value-type="float">
            <text:p>280003.604935328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456446803.05842" calcext:value-type="float">
            <text:p>1456446803.05842</text:p>
          </table:table-cell>
          <table:table-cell office:value-type="float" office:value="1120" calcext:value-type="float">
            <text:p>1120</text:p>
          </table:table-cell>
          <table:table-cell table:formula="of:=[.B834]-[.B$2]" office:value-type="float" office:value="22.9850142002106" calcext:value-type="float">
            <text:p>22.9850142002</text:p>
          </table:table-cell>
          <table:table-cell table:formula="of:=[.C834]/([.D834]-[.D833])" office:value-type="float" office:value="286772.509614798" calcext:value-type="float">
            <text:p>286772.509614798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456446803.06236" calcext:value-type="float">
            <text:p>1456446803.06236</text:p>
          </table:table-cell>
          <table:table-cell office:value-type="float" office:value="1120" calcext:value-type="float">
            <text:p>1120</text:p>
          </table:table-cell>
          <table:table-cell table:formula="of:=[.B835]-[.B$2]" office:value-type="float" office:value="22.988954782486" calcext:value-type="float">
            <text:p>22.9889547825</text:p>
          </table:table-cell>
          <table:table-cell table:formula="of:=[.C835]/([.D835]-[.D834])" office:value-type="float" office:value="284221.955469506" calcext:value-type="float">
            <text:p>284221.955469506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456446803.06627" calcext:value-type="float">
            <text:p>1456446803.06627</text:p>
          </table:table-cell>
          <table:table-cell office:value-type="float" office:value="1120" calcext:value-type="float">
            <text:p>1120</text:p>
          </table:table-cell>
          <table:table-cell table:formula="of:=[.B836]-[.B$2]" office:value-type="float" office:value="22.9928674697876" calcext:value-type="float">
            <text:p>22.9928674698</text:p>
          </table:table-cell>
          <table:table-cell table:formula="of:=[.C836]/([.D836]-[.D835])" office:value-type="float" office:value="286248.277374931" calcext:value-type="float">
            <text:p>286248.277374931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456446803.07048" calcext:value-type="float">
            <text:p>1456446803.07048</text:p>
          </table:table-cell>
          <table:table-cell office:value-type="float" office:value="1120" calcext:value-type="float">
            <text:p>1120</text:p>
          </table:table-cell>
          <table:table-cell table:formula="of:=[.B837]-[.B$2]" office:value-type="float" office:value="22.9970803260803" calcext:value-type="float">
            <text:p>22.9970803261</text:p>
          </table:table-cell>
          <table:table-cell table:formula="of:=[.C837]/([.D837]-[.D836])" office:value-type="float" office:value="265852.885116016" calcext:value-type="float">
            <text:p>265852.885116016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456446803.07444" calcext:value-type="float">
            <text:p>1456446803.07444</text:p>
          </table:table-cell>
          <table:table-cell office:value-type="float" office:value="1120" calcext:value-type="float">
            <text:p>1120</text:p>
          </table:table-cell>
          <table:table-cell table:formula="of:=[.B838]-[.B$2]" office:value-type="float" office:value="23.0010385513306" calcext:value-type="float">
            <text:p>23.0010385513</text:p>
          </table:table-cell>
          <table:table-cell table:formula="of:=[.C838]/([.D838]-[.D837])" office:value-type="float" office:value="282955.09456692" calcext:value-type="float">
            <text:p>282955.09456692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456446803.07837" calcext:value-type="float">
            <text:p>1456446803.07837</text:p>
          </table:table-cell>
          <table:table-cell office:value-type="float" office:value="1120" calcext:value-type="float">
            <text:p>1120</text:p>
          </table:table-cell>
          <table:table-cell table:formula="of:=[.B839]-[.B$2]" office:value-type="float" office:value="23.0049684047699" calcext:value-type="float">
            <text:p>23.0049684048</text:p>
          </table:table-cell>
          <table:table-cell table:formula="of:=[.C839]/([.D839]-[.D838])" office:value-type="float" office:value="284997.905721046" calcext:value-type="float">
            <text:p>284997.905721046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456446803.08224" calcext:value-type="float">
            <text:p>1456446803.08224</text:p>
          </table:table-cell>
          <table:table-cell office:value-type="float" office:value="1120" calcext:value-type="float">
            <text:p>1120</text:p>
          </table:table-cell>
          <table:table-cell table:formula="of:=[.B840]-[.B$2]" office:value-type="float" office:value="23.0088386535645" calcext:value-type="float">
            <text:p>23.0088386536</text:p>
          </table:table-cell>
          <table:table-cell table:formula="of:=[.C840]/([.D840]-[.D839])" office:value-type="float" office:value="289387.080638206" calcext:value-type="float">
            <text:p>289387.080638206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456446803.09313" calcext:value-type="float">
            <text:p>1456446803.09313</text:p>
          </table:table-cell>
          <table:table-cell office:value-type="float" office:value="1120" calcext:value-type="float">
            <text:p>1120</text:p>
          </table:table-cell>
          <table:table-cell table:formula="of:=[.B841]-[.B$2]" office:value-type="float" office:value="23.0197238922119" calcext:value-type="float">
            <text:p>23.0197238922</text:p>
          </table:table-cell>
          <table:table-cell table:formula="of:=[.C841]/([.D841]-[.D840])" office:value-type="float" office:value="102891.634834414" calcext:value-type="float">
            <text:p>102891.634834414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456446803.10448" calcext:value-type="float">
            <text:p>1456446803.10448</text:p>
          </table:table-cell>
          <table:table-cell office:value-type="float" office:value="1120" calcext:value-type="float">
            <text:p>1120</text:p>
          </table:table-cell>
          <table:table-cell table:formula="of:=[.B842]-[.B$2]" office:value-type="float" office:value="23.0310759544373" calcext:value-type="float">
            <text:p>23.0310759544</text:p>
          </table:table-cell>
          <table:table-cell table:formula="of:=[.C842]/([.D842]-[.D841])" office:value-type="float" office:value="98660.4880917377" calcext:value-type="float">
            <text:p>98660.4880917377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456446803.11606" calcext:value-type="float">
            <text:p>1456446803.11606</text:p>
          </table:table-cell>
          <table:table-cell office:value-type="float" office:value="1120" calcext:value-type="float">
            <text:p>1120</text:p>
          </table:table-cell>
          <table:table-cell table:formula="of:=[.B843]-[.B$2]" office:value-type="float" office:value="23.0426571369171" calcext:value-type="float">
            <text:p>23.0426571369</text:p>
          </table:table-cell>
          <table:table-cell table:formula="of:=[.C843]/([.D843]-[.D842])" office:value-type="float" office:value="96708.6048378796" calcext:value-type="float">
            <text:p>96708.604837879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456446803.12714" calcext:value-type="float">
            <text:p>1456446803.12714</text:p>
          </table:table-cell>
          <table:table-cell office:value-type="float" office:value="1120" calcext:value-type="float">
            <text:p>1120</text:p>
          </table:table-cell>
          <table:table-cell table:formula="of:=[.B844]-[.B$2]" office:value-type="float" office:value="23.0537338256836" calcext:value-type="float">
            <text:p>23.0537338257</text:p>
          </table:table-cell>
          <table:table-cell table:formula="of:=[.C844]/([.D844]-[.D843])" office:value-type="float" office:value="101113.249962332" calcext:value-type="float">
            <text:p>101113.249962332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456446803.13847" calcext:value-type="float">
            <text:p>1456446803.13847</text:p>
          </table:table-cell>
          <table:table-cell office:value-type="float" office:value="1120" calcext:value-type="float">
            <text:p>1120</text:p>
          </table:table-cell>
          <table:table-cell table:formula="of:=[.B845]-[.B$2]" office:value-type="float" office:value="23.0650632381439" calcext:value-type="float">
            <text:p>23.0650632381</text:p>
          </table:table-cell>
          <table:table-cell table:formula="of:=[.C845]/([.D845]-[.D844])" office:value-type="float" office:value="98857.7301710895" calcext:value-type="float">
            <text:p>98857.7301710895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456446803.1498" calcext:value-type="float">
            <text:p>1456446803.1498</text:p>
          </table:table-cell>
          <table:table-cell office:value-type="float" office:value="1120" calcext:value-type="float">
            <text:p>1120</text:p>
          </table:table-cell>
          <table:table-cell table:formula="of:=[.B846]-[.B$2]" office:value-type="float" office:value="23.0763988494873" calcext:value-type="float">
            <text:p>23.0763988495</text:p>
          </table:table-cell>
          <table:table-cell table:formula="of:=[.C846]/([.D846]-[.D845])" office:value-type="float" office:value="98803.669786518" calcext:value-type="float">
            <text:p>98803.66978651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456446803.16155" calcext:value-type="float">
            <text:p>1456446803.16155</text:p>
          </table:table-cell>
          <table:table-cell office:value-type="float" office:value="1120" calcext:value-type="float">
            <text:p>1120</text:p>
          </table:table-cell>
          <table:table-cell table:formula="of:=[.B847]-[.B$2]" office:value-type="float" office:value="23.0881457328796" calcext:value-type="float">
            <text:p>23.0881457329</text:p>
          </table:table-cell>
          <table:table-cell table:formula="of:=[.C847]/([.D847]-[.D846])" office:value-type="float" office:value="95344.4384006495" calcext:value-type="float">
            <text:p>95344.438400649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456446803.17275" calcext:value-type="float">
            <text:p>1456446803.17275</text:p>
          </table:table-cell>
          <table:table-cell office:value-type="float" office:value="1120" calcext:value-type="float">
            <text:p>1120</text:p>
          </table:table-cell>
          <table:table-cell table:formula="of:=[.B848]-[.B$2]" office:value-type="float" office:value="23.0993485450745" calcext:value-type="float">
            <text:p>23.0993485451</text:p>
          </table:table-cell>
          <table:table-cell table:formula="of:=[.C848]/([.D848]-[.D847])" office:value-type="float" office:value="99974.897420618" calcext:value-type="float">
            <text:p>99974.89742061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456446803.18555" calcext:value-type="float">
            <text:p>1456446803.18555</text:p>
          </table:table-cell>
          <table:table-cell office:value-type="float" office:value="1120" calcext:value-type="float">
            <text:p>1120</text:p>
          </table:table-cell>
          <table:table-cell table:formula="of:=[.B849]-[.B$2]" office:value-type="float" office:value="23.1121428012848" calcext:value-type="float">
            <text:p>23.1121428013</text:p>
          </table:table-cell>
          <table:table-cell table:formula="of:=[.C849]/([.D849]-[.D848])" office:value-type="float" office:value="87539.2818142855" calcext:value-type="float">
            <text:p>87539.281814285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456446803.19553" calcext:value-type="float">
            <text:p>1456446803.19553</text:p>
          </table:table-cell>
          <table:table-cell office:value-type="float" office:value="1120" calcext:value-type="float">
            <text:p>1120</text:p>
          </table:table-cell>
          <table:table-cell table:formula="of:=[.B850]-[.B$2]" office:value-type="float" office:value="23.1221268177032" calcext:value-type="float">
            <text:p>23.1221268177</text:p>
          </table:table-cell>
          <table:table-cell table:formula="of:=[.C850]/([.D850]-[.D849])" office:value-type="float" office:value="112179.302703219" calcext:value-type="float">
            <text:p>112179.302703219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456446803.20673" calcext:value-type="float">
            <text:p>1456446803.20673</text:p>
          </table:table-cell>
          <table:table-cell office:value-type="float" office:value="1120" calcext:value-type="float">
            <text:p>1120</text:p>
          </table:table-cell>
          <table:table-cell table:formula="of:=[.B851]-[.B$2]" office:value-type="float" office:value="23.133330821991" calcext:value-type="float">
            <text:p>23.133330822</text:p>
          </table:table-cell>
          <table:table-cell table:formula="of:=[.C851]/([.D851]-[.D850])" office:value-type="float" office:value="99964.2602089673" calcext:value-type="float">
            <text:p>99964.260208967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456446803.21816" calcext:value-type="float">
            <text:p>1456446803.21816</text:p>
          </table:table-cell>
          <table:table-cell office:value-type="float" office:value="1120" calcext:value-type="float">
            <text:p>1120</text:p>
          </table:table-cell>
          <table:table-cell table:formula="of:=[.B852]-[.B$2]" office:value-type="float" office:value="23.1447594165802" calcext:value-type="float">
            <text:p>23.1447594166</text:p>
          </table:table-cell>
          <table:table-cell table:formula="of:=[.C852]/([.D852]-[.D851])" office:value-type="float" office:value="97999.8013977261" calcext:value-type="float">
            <text:p>97999.801397726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456446803.22949" calcext:value-type="float">
            <text:p>1456446803.22949</text:p>
          </table:table-cell>
          <table:table-cell office:value-type="float" office:value="1120" calcext:value-type="float">
            <text:p>1120</text:p>
          </table:table-cell>
          <table:table-cell table:formula="of:=[.B853]-[.B$2]" office:value-type="float" office:value="23.1560876369476" calcext:value-type="float">
            <text:p>23.1560876369</text:p>
          </table:table-cell>
          <table:table-cell table:formula="of:=[.C853]/([.D853]-[.D852])" office:value-type="float" office:value="98868.133181799" calcext:value-type="float">
            <text:p>98868.133181799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456446803.24073" calcext:value-type="float">
            <text:p>1456446803.24073</text:p>
          </table:table-cell>
          <table:table-cell office:value-type="float" office:value="1120" calcext:value-type="float">
            <text:p>1120</text:p>
          </table:table-cell>
          <table:table-cell table:formula="of:=[.B854]-[.B$2]" office:value-type="float" office:value="23.1673271656036" calcext:value-type="float">
            <text:p>23.1673271656</text:p>
          </table:table-cell>
          <table:table-cell table:formula="of:=[.C854]/([.D854]-[.D853])" office:value-type="float" office:value="99648.3068176997" calcext:value-type="float">
            <text:p>99648.3068176997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456446803.25205" calcext:value-type="float">
            <text:p>1456446803.25205</text:p>
          </table:table-cell>
          <table:table-cell office:value-type="float" office:value="1120" calcext:value-type="float">
            <text:p>1120</text:p>
          </table:table-cell>
          <table:table-cell table:formula="of:=[.B855]-[.B$2]" office:value-type="float" office:value="23.1786506175995" calcext:value-type="float">
            <text:p>23.1786506176</text:p>
          </table:table-cell>
          <table:table-cell table:formula="of:=[.C855]/([.D855]-[.D854])" office:value-type="float" office:value="98909.7671284794" calcext:value-type="float">
            <text:p>98909.7671284794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456446803.26346" calcext:value-type="float">
            <text:p>1456446803.26346</text:p>
          </table:table-cell>
          <table:table-cell office:value-type="float" office:value="1120" calcext:value-type="float">
            <text:p>1120</text:p>
          </table:table-cell>
          <table:table-cell table:formula="of:=[.B856]-[.B$2]" office:value-type="float" office:value="23.1900594234467" calcext:value-type="float">
            <text:p>23.1900594234</text:p>
          </table:table-cell>
          <table:table-cell table:formula="of:=[.C856]/([.D856]-[.D855])" office:value-type="float" office:value="98169.7834991223" calcext:value-type="float">
            <text:p>98169.7834991223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456446803.27493" calcext:value-type="float">
            <text:p>1456446803.27493</text:p>
          </table:table-cell>
          <table:table-cell office:value-type="float" office:value="1120" calcext:value-type="float">
            <text:p>1120</text:p>
          </table:table-cell>
          <table:table-cell table:formula="of:=[.B857]-[.B$2]" office:value-type="float" office:value="23.2015287876129" calcext:value-type="float">
            <text:p>23.2015287876</text:p>
          </table:table-cell>
          <table:table-cell table:formula="of:=[.C857]/([.D857]-[.D856])" office:value-type="float" office:value="97651.4463892238" calcext:value-type="float">
            <text:p>97651.446389223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456446803.28643" calcext:value-type="float">
            <text:p>1456446803.28643</text:p>
          </table:table-cell>
          <table:table-cell office:value-type="float" office:value="1120" calcext:value-type="float">
            <text:p>1120</text:p>
          </table:table-cell>
          <table:table-cell table:formula="of:=[.B858]-[.B$2]" office:value-type="float" office:value="23.2130239009857" calcext:value-type="float">
            <text:p>23.213023901</text:p>
          </table:table-cell>
          <table:table-cell table:formula="of:=[.C858]/([.D858]-[.D857])" office:value-type="float" office:value="97432.7058530717" calcext:value-type="float">
            <text:p>97432.7058530717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456446803.2978" calcext:value-type="float">
            <text:p>1456446803.2978</text:p>
          </table:table-cell>
          <table:table-cell office:value-type="float" office:value="1120" calcext:value-type="float">
            <text:p>1120</text:p>
          </table:table-cell>
          <table:table-cell table:formula="of:=[.B859]-[.B$2]" office:value-type="float" office:value="23.2243921756744" calcext:value-type="float">
            <text:p>23.2243921757</text:p>
          </table:table-cell>
          <table:table-cell table:formula="of:=[.C859]/([.D859]-[.D858])" office:value-type="float" office:value="98519.7869216895" calcext:value-type="float">
            <text:p>98519.7869216895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456446803.30912" calcext:value-type="float">
            <text:p>1456446803.30912</text:p>
          </table:table-cell>
          <table:table-cell office:value-type="float" office:value="1120" calcext:value-type="float">
            <text:p>1120</text:p>
          </table:table-cell>
          <table:table-cell table:formula="of:=[.B860]-[.B$2]" office:value-type="float" office:value="23.2357151508331" calcext:value-type="float">
            <text:p>23.2357151508</text:p>
          </table:table-cell>
          <table:table-cell table:formula="of:=[.C860]/([.D860]-[.D859])" office:value-type="float" office:value="98913.9324517813" calcext:value-type="float">
            <text:p>98913.9324517813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456446803.32042" calcext:value-type="float">
            <text:p>1456446803.32042</text:p>
          </table:table-cell>
          <table:table-cell office:value-type="float" office:value="1120" calcext:value-type="float">
            <text:p>1120</text:p>
          </table:table-cell>
          <table:table-cell table:formula="of:=[.B861]-[.B$2]" office:value-type="float" office:value="23.2470154762268" calcext:value-type="float">
            <text:p>23.2470154762</text:p>
          </table:table-cell>
          <table:table-cell table:formula="of:=[.C861]/([.D861]-[.D860])" office:value-type="float" office:value="99112.1902230099" calcext:value-type="float">
            <text:p>99112.1902230099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456446803.33177" calcext:value-type="float">
            <text:p>1456446803.33177</text:p>
          </table:table-cell>
          <table:table-cell office:value-type="float" office:value="1120" calcext:value-type="float">
            <text:p>1120</text:p>
          </table:table-cell>
          <table:table-cell table:formula="of:=[.B862]-[.B$2]" office:value-type="float" office:value="23.2583675384521" calcext:value-type="float">
            <text:p>23.2583675385</text:p>
          </table:table-cell>
          <table:table-cell table:formula="of:=[.C862]/([.D862]-[.D861])" office:value-type="float" office:value="98660.4880917377" calcext:value-type="float">
            <text:p>98660.4880917377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456446803.34319" calcext:value-type="float">
            <text:p>1456446803.34319</text:p>
          </table:table-cell>
          <table:table-cell office:value-type="float" office:value="1120" calcext:value-type="float">
            <text:p>1120</text:p>
          </table:table-cell>
          <table:table-cell table:formula="of:=[.B863]-[.B$2]" office:value-type="float" office:value="23.2697815895081" calcext:value-type="float">
            <text:p>23.2697815895</text:p>
          </table:table-cell>
          <table:table-cell table:formula="of:=[.C863]/([.D863]-[.D862])" office:value-type="float" office:value="98124.6705936416" calcext:value-type="float">
            <text:p>98124.6705936416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456446803.35449" calcext:value-type="float">
            <text:p>1456446803.35449</text:p>
          </table:table-cell>
          <table:table-cell office:value-type="float" office:value="1120" calcext:value-type="float">
            <text:p>1120</text:p>
          </table:table-cell>
          <table:table-cell table:formula="of:=[.B864]-[.B$2]" office:value-type="float" office:value="23.2810845375061" calcext:value-type="float">
            <text:p>23.2810845375</text:p>
          </table:table-cell>
          <table:table-cell table:formula="of:=[.C864]/([.D864]-[.D863])" office:value-type="float" office:value="99089.1933850827" calcext:value-type="float">
            <text:p>99089.1933850827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456446803.36606" calcext:value-type="float">
            <text:p>1456446803.36606</text:p>
          </table:table-cell>
          <table:table-cell office:value-type="float" office:value="1120" calcext:value-type="float">
            <text:p>1120</text:p>
          </table:table-cell>
          <table:table-cell table:formula="of:=[.B865]-[.B$2]" office:value-type="float" office:value="23.29265832901" calcext:value-type="float">
            <text:p>23.292658329</text:p>
          </table:table-cell>
          <table:table-cell table:formula="of:=[.C865]/([.D865]-[.D864])" office:value-type="float" office:value="96770.3625576796" calcext:value-type="float">
            <text:p>96770.3625576796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456446803.37712" calcext:value-type="float">
            <text:p>1456446803.37712</text:p>
          </table:table-cell>
          <table:table-cell office:value-type="float" office:value="1120" calcext:value-type="float">
            <text:p>1120</text:p>
          </table:table-cell>
          <table:table-cell table:formula="of:=[.B866]-[.B$2]" office:value-type="float" office:value="23.3037145137787" calcext:value-type="float">
            <text:p>23.3037145138</text:p>
          </table:table-cell>
          <table:table-cell table:formula="of:=[.C866]/([.D866]-[.D865])" office:value-type="float" office:value="101300.767256809" calcext:value-type="float">
            <text:p>101300.767256809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456446803.38844" calcext:value-type="float">
            <text:p>1456446803.38844</text:p>
          </table:table-cell>
          <table:table-cell office:value-type="float" office:value="1120" calcext:value-type="float">
            <text:p>1120</text:p>
          </table:table-cell>
          <table:table-cell table:formula="of:=[.B867]-[.B$2]" office:value-type="float" office:value="23.3150341510773" calcext:value-type="float">
            <text:p>23.3150341511</text:p>
          </table:table-cell>
          <table:table-cell table:formula="of:=[.C867]/([.D867]-[.D866])" office:value-type="float" office:value="98943.09954084" calcext:value-type="float">
            <text:p>98943.09954084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456446803.39987" calcext:value-type="float">
            <text:p>1456446803.39987</text:p>
          </table:table-cell>
          <table:table-cell office:value-type="float" office:value="1120" calcext:value-type="float">
            <text:p>1120</text:p>
          </table:table-cell>
          <table:table-cell table:formula="of:=[.B868]-[.B$2]" office:value-type="float" office:value="23.3264615535736" calcext:value-type="float">
            <text:p>23.3264615536</text:p>
          </table:table-cell>
          <table:table-cell table:formula="of:=[.C868]/([.D868]-[.D867])" office:value-type="float" office:value="98010.0246192364" calcext:value-type="float">
            <text:p>98010.024619236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456446803.41163" calcext:value-type="float">
            <text:p>1456446803.41163</text:p>
          </table:table-cell>
          <table:table-cell office:value-type="float" office:value="1120" calcext:value-type="float">
            <text:p>1120</text:p>
          </table:table-cell>
          <table:table-cell table:formula="of:=[.B869]-[.B$2]" office:value-type="float" office:value="23.3382229804993" calcext:value-type="float">
            <text:p>23.3382229805</text:p>
          </table:table-cell>
          <table:table-cell table:formula="of:=[.C869]/([.D869]-[.D868])" office:value-type="float" office:value="95226.5407147636" calcext:value-type="float">
            <text:p>95226.5407147636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456446803.42281" calcext:value-type="float">
            <text:p>1456446803.42281</text:p>
          </table:table-cell>
          <table:table-cell office:value-type="float" office:value="1120" calcext:value-type="float">
            <text:p>1120</text:p>
          </table:table-cell>
          <table:table-cell table:formula="of:=[.B870]-[.B$2]" office:value-type="float" office:value="23.349404335022" calcext:value-type="float">
            <text:p>23.349404335</text:p>
          </table:table-cell>
          <table:table-cell table:formula="of:=[.C870]/([.D870]-[.D869])" office:value-type="float" office:value="100166.755085505" calcext:value-type="float">
            <text:p>100166.755085505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456446803.43412" calcext:value-type="float">
            <text:p>1456446803.43412</text:p>
          </table:table-cell>
          <table:table-cell office:value-type="float" office:value="1120" calcext:value-type="float">
            <text:p>1120</text:p>
          </table:table-cell>
          <table:table-cell table:formula="of:=[.B871]-[.B$2]" office:value-type="float" office:value="23.3607187271118" calcext:value-type="float">
            <text:p>23.3607187271</text:p>
          </table:table-cell>
          <table:table-cell table:formula="of:=[.C871]/([.D871]-[.D870])" office:value-type="float" office:value="98988.9683074848" calcext:value-type="float">
            <text:p>98988.968307484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456446803.44536" calcext:value-type="float">
            <text:p>1456446803.44536</text:p>
          </table:table-cell>
          <table:table-cell office:value-type="float" office:value="1120" calcext:value-type="float">
            <text:p>1120</text:p>
          </table:table-cell>
          <table:table-cell table:formula="of:=[.B872]-[.B$2]" office:value-type="float" office:value="23.371955871582" calcext:value-type="float">
            <text:p>23.3719558716</text:p>
          </table:table-cell>
          <table:table-cell table:formula="of:=[.C872]/([.D872]-[.D871])" office:value-type="float" office:value="99669.4492064839" calcext:value-type="float">
            <text:p>99669.4492064839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456446803.45662" calcext:value-type="float">
            <text:p>1456446803.45662</text:p>
          </table:table-cell>
          <table:table-cell office:value-type="float" office:value="1120" calcext:value-type="float">
            <text:p>1120</text:p>
          </table:table-cell>
          <table:table-cell table:formula="of:=[.B873]-[.B$2]" office:value-type="float" office:value="23.3832137584686" calcext:value-type="float">
            <text:p>23.3832137585</text:p>
          </table:table-cell>
          <table:table-cell table:formula="of:=[.C873]/([.D873]-[.D872])" office:value-type="float" office:value="99485.8103729431" calcext:value-type="float">
            <text:p>99485.810372943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456446803.46806" calcext:value-type="float">
            <text:p>1456446803.46806</text:p>
          </table:table-cell>
          <table:table-cell office:value-type="float" office:value="1120" calcext:value-type="float">
            <text:p>1120</text:p>
          </table:table-cell>
          <table:table-cell table:formula="of:=[.B874]-[.B$2]" office:value-type="float" office:value="23.3946514129639" calcext:value-type="float">
            <text:p>23.394651413</text:p>
          </table:table-cell>
          <table:table-cell table:formula="of:=[.C874]/([.D874]-[.D873])" office:value-type="float" office:value="97922.1745565214" calcext:value-type="float">
            <text:p>97922.1745565214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456446803.47945" calcext:value-type="float">
            <text:p>1456446803.47945</text:p>
          </table:table-cell>
          <table:table-cell office:value-type="float" office:value="1120" calcext:value-type="float">
            <text:p>1120</text:p>
          </table:table-cell>
          <table:table-cell table:formula="of:=[.B875]-[.B$2]" office:value-type="float" office:value="23.4060463905334" calcext:value-type="float">
            <text:p>23.4060463905</text:p>
          </table:table-cell>
          <table:table-cell table:formula="of:=[.C875]/([.D875]-[.D874])" office:value-type="float" office:value="98288.9166004101" calcext:value-type="float">
            <text:p>98288.916600410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456446803.49078" calcext:value-type="float">
            <text:p>1456446803.49078</text:p>
          </table:table-cell>
          <table:table-cell office:value-type="float" office:value="1120" calcext:value-type="float">
            <text:p>1120</text:p>
          </table:table-cell>
          <table:table-cell table:formula="of:=[.B876]-[.B$2]" office:value-type="float" office:value="23.4173762798309" calcext:value-type="float">
            <text:p>23.4173762798</text:p>
          </table:table-cell>
          <table:table-cell table:formula="of:=[.C876]/([.D876]-[.D875])" office:value-type="float" office:value="98853.5695797647" calcext:value-type="float">
            <text:p>98853.5695797647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456446803.50211" calcext:value-type="float">
            <text:p>1456446803.50211</text:p>
          </table:table-cell>
          <table:table-cell office:value-type="float" office:value="1120" calcext:value-type="float">
            <text:p>1120</text:p>
          </table:table-cell>
          <table:table-cell table:formula="of:=[.B877]-[.B$2]" office:value-type="float" office:value="23.4287059307098" calcext:value-type="float">
            <text:p>23.4287059307</text:p>
          </table:table-cell>
          <table:table-cell table:formula="of:=[.C877]/([.D877]-[.D876])" office:value-type="float" office:value="98855.6498316498" calcext:value-type="float">
            <text:p>98855.649831649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456446803.51349" calcext:value-type="float">
            <text:p>1456446803.51349</text:p>
          </table:table-cell>
          <table:table-cell office:value-type="float" office:value="1120" calcext:value-type="float">
            <text:p>1120</text:p>
          </table:table-cell>
          <table:table-cell table:formula="of:=[.B878]-[.B$2]" office:value-type="float" office:value="23.4400868415833" calcext:value-type="float">
            <text:p>23.4400868416</text:p>
          </table:table-cell>
          <table:table-cell table:formula="of:=[.C878]/([.D878]-[.D877])" office:value-type="float" office:value="98410.4007541636" calcext:value-type="float">
            <text:p>98410.400754163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456446803.5248" calcext:value-type="float">
            <text:p>1456446803.5248</text:p>
          </table:table-cell>
          <table:table-cell office:value-type="float" office:value="1120" calcext:value-type="float">
            <text:p>1120</text:p>
          </table:table-cell>
          <table:table-cell table:formula="of:=[.B879]-[.B$2]" office:value-type="float" office:value="23.4513952732086" calcext:value-type="float">
            <text:p>23.4513952732</text:p>
          </table:table-cell>
          <table:table-cell table:formula="of:=[.C879]/([.D879]-[.D878])" office:value-type="float" office:value="99041.1435559023" calcext:value-type="float">
            <text:p>99041.1435559023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456446803.53638" calcext:value-type="float">
            <text:p>1456446803.53638</text:p>
          </table:table-cell>
          <table:table-cell office:value-type="float" office:value="1120" calcext:value-type="float">
            <text:p>1120</text:p>
          </table:table-cell>
          <table:table-cell table:formula="of:=[.B880]-[.B$2]" office:value-type="float" office:value="23.4629764556885" calcext:value-type="float">
            <text:p>23.4629764557</text:p>
          </table:table-cell>
          <table:table-cell table:formula="of:=[.C880]/([.D880]-[.D879])" office:value-type="float" office:value="96708.6048378796" calcext:value-type="float">
            <text:p>96708.6048378796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456446803.54756" calcext:value-type="float">
            <text:p>1456446803.54756</text:p>
          </table:table-cell>
          <table:table-cell office:value-type="float" office:value="1120" calcext:value-type="float">
            <text:p>1120</text:p>
          </table:table-cell>
          <table:table-cell table:formula="of:=[.B881]-[.B$2]" office:value-type="float" office:value="23.4741525650024" calcext:value-type="float">
            <text:p>23.474152565</text:p>
          </table:table-cell>
          <table:table-cell table:formula="of:=[.C881]/([.D881]-[.D880])" office:value-type="float" office:value="100213.765679666" calcext:value-type="float">
            <text:p>100213.76567966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456446803.55886" calcext:value-type="float">
            <text:p>1456446803.55886</text:p>
          </table:table-cell>
          <table:table-cell office:value-type="float" office:value="1120" calcext:value-type="float">
            <text:p>1120</text:p>
          </table:table-cell>
          <table:table-cell table:formula="of:=[.B882]-[.B$2]" office:value-type="float" office:value="23.4854509830475" calcext:value-type="float">
            <text:p>23.485450983</text:p>
          </table:table-cell>
          <table:table-cell table:formula="of:=[.C882]/([.D882]-[.D881])" office:value-type="float" office:value="99128.9219017071" calcext:value-type="float">
            <text:p>99128.921901707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456446803.5702" calcext:value-type="float">
            <text:p>1456446803.5702</text:p>
          </table:table-cell>
          <table:table-cell office:value-type="float" office:value="1120" calcext:value-type="float">
            <text:p>1120</text:p>
          </table:table-cell>
          <table:table-cell table:formula="of:=[.B883]-[.B$2]" office:value-type="float" office:value="23.4968001842499" calcext:value-type="float">
            <text:p>23.4968001842</text:p>
          </table:table-cell>
          <table:table-cell table:formula="of:=[.C883]/([.D883]-[.D882])" office:value-type="float" office:value="98685.359438679" calcext:value-type="float">
            <text:p>98685.359438679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456446803.58147" calcext:value-type="float">
            <text:p>1456446803.58147</text:p>
          </table:table-cell>
          <table:table-cell office:value-type="float" office:value="1120" calcext:value-type="float">
            <text:p>1120</text:p>
          </table:table-cell>
          <table:table-cell table:formula="of:=[.B884]-[.B$2]" office:value-type="float" office:value="23.5080654621124" calcext:value-type="float">
            <text:p>23.5080654621</text:p>
          </table:table-cell>
          <table:table-cell table:formula="of:=[.C884]/([.D884]-[.D883])" office:value-type="float" office:value="99420.5392592593" calcext:value-type="float">
            <text:p>99420.5392592593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456446803.59279" calcext:value-type="float">
            <text:p>1456446803.59279</text:p>
          </table:table-cell>
          <table:table-cell office:value-type="float" office:value="1120" calcext:value-type="float">
            <text:p>1120</text:p>
          </table:table-cell>
          <table:table-cell table:formula="of:=[.B885]-[.B$2]" office:value-type="float" office:value="23.5193903446198" calcext:value-type="float">
            <text:p>23.5193903446</text:p>
          </table:table-cell>
          <table:table-cell table:formula="of:=[.C885]/([.D885]-[.D884])" office:value-type="float" office:value="98897.2732631579" calcext:value-type="float">
            <text:p>98897.2732631579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456446803.60411" calcext:value-type="float">
            <text:p>1456446803.60411</text:p>
          </table:table-cell>
          <table:table-cell office:value-type="float" office:value="1120" calcext:value-type="float">
            <text:p>1120</text:p>
          </table:table-cell>
          <table:table-cell table:formula="of:=[.B886]-[.B$2]" office:value-type="float" office:value="23.5307087898254" calcext:value-type="float">
            <text:p>23.5307087898</text:p>
          </table:table-cell>
          <table:table-cell table:formula="of:=[.C886]/([.D886]-[.D885])" office:value-type="float" office:value="98953.5205274577" calcext:value-type="float">
            <text:p>98953.5205274577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456446803.61589" calcext:value-type="float">
            <text:p>1456446803.61589</text:p>
          </table:table-cell>
          <table:table-cell office:value-type="float" office:value="1120" calcext:value-type="float">
            <text:p>1120</text:p>
          </table:table-cell>
          <table:table-cell table:formula="of:=[.B887]-[.B$2]" office:value-type="float" office:value="23.5424900054932" calcext:value-type="float">
            <text:p>23.5424900055</text:p>
          </table:table-cell>
          <table:table-cell table:formula="of:=[.C887]/([.D887]-[.D886])" office:value-type="float" office:value="95066.5900352127" calcext:value-type="float">
            <text:p>95066.5900352127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456446803.62689" calcext:value-type="float">
            <text:p>1456446803.62689</text:p>
          </table:table-cell>
          <table:table-cell office:value-type="float" office:value="1120" calcext:value-type="float">
            <text:p>1120</text:p>
          </table:table-cell>
          <table:table-cell table:formula="of:=[.B888]-[.B$2]" office:value-type="float" office:value="23.5534827709198" calcext:value-type="float">
            <text:p>23.5534827709</text:p>
          </table:table-cell>
          <table:table-cell table:formula="of:=[.C888]/([.D888]-[.D887])" office:value-type="float" office:value="101885.19053506" calcext:value-type="float">
            <text:p>101885.19053506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456446803.63836" calcext:value-type="float">
            <text:p>1456446803.63836</text:p>
          </table:table-cell>
          <table:table-cell office:value-type="float" office:value="1120" calcext:value-type="float">
            <text:p>1120</text:p>
          </table:table-cell>
          <table:table-cell table:formula="of:=[.B889]-[.B$2]" office:value-type="float" office:value="23.5649588108063" calcext:value-type="float">
            <text:p>23.5649588108</text:p>
          </table:table-cell>
          <table:table-cell table:formula="of:=[.C889]/([.D889]-[.D888])" office:value-type="float" office:value="97594.6416254623" calcext:value-type="float">
            <text:p>97594.6416254623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456446803.64971" calcext:value-type="float">
            <text:p>1456446803.64971</text:p>
          </table:table-cell>
          <table:table-cell office:value-type="float" office:value="1120" calcext:value-type="float">
            <text:p>1120</text:p>
          </table:table-cell>
          <table:table-cell table:formula="of:=[.B890]-[.B$2]" office:value-type="float" office:value="23.5763084888458" calcext:value-type="float">
            <text:p>23.5763084888</text:p>
          </table:table-cell>
          <table:table-cell table:formula="of:=[.C890]/([.D890]-[.D889])" office:value-type="float" office:value="98681.2133434165" calcext:value-type="float">
            <text:p>98681.2133434165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456446803.66093" calcext:value-type="float">
            <text:p>1456446803.66093</text:p>
          </table:table-cell>
          <table:table-cell office:value-type="float" office:value="1120" calcext:value-type="float">
            <text:p>1120</text:p>
          </table:table-cell>
          <table:table-cell table:formula="of:=[.B891]-[.B$2]" office:value-type="float" office:value="23.5875248908997" calcext:value-type="float">
            <text:p>23.5875248909</text:p>
          </table:table-cell>
          <table:table-cell table:formula="of:=[.C891]/([.D891]-[.D890])" office:value-type="float" office:value="99853.767244128" calcext:value-type="float">
            <text:p>99853.767244128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456446803.67221" calcext:value-type="float">
            <text:p>1456446803.67221</text:p>
          </table:table-cell>
          <table:table-cell office:value-type="float" office:value="1120" calcext:value-type="float">
            <text:p>1120</text:p>
          </table:table-cell>
          <table:table-cell table:formula="of:=[.B892]-[.B$2]" office:value-type="float" office:value="23.5988099575043" calcext:value-type="float">
            <text:p>23.5988099575</text:p>
          </table:table-cell>
          <table:table-cell table:formula="of:=[.C892]/([.D892]-[.D891])" office:value-type="float" office:value="99246.2020155072" calcext:value-type="float">
            <text:p>99246.2020155072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456446803.68354" calcext:value-type="float">
            <text:p>1456446803.68354</text:p>
          </table:table-cell>
          <table:table-cell office:value-type="float" office:value="1120" calcext:value-type="float">
            <text:p>1120</text:p>
          </table:table-cell>
          <table:table-cell table:formula="of:=[.B893]-[.B$2]" office:value-type="float" office:value="23.6101369857788" calcext:value-type="float">
            <text:p>23.6101369858</text:p>
          </table:table-cell>
          <table:table-cell table:formula="of:=[.C893]/([.D893]-[.D892])" office:value-type="float" office:value="98878.5383822013" calcext:value-type="float">
            <text:p>98878.5383822013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456446803.69478" calcext:value-type="float">
            <text:p>1456446803.69478</text:p>
          </table:table-cell>
          <table:table-cell office:value-type="float" office:value="1120" calcext:value-type="float">
            <text:p>1120</text:p>
          </table:table-cell>
          <table:table-cell table:formula="of:=[.B894]-[.B$2]" office:value-type="float" office:value="23.6213774681091" calcext:value-type="float">
            <text:p>23.6213774681</text:p>
          </table:table-cell>
          <table:table-cell table:formula="of:=[.C894]/([.D894]-[.D893])" office:value-type="float" office:value="99639.8523734781" calcext:value-type="float">
            <text:p>99639.8523734781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456446803.7061" calcext:value-type="float">
            <text:p>1456446803.7061</text:p>
          </table:table-cell>
          <table:table-cell office:value-type="float" office:value="1120" calcext:value-type="float">
            <text:p>1120</text:p>
          </table:table-cell>
          <table:table-cell table:formula="of:=[.B895]-[.B$2]" office:value-type="float" office:value="23.6326930522919" calcext:value-type="float">
            <text:p>23.6326930523</text:p>
          </table:table-cell>
          <table:table-cell table:formula="of:=[.C895]/([.D895]-[.D894])" office:value-type="float" office:value="98978.5398537747" calcext:value-type="float">
            <text:p>98978.5398537747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456446803.7175" calcext:value-type="float">
            <text:p>1456446803.7175</text:p>
          </table:table-cell>
          <table:table-cell office:value-type="float" office:value="1120" calcext:value-type="float">
            <text:p>1120</text:p>
          </table:table-cell>
          <table:table-cell table:formula="of:=[.B896]-[.B$2]" office:value-type="float" office:value="23.6440970897675" calcext:value-type="float">
            <text:p>23.6440970898</text:p>
          </table:table-cell>
          <table:table-cell table:formula="of:=[.C896]/([.D896]-[.D895])" office:value-type="float" office:value="98210.8312426827" calcext:value-type="float">
            <text:p>98210.8312426827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456446803.72875" calcext:value-type="float">
            <text:p>1456446803.72875</text:p>
          </table:table-cell>
          <table:table-cell office:value-type="float" office:value="1120" calcext:value-type="float">
            <text:p>1120</text:p>
          </table:table-cell>
          <table:table-cell table:formula="of:=[.B897]-[.B$2]" office:value-type="float" office:value="23.6553502082825" calcext:value-type="float">
            <text:p>23.6553502083</text:p>
          </table:table-cell>
          <table:table-cell table:formula="of:=[.C897]/([.D897]-[.D896])" office:value-type="float" office:value="99527.9662704718" calcext:value-type="float">
            <text:p>99527.9662704718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456446803.74011" calcext:value-type="float">
            <text:p>1456446803.74011</text:p>
          </table:table-cell>
          <table:table-cell office:value-type="float" office:value="1120" calcext:value-type="float">
            <text:p>1120</text:p>
          </table:table-cell>
          <table:table-cell table:formula="of:=[.B898]-[.B$2]" office:value-type="float" office:value="23.6667046546936" calcext:value-type="float">
            <text:p>23.6667046547</text:p>
          </table:table-cell>
          <table:table-cell table:formula="of:=[.C898]/([.D898]-[.D897])" office:value-type="float" office:value="98639.7715437595" calcext:value-type="float">
            <text:p>98639.771543759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456446803.75154" calcext:value-type="float">
            <text:p>1456446803.75154</text:p>
          </table:table-cell>
          <table:table-cell office:value-type="float" office:value="1120" calcext:value-type="float">
            <text:p>1120</text:p>
          </table:table-cell>
          <table:table-cell table:formula="of:=[.B899]-[.B$2]" office:value-type="float" office:value="23.6781380176544" calcext:value-type="float">
            <text:p>23.6781380177</text:p>
          </table:table-cell>
          <table:table-cell table:formula="of:=[.C899]/([.D899]-[.D898])" office:value-type="float" office:value="97958.929830049" calcext:value-type="float">
            <text:p>97958.929830049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456446803.76301" calcext:value-type="float">
            <text:p>1456446803.76301</text:p>
          </table:table-cell>
          <table:table-cell office:value-type="float" office:value="1120" calcext:value-type="float">
            <text:p>1120</text:p>
          </table:table-cell>
          <table:table-cell table:formula="of:=[.B900]-[.B$2]" office:value-type="float" office:value="23.6896042823791" calcext:value-type="float">
            <text:p>23.6896042824</text:p>
          </table:table-cell>
          <table:table-cell table:formula="of:=[.C900]/([.D900]-[.D899])" office:value-type="float" office:value="97677.8425134635" calcext:value-type="float">
            <text:p>97677.842513463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456446803.7744" calcext:value-type="float">
            <text:p>1456446803.7744</text:p>
          </table:table-cell>
          <table:table-cell office:value-type="float" office:value="1120" calcext:value-type="float">
            <text:p>1120</text:p>
          </table:table-cell>
          <table:table-cell table:formula="of:=[.B901]-[.B$2]" office:value-type="float" office:value="23.7009961605072" calcext:value-type="float">
            <text:p>23.7009961605</text:p>
          </table:table-cell>
          <table:table-cell table:formula="of:=[.C901]/([.D901]-[.D900])" office:value-type="float" office:value="98315.6585253553" calcext:value-type="float">
            <text:p>98315.658525355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456446803.78584" calcext:value-type="float">
            <text:p>1456446803.78584</text:p>
          </table:table-cell>
          <table:table-cell office:value-type="float" office:value="1120" calcext:value-type="float">
            <text:p>1120</text:p>
          </table:table-cell>
          <table:table-cell table:formula="of:=[.B902]-[.B$2]" office:value-type="float" office:value="23.7124407291412" calcext:value-type="float">
            <text:p>23.7124407291</text:p>
          </table:table-cell>
          <table:table-cell table:formula="of:=[.C902]/([.D902]-[.D901])" office:value-type="float" office:value="97863.0157076788" calcext:value-type="float">
            <text:p>97863.0157076788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456446803.79681" calcext:value-type="float">
            <text:p>1456446803.79681</text:p>
          </table:table-cell>
          <table:table-cell office:value-type="float" office:value="1120" calcext:value-type="float">
            <text:p>1120</text:p>
          </table:table-cell>
          <table:table-cell table:formula="of:=[.B903]-[.B$2]" office:value-type="float" office:value="23.7234025001526" calcext:value-type="float">
            <text:p>23.7234025002</text:p>
          </table:table-cell>
          <table:table-cell table:formula="of:=[.C903]/([.D903]-[.D902])" office:value-type="float" office:value="102173.270983318" calcext:value-type="float">
            <text:p>102173.270983318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456446803.80812" calcext:value-type="float">
            <text:p>1456446803.80812</text:p>
          </table:table-cell>
          <table:table-cell office:value-type="float" office:value="1120" calcext:value-type="float">
            <text:p>1120</text:p>
          </table:table-cell>
          <table:table-cell table:formula="of:=[.B904]-[.B$2]" office:value-type="float" office:value="23.7347114086151" calcext:value-type="float">
            <text:p>23.7347114086</text:p>
          </table:table-cell>
          <table:table-cell table:formula="of:=[.C904]/([.D904]-[.D903])" office:value-type="float" office:value="99036.9675120697" calcext:value-type="float">
            <text:p>99036.9675120697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456446803.81947" calcext:value-type="float">
            <text:p>1456446803.81947</text:p>
          </table:table-cell>
          <table:table-cell office:value-type="float" office:value="1120" calcext:value-type="float">
            <text:p>1120</text:p>
          </table:table-cell>
          <table:table-cell table:formula="of:=[.B905]-[.B$2]" office:value-type="float" office:value="23.7460660934448" calcext:value-type="float">
            <text:p>23.7460660934</text:p>
          </table:table-cell>
          <table:table-cell table:formula="of:=[.C905]/([.D905]-[.D904])" office:value-type="float" office:value="98637.7003674541" calcext:value-type="float">
            <text:p>98637.7003674541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456446803.83074" calcext:value-type="float">
            <text:p>1456446803.83074</text:p>
          </table:table-cell>
          <table:table-cell office:value-type="float" office:value="1120" calcext:value-type="float">
            <text:p>1120</text:p>
          </table:table-cell>
          <table:table-cell table:formula="of:=[.B906]-[.B$2]" office:value-type="float" office:value="23.7573366165161" calcext:value-type="float">
            <text:p>23.7573366165</text:p>
          </table:table-cell>
          <table:table-cell table:formula="of:=[.C906]/([.D906]-[.D905])" office:value-type="float" office:value="99374.2697579963" calcext:value-type="float">
            <text:p>99374.2697579963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456446803.84206" calcext:value-type="float">
            <text:p>1456446803.84206</text:p>
          </table:table-cell>
          <table:table-cell office:value-type="float" office:value="1120" calcext:value-type="float">
            <text:p>1120</text:p>
          </table:table-cell>
          <table:table-cell table:formula="of:=[.B907]-[.B$2]" office:value-type="float" office:value="23.7686538696289" calcext:value-type="float">
            <text:p>23.7686538696</text:p>
          </table:table-cell>
          <table:table-cell table:formula="of:=[.C907]/([.D907]-[.D906])" office:value-type="float" office:value="98963.9437094464" calcext:value-type="float">
            <text:p>98963.943709446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456446803.85339" calcext:value-type="float">
            <text:p>1456446803.85339</text:p>
          </table:table-cell>
          <table:table-cell office:value-type="float" office:value="1120" calcext:value-type="float">
            <text:p>1120</text:p>
          </table:table-cell>
          <table:table-cell table:formula="of:=[.B908]-[.B$2]" office:value-type="float" office:value="23.7799870967865" calcext:value-type="float">
            <text:p>23.7799870968</text:p>
          </table:table-cell>
          <table:table-cell table:formula="of:=[.C908]/([.D908]-[.D907])" office:value-type="float" office:value="98824.4552435048" calcext:value-type="float">
            <text:p>98824.4552435048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456446803.86471" calcext:value-type="float">
            <text:p>1456446803.86471</text:p>
          </table:table-cell>
          <table:table-cell office:value-type="float" office:value="1120" calcext:value-type="float">
            <text:p>1120</text:p>
          </table:table-cell>
          <table:table-cell table:formula="of:=[.B909]-[.B$2]" office:value-type="float" office:value="23.7913091182709" calcext:value-type="float">
            <text:p>23.7913091183</text:p>
          </table:table-cell>
          <table:table-cell table:formula="of:=[.C909]/([.D909]-[.D908])" office:value-type="float" office:value="98922.2641509434" calcext:value-type="float">
            <text:p>98922.2641509434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456446803.87603" calcext:value-type="float">
            <text:p>1456446803.87603</text:p>
          </table:table-cell>
          <table:table-cell office:value-type="float" office:value="1120" calcext:value-type="float">
            <text:p>1120</text:p>
          </table:table-cell>
          <table:table-cell table:formula="of:=[.B910]-[.B$2]" office:value-type="float" office:value="23.8026247024536" calcext:value-type="float">
            <text:p>23.8026247025</text:p>
          </table:table-cell>
          <table:table-cell table:formula="of:=[.C910]/([.D910]-[.D909])" office:value-type="float" office:value="98978.5398537747" calcext:value-type="float">
            <text:p>98978.5398537747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456446803.89057" calcext:value-type="float">
            <text:p>1456446803.89057</text:p>
          </table:table-cell>
          <table:table-cell office:value-type="float" office:value="1120" calcext:value-type="float">
            <text:p>1120</text:p>
          </table:table-cell>
          <table:table-cell table:formula="of:=[.B911]-[.B$2]" office:value-type="float" office:value="23.8171689510345" calcext:value-type="float">
            <text:p>23.817168951</text:p>
          </table:table-cell>
          <table:table-cell table:formula="of:=[.C911]/([.D911]-[.D910])" office:value-type="float" office:value="77006.3846040359" calcext:value-type="float">
            <text:p>77006.3846040359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456446803.89893" calcext:value-type="float">
            <text:p>1456446803.89893</text:p>
          </table:table-cell>
          <table:table-cell office:value-type="float" office:value="1120" calcext:value-type="float">
            <text:p>1120</text:p>
          </table:table-cell>
          <table:table-cell table:formula="of:=[.B912]-[.B$2]" office:value-type="float" office:value="23.825523853302" calcext:value-type="float">
            <text:p>23.8255238533</text:p>
          </table:table-cell>
          <table:table-cell table:formula="of:=[.C912]/([.D912]-[.D911])" office:value-type="float" office:value="134053.03427218" calcext:value-type="float">
            <text:p>134053.03427218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456446803.91032" calcext:value-type="float">
            <text:p>1456446803.91032</text:p>
          </table:table-cell>
          <table:table-cell office:value-type="float" office:value="1120" calcext:value-type="float">
            <text:p>1120</text:p>
          </table:table-cell>
          <table:table-cell table:formula="of:=[.B913]-[.B$2]" office:value-type="float" office:value="23.8369131088257" calcext:value-type="float">
            <text:p>23.8369131088</text:p>
          </table:table-cell>
          <table:table-cell table:formula="of:=[.C913]/([.D913]-[.D912])" office:value-type="float" office:value="98338.2976763659" calcext:value-type="float">
            <text:p>98338.2976763659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456446803.92173" calcext:value-type="float">
            <text:p>1456446803.92173</text:p>
          </table:table-cell>
          <table:table-cell office:value-type="float" office:value="1120" calcext:value-type="float">
            <text:p>1120</text:p>
          </table:table-cell>
          <table:table-cell table:formula="of:=[.B914]-[.B$2]" office:value-type="float" office:value="23.8483283519745" calcext:value-type="float">
            <text:p>23.848328352</text:p>
          </table:table-cell>
          <table:table-cell table:formula="of:=[.C914]/([.D914]-[.D913])" office:value-type="float" office:value="98114.4234424278" calcext:value-type="float">
            <text:p>98114.4234424278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456446803.93286" calcext:value-type="float">
            <text:p>1456446803.93286</text:p>
          </table:table-cell>
          <table:table-cell office:value-type="float" office:value="1120" calcext:value-type="float">
            <text:p>1120</text:p>
          </table:table-cell>
          <table:table-cell table:formula="of:=[.B915]-[.B$2]" office:value-type="float" office:value="23.859459400177" calcext:value-type="float">
            <text:p>23.8594594002</text:p>
          </table:table-cell>
          <table:table-cell table:formula="of:=[.C915]/([.D915]-[.D914])" office:value-type="float" office:value="100619.454666181" calcext:value-type="float">
            <text:p>100619.454666181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456446803.94405" calcext:value-type="float">
            <text:p>1456446803.94405</text:p>
          </table:table-cell>
          <table:table-cell office:value-type="float" office:value="1120" calcext:value-type="float">
            <text:p>1120</text:p>
          </table:table-cell>
          <table:table-cell table:formula="of:=[.B916]-[.B$2]" office:value-type="float" office:value="23.8706469535828" calcext:value-type="float">
            <text:p>23.8706469536</text:p>
          </table:table-cell>
          <table:table-cell table:formula="of:=[.C916]/([.D916]-[.D915])" office:value-type="float" office:value="100111.253942545" calcext:value-type="float">
            <text:p>100111.253942545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456446803.95535" calcext:value-type="float">
            <text:p>1456446803.95535</text:p>
          </table:table-cell>
          <table:table-cell office:value-type="float" office:value="1120" calcext:value-type="float">
            <text:p>1120</text:p>
          </table:table-cell>
          <table:table-cell table:formula="of:=[.B917]-[.B$2]" office:value-type="float" office:value="23.8819496631622" calcext:value-type="float">
            <text:p>23.8819496632</text:p>
          </table:table-cell>
          <table:table-cell table:formula="of:=[.C917]/([.D917]-[.D916])" office:value-type="float" office:value="99091.2835657182" calcext:value-type="float">
            <text:p>99091.2835657182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456446803.96664" calcext:value-type="float">
            <text:p>1456446803.96664</text:p>
          </table:table-cell>
          <table:table-cell office:value-type="float" office:value="1120" calcext:value-type="float">
            <text:p>1120</text:p>
          </table:table-cell>
          <table:table-cell table:formula="of:=[.B918]-[.B$2]" office:value-type="float" office:value="23.8932359218597" calcext:value-type="float">
            <text:p>23.8932359219</text:p>
          </table:table-cell>
          <table:table-cell table:formula="of:=[.C918]/([.D918]-[.D917])" office:value-type="float" office:value="99235.7192952808" calcext:value-type="float">
            <text:p>99235.719295280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456446803.97799" calcext:value-type="float">
            <text:p>1456446803.97799</text:p>
          </table:table-cell>
          <table:table-cell office:value-type="float" office:value="1120" calcext:value-type="float">
            <text:p>1120</text:p>
          </table:table-cell>
          <table:table-cell table:formula="of:=[.B919]-[.B$2]" office:value-type="float" office:value="23.9045879840851" calcext:value-type="float">
            <text:p>23.9045879841</text:p>
          </table:table-cell>
          <table:table-cell table:formula="of:=[.C919]/([.D919]-[.D918])" office:value-type="float" office:value="98660.4880917377" calcext:value-type="float">
            <text:p>98660.4880917377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456446803.98935" calcext:value-type="float">
            <text:p>1456446803.98935</text:p>
          </table:table-cell>
          <table:table-cell office:value-type="float" office:value="1120" calcext:value-type="float">
            <text:p>1120</text:p>
          </table:table-cell>
          <table:table-cell table:formula="of:=[.B920]-[.B$2]" office:value-type="float" office:value="23.9159452915192" calcext:value-type="float">
            <text:p>23.9159452915</text:p>
          </table:table-cell>
          <table:table-cell table:formula="of:=[.C920]/([.D920]-[.D919])" office:value-type="float" office:value="98614.9231673524" calcext:value-type="float">
            <text:p>98614.9231673524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456446804.00295" calcext:value-type="float">
            <text:p>1456446804.00295</text:p>
          </table:table-cell>
          <table:table-cell office:value-type="float" office:value="1120" calcext:value-type="float">
            <text:p>1120</text:p>
          </table:table-cell>
          <table:table-cell table:formula="of:=[.B921]-[.B$2]" office:value-type="float" office:value="23.9295456409454" calcext:value-type="float">
            <text:p>23.9295456409</text:p>
          </table:table-cell>
          <table:table-cell table:formula="of:=[.C921]/([.D921]-[.D920])" office:value-type="float" office:value="82350.8253278171" calcext:value-type="float">
            <text:p>82350.825327817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456446804.01232" calcext:value-type="float">
            <text:p>1456446804.01232</text:p>
          </table:table-cell>
          <table:table-cell office:value-type="float" office:value="1120" calcext:value-type="float">
            <text:p>1120</text:p>
          </table:table-cell>
          <table:table-cell table:formula="of:=[.B922]-[.B$2]" office:value-type="float" office:value="23.9389185905457" calcext:value-type="float">
            <text:p>23.9389185905</text:p>
          </table:table-cell>
          <table:table-cell table:formula="of:=[.C922]/([.D922]-[.D921])" office:value-type="float" office:value="119492.800854679" calcext:value-type="float">
            <text:p>119492.800854679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456446804.01619" calcext:value-type="float">
            <text:p>1456446804.01619</text:p>
          </table:table-cell>
          <table:table-cell office:value-type="float" office:value="1120" calcext:value-type="float">
            <text:p>1120</text:p>
          </table:table-cell>
          <table:table-cell table:formula="of:=[.B923]-[.B$2]" office:value-type="float" office:value="23.9427905082703" calcext:value-type="float">
            <text:p>23.9427905083</text:p>
          </table:table-cell>
          <table:table-cell table:formula="of:=[.C923]/([.D923]-[.D922])" office:value-type="float" office:value="289262.344827586" calcext:value-type="float">
            <text:p>289262.344827586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456446804.02361" calcext:value-type="float">
            <text:p>1456446804.02361</text:p>
          </table:table-cell>
          <table:table-cell office:value-type="float" office:value="1120" calcext:value-type="float">
            <text:p>1120</text:p>
          </table:table-cell>
          <table:table-cell table:formula="of:=[.B924]-[.B$2]" office:value-type="float" office:value="23.9502108097076" calcext:value-type="float">
            <text:p>23.9502108097</text:p>
          </table:table-cell>
          <table:table-cell table:formula="of:=[.C924]/([.D924]-[.D923])" office:value-type="float" office:value="150937.264402532" calcext:value-type="float">
            <text:p>150937.264402532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456446804.04554" calcext:value-type="float">
            <text:p>1456446804.04554</text:p>
          </table:table-cell>
          <table:table-cell office:value-type="float" office:value="1120" calcext:value-type="float">
            <text:p>1120</text:p>
          </table:table-cell>
          <table:table-cell table:formula="of:=[.B925]-[.B$2]" office:value-type="float" office:value="23.9721341133118" calcext:value-type="float">
            <text:p>23.9721341133</text:p>
          </table:table-cell>
          <table:table-cell table:formula="of:=[.C925]/([.D925]-[.D924])" office:value-type="float" office:value="51087.1910650006" calcext:value-type="float">
            <text:p>51087.1910650006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456446804.04946" calcext:value-type="float">
            <text:p>1456446804.04946</text:p>
          </table:table-cell>
          <table:table-cell office:value-type="float" office:value="1120" calcext:value-type="float">
            <text:p>1120</text:p>
          </table:table-cell>
          <table:table-cell table:formula="of:=[.B926]-[.B$2]" office:value-type="float" office:value="23.9760563373566" calcext:value-type="float">
            <text:p>23.9760563374</text:p>
          </table:table-cell>
          <table:table-cell table:formula="of:=[.C926]/([.D926]-[.D925])" office:value-type="float" office:value="285552.275241627" calcext:value-type="float">
            <text:p>285552.275241627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456446804.05746" calcext:value-type="float">
            <text:p>1456446804.05746</text:p>
          </table:table-cell>
          <table:table-cell office:value-type="float" office:value="1120" calcext:value-type="float">
            <text:p>1120</text:p>
          </table:table-cell>
          <table:table-cell table:formula="of:=[.B927]-[.B$2]" office:value-type="float" office:value="23.9840536117554" calcext:value-type="float">
            <text:p>23.9840536118</text:p>
          </table:table-cell>
          <table:table-cell table:formula="of:=[.C927]/([.D927]-[.D926])" office:value-type="float" office:value="140047.714277196" calcext:value-type="float">
            <text:p>140047.714277196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456446804.06887" calcext:value-type="float">
            <text:p>1456446804.06887</text:p>
          </table:table-cell>
          <table:table-cell office:value-type="float" office:value="1120" calcext:value-type="float">
            <text:p>1120</text:p>
          </table:table-cell>
          <table:table-cell table:formula="of:=[.B928]-[.B$2]" office:value-type="float" office:value="23.9954636096954" calcext:value-type="float">
            <text:p>23.9954636097</text:p>
          </table:table-cell>
          <table:table-cell table:formula="of:=[.C928]/([.D928]-[.D927])" office:value-type="float" office:value="98159.526923961" calcext:value-type="float">
            <text:p>98159.52692396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456446804.08033" calcext:value-type="float">
            <text:p>1456446804.08033</text:p>
          </table:table-cell>
          <table:table-cell office:value-type="float" office:value="1120" calcext:value-type="float">
            <text:p>1120</text:p>
          </table:table-cell>
          <table:table-cell table:formula="of:=[.B929]-[.B$2]" office:value-type="float" office:value="24.0069251060486" calcext:value-type="float">
            <text:p>24.006925106</text:p>
          </table:table-cell>
          <table:table-cell table:formula="of:=[.C929]/([.D929]-[.D928])" office:value-type="float" office:value="97718.4798119527" calcext:value-type="float">
            <text:p>97718.4798119527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456446804.09177" calcext:value-type="float">
            <text:p>1456446804.09177</text:p>
          </table:table-cell>
          <table:table-cell office:value-type="float" office:value="1120" calcext:value-type="float">
            <text:p>1120</text:p>
          </table:table-cell>
          <table:table-cell table:formula="of:=[.B930]-[.B$2]" office:value-type="float" office:value="24.0183627605438" calcext:value-type="float">
            <text:p>24.0183627605</text:p>
          </table:table-cell>
          <table:table-cell table:formula="of:=[.C930]/([.D930]-[.D929])" office:value-type="float" office:value="97922.1745565214" calcext:value-type="float">
            <text:p>97922.1745565214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456446804.10295" calcext:value-type="float">
            <text:p>1456446804.10295</text:p>
          </table:table-cell>
          <table:table-cell office:value-type="float" office:value="1120" calcext:value-type="float">
            <text:p>1120</text:p>
          </table:table-cell>
          <table:table-cell table:formula="of:=[.B931]-[.B$2]" office:value-type="float" office:value="24.029550075531" calcext:value-type="float">
            <text:p>24.0295500755</text:p>
          </table:table-cell>
          <table:table-cell table:formula="of:=[.C931]/([.D931]-[.D930])" office:value-type="float" office:value="100113.38746457" calcext:value-type="float">
            <text:p>100113.38746457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456446804.11639" calcext:value-type="float">
            <text:p>1456446804.11639</text:p>
          </table:table-cell>
          <table:table-cell office:value-type="float" office:value="1120" calcext:value-type="float">
            <text:p>1120</text:p>
          </table:table-cell>
          <table:table-cell table:formula="of:=[.B932]-[.B$2]" office:value-type="float" office:value="24.0429880619049" calcext:value-type="float">
            <text:p>24.0429880619</text:p>
          </table:table-cell>
          <table:table-cell table:formula="of:=[.C932]/([.D932]-[.D931])" office:value-type="float" office:value="83345.82048507" calcext:value-type="float">
            <text:p>83345.82048507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456446804.13677" calcext:value-type="float">
            <text:p>1456446804.13677</text:p>
          </table:table-cell>
          <table:table-cell office:value-type="float" office:value="1120" calcext:value-type="float">
            <text:p>1120</text:p>
          </table:table-cell>
          <table:table-cell table:formula="of:=[.B933]-[.B$2]" office:value-type="float" office:value="24.0633709430695" calcext:value-type="float">
            <text:p>24.0633709431</text:p>
          </table:table-cell>
          <table:table-cell table:formula="of:=[.C933]/([.D933]-[.D932])" office:value-type="float" office:value="54948.0709306134" calcext:value-type="float">
            <text:p>54948.0709306134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456446804.14805" calcext:value-type="float">
            <text:p>1456446804.14805</text:p>
          </table:table-cell>
          <table:table-cell office:value-type="float" office:value="1120" calcext:value-type="float">
            <text:p>1120</text:p>
          </table:table-cell>
          <table:table-cell table:formula="of:=[.B934]-[.B$2]" office:value-type="float" office:value="24.0746493339539" calcext:value-type="float">
            <text:p>24.074649334</text:p>
          </table:table-cell>
          <table:table-cell table:formula="of:=[.C934]/([.D934]-[.D933])" office:value-type="float" office:value="99304.9462001903" calcext:value-type="float">
            <text:p>99304.9462001903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456446804.15927" calcext:value-type="float">
            <text:p>1456446804.15927</text:p>
          </table:table-cell>
          <table:table-cell office:value-type="float" office:value="1120" calcext:value-type="float">
            <text:p>1120</text:p>
          </table:table-cell>
          <table:table-cell table:formula="of:=[.B935]-[.B$2]" office:value-type="float" office:value="24.0858693122864" calcext:value-type="float">
            <text:p>24.0858693123</text:p>
          </table:table-cell>
          <table:table-cell table:formula="of:=[.C935]/([.D935]-[.D934])" office:value-type="float" office:value="99821.9396515087" calcext:value-type="float">
            <text:p>99821.9396515087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456446804.17108" calcext:value-type="float">
            <text:p>1456446804.17108</text:p>
          </table:table-cell>
          <table:table-cell office:value-type="float" office:value="1120" calcext:value-type="float">
            <text:p>1120</text:p>
          </table:table-cell>
          <table:table-cell table:formula="of:=[.B936]-[.B$2]" office:value-type="float" office:value="24.0976746082306" calcext:value-type="float">
            <text:p>24.0976746082</text:p>
          </table:table-cell>
          <table:table-cell table:formula="of:=[.C936]/([.D936]-[.D935])" office:value-type="float" office:value="94872.6745430678" calcext:value-type="float">
            <text:p>94872.6745430678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456446804.18201" calcext:value-type="float">
            <text:p>1456446804.18201</text:p>
          </table:table-cell>
          <table:table-cell office:value-type="float" office:value="1120" calcext:value-type="float">
            <text:p>1120</text:p>
          </table:table-cell>
          <table:table-cell table:formula="of:=[.B937]-[.B$2]" office:value-type="float" office:value="24.1086020469666" calcext:value-type="float">
            <text:p>24.108602047</text:p>
          </table:table-cell>
          <table:table-cell table:formula="of:=[.C937]/([.D937]-[.D936])" office:value-type="float" office:value="102494.283158423" calcext:value-type="float">
            <text:p>102494.283158423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456446804.19327" calcext:value-type="float">
            <text:p>1456446804.19327</text:p>
          </table:table-cell>
          <table:table-cell office:value-type="float" office:value="1120" calcext:value-type="float">
            <text:p>1120</text:p>
          </table:table-cell>
          <table:table-cell table:formula="of:=[.B938]-[.B$2]" office:value-type="float" office:value="24.1198692321777" calcext:value-type="float">
            <text:p>24.1198692322</text:p>
          </table:table-cell>
          <table:table-cell table:formula="of:=[.C938]/([.D938]-[.D937])" office:value-type="float" office:value="99403.7090016505" calcext:value-type="float">
            <text:p>99403.709001650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456446804.20457" calcext:value-type="float">
            <text:p>1456446804.20457</text:p>
          </table:table-cell>
          <table:table-cell office:value-type="float" office:value="1120" calcext:value-type="float">
            <text:p>1120</text:p>
          </table:table-cell>
          <table:table-cell table:formula="of:=[.B939]-[.B$2]" office:value-type="float" office:value="24.1311609745026" calcext:value-type="float">
            <text:p>24.1311609745</text:p>
          </table:table-cell>
          <table:table-cell table:formula="of:=[.C939]/([.D939]-[.D938])" office:value-type="float" office:value="99187.5272903866" calcext:value-type="float">
            <text:p>99187.527290386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456446804.21829" calcext:value-type="float">
            <text:p>1456446804.21829</text:p>
          </table:table-cell>
          <table:table-cell office:value-type="float" office:value="1120" calcext:value-type="float">
            <text:p>1120</text:p>
          </table:table-cell>
          <table:table-cell table:formula="of:=[.B940]-[.B$2]" office:value-type="float" office:value="24.14488530159" calcext:value-type="float">
            <text:p>24.1448853016</text:p>
          </table:table-cell>
          <table:table-cell table:formula="of:=[.C940]/([.D940]-[.D939])" office:value-type="float" office:value="81606.9154332569" calcext:value-type="float">
            <text:p>81606.9154332569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456446804.22949" calcext:value-type="float">
            <text:p>1456446804.22949</text:p>
          </table:table-cell>
          <table:table-cell office:value-type="float" office:value="1120" calcext:value-type="float">
            <text:p>1120</text:p>
          </table:table-cell>
          <table:table-cell table:formula="of:=[.B941]-[.B$2]" office:value-type="float" office:value="24.1560876369476" calcext:value-type="float">
            <text:p>24.1560876369</text:p>
          </table:table-cell>
          <table:table-cell table:formula="of:=[.C941]/([.D941]-[.D940])" office:value-type="float" office:value="99979.1529391734" calcext:value-type="float">
            <text:p>99979.1529391734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456446804.24946" calcext:value-type="float">
            <text:p>1456446804.24946</text:p>
          </table:table-cell>
          <table:table-cell office:value-type="float" office:value="1120" calcext:value-type="float">
            <text:p>1120</text:p>
          </table:table-cell>
          <table:table-cell table:formula="of:=[.B942]-[.B$2]" office:value-type="float" office:value="24.1760587692261" calcext:value-type="float">
            <text:p>24.1760587692</text:p>
          </table:table-cell>
          <table:table-cell table:formula="of:=[.C942]/([.D942]-[.D941])" office:value-type="float" office:value="56080.9464573509" calcext:value-type="float">
            <text:p>56080.9464573509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456446804.26079" calcext:value-type="float">
            <text:p>1456446804.26079</text:p>
          </table:table-cell>
          <table:table-cell office:value-type="float" office:value="1120" calcext:value-type="float">
            <text:p>1120</text:p>
          </table:table-cell>
          <table:table-cell table:formula="of:=[.B943]-[.B$2]" office:value-type="float" office:value="24.1873869895935" calcext:value-type="float">
            <text:p>24.1873869896</text:p>
          </table:table-cell>
          <table:table-cell table:formula="of:=[.C943]/([.D943]-[.D942])" office:value-type="float" office:value="98868.133181799" calcext:value-type="float">
            <text:p>98868.133181799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456446804.27211" calcext:value-type="float">
            <text:p>1456446804.27211</text:p>
          </table:table-cell>
          <table:table-cell office:value-type="float" office:value="1120" calcext:value-type="float">
            <text:p>1120</text:p>
          </table:table-cell>
          <table:table-cell table:formula="of:=[.B944]-[.B$2]" office:value-type="float" office:value="24.198704957962" calcext:value-type="float">
            <text:p>24.198704958</text:p>
          </table:table-cell>
          <table:table-cell table:formula="of:=[.C944]/([.D944]-[.D943])" office:value-type="float" office:value="98957.6895367698" calcext:value-type="float">
            <text:p>98957.6895367698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456446804.28339" calcext:value-type="float">
            <text:p>1456446804.28339</text:p>
          </table:table-cell>
          <table:table-cell office:value-type="float" office:value="1120" calcext:value-type="float">
            <text:p>1120</text:p>
          </table:table-cell>
          <table:table-cell table:formula="of:=[.B945]-[.B$2]" office:value-type="float" office:value="24.2099833488464" calcext:value-type="float">
            <text:p>24.2099833488</text:p>
          </table:table-cell>
          <table:table-cell table:formula="of:=[.C945]/([.D945]-[.D944])" office:value-type="float" office:value="99304.9462001903" calcext:value-type="float">
            <text:p>99304.9462001903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456446804.29463" calcext:value-type="float">
            <text:p>1456446804.29463</text:p>
          </table:table-cell>
          <table:table-cell office:value-type="float" office:value="1120" calcext:value-type="float">
            <text:p>1120</text:p>
          </table:table-cell>
          <table:table-cell table:formula="of:=[.B946]-[.B$2]" office:value-type="float" office:value="24.2212252616882" calcext:value-type="float">
            <text:p>24.2212252617</text:p>
          </table:table-cell>
          <table:table-cell table:formula="of:=[.C946]/([.D946]-[.D945])" office:value-type="float" office:value="99627.1733966746" calcext:value-type="float">
            <text:p>99627.1733966746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456446804.30596" calcext:value-type="float">
            <text:p>1456446804.30596</text:p>
          </table:table-cell>
          <table:table-cell office:value-type="float" office:value="1120" calcext:value-type="float">
            <text:p>1120</text:p>
          </table:table-cell>
          <table:table-cell table:formula="of:=[.B947]-[.B$2]" office:value-type="float" office:value="24.2325520515442" calcext:value-type="float">
            <text:p>24.2325520515</text:p>
          </table:table-cell>
          <table:table-cell table:formula="of:=[.C947]/([.D947]-[.D946])" office:value-type="float" office:value="98880.6196851057" calcext:value-type="float">
            <text:p>98880.6196851057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456446804.3172" calcext:value-type="float">
            <text:p>1456446804.3172</text:p>
          </table:table-cell>
          <table:table-cell office:value-type="float" office:value="1120" calcext:value-type="float">
            <text:p>1120</text:p>
          </table:table-cell>
          <table:table-cell table:formula="of:=[.B948]-[.B$2]" office:value-type="float" office:value="24.2437958717346" calcext:value-type="float">
            <text:p>24.2437958717</text:p>
          </table:table-cell>
          <table:table-cell table:formula="of:=[.C948]/([.D948]-[.D947])" office:value-type="float" office:value="99610.2731128075" calcext:value-type="float">
            <text:p>99610.273112807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456446804.33164" calcext:value-type="float">
            <text:p>1456446804.33164</text:p>
          </table:table-cell>
          <table:table-cell office:value-type="float" office:value="1120" calcext:value-type="float">
            <text:p>1120</text:p>
          </table:table-cell>
          <table:table-cell table:formula="of:=[.B949]-[.B$2]" office:value-type="float" office:value="24.2582385540009" calcext:value-type="float">
            <text:p>24.258238554</text:p>
          </table:table-cell>
          <table:table-cell table:formula="of:=[.C949]/([.D949]-[.D948])" office:value-type="float" office:value="77547.9221486703" calcext:value-type="float">
            <text:p>77547.9221486703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456446804.34289" calcext:value-type="float">
            <text:p>1456446804.34289</text:p>
          </table:table-cell>
          <table:table-cell office:value-type="float" office:value="1120" calcext:value-type="float">
            <text:p>1120</text:p>
          </table:table-cell>
          <table:table-cell table:formula="of:=[.B950]-[.B$2]" office:value-type="float" office:value="24.2694849967957" calcext:value-type="float">
            <text:p>24.2694849968</text:p>
          </table:table-cell>
          <table:table-cell table:formula="of:=[.C950]/([.D950]-[.D949])" office:value-type="float" office:value="99587.0445824765" calcext:value-type="float">
            <text:p>99587.0445824765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456446804.36236" calcext:value-type="float">
            <text:p>1456446804.36236</text:p>
          </table:table-cell>
          <table:table-cell office:value-type="float" office:value="1120" calcext:value-type="float">
            <text:p>1120</text:p>
          </table:table-cell>
          <table:table-cell table:formula="of:=[.B951]-[.B$2]" office:value-type="float" office:value="24.2889595031738" calcext:value-type="float">
            <text:p>24.2889595032</text:p>
          </table:table-cell>
          <table:table-cell table:formula="of:=[.C951]/([.D951]-[.D950])" office:value-type="float" office:value="57511.0854288583" calcext:value-type="float">
            <text:p>57511.085428858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456446804.37352" calcext:value-type="float">
            <text:p>1456446804.37352</text:p>
          </table:table-cell>
          <table:table-cell office:value-type="float" office:value="1120" calcext:value-type="float">
            <text:p>1120</text:p>
          </table:table-cell>
          <table:table-cell table:formula="of:=[.B952]-[.B$2]" office:value-type="float" office:value="24.3001117706299" calcext:value-type="float">
            <text:p>24.3001117706</text:p>
          </table:table-cell>
          <table:table-cell table:formula="of:=[.C952]/([.D952]-[.D951])" office:value-type="float" office:value="100428.007525227" calcext:value-type="float">
            <text:p>100428.007525227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456446804.38476" calcext:value-type="float">
            <text:p>1456446804.38476</text:p>
          </table:table-cell>
          <table:table-cell office:value-type="float" office:value="1120" calcext:value-type="float">
            <text:p>1120</text:p>
          </table:table-cell>
          <table:table-cell table:formula="of:=[.B953]-[.B$2]" office:value-type="float" office:value="24.3113553524017" calcext:value-type="float">
            <text:p>24.3113553524</text:p>
          </table:table-cell>
          <table:table-cell table:formula="of:=[.C953]/([.D953]-[.D952])" office:value-type="float" office:value="99612.3853347187" calcext:value-type="float">
            <text:p>99612.3853347187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456446804.39612" calcext:value-type="float">
            <text:p>1456446804.39612</text:p>
          </table:table-cell>
          <table:table-cell office:value-type="float" office:value="1120" calcext:value-type="float">
            <text:p>1120</text:p>
          </table:table-cell>
          <table:table-cell table:formula="of:=[.B954]-[.B$2]" office:value-type="float" office:value="24.3227126598358" calcext:value-type="float">
            <text:p>24.3227126598</text:p>
          </table:table-cell>
          <table:table-cell table:formula="of:=[.C954]/([.D954]-[.D953])" office:value-type="float" office:value="98614.9231673524" calcext:value-type="float">
            <text:p>98614.923167352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456446804.40743" calcext:value-type="float">
            <text:p>1456446804.40743</text:p>
          </table:table-cell>
          <table:table-cell office:value-type="float" office:value="1120" calcext:value-type="float">
            <text:p>1120</text:p>
          </table:table-cell>
          <table:table-cell table:formula="of:=[.B955]-[.B$2]" office:value-type="float" office:value="24.3340229988098" calcext:value-type="float">
            <text:p>24.3340229988</text:p>
          </table:table-cell>
          <table:table-cell table:formula="of:=[.C955]/([.D955]-[.D954])" office:value-type="float" office:value="99024.4414932861" calcext:value-type="float">
            <text:p>99024.4414932861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456446804.41869" calcext:value-type="float">
            <text:p>1456446804.41869</text:p>
          </table:table-cell>
          <table:table-cell office:value-type="float" office:value="1120" calcext:value-type="float">
            <text:p>1120</text:p>
          </table:table-cell>
          <table:table-cell table:formula="of:=[.B956]-[.B$2]" office:value-type="float" office:value="24.345290184021" calcext:value-type="float">
            <text:p>24.345290184</text:p>
          </table:table-cell>
          <table:table-cell table:formula="of:=[.C956]/([.D956]-[.D955])" office:value-type="float" office:value="99403.7090016505" calcext:value-type="float">
            <text:p>99403.709001650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456446804.43338" calcext:value-type="float">
            <text:p>1456446804.43338</text:p>
          </table:table-cell>
          <table:table-cell office:value-type="float" office:value="1120" calcext:value-type="float">
            <text:p>1120</text:p>
          </table:table-cell>
          <table:table-cell table:formula="of:=[.B957]-[.B$2]" office:value-type="float" office:value="24.3599798679352" calcext:value-type="float">
            <text:p>24.3599798679</text:p>
          </table:table-cell>
          <table:table-cell table:formula="of:=[.C957]/([.D957]-[.D956])" office:value-type="float" office:value="76243.9822764676" calcext:value-type="float">
            <text:p>76243.9822764676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456446804.44456" calcext:value-type="float">
            <text:p>1456446804.44456</text:p>
          </table:table-cell>
          <table:table-cell office:value-type="float" office:value="1120" calcext:value-type="float">
            <text:p>1120</text:p>
          </table:table-cell>
          <table:table-cell table:formula="of:=[.B958]-[.B$2]" office:value-type="float" office:value="24.3711581230164" calcext:value-type="float">
            <text:p>24.371158123</text:p>
          </table:table-cell>
          <table:table-cell table:formula="of:=[.C958]/([.D958]-[.D957])" office:value-type="float" office:value="100194.528740535" calcext:value-type="float">
            <text:p>100194.52874053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456446804.46394" calcext:value-type="float">
            <text:p>1456446804.46394</text:p>
          </table:table-cell>
          <table:table-cell office:value-type="float" office:value="1120" calcext:value-type="float">
            <text:p>1120</text:p>
          </table:table-cell>
          <table:table-cell table:formula="of:=[.B959]-[.B$2]" office:value-type="float" office:value="24.3905382156372" calcext:value-type="float">
            <text:p>24.3905382156</text:p>
          </table:table-cell>
          <table:table-cell table:formula="of:=[.C959]/([.D959]-[.D958])" office:value-type="float" office:value="57791.2614718402" calcext:value-type="float">
            <text:p>57791.2614718402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456446804.47517" calcext:value-type="float">
            <text:p>1456446804.47517</text:p>
          </table:table-cell>
          <table:table-cell office:value-type="float" office:value="1120" calcext:value-type="float">
            <text:p>1120</text:p>
          </table:table-cell>
          <table:table-cell table:formula="of:=[.B960]-[.B$2]" office:value-type="float" office:value="24.4017629623413" calcext:value-type="float">
            <text:p>24.4017629623</text:p>
          </table:table-cell>
          <table:table-cell table:formula="of:=[.C960]/([.D960]-[.D959])" office:value-type="float" office:value="99779.5344095157" calcext:value-type="float">
            <text:p>99779.5344095157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456446804.48638" calcext:value-type="float">
            <text:p>1456446804.48638</text:p>
          </table:table-cell>
          <table:table-cell office:value-type="float" office:value="1120" calcext:value-type="float">
            <text:p>1120</text:p>
          </table:table-cell>
          <table:table-cell table:formula="of:=[.B961]-[.B$2]" office:value-type="float" office:value="24.4129712581635" calcext:value-type="float">
            <text:p>24.4129712582</text:p>
          </table:table-cell>
          <table:table-cell table:formula="of:=[.C961]/([.D961]-[.D960])" office:value-type="float" office:value="99925.9849822382" calcext:value-type="float">
            <text:p>99925.984982238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456446804.49761" calcext:value-type="float">
            <text:p>1456446804.49761</text:p>
          </table:table-cell>
          <table:table-cell office:value-type="float" office:value="1120" calcext:value-type="float">
            <text:p>1120</text:p>
          </table:table-cell>
          <table:table-cell table:formula="of:=[.B962]-[.B$2]" office:value-type="float" office:value="24.4242036342621" calcext:value-type="float">
            <text:p>24.4242036343</text:p>
          </table:table-cell>
          <table:table-cell table:formula="of:=[.C962]/([.D962]-[.D961])" office:value-type="float" office:value="99711.7609101715" calcext:value-type="float">
            <text:p>99711.7609101715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456446804.50889" calcext:value-type="float">
            <text:p>1456446804.50889</text:p>
          </table:table-cell>
          <table:table-cell office:value-type="float" office:value="1120" calcext:value-type="float">
            <text:p>1120</text:p>
          </table:table-cell>
          <table:table-cell table:formula="of:=[.B963]-[.B$2]" office:value-type="float" office:value="24.4354884624481" calcext:value-type="float">
            <text:p>24.4354884624</text:p>
          </table:table-cell>
          <table:table-cell table:formula="of:=[.C963]/([.D963]-[.D962])" office:value-type="float" office:value="99248.298825319" calcext:value-type="float">
            <text:p>99248.298825319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456446804.52023" calcext:value-type="float">
            <text:p>1456446804.52023</text:p>
          </table:table-cell>
          <table:table-cell office:value-type="float" office:value="1120" calcext:value-type="float">
            <text:p>1120</text:p>
          </table:table-cell>
          <table:table-cell table:formula="of:=[.B964]-[.B$2]" office:value-type="float" office:value="24.4468305110931" calcext:value-type="float">
            <text:p>24.4468305111</text:p>
          </table:table-cell>
          <table:table-cell table:formula="of:=[.C964]/([.D964]-[.D963])" office:value-type="float" office:value="98747.5927015892" calcext:value-type="float">
            <text:p>98747.5927015892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456446804.53511" calcext:value-type="float">
            <text:p>1456446804.53511</text:p>
          </table:table-cell>
          <table:table-cell office:value-type="float" office:value="1120" calcext:value-type="float">
            <text:p>1120</text:p>
          </table:table-cell>
          <table:table-cell table:formula="of:=[.B965]-[.B$2]" office:value-type="float" office:value="24.4617033004761" calcext:value-type="float">
            <text:p>24.4617033005</text:p>
          </table:table-cell>
          <table:table-cell table:formula="of:=[.C965]/([.D965]-[.D964])" office:value-type="float" office:value="75305.3089883137" calcext:value-type="float">
            <text:p>75305.3089883137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456446804.54649" calcext:value-type="float">
            <text:p>1456446804.54649</text:p>
          </table:table-cell>
          <table:table-cell office:value-type="float" office:value="1120" calcext:value-type="float">
            <text:p>1120</text:p>
          </table:table-cell>
          <table:table-cell table:formula="of:=[.B966]-[.B$2]" office:value-type="float" office:value="24.4730865955353" calcext:value-type="float">
            <text:p>24.4730865955</text:p>
          </table:table-cell>
          <table:table-cell table:formula="of:=[.C966]/([.D966]-[.D965])" office:value-type="float" office:value="98389.7890878626" calcext:value-type="float">
            <text:p>98389.7890878626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456446804.55776" calcext:value-type="float">
            <text:p>1456446804.55776</text:p>
          </table:table-cell>
          <table:table-cell office:value-type="float" office:value="1120" calcext:value-type="float">
            <text:p>1120</text:p>
          </table:table-cell>
          <table:table-cell table:formula="of:=[.B967]-[.B$2]" office:value-type="float" office:value="24.484356880188" calcext:value-type="float">
            <text:p>24.4843568802</text:p>
          </table:table-cell>
          <table:table-cell table:formula="of:=[.C967]/([.D967]-[.D966])" office:value-type="float" office:value="99376.3719828224" calcext:value-type="float">
            <text:p>99376.3719828224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456446804.57644" calcext:value-type="float">
            <text:p>1456446804.57644</text:p>
          </table:table-cell>
          <table:table-cell office:value-type="float" office:value="1120" calcext:value-type="float">
            <text:p>1120</text:p>
          </table:table-cell>
          <table:table-cell table:formula="of:=[.B968]-[.B$2]" office:value-type="float" office:value="24.5030407905579" calcext:value-type="float">
            <text:p>24.5030407906</text:p>
          </table:table-cell>
          <table:table-cell table:formula="of:=[.C968]/([.D968]-[.D967])" office:value-type="float" office:value="59944.6249649083" calcext:value-type="float">
            <text:p>59944.6249649083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456446804.58778" calcext:value-type="float">
            <text:p>1456446804.58778</text:p>
          </table:table-cell>
          <table:table-cell office:value-type="float" office:value="1120" calcext:value-type="float">
            <text:p>1120</text:p>
          </table:table-cell>
          <table:table-cell table:formula="of:=[.B969]-[.B$2]" office:value-type="float" office:value="24.514377117157" calcext:value-type="float">
            <text:p>24.5143771172</text:p>
          </table:table-cell>
          <table:table-cell table:formula="of:=[.C969]/([.D969]-[.D968])" office:value-type="float" office:value="98797.4358542946" calcext:value-type="float">
            <text:p>98797.4358542946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456446804.5991" calcext:value-type="float">
            <text:p>1456446804.5991</text:p>
          </table:table-cell>
          <table:table-cell office:value-type="float" office:value="1120" calcext:value-type="float">
            <text:p>1120</text:p>
          </table:table-cell>
          <table:table-cell table:formula="of:=[.B970]-[.B$2]" office:value-type="float" office:value="24.5256967544556" calcext:value-type="float">
            <text:p>24.5256967545</text:p>
          </table:table-cell>
          <table:table-cell table:formula="of:=[.C970]/([.D970]-[.D969])" office:value-type="float" office:value="98943.09954084" calcext:value-type="float">
            <text:p>98943.09954084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456446804.61048" calcext:value-type="float">
            <text:p>1456446804.61048</text:p>
          </table:table-cell>
          <table:table-cell office:value-type="float" office:value="1120" calcext:value-type="float">
            <text:p>1120</text:p>
          </table:table-cell>
          <table:table-cell table:formula="of:=[.B971]-[.B$2]" office:value-type="float" office:value="24.5370783805847" calcext:value-type="float">
            <text:p>24.5370783806</text:p>
          </table:table-cell>
          <table:table-cell table:formula="of:=[.C971]/([.D971]-[.D970])" office:value-type="float" office:value="98404.2163475638" calcext:value-type="float">
            <text:p>98404.216347563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456446804.62176" calcext:value-type="float">
            <text:p>1456446804.62176</text:p>
          </table:table-cell>
          <table:table-cell office:value-type="float" office:value="1120" calcext:value-type="float">
            <text:p>1120</text:p>
          </table:table-cell>
          <table:table-cell table:formula="of:=[.B972]-[.B$2]" office:value-type="float" office:value="24.548356294632" calcext:value-type="float">
            <text:p>24.5483562946</text:p>
          </table:table-cell>
          <table:table-cell table:formula="of:=[.C972]/([.D972]-[.D971])" office:value-type="float" office:value="99309.1448745323" calcext:value-type="float">
            <text:p>99309.1448745323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456446804.63311" calcext:value-type="float">
            <text:p>1456446804.63311</text:p>
          </table:table-cell>
          <table:table-cell office:value-type="float" office:value="1120" calcext:value-type="float">
            <text:p>1120</text:p>
          </table:table-cell>
          <table:table-cell table:formula="of:=[.B973]-[.B$2]" office:value-type="float" office:value="24.5597066879272" calcext:value-type="float">
            <text:p>24.5597066879</text:p>
          </table:table-cell>
          <table:table-cell table:formula="of:=[.C973]/([.D973]-[.D972])" office:value-type="float" office:value="98674.994853698" calcext:value-type="float">
            <text:p>98674.994853698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456446804.64802" calcext:value-type="float">
            <text:p>1456446804.64802</text:p>
          </table:table-cell>
          <table:table-cell office:value-type="float" office:value="1120" calcext:value-type="float">
            <text:p>1120</text:p>
          </table:table-cell>
          <table:table-cell table:formula="of:=[.B974]-[.B$2]" office:value-type="float" office:value="24.5746128559113" calcext:value-type="float">
            <text:p>24.5746128559</text:p>
          </table:table-cell>
          <table:table-cell table:formula="of:=[.C974]/([.D974]-[.D973])" office:value-type="float" office:value="75136.6817549303" calcext:value-type="float">
            <text:p>75136.6817549303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456446804.65941" calcext:value-type="float">
            <text:p>1456446804.65941</text:p>
          </table:table-cell>
          <table:table-cell office:value-type="float" office:value="1120" calcext:value-type="float">
            <text:p>1120</text:p>
          </table:table-cell>
          <table:table-cell table:formula="of:=[.B975]-[.B$2]" office:value-type="float" office:value="24.5860023498535" calcext:value-type="float">
            <text:p>24.5860023499</text:p>
          </table:table-cell>
          <table:table-cell table:formula="of:=[.C975]/([.D975]-[.D974])" office:value-type="float" office:value="98336.2391409014" calcext:value-type="float">
            <text:p>98336.2391409014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456446804.67079" calcext:value-type="float">
            <text:p>1456446804.67079</text:p>
          </table:table-cell>
          <table:table-cell office:value-type="float" office:value="1120" calcext:value-type="float">
            <text:p>1120</text:p>
          </table:table-cell>
          <table:table-cell table:formula="of:=[.B976]-[.B$2]" office:value-type="float" office:value="24.5973880290985" calcext:value-type="float">
            <text:p>24.5973880291</text:p>
          </table:table-cell>
          <table:table-cell table:formula="of:=[.C976]/([.D976]-[.D975])" office:value-type="float" office:value="98369.1860538164" calcext:value-type="float">
            <text:p>98369.1860538164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456446804.6893" calcext:value-type="float">
            <text:p>1456446804.6893</text:p>
          </table:table-cell>
          <table:table-cell office:value-type="float" office:value="1120" calcext:value-type="float">
            <text:p>1120</text:p>
          </table:table-cell>
          <table:table-cell table:formula="of:=[.B977]-[.B$2]" office:value-type="float" office:value="24.6158969402313" calcext:value-type="float">
            <text:p>24.6158969402</text:p>
          </table:table-cell>
          <table:table-cell table:formula="of:=[.C977]/([.D977]-[.D976])" office:value-type="float" office:value="60511.3932399011" calcext:value-type="float">
            <text:p>60511.3932399011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456446804.70052" calcext:value-type="float">
            <text:p>1456446804.70052</text:p>
          </table:table-cell>
          <table:table-cell office:value-type="float" office:value="1120" calcext:value-type="float">
            <text:p>1120</text:p>
          </table:table-cell>
          <table:table-cell table:formula="of:=[.B978]-[.B$2]" office:value-type="float" office:value="24.6271197795868" calcext:value-type="float">
            <text:p>24.6271197796</text:p>
          </table:table-cell>
          <table:table-cell table:formula="of:=[.C978]/([.D978]-[.D977])" office:value-type="float" office:value="99796.492182189" calcext:value-type="float">
            <text:p>99796.492182189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456446804.7118" calcext:value-type="float">
            <text:p>1456446804.7118</text:p>
          </table:table-cell>
          <table:table-cell office:value-type="float" office:value="1120" calcext:value-type="float">
            <text:p>1120</text:p>
          </table:table-cell>
          <table:table-cell table:formula="of:=[.B979]-[.B$2]" office:value-type="float" office:value="24.6384007930756" calcext:value-type="float">
            <text:p>24.6384007931</text:p>
          </table:table-cell>
          <table:table-cell table:formula="of:=[.C979]/([.D979]-[.D978])" office:value-type="float" office:value="99281.8598359963" calcext:value-type="float">
            <text:p>99281.8598359963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456446804.72308" calcext:value-type="float">
            <text:p>1456446804.72308</text:p>
          </table:table-cell>
          <table:table-cell office:value-type="float" office:value="1120" calcext:value-type="float">
            <text:p>1120</text:p>
          </table:table-cell>
          <table:table-cell table:formula="of:=[.B980]-[.B$2]" office:value-type="float" office:value="24.64967918396" calcext:value-type="float">
            <text:p>24.649679184</text:p>
          </table:table-cell>
          <table:table-cell table:formula="of:=[.C980]/([.D980]-[.D979])" office:value-type="float" office:value="99304.9462001903" calcext:value-type="float">
            <text:p>99304.9462001903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456446804.73448" calcext:value-type="float">
            <text:p>1456446804.73448</text:p>
          </table:table-cell>
          <table:table-cell office:value-type="float" office:value="1120" calcext:value-type="float">
            <text:p>1120</text:p>
          </table:table-cell>
          <table:table-cell table:formula="of:=[.B981]-[.B$2]" office:value-type="float" office:value="24.6610717773437" calcext:value-type="float">
            <text:p>24.6610717773</text:p>
          </table:table-cell>
          <table:table-cell table:formula="of:=[.C981]/([.D981]-[.D980])" office:value-type="float" office:value="98309.4860204253" calcext:value-type="float">
            <text:p>98309.4860204253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456446804.74987" calcext:value-type="float">
            <text:p>1456446804.74987</text:p>
          </table:table-cell>
          <table:table-cell office:value-type="float" office:value="1120" calcext:value-type="float">
            <text:p>1120</text:p>
          </table:table-cell>
          <table:table-cell table:formula="of:=[.B982]-[.B$2]" office:value-type="float" office:value="24.6764707565308" calcext:value-type="float">
            <text:p>24.6764707565</text:p>
          </table:table-cell>
          <table:table-cell table:formula="of:=[.C982]/([.D982]-[.D981])" office:value-type="float" office:value="72732.0938874094" calcext:value-type="float">
            <text:p>72732.0938874094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456446804.76127" calcext:value-type="float">
            <text:p>1456446804.76127</text:p>
          </table:table-cell>
          <table:table-cell office:value-type="float" office:value="1120" calcext:value-type="float">
            <text:p>1120</text:p>
          </table:table-cell>
          <table:table-cell table:formula="of:=[.B983]-[.B$2]" office:value-type="float" office:value="24.6878700256348" calcext:value-type="float">
            <text:p>24.6878700256</text:p>
          </table:table-cell>
          <table:table-cell table:formula="of:=[.C983]/([.D983]-[.D982])" office:value-type="float" office:value="98251.9133271982" calcext:value-type="float">
            <text:p>98251.9133271982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456446804.77263" calcext:value-type="float">
            <text:p>1456446804.77263</text:p>
          </table:table-cell>
          <table:table-cell office:value-type="float" office:value="1120" calcext:value-type="float">
            <text:p>1120</text:p>
          </table:table-cell>
          <table:table-cell table:formula="of:=[.B984]-[.B$2]" office:value-type="float" office:value="24.6992244720459" calcext:value-type="float">
            <text:p>24.699224472</text:p>
          </table:table-cell>
          <table:table-cell table:formula="of:=[.C984]/([.D984]-[.D983])" office:value-type="float" office:value="98639.7715437595" calcext:value-type="float">
            <text:p>98639.7715437595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456446804.7909" calcext:value-type="float">
            <text:p>1456446804.7909</text:p>
          </table:table-cell>
          <table:table-cell office:value-type="float" office:value="1120" calcext:value-type="float">
            <text:p>1120</text:p>
          </table:table-cell>
          <table:table-cell table:formula="of:=[.B985]-[.B$2]" office:value-type="float" office:value="24.7174928188324" calcext:value-type="float">
            <text:p>24.7174928188</text:p>
          </table:table-cell>
          <table:table-cell table:formula="of:=[.C985]/([.D985]-[.D984])" office:value-type="float" office:value="61308.2296438406" calcext:value-type="float">
            <text:p>61308.2296438406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456446804.80211" calcext:value-type="float">
            <text:p>1456446804.80211</text:p>
          </table:table-cell>
          <table:table-cell office:value-type="float" office:value="1120" calcext:value-type="float">
            <text:p>1120</text:p>
          </table:table-cell>
          <table:table-cell table:formula="of:=[.B986]-[.B$2]" office:value-type="float" office:value="24.7287080287933" calcext:value-type="float">
            <text:p>24.7287080288</text:p>
          </table:table-cell>
          <table:table-cell table:formula="of:=[.C986]/([.D986]-[.D985])" office:value-type="float" office:value="99864.3809523809" calcext:value-type="float">
            <text:p>99864.3809523809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456446804.81339" calcext:value-type="float">
            <text:p>1456446804.81339</text:p>
          </table:table-cell>
          <table:table-cell office:value-type="float" office:value="1120" calcext:value-type="float">
            <text:p>1120</text:p>
          </table:table-cell>
          <table:table-cell table:formula="of:=[.B987]-[.B$2]" office:value-type="float" office:value="24.7399890422821" calcext:value-type="float">
            <text:p>24.7399890423</text:p>
          </table:table-cell>
          <table:table-cell table:formula="of:=[.C987]/([.D987]-[.D986])" office:value-type="float" office:value="99281.8598359963" calcext:value-type="float">
            <text:p>99281.8598359963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456446804.8246" calcext:value-type="float">
            <text:p>1456446804.8246</text:p>
          </table:table-cell>
          <table:table-cell office:value-type="float" office:value="1120" calcext:value-type="float">
            <text:p>1120</text:p>
          </table:table-cell>
          <table:table-cell table:formula="of:=[.B988]-[.B$2]" office:value-type="float" office:value="24.7512009143829" calcext:value-type="float">
            <text:p>24.7512009144</text:p>
          </table:table-cell>
          <table:table-cell table:formula="of:=[.C988]/([.D988]-[.D987])" office:value-type="float" office:value="99894.1113426615" calcext:value-type="float">
            <text:p>99894.111342661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456446804.83597" calcext:value-type="float">
            <text:p>1456446804.83597</text:p>
          </table:table-cell>
          <table:table-cell office:value-type="float" office:value="1120" calcext:value-type="float">
            <text:p>1120</text:p>
          </table:table-cell>
          <table:table-cell table:formula="of:=[.B989]-[.B$2]" office:value-type="float" office:value="24.7625677585602" calcext:value-type="float">
            <text:p>24.7625677586</text:p>
          </table:table-cell>
          <table:table-cell table:formula="of:=[.C989]/([.D989]-[.D988])" office:value-type="float" office:value="98532.1855860391" calcext:value-type="float">
            <text:p>98532.1855860391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456446804.84716" calcext:value-type="float">
            <text:p>1456446804.84716</text:p>
          </table:table-cell>
          <table:table-cell office:value-type="float" office:value="1120" calcext:value-type="float">
            <text:p>1120</text:p>
          </table:table-cell>
          <table:table-cell table:formula="of:=[.B990]-[.B$2]" office:value-type="float" office:value="24.7737522125244" calcext:value-type="float">
            <text:p>24.7737522125</text:p>
          </table:table-cell>
          <table:table-cell table:formula="of:=[.C990]/([.D990]-[.D989])" office:value-type="float" office:value="100138.996823773" calcext:value-type="float">
            <text:p>100138.996823773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456446804.86301" calcext:value-type="float">
            <text:p>1456446804.86301</text:p>
          </table:table-cell>
          <table:table-cell office:value-type="float" office:value="1120" calcext:value-type="float">
            <text:p>1120</text:p>
          </table:table-cell>
          <table:table-cell table:formula="of:=[.B991]-[.B$2]" office:value-type="float" office:value="24.7896103858948" calcext:value-type="float">
            <text:p>24.7896103859</text:p>
          </table:table-cell>
          <table:table-cell table:formula="of:=[.C991]/([.D991]-[.D990])" office:value-type="float" office:value="70626.0408335087" calcext:value-type="float">
            <text:p>70626.0408335087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456446804.87437" calcext:value-type="float">
            <text:p>1456446804.87437</text:p>
          </table:table-cell>
          <table:table-cell office:value-type="float" office:value="1120" calcext:value-type="float">
            <text:p>1120</text:p>
          </table:table-cell>
          <table:table-cell table:formula="of:=[.B992]-[.B$2]" office:value-type="float" office:value="24.8009703159332" calcext:value-type="float">
            <text:p>24.8009703159</text:p>
          </table:table-cell>
          <table:table-cell table:formula="of:=[.C992]/([.D992]-[.D991])" office:value-type="float" office:value="98592.1564841438" calcext:value-type="float">
            <text:p>98592.1564841438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456446804.88588" calcext:value-type="float">
            <text:p>1456446804.88588</text:p>
          </table:table-cell>
          <table:table-cell office:value-type="float" office:value="1120" calcext:value-type="float">
            <text:p>1120</text:p>
          </table:table-cell>
          <table:table-cell table:formula="of:=[.B993]-[.B$2]" office:value-type="float" office:value="24.8124759197235" calcext:value-type="float">
            <text:p>24.8124759197</text:p>
          </table:table-cell>
          <table:table-cell table:formula="of:=[.C993]/([.D993]-[.D992])" office:value-type="float" office:value="97343.8700319118" calcext:value-type="float">
            <text:p>97343.8700319118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456446804.9038" calcext:value-type="float">
            <text:p>1456446804.9038</text:p>
          </table:table-cell>
          <table:table-cell office:value-type="float" office:value="1120" calcext:value-type="float">
            <text:p>1120</text:p>
          </table:table-cell>
          <table:table-cell table:formula="of:=[.B994]-[.B$2]" office:value-type="float" office:value="24.8303964138031" calcext:value-type="float">
            <text:p>24.8303964138</text:p>
          </table:table-cell>
          <table:table-cell table:formula="of:=[.C994]/([.D994]-[.D993])" office:value-type="float" office:value="62498.2768346549" calcext:value-type="float">
            <text:p>62498.2768346549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456446804.91499" calcext:value-type="float">
            <text:p>1456446804.91499</text:p>
          </table:table-cell>
          <table:table-cell office:value-type="float" office:value="1120" calcext:value-type="float">
            <text:p>1120</text:p>
          </table:table-cell>
          <table:table-cell table:formula="of:=[.B995]-[.B$2]" office:value-type="float" office:value="24.8415877819061" calcext:value-type="float">
            <text:p>24.8415877819</text:p>
          </table:table-cell>
          <table:table-cell table:formula="of:=[.C995]/([.D995]-[.D994])" office:value-type="float" office:value="100077.129953132" calcext:value-type="float">
            <text:p>100077.129953132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456446804.92616" calcext:value-type="float">
            <text:p>1456446804.92616</text:p>
          </table:table-cell>
          <table:table-cell office:value-type="float" office:value="1120" calcext:value-type="float">
            <text:p>1120</text:p>
          </table:table-cell>
          <table:table-cell table:formula="of:=[.B996]-[.B$2]" office:value-type="float" office:value="24.8527595996857" calcext:value-type="float">
            <text:p>24.8527595997</text:p>
          </table:table-cell>
          <table:table-cell table:formula="of:=[.C996]/([.D996]-[.D995])" office:value-type="float" office:value="100252.26172692" calcext:value-type="float">
            <text:p>100252.26172692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456446804.93739" calcext:value-type="float">
            <text:p>1456446804.93739</text:p>
          </table:table-cell>
          <table:table-cell office:value-type="float" office:value="1120" calcext:value-type="float">
            <text:p>1120</text:p>
          </table:table-cell>
          <table:table-cell table:formula="of:=[.B997]-[.B$2]" office:value-type="float" office:value="24.8639867305756" calcext:value-type="float">
            <text:p>24.8639867306</text:p>
          </table:table-cell>
          <table:table-cell table:formula="of:=[.C997]/([.D997]-[.D996])" office:value-type="float" office:value="99758.3452962413" calcext:value-type="float">
            <text:p>99758.3452962413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456446804.94863" calcext:value-type="float">
            <text:p>1456446804.94863</text:p>
          </table:table-cell>
          <table:table-cell office:value-type="float" office:value="1120" calcext:value-type="float">
            <text:p>1120</text:p>
          </table:table-cell>
          <table:table-cell table:formula="of:=[.B998]-[.B$2]" office:value-type="float" office:value="24.8752264976501" calcext:value-type="float">
            <text:p>24.8752264977</text:p>
          </table:table-cell>
          <table:table-cell table:formula="of:=[.C998]/([.D998]-[.D997])" office:value-type="float" office:value="99646.1930721422" calcext:value-type="float">
            <text:p>99646.1930721422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456446804.96483" calcext:value-type="float">
            <text:p>1456446804.96483</text:p>
          </table:table-cell>
          <table:table-cell office:value-type="float" office:value="1120" calcext:value-type="float">
            <text:p>1120</text:p>
          </table:table-cell>
          <table:table-cell table:formula="of:=[.B999]-[.B$2]" office:value-type="float" office:value="24.8914215564728" calcext:value-type="float">
            <text:p>24.8914215565</text:p>
          </table:table-cell>
          <table:table-cell table:formula="of:=[.C999]/([.D999]-[.D998])" office:value-type="float" office:value="69156.8960796149" calcext:value-type="float">
            <text:p>69156.8960796149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456446804.97613" calcext:value-type="float">
            <text:p>1456446804.97613</text:p>
          </table:table-cell>
          <table:table-cell office:value-type="float" office:value="1120" calcext:value-type="float">
            <text:p>1120</text:p>
          </table:table-cell>
          <table:table-cell table:formula="of:=[.B1000]-[.B$2]" office:value-type="float" office:value="24.902729511261" calcext:value-type="float">
            <text:p>24.9027295113</text:p>
          </table:table-cell>
          <table:table-cell table:formula="of:=[.C1000]/([.D1000]-[.D999])" office:value-type="float" office:value="99045.3199519281" calcext:value-type="float">
            <text:p>99045.319951928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456446804.98737" calcext:value-type="float">
            <text:p>1456446804.98737</text:p>
          </table:table-cell>
          <table:table-cell office:value-type="float" office:value="1120" calcext:value-type="float">
            <text:p>1120</text:p>
          </table:table-cell>
          <table:table-cell table:formula="of:=[.B1001]-[.B$2]" office:value-type="float" office:value="24.9139683246613" calcext:value-type="float">
            <text:p>24.9139683247</text:p>
          </table:table-cell>
          <table:table-cell table:formula="of:=[.C1001]/([.D1001]-[.D1000])" office:value-type="float" office:value="99654.6485924606" calcext:value-type="float">
            <text:p>99654.64859246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56446804.99872" calcext:value-type="float">
            <text:p>1456446804.99872</text:p>
          </table:table-cell>
          <table:table-cell office:value-type="float" office:value="1120" calcext:value-type="float">
            <text:p>1120</text:p>
          </table:table-cell>
          <table:table-cell table:formula="of:=[.B1002]-[.B$2]" office:value-type="float" office:value="24.9253137111664" calcext:value-type="float">
            <text:p>24.9253137112</text:p>
          </table:table-cell>
          <table:table-cell table:formula="of:=[.C1002]/([.D1002]-[.D1001])" office:value-type="float" office:value="98718.5407472786" calcext:value-type="float">
            <text:p>98718.5407472786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456446805.01594" calcext:value-type="float">
            <text:p>1456446805.01594</text:p>
          </table:table-cell>
          <table:table-cell office:value-type="float" office:value="1120" calcext:value-type="float">
            <text:p>1120</text:p>
          </table:table-cell>
          <table:table-cell table:formula="of:=[.B1003]-[.B$2]" office:value-type="float" office:value="24.9425349235535" calcext:value-type="float">
            <text:p>24.9425349236</text:p>
          </table:table-cell>
          <table:table-cell table:formula="of:=[.C1003]/([.D1003]-[.D1002])" office:value-type="float" office:value="65036.0714928493" calcext:value-type="float">
            <text:p>65036.0714928493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456446805.02605" calcext:value-type="float">
            <text:p>1456446805.02605</text:p>
          </table:table-cell>
          <table:table-cell office:value-type="float" office:value="1120" calcext:value-type="float">
            <text:p>1120</text:p>
          </table:table-cell>
          <table:table-cell table:formula="of:=[.B1004]-[.B$2]" office:value-type="float" office:value="24.9526493549347" calcext:value-type="float">
            <text:p>24.9526493549</text:p>
          </table:table-cell>
          <table:table-cell table:formula="of:=[.C1004]/([.D1004]-[.D1003])" office:value-type="float" office:value="110732.868491149" calcext:value-type="float">
            <text:p>110732.868491149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456446805.02968" calcext:value-type="float">
            <text:p>1456446805.02968</text:p>
          </table:table-cell>
          <table:table-cell office:value-type="float" office:value="1120" calcext:value-type="float">
            <text:p>1120</text:p>
          </table:table-cell>
          <table:table-cell table:formula="of:=[.B1005]-[.B$2]" office:value-type="float" office:value="24.9562721252441" calcext:value-type="float">
            <text:p>24.9562721252</text:p>
          </table:table-cell>
          <table:table-cell table:formula="of:=[.C1005]/([.D1005]-[.D1004])" office:value-type="float" office:value="309155.674893057" calcext:value-type="float">
            <text:p>309155.674893057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456446805.03605" calcext:value-type="float">
            <text:p>1456446805.03605</text:p>
          </table:table-cell>
          <table:table-cell office:value-type="float" office:value="1120" calcext:value-type="float">
            <text:p>1120</text:p>
          </table:table-cell>
          <table:table-cell table:formula="of:=[.B1006]-[.B$2]" office:value-type="float" office:value="24.9626481533051" calcext:value-type="float">
            <text:p>24.9626481533</text:p>
          </table:table-cell>
          <table:table-cell table:formula="of:=[.C1006]/([.D1006]-[.D1005])" office:value-type="float" office:value="175657.947126351" calcext:value-type="float">
            <text:p>175657.947126351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456446805.04323" calcext:value-type="float">
            <text:p>1456446805.04323</text:p>
          </table:table-cell>
          <table:table-cell office:value-type="float" office:value="1120" calcext:value-type="float">
            <text:p>1120</text:p>
          </table:table-cell>
          <table:table-cell table:formula="of:=[.B1007]-[.B$2]" office:value-type="float" office:value="24.9698295593262" calcext:value-type="float">
            <text:p>24.9698295593</text:p>
          </table:table-cell>
          <table:table-cell table:formula="of:=[.C1007]/([.D1007]-[.D1006])" office:value-type="float" office:value="155958.31745294" calcext:value-type="float">
            <text:p>155958.31745294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456446805.0561" calcext:value-type="float">
            <text:p>1456446805.0561</text:p>
          </table:table-cell>
          <table:table-cell office:value-type="float" office:value="1120" calcext:value-type="float">
            <text:p>1120</text:p>
          </table:table-cell>
          <table:table-cell table:formula="of:=[.B1008]-[.B$2]" office:value-type="float" office:value="24.982691526413" calcext:value-type="float">
            <text:p>24.9826915264</text:p>
          </table:table-cell>
          <table:table-cell table:formula="of:=[.C1008]/([.D1008]-[.D1007])" office:value-type="float" office:value="87078.4377259162" calcext:value-type="float">
            <text:p>87078.4377259162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456446805.0598" calcext:value-type="float">
            <text:p>1456446805.0598</text:p>
          </table:table-cell>
          <table:table-cell office:value-type="float" office:value="1120" calcext:value-type="float">
            <text:p>1120</text:p>
          </table:table-cell>
          <table:table-cell table:formula="of:=[.B1009]-[.B$2]" office:value-type="float" office:value="24.9863924980164" calcext:value-type="float">
            <text:p>24.986392498</text:p>
          </table:table-cell>
          <table:table-cell table:formula="of:=[.C1009]/([.D1009]-[.D1008])" office:value-type="float" office:value="302623.235199382" calcext:value-type="float">
            <text:p>302623.235199382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456446805.06597" calcext:value-type="float">
            <text:p>1456446805.06597</text:p>
          </table:table-cell>
          <table:table-cell office:value-type="float" office:value="1120" calcext:value-type="float">
            <text:p>1120</text:p>
          </table:table-cell>
          <table:table-cell table:formula="of:=[.B1010]-[.B$2]" office:value-type="float" office:value="24.9925639629364" calcext:value-type="float">
            <text:p>24.9925639629</text:p>
          </table:table-cell>
          <table:table-cell table:formula="of:=[.C1010]/([.D1010]-[.D1009])" office:value-type="float" office:value="181480.412594167" calcext:value-type="float">
            <text:p>181480.412594167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456446805.07194" calcext:value-type="float">
            <text:p>1456446805.07194</text:p>
          </table:table-cell>
          <table:table-cell office:value-type="float" office:value="1120" calcext:value-type="float">
            <text:p>1120</text:p>
          </table:table-cell>
          <table:table-cell table:formula="of:=[.B1011]-[.B$2]" office:value-type="float" office:value="24.9985373020172" calcext:value-type="float">
            <text:p>24.998537302</text:p>
          </table:table-cell>
          <table:table-cell table:formula="of:=[.C1011]/([.D1011]-[.D1010])" office:value-type="float" office:value="187499.819589686" calcext:value-type="float">
            <text:p>187499.819589686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456446805.07555" calcext:value-type="float">
            <text:p>1456446805.07555</text:p>
          </table:table-cell>
          <table:table-cell office:value-type="float" office:value="1120" calcext:value-type="float">
            <text:p>1120</text:p>
          </table:table-cell>
          <table:table-cell table:formula="of:=[.B1012]-[.B$2]" office:value-type="float" office:value="25.002147436142" calcext:value-type="float">
            <text:p>25.0021474361</text:p>
          </table:table-cell>
          <table:table-cell table:formula="of:=[.C1012]/([.D1012]-[.D1011])" office:value-type="float" office:value="310237.781006472" calcext:value-type="float">
            <text:p>310237.781006472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456446805.08483" calcext:value-type="float">
            <text:p>1456446805.08483</text:p>
          </table:table-cell>
          <table:table-cell office:value-type="float" office:value="1120" calcext:value-type="float">
            <text:p>1120</text:p>
          </table:table-cell>
          <table:table-cell table:formula="of:=[.B1013]-[.B$2]" office:value-type="float" office:value="25.0114226341248" calcext:value-type="float">
            <text:p>25.0114226341</text:p>
          </table:table-cell>
          <table:table-cell table:formula="of:=[.C1013]/([.D1013]-[.D1012])" office:value-type="float" office:value="120752.139423695" calcext:value-type="float">
            <text:p>120752.139423695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456446805.08861" calcext:value-type="float">
            <text:p>1456446805.08861</text:p>
          </table:table-cell>
          <table:table-cell office:value-type="float" office:value="1120" calcext:value-type="float">
            <text:p>1120</text:p>
          </table:table-cell>
          <table:table-cell table:formula="of:=[.B1014]-[.B$2]" office:value-type="float" office:value="25.0152060985565" calcext:value-type="float">
            <text:p>25.0152060986</text:p>
          </table:table-cell>
          <table:table-cell table:formula="of:=[.C1014]/([.D1014]-[.D1013])" office:value-type="float" office:value="296024.984561094" calcext:value-type="float">
            <text:p>296024.984561094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456446805.09219" calcext:value-type="float">
            <text:p>1456446805.09219</text:p>
          </table:table-cell>
          <table:table-cell office:value-type="float" office:value="1120" calcext:value-type="float">
            <text:p>1120</text:p>
          </table:table-cell>
          <table:table-cell table:formula="of:=[.B1015]-[.B$2]" office:value-type="float" office:value="25.0187878608704" calcext:value-type="float">
            <text:p>25.0187878609</text:p>
          </table:table-cell>
          <table:table-cell table:formula="of:=[.C1015]/([.D1015]-[.D1014])" office:value-type="float" office:value="312695.23264328" calcext:value-type="float">
            <text:p>312695.23264328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456446805.09606" calcext:value-type="float">
            <text:p>1456446805.09606</text:p>
          </table:table-cell>
          <table:table-cell office:value-type="float" office:value="1120" calcext:value-type="float">
            <text:p>1120</text:p>
          </table:table-cell>
          <table:table-cell table:formula="of:=[.B1016]-[.B$2]" office:value-type="float" office:value="25.0226554870605" calcext:value-type="float">
            <text:p>25.0226554871</text:p>
          </table:table-cell>
          <table:table-cell table:formula="of:=[.C1016]/([.D1016]-[.D1015])" office:value-type="float" office:value="289583.311552213" calcext:value-type="float">
            <text:p>289583.311552213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456446805.09963" calcext:value-type="float">
            <text:p>1456446805.09963</text:p>
          </table:table-cell>
          <table:table-cell office:value-type="float" office:value="1120" calcext:value-type="float">
            <text:p>1120</text:p>
          </table:table-cell>
          <table:table-cell table:formula="of:=[.B1017]-[.B$2]" office:value-type="float" office:value="25.0262286663055" calcext:value-type="float">
            <text:p>25.0262286663</text:p>
          </table:table-cell>
          <table:table-cell table:formula="of:=[.C1017]/([.D1017]-[.D1016])" office:value-type="float" office:value="313446.352171882" calcext:value-type="float">
            <text:p>313446.352171882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456446805.10318" calcext:value-type="float">
            <text:p>1456446805.10318</text:p>
          </table:table-cell>
          <table:table-cell office:value-type="float" office:value="1120" calcext:value-type="float">
            <text:p>1120</text:p>
          </table:table-cell>
          <table:table-cell table:formula="of:=[.B1018]-[.B$2]" office:value-type="float" office:value="25.0297794342041" calcext:value-type="float">
            <text:p>25.0297794342</text:p>
          </table:table-cell>
          <table:table-cell table:formula="of:=[.C1018]/([.D1018]-[.D1017])" office:value-type="float" office:value="315424.728395891" calcext:value-type="float">
            <text:p>315424.728395891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456446805.10675" calcext:value-type="float">
            <text:p>1456446805.10675</text:p>
          </table:table-cell>
          <table:table-cell office:value-type="float" office:value="1120" calcext:value-type="float">
            <text:p>1120</text:p>
          </table:table-cell>
          <table:table-cell table:formula="of:=[.B1019]-[.B$2]" office:value-type="float" office:value="25.0333425998688" calcext:value-type="float">
            <text:p>25.0333425999</text:p>
          </table:table-cell>
          <table:table-cell table:formula="of:=[.C1019]/([.D1019]-[.D1018])" office:value-type="float" office:value="314327.231850117" calcext:value-type="float">
            <text:p>314327.231850117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456446805.11031" calcext:value-type="float">
            <text:p>1456446805.11031</text:p>
          </table:table-cell>
          <table:table-cell office:value-type="float" office:value="1120" calcext:value-type="float">
            <text:p>1120</text:p>
          </table:table-cell>
          <table:table-cell table:formula="of:=[.B1020]-[.B$2]" office:value-type="float" office:value="25.0369017124176" calcext:value-type="float">
            <text:p>25.0369017124</text:p>
          </table:table-cell>
          <table:table-cell table:formula="of:=[.C1020]/([.D1020]-[.D1019])" office:value-type="float" office:value="314685.187566988" calcext:value-type="float">
            <text:p>314685.187566988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456446805.11621" calcext:value-type="float">
            <text:p>1456446805.11621</text:p>
          </table:table-cell>
          <table:table-cell office:value-type="float" office:value="1120" calcext:value-type="float">
            <text:p>1120</text:p>
          </table:table-cell>
          <table:table-cell table:formula="of:=[.B1021]-[.B$2]" office:value-type="float" office:value="25.0428080558777" calcext:value-type="float">
            <text:p>25.0428080559</text:p>
          </table:table-cell>
          <table:table-cell table:formula="of:=[.C1021]/([.D1021]-[.D1020])" office:value-type="float" office:value="189626.62899124" calcext:value-type="float">
            <text:p>189626.62899124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456446805.12691" calcext:value-type="float">
            <text:p>1456446805.12691</text:p>
          </table:table-cell>
          <table:table-cell office:value-type="float" office:value="1120" calcext:value-type="float">
            <text:p>1120</text:p>
          </table:table-cell>
          <table:table-cell table:formula="of:=[.B1022]-[.B$2]" office:value-type="float" office:value="25.0535018444061" calcext:value-type="float">
            <text:p>25.0535018444</text:p>
          </table:table-cell>
          <table:table-cell table:formula="of:=[.C1022]/([.D1022]-[.D1021])" office:value-type="float" office:value="104733.696296792" calcext:value-type="float">
            <text:p>104733.696296792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456446805.13785" calcext:value-type="float">
            <text:p>1456446805.13785</text:p>
          </table:table-cell>
          <table:table-cell office:value-type="float" office:value="1120" calcext:value-type="float">
            <text:p>1120</text:p>
          </table:table-cell>
          <table:table-cell table:formula="of:=[.B1023]-[.B$2]" office:value-type="float" office:value="25.0644414424896" calcext:value-type="float">
            <text:p>25.0644414425</text:p>
          </table:table-cell>
          <table:table-cell table:formula="of:=[.C1023]/([.D1023]-[.D1022])" office:value-type="float" office:value="102380.360910121" calcext:value-type="float">
            <text:p>102380.360910121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456446805.14866" calcext:value-type="float">
            <text:p>1456446805.14866</text:p>
          </table:table-cell>
          <table:table-cell office:value-type="float" office:value="1120" calcext:value-type="float">
            <text:p>1120</text:p>
          </table:table-cell>
          <table:table-cell table:formula="of:=[.B1024]-[.B$2]" office:value-type="float" office:value="25.0752527713776" calcext:value-type="float">
            <text:p>25.0752527714</text:p>
          </table:table-cell>
          <table:table-cell table:formula="of:=[.C1024]/([.D1024]-[.D1023])" office:value-type="float" office:value="103595.035504785" calcext:value-type="float">
            <text:p>103595.035504785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456446805.15939" calcext:value-type="float">
            <text:p>1456446805.15939</text:p>
          </table:table-cell>
          <table:table-cell office:value-type="float" office:value="1120" calcext:value-type="float">
            <text:p>1120</text:p>
          </table:table-cell>
          <table:table-cell table:formula="of:=[.B1025]-[.B$2]" office:value-type="float" office:value="25.0859830379486" calcext:value-type="float">
            <text:p>25.0859830379</text:p>
          </table:table-cell>
          <table:table-cell table:formula="of:=[.C1025]/([.D1025]-[.D1024])" office:value-type="float" office:value="104377.649202329" calcext:value-type="float">
            <text:p>104377.64920232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456446805.17072" calcext:value-type="float">
            <text:p>1456446805.17072</text:p>
          </table:table-cell>
          <table:table-cell office:value-type="float" office:value="1120" calcext:value-type="float">
            <text:p>1120</text:p>
          </table:table-cell>
          <table:table-cell table:formula="of:=[.B1026]-[.B$2]" office:value-type="float" office:value="25.0973134040832" calcext:value-type="float">
            <text:p>25.0973134041</text:p>
          </table:table-cell>
          <table:table-cell table:formula="of:=[.C1026]/([.D1026]-[.D1025])" office:value-type="float" office:value="98849.409338636" calcext:value-type="float">
            <text:p>98849.409338636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456446805.18135" calcext:value-type="float">
            <text:p>1456446805.18135</text:p>
          </table:table-cell>
          <table:table-cell office:value-type="float" office:value="1120" calcext:value-type="float">
            <text:p>1120</text:p>
          </table:table-cell>
          <table:table-cell table:formula="of:=[.B1027]-[.B$2]" office:value-type="float" office:value="25.1079454421997" calcext:value-type="float">
            <text:p>25.1079454422</text:p>
          </table:table-cell>
          <table:table-cell table:formula="of:=[.C1027]/([.D1027]-[.D1026])" office:value-type="float" office:value="105341.985020406" calcext:value-type="float">
            <text:p>105341.985020406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456446805.19204" calcext:value-type="float">
            <text:p>1456446805.19204</text:p>
          </table:table-cell>
          <table:table-cell office:value-type="float" office:value="1120" calcext:value-type="float">
            <text:p>1120</text:p>
          </table:table-cell>
          <table:table-cell table:formula="of:=[.B1028]-[.B$2]" office:value-type="float" office:value="25.1186406612396" calcext:value-type="float">
            <text:p>25.1186406612</text:p>
          </table:table-cell>
          <table:table-cell table:formula="of:=[.C1028]/([.D1028]-[.D1027])" office:value-type="float" office:value="104719.68791101" calcext:value-type="float">
            <text:p>104719.68791101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456446805.2028" calcext:value-type="float">
            <text:p>1456446805.2028</text:p>
          </table:table-cell>
          <table:table-cell office:value-type="float" office:value="1120" calcext:value-type="float">
            <text:p>1120</text:p>
          </table:table-cell>
          <table:table-cell table:formula="of:=[.B1029]-[.B$2]" office:value-type="float" office:value="25.1293928623199" calcext:value-type="float">
            <text:p>25.1293928623</text:p>
          </table:table-cell>
          <table:table-cell table:formula="of:=[.C1029]/([.D1029]-[.D1028])" office:value-type="float" office:value="104164.718612799" calcext:value-type="float">
            <text:p>104164.718612799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456446805.21899" calcext:value-type="float">
            <text:p>1456446805.21899</text:p>
          </table:table-cell>
          <table:table-cell office:value-type="float" office:value="1120" calcext:value-type="float">
            <text:p>1120</text:p>
          </table:table-cell>
          <table:table-cell table:formula="of:=[.B1030]-[.B$2]" office:value-type="float" office:value="25.145587682724" calcext:value-type="float">
            <text:p>25.1455876827</text:p>
          </table:table-cell>
          <table:table-cell table:formula="of:=[.C1030]/([.D1030]-[.D1029])" office:value-type="float" office:value="69157.9142007479" calcext:value-type="float">
            <text:p>69157.9142007479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456446805.22973" calcext:value-type="float">
            <text:p>1456446805.22973</text:p>
          </table:table-cell>
          <table:table-cell office:value-type="float" office:value="1120" calcext:value-type="float">
            <text:p>1120</text:p>
          </table:table-cell>
          <table:table-cell table:formula="of:=[.B1031]-[.B$2]" office:value-type="float" office:value="25.1563231945038" calcext:value-type="float">
            <text:p>25.1563231945</text:p>
          </table:table-cell>
          <table:table-cell table:formula="of:=[.C1031]/([.D1031]-[.D1030])" office:value-type="float" office:value="104326.651861064" calcext:value-type="float">
            <text:p>104326.651861064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456446805.24052" calcext:value-type="float">
            <text:p>1456446805.24052</text:p>
          </table:table-cell>
          <table:table-cell office:value-type="float" office:value="1120" calcext:value-type="float">
            <text:p>1120</text:p>
          </table:table-cell>
          <table:table-cell table:formula="of:=[.B1032]-[.B$2]" office:value-type="float" office:value="25.1671197414398" calcext:value-type="float">
            <text:p>25.1671197414</text:p>
          </table:table-cell>
          <table:table-cell table:formula="of:=[.C1032]/([.D1032]-[.D1031])" office:value-type="float" office:value="103736.871301122" calcext:value-type="float">
            <text:p>103736.871301122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456446805.25137" calcext:value-type="float">
            <text:p>1456446805.25137</text:p>
          </table:table-cell>
          <table:table-cell office:value-type="float" office:value="1120" calcext:value-type="float">
            <text:p>1120</text:p>
          </table:table-cell>
          <table:table-cell table:formula="of:=[.B1033]-[.B$2]" office:value-type="float" office:value="25.1779644489288" calcext:value-type="float">
            <text:p>25.1779644489</text:p>
          </table:table-cell>
          <table:table-cell table:formula="of:=[.C1033]/([.D1033]-[.D1032])" office:value-type="float" office:value="103276.183441059" calcext:value-type="float">
            <text:p>103276.183441059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456446805.26226" calcext:value-type="float">
            <text:p>1456446805.26226</text:p>
          </table:table-cell>
          <table:table-cell office:value-type="float" office:value="1120" calcext:value-type="float">
            <text:p>1120</text:p>
          </table:table-cell>
          <table:table-cell table:formula="of:=[.B1034]-[.B$2]" office:value-type="float" office:value="25.1888556480408" calcext:value-type="float">
            <text:p>25.188855648</text:p>
          </table:table-cell>
          <table:table-cell table:formula="of:=[.C1034]/([.D1034]-[.D1033])" office:value-type="float" office:value="102835.324970995" calcext:value-type="float">
            <text:p>102835.324970995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456446805.2748" calcext:value-type="float">
            <text:p>1456446805.2748</text:p>
          </table:table-cell>
          <table:table-cell office:value-type="float" office:value="1120" calcext:value-type="float">
            <text:p>1120</text:p>
          </table:table-cell>
          <table:table-cell table:formula="of:=[.B1035]-[.B$2]" office:value-type="float" office:value="25.2013976573944" calcext:value-type="float">
            <text:p>25.2013976574</text:p>
          </table:table-cell>
          <table:table-cell table:formula="of:=[.C1035]/([.D1035]-[.D1034])" office:value-type="float" office:value="89299.8855622089" calcext:value-type="float">
            <text:p>89299.8855622089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456446805.28589" calcext:value-type="float">
            <text:p>1456446805.28589</text:p>
          </table:table-cell>
          <table:table-cell office:value-type="float" office:value="1120" calcext:value-type="float">
            <text:p>1120</text:p>
          </table:table-cell>
          <table:table-cell table:formula="of:=[.B1036]-[.B$2]" office:value-type="float" office:value="25.2124905586243" calcext:value-type="float">
            <text:p>25.2124905586</text:p>
          </table:table-cell>
          <table:table-cell table:formula="of:=[.C1036]/([.D1036]-[.D1035])" office:value-type="float" office:value="100965.471231758" calcext:value-type="float">
            <text:p>100965.471231758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456446805.29653" calcext:value-type="float">
            <text:p>1456446805.29653</text:p>
          </table:table-cell>
          <table:table-cell office:value-type="float" office:value="1120" calcext:value-type="float">
            <text:p>1120</text:p>
          </table:table-cell>
          <table:table-cell table:formula="of:=[.B1037]-[.B$2]" office:value-type="float" office:value="25.2231278419495" calcext:value-type="float">
            <text:p>25.2231278419</text:p>
          </table:table-cell>
          <table:table-cell table:formula="of:=[.C1037]/([.D1037]-[.D1036])" office:value-type="float" office:value="105290.04124081" calcext:value-type="float">
            <text:p>105290.04124081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456446805.30734" calcext:value-type="float">
            <text:p>1456446805.30734</text:p>
          </table:table-cell>
          <table:table-cell office:value-type="float" office:value="1120" calcext:value-type="float">
            <text:p>1120</text:p>
          </table:table-cell>
          <table:table-cell table:formula="of:=[.B1038]-[.B$2]" office:value-type="float" office:value="25.2339355945587" calcext:value-type="float">
            <text:p>25.2339355946</text:p>
          </table:table-cell>
          <table:table-cell table:formula="of:=[.C1038]/([.D1038]-[.D1037])" office:value-type="float" office:value="103629.315038274" calcext:value-type="float">
            <text:p>103629.315038274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456446805.31823" calcext:value-type="float">
            <text:p>1456446805.31823</text:p>
          </table:table-cell>
          <table:table-cell office:value-type="float" office:value="1120" calcext:value-type="float">
            <text:p>1120</text:p>
          </table:table-cell>
          <table:table-cell table:formula="of:=[.B1039]-[.B$2]" office:value-type="float" office:value="25.2448210716248" calcext:value-type="float">
            <text:p>25.2448210716</text:p>
          </table:table-cell>
          <table:table-cell table:formula="of:=[.C1039]/([.D1039]-[.D1038])" office:value-type="float" office:value="102889.381255886" calcext:value-type="float">
            <text:p>102889.381255886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456446805.32909" calcext:value-type="float">
            <text:p>1456446805.32909</text:p>
          </table:table-cell>
          <table:table-cell office:value-type="float" office:value="1120" calcext:value-type="float">
            <text:p>1120</text:p>
          </table:table-cell>
          <table:table-cell table:formula="of:=[.B1040]-[.B$2]" office:value-type="float" office:value="25.2556879520416" calcext:value-type="float">
            <text:p>25.255687952</text:p>
          </table:table-cell>
          <table:table-cell table:formula="of:=[.C1040]/([.D1040]-[.D1039])" office:value-type="float" office:value="103065.457337809" calcext:value-type="float">
            <text:p>103065.457337809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456446805.33272" calcext:value-type="float">
            <text:p>1456446805.33272</text:p>
          </table:table-cell>
          <table:table-cell office:value-type="float" office:value="1120" calcext:value-type="float">
            <text:p>1120</text:p>
          </table:table-cell>
          <table:table-cell table:formula="of:=[.B1041]-[.B$2]" office:value-type="float" office:value="25.25932097435" calcext:value-type="float">
            <text:p>25.2593209744</text:p>
          </table:table-cell>
          <table:table-cell table:formula="of:=[.C1041]/([.D1041]-[.D1040])" office:value-type="float" office:value="308283.270770442" calcext:value-type="float">
            <text:p>308283.270770442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456446805.34316" calcext:value-type="float">
            <text:p>1456446805.34316</text:p>
          </table:table-cell>
          <table:table-cell office:value-type="float" office:value="1120" calcext:value-type="float">
            <text:p>1120</text:p>
          </table:table-cell>
          <table:table-cell table:formula="of:=[.B1042]-[.B$2]" office:value-type="float" office:value="25.2697582244873" calcext:value-type="float">
            <text:p>25.2697582245</text:p>
          </table:table-cell>
          <table:table-cell table:formula="of:=[.C1042]/([.D1042]-[.D1041])" office:value-type="float" office:value="107307.958060169" calcext:value-type="float">
            <text:p>107307.958060169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456446805.35408" calcext:value-type="float">
            <text:p>1456446805.35408</text:p>
          </table:table-cell>
          <table:table-cell office:value-type="float" office:value="1120" calcext:value-type="float">
            <text:p>1120</text:p>
          </table:table-cell>
          <table:table-cell table:formula="of:=[.B1043]-[.B$2]" office:value-type="float" office:value="25.2806718349457" calcext:value-type="float">
            <text:p>25.2806718349</text:p>
          </table:table-cell>
          <table:table-cell table:formula="of:=[.C1043]/([.D1043]-[.D1042])" office:value-type="float" office:value="102624.150300382" calcext:value-type="float">
            <text:p>102624.150300382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456446805.36471" calcext:value-type="float">
            <text:p>1456446805.36471</text:p>
          </table:table-cell>
          <table:table-cell office:value-type="float" office:value="1120" calcext:value-type="float">
            <text:p>1120</text:p>
          </table:table-cell>
          <table:table-cell table:formula="of:=[.B1044]-[.B$2]" office:value-type="float" office:value="25.2913105487823" calcext:value-type="float">
            <text:p>25.2913105488</text:p>
          </table:table-cell>
          <table:table-cell table:formula="of:=[.C1044]/([.D1044]-[.D1043])" office:value-type="float" office:value="105275.883644839" calcext:value-type="float">
            <text:p>105275.883644839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456446805.37543" calcext:value-type="float">
            <text:p>1456446805.37543</text:p>
          </table:table-cell>
          <table:table-cell office:value-type="float" office:value="1120" calcext:value-type="float">
            <text:p>1120</text:p>
          </table:table-cell>
          <table:table-cell table:formula="of:=[.B1045]-[.B$2]" office:value-type="float" office:value="25.3020238876343" calcext:value-type="float">
            <text:p>25.3020238876</text:p>
          </table:table-cell>
          <table:table-cell table:formula="of:=[.C1045]/([.D1045]-[.D1044])" office:value-type="float" office:value="104542.572159786" calcext:value-type="float">
            <text:p>104542.572159786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456446805.3862" calcext:value-type="float">
            <text:p>1456446805.3862</text:p>
          </table:table-cell>
          <table:table-cell office:value-type="float" office:value="1120" calcext:value-type="float">
            <text:p>1120</text:p>
          </table:table-cell>
          <table:table-cell table:formula="of:=[.B1046]-[.B$2]" office:value-type="float" office:value="25.3127970695496" calcext:value-type="float">
            <text:p>25.3127970695</text:p>
          </table:table-cell>
          <table:table-cell table:formula="of:=[.C1046]/([.D1046]-[.D1045])" office:value-type="float" office:value="103961.857212411" calcext:value-type="float">
            <text:p>103961.857212411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456446805.39702" calcext:value-type="float">
            <text:p>1456446805.39702</text:p>
          </table:table-cell>
          <table:table-cell office:value-type="float" office:value="1120" calcext:value-type="float">
            <text:p>1120</text:p>
          </table:table-cell>
          <table:table-cell table:formula="of:=[.B1047]-[.B$2]" office:value-type="float" office:value="25.3236186504364" calcext:value-type="float">
            <text:p>25.3236186504</text:p>
          </table:table-cell>
          <table:table-cell table:formula="of:=[.C1047]/([.D1047]-[.D1046])" office:value-type="float" office:value="103496.893079821" calcext:value-type="float">
            <text:p>103496.893079821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456446805.41594" calcext:value-type="float">
            <text:p>1456446805.41594</text:p>
          </table:table-cell>
          <table:table-cell office:value-type="float" office:value="1120" calcext:value-type="float">
            <text:p>1120</text:p>
          </table:table-cell>
          <table:table-cell table:formula="of:=[.B1048]-[.B$2]" office:value-type="float" office:value="25.3425376415253" calcext:value-type="float">
            <text:p>25.3425376415</text:p>
          </table:table-cell>
          <table:table-cell table:formula="of:=[.C1048]/([.D1048]-[.D1047])" office:value-type="float" office:value="59199.7741707834" calcext:value-type="float">
            <text:p>59199.7741707834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456446805.42674" calcext:value-type="float">
            <text:p>1456446805.42674</text:p>
          </table:table-cell>
          <table:table-cell office:value-type="float" office:value="1120" calcext:value-type="float">
            <text:p>1120</text:p>
          </table:table-cell>
          <table:table-cell table:formula="of:=[.B1049]-[.B$2]" office:value-type="float" office:value="25.3533389568329" calcext:value-type="float">
            <text:p>25.3533389568</text:p>
          </table:table-cell>
          <table:table-cell table:formula="of:=[.C1049]/([.D1049]-[.D1048])" office:value-type="float" office:value="103691.075401731" calcext:value-type="float">
            <text:p>103691.075401731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456446805.43744" calcext:value-type="float">
            <text:p>1456446805.43744</text:p>
          </table:table-cell>
          <table:table-cell office:value-type="float" office:value="1120" calcext:value-type="float">
            <text:p>1120</text:p>
          </table:table-cell>
          <table:table-cell table:formula="of:=[.B1050]-[.B$2]" office:value-type="float" office:value="25.3640406131744" calcext:value-type="float">
            <text:p>25.3640406132</text:p>
          </table:table-cell>
          <table:table-cell table:formula="of:=[.C1050]/([.D1050]-[.D1049])" office:value-type="float" office:value="104656.696520073" calcext:value-type="float">
            <text:p>104656.696520073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456446805.44964" calcext:value-type="float">
            <text:p>1456446805.44964</text:p>
          </table:table-cell>
          <table:table-cell office:value-type="float" office:value="1120" calcext:value-type="float">
            <text:p>1120</text:p>
          </table:table-cell>
          <table:table-cell table:formula="of:=[.B1051]-[.B$2]" office:value-type="float" office:value="25.3762385845184" calcext:value-type="float">
            <text:p>25.3762385845</text:p>
          </table:table-cell>
          <table:table-cell table:formula="of:=[.C1051]/([.D1051]-[.D1050])" office:value-type="float" office:value="91818.546577538" calcext:value-type="float">
            <text:p>91818.546577538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456446805.45908" calcext:value-type="float">
            <text:p>1456446805.45908</text:p>
          </table:table-cell>
          <table:table-cell office:value-type="float" office:value="1120" calcext:value-type="float">
            <text:p>1120</text:p>
          </table:table-cell>
          <table:table-cell table:formula="of:=[.B1052]-[.B$2]" office:value-type="float" office:value="25.385678768158" calcext:value-type="float">
            <text:p>25.3856787682</text:p>
          </table:table-cell>
          <table:table-cell table:formula="of:=[.C1052]/([.D1052]-[.D1051])" office:value-type="float" office:value="118641.759818159" calcext:value-type="float">
            <text:p>118641.759818159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456446805.46989" calcext:value-type="float">
            <text:p>1456446805.46989</text:p>
          </table:table-cell>
          <table:table-cell office:value-type="float" office:value="1120" calcext:value-type="float">
            <text:p>1120</text:p>
          </table:table-cell>
          <table:table-cell table:formula="of:=[.B1053]-[.B$2]" office:value-type="float" office:value="25.3964872360229" calcext:value-type="float">
            <text:p>25.396487236</text:p>
          </table:table-cell>
          <table:table-cell table:formula="of:=[.C1053]/([.D1053]-[.D1052])" office:value-type="float" office:value="103622.457316804" calcext:value-type="float">
            <text:p>103622.457316804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456446805.48071" calcext:value-type="float">
            <text:p>1456446805.48071</text:p>
          </table:table-cell>
          <table:table-cell office:value-type="float" office:value="1120" calcext:value-type="float">
            <text:p>1120</text:p>
          </table:table-cell>
          <table:table-cell table:formula="of:=[.B1054]-[.B$2]" office:value-type="float" office:value="25.4073083400726" calcext:value-type="float">
            <text:p>25.4073083401</text:p>
          </table:table-cell>
          <table:table-cell table:formula="of:=[.C1054]/([.D1054]-[.D1053])" office:value-type="float" office:value="103501.453720228" calcext:value-type="float">
            <text:p>103501.453720228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456446805.49153" calcext:value-type="float">
            <text:p>1456446805.49153</text:p>
          </table:table-cell>
          <table:table-cell office:value-type="float" office:value="1120" calcext:value-type="float">
            <text:p>1120</text:p>
          </table:table-cell>
          <table:table-cell table:formula="of:=[.B1055]-[.B$2]" office:value-type="float" office:value="25.4181263446808" calcext:value-type="float">
            <text:p>25.4181263447</text:p>
          </table:table-cell>
          <table:table-cell table:formula="of:=[.C1055]/([.D1055]-[.D1054])" office:value-type="float" office:value="103531.107682814" calcext:value-type="float">
            <text:p>103531.107682814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456446805.50226" calcext:value-type="float">
            <text:p>1456446805.50226</text:p>
          </table:table-cell>
          <table:table-cell office:value-type="float" office:value="1120" calcext:value-type="float">
            <text:p>1120</text:p>
          </table:table-cell>
          <table:table-cell table:formula="of:=[.B1056]-[.B$2]" office:value-type="float" office:value="25.4288537502289" calcext:value-type="float">
            <text:p>25.4288537502</text:p>
          </table:table-cell>
          <table:table-cell table:formula="of:=[.C1056]/([.D1056]-[.D1055])" office:value-type="float" office:value="104405.486953816" calcext:value-type="float">
            <text:p>104405.486953816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456446805.51318" calcext:value-type="float">
            <text:p>1456446805.51318</text:p>
          </table:table-cell>
          <table:table-cell office:value-type="float" office:value="1120" calcext:value-type="float">
            <text:p>1120</text:p>
          </table:table-cell>
          <table:table-cell table:formula="of:=[.B1057]-[.B$2]" office:value-type="float" office:value="25.4397759437561" calcext:value-type="float">
            <text:p>25.4397759438</text:p>
          </table:table-cell>
          <table:table-cell table:formula="of:=[.C1057]/([.D1057]-[.D1056])" office:value-type="float" office:value="102543.504398507" calcext:value-type="float">
            <text:p>102543.504398507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456446805.52399" calcext:value-type="float">
            <text:p>1456446805.52399</text:p>
          </table:table-cell>
          <table:table-cell office:value-type="float" office:value="1120" calcext:value-type="float">
            <text:p>1120</text:p>
          </table:table-cell>
          <table:table-cell table:formula="of:=[.B1058]-[.B$2]" office:value-type="float" office:value="25.4505846500397" calcext:value-type="float">
            <text:p>25.45058465</text:p>
          </table:table-cell>
          <table:table-cell table:formula="of:=[.C1058]/([.D1058]-[.D1057])" office:value-type="float" office:value="103620.171611338" calcext:value-type="float">
            <text:p>103620.171611338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456446805.53493" calcext:value-type="float">
            <text:p>1456446805.53493</text:p>
          </table:table-cell>
          <table:table-cell office:value-type="float" office:value="1120" calcext:value-type="float">
            <text:p>1120</text:p>
          </table:table-cell>
          <table:table-cell table:formula="of:=[.B1059]-[.B$2]" office:value-type="float" office:value="25.4615235328674" calcext:value-type="float">
            <text:p>25.4615235329</text:p>
          </table:table-cell>
          <table:table-cell table:formula="of:=[.C1059]/([.D1059]-[.D1058])" office:value-type="float" office:value="102387.055208038" calcext:value-type="float">
            <text:p>102387.055208038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456446805.54585" calcext:value-type="float">
            <text:p>1456446805.54585</text:p>
          </table:table-cell>
          <table:table-cell office:value-type="float" office:value="1120" calcext:value-type="float">
            <text:p>1120</text:p>
          </table:table-cell>
          <table:table-cell table:formula="of:=[.B1060]-[.B$2]" office:value-type="float" office:value="25.4724507331848" calcext:value-type="float">
            <text:p>25.4724507332</text:p>
          </table:table-cell>
          <table:table-cell table:formula="of:=[.C1060]/([.D1060]-[.D1059])" office:value-type="float" office:value="102496.519462384" calcext:value-type="float">
            <text:p>102496.519462384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456446805.55661" calcext:value-type="float">
            <text:p>1456446805.55661</text:p>
          </table:table-cell>
          <table:table-cell office:value-type="float" office:value="1120" calcext:value-type="float">
            <text:p>1120</text:p>
          </table:table-cell>
          <table:table-cell table:formula="of:=[.B1061]-[.B$2]" office:value-type="float" office:value="25.4832012653351" calcext:value-type="float">
            <text:p>25.4832012653</text:p>
          </table:table-cell>
          <table:table-cell table:formula="of:=[.C1061]/([.D1061]-[.D1060])" office:value-type="float" office:value="104180.889312723" calcext:value-type="float">
            <text:p>104180.889312723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456446805.56743" calcext:value-type="float">
            <text:p>1456446805.56743</text:p>
          </table:table-cell>
          <table:table-cell office:value-type="float" office:value="1120" calcext:value-type="float">
            <text:p>1120</text:p>
          </table:table-cell>
          <table:table-cell table:formula="of:=[.B1062]-[.B$2]" office:value-type="float" office:value="25.4940299987793" calcext:value-type="float">
            <text:p>25.4940299988</text:p>
          </table:table-cell>
          <table:table-cell table:formula="of:=[.C1062]/([.D1062]-[.D1061])" office:value-type="float" office:value="103428.531671767" calcext:value-type="float">
            <text:p>103428.531671767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456446805.57099" calcext:value-type="float">
            <text:p>1456446805.57099</text:p>
          </table:table-cell>
          <table:table-cell office:value-type="float" office:value="1120" calcext:value-type="float">
            <text:p>1120</text:p>
          </table:table-cell>
          <table:table-cell table:formula="of:=[.B1063]-[.B$2]" office:value-type="float" office:value="25.4975845813751" calcext:value-type="float">
            <text:p>25.4975845814</text:p>
          </table:table-cell>
          <table:table-cell table:formula="of:=[.C1063]/([.D1063]-[.D1062])" office:value-type="float" office:value="315086.221745255" calcext:value-type="float">
            <text:p>315086.221745255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456446805.58056" calcext:value-type="float">
            <text:p>1456446805.58056</text:p>
          </table:table-cell>
          <table:table-cell office:value-type="float" office:value="1120" calcext:value-type="float">
            <text:p>1120</text:p>
          </table:table-cell>
          <table:table-cell table:formula="of:=[.B1064]-[.B$2]" office:value-type="float" office:value="25.507155418396" calcext:value-type="float">
            <text:p>25.5071554184</text:p>
          </table:table-cell>
          <table:table-cell table:formula="of:=[.C1064]/([.D1064]-[.D1063])" office:value-type="float" office:value="117022.157785915" calcext:value-type="float">
            <text:p>117022.157785915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456446805.59135" calcext:value-type="float">
            <text:p>1456446805.59135</text:p>
          </table:table-cell>
          <table:table-cell office:value-type="float" office:value="1120" calcext:value-type="float">
            <text:p>1120</text:p>
          </table:table-cell>
          <table:table-cell table:formula="of:=[.B1065]-[.B$2]" office:value-type="float" office:value="25.5179460048676" calcext:value-type="float">
            <text:p>25.5179460049</text:p>
          </table:table-cell>
          <table:table-cell table:formula="of:=[.C1065]/([.D1065]-[.D1064])" office:value-type="float" office:value="103794.173092645" calcext:value-type="float">
            <text:p>103794.173092645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456446805.60236" calcext:value-type="float">
            <text:p>1456446805.60236</text:p>
          </table:table-cell>
          <table:table-cell office:value-type="float" office:value="1120" calcext:value-type="float">
            <text:p>1120</text:p>
          </table:table-cell>
          <table:table-cell table:formula="of:=[.B1066]-[.B$2]" office:value-type="float" office:value="25.5289556980133" calcext:value-type="float">
            <text:p>25.528955698</text:p>
          </table:table-cell>
          <table:table-cell table:formula="of:=[.C1066]/([.D1066]-[.D1065])" office:value-type="float" office:value="101728.539131188" calcext:value-type="float">
            <text:p>101728.539131188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456446805.61338" calcext:value-type="float">
            <text:p>1456446805.61338</text:p>
          </table:table-cell>
          <table:table-cell office:value-type="float" office:value="1120" calcext:value-type="float">
            <text:p>1120</text:p>
          </table:table-cell>
          <table:table-cell table:formula="of:=[.B1067]-[.B$2]" office:value-type="float" office:value="25.539975643158" calcext:value-type="float">
            <text:p>25.5399756432</text:p>
          </table:table-cell>
          <table:table-cell table:formula="of:=[.C1067]/([.D1067]-[.D1066])" office:value-type="float" office:value="101633.899742541" calcext:value-type="float">
            <text:p>101633.899742541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456446805.63252" calcext:value-type="float">
            <text:p>1456446805.63252</text:p>
          </table:table-cell>
          <table:table-cell office:value-type="float" office:value="1120" calcext:value-type="float">
            <text:p>1120</text:p>
          </table:table-cell>
          <table:table-cell table:formula="of:=[.B1068]-[.B$2]" office:value-type="float" office:value="25.5591204166412" calcext:value-type="float">
            <text:p>25.5591204166</text:p>
          </table:table-cell>
          <table:table-cell table:formula="of:=[.C1068]/([.D1068]-[.D1067])" office:value-type="float" office:value="58501.6062466531" calcext:value-type="float">
            <text:p>58501.6062466531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456446805.64325" calcext:value-type="float">
            <text:p>1456446805.64325</text:p>
          </table:table-cell>
          <table:table-cell office:value-type="float" office:value="1120" calcext:value-type="float">
            <text:p>1120</text:p>
          </table:table-cell>
          <table:table-cell table:formula="of:=[.B1069]-[.B$2]" office:value-type="float" office:value="25.5698499679565" calcext:value-type="float">
            <text:p>25.569849968</text:p>
          </table:table-cell>
          <table:table-cell table:formula="of:=[.C1069]/([.D1069]-[.D1068])" office:value-type="float" office:value="104384.607248406" calcext:value-type="float">
            <text:p>104384.607248406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456446805.65405" calcext:value-type="float">
            <text:p>1456446805.65405</text:p>
          </table:table-cell>
          <table:table-cell office:value-type="float" office:value="1120" calcext:value-type="float">
            <text:p>1120</text:p>
          </table:table-cell>
          <table:table-cell table:formula="of:=[.B1070]-[.B$2]" office:value-type="float" office:value="25.5806481838226" calcext:value-type="float">
            <text:p>25.5806481838</text:p>
          </table:table-cell>
          <table:table-cell table:formula="of:=[.C1070]/([.D1070]-[.D1069])" office:value-type="float" office:value="103720.838135612" calcext:value-type="float">
            <text:p>103720.838135612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456446805.66493" calcext:value-type="float">
            <text:p>1456446805.66493</text:p>
          </table:table-cell>
          <table:table-cell office:value-type="float" office:value="1120" calcext:value-type="float">
            <text:p>1120</text:p>
          </table:table-cell>
          <table:table-cell table:formula="of:=[.B1071]-[.B$2]" office:value-type="float" office:value="25.5915303230286" calcext:value-type="float">
            <text:p>25.591530323</text:p>
          </table:table-cell>
          <table:table-cell table:formula="of:=[.C1071]/([.D1071]-[.D1070])" office:value-type="float" office:value="102920.940341345" calcext:value-type="float">
            <text:p>102920.940341345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456446805.67597" calcext:value-type="float">
            <text:p>1456446805.67597</text:p>
          </table:table-cell>
          <table:table-cell office:value-type="float" office:value="1120" calcext:value-type="float">
            <text:p>1120</text:p>
          </table:table-cell>
          <table:table-cell table:formula="of:=[.B1072]-[.B$2]" office:value-type="float" office:value="25.6025702953339" calcext:value-type="float">
            <text:p>25.6025702953</text:p>
          </table:table-cell>
          <table:table-cell table:formula="of:=[.C1072]/([.D1072]-[.D1071])" office:value-type="float" office:value="101449.529856387" calcext:value-type="float">
            <text:p>101449.529856387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456446805.68678" calcext:value-type="float">
            <text:p>1456446805.68678</text:p>
          </table:table-cell>
          <table:table-cell office:value-type="float" office:value="1120" calcext:value-type="float">
            <text:p>1120</text:p>
          </table:table-cell>
          <table:table-cell table:formula="of:=[.B1073]-[.B$2]" office:value-type="float" office:value="25.6133768558502" calcext:value-type="float">
            <text:p>25.6133768559</text:p>
          </table:table-cell>
          <table:table-cell table:formula="of:=[.C1073]/([.D1073]-[.D1072])" office:value-type="float" office:value="103640.74659136" calcext:value-type="float">
            <text:p>103640.74659136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456446805.69752" calcext:value-type="float">
            <text:p>1456446805.69752</text:p>
          </table:table-cell>
          <table:table-cell office:value-type="float" office:value="1120" calcext:value-type="float">
            <text:p>1120</text:p>
          </table:table-cell>
          <table:table-cell table:formula="of:=[.B1074]-[.B$2]" office:value-type="float" office:value="25.624116897583" calcext:value-type="float">
            <text:p>25.6241168976</text:p>
          </table:table-cell>
          <table:table-cell table:formula="of:=[.C1074]/([.D1074]-[.D1073])" office:value-type="float" office:value="104282.648789043" calcext:value-type="float">
            <text:p>104282.648789043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456446805.70832" calcext:value-type="float">
            <text:p>1456446805.70832</text:p>
          </table:table-cell>
          <table:table-cell office:value-type="float" office:value="1120" calcext:value-type="float">
            <text:p>1120</text:p>
          </table:table-cell>
          <table:table-cell table:formula="of:=[.B1075]-[.B$2]" office:value-type="float" office:value="25.6349143981934" calcext:value-type="float">
            <text:p>25.6349143982</text:p>
          </table:table-cell>
          <table:table-cell table:formula="of:=[.C1075]/([.D1075]-[.D1074])" office:value-type="float" office:value="103727.708885356" calcext:value-type="float">
            <text:p>103727.708885356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456446805.71917" calcext:value-type="float">
            <text:p>1456446805.71917</text:p>
          </table:table-cell>
          <table:table-cell office:value-type="float" office:value="1120" calcext:value-type="float">
            <text:p>1120</text:p>
          </table:table-cell>
          <table:table-cell table:formula="of:=[.B1076]-[.B$2]" office:value-type="float" office:value="25.6457662582397" calcext:value-type="float">
            <text:p>25.6457662582</text:p>
          </table:table-cell>
          <table:table-cell table:formula="of:=[.C1076]/([.D1076]-[.D1075])" office:value-type="float" office:value="103208.113190966" calcext:value-type="float">
            <text:p>103208.113190966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456446805.73002" calcext:value-type="float">
            <text:p>1456446805.73002</text:p>
          </table:table-cell>
          <table:table-cell office:value-type="float" office:value="1120" calcext:value-type="float">
            <text:p>1120</text:p>
          </table:table-cell>
          <table:table-cell table:formula="of:=[.B1077]-[.B$2]" office:value-type="float" office:value="25.656613111496" calcext:value-type="float">
            <text:p>25.6566131115</text:p>
          </table:table-cell>
          <table:table-cell table:formula="of:=[.C1077]/([.D1077]-[.D1076])" office:value-type="float" office:value="103255.752939884" calcext:value-type="float">
            <text:p>103255.752939884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456446805.74088" calcext:value-type="float">
            <text:p>1456446805.74088</text:p>
          </table:table-cell>
          <table:table-cell office:value-type="float" office:value="1120" calcext:value-type="float">
            <text:p>1120</text:p>
          </table:table-cell>
          <table:table-cell table:formula="of:=[.B1078]-[.B$2]" office:value-type="float" office:value="25.6674711704254" calcext:value-type="float">
            <text:p>25.6674711704</text:p>
          </table:table-cell>
          <table:table-cell table:formula="of:=[.C1078]/([.D1078]-[.D1077])" office:value-type="float" office:value="103149.191515524" calcext:value-type="float">
            <text:p>103149.191515524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456446805.75172" calcext:value-type="float">
            <text:p>1456446805.75172</text:p>
          </table:table-cell>
          <table:table-cell office:value-type="float" office:value="1120" calcext:value-type="float">
            <text:p>1120</text:p>
          </table:table-cell>
          <table:table-cell table:formula="of:=[.B1079]-[.B$2]" office:value-type="float" office:value="25.6783139705658" calcext:value-type="float">
            <text:p>25.6783139706</text:p>
          </table:table-cell>
          <table:table-cell table:formula="of:=[.C1079]/([.D1079]-[.D1078])" office:value-type="float" office:value="103294.350675052" calcext:value-type="float">
            <text:p>103294.350675052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456446805.76264" calcext:value-type="float">
            <text:p>1456446805.76264</text:p>
          </table:table-cell>
          <table:table-cell office:value-type="float" office:value="1120" calcext:value-type="float">
            <text:p>1120</text:p>
          </table:table-cell>
          <table:table-cell table:formula="of:=[.B1080]-[.B$2]" office:value-type="float" office:value="25.6892342567444" calcext:value-type="float">
            <text:p>25.6892342567</text:p>
          </table:table-cell>
          <table:table-cell table:formula="of:=[.C1080]/([.D1080]-[.D1079])" office:value-type="float" office:value="102561.414754492" calcext:value-type="float">
            <text:p>102561.414754492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456446805.77337" calcext:value-type="float">
            <text:p>1456446805.77337</text:p>
          </table:table-cell>
          <table:table-cell office:value-type="float" office:value="1120" calcext:value-type="float">
            <text:p>1120</text:p>
          </table:table-cell>
          <table:table-cell table:formula="of:=[.B1081]-[.B$2]" office:value-type="float" office:value="25.699964761734" calcext:value-type="float">
            <text:p>25.6999647617</text:p>
          </table:table-cell>
          <table:table-cell table:formula="of:=[.C1081]/([.D1081]-[.D1080])" office:value-type="float" office:value="104375.330059769" calcext:value-type="float">
            <text:p>104375.330059769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456446805.78434" calcext:value-type="float">
            <text:p>1456446805.78434</text:p>
          </table:table-cell>
          <table:table-cell office:value-type="float" office:value="1120" calcext:value-type="float">
            <text:p>1120</text:p>
          </table:table-cell>
          <table:table-cell table:formula="of:=[.B1082]-[.B$2]" office:value-type="float" office:value="25.7109382152557" calcext:value-type="float">
            <text:p>25.7109382153</text:p>
          </table:table-cell>
          <table:table-cell table:formula="of:=[.C1082]/([.D1082]-[.D1081])" office:value-type="float" office:value="102064.495719811" calcext:value-type="float">
            <text:p>102064.495719811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456446805.79515" calcext:value-type="float">
            <text:p>1456446805.79515</text:p>
          </table:table-cell>
          <table:table-cell office:value-type="float" office:value="1120" calcext:value-type="float">
            <text:p>1120</text:p>
          </table:table-cell>
          <table:table-cell table:formula="of:=[.B1083]-[.B$2]" office:value-type="float" office:value="25.7217445373535" calcext:value-type="float">
            <text:p>25.7217445374</text:p>
          </table:table-cell>
          <table:table-cell table:formula="of:=[.C1083]/([.D1083]-[.D1082])" office:value-type="float" office:value="103643.033204633" calcext:value-type="float">
            <text:p>103643.033204633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456446805.79871" calcext:value-type="float">
            <text:p>1456446805.79871</text:p>
          </table:table-cell>
          <table:table-cell office:value-type="float" office:value="1120" calcext:value-type="float">
            <text:p>1120</text:p>
          </table:table-cell>
          <table:table-cell table:formula="of:=[.B1084]-[.B$2]" office:value-type="float" office:value="25.725302696228" calcext:value-type="float">
            <text:p>25.7253026962</text:p>
          </table:table-cell>
          <table:table-cell table:formula="of:=[.C1084]/([.D1084]-[.D1083])" office:value-type="float" office:value="314769.530956848" calcext:value-type="float">
            <text:p>314769.530956848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456446805.80771" calcext:value-type="float">
            <text:p>1456446805.80771</text:p>
          </table:table-cell>
          <table:table-cell office:value-type="float" office:value="1120" calcext:value-type="float">
            <text:p>1120</text:p>
          </table:table-cell>
          <table:table-cell table:formula="of:=[.B1085]-[.B$2]" office:value-type="float" office:value="25.734307050705" calcext:value-type="float">
            <text:p>25.7343070507</text:p>
          </table:table-cell>
          <table:table-cell table:formula="of:=[.C1085]/([.D1085]-[.D1084])" office:value-type="float" office:value="124384.263510472" calcext:value-type="float">
            <text:p>124384.263510472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456446805.81849" calcext:value-type="float">
            <text:p>1456446805.81849</text:p>
          </table:table-cell>
          <table:table-cell office:value-type="float" office:value="1120" calcext:value-type="float">
            <text:p>1120</text:p>
          </table:table-cell>
          <table:table-cell table:formula="of:=[.B1086]-[.B$2]" office:value-type="float" office:value="25.7450816631317" calcext:value-type="float">
            <text:p>25.7450816631</text:p>
          </table:table-cell>
          <table:table-cell table:formula="of:=[.C1086]/([.D1086]-[.D1085])" office:value-type="float" office:value="103948.054522924" calcext:value-type="float">
            <text:p>103948.054522924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456446805.82928" calcext:value-type="float">
            <text:p>1456446805.82928</text:p>
          </table:table-cell>
          <table:table-cell office:value-type="float" office:value="1120" calcext:value-type="float">
            <text:p>1120</text:p>
          </table:table-cell>
          <table:table-cell table:formula="of:=[.B1087]-[.B$2]" office:value-type="float" office:value="25.7558732032776" calcext:value-type="float">
            <text:p>25.7558732033</text:p>
          </table:table-cell>
          <table:table-cell table:formula="of:=[.C1087]/([.D1087]-[.D1086])" office:value-type="float" office:value="103785.000552328" calcext:value-type="float">
            <text:p>103785.000552328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456446805.84929" calcext:value-type="float">
            <text:p>1456446805.84929</text:p>
          </table:table-cell>
          <table:table-cell office:value-type="float" office:value="1120" calcext:value-type="float">
            <text:p>1120</text:p>
          </table:table-cell>
          <table:table-cell table:formula="of:=[.B1088]-[.B$2]" office:value-type="float" office:value="25.7758841514587" calcext:value-type="float">
            <text:p>25.7758841515</text:p>
          </table:table-cell>
          <table:table-cell table:formula="of:=[.C1088]/([.D1088]-[.D1087])" office:value-type="float" office:value="55969.3618643664" calcext:value-type="float">
            <text:p>55969.3618643664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456446805.86005" calcext:value-type="float">
            <text:p>1456446805.86005</text:p>
          </table:table-cell>
          <table:table-cell office:value-type="float" office:value="1120" calcext:value-type="float">
            <text:p>1120</text:p>
          </table:table-cell>
          <table:table-cell table:formula="of:=[.B1089]-[.B$2]" office:value-type="float" office:value="25.7866413593292" calcext:value-type="float">
            <text:p>25.7866413593</text:p>
          </table:table-cell>
          <table:table-cell table:formula="of:=[.C1089]/([.D1089]-[.D1088])" office:value-type="float" office:value="104116.236618719" calcext:value-type="float">
            <text:p>104116.236618719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456446805.87095" calcext:value-type="float">
            <text:p>1456446805.87095</text:p>
          </table:table-cell>
          <table:table-cell office:value-type="float" office:value="1120" calcext:value-type="float">
            <text:p>1120</text:p>
          </table:table-cell>
          <table:table-cell table:formula="of:=[.B1090]-[.B$2]" office:value-type="float" office:value="25.7975463867187" calcext:value-type="float">
            <text:p>25.7975463867</text:p>
          </table:table-cell>
          <table:table-cell table:formula="of:=[.C1090]/([.D1090]-[.D1089])" office:value-type="float" office:value="102704.923150922" calcext:value-type="float">
            <text:p>102704.923150922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456446805.88175" calcext:value-type="float">
            <text:p>1456446805.88175</text:p>
          </table:table-cell>
          <table:table-cell office:value-type="float" office:value="1120" calcext:value-type="float">
            <text:p>1120</text:p>
          </table:table-cell>
          <table:table-cell table:formula="of:=[.B1091]-[.B$2]" office:value-type="float" office:value="25.8083429336548" calcext:value-type="float">
            <text:p>25.8083429337</text:p>
          </table:table-cell>
          <table:table-cell table:formula="of:=[.C1091]/([.D1091]-[.D1090])" office:value-type="float" office:value="103736.871301122" calcext:value-type="float">
            <text:p>103736.871301122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456446805.89269" calcext:value-type="float">
            <text:p>1456446805.89269</text:p>
          </table:table-cell>
          <table:table-cell office:value-type="float" office:value="1120" calcext:value-type="float">
            <text:p>1120</text:p>
          </table:table-cell>
          <table:table-cell table:formula="of:=[.B1092]-[.B$2]" office:value-type="float" office:value="25.8192880153656" calcext:value-type="float">
            <text:p>25.8192880154</text:p>
          </table:table-cell>
          <table:table-cell table:formula="of:=[.C1092]/([.D1092]-[.D1091])" office:value-type="float" office:value="102329.067026815" calcext:value-type="float">
            <text:p>102329.067026815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456446805.90351" calcext:value-type="float">
            <text:p>1456446805.90351</text:p>
          </table:table-cell>
          <table:table-cell office:value-type="float" office:value="1120" calcext:value-type="float">
            <text:p>1120</text:p>
          </table:table-cell>
          <table:table-cell table:formula="of:=[.B1093]-[.B$2]" office:value-type="float" office:value="25.8301041126251" calcext:value-type="float">
            <text:p>25.8301041126</text:p>
          </table:table-cell>
          <table:table-cell table:formula="of:=[.C1093]/([.D1093]-[.D1092])" office:value-type="float" office:value="103549.364722479" calcext:value-type="float">
            <text:p>103549.364722479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456446805.91447" calcext:value-type="float">
            <text:p>1456446805.91447</text:p>
          </table:table-cell>
          <table:table-cell office:value-type="float" office:value="1120" calcext:value-type="float">
            <text:p>1120</text:p>
          </table:table-cell>
          <table:table-cell table:formula="of:=[.B1094]-[.B$2]" office:value-type="float" office:value="25.8410625457764" calcext:value-type="float">
            <text:p>25.8410625458</text:p>
          </table:table-cell>
          <table:table-cell table:formula="of:=[.C1094]/([.D1094]-[.D1093])" office:value-type="float" office:value="102204.392228532" calcext:value-type="float">
            <text:p>102204.392228532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456446805.92526" calcext:value-type="float">
            <text:p>1456446805.92526</text:p>
          </table:table-cell>
          <table:table-cell office:value-type="float" office:value="1120" calcext:value-type="float">
            <text:p>1120</text:p>
          </table:table-cell>
          <table:table-cell table:formula="of:=[.B1095]-[.B$2]" office:value-type="float" office:value="25.8518512248993" calcext:value-type="float">
            <text:p>25.8518512249</text:p>
          </table:table-cell>
          <table:table-cell table:formula="of:=[.C1095]/([.D1095]-[.D1094])" office:value-type="float" office:value="103812.523038165" calcext:value-type="float">
            <text:p>103812.523038165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456446805.93614" calcext:value-type="float">
            <text:p>1456446805.93614</text:p>
          </table:table-cell>
          <table:table-cell office:value-type="float" office:value="1120" calcext:value-type="float">
            <text:p>1120</text:p>
          </table:table-cell>
          <table:table-cell table:formula="of:=[.B1096]-[.B$2]" office:value-type="float" office:value="25.8627374172211" calcext:value-type="float">
            <text:p>25.8627374172</text:p>
          </table:table-cell>
          <table:table-cell table:formula="of:=[.C1096]/([.D1096]-[.D1095])" office:value-type="float" office:value="102882.621112571" calcext:value-type="float">
            <text:p>102882.621112571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456446805.94681" calcext:value-type="float">
            <text:p>1456446805.94681</text:p>
          </table:table-cell>
          <table:table-cell office:value-type="float" office:value="1120" calcext:value-type="float">
            <text:p>1120</text:p>
          </table:table-cell>
          <table:table-cell table:formula="of:=[.B1097]-[.B$2]" office:value-type="float" office:value="25.8734090328217" calcext:value-type="float">
            <text:p>25.8734090328</text:p>
          </table:table-cell>
          <table:table-cell table:formula="of:=[.C1097]/([.D1097]-[.D1096])" office:value-type="float" office:value="104951.306523682" calcext:value-type="float">
            <text:p>104951.306523682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456446805.95755" calcext:value-type="float">
            <text:p>1456446805.95755</text:p>
          </table:table-cell>
          <table:table-cell office:value-type="float" office:value="1120" calcext:value-type="float">
            <text:p>1120</text:p>
          </table:table-cell>
          <table:table-cell table:formula="of:=[.B1098]-[.B$2]" office:value-type="float" office:value="25.8841450214386" calcext:value-type="float">
            <text:p>25.8841450214</text:p>
          </table:table-cell>
          <table:table-cell table:formula="of:=[.C1098]/([.D1098]-[.D1097])" office:value-type="float" office:value="104322.018210082" calcext:value-type="float">
            <text:p>104322.018210082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456446805.96833" calcext:value-type="float">
            <text:p>1456446805.96833</text:p>
          </table:table-cell>
          <table:table-cell office:value-type="float" office:value="1120" calcext:value-type="float">
            <text:p>1120</text:p>
          </table:table-cell>
          <table:table-cell table:formula="of:=[.B1099]-[.B$2]" office:value-type="float" office:value="25.8949289321899" calcext:value-type="float">
            <text:p>25.8949289322</text:p>
          </table:table-cell>
          <table:table-cell table:formula="of:=[.C1099]/([.D1099]-[.D1098])" office:value-type="float" office:value="103858.426300546" calcext:value-type="float">
            <text:p>103858.426300546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456446805.97918" calcext:value-type="float">
            <text:p>1456446805.97918</text:p>
          </table:table-cell>
          <table:table-cell office:value-type="float" office:value="1120" calcext:value-type="float">
            <text:p>1120</text:p>
          </table:table-cell>
          <table:table-cell table:formula="of:=[.B1100]-[.B$2]" office:value-type="float" office:value="25.9057731628418" calcext:value-type="float">
            <text:p>25.9057731628</text:p>
          </table:table-cell>
          <table:table-cell table:formula="of:=[.C1100]/([.D1100]-[.D1099])" office:value-type="float" office:value="103280.724650427" calcext:value-type="float">
            <text:p>103280.724650427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456446805.98995" calcext:value-type="float">
            <text:p>1456446805.98995</text:p>
          </table:table-cell>
          <table:table-cell office:value-type="float" office:value="1120" calcext:value-type="float">
            <text:p>1120</text:p>
          </table:table-cell>
          <table:table-cell table:formula="of:=[.B1101]-[.B$2]" office:value-type="float" office:value="25.9165499210358" calcext:value-type="float">
            <text:p>25.916549921</text:p>
          </table:table-cell>
          <table:table-cell table:formula="of:=[.C1101]/([.D1101]-[.D1100])" office:value-type="float" office:value="103927.35735935" calcext:value-type="float">
            <text:p>103927.3573593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456446806.0029" calcext:value-type="float">
            <text:p>1456446806.0029</text:p>
          </table:table-cell>
          <table:table-cell office:value-type="float" office:value="1120" calcext:value-type="float">
            <text:p>1120</text:p>
          </table:table-cell>
          <table:table-cell table:formula="of:=[.B1102]-[.B$2]" office:value-type="float" office:value="25.9294970035553" calcext:value-type="float">
            <text:p>25.9294970036</text:p>
          </table:table-cell>
          <table:table-cell table:formula="of:=[.C1102]/([.D1102]-[.D1101])" office:value-type="float" office:value="86505.975250442" calcext:value-type="float">
            <text:p>86505.975250442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456446806.01277" calcext:value-type="float">
            <text:p>1456446806.01277</text:p>
          </table:table-cell>
          <table:table-cell office:value-type="float" office:value="1120" calcext:value-type="float">
            <text:p>1120</text:p>
          </table:table-cell>
          <table:table-cell table:formula="of:=[.B1103]-[.B$2]" office:value-type="float" office:value="25.93936419487" calcext:value-type="float">
            <text:p>25.9393641949</text:p>
          </table:table-cell>
          <table:table-cell table:formula="of:=[.C1103]/([.D1103]-[.D1102])" office:value-type="float" office:value="113507.477891074" calcext:value-type="float">
            <text:p>113507.477891074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456446806.02267" calcext:value-type="float">
            <text:p>1456446806.02267</text:p>
          </table:table-cell>
          <table:table-cell office:value-type="float" office:value="1120" calcext:value-type="float">
            <text:p>1120</text:p>
          </table:table-cell>
          <table:table-cell table:formula="of:=[.B1104]-[.B$2]" office:value-type="float" office:value="25.9492650032043" calcext:value-type="float">
            <text:p>25.9492650032</text:p>
          </table:table-cell>
          <table:table-cell table:formula="of:=[.C1104]/([.D1104]-[.D1103])" office:value-type="float" office:value="113122.076721169" calcext:value-type="float">
            <text:p>113122.076721169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456446806.03128" calcext:value-type="float">
            <text:p>1456446806.03128</text:p>
          </table:table-cell>
          <table:table-cell office:value-type="float" office:value="1120" calcext:value-type="float">
            <text:p>1120</text:p>
          </table:table-cell>
          <table:table-cell table:formula="of:=[.B1105]-[.B$2]" office:value-type="float" office:value="25.9578802585602" calcext:value-type="float">
            <text:p>25.9578802586</text:p>
          </table:table-cell>
          <table:table-cell table:formula="of:=[.C1105]/([.D1105]-[.D1104])" office:value-type="float" office:value="130001.95046354" calcext:value-type="float">
            <text:p>130001.95046354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456446806.04446" calcext:value-type="float">
            <text:p>1456446806.04446</text:p>
          </table:table-cell>
          <table:table-cell office:value-type="float" office:value="1120" calcext:value-type="float">
            <text:p>1120</text:p>
          </table:table-cell>
          <table:table-cell table:formula="of:=[.B1106]-[.B$2]" office:value-type="float" office:value="25.9710540771484" calcext:value-type="float">
            <text:p>25.9710540771</text:p>
          </table:table-cell>
          <table:table-cell table:formula="of:=[.C1106]/([.D1106]-[.D1105])" office:value-type="float" office:value="85017.111211655" calcext:value-type="float">
            <text:p>85017.111211655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456446806.05598" calcext:value-type="float">
            <text:p>1456446806.05598</text:p>
          </table:table-cell>
          <table:table-cell office:value-type="float" office:value="1120" calcext:value-type="float">
            <text:p>1120</text:p>
          </table:table-cell>
          <table:table-cell table:formula="of:=[.B1107]-[.B$2]" office:value-type="float" office:value="25.9825782775879" calcext:value-type="float">
            <text:p>25.9825782776</text:p>
          </table:table-cell>
          <table:table-cell table:formula="of:=[.C1107]/([.D1107]-[.D1106])" office:value-type="float" office:value="97186.7858325058" calcext:value-type="float">
            <text:p>97186.7858325058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456446806.06631" calcext:value-type="float">
            <text:p>1456446806.06631</text:p>
          </table:table-cell>
          <table:table-cell office:value-type="float" office:value="1120" calcext:value-type="float">
            <text:p>1120</text:p>
          </table:table-cell>
          <table:table-cell table:formula="of:=[.B1108]-[.B$2]" office:value-type="float" office:value="25.9929077625275" calcext:value-type="float">
            <text:p>25.9929077625</text:p>
          </table:table-cell>
          <table:table-cell table:formula="of:=[.C1108]/([.D1108]-[.D1107])" office:value-type="float" office:value="108427.477899596" calcext:value-type="float">
            <text:p>108427.477899596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456446806.07664" calcext:value-type="float">
            <text:p>1456446806.07664</text:p>
          </table:table-cell>
          <table:table-cell office:value-type="float" office:value="1120" calcext:value-type="float">
            <text:p>1120</text:p>
          </table:table-cell>
          <table:table-cell table:formula="of:=[.B1109]-[.B$2]" office:value-type="float" office:value="26.0032391548157" calcext:value-type="float">
            <text:p>26.0032391548</text:p>
          </table:table-cell>
          <table:table-cell table:formula="of:=[.C1109]/([.D1109]-[.D1108])" office:value-type="float" office:value="108407.46036508" calcext:value-type="float">
            <text:p>108407.46036508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456446806.08688" calcext:value-type="float">
            <text:p>1456446806.08688</text:p>
          </table:table-cell>
          <table:table-cell office:value-type="float" office:value="1120" calcext:value-type="float">
            <text:p>1120</text:p>
          </table:table-cell>
          <table:table-cell table:formula="of:=[.B1110]-[.B$2]" office:value-type="float" office:value="26.0134792327881" calcext:value-type="float">
            <text:p>26.0134792328</text:p>
          </table:table-cell>
          <table:table-cell table:formula="of:=[.C1110]/([.D1110]-[.D1109])" office:value-type="float" office:value="109374.167171129" calcext:value-type="float">
            <text:p>109374.167171129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456446806.09723" calcext:value-type="float">
            <text:p>1456446806.09723</text:p>
          </table:table-cell>
          <table:table-cell office:value-type="float" office:value="1120" calcext:value-type="float">
            <text:p>1120</text:p>
          </table:table-cell>
          <table:table-cell table:formula="of:=[.B1111]-[.B$2]" office:value-type="float" office:value="26.0238280296326" calcext:value-type="float">
            <text:p>26.0238280296</text:p>
          </table:table-cell>
          <table:table-cell table:formula="of:=[.C1111]/([.D1111]-[.D1110])" office:value-type="float" office:value="108225.141224715" calcext:value-type="float">
            <text:p>108225.141224715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456446806.10053" calcext:value-type="float">
            <text:p>1456446806.10053</text:p>
          </table:table-cell>
          <table:table-cell office:value-type="float" office:value="1120" calcext:value-type="float">
            <text:p>1120</text:p>
          </table:table-cell>
          <table:table-cell table:formula="of:=[.B1112]-[.B$2]" office:value-type="float" office:value="26.0271289348602" calcext:value-type="float">
            <text:p>26.0271289349</text:p>
          </table:table-cell>
          <table:table-cell table:formula="of:=[.C1112]/([.D1112]-[.D1111])" office:value-type="float" office:value="339300.86529433" calcext:value-type="float">
            <text:p>339300.86529433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456446806.10883" calcext:value-type="float">
            <text:p>1456446806.10883</text:p>
          </table:table-cell>
          <table:table-cell office:value-type="float" office:value="1120" calcext:value-type="float">
            <text:p>1120</text:p>
          </table:table-cell>
          <table:table-cell table:formula="of:=[.B1113]-[.B$2]" office:value-type="float" office:value="26.0354290008545" calcext:value-type="float">
            <text:p>26.0354290009</text:p>
          </table:table-cell>
          <table:table-cell table:formula="of:=[.C1113]/([.D1113]-[.D1112])" office:value-type="float" office:value="134938.686123" calcext:value-type="float">
            <text:p>134938.686123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456446806.12813" calcext:value-type="float">
            <text:p>1456446806.12813</text:p>
          </table:table-cell>
          <table:table-cell office:value-type="float" office:value="1120" calcext:value-type="float">
            <text:p>1120</text:p>
          </table:table-cell>
          <table:table-cell table:formula="of:=[.B1114]-[.B$2]" office:value-type="float" office:value="26.0547211170197" calcext:value-type="float">
            <text:p>26.054721117</text:p>
          </table:table-cell>
          <table:table-cell table:formula="of:=[.C1114]/([.D1114]-[.D1113])" office:value-type="float" office:value="58054.8028226454" calcext:value-type="float">
            <text:p>58054.8028226454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456446806.13854" calcext:value-type="float">
            <text:p>1456446806.13854</text:p>
          </table:table-cell>
          <table:table-cell office:value-type="float" office:value="1120" calcext:value-type="float">
            <text:p>1120</text:p>
          </table:table-cell>
          <table:table-cell table:formula="of:=[.B1115]-[.B$2]" office:value-type="float" office:value="26.0651333332062" calcext:value-type="float">
            <text:p>26.0651333332</text:p>
          </table:table-cell>
          <table:table-cell table:formula="of:=[.C1115]/([.D1115]-[.D1114])" office:value-type="float" office:value="107565.957135006" calcext:value-type="float">
            <text:p>107565.957135006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456446806.14886" calcext:value-type="float">
            <text:p>1456446806.14886</text:p>
          </table:table-cell>
          <table:table-cell office:value-type="float" office:value="1120" calcext:value-type="float">
            <text:p>1120</text:p>
          </table:table-cell>
          <table:table-cell table:formula="of:=[.B1116]-[.B$2]" office:value-type="float" office:value="26.0754578113556" calcext:value-type="float">
            <text:p>26.0754578114</text:p>
          </table:table-cell>
          <table:table-cell table:formula="of:=[.C1116]/([.D1116]-[.D1115])" office:value-type="float" office:value="108480.059116941" calcext:value-type="float">
            <text:p>108480.059116941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456446806.15922" calcext:value-type="float">
            <text:p>1456446806.15922</text:p>
          </table:table-cell>
          <table:table-cell office:value-type="float" office:value="1120" calcext:value-type="float">
            <text:p>1120</text:p>
          </table:table-cell>
          <table:table-cell table:formula="of:=[.B1117]-[.B$2]" office:value-type="float" office:value="26.0858190059662" calcext:value-type="float">
            <text:p>26.085819006</text:p>
          </table:table-cell>
          <table:table-cell table:formula="of:=[.C1117]/([.D1117]-[.D1116])" office:value-type="float" office:value="108095.643609922" calcext:value-type="float">
            <text:p>108095.643609922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456446806.17436" calcext:value-type="float">
            <text:p>1456446806.17436</text:p>
          </table:table-cell>
          <table:table-cell office:value-type="float" office:value="1120" calcext:value-type="float">
            <text:p>1120</text:p>
          </table:table-cell>
          <table:table-cell table:formula="of:=[.B1118]-[.B$2]" office:value-type="float" office:value="26.100955247879" calcext:value-type="float">
            <text:p>26.1009552479</text:p>
          </table:table-cell>
          <table:table-cell table:formula="of:=[.C1118]/([.D1118]-[.D1117])" office:value-type="float" office:value="73994.5890432536" calcext:value-type="float">
            <text:p>73994.5890432536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456446806.18025" calcext:value-type="float">
            <text:p>1456446806.18025</text:p>
          </table:table-cell>
          <table:table-cell office:value-type="float" office:value="1120" calcext:value-type="float">
            <text:p>1120</text:p>
          </table:table-cell>
          <table:table-cell table:formula="of:=[.B1119]-[.B$2]" office:value-type="float" office:value="26.1068413257599" calcext:value-type="float">
            <text:p>26.1068413258</text:p>
          </table:table-cell>
          <table:table-cell table:formula="of:=[.C1119]/([.D1119]-[.D1118])" office:value-type="float" office:value="190279.507453014" calcext:value-type="float">
            <text:p>190279.507453014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456446806.19054" calcext:value-type="float">
            <text:p>1456446806.19054</text:p>
          </table:table-cell>
          <table:table-cell office:value-type="float" office:value="1120" calcext:value-type="float">
            <text:p>1120</text:p>
          </table:table-cell>
          <table:table-cell table:formula="of:=[.B1120]-[.B$2]" office:value-type="float" office:value="26.1171381473541" calcext:value-type="float">
            <text:p>26.1171381474</text:p>
          </table:table-cell>
          <table:table-cell table:formula="of:=[.C1120]/([.D1120]-[.D1119])" office:value-type="float" office:value="108771.429100676" calcext:value-type="float">
            <text:p>108771.429100676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456446806.20083" calcext:value-type="float">
            <text:p>1456446806.20083</text:p>
          </table:table-cell>
          <table:table-cell office:value-type="float" office:value="1120" calcext:value-type="float">
            <text:p>1120</text:p>
          </table:table-cell>
          <table:table-cell table:formula="of:=[.B1121]-[.B$2]" office:value-type="float" office:value="26.1274223327637" calcext:value-type="float">
            <text:p>26.1274223328</text:p>
          </table:table-cell>
          <table:table-cell table:formula="of:=[.C1121]/([.D1121]-[.D1120])" office:value-type="float" office:value="108905.076619914" calcext:value-type="float">
            <text:p>108905.076619914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456446806.21116" calcext:value-type="float">
            <text:p>1456446806.21116</text:p>
          </table:table-cell>
          <table:table-cell office:value-type="float" office:value="1120" calcext:value-type="float">
            <text:p>1120</text:p>
          </table:table-cell>
          <table:table-cell table:formula="of:=[.B1122]-[.B$2]" office:value-type="float" office:value="26.1377551555634" calcext:value-type="float">
            <text:p>26.1377551556</text:p>
          </table:table-cell>
          <table:table-cell table:formula="of:=[.C1122]/([.D1122]-[.D1121])" office:value-type="float" office:value="108392.452063961" calcext:value-type="float">
            <text:p>108392.452063961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456446806.22201" calcext:value-type="float">
            <text:p>1456446806.22201</text:p>
          </table:table-cell>
          <table:table-cell office:value-type="float" office:value="1120" calcext:value-type="float">
            <text:p>1120</text:p>
          </table:table-cell>
          <table:table-cell table:formula="of:=[.B1123]-[.B$2]" office:value-type="float" office:value="26.1486039161682" calcext:value-type="float">
            <text:p>26.1486039162</text:p>
          </table:table-cell>
          <table:table-cell table:formula="of:=[.C1123]/([.D1123]-[.D1122])" office:value-type="float" office:value="103237.599279168" calcext:value-type="float">
            <text:p>103237.599279168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456446806.23229" calcext:value-type="float">
            <text:p>1456446806.23229</text:p>
          </table:table-cell>
          <table:table-cell office:value-type="float" office:value="1120" calcext:value-type="float">
            <text:p>1120</text:p>
          </table:table-cell>
          <table:table-cell table:formula="of:=[.B1124]-[.B$2]" office:value-type="float" office:value="26.1588861942291" calcext:value-type="float">
            <text:p>26.1588861942</text:p>
          </table:table-cell>
          <table:table-cell table:formula="of:=[.C1124]/([.D1124]-[.D1123])" office:value-type="float" office:value="108925.278363902" calcext:value-type="float">
            <text:p>108925.278363902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456446806.24262" calcext:value-type="float">
            <text:p>1456446806.24262</text:p>
          </table:table-cell>
          <table:table-cell office:value-type="float" office:value="1120" calcext:value-type="float">
            <text:p>1120</text:p>
          </table:table-cell>
          <table:table-cell table:formula="of:=[.B1125]-[.B$2]" office:value-type="float" office:value="26.1692118644714" calcext:value-type="float">
            <text:p>26.1692118645</text:p>
          </table:table-cell>
          <table:table-cell table:formula="of:=[.C1125]/([.D1125]-[.D1124])" office:value-type="float" office:value="108467.535154356" calcext:value-type="float">
            <text:p>108467.535154356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456446806.25291" calcext:value-type="float">
            <text:p>1456446806.25291</text:p>
          </table:table-cell>
          <table:table-cell office:value-type="float" office:value="1120" calcext:value-type="float">
            <text:p>1120</text:p>
          </table:table-cell>
          <table:table-cell table:formula="of:=[.B1126]-[.B$2]" office:value-type="float" office:value="26.1795063018799" calcext:value-type="float">
            <text:p>26.1795063019</text:p>
          </table:table-cell>
          <table:table-cell table:formula="of:=[.C1126]/([.D1126]-[.D1125])" office:value-type="float" office:value="108796.620501181" calcext:value-type="float">
            <text:p>108796.62050118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456446806.26334" calcext:value-type="float">
            <text:p>1456446806.26334</text:p>
          </table:table-cell>
          <table:table-cell office:value-type="float" office:value="1120" calcext:value-type="float">
            <text:p>1120</text:p>
          </table:table-cell>
          <table:table-cell table:formula="of:=[.B1127]-[.B$2]" office:value-type="float" office:value="26.189934015274" calcext:value-type="float">
            <text:p>26.1899340153</text:p>
          </table:table-cell>
          <table:table-cell table:formula="of:=[.C1127]/([.D1127]-[.D1126])" office:value-type="float" office:value="107406.097354643" calcext:value-type="float">
            <text:p>107406.097354643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456446806.27365" calcext:value-type="float">
            <text:p>1456446806.27365</text:p>
          </table:table-cell>
          <table:table-cell office:value-type="float" office:value="1120" calcext:value-type="float">
            <text:p>1120</text:p>
          </table:table-cell>
          <table:table-cell table:formula="of:=[.B1128]-[.B$2]" office:value-type="float" office:value="26.2002463340759" calcext:value-type="float">
            <text:p>26.2002463341</text:p>
          </table:table-cell>
          <table:table-cell table:formula="of:=[.C1128]/([.D1128]-[.D1127])" office:value-type="float" office:value="108607.968927011" calcext:value-type="float">
            <text:p>108607.968927011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456446806.28412" calcext:value-type="float">
            <text:p>1456446806.28412</text:p>
          </table:table-cell>
          <table:table-cell office:value-type="float" office:value="1120" calcext:value-type="float">
            <text:p>1120</text:p>
          </table:table-cell>
          <table:table-cell table:formula="of:=[.B1129]-[.B$2]" office:value-type="float" office:value="26.2107119560242" calcext:value-type="float">
            <text:p>26.210711956</text:p>
          </table:table-cell>
          <table:table-cell table:formula="of:=[.C1129]/([.D1129]-[.D1128])" office:value-type="float" office:value="107017.051211956" calcext:value-type="float">
            <text:p>107017.051211956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456446806.29459" calcext:value-type="float">
            <text:p>1456446806.29459</text:p>
          </table:table-cell>
          <table:table-cell office:value-type="float" office:value="1120" calcext:value-type="float">
            <text:p>1120</text:p>
          </table:table-cell>
          <table:table-cell table:formula="of:=[.B1130]-[.B$2]" office:value-type="float" office:value="26.2211854457855" calcext:value-type="float">
            <text:p>26.2211854458</text:p>
          </table:table-cell>
          <table:table-cell table:formula="of:=[.C1130]/([.D1130]-[.D1129])" office:value-type="float" office:value="106936.658699265" calcext:value-type="float">
            <text:p>106936.658699265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456446806.30486" calcext:value-type="float">
            <text:p>1456446806.30486</text:p>
          </table:table-cell>
          <table:table-cell office:value-type="float" office:value="1120" calcext:value-type="float">
            <text:p>1120</text:p>
          </table:table-cell>
          <table:table-cell table:formula="of:=[.B1131]-[.B$2]" office:value-type="float" office:value="26.2314553260803" calcext:value-type="float">
            <text:p>26.2314553261</text:p>
          </table:table-cell>
          <table:table-cell table:formula="of:=[.C1131]/([.D1131]-[.D1130])" office:value-type="float" office:value="109056.77260592" calcext:value-type="float">
            <text:p>109056.77260592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456446806.31861" calcext:value-type="float">
            <text:p>1456446806.31861</text:p>
          </table:table-cell>
          <table:table-cell office:value-type="float" office:value="1120" calcext:value-type="float">
            <text:p>1120</text:p>
          </table:table-cell>
          <table:table-cell table:formula="of:=[.B1132]-[.B$2]" office:value-type="float" office:value="26.24520611763" calcext:value-type="float">
            <text:p>26.2452061176</text:p>
          </table:table-cell>
          <table:table-cell table:formula="of:=[.C1132]/([.D1132]-[.D1131])" office:value-type="float" office:value="81449.8566103164" calcext:value-type="float">
            <text:p>81449.8566103164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456446806.32554" calcext:value-type="float">
            <text:p>1456446806.32554</text:p>
          </table:table-cell>
          <table:table-cell office:value-type="float" office:value="1120" calcext:value-type="float">
            <text:p>1120</text:p>
          </table:table-cell>
          <table:table-cell table:formula="of:=[.B1133]-[.B$2]" office:value-type="float" office:value="26.2521317005157" calcext:value-type="float">
            <text:p>26.2521317005</text:p>
          </table:table-cell>
          <table:table-cell table:formula="of:=[.C1133]/([.D1133]-[.D1132])" office:value-type="float" office:value="161719.239878821" calcext:value-type="float">
            <text:p>161719.239878821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456446806.33622" calcext:value-type="float">
            <text:p>1456446806.33622</text:p>
          </table:table-cell>
          <table:table-cell office:value-type="float" office:value="1120" calcext:value-type="float">
            <text:p>1120</text:p>
          </table:table-cell>
          <table:table-cell table:formula="of:=[.B1134]-[.B$2]" office:value-type="float" office:value="26.2628154754639" calcext:value-type="float">
            <text:p>26.2628154755</text:p>
          </table:table-cell>
          <table:table-cell table:formula="of:=[.C1134]/([.D1134]-[.D1133])" office:value-type="float" office:value="104831.860034367" calcext:value-type="float">
            <text:p>104831.860034367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456446806.33962" calcext:value-type="float">
            <text:p>1456446806.33962</text:p>
          </table:table-cell>
          <table:table-cell office:value-type="float" office:value="1120" calcext:value-type="float">
            <text:p>1120</text:p>
          </table:table-cell>
          <table:table-cell table:formula="of:=[.B1135]-[.B$2]" office:value-type="float" office:value="26.2662184238434" calcext:value-type="float">
            <text:p>26.2662184238</text:p>
          </table:table-cell>
          <table:table-cell table:formula="of:=[.C1135]/([.D1135]-[.D1134])" office:value-type="float" office:value="329126.356056891" calcext:value-type="float">
            <text:p>329126.356056891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456446806.34619" calcext:value-type="float">
            <text:p>1456446806.34619</text:p>
          </table:table-cell>
          <table:table-cell office:value-type="float" office:value="1120" calcext:value-type="float">
            <text:p>1120</text:p>
          </table:table-cell>
          <table:table-cell table:formula="of:=[.B1136]-[.B$2]" office:value-type="float" office:value="26.2727818489075" calcext:value-type="float">
            <text:p>26.2727818489</text:p>
          </table:table-cell>
          <table:table-cell table:formula="of:=[.C1136]/([.D1136]-[.D1135])" office:value-type="float" office:value="170642.612517709" calcext:value-type="float">
            <text:p>170642.612517709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456446806.35649" calcext:value-type="float">
            <text:p>1456446806.35649</text:p>
          </table:table-cell>
          <table:table-cell office:value-type="float" office:value="1120" calcext:value-type="float">
            <text:p>1120</text:p>
          </table:table-cell>
          <table:table-cell table:formula="of:=[.B1137]-[.B$2]" office:value-type="float" office:value="26.2830817699432" calcext:value-type="float">
            <text:p>26.2830817699</text:p>
          </table:table-cell>
          <table:table-cell table:formula="of:=[.C1137]/([.D1137]-[.D1136])" office:value-type="float" office:value="108738.697715331" calcext:value-type="float">
            <text:p>108738.697715331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456446806.36682" calcext:value-type="float">
            <text:p>1456446806.36682</text:p>
          </table:table-cell>
          <table:table-cell office:value-type="float" office:value="1120" calcext:value-type="float">
            <text:p>1120</text:p>
          </table:table-cell>
          <table:table-cell table:formula="of:=[.B1138]-[.B$2]" office:value-type="float" office:value="26.2934203147888" calcext:value-type="float">
            <text:p>26.2934203148</text:p>
          </table:table-cell>
          <table:table-cell table:formula="of:=[.C1138]/([.D1138]-[.D1137])" office:value-type="float" office:value="108332.460392501" calcext:value-type="float">
            <text:p>108332.460392501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456446806.37708" calcext:value-type="float">
            <text:p>1456446806.37708</text:p>
          </table:table-cell>
          <table:table-cell office:value-type="float" office:value="1120" calcext:value-type="float">
            <text:p>1120</text:p>
          </table:table-cell>
          <table:table-cell table:formula="of:=[.B1139]-[.B$2]" office:value-type="float" office:value="26.3036720752716" calcext:value-type="float">
            <text:p>26.3036720753</text:p>
          </table:table-cell>
          <table:table-cell table:formula="of:=[.C1139]/([.D1139]-[.D1138])" office:value-type="float" office:value="109249.528593688" calcext:value-type="float">
            <text:p>109249.528593688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456446806.38735" calcext:value-type="float">
            <text:p>1456446806.38735</text:p>
          </table:table-cell>
          <table:table-cell office:value-type="float" office:value="1120" calcext:value-type="float">
            <text:p>1120</text:p>
          </table:table-cell>
          <table:table-cell table:formula="of:=[.B1140]-[.B$2]" office:value-type="float" office:value="26.3139469623566" calcext:value-type="float">
            <text:p>26.3139469624</text:p>
          </table:table-cell>
          <table:table-cell table:formula="of:=[.C1140]/([.D1140]-[.D1139])" office:value-type="float" office:value="109003.63096343" calcext:value-type="float">
            <text:p>109003.63096343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456446806.39774" calcext:value-type="float">
            <text:p>1456446806.39774</text:p>
          </table:table-cell>
          <table:table-cell office:value-type="float" office:value="1120" calcext:value-type="float">
            <text:p>1120</text:p>
          </table:table-cell>
          <table:table-cell table:formula="of:=[.B1141]-[.B$2]" office:value-type="float" office:value="26.3243386745453" calcext:value-type="float">
            <text:p>26.3243386745</text:p>
          </table:table-cell>
          <table:table-cell table:formula="of:=[.C1141]/([.D1141]-[.D1140])" office:value-type="float" office:value="107778.196668655" calcext:value-type="float">
            <text:p>107778.196668655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456446806.40805" calcext:value-type="float">
            <text:p>1456446806.40805</text:p>
          </table:table-cell>
          <table:table-cell office:value-type="float" office:value="1120" calcext:value-type="float">
            <text:p>1120</text:p>
          </table:table-cell>
          <table:table-cell table:formula="of:=[.B1142]-[.B$2]" office:value-type="float" office:value="26.3346495628357" calcext:value-type="float">
            <text:p>26.3346495628</text:p>
          </table:table-cell>
          <table:table-cell table:formula="of:=[.C1142]/([.D1142]-[.D1141])" office:value-type="float" office:value="108623.036973663" calcext:value-type="float">
            <text:p>108623.036973663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456446806.41843" calcext:value-type="float">
            <text:p>1456446806.41843</text:p>
          </table:table-cell>
          <table:table-cell office:value-type="float" office:value="1120" calcext:value-type="float">
            <text:p>1120</text:p>
          </table:table-cell>
          <table:table-cell table:formula="of:=[.B1143]-[.B$2]" office:value-type="float" office:value="26.3450226783752" calcext:value-type="float">
            <text:p>26.3450226784</text:p>
          </table:table-cell>
          <table:table-cell table:formula="of:=[.C1143]/([.D1143]-[.D1142])" office:value-type="float" office:value="107971.418589685" calcext:value-type="float">
            <text:p>107971.418589685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456446806.42866" calcext:value-type="float">
            <text:p>1456446806.42866</text:p>
          </table:table-cell>
          <table:table-cell office:value-type="float" office:value="1120" calcext:value-type="float">
            <text:p>1120</text:p>
          </table:table-cell>
          <table:table-cell table:formula="of:=[.B1144]-[.B$2]" office:value-type="float" office:value="26.3552558422089" calcext:value-type="float">
            <text:p>26.3552558422</text:p>
          </table:table-cell>
          <table:table-cell table:formula="of:=[.C1144]/([.D1144]-[.D1143])" office:value-type="float" office:value="109448.066913632" calcext:value-type="float">
            <text:p>109448.066913632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456446806.439" calcext:value-type="float">
            <text:p>1456446806.439</text:p>
          </table:table-cell>
          <table:table-cell office:value-type="float" office:value="1120" calcext:value-type="float">
            <text:p>1120</text:p>
          </table:table-cell>
          <table:table-cell table:formula="of:=[.B1145]-[.B$2]" office:value-type="float" office:value="26.3655939102173" calcext:value-type="float">
            <text:p>26.3655939102</text:p>
          </table:table-cell>
          <table:table-cell table:formula="of:=[.C1145]/([.D1145]-[.D1144])" office:value-type="float" office:value="108337.457161966" calcext:value-type="float">
            <text:p>108337.457161966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456446806.44924" calcext:value-type="float">
            <text:p>1456446806.44924</text:p>
          </table:table-cell>
          <table:table-cell office:value-type="float" office:value="1120" calcext:value-type="float">
            <text:p>1120</text:p>
          </table:table-cell>
          <table:table-cell table:formula="of:=[.B1146]-[.B$2]" office:value-type="float" office:value="26.3758363723755" calcext:value-type="float">
            <text:p>26.3758363724</text:p>
          </table:table-cell>
          <table:table-cell table:formula="of:=[.C1146]/([.D1146]-[.D1145])" office:value-type="float" office:value="109348.707635009" calcext:value-type="float">
            <text:p>109348.707635009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456446806.45966" calcext:value-type="float">
            <text:p>1456446806.45966</text:p>
          </table:table-cell>
          <table:table-cell office:value-type="float" office:value="1120" calcext:value-type="float">
            <text:p>1120</text:p>
          </table:table-cell>
          <table:table-cell table:formula="of:=[.B1147]-[.B$2]" office:value-type="float" office:value="26.3862562179565" calcext:value-type="float">
            <text:p>26.386256218</text:p>
          </table:table-cell>
          <table:table-cell table:formula="of:=[.C1147]/([.D1147]-[.D1146])" office:value-type="float" office:value="107487.197510525" calcext:value-type="float">
            <text:p>107487.197510525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456446806.47" calcext:value-type="float">
            <text:p>1456446806.47</text:p>
          </table:table-cell>
          <table:table-cell office:value-type="float" office:value="1120" calcext:value-type="float">
            <text:p>1120</text:p>
          </table:table-cell>
          <table:table-cell table:formula="of:=[.B1148]-[.B$2]" office:value-type="float" office:value="26.3965928554535" calcext:value-type="float">
            <text:p>26.3965928555</text:p>
          </table:table-cell>
          <table:table-cell table:formula="of:=[.C1148]/([.D1148]-[.D1147])" office:value-type="float" office:value="108352.45023642" calcext:value-type="float">
            <text:p>108352.45023642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456446806.48032" calcext:value-type="float">
            <text:p>1456446806.48032</text:p>
          </table:table-cell>
          <table:table-cell office:value-type="float" office:value="1120" calcext:value-type="float">
            <text:p>1120</text:p>
          </table:table-cell>
          <table:table-cell table:formula="of:=[.B1149]-[.B$2]" office:value-type="float" office:value="26.4069192409515" calcext:value-type="float">
            <text:p>26.406919241</text:p>
          </table:table-cell>
          <table:table-cell table:formula="of:=[.C1149]/([.D1149]-[.D1148])" office:value-type="float" office:value="108460.022164758" calcext:value-type="float">
            <text:p>108460.022164758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456446806.49067" calcext:value-type="float">
            <text:p>1456446806.49067</text:p>
          </table:table-cell>
          <table:table-cell office:value-type="float" office:value="1120" calcext:value-type="float">
            <text:p>1120</text:p>
          </table:table-cell>
          <table:table-cell table:formula="of:=[.B1150]-[.B$2]" office:value-type="float" office:value="26.417263507843" calcext:value-type="float">
            <text:p>26.4172635078</text:p>
          </table:table-cell>
          <table:table-cell table:formula="of:=[.C1150]/([.D1150]-[.D1149])" office:value-type="float" office:value="108272.535091156" calcext:value-type="float">
            <text:p>108272.535091156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456446806.50084" calcext:value-type="float">
            <text:p>1456446806.50084</text:p>
          </table:table-cell>
          <table:table-cell office:value-type="float" office:value="1120" calcext:value-type="float">
            <text:p>1120</text:p>
          </table:table-cell>
          <table:table-cell table:formula="of:=[.B1151]-[.B$2]" office:value-type="float" office:value="26.4274361133575" calcext:value-type="float">
            <text:p>26.4274361134</text:p>
          </table:table-cell>
          <table:table-cell table:formula="of:=[.C1151]/([.D1151]-[.D1150])" office:value-type="float" office:value="110099.61984672" calcext:value-type="float">
            <text:p>110099.61984672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456446806.5112" calcext:value-type="float">
            <text:p>1456446806.5112</text:p>
          </table:table-cell>
          <table:table-cell office:value-type="float" office:value="1120" calcext:value-type="float">
            <text:p>1120</text:p>
          </table:table-cell>
          <table:table-cell table:formula="of:=[.B1152]-[.B$2]" office:value-type="float" office:value="26.4377963542938" calcext:value-type="float">
            <text:p>26.4377963543</text:p>
          </table:table-cell>
          <table:table-cell table:formula="of:=[.C1152]/([.D1152]-[.D1151])" office:value-type="float" office:value="108105.593961431" calcext:value-type="float">
            <text:p>108105.593961431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456446806.52157" calcext:value-type="float">
            <text:p>1456446806.52157</text:p>
          </table:table-cell>
          <table:table-cell office:value-type="float" office:value="1120" calcext:value-type="float">
            <text:p>1120</text:p>
          </table:table-cell>
          <table:table-cell table:formula="of:=[.B1153]-[.B$2]" office:value-type="float" office:value="26.448166847229" calcext:value-type="float">
            <text:p>26.4481668472</text:p>
          </table:table-cell>
          <table:table-cell table:formula="of:=[.C1153]/([.D1153]-[.D1152])" office:value-type="float" office:value="107998.723590133" calcext:value-type="float">
            <text:p>107998.723590133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456446806.53192" calcext:value-type="float">
            <text:p>1456446806.53192</text:p>
          </table:table-cell>
          <table:table-cell office:value-type="float" office:value="1120" calcext:value-type="float">
            <text:p>1120</text:p>
          </table:table-cell>
          <table:table-cell table:formula="of:=[.B1154]-[.B$2]" office:value-type="float" office:value="26.4585211277008" calcext:value-type="float">
            <text:p>26.4585211277</text:p>
          </table:table-cell>
          <table:table-cell table:formula="of:=[.C1154]/([.D1154]-[.D1153])" office:value-type="float" office:value="108167.825185936" calcext:value-type="float">
            <text:p>108167.825185936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456446806.54223" calcext:value-type="float">
            <text:p>1456446806.54223</text:p>
          </table:table-cell>
          <table:table-cell office:value-type="float" office:value="1120" calcext:value-type="float">
            <text:p>1120</text:p>
          </table:table-cell>
          <table:table-cell table:formula="of:=[.B1155]-[.B$2]" office:value-type="float" office:value="26.4688248634338" calcext:value-type="float">
            <text:p>26.4688248634</text:p>
          </table:table-cell>
          <table:table-cell table:formula="of:=[.C1155]/([.D1155]-[.D1154])" office:value-type="float" office:value="108698.439965754" calcext:value-type="float">
            <text:p>108698.439965754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456446806.55252" calcext:value-type="float">
            <text:p>1456446806.55252</text:p>
          </table:table-cell>
          <table:table-cell office:value-type="float" office:value="1120" calcext:value-type="float">
            <text:p>1120</text:p>
          </table:table-cell>
          <table:table-cell table:formula="of:=[.B1156]-[.B$2]" office:value-type="float" office:value="26.4791178703308" calcext:value-type="float">
            <text:p>26.4791178703</text:p>
          </table:table-cell>
          <table:table-cell table:formula="of:=[.C1156]/([.D1156]-[.D1155])" office:value-type="float" office:value="108811.740943204" calcext:value-type="float">
            <text:p>108811.740943204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456446806.5627" calcext:value-type="float">
            <text:p>1456446806.5627</text:p>
          </table:table-cell>
          <table:table-cell office:value-type="float" office:value="1120" calcext:value-type="float">
            <text:p>1120</text:p>
          </table:table-cell>
          <table:table-cell table:formula="of:=[.B1157]-[.B$2]" office:value-type="float" office:value="26.4892959594727" calcext:value-type="float">
            <text:p>26.4892959595</text:p>
          </table:table-cell>
          <table:table-cell table:formula="of:=[.C1157]/([.D1157]-[.D1156])" office:value-type="float" office:value="110040.301710002" calcext:value-type="float">
            <text:p>110040.301710002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456446806.57299" calcext:value-type="float">
            <text:p>1456446806.57299</text:p>
          </table:table-cell>
          <table:table-cell office:value-type="float" office:value="1120" calcext:value-type="float">
            <text:p>1120</text:p>
          </table:table-cell>
          <table:table-cell table:formula="of:=[.B1158]-[.B$2]" office:value-type="float" office:value="26.4995820522308" calcext:value-type="float">
            <text:p>26.4995820522</text:p>
          </table:table-cell>
          <table:table-cell table:formula="of:=[.C1158]/([.D1158]-[.D1157])" office:value-type="float" office:value="108884.882367939" calcext:value-type="float">
            <text:p>108884.882367939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456446806.58329" calcext:value-type="float">
            <text:p>1456446806.58329</text:p>
          </table:table-cell>
          <table:table-cell office:value-type="float" office:value="1120" calcext:value-type="float">
            <text:p>1120</text:p>
          </table:table-cell>
          <table:table-cell table:formula="of:=[.B1159]-[.B$2]" office:value-type="float" office:value="26.509890794754" calcext:value-type="float">
            <text:p>26.5098907948</text:p>
          </table:table-cell>
          <table:table-cell table:formula="of:=[.C1159]/([.D1159]-[.D1158])" office:value-type="float" office:value="108645.646884685" calcext:value-type="float">
            <text:p>108645.646884685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456446806.59718" calcext:value-type="float">
            <text:p>1456446806.59718</text:p>
          </table:table-cell>
          <table:table-cell office:value-type="float" office:value="1120" calcext:value-type="float">
            <text:p>1120</text:p>
          </table:table-cell>
          <table:table-cell table:formula="of:=[.B1160]-[.B$2]" office:value-type="float" office:value="26.5237782001495" calcext:value-type="float">
            <text:p>26.5237782001</text:p>
          </table:table-cell>
          <table:table-cell table:formula="of:=[.C1160]/([.D1160]-[.D1159])" office:value-type="float" office:value="80648.614201346" calcext:value-type="float">
            <text:p>80648.614201346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456446806.60405" calcext:value-type="float">
            <text:p>1456446806.60405</text:p>
          </table:table-cell>
          <table:table-cell office:value-type="float" office:value="1120" calcext:value-type="float">
            <text:p>1120</text:p>
          </table:table-cell>
          <table:table-cell table:formula="of:=[.B1161]-[.B$2]" office:value-type="float" office:value="26.5306465625763" calcext:value-type="float">
            <text:p>26.5306465626</text:p>
          </table:table-cell>
          <table:table-cell table:formula="of:=[.C1161]/([.D1161]-[.D1160])" office:value-type="float" office:value="163066.52596501" calcext:value-type="float">
            <text:p>163066.52596501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456446806.61441" calcext:value-type="float">
            <text:p>1456446806.61441</text:p>
          </table:table-cell>
          <table:table-cell office:value-type="float" office:value="1120" calcext:value-type="float">
            <text:p>1120</text:p>
          </table:table-cell>
          <table:table-cell table:formula="of:=[.B1162]-[.B$2]" office:value-type="float" office:value="26.5410025119782" calcext:value-type="float">
            <text:p>26.541002512</text:p>
          </table:table-cell>
          <table:table-cell table:formula="of:=[.C1162]/([.D1162]-[.D1161])" office:value-type="float" office:value="108150.393222212" calcext:value-type="float">
            <text:p>108150.393222212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456446806.62473" calcext:value-type="float">
            <text:p>1456446806.62473</text:p>
          </table:table-cell>
          <table:table-cell office:value-type="float" office:value="1120" calcext:value-type="float">
            <text:p>1120</text:p>
          </table:table-cell>
          <table:table-cell table:formula="of:=[.B1163]-[.B$2]" office:value-type="float" office:value="26.5513262748718" calcext:value-type="float">
            <text:p>26.5513262749</text:p>
          </table:table-cell>
          <table:table-cell table:formula="of:=[.C1163]/([.D1163]-[.D1162])" office:value-type="float" office:value="108487.574882797" calcext:value-type="float">
            <text:p>108487.574882797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456446806.63513" calcext:value-type="float">
            <text:p>1456446806.63513</text:p>
          </table:table-cell>
          <table:table-cell office:value-type="float" office:value="1120" calcext:value-type="float">
            <text:p>1120</text:p>
          </table:table-cell>
          <table:table-cell table:formula="of:=[.B1164]-[.B$2]" office:value-type="float" office:value="26.5617256164551" calcext:value-type="float">
            <text:p>26.5617256165</text:p>
          </table:table-cell>
          <table:table-cell table:formula="of:=[.C1164]/([.D1164]-[.D1163])" office:value-type="float" office:value="107699.126048879" calcext:value-type="float">
            <text:p>107699.126048879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456446806.64536" calcext:value-type="float">
            <text:p>1456446806.64536</text:p>
          </table:table-cell>
          <table:table-cell office:value-type="float" office:value="1120" calcext:value-type="float">
            <text:p>1120</text:p>
          </table:table-cell>
          <table:table-cell table:formula="of:=[.B1165]-[.B$2]" office:value-type="float" office:value="26.5719585418701" calcext:value-type="float">
            <text:p>26.5719585419</text:p>
          </table:table-cell>
          <table:table-cell table:formula="of:=[.C1165]/([.D1165]-[.D1164])" office:value-type="float" office:value="109450.616961789" calcext:value-type="float">
            <text:p>109450.616961789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456446806.6559" calcext:value-type="float">
            <text:p>1456446806.6559</text:p>
          </table:table-cell>
          <table:table-cell office:value-type="float" office:value="1120" calcext:value-type="float">
            <text:p>1120</text:p>
          </table:table-cell>
          <table:table-cell table:formula="of:=[.B1166]-[.B$2]" office:value-type="float" office:value="26.5824913978577" calcext:value-type="float">
            <text:p>26.5824913979</text:p>
          </table:table-cell>
          <table:table-cell table:formula="of:=[.C1166]/([.D1166]-[.D1165])" office:value-type="float" office:value="106333.932726697" calcext:value-type="float">
            <text:p>106333.932726697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456446806.66596" calcext:value-type="float">
            <text:p>1456446806.66596</text:p>
          </table:table-cell>
          <table:table-cell office:value-type="float" office:value="1120" calcext:value-type="float">
            <text:p>1120</text:p>
          </table:table-cell>
          <table:table-cell table:formula="of:=[.B1167]-[.B$2]" office:value-type="float" office:value="26.5925569534302" calcext:value-type="float">
            <text:p>26.5925569534</text:p>
          </table:table-cell>
          <table:table-cell table:formula="of:=[.C1167]/([.D1167]-[.D1166])" office:value-type="float" office:value="111270.559477" calcext:value-type="float">
            <text:p>111270.559477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456446806.67613" calcext:value-type="float">
            <text:p>1456446806.67613</text:p>
          </table:table-cell>
          <table:table-cell office:value-type="float" office:value="1120" calcext:value-type="float">
            <text:p>1120</text:p>
          </table:table-cell>
          <table:table-cell table:formula="of:=[.B1168]-[.B$2]" office:value-type="float" office:value="26.6027278900146" calcext:value-type="float">
            <text:p>26.60272789</text:p>
          </table:table-cell>
          <table:table-cell table:formula="of:=[.C1168]/([.D1168]-[.D1167])" office:value-type="float" office:value="110117.68588842" calcext:value-type="float">
            <text:p>110117.68588842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456446806.68647" calcext:value-type="float">
            <text:p>1456446806.68647</text:p>
          </table:table-cell>
          <table:table-cell office:value-type="float" office:value="1120" calcext:value-type="float">
            <text:p>1120</text:p>
          </table:table-cell>
          <table:table-cell table:formula="of:=[.B1169]-[.B$2]" office:value-type="float" office:value="26.613064289093" calcext:value-type="float">
            <text:p>26.6130642891</text:p>
          </table:table-cell>
          <table:table-cell table:formula="of:=[.C1169]/([.D1169]-[.D1168])" office:value-type="float" office:value="108354.94948563" calcext:value-type="float">
            <text:p>108354.94948563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456446806.69675" calcext:value-type="float">
            <text:p>1456446806.69675</text:p>
          </table:table-cell>
          <table:table-cell office:value-type="float" office:value="1120" calcext:value-type="float">
            <text:p>1120</text:p>
          </table:table-cell>
          <table:table-cell table:formula="of:=[.B1170]-[.B$2]" office:value-type="float" office:value="26.6233427524567" calcext:value-type="float">
            <text:p>26.6233427525</text:p>
          </table:table-cell>
          <table:table-cell table:formula="of:=[.C1170]/([.D1170]-[.D1169])" office:value-type="float" office:value="108965.704344599" calcext:value-type="float">
            <text:p>108965.704344599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456446806.70704" calcext:value-type="float">
            <text:p>1456446806.70704</text:p>
          </table:table-cell>
          <table:table-cell office:value-type="float" office:value="1120" calcext:value-type="float">
            <text:p>1120</text:p>
          </table:table-cell>
          <table:table-cell table:formula="of:=[.B1171]-[.B$2]" office:value-type="float" office:value="26.6336364746094" calcext:value-type="float">
            <text:p>26.6336364746</text:p>
          </table:table-cell>
          <table:table-cell table:formula="of:=[.C1171]/([.D1171]-[.D1170])" office:value-type="float" office:value="108804.180196873" calcext:value-type="float">
            <text:p>108804.180196873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456446806.71738" calcext:value-type="float">
            <text:p>1456446806.71738</text:p>
          </table:table-cell>
          <table:table-cell office:value-type="float" office:value="1120" calcext:value-type="float">
            <text:p>1120</text:p>
          </table:table-cell>
          <table:table-cell table:formula="of:=[.B1172]-[.B$2]" office:value-type="float" office:value="26.6439754962921" calcext:value-type="float">
            <text:p>26.6439754963</text:p>
          </table:table-cell>
          <table:table-cell table:formula="of:=[.C1172]/([.D1172]-[.D1171])" office:value-type="float" office:value="108327.464083939" calcext:value-type="float">
            <text:p>108327.464083939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456446806.72769" calcext:value-type="float">
            <text:p>1456446806.72769</text:p>
          </table:table-cell>
          <table:table-cell office:value-type="float" office:value="1120" calcext:value-type="float">
            <text:p>1120</text:p>
          </table:table-cell>
          <table:table-cell table:formula="of:=[.B1173]-[.B$2]" office:value-type="float" office:value="26.6542837619781" calcext:value-type="float">
            <text:p>26.654283762</text:p>
          </table:table-cell>
          <table:table-cell table:formula="of:=[.C1173]/([.D1173]-[.D1172])" office:value-type="float" office:value="108650.672587658" calcext:value-type="float">
            <text:p>108650.672587658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456446806.73811" calcext:value-type="float">
            <text:p>1456446806.73811</text:p>
          </table:table-cell>
          <table:table-cell office:value-type="float" office:value="1120" calcext:value-type="float">
            <text:p>1120</text:p>
          </table:table-cell>
          <table:table-cell table:formula="of:=[.B1174]-[.B$2]" office:value-type="float" office:value="26.664710521698" calcext:value-type="float">
            <text:p>26.6647105217</text:p>
          </table:table-cell>
          <table:table-cell table:formula="of:=[.C1174]/([.D1174]-[.D1173])" office:value-type="float" office:value="107415.921157936" calcext:value-type="float">
            <text:p>107415.921157936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456446806.74847" calcext:value-type="float">
            <text:p>1456446806.74847</text:p>
          </table:table-cell>
          <table:table-cell office:value-type="float" office:value="1120" calcext:value-type="float">
            <text:p>1120</text:p>
          </table:table-cell>
          <table:table-cell table:formula="of:=[.B1175]-[.B$2]" office:value-type="float" office:value="26.6750705242157" calcext:value-type="float">
            <text:p>26.6750705242</text:p>
          </table:table-cell>
          <table:table-cell table:formula="of:=[.C1175]/([.D1175]-[.D1174])" office:value-type="float" office:value="108108.081835546" calcext:value-type="float">
            <text:p>108108.081835546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456446806.75882" calcext:value-type="float">
            <text:p>1456446806.75882</text:p>
          </table:table-cell>
          <table:table-cell office:value-type="float" office:value="1120" calcext:value-type="float">
            <text:p>1120</text:p>
          </table:table-cell>
          <table:table-cell table:formula="of:=[.B1176]-[.B$2]" office:value-type="float" office:value="26.6854128837585" calcext:value-type="float">
            <text:p>26.6854128838</text:p>
          </table:table-cell>
          <table:table-cell table:formula="of:=[.C1176]/([.D1176]-[.D1175])" office:value-type="float" office:value="108292.502823947" calcext:value-type="float">
            <text:p>108292.502823947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456446806.76923" calcext:value-type="float">
            <text:p>1456446806.76923</text:p>
          </table:table-cell>
          <table:table-cell office:value-type="float" office:value="1120" calcext:value-type="float">
            <text:p>1120</text:p>
          </table:table-cell>
          <table:table-cell table:formula="of:=[.B1177]-[.B$2]" office:value-type="float" office:value="26.6958291530609" calcext:value-type="float">
            <text:p>26.6958291531</text:p>
          </table:table-cell>
          <table:table-cell table:formula="of:=[.C1177]/([.D1177]-[.D1176])" office:value-type="float" office:value="107524.101718968" calcext:value-type="float">
            <text:p>107524.101718968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456446806.77943" calcext:value-type="float">
            <text:p>1456446806.77943</text:p>
          </table:table-cell>
          <table:table-cell office:value-type="float" office:value="1120" calcext:value-type="float">
            <text:p>1120</text:p>
          </table:table-cell>
          <table:table-cell table:formula="of:=[.B1178]-[.B$2]" office:value-type="float" office:value="26.706022977829" calcext:value-type="float">
            <text:p>26.7060229778</text:p>
          </table:table-cell>
          <table:table-cell table:formula="of:=[.C1178]/([.D1178]-[.D1177])" office:value-type="float" office:value="109870.438768828" calcext:value-type="float">
            <text:p>109870.438768828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456446806.78967" calcext:value-type="float">
            <text:p>1456446806.78967</text:p>
          </table:table-cell>
          <table:table-cell office:value-type="float" office:value="1120" calcext:value-type="float">
            <text:p>1120</text:p>
          </table:table-cell>
          <table:table-cell table:formula="of:=[.B1179]-[.B$2]" office:value-type="float" office:value="26.7162628173828" calcext:value-type="float">
            <text:p>26.7162628174</text:p>
          </table:table-cell>
          <table:table-cell table:formula="of:=[.C1179]/([.D1179]-[.D1178])" office:value-type="float" office:value="109376.713776805" calcext:value-type="float">
            <text:p>109376.713776805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456446806.79994" calcext:value-type="float">
            <text:p>1456446806.79994</text:p>
          </table:table-cell>
          <table:table-cell office:value-type="float" office:value="1120" calcext:value-type="float">
            <text:p>1120</text:p>
          </table:table-cell>
          <table:table-cell table:formula="of:=[.B1180]-[.B$2]" office:value-type="float" office:value="26.726532459259" calcext:value-type="float">
            <text:p>26.7265324593</text:p>
          </table:table-cell>
          <table:table-cell table:formula="of:=[.C1180]/([.D1180]-[.D1179])" office:value-type="float" office:value="109059.304452802" calcext:value-type="float">
            <text:p>109059.304452802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456446806.81027" calcext:value-type="float">
            <text:p>1456446806.81027</text:p>
          </table:table-cell>
          <table:table-cell office:value-type="float" office:value="1120" calcext:value-type="float">
            <text:p>1120</text:p>
          </table:table-cell>
          <table:table-cell table:formula="of:=[.B1181]-[.B$2]" office:value-type="float" office:value="26.7368614673614" calcext:value-type="float">
            <text:p>26.7368614674</text:p>
          </table:table-cell>
          <table:table-cell table:formula="of:=[.C1181]/([.D1181]-[.D1180])" office:value-type="float" office:value="108432.483438358" calcext:value-type="float">
            <text:p>108432.483438358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456446806.82054" calcext:value-type="float">
            <text:p>1456446806.82054</text:p>
          </table:table-cell>
          <table:table-cell office:value-type="float" office:value="1120" calcext:value-type="float">
            <text:p>1120</text:p>
          </table:table-cell>
          <table:table-cell table:formula="of:=[.B1182]-[.B$2]" office:value-type="float" office:value="26.747133731842" calcext:value-type="float">
            <text:p>26.7471337318</text:p>
          </table:table-cell>
          <table:table-cell table:formula="of:=[.C1182]/([.D1182]-[.D1181])" office:value-type="float" office:value="109031.460601137" calcext:value-type="float">
            <text:p>109031.460601137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456446806.83085" calcext:value-type="float">
            <text:p>1456446806.83085</text:p>
          </table:table-cell>
          <table:table-cell office:value-type="float" office:value="1120" calcext:value-type="float">
            <text:p>1120</text:p>
          </table:table-cell>
          <table:table-cell table:formula="of:=[.B1183]-[.B$2]" office:value-type="float" office:value="26.7574453353882" calcext:value-type="float">
            <text:p>26.7574453354</text:p>
          </table:table-cell>
          <table:table-cell table:formula="of:=[.C1183]/([.D1183]-[.D1182])" office:value-type="float" office:value="108615.502427746" calcext:value-type="float">
            <text:p>108615.502427746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456446806.84116" calcext:value-type="float">
            <text:p>1456446806.84116</text:p>
          </table:table-cell>
          <table:table-cell office:value-type="float" office:value="1120" calcext:value-type="float">
            <text:p>1120</text:p>
          </table:table-cell>
          <table:table-cell table:formula="of:=[.B1184]-[.B$2]" office:value-type="float" office:value="26.7677512168884" calcext:value-type="float">
            <text:p>26.7677512169</text:p>
          </table:table-cell>
          <table:table-cell table:formula="of:=[.C1184]/([.D1184]-[.D1183])" office:value-type="float" office:value="108675.808078471" calcext:value-type="float">
            <text:p>108675.808078471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456446806.85148" calcext:value-type="float">
            <text:p>1456446806.85148</text:p>
          </table:table-cell>
          <table:table-cell office:value-type="float" office:value="1120" calcext:value-type="float">
            <text:p>1120</text:p>
          </table:table-cell>
          <table:table-cell table:formula="of:=[.B1185]-[.B$2]" office:value-type="float" office:value="26.7780756950378" calcext:value-type="float">
            <text:p>26.778075695</text:p>
          </table:table-cell>
          <table:table-cell table:formula="of:=[.C1185]/([.D1185]-[.D1184])" office:value-type="float" office:value="108480.059116941" calcext:value-type="float">
            <text:p>108480.059116941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456446806.86179" calcext:value-type="float">
            <text:p>1456446806.86179</text:p>
          </table:table-cell>
          <table:table-cell office:value-type="float" office:value="1120" calcext:value-type="float">
            <text:p>1120</text:p>
          </table:table-cell>
          <table:table-cell table:formula="of:=[.B1186]-[.B$2]" office:value-type="float" office:value="26.7883911132812" calcext:value-type="float">
            <text:p>26.7883911133</text:p>
          </table:table-cell>
          <table:table-cell table:formula="of:=[.C1186]/([.D1186]-[.D1185])" office:value-type="float" office:value="108575.33582952" calcext:value-type="float">
            <text:p>108575.33582952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456446806.87224" calcext:value-type="float">
            <text:p>1456446806.87224</text:p>
          </table:table-cell>
          <table:table-cell office:value-type="float" office:value="1120" calcext:value-type="float">
            <text:p>1120</text:p>
          </table:table-cell>
          <table:table-cell table:formula="of:=[.B1187]-[.B$2]" office:value-type="float" office:value="26.7988340854645" calcext:value-type="float">
            <text:p>26.7988340855</text:p>
          </table:table-cell>
          <table:table-cell table:formula="of:=[.C1187]/([.D1187]-[.D1186])" office:value-type="float" office:value="107249.160521449" calcext:value-type="float">
            <text:p>107249.160521449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456446806.88259" calcext:value-type="float">
            <text:p>1456446806.88259</text:p>
          </table:table-cell>
          <table:table-cell office:value-type="float" office:value="1120" calcext:value-type="float">
            <text:p>1120</text:p>
          </table:table-cell>
          <table:table-cell table:formula="of:=[.B1188]-[.B$2]" office:value-type="float" office:value="26.8091900348663" calcext:value-type="float">
            <text:p>26.8091900349</text:p>
          </table:table-cell>
          <table:table-cell table:formula="of:=[.C1188]/([.D1188]-[.D1187])" office:value-type="float" office:value="108150.393222212" calcext:value-type="float">
            <text:p>108150.393222212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456446806.89497" calcext:value-type="float">
            <text:p>1456446806.89497</text:p>
          </table:table-cell>
          <table:table-cell office:value-type="float" office:value="1120" calcext:value-type="float">
            <text:p>1120</text:p>
          </table:table-cell>
          <table:table-cell table:formula="of:=[.B1189]-[.B$2]" office:value-type="float" office:value="26.8215615749359" calcext:value-type="float">
            <text:p>26.8215615749</text:p>
          </table:table-cell>
          <table:table-cell table:formula="of:=[.C1189]/([.D1189]-[.D1188])" office:value-type="float" office:value="90530.361919445" calcext:value-type="float">
            <text:p>90530.361919445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456446806.90356" calcext:value-type="float">
            <text:p>1456446806.90356</text:p>
          </table:table-cell>
          <table:table-cell office:value-type="float" office:value="1120" calcext:value-type="float">
            <text:p>1120</text:p>
          </table:table-cell>
          <table:table-cell table:formula="of:=[.B1190]-[.B$2]" office:value-type="float" office:value="26.8301572799683" calcext:value-type="float">
            <text:p>26.83015728</text:p>
          </table:table-cell>
          <table:table-cell table:formula="of:=[.C1190]/([.D1190]-[.D1189])" office:value-type="float" office:value="130297.630710343" calcext:value-type="float">
            <text:p>130297.630710343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456446806.91385" calcext:value-type="float">
            <text:p>1456446806.91385</text:p>
          </table:table-cell>
          <table:table-cell office:value-type="float" office:value="1120" calcext:value-type="float">
            <text:p>1120</text:p>
          </table:table-cell>
          <table:table-cell table:formula="of:=[.B1191]-[.B$2]" office:value-type="float" office:value="26.8404445648193" calcext:value-type="float">
            <text:p>26.8404445648</text:p>
          </table:table-cell>
          <table:table-cell table:formula="of:=[.C1191]/([.D1191]-[.D1190])" office:value-type="float" office:value="108872.264763141" calcext:value-type="float">
            <text:p>108872.264763141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456446806.92403" calcext:value-type="float">
            <text:p>1456446806.92403</text:p>
          </table:table-cell>
          <table:table-cell office:value-type="float" office:value="1120" calcext:value-type="float">
            <text:p>1120</text:p>
          </table:table-cell>
          <table:table-cell table:formula="of:=[.B1192]-[.B$2]" office:value-type="float" office:value="26.850626707077" calcext:value-type="float">
            <text:p>26.8506267071</text:p>
          </table:table-cell>
          <table:table-cell table:formula="of:=[.C1192]/([.D1192]-[.D1191])" office:value-type="float" office:value="109996.498934601" calcext:value-type="float">
            <text:p>109996.498934601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456446806.93432" calcext:value-type="float">
            <text:p>1456446806.93432</text:p>
          </table:table-cell>
          <table:table-cell office:value-type="float" office:value="1120" calcext:value-type="float">
            <text:p>1120</text:p>
          </table:table-cell>
          <table:table-cell table:formula="of:=[.B1193]-[.B$2]" office:value-type="float" office:value="26.8609175682068" calcext:value-type="float">
            <text:p>26.8609175682</text:p>
          </table:table-cell>
          <table:table-cell table:formula="of:=[.C1193]/([.D1193]-[.D1192])" office:value-type="float" office:value="108834.429488219" calcext:value-type="float">
            <text:p>108834.429488219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456446806.94458" calcext:value-type="float">
            <text:p>1456446806.94458</text:p>
          </table:table-cell>
          <table:table-cell office:value-type="float" office:value="1120" calcext:value-type="float">
            <text:p>1120</text:p>
          </table:table-cell>
          <table:table-cell table:formula="of:=[.B1194]-[.B$2]" office:value-type="float" office:value="26.8711738586426" calcext:value-type="float">
            <text:p>26.8711738586</text:p>
          </table:table-cell>
          <table:table-cell table:formula="of:=[.C1194]/([.D1194]-[.D1193])" office:value-type="float" office:value="109201.275745037" calcext:value-type="float">
            <text:p>109201.275745037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456446806.95489" calcext:value-type="float">
            <text:p>1456446806.95489</text:p>
          </table:table-cell>
          <table:table-cell office:value-type="float" office:value="1120" calcext:value-type="float">
            <text:p>1120</text:p>
          </table:table-cell>
          <table:table-cell table:formula="of:=[.B1195]-[.B$2]" office:value-type="float" office:value="26.8814826011658" calcext:value-type="float">
            <text:p>26.8814826012</text:p>
          </table:table-cell>
          <table:table-cell table:formula="of:=[.C1195]/([.D1195]-[.D1194])" office:value-type="float" office:value="108645.646884685" calcext:value-type="float">
            <text:p>108645.646884685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456446806.96518" calcext:value-type="float">
            <text:p>1456446806.96518</text:p>
          </table:table-cell>
          <table:table-cell office:value-type="float" office:value="1120" calcext:value-type="float">
            <text:p>1120</text:p>
          </table:table-cell>
          <table:table-cell table:formula="of:=[.B1196]-[.B$2]" office:value-type="float" office:value="26.8917768001556" calcext:value-type="float">
            <text:p>26.8917768002</text:p>
          </table:table-cell>
          <table:table-cell table:formula="of:=[.C1196]/([.D1196]-[.D1195])" office:value-type="float" office:value="108799.140283021" calcext:value-type="float">
            <text:p>108799.140283021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456446806.97548" calcext:value-type="float">
            <text:p>1456446806.97548</text:p>
          </table:table-cell>
          <table:table-cell office:value-type="float" office:value="1120" calcext:value-type="float">
            <text:p>1120</text:p>
          </table:table-cell>
          <table:table-cell table:formula="of:=[.B1197]-[.B$2]" office:value-type="float" office:value="26.9020795822144" calcext:value-type="float">
            <text:p>26.9020795822</text:p>
          </table:table-cell>
          <table:table-cell table:formula="of:=[.C1197]/([.D1197]-[.D1196])" office:value-type="float" office:value="108708.501608312" calcext:value-type="float">
            <text:p>108708.501608312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456446806.98593" calcext:value-type="float">
            <text:p>1456446806.98593</text:p>
          </table:table-cell>
          <table:table-cell office:value-type="float" office:value="1120" calcext:value-type="float">
            <text:p>1120</text:p>
          </table:table-cell>
          <table:table-cell table:formula="of:=[.B1198]-[.B$2]" office:value-type="float" office:value="26.9125261306763" calcext:value-type="float">
            <text:p>26.9125261307</text:p>
          </table:table-cell>
          <table:table-cell table:formula="of:=[.C1198]/([.D1198]-[.D1197])" office:value-type="float" office:value="107212.444769034" calcext:value-type="float">
            <text:p>107212.444769034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456446806.99622" calcext:value-type="float">
            <text:p>1456446806.99622</text:p>
          </table:table-cell>
          <table:table-cell office:value-type="float" office:value="1120" calcext:value-type="float">
            <text:p>1120</text:p>
          </table:table-cell>
          <table:table-cell table:formula="of:=[.B1199]-[.B$2]" office:value-type="float" office:value="26.9228181838989" calcext:value-type="float">
            <text:p>26.9228181839</text:p>
          </table:table-cell>
          <table:table-cell table:formula="of:=[.C1199]/([.D1199]-[.D1198])" office:value-type="float" office:value="108821.823573017" calcext:value-type="float">
            <text:p>108821.823573017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456446807.01115" calcext:value-type="float">
            <text:p>1456446807.01115</text:p>
          </table:table-cell>
          <table:table-cell office:value-type="float" office:value="1120" calcext:value-type="float">
            <text:p>1120</text:p>
          </table:table-cell>
          <table:table-cell table:formula="of:=[.B1200]-[.B$2]" office:value-type="float" office:value="26.9377446174622" calcext:value-type="float">
            <text:p>26.9377446175</text:p>
          </table:table-cell>
          <table:table-cell table:formula="of:=[.C1200]/([.D1200]-[.D1199])" office:value-type="float" office:value="75034.6688815769" calcext:value-type="float">
            <text:p>75034.6688815769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456446810.00735" calcext:value-type="float">
            <text:p>1456446810.00735</text:p>
          </table:table-cell>
          <table:table-cell office:value-type="float" office:value="1120" calcext:value-type="float">
            <text:p>1120</text:p>
          </table:table-cell>
          <table:table-cell table:formula="of:=[.B1201]-[.B$2]" office:value-type="float" office:value="29.9339413642883" calcext:value-type="float">
            <text:p>29.9339413643</text:p>
          </table:table-cell>
          <table:table-cell table:formula="of:=[.C1201]/([.D1201]-[.D1200])" office:value-type="float" office:value="373.807227841896" calcext:value-type="float">
            <text:p>373.807227841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456446810.01228" calcext:value-type="float">
            <text:p>1456446810.01228</text:p>
          </table:table-cell>
          <table:table-cell office:value-type="float" office:value="1120" calcext:value-type="float">
            <text:p>1120</text:p>
          </table:table-cell>
          <table:table-cell table:formula="of:=[.B1202]-[.B$2]" office:value-type="float" office:value="29.9388716220856" calcext:value-type="float">
            <text:p>29.9388716221</text:p>
          </table:table-cell>
          <table:table-cell table:formula="of:=[.C1202]/([.D1202]-[.D1201])" office:value-type="float" office:value="227168.648387253" calcext:value-type="float">
            <text:p>227168.648387253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456446810.01721" calcext:value-type="float">
            <text:p>1456446810.01721</text:p>
          </table:table-cell>
          <table:table-cell office:value-type="float" office:value="1120" calcext:value-type="float">
            <text:p>1120</text:p>
          </table:table-cell>
          <table:table-cell table:formula="of:=[.B1203]-[.B$2]" office:value-type="float" office:value="29.9438037872314" calcext:value-type="float">
            <text:p>29.9438037872</text:p>
          </table:table-cell>
          <table:table-cell table:formula="of:=[.C1203]/([.D1203]-[.D1202])" office:value-type="float" office:value="227080.79856915" calcext:value-type="float">
            <text:p>227080.79856915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456446810.59073" calcext:value-type="float">
            <text:p>1456446810.59073</text:p>
          </table:table-cell>
          <table:table-cell office:value-type="float" office:value="1120" calcext:value-type="float">
            <text:p>1120</text:p>
          </table:table-cell>
          <table:table-cell table:formula="of:=[.B1204]-[.B$2]" office:value-type="float" office:value="30.517326593399" calcext:value-type="float">
            <text:p>30.5173265934</text:p>
          </table:table-cell>
          <table:table-cell table:formula="of:=[.C1204]/([.D1204]-[.D1203])" office:value-type="float" office:value="1952.84300459483" calcext:value-type="float">
            <text:p>1952.8430045948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456446810.59579" calcext:value-type="float">
            <text:p>1456446810.59579</text:p>
          </table:table-cell>
          <table:table-cell office:value-type="float" office:value="1120" calcext:value-type="float">
            <text:p>1120</text:p>
          </table:table-cell>
          <table:table-cell table:formula="of:=[.B1205]-[.B$2]" office:value-type="float" office:value="30.522390127182" calcext:value-type="float">
            <text:p>30.5223901272</text:p>
          </table:table-cell>
          <table:table-cell table:formula="of:=[.C1205]/([.D1205]-[.D1204])" office:value-type="float" office:value="221189.400131839" calcext:value-type="float">
            <text:p>221189.400131839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456446810.60063" calcext:value-type="float">
            <text:p>1456446810.60063</text:p>
          </table:table-cell>
          <table:table-cell office:value-type="float" office:value="1120" calcext:value-type="float">
            <text:p>1120</text:p>
          </table:table-cell>
          <table:table-cell table:formula="of:=[.B1206]-[.B$2]" office:value-type="float" office:value="30.5272233486176" calcext:value-type="float">
            <text:p>30.5272233486</text:p>
          </table:table-cell>
          <table:table-cell table:formula="of:=[.C1206]/([.D1206]-[.D1205])" office:value-type="float" office:value="231729.502762431" calcext:value-type="float">
            <text:p>231729.502762431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456446820.08134" calcext:value-type="float">
            <text:p>1456446820.08134</text:p>
          </table:table-cell>
          <table:table-cell office:value-type="float" office:value="1120" calcext:value-type="float">
            <text:p>1120</text:p>
          </table:table-cell>
          <table:table-cell table:formula="of:=[.B1207]-[.B$2]" office:value-type="float" office:value="40.0079319477081" calcext:value-type="float">
            <text:p>40.0079319477</text:p>
          </table:table-cell>
          <table:table-cell table:formula="of:=[.C1207]/([.D1207]-[.D1206])" office:value-type="float" office:value="118.134629737215" calcext:value-type="float">
            <text:p>118.1346297372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456446820.09547" calcext:value-type="float">
            <text:p>1456446820.09547</text:p>
          </table:table-cell>
          <table:table-cell office:value-type="float" office:value="1120" calcext:value-type="float">
            <text:p>1120</text:p>
          </table:table-cell>
          <table:table-cell table:formula="of:=[.B1208]-[.B$2]" office:value-type="float" office:value="40.0220632553101" calcext:value-type="float">
            <text:p>40.0220632553</text:p>
          </table:table-cell>
          <table:table-cell table:formula="of:=[.C1208]/([.D1208]-[.D1207])" office:value-type="float" office:value="79256.6428776299" calcext:value-type="float">
            <text:p>79256.6428776299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456446820.10955" calcext:value-type="float">
            <text:p>1456446820.10955</text:p>
          </table:table-cell>
          <table:table-cell office:value-type="float" office:value="1120" calcext:value-type="float">
            <text:p>1120</text:p>
          </table:table-cell>
          <table:table-cell table:formula="of:=[.B1209]-[.B$2]" office:value-type="float" office:value="40.0361506938934" calcext:value-type="float">
            <text:p>40.0361506939</text:p>
          </table:table-cell>
          <table:table-cell table:formula="of:=[.C1209]/([.D1209]-[.D1208])" office:value-type="float" office:value="79503.4521976069" calcext:value-type="float">
            <text:p>79503.4521976069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456446820.12365" calcext:value-type="float">
            <text:p>1456446820.12365</text:p>
          </table:table-cell>
          <table:table-cell office:value-type="float" office:value="1120" calcext:value-type="float">
            <text:p>1120</text:p>
          </table:table-cell>
          <table:table-cell table:formula="of:=[.B1210]-[.B$2]" office:value-type="float" office:value="40.0502426624298" calcext:value-type="float">
            <text:p>40.0502426624</text:p>
          </table:table-cell>
          <table:table-cell table:formula="of:=[.C1210]/([.D1210]-[.D1209])" office:value-type="float" office:value="79477.895306737" calcext:value-type="float">
            <text:p>79477.895306737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456446820.13769" calcext:value-type="float">
            <text:p>1456446820.13769</text:p>
          </table:table-cell>
          <table:table-cell office:value-type="float" office:value="1120" calcext:value-type="float">
            <text:p>1120</text:p>
          </table:table-cell>
          <table:table-cell table:formula="of:=[.B1211]-[.B$2]" office:value-type="float" office:value="40.0642864704132" calcext:value-type="float">
            <text:p>40.0642864704</text:p>
          </table:table-cell>
          <table:table-cell table:formula="of:=[.C1211]/([.D1211]-[.D1210])" office:value-type="float" office:value="79750.4495450224" calcext:value-type="float">
            <text:p>79750.4495450224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456446820.15178" calcext:value-type="float">
            <text:p>1456446820.15178</text:p>
          </table:table-cell>
          <table:table-cell office:value-type="float" office:value="1120" calcext:value-type="float">
            <text:p>1120</text:p>
          </table:table-cell>
          <table:table-cell table:formula="of:=[.B1212]-[.B$2]" office:value-type="float" office:value="40.0783774852753" calcext:value-type="float">
            <text:p>40.0783774853</text:p>
          </table:table-cell>
          <table:table-cell table:formula="of:=[.C1212]/([.D1212]-[.D1211])" office:value-type="float" office:value="79483.2743392779" calcext:value-type="float">
            <text:p>79483.2743392779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456446820.16746" calcext:value-type="float">
            <text:p>1456446820.16746</text:p>
          </table:table-cell>
          <table:table-cell office:value-type="float" office:value="1120" calcext:value-type="float">
            <text:p>1120</text:p>
          </table:table-cell>
          <table:table-cell table:formula="of:=[.B1213]-[.B$2]" office:value-type="float" office:value="40.0940585136414" calcext:value-type="float">
            <text:p>40.0940585136</text:p>
          </table:table-cell>
          <table:table-cell table:formula="of:=[.C1213]/([.D1213]-[.D1212])" office:value-type="float" office:value="71423.8871235043" calcext:value-type="float">
            <text:p>71423.8871235043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456446820.18019" calcext:value-type="float">
            <text:p>1456446820.18019</text:p>
          </table:table-cell>
          <table:table-cell office:value-type="float" office:value="1120" calcext:value-type="float">
            <text:p>1120</text:p>
          </table:table-cell>
          <table:table-cell table:formula="of:=[.B1214]-[.B$2]" office:value-type="float" office:value="40.1067888736725" calcext:value-type="float">
            <text:p>40.1067888737</text:p>
          </table:table-cell>
          <table:table-cell table:formula="of:=[.C1214]/([.D1214]-[.D1213])" office:value-type="float" office:value="87978.658675906" calcext:value-type="float">
            <text:p>87978.658675906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456446820.19434" calcext:value-type="float">
            <text:p>1456446820.19434</text:p>
          </table:table-cell>
          <table:table-cell office:value-type="float" office:value="1120" calcext:value-type="float">
            <text:p>1120</text:p>
          </table:table-cell>
          <table:table-cell table:formula="of:=[.B1215]-[.B$2]" office:value-type="float" office:value="40.1209399700165" calcext:value-type="float">
            <text:p>40.12093997</text:p>
          </table:table-cell>
          <table:table-cell table:formula="of:=[.C1215]/([.D1215]-[.D1214])" office:value-type="float" office:value="79145.8112342892" calcext:value-type="float">
            <text:p>79145.8112342892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456446820.20846" calcext:value-type="float">
            <text:p>1456446820.20846</text:p>
          </table:table-cell>
          <table:table-cell office:value-type="float" office:value="1120" calcext:value-type="float">
            <text:p>1120</text:p>
          </table:table-cell>
          <table:table-cell table:formula="of:=[.B1216]-[.B$2]" office:value-type="float" office:value="40.135055065155" calcext:value-type="float">
            <text:p>40.1350550652</text:p>
          </table:table-cell>
          <table:table-cell table:formula="of:=[.C1216]/([.D1216]-[.D1215])" office:value-type="float" office:value="79347.6763001875" calcext:value-type="float">
            <text:p>79347.6763001875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456446820.22268" calcext:value-type="float">
            <text:p>1456446820.22268</text:p>
          </table:table-cell>
          <table:table-cell office:value-type="float" office:value="1120" calcext:value-type="float">
            <text:p>1120</text:p>
          </table:table-cell>
          <table:table-cell table:formula="of:=[.B1217]-[.B$2]" office:value-type="float" office:value="40.1492714881897" calcext:value-type="float">
            <text:p>40.1492714882</text:p>
          </table:table-cell>
          <table:table-cell table:formula="of:=[.C1217]/([.D1217]-[.D1216])" office:value-type="float" office:value="78782.1238344402" calcext:value-type="float">
            <text:p>78782.1238344402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456446820.24101" calcext:value-type="float">
            <text:p>1456446820.24101</text:p>
          </table:table-cell>
          <table:table-cell office:value-type="float" office:value="1120" calcext:value-type="float">
            <text:p>1120</text:p>
          </table:table-cell>
          <table:table-cell table:formula="of:=[.B1218]-[.B$2]" office:value-type="float" office:value="40.1676015853882" calcext:value-type="float">
            <text:p>40.1676015854</text:p>
          </table:table-cell>
          <table:table-cell table:formula="of:=[.C1218]/([.D1218]-[.D1217])" office:value-type="float" office:value="61101.694544887" calcext:value-type="float">
            <text:p>61101.694544887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456446820.25074" calcext:value-type="float">
            <text:p>1456446820.25074</text:p>
          </table:table-cell>
          <table:table-cell office:value-type="float" office:value="1120" calcext:value-type="float">
            <text:p>1120</text:p>
          </table:table-cell>
          <table:table-cell table:formula="of:=[.B1219]-[.B$2]" office:value-type="float" office:value="40.1773355007172" calcext:value-type="float">
            <text:p>40.1773355007</text:p>
          </table:table-cell>
          <table:table-cell table:formula="of:=[.C1219]/([.D1219]-[.D1218])" office:value-type="float" office:value="115061.613148162" calcext:value-type="float">
            <text:p>115061.613148162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456446820.26489" calcext:value-type="float">
            <text:p>1456446820.26489</text:p>
          </table:table-cell>
          <table:table-cell office:value-type="float" office:value="1120" calcext:value-type="float">
            <text:p>1120</text:p>
          </table:table-cell>
          <table:table-cell table:formula="of:=[.B1220]-[.B$2]" office:value-type="float" office:value="40.1914858818054" calcext:value-type="float">
            <text:p>40.1914858818</text:p>
          </table:table-cell>
          <table:table-cell table:formula="of:=[.C1220]/([.D1220]-[.D1219])" office:value-type="float" office:value="79149.8117976108" calcext:value-type="float">
            <text:p>79149.8117976108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456446820.27897" calcext:value-type="float">
            <text:p>1456446820.27897</text:p>
          </table:table-cell>
          <table:table-cell office:value-type="float" office:value="1120" calcext:value-type="float">
            <text:p>1120</text:p>
          </table:table-cell>
          <table:table-cell table:formula="of:=[.B1221]-[.B$2]" office:value-type="float" office:value="40.2055702209473" calcext:value-type="float">
            <text:p>40.2055702209</text:p>
          </table:table-cell>
          <table:table-cell table:formula="of:=[.C1221]/([.D1221]-[.D1220])" office:value-type="float" office:value="79520.9479635711" calcext:value-type="float">
            <text:p>79520.9479635711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456446820.29309" calcext:value-type="float">
            <text:p>1456446820.29309</text:p>
          </table:table-cell>
          <table:table-cell office:value-type="float" office:value="1120" calcext:value-type="float">
            <text:p>1120</text:p>
          </table:table-cell>
          <table:table-cell table:formula="of:=[.B1222]-[.B$2]" office:value-type="float" office:value="40.2196869850159" calcext:value-type="float">
            <text:p>40.219686985</text:p>
          </table:table-cell>
          <table:table-cell table:formula="of:=[.C1222]/([.D1222]-[.D1221])" office:value-type="float" office:value="79338.2955581827" calcext:value-type="float">
            <text:p>79338.2955581827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456446820.30723" calcext:value-type="float">
            <text:p>1456446820.30723</text:p>
          </table:table-cell>
          <table:table-cell office:value-type="float" office:value="1120" calcext:value-type="float">
            <text:p>1120</text:p>
          </table:table-cell>
          <table:table-cell table:formula="of:=[.B1223]-[.B$2]" office:value-type="float" office:value="40.2338268756867" calcext:value-type="float">
            <text:p>40.2338268757</text:p>
          </table:table-cell>
          <table:table-cell table:formula="of:=[.C1223]/([.D1223]-[.D1222])" office:value-type="float" office:value="79208.5332254203" calcext:value-type="float">
            <text:p>79208.5332254203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456446820.32168" calcext:value-type="float">
            <text:p>1456446820.32168</text:p>
          </table:table-cell>
          <table:table-cell office:value-type="float" office:value="1120" calcext:value-type="float">
            <text:p>1120</text:p>
          </table:table-cell>
          <table:table-cell table:formula="of:=[.B1224]-[.B$2]" office:value-type="float" office:value="40.2482767105103" calcext:value-type="float">
            <text:p>40.2482767105</text:p>
          </table:table-cell>
          <table:table-cell table:formula="of:=[.C1224]/([.D1224]-[.D1223])" office:value-type="float" office:value="77509.5365221839" calcext:value-type="float">
            <text:p>77509.5365221839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456446820.34041" calcext:value-type="float">
            <text:p>1456446820.34041</text:p>
          </table:table-cell>
          <table:table-cell office:value-type="float" office:value="1120" calcext:value-type="float">
            <text:p>1120</text:p>
          </table:table-cell>
          <table:table-cell table:formula="of:=[.B1225]-[.B$2]" office:value-type="float" office:value="40.2670047283173" calcext:value-type="float">
            <text:p>40.2670047283</text:p>
          </table:table-cell>
          <table:table-cell table:formula="of:=[.C1225]/([.D1225]-[.D1224])" office:value-type="float" office:value="59803.4459141195" calcext:value-type="float">
            <text:p>59803.4459141195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456446820.35464" calcext:value-type="float">
            <text:p>1456446820.35464</text:p>
          </table:table-cell>
          <table:table-cell office:value-type="float" office:value="1120" calcext:value-type="float">
            <text:p>1120</text:p>
          </table:table-cell>
          <table:table-cell table:formula="of:=[.B1226]-[.B$2]" office:value-type="float" office:value="40.2812407016754" calcext:value-type="float">
            <text:p>40.2812407017</text:p>
          </table:table-cell>
          <table:table-cell table:formula="of:=[.C1226]/([.D1226]-[.D1225])" office:value-type="float" office:value="78673.9320046893" calcext:value-type="float">
            <text:p>78673.9320046893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456446820.36398" calcext:value-type="float">
            <text:p>1456446820.36398</text:p>
          </table:table-cell>
          <table:table-cell office:value-type="float" office:value="1120" calcext:value-type="float">
            <text:p>1120</text:p>
          </table:table-cell>
          <table:table-cell table:formula="of:=[.B1227]-[.B$2]" office:value-type="float" office:value="40.290580034256" calcext:value-type="float">
            <text:p>40.2905800343</text:p>
          </table:table-cell>
          <table:table-cell table:formula="of:=[.C1227]/([.D1227]-[.D1226])" office:value-type="float" office:value="119922.916368835" calcext:value-type="float">
            <text:p>119922.916368835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456446820.37803" calcext:value-type="float">
            <text:p>1456446820.37803</text:p>
          </table:table-cell>
          <table:table-cell office:value-type="float" office:value="1120" calcext:value-type="float">
            <text:p>1120</text:p>
          </table:table-cell>
          <table:table-cell table:formula="of:=[.B1228]-[.B$2]" office:value-type="float" office:value="40.3046288490295" calcext:value-type="float">
            <text:p>40.304628849</text:p>
          </table:table-cell>
          <table:table-cell table:formula="of:=[.C1228]/([.D1228]-[.D1227])" office:value-type="float" office:value="79722.0276622826" calcext:value-type="float">
            <text:p>79722.0276622826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456446820.39214" calcext:value-type="float">
            <text:p>1456446820.39214</text:p>
          </table:table-cell>
          <table:table-cell office:value-type="float" office:value="1120" calcext:value-type="float">
            <text:p>1120</text:p>
          </table:table-cell>
          <table:table-cell table:formula="of:=[.B1229]-[.B$2]" office:value-type="float" office:value="40.3187401294708" calcext:value-type="float">
            <text:p>40.3187401295</text:p>
          </table:table-cell>
          <table:table-cell table:formula="of:=[.C1229]/([.D1229]-[.D1228])" office:value-type="float" office:value="79369.1263284167" calcext:value-type="float">
            <text:p>79369.1263284167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456446820.40624" calcext:value-type="float">
            <text:p>1456446820.40624</text:p>
          </table:table-cell>
          <table:table-cell office:value-type="float" office:value="1120" calcext:value-type="float">
            <text:p>1120</text:p>
          </table:table-cell>
          <table:table-cell table:formula="of:=[.B1230]-[.B$2]" office:value-type="float" office:value="40.3328380584717" calcext:value-type="float">
            <text:p>40.3328380585</text:p>
          </table:table-cell>
          <table:table-cell table:formula="of:=[.C1230]/([.D1230]-[.D1229])" office:value-type="float" office:value="79444.2928413184" calcext:value-type="float">
            <text:p>79444.2928413184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456446820.42035" calcext:value-type="float">
            <text:p>1456446820.42035</text:p>
          </table:table-cell>
          <table:table-cell office:value-type="float" office:value="1120" calcext:value-type="float">
            <text:p>1120</text:p>
          </table:table-cell>
          <table:table-cell table:formula="of:=[.B1231]-[.B$2]" office:value-type="float" office:value="40.3469424247742" calcext:value-type="float">
            <text:p>40.3469424248</text:p>
          </table:table-cell>
          <table:table-cell table:formula="of:=[.C1231]/([.D1231]-[.D1230])" office:value-type="float" office:value="79408.0340782312" calcext:value-type="float">
            <text:p>79408.0340782312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456446820.43472" calcext:value-type="float">
            <text:p>1456446820.43472</text:p>
          </table:table-cell>
          <table:table-cell office:value-type="float" office:value="1120" calcext:value-type="float">
            <text:p>1120</text:p>
          </table:table-cell>
          <table:table-cell table:formula="of:=[.B1232]-[.B$2]" office:value-type="float" office:value="40.361314535141" calcext:value-type="float">
            <text:p>40.3613145351</text:p>
          </table:table-cell>
          <table:table-cell table:formula="of:=[.C1232]/([.D1232]-[.D1231])" office:value-type="float" office:value="77928.7085482988" calcext:value-type="float">
            <text:p>77928.7085482988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456446820.45375" calcext:value-type="float">
            <text:p>1456446820.45375</text:p>
          </table:table-cell>
          <table:table-cell office:value-type="float" office:value="1120" calcext:value-type="float">
            <text:p>1120</text:p>
          </table:table-cell>
          <table:table-cell table:formula="of:=[.B1233]-[.B$2]" office:value-type="float" office:value="40.3803458213806" calcext:value-type="float">
            <text:p>40.3803458214</text:p>
          </table:table-cell>
          <table:table-cell table:formula="of:=[.C1233]/([.D1233]-[.D1232])" office:value-type="float" office:value="58850.4626486101" calcext:value-type="float">
            <text:p>58850.4626486101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456446820.46782" calcext:value-type="float">
            <text:p>1456446820.46782</text:p>
          </table:table-cell>
          <table:table-cell office:value-type="float" office:value="1120" calcext:value-type="float">
            <text:p>1120</text:p>
          </table:table-cell>
          <table:table-cell table:formula="of:=[.B1234]-[.B$2]" office:value-type="float" office:value="40.3944189548492" calcext:value-type="float">
            <text:p>40.3944189548</text:p>
          </table:table-cell>
          <table:table-cell table:formula="of:=[.C1234]/([.D1234]-[.D1233])" office:value-type="float" office:value="79584.2661832721" calcext:value-type="float">
            <text:p>79584.2661832721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456446820.47727" calcext:value-type="float">
            <text:p>1456446820.47727</text:p>
          </table:table-cell>
          <table:table-cell office:value-type="float" office:value="1120" calcext:value-type="float">
            <text:p>1120</text:p>
          </table:table-cell>
          <table:table-cell table:formula="of:=[.B1235]-[.B$2]" office:value-type="float" office:value="40.4038622379303" calcext:value-type="float">
            <text:p>40.4038622379</text:p>
          </table:table-cell>
          <table:table-cell table:formula="of:=[.C1235]/([.D1235]-[.D1234])" office:value-type="float" office:value="118602.819632398" calcext:value-type="float">
            <text:p>118602.819632398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456446820.49147" calcext:value-type="float">
            <text:p>1456446820.49147</text:p>
          </table:table-cell>
          <table:table-cell office:value-type="float" office:value="1120" calcext:value-type="float">
            <text:p>1120</text:p>
          </table:table-cell>
          <table:table-cell table:formula="of:=[.B1236]-[.B$2]" office:value-type="float" office:value="40.4180662631989" calcext:value-type="float">
            <text:p>40.4180662632</text:p>
          </table:table-cell>
          <table:table-cell table:formula="of:=[.C1236]/([.D1236]-[.D1235])" office:value-type="float" office:value="78850.8876057473" calcext:value-type="float">
            <text:p>78850.8876057473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456446820.50553" calcext:value-type="float">
            <text:p>1456446820.50553</text:p>
          </table:table-cell>
          <table:table-cell office:value-type="float" office:value="1120" calcext:value-type="float">
            <text:p>1120</text:p>
          </table:table-cell>
          <table:table-cell table:formula="of:=[.B1237]-[.B$2]" office:value-type="float" office:value="40.43212890625" calcext:value-type="float">
            <text:p>40.4321289063</text:p>
          </table:table-cell>
          <table:table-cell table:formula="of:=[.C1237]/([.D1237]-[.D1236])" office:value-type="float" office:value="79643.6342675008" calcext:value-type="float">
            <text:p>79643.6342675008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456446820.51956" calcext:value-type="float">
            <text:p>1456446820.51956</text:p>
          </table:table-cell>
          <table:table-cell office:value-type="float" office:value="1120" calcext:value-type="float">
            <text:p>1120</text:p>
          </table:table-cell>
          <table:table-cell table:formula="of:=[.B1238]-[.B$2]" office:value-type="float" office:value="40.4461579322815" calcext:value-type="float">
            <text:p>40.4461579323</text:p>
          </table:table-cell>
          <table:table-cell table:formula="of:=[.C1238]/([.D1238]-[.D1237])" office:value-type="float" office:value="79834.4801332382" calcext:value-type="float">
            <text:p>79834.4801332382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456446820.53365" calcext:value-type="float">
            <text:p>1456446820.53365</text:p>
          </table:table-cell>
          <table:table-cell office:value-type="float" office:value="1120" calcext:value-type="float">
            <text:p>1120</text:p>
          </table:table-cell>
          <table:table-cell table:formula="of:=[.B1239]-[.B$2]" office:value-type="float" office:value="40.4602475166321" calcext:value-type="float">
            <text:p>40.4602475166</text:p>
          </table:table-cell>
          <table:table-cell table:formula="of:=[.C1239]/([.D1239]-[.D1238])" office:value-type="float" office:value="79491.3442534182" calcext:value-type="float">
            <text:p>79491.3442534182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456446820.54779" calcext:value-type="float">
            <text:p>1456446820.54779</text:p>
          </table:table-cell>
          <table:table-cell office:value-type="float" office:value="1120" calcext:value-type="float">
            <text:p>1120</text:p>
          </table:table-cell>
          <table:table-cell table:formula="of:=[.B1240]-[.B$2]" office:value-type="float" office:value="40.4743828773499" calcext:value-type="float">
            <text:p>40.4743828773</text:p>
          </table:table-cell>
          <table:table-cell table:formula="of:=[.C1240]/([.D1240]-[.D1239])" office:value-type="float" office:value="79233.9171501822" calcext:value-type="float">
            <text:p>79233.9171501822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456446820.56192" calcext:value-type="float">
            <text:p>1456446820.56192</text:p>
          </table:table-cell>
          <table:table-cell office:value-type="float" office:value="1120" calcext:value-type="float">
            <text:p>1120</text:p>
          </table:table-cell>
          <table:table-cell table:formula="of:=[.B1241]-[.B$2]" office:value-type="float" office:value="40.4885156154633" calcext:value-type="float">
            <text:p>40.4885156155</text:p>
          </table:table-cell>
          <table:table-cell table:formula="of:=[.C1241]/([.D1241]-[.D1240])" office:value-type="float" office:value="79248.6205442246" calcext:value-type="float">
            <text:p>79248.6205442246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456446820.58114" calcext:value-type="float">
            <text:p>1456446820.58114</text:p>
          </table:table-cell>
          <table:table-cell office:value-type="float" office:value="1120" calcext:value-type="float">
            <text:p>1120</text:p>
          </table:table-cell>
          <table:table-cell table:formula="of:=[.B1242]-[.B$2]" office:value-type="float" office:value="40.5077369213104" calcext:value-type="float">
            <text:p>40.5077369213</text:p>
          </table:table-cell>
          <table:table-cell table:formula="of:=[.C1242]/([.D1242]-[.D1241])" office:value-type="float" office:value="58268.6737782188" calcext:value-type="float">
            <text:p>58268.6737782188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456446820.59592" calcext:value-type="float">
            <text:p>1456446820.59592</text:p>
          </table:table-cell>
          <table:table-cell office:value-type="float" office:value="1120" calcext:value-type="float">
            <text:p>1120</text:p>
          </table:table-cell>
          <table:table-cell table:formula="of:=[.B1243]-[.B$2]" office:value-type="float" office:value="40.5225112438202" calcext:value-type="float">
            <text:p>40.5225112438</text:p>
          </table:table-cell>
          <table:table-cell table:formula="of:=[.C1243]/([.D1243]-[.D1242])" office:value-type="float" office:value="75807.1985540924" calcext:value-type="float">
            <text:p>75807.1985540924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456446820.60462" calcext:value-type="float">
            <text:p>1456446820.60462</text:p>
          </table:table-cell>
          <table:table-cell office:value-type="float" office:value="1120" calcext:value-type="float">
            <text:p>1120</text:p>
          </table:table-cell>
          <table:table-cell table:formula="of:=[.B1244]-[.B$2]" office:value-type="float" office:value="40.5312151908875" calcext:value-type="float">
            <text:p>40.5312151909</text:p>
          </table:table-cell>
          <table:table-cell table:formula="of:=[.C1244]/([.D1244]-[.D1243])" office:value-type="float" office:value="128677.253129537" calcext:value-type="float">
            <text:p>128677.253129537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456446820.61878" calcext:value-type="float">
            <text:p>1456446820.61878</text:p>
          </table:table-cell>
          <table:table-cell office:value-type="float" office:value="1120" calcext:value-type="float">
            <text:p>1120</text:p>
          </table:table-cell>
          <table:table-cell table:formula="of:=[.B1245]-[.B$2]" office:value-type="float" office:value="40.5453782081604" calcext:value-type="float">
            <text:p>40.5453782082</text:p>
          </table:table-cell>
          <table:table-cell table:formula="of:=[.C1245]/([.D1245]-[.D1244])" office:value-type="float" office:value="79079.1946670258" calcext:value-type="float">
            <text:p>79079.1946670258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456446820.63274" calcext:value-type="float">
            <text:p>1456446820.63274</text:p>
          </table:table-cell>
          <table:table-cell office:value-type="float" office:value="1120" calcext:value-type="float">
            <text:p>1120</text:p>
          </table:table-cell>
          <table:table-cell table:formula="of:=[.B1246]-[.B$2]" office:value-type="float" office:value="40.5593402385712" calcext:value-type="float">
            <text:p>40.5593402386</text:p>
          </table:table-cell>
          <table:table-cell table:formula="of:=[.C1246]/([.D1246]-[.D1245])" office:value-type="float" office:value="80217.559126381" calcext:value-type="float">
            <text:p>80217.559126381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456446820.64675" calcext:value-type="float">
            <text:p>1456446820.64675</text:p>
          </table:table-cell>
          <table:table-cell office:value-type="float" office:value="1120" calcext:value-type="float">
            <text:p>1120</text:p>
          </table:table-cell>
          <table:table-cell table:formula="of:=[.B1247]-[.B$2]" office:value-type="float" office:value="40.5733435153961" calcext:value-type="float">
            <text:p>40.5733435154</text:p>
          </table:table-cell>
          <table:table-cell table:formula="of:=[.C1247]/([.D1247]-[.D1246])" office:value-type="float" office:value="79981.2796676542" calcext:value-type="float">
            <text:p>79981.2796676542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456446820.6609" calcext:value-type="float">
            <text:p>1456446820.6609</text:p>
          </table:table-cell>
          <table:table-cell office:value-type="float" office:value="1120" calcext:value-type="float">
            <text:p>1120</text:p>
          </table:table-cell>
          <table:table-cell table:formula="of:=[.B1248]-[.B$2]" office:value-type="float" office:value="40.5874917507172" calcext:value-type="float">
            <text:p>40.5874917507</text:p>
          </table:table-cell>
          <table:table-cell table:formula="of:=[.C1248]/([.D1248]-[.D1247])" office:value-type="float" office:value="79161.8159145293" calcext:value-type="float">
            <text:p>79161.8159145293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456446820.68151" calcext:value-type="float">
            <text:p>1456446820.68151</text:p>
          </table:table-cell>
          <table:table-cell office:value-type="float" office:value="1120" calcext:value-type="float">
            <text:p>1120</text:p>
          </table:table-cell>
          <table:table-cell table:formula="of:=[.B1249]-[.B$2]" office:value-type="float" office:value="40.6081101894379" calcext:value-type="float">
            <text:p>40.6081101894</text:p>
          </table:table-cell>
          <table:table-cell table:formula="of:=[.C1249]/([.D1249]-[.D1248])" office:value-type="float" office:value="54320.3108233117" calcext:value-type="float">
            <text:p>54320.3108233117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456446820.6955" calcext:value-type="float">
            <text:p>1456446820.6955</text:p>
          </table:table-cell>
          <table:table-cell office:value-type="float" office:value="1120" calcext:value-type="float">
            <text:p>1120</text:p>
          </table:table-cell>
          <table:table-cell table:formula="of:=[.B1250]-[.B$2]" office:value-type="float" office:value="40.622095823288" calcext:value-type="float">
            <text:p>40.6220958233</text:p>
          </table:table-cell>
          <table:table-cell table:formula="of:=[.C1250]/([.D1250]-[.D1249])" office:value-type="float" office:value="80082.1766109785" calcext:value-type="float">
            <text:p>80082.1766109785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456446820.70965" calcext:value-type="float">
            <text:p>1456446820.70965</text:p>
          </table:table-cell>
          <table:table-cell office:value-type="float" office:value="1120" calcext:value-type="float">
            <text:p>1120</text:p>
          </table:table-cell>
          <table:table-cell table:formula="of:=[.B1251]-[.B$2]" office:value-type="float" office:value="40.6362452507019" calcext:value-type="float">
            <text:p>40.6362452507</text:p>
          </table:table-cell>
          <table:table-cell table:formula="of:=[.C1251]/([.D1251]-[.D1250])" office:value-type="float" office:value="79155.1465111969" calcext:value-type="float">
            <text:p>79155.1465111969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456446820.71793" calcext:value-type="float">
            <text:p>1456446820.71793</text:p>
          </table:table-cell>
          <table:table-cell office:value-type="float" office:value="1120" calcext:value-type="float">
            <text:p>1120</text:p>
          </table:table-cell>
          <table:table-cell table:formula="of:=[.B1252]-[.B$2]" office:value-type="float" office:value="40.6445307731628" calcext:value-type="float">
            <text:p>40.6445307732</text:p>
          </table:table-cell>
          <table:table-cell table:formula="of:=[.C1252]/([.D1252]-[.D1251])" office:value-type="float" office:value="135175.543278085" calcext:value-type="float">
            <text:p>135175.543278085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456446820.73222" calcext:value-type="float">
            <text:p>1456446820.73222</text:p>
          </table:table-cell>
          <table:table-cell office:value-type="float" office:value="1120" calcext:value-type="float">
            <text:p>1120</text:p>
          </table:table-cell>
          <table:table-cell table:formula="of:=[.B1253]-[.B$2]" office:value-type="float" office:value="40.6588199138641" calcext:value-type="float">
            <text:p>40.6588199139</text:p>
          </table:table-cell>
          <table:table-cell table:formula="of:=[.C1253]/([.D1253]-[.D1252])" office:value-type="float" office:value="78381.2003403801" calcext:value-type="float">
            <text:p>78381.2003403801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456446820.74631" calcext:value-type="float">
            <text:p>1456446820.74631</text:p>
          </table:table-cell>
          <table:table-cell office:value-type="float" office:value="1120" calcext:value-type="float">
            <text:p>1120</text:p>
          </table:table-cell>
          <table:table-cell table:formula="of:=[.B1254]-[.B$2]" office:value-type="float" office:value="40.6729028224945" calcext:value-type="float">
            <text:p>40.6729028225</text:p>
          </table:table-cell>
          <table:table-cell table:formula="of:=[.C1254]/([.D1254]-[.D1253])" office:value-type="float" office:value="79529.0255298977" calcext:value-type="float">
            <text:p>79529.0255298977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456446820.76039" calcext:value-type="float">
            <text:p>1456446820.76039</text:p>
          </table:table-cell>
          <table:table-cell office:value-type="float" office:value="1120" calcext:value-type="float">
            <text:p>1120</text:p>
          </table:table-cell>
          <table:table-cell table:formula="of:=[.B1255]-[.B$2]" office:value-type="float" office:value="40.6869883537293" calcext:value-type="float">
            <text:p>40.6869883537</text:p>
          </table:table-cell>
          <table:table-cell table:formula="of:=[.C1255]/([.D1255]-[.D1254])" office:value-type="float" office:value="79514.2179116099" calcext:value-type="float">
            <text:p>79514.2179116099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456446820.77456" calcext:value-type="float">
            <text:p>1456446820.77456</text:p>
          </table:table-cell>
          <table:table-cell office:value-type="float" office:value="1120" calcext:value-type="float">
            <text:p>1120</text:p>
          </table:table-cell>
          <table:table-cell table:formula="of:=[.B1256]-[.B$2]" office:value-type="float" office:value="40.7011580467224" calcext:value-type="float">
            <text:p>40.7011580467</text:p>
          </table:table-cell>
          <table:table-cell table:formula="of:=[.C1256]/([.D1256]-[.D1255])" office:value-type="float" office:value="79041.9383497106" calcext:value-type="float">
            <text:p>79041.9383497106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456446820.79488" calcext:value-type="float">
            <text:p>1456446820.79488</text:p>
          </table:table-cell>
          <table:table-cell office:value-type="float" office:value="1120" calcext:value-type="float">
            <text:p>1120</text:p>
          </table:table-cell>
          <table:table-cell table:formula="of:=[.B1257]-[.B$2]" office:value-type="float" office:value="40.7214753627777" calcext:value-type="float">
            <text:p>40.7214753628</text:p>
          </table:table-cell>
          <table:table-cell table:formula="of:=[.C1257]/([.D1257]-[.D1256])" office:value-type="float" office:value="55125.3914125116" calcext:value-type="float">
            <text:p>55125.3914125116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456446820.80896" calcext:value-type="float">
            <text:p>1456446820.80896</text:p>
          </table:table-cell>
          <table:table-cell office:value-type="float" office:value="1120" calcext:value-type="float">
            <text:p>1120</text:p>
          </table:table-cell>
          <table:table-cell table:formula="of:=[.B1258]-[.B$2]" office:value-type="float" office:value="40.7355606555939" calcext:value-type="float">
            <text:p>40.7355606556</text:p>
          </table:table-cell>
          <table:table-cell table:formula="of:=[.C1258]/([.D1258]-[.D1257])" office:value-type="float" office:value="79515.5638308677" calcext:value-type="float">
            <text:p>79515.5638308677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456446820.82306" calcext:value-type="float">
            <text:p>1456446820.82306</text:p>
          </table:table-cell>
          <table:table-cell office:value-type="float" office:value="1120" calcext:value-type="float">
            <text:p>1120</text:p>
          </table:table-cell>
          <table:table-cell table:formula="of:=[.B1259]-[.B$2]" office:value-type="float" office:value="40.7496581077576" calcext:value-type="float">
            <text:p>40.7496581078</text:p>
          </table:table-cell>
          <table:table-cell table:formula="of:=[.C1259]/([.D1259]-[.D1258])" office:value-type="float" office:value="79446.9799928969" calcext:value-type="float">
            <text:p>79446.9799928969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456446820.83082" calcext:value-type="float">
            <text:p>1456446820.83082</text:p>
          </table:table-cell>
          <table:table-cell office:value-type="float" office:value="1120" calcext:value-type="float">
            <text:p>1120</text:p>
          </table:table-cell>
          <table:table-cell table:formula="of:=[.B1260]-[.B$2]" office:value-type="float" office:value="40.7574210166931" calcext:value-type="float">
            <text:p>40.7574210167</text:p>
          </table:table-cell>
          <table:table-cell table:formula="of:=[.C1260]/([.D1260]-[.D1259])" office:value-type="float" office:value="144275.813267813" calcext:value-type="float">
            <text:p>144275.813267813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1456446820.84504" calcext:value-type="float">
            <text:p>1456446820.84504</text:p>
          </table:table-cell>
          <table:table-cell office:value-type="float" office:value="1120" calcext:value-type="float">
            <text:p>1120</text:p>
          </table:table-cell>
          <table:table-cell table:formula="of:=[.B1261]-[.B$2]" office:value-type="float" office:value="40.7716381549835" calcext:value-type="float">
            <text:p>40.771638155</text:p>
          </table:table-cell>
          <table:table-cell table:formula="of:=[.C1261]/([.D1261]-[.D1260])" office:value-type="float" office:value="78778.1603528366" calcext:value-type="float">
            <text:p>78778.1603528366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456446820.85927" calcext:value-type="float">
            <text:p>1456446820.85927</text:p>
          </table:table-cell>
          <table:table-cell office:value-type="float" office:value="1120" calcext:value-type="float">
            <text:p>1120</text:p>
          </table:table-cell>
          <table:table-cell table:formula="of:=[.B1262]-[.B$2]" office:value-type="float" office:value="40.7858655452728" calcext:value-type="float">
            <text:p>40.7858655453</text:p>
          </table:table-cell>
          <table:table-cell table:formula="of:=[.C1262]/([.D1262]-[.D1261])" office:value-type="float" office:value="78721.3942420485" calcext:value-type="float">
            <text:p>78721.3942420485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456446820.87364" calcext:value-type="float">
            <text:p>1456446820.87364</text:p>
          </table:table-cell>
          <table:table-cell office:value-type="float" office:value="1120" calcext:value-type="float">
            <text:p>1120</text:p>
          </table:table-cell>
          <table:table-cell table:formula="of:=[.B1263]-[.B$2]" office:value-type="float" office:value="40.8002350330353" calcext:value-type="float">
            <text:p>40.800235033</text:p>
          </table:table-cell>
          <table:table-cell table:formula="of:=[.C1263]/([.D1263]-[.D1262])" office:value-type="float" office:value="77942.931475029" calcext:value-type="float">
            <text:p>77942.931475029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456446820.88756" calcext:value-type="float">
            <text:p>1456446820.88756</text:p>
          </table:table-cell>
          <table:table-cell office:value-type="float" office:value="1120" calcext:value-type="float">
            <text:p>1120</text:p>
          </table:table-cell>
          <table:table-cell table:formula="of:=[.B1264]-[.B$2]" office:value-type="float" office:value="40.8141570091248" calcext:value-type="float">
            <text:p>40.8141570091</text:p>
          </table:table-cell>
          <table:table-cell table:formula="of:=[.C1264]/([.D1264]-[.D1263])" office:value-type="float" office:value="80448.3496309489" calcext:value-type="float">
            <text:p>80448.3496309489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456446820.90859" calcext:value-type="float">
            <text:p>1456446820.90859</text:p>
          </table:table-cell>
          <table:table-cell office:value-type="float" office:value="1120" calcext:value-type="float">
            <text:p>1120</text:p>
          </table:table-cell>
          <table:table-cell table:formula="of:=[.B1265]-[.B$2]" office:value-type="float" office:value="40.8351883888245" calcext:value-type="float">
            <text:p>40.8351883888</text:p>
          </table:table-cell>
          <table:table-cell table:formula="of:=[.C1265]/([.D1265]-[.D1264])" office:value-type="float" office:value="53253.7577653834" calcext:value-type="float">
            <text:p>53253.7577653834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456446820.92262" calcext:value-type="float">
            <text:p>1456446820.92262</text:p>
          </table:table-cell>
          <table:table-cell office:value-type="float" office:value="1120" calcext:value-type="float">
            <text:p>1120</text:p>
          </table:table-cell>
          <table:table-cell table:formula="of:=[.B1266]-[.B$2]" office:value-type="float" office:value="40.8492164611816" calcext:value-type="float">
            <text:p>40.8492164612</text:p>
          </table:table-cell>
          <table:table-cell table:formula="of:=[.C1266]/([.D1266]-[.D1265])" office:value-type="float" office:value="79839.9075427445" calcext:value-type="float">
            <text:p>79839.9075427445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456446820.93668" calcext:value-type="float">
            <text:p>1456446820.93668</text:p>
          </table:table-cell>
          <table:table-cell office:value-type="float" office:value="1120" calcext:value-type="float">
            <text:p>1120</text:p>
          </table:table-cell>
          <table:table-cell table:formula="of:=[.B1267]-[.B$2]" office:value-type="float" office:value="40.8632738590241" calcext:value-type="float">
            <text:p>40.863273859</text:p>
          </table:table-cell>
          <table:table-cell table:formula="of:=[.C1267]/([.D1267]-[.D1266])" office:value-type="float" office:value="79673.351537457" calcext:value-type="float">
            <text:p>79673.351537457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456446820.95086" calcext:value-type="float">
            <text:p>1456446820.95086</text:p>
          </table:table-cell>
          <table:table-cell office:value-type="float" office:value="1120" calcext:value-type="float">
            <text:p>1120</text:p>
          </table:table-cell>
          <table:table-cell table:formula="of:=[.B1268]-[.B$2]" office:value-type="float" office:value="40.8774576187134" calcext:value-type="float">
            <text:p>40.8774576187</text:p>
          </table:table-cell>
          <table:table-cell table:formula="of:=[.C1268]/([.D1268]-[.D1267])" office:value-type="float" office:value="78963.5487720832" calcext:value-type="float">
            <text:p>78963.5487720832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456446820.95807" calcext:value-type="float">
            <text:p>1456446820.95807</text:p>
          </table:table-cell>
          <table:table-cell office:value-type="float" office:value="1120" calcext:value-type="float">
            <text:p>1120</text:p>
          </table:table-cell>
          <table:table-cell table:formula="of:=[.B1269]-[.B$2]" office:value-type="float" office:value="40.8846690654755" calcext:value-type="float">
            <text:p>40.8846690655</text:p>
          </table:table-cell>
          <table:table-cell table:formula="of:=[.C1269]/([.D1269]-[.D1268])" office:value-type="float" office:value="155308.641518167" calcext:value-type="float">
            <text:p>155308.641518167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456446820.97224" calcext:value-type="float">
            <text:p>1456446820.97224</text:p>
          </table:table-cell>
          <table:table-cell office:value-type="float" office:value="1120" calcext:value-type="float">
            <text:p>1120</text:p>
          </table:table-cell>
          <table:table-cell table:formula="of:=[.B1270]-[.B$2]" office:value-type="float" office:value="40.8988327980042" calcext:value-type="float">
            <text:p>40.898832798</text:p>
          </table:table-cell>
          <table:table-cell table:formula="of:=[.C1270]/([.D1270]-[.D1269])" office:value-type="float" office:value="79075.2012389112" calcext:value-type="float">
            <text:p>79075.2012389112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456446820.98653" calcext:value-type="float">
            <text:p>1456446820.98653</text:p>
          </table:table-cell>
          <table:table-cell office:value-type="float" office:value="1120" calcext:value-type="float">
            <text:p>1120</text:p>
          </table:table-cell>
          <table:table-cell table:formula="of:=[.B1271]-[.B$2]" office:value-type="float" office:value="40.9131298065186" calcext:value-type="float">
            <text:p>40.9131298065</text:p>
          </table:table-cell>
          <table:table-cell table:formula="of:=[.C1271]/([.D1271]-[.D1270])" office:value-type="float" office:value="78338.0662375346" calcext:value-type="float">
            <text:p>78338.0662375346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456446821.0029" calcext:value-type="float">
            <text:p>1456446821.0029</text:p>
          </table:table-cell>
          <table:table-cell office:value-type="float" office:value="1120" calcext:value-type="float">
            <text:p>1120</text:p>
          </table:table-cell>
          <table:table-cell table:formula="of:=[.B1272]-[.B$2]" office:value-type="float" office:value="40.9294936656952" calcext:value-type="float">
            <text:p>40.9294936657</text:p>
          </table:table-cell>
          <table:table-cell table:formula="of:=[.C1272]/([.D1272]-[.D1271])" office:value-type="float" office:value="68443.5124936257" calcext:value-type="float">
            <text:p>68443.5124936257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456446821.03" calcext:value-type="float">
            <text:p>1456446821.03</text:p>
          </table:table-cell>
          <table:table-cell office:value-type="float" office:value="1120" calcext:value-type="float">
            <text:p>1120</text:p>
          </table:table-cell>
          <table:table-cell table:formula="of:=[.B1273]-[.B$2]" office:value-type="float" office:value="40.9565982818604" calcext:value-type="float">
            <text:p>40.9565982819</text:p>
          </table:table-cell>
          <table:table-cell table:formula="of:=[.C1273]/([.D1273]-[.D1272])" office:value-type="float" office:value="41321.3746756388" calcext:value-type="float">
            <text:p>41321.3746756388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456446821.04309" calcext:value-type="float">
            <text:p>1456446821.04309</text:p>
          </table:table-cell>
          <table:table-cell office:value-type="float" office:value="1120" calcext:value-type="float">
            <text:p>1120</text:p>
          </table:table-cell>
          <table:table-cell table:formula="of:=[.B1274]-[.B$2]" office:value-type="float" office:value="40.9696846008301" calcext:value-type="float">
            <text:p>40.9696846008</text:p>
          </table:table-cell>
          <table:table-cell table:formula="of:=[.C1274]/([.D1274]-[.D1273])" office:value-type="float" office:value="85585.5647864743" calcext:value-type="float">
            <text:p>85585.5647864743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456446821.04795" calcext:value-type="float">
            <text:p>1456446821.04795</text:p>
          </table:table-cell>
          <table:table-cell office:value-type="float" office:value="1120" calcext:value-type="float">
            <text:p>1120</text:p>
          </table:table-cell>
          <table:table-cell table:formula="of:=[.B1275]-[.B$2]" office:value-type="float" office:value="40.9745428562164" calcext:value-type="float">
            <text:p>40.9745428562</text:p>
          </table:table-cell>
          <table:table-cell table:formula="of:=[.C1275]/([.D1275]-[.D1274])" office:value-type="float" office:value="230535.431123325" calcext:value-type="float">
            <text:p>230535.431123325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456446821.05711" calcext:value-type="float">
            <text:p>1456446821.05711</text:p>
          </table:table-cell>
          <table:table-cell office:value-type="float" office:value="1120" calcext:value-type="float">
            <text:p>1120</text:p>
          </table:table-cell>
          <table:table-cell table:formula="of:=[.B1276]-[.B$2]" office:value-type="float" office:value="40.9837052822113" calcext:value-type="float">
            <text:p>40.9837052822</text:p>
          </table:table-cell>
          <table:table-cell table:formula="of:=[.C1276]/([.D1276]-[.D1275])" office:value-type="float" office:value="122238.367941712" calcext:value-type="float">
            <text:p>122238.367941712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456446821.07801" calcext:value-type="float">
            <text:p>1456446821.07801</text:p>
          </table:table-cell>
          <table:table-cell office:value-type="float" office:value="1120" calcext:value-type="float">
            <text:p>1120</text:p>
          </table:table-cell>
          <table:table-cell table:formula="of:=[.B1277]-[.B$2]" office:value-type="float" office:value="41.0046055316925" calcext:value-type="float">
            <text:p>41.0046055317</text:p>
          </table:table-cell>
          <table:table-cell table:formula="of:=[.C1277]/([.D1277]-[.D1276])" office:value-type="float" office:value="53587.8770733043" calcext:value-type="float">
            <text:p>53587.8770733043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456446821.09133" calcext:value-type="float">
            <text:p>1456446821.09133</text:p>
          </table:table-cell>
          <table:table-cell office:value-type="float" office:value="1120" calcext:value-type="float">
            <text:p>1120</text:p>
          </table:table-cell>
          <table:table-cell table:formula="of:=[.B1278]-[.B$2]" office:value-type="float" office:value="41.0179274082184" calcext:value-type="float">
            <text:p>41.0179274082</text:p>
          </table:table-cell>
          <table:table-cell table:formula="of:=[.C1278]/([.D1278]-[.D1277])" office:value-type="float" office:value="84072.2399599112" calcext:value-type="float">
            <text:p>84072.2399599112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456446821.10461" calcext:value-type="float">
            <text:p>1456446821.10461</text:p>
          </table:table-cell>
          <table:table-cell office:value-type="float" office:value="1120" calcext:value-type="float">
            <text:p>1120</text:p>
          </table:table-cell>
          <table:table-cell table:formula="of:=[.B1279]-[.B$2]" office:value-type="float" office:value="41.0312094688416" calcext:value-type="float">
            <text:p>41.0312094688</text:p>
          </table:table-cell>
          <table:table-cell table:formula="of:=[.C1279]/([.D1279]-[.D1278])" office:value-type="float" office:value="84324.2650200147" calcext:value-type="float">
            <text:p>84324.265020014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456446821.11792" calcext:value-type="float">
            <text:p>1456446821.11792</text:p>
          </table:table-cell>
          <table:table-cell office:value-type="float" office:value="1120" calcext:value-type="float">
            <text:p>1120</text:p>
          </table:table-cell>
          <table:table-cell table:formula="of:=[.B1280]-[.B$2]" office:value-type="float" office:value="41.0445127487183" calcext:value-type="float">
            <text:p>41.0445127487</text:p>
          </table:table-cell>
          <table:table-cell table:formula="of:=[.C1280]/([.D1280]-[.D1279])" office:value-type="float" office:value="84189.7645076885" calcext:value-type="float">
            <text:p>84189.7645076885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456446821.13143" calcext:value-type="float">
            <text:p>1456446821.13143</text:p>
          </table:table-cell>
          <table:table-cell office:value-type="float" office:value="1120" calcext:value-type="float">
            <text:p>1120</text:p>
          </table:table-cell>
          <table:table-cell table:formula="of:=[.B1281]-[.B$2]" office:value-type="float" office:value="41.0580296516419" calcext:value-type="float">
            <text:p>41.0580296516</text:p>
          </table:table-cell>
          <table:table-cell table:formula="of:=[.C1281]/([.D1281]-[.D1280])" office:value-type="float" office:value="82859.2175538858" calcext:value-type="float">
            <text:p>82859.2175538858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456446821.14481" calcext:value-type="float">
            <text:p>1456446821.14481</text:p>
          </table:table-cell>
          <table:table-cell office:value-type="float" office:value="1120" calcext:value-type="float">
            <text:p>1120</text:p>
          </table:table-cell>
          <table:table-cell table:formula="of:=[.B1282]-[.B$2]" office:value-type="float" office:value="41.0714056491852" calcext:value-type="float">
            <text:p>41.0714056492</text:p>
          </table:table-cell>
          <table:table-cell table:formula="of:=[.C1282]/([.D1282]-[.D1281])" office:value-type="float" office:value="83732.0727946812" calcext:value-type="float">
            <text:p>83732.0727946812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456446821.15815" calcext:value-type="float">
            <text:p>1456446821.15815</text:p>
          </table:table-cell>
          <table:table-cell office:value-type="float" office:value="1120" calcext:value-type="float">
            <text:p>1120</text:p>
          </table:table-cell>
          <table:table-cell table:formula="of:=[.B1283]-[.B$2]" office:value-type="float" office:value="41.0847480297089" calcext:value-type="float">
            <text:p>41.0847480297</text:p>
          </table:table-cell>
          <table:table-cell table:formula="of:=[.C1283]/([.D1283]-[.D1282])" office:value-type="float" office:value="83943.0413494872" calcext:value-type="float">
            <text:p>83943.0413494872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456446821.17163" calcext:value-type="float">
            <text:p>1456446821.17163</text:p>
          </table:table-cell>
          <table:table-cell office:value-type="float" office:value="1120" calcext:value-type="float">
            <text:p>1120</text:p>
          </table:table-cell>
          <table:table-cell table:formula="of:=[.B1284]-[.B$2]" office:value-type="float" office:value="41.0982220172882" calcext:value-type="float">
            <text:p>41.0982220173</text:p>
          </table:table-cell>
          <table:table-cell table:formula="of:=[.C1284]/([.D1284]-[.D1283])" office:value-type="float" office:value="83123.128428354" calcext:value-type="float">
            <text:p>83123.128428354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456446821.18486" calcext:value-type="float">
            <text:p>1456446821.18486</text:p>
          </table:table-cell>
          <table:table-cell office:value-type="float" office:value="1120" calcext:value-type="float">
            <text:p>1120</text:p>
          </table:table-cell>
          <table:table-cell table:formula="of:=[.B1285]-[.B$2]" office:value-type="float" office:value="41.1114566326141" calcext:value-type="float">
            <text:p>41.1114566326</text:p>
          </table:table-cell>
          <table:table-cell table:formula="of:=[.C1285]/([.D1285]-[.D1284])" office:value-type="float" office:value="84626.5624211854" calcext:value-type="float">
            <text:p>84626.5624211854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456446821.19814" calcext:value-type="float">
            <text:p>1456446821.19814</text:p>
          </table:table-cell>
          <table:table-cell office:value-type="float" office:value="1120" calcext:value-type="float">
            <text:p>1120</text:p>
          </table:table-cell>
          <table:table-cell table:formula="of:=[.B1286]-[.B$2]" office:value-type="float" office:value="41.1247384548187" calcext:value-type="float">
            <text:p>41.1247384548</text:p>
          </table:table-cell>
          <table:table-cell table:formula="of:=[.C1286]/([.D1286]-[.D1285])" office:value-type="float" office:value="84325.7787032383" calcext:value-type="float">
            <text:p>84325.7787032383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456446821.21141" calcext:value-type="float">
            <text:p>1456446821.21141</text:p>
          </table:table-cell>
          <table:table-cell office:value-type="float" office:value="1120" calcext:value-type="float">
            <text:p>1120</text:p>
          </table:table-cell>
          <table:table-cell table:formula="of:=[.B1287]-[.B$2]" office:value-type="float" office:value="41.1380038261414" calcext:value-type="float">
            <text:p>41.1380038261</text:p>
          </table:table-cell>
          <table:table-cell table:formula="of:=[.C1287]/([.D1287]-[.D1286])" office:value-type="float" office:value="84430.3542479196" calcext:value-type="float">
            <text:p>84430.3542479196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456446821.22466" calcext:value-type="float">
            <text:p>1456446821.22466</text:p>
          </table:table-cell>
          <table:table-cell office:value-type="float" office:value="1120" calcext:value-type="float">
            <text:p>1120</text:p>
          </table:table-cell>
          <table:table-cell table:formula="of:=[.B1288]-[.B$2]" office:value-type="float" office:value="41.1512532234192" calcext:value-type="float">
            <text:p>41.1512532234</text:p>
          </table:table-cell>
          <table:table-cell table:formula="of:=[.C1288]/([.D1288]-[.D1287])" office:value-type="float" office:value="84532.1471244512" calcext:value-type="float">
            <text:p>84532.1471244512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456446821.23795" calcext:value-type="float">
            <text:p>1456446821.23795</text:p>
          </table:table-cell>
          <table:table-cell office:value-type="float" office:value="1120" calcext:value-type="float">
            <text:p>1120</text:p>
          </table:table-cell>
          <table:table-cell table:formula="of:=[.B1289]-[.B$2]" office:value-type="float" office:value="41.1645510196686" calcext:value-type="float">
            <text:p>41.1645510197</text:p>
          </table:table-cell>
          <table:table-cell table:formula="of:=[.C1289]/([.D1289]-[.D1288])" office:value-type="float" office:value="84224.4819363514" calcext:value-type="float">
            <text:p>84224.4819363514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456446821.2518" calcext:value-type="float">
            <text:p>1456446821.2518</text:p>
          </table:table-cell>
          <table:table-cell office:value-type="float" office:value="1120" calcext:value-type="float">
            <text:p>1120</text:p>
          </table:table-cell>
          <table:table-cell table:formula="of:=[.B1290]-[.B$2]" office:value-type="float" office:value="41.1783938407898" calcext:value-type="float">
            <text:p>41.1783938408</text:p>
          </table:table-cell>
          <table:table-cell table:formula="of:=[.C1290]/([.D1290]-[.D1289])" office:value-type="float" office:value="80908.3632731093" calcext:value-type="float">
            <text:p>80908.3632731093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456446821.26537" calcext:value-type="float">
            <text:p>1456446821.26537</text:p>
          </table:table-cell>
          <table:table-cell office:value-type="float" office:value="1120" calcext:value-type="float">
            <text:p>1120</text:p>
          </table:table-cell>
          <table:table-cell table:formula="of:=[.B1291]-[.B$2]" office:value-type="float" office:value="41.1919696331024" calcext:value-type="float">
            <text:p>41.1919696331</text:p>
          </table:table-cell>
          <table:table-cell table:formula="of:=[.C1291]/([.D1291]-[.D1290])" office:value-type="float" office:value="82499.7889043045" calcext:value-type="float">
            <text:p>82499.7889043045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456446821.27868" calcext:value-type="float">
            <text:p>1456446821.27868</text:p>
          </table:table-cell>
          <table:table-cell office:value-type="float" office:value="1120" calcext:value-type="float">
            <text:p>1120</text:p>
          </table:table-cell>
          <table:table-cell table:formula="of:=[.B1292]-[.B$2]" office:value-type="float" office:value="41.2052743434906" calcext:value-type="float">
            <text:p>41.2052743435</text:p>
          </table:table-cell>
          <table:table-cell table:formula="of:=[.C1292]/([.D1292]-[.D1291])" office:value-type="float" office:value="84180.712493728" calcext:value-type="float">
            <text:p>84180.712493728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456446821.29188" calcext:value-type="float">
            <text:p>1456446821.29188</text:p>
          </table:table-cell>
          <table:table-cell office:value-type="float" office:value="1120" calcext:value-type="float">
            <text:p>1120</text:p>
          </table:table-cell>
          <table:table-cell table:formula="of:=[.B1293]-[.B$2]" office:value-type="float" office:value="41.2184746265411" calcext:value-type="float">
            <text:p>41.2184746265</text:p>
          </table:table-cell>
          <table:table-cell table:formula="of:=[.C1293]/([.D1293]-[.D1292])" office:value-type="float" office:value="84846.6654625583" calcext:value-type="float">
            <text:p>84846.6654625583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456446821.30602" calcext:value-type="float">
            <text:p>1456446821.30602</text:p>
          </table:table-cell>
          <table:table-cell office:value-type="float" office:value="1120" calcext:value-type="float">
            <text:p>1120</text:p>
          </table:table-cell>
          <table:table-cell table:formula="of:=[.B1294]-[.B$2]" office:value-type="float" office:value="41.2326188087463" calcext:value-type="float">
            <text:p>41.2326188087</text:p>
          </table:table-cell>
          <table:table-cell table:formula="of:=[.C1294]/([.D1294]-[.D1293])" office:value-type="float" office:value="79184.5002949853" calcext:value-type="float">
            <text:p>79184.5002949853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456446821.31974" calcext:value-type="float">
            <text:p>1456446821.31974</text:p>
          </table:table-cell>
          <table:table-cell office:value-type="float" office:value="1120" calcext:value-type="float">
            <text:p>1120</text:p>
          </table:table-cell>
          <table:table-cell table:formula="of:=[.B1295]-[.B$2]" office:value-type="float" office:value="41.246333360672" calcext:value-type="float">
            <text:p>41.2463333607</text:p>
          </table:table-cell>
          <table:table-cell table:formula="of:=[.C1295]/([.D1295]-[.D1294])" office:value-type="float" office:value="81665.0814456826" calcext:value-type="float">
            <text:p>81665.0814456826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456446821.33269" calcext:value-type="float">
            <text:p>1456446821.33269</text:p>
          </table:table-cell>
          <table:table-cell office:value-type="float" office:value="1120" calcext:value-type="float">
            <text:p>1120</text:p>
          </table:table-cell>
          <table:table-cell table:formula="of:=[.B1296]-[.B$2]" office:value-type="float" office:value="41.2592880725861" calcext:value-type="float">
            <text:p>41.2592880726</text:p>
          </table:table-cell>
          <table:table-cell table:formula="of:=[.C1296]/([.D1296]-[.D1295])" office:value-type="float" office:value="86455.0294464075" calcext:value-type="float">
            <text:p>86455.0294464075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456446821.34618" calcext:value-type="float">
            <text:p>1456446821.34618</text:p>
          </table:table-cell>
          <table:table-cell office:value-type="float" office:value="1120" calcext:value-type="float">
            <text:p>1120</text:p>
          </table:table-cell>
          <table:table-cell table:formula="of:=[.B1297]-[.B$2]" office:value-type="float" office:value="41.2727737426758" calcext:value-type="float">
            <text:p>41.2727737427</text:p>
          </table:table-cell>
          <table:table-cell table:formula="of:=[.C1297]/([.D1297]-[.D1296])" office:value-type="float" office:value="83051.1196365115" calcext:value-type="float">
            <text:p>83051.1196365115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456446821.35941" calcext:value-type="float">
            <text:p>1456446821.35941</text:p>
          </table:table-cell>
          <table:table-cell office:value-type="float" office:value="1120" calcext:value-type="float">
            <text:p>1120</text:p>
          </table:table-cell>
          <table:table-cell table:formula="of:=[.B1298]-[.B$2]" office:value-type="float" office:value="41.2860064506531" calcext:value-type="float">
            <text:p>41.2860064507</text:p>
          </table:table-cell>
          <table:table-cell table:formula="of:=[.C1298]/([.D1298]-[.D1297])" office:value-type="float" office:value="84638.7604050305" calcext:value-type="float">
            <text:p>84638.7604050305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456446821.37275" calcext:value-type="float">
            <text:p>1456446821.37275</text:p>
          </table:table-cell>
          <table:table-cell office:value-type="float" office:value="1120" calcext:value-type="float">
            <text:p>1120</text:p>
          </table:table-cell>
          <table:table-cell table:formula="of:=[.B1299]-[.B$2]" office:value-type="float" office:value="41.2993466854095" calcext:value-type="float">
            <text:p>41.2993466854</text:p>
          </table:table-cell>
          <table:table-cell table:formula="of:=[.C1299]/([.D1299]-[.D1298])" office:value-type="float" office:value="83956.5435276035" calcext:value-type="float">
            <text:p>83956.5435276035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1456446821.37764" calcext:value-type="float">
            <text:p>1456446821.37764</text:p>
          </table:table-cell>
          <table:table-cell office:value-type="float" office:value="1120" calcext:value-type="float">
            <text:p>1120</text:p>
          </table:table-cell>
          <table:table-cell table:formula="of:=[.B1300]-[.B$2]" office:value-type="float" office:value="41.304235458374" calcext:value-type="float">
            <text:p>41.3042354584</text:p>
          </table:table-cell>
          <table:table-cell table:formula="of:=[.C1300]/([.D1300]-[.D1299])" office:value-type="float" office:value="229096.341380151" calcext:value-type="float">
            <text:p>229096.341380151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456446821.39109" calcext:value-type="float">
            <text:p>1456446821.39109</text:p>
          </table:table-cell>
          <table:table-cell office:value-type="float" office:value="1120" calcext:value-type="float">
            <text:p>1120</text:p>
          </table:table-cell>
          <table:table-cell table:formula="of:=[.B1301]-[.B$2]" office:value-type="float" office:value="41.3176829814911" calcext:value-type="float">
            <text:p>41.3176829815</text:p>
          </table:table-cell>
          <table:table-cell table:formula="of:=[.C1301]/([.D1301]-[.D1300])" office:value-type="float" office:value="83286.7131180966" calcext:value-type="float">
            <text:p>83286.713118096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456446821.40434" calcext:value-type="float">
            <text:p>1456446821.40434</text:p>
          </table:table-cell>
          <table:table-cell office:value-type="float" office:value="1120" calcext:value-type="float">
            <text:p>1120</text:p>
          </table:table-cell>
          <table:table-cell table:formula="of:=[.B1302]-[.B$2]" office:value-type="float" office:value="41.3309388160706" calcext:value-type="float">
            <text:p>41.3309388161</text:p>
          </table:table-cell>
          <table:table-cell table:formula="of:=[.C1302]/([.D1302]-[.D1301])" office:value-type="float" office:value="84491.0966024569" calcext:value-type="float">
            <text:p>84491.0966024569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456446821.41759" calcext:value-type="float">
            <text:p>1456446821.41759</text:p>
          </table:table-cell>
          <table:table-cell office:value-type="float" office:value="1120" calcext:value-type="float">
            <text:p>1120</text:p>
          </table:table-cell>
          <table:table-cell table:formula="of:=[.B1303]-[.B$2]" office:value-type="float" office:value="41.3441865444183" calcext:value-type="float">
            <text:p>41.3441865444</text:p>
          </table:table-cell>
          <table:table-cell table:formula="of:=[.C1303]/([.D1303]-[.D1302])" office:value-type="float" office:value="84542.796364618" calcext:value-type="float">
            <text:p>84542.796364618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1456446821.43088" calcext:value-type="float">
            <text:p>1456446821.43088</text:p>
          </table:table-cell>
          <table:table-cell office:value-type="float" office:value="1120" calcext:value-type="float">
            <text:p>1120</text:p>
          </table:table-cell>
          <table:table-cell table:formula="of:=[.B1304]-[.B$2]" office:value-type="float" office:value="41.3574740886688" calcext:value-type="float">
            <text:p>41.3574740887</text:p>
          </table:table-cell>
          <table:table-cell table:formula="of:=[.C1304]/([.D1304]-[.D1303])" office:value-type="float" office:value="84289.4652982129" calcext:value-type="float">
            <text:p>84289.4652982129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456446821.44421" calcext:value-type="float">
            <text:p>1456446821.44421</text:p>
          </table:table-cell>
          <table:table-cell office:value-type="float" office:value="1120" calcext:value-type="float">
            <text:p>1120</text:p>
          </table:table-cell>
          <table:table-cell table:formula="of:=[.B1305]-[.B$2]" office:value-type="float" office:value="41.3708107471466" calcext:value-type="float">
            <text:p>41.3708107471</text:p>
          </table:table-cell>
          <table:table-cell table:formula="of:=[.C1305]/([.D1305]-[.D1304])" office:value-type="float" office:value="83979.0568129" calcext:value-type="float">
            <text:p>83979.0568129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456446821.45766" calcext:value-type="float">
            <text:p>1456446821.45766</text:p>
          </table:table-cell>
          <table:table-cell office:value-type="float" office:value="1120" calcext:value-type="float">
            <text:p>1120</text:p>
          </table:table-cell>
          <table:table-cell table:formula="of:=[.B1306]-[.B$2]" office:value-type="float" office:value="41.3842551708221" calcext:value-type="float">
            <text:p>41.3842551708</text:p>
          </table:table-cell>
          <table:table-cell table:formula="of:=[.C1306]/([.D1306]-[.D1305])" office:value-type="float" office:value="83305.9138145061" calcext:value-type="float">
            <text:p>83305.9138145061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456446821.47096" calcext:value-type="float">
            <text:p>1456446821.47096</text:p>
          </table:table-cell>
          <table:table-cell office:value-type="float" office:value="1120" calcext:value-type="float">
            <text:p>1120</text:p>
          </table:table-cell>
          <table:table-cell table:formula="of:=[.B1307]-[.B$2]" office:value-type="float" office:value="41.3975534439087" calcext:value-type="float">
            <text:p>41.3975534439</text:p>
          </table:table-cell>
          <table:table-cell table:formula="of:=[.C1307]/([.D1307]-[.D1306])" office:value-type="float" office:value="84221.4618928949" calcext:value-type="float">
            <text:p>84221.4618928949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456446821.4843" calcext:value-type="float">
            <text:p>1456446821.4843</text:p>
          </table:table-cell>
          <table:table-cell office:value-type="float" office:value="1120" calcext:value-type="float">
            <text:p>1120</text:p>
          </table:table-cell>
          <table:table-cell table:formula="of:=[.B1308]-[.B$2]" office:value-type="float" office:value="41.410891532898" calcext:value-type="float">
            <text:p>41.4108915329</text:p>
          </table:table-cell>
          <table:table-cell table:formula="of:=[.C1308]/([.D1308]-[.D1307])" office:value-type="float" office:value="83970.05005005" calcext:value-type="float">
            <text:p>83970.05005005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456446821.4976" calcext:value-type="float">
            <text:p>1456446821.4976</text:p>
          </table:table-cell>
          <table:table-cell office:value-type="float" office:value="1120" calcext:value-type="float">
            <text:p>1120</text:p>
          </table:table-cell>
          <table:table-cell table:formula="of:=[.B1309]-[.B$2]" office:value-type="float" office:value="41.4241924285889" calcext:value-type="float">
            <text:p>41.4241924286</text:p>
          </table:table-cell>
          <table:table-cell table:formula="of:=[.C1309]/([.D1309]-[.D1308])" office:value-type="float" office:value="84204.8555244856" calcext:value-type="float">
            <text:p>84204.8555244856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456446821.51089" calcext:value-type="float">
            <text:p>1456446821.51089</text:p>
          </table:table-cell>
          <table:table-cell office:value-type="float" office:value="1120" calcext:value-type="float">
            <text:p>1120</text:p>
          </table:table-cell>
          <table:table-cell table:formula="of:=[.B1310]-[.B$2]" office:value-type="float" office:value="41.4374849796295" calcext:value-type="float">
            <text:p>41.4374849796</text:p>
          </table:table-cell>
          <table:table-cell table:formula="of:=[.C1310]/([.D1310]-[.D1309])" office:value-type="float" office:value="84257.7167147956" calcext:value-type="float">
            <text:p>84257.7167147956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1456446821.52439" calcext:value-type="float">
            <text:p>1456446821.52439</text:p>
          </table:table-cell>
          <table:table-cell office:value-type="float" office:value="1120" calcext:value-type="float">
            <text:p>1120</text:p>
          </table:table-cell>
          <table:table-cell table:formula="of:=[.B1311]-[.B$2]" office:value-type="float" office:value="41.4509813785553" calcext:value-type="float">
            <text:p>41.4509813786</text:p>
          </table:table-cell>
          <table:table-cell table:formula="of:=[.C1311]/([.D1311]-[.D1310])" office:value-type="float" office:value="82985.0989259469" calcext:value-type="float">
            <text:p>82985.0989259469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456446821.53741" calcext:value-type="float">
            <text:p>1456446821.53741</text:p>
          </table:table-cell>
          <table:table-cell office:value-type="float" office:value="1120" calcext:value-type="float">
            <text:p>1120</text:p>
          </table:table-cell>
          <table:table-cell table:formula="of:=[.B1312]-[.B$2]" office:value-type="float" office:value="41.4640080928803" calcext:value-type="float">
            <text:p>41.4640080929</text:p>
          </table:table-cell>
          <table:table-cell table:formula="of:=[.C1312]/([.D1312]-[.D1311])" office:value-type="float" office:value="85977.1675390754" calcext:value-type="float">
            <text:p>85977.1675390754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456446821.55071" calcext:value-type="float">
            <text:p>1456446821.55071</text:p>
          </table:table-cell>
          <table:table-cell office:value-type="float" office:value="1120" calcext:value-type="float">
            <text:p>1120</text:p>
          </table:table-cell>
          <table:table-cell table:formula="of:=[.B1313]-[.B$2]" office:value-type="float" office:value="41.4773097038269" calcext:value-type="float">
            <text:p>41.4773097038</text:p>
          </table:table-cell>
          <table:table-cell table:formula="of:=[.C1313]/([.D1313]-[.D1312])" office:value-type="float" office:value="84200.3276514133" calcext:value-type="float">
            <text:p>84200.3276514133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456446821.564" calcext:value-type="float">
            <text:p>1456446821.564</text:p>
          </table:table-cell>
          <table:table-cell office:value-type="float" office:value="1120" calcext:value-type="float">
            <text:p>1120</text:p>
          </table:table-cell>
          <table:table-cell table:formula="of:=[.B1314]-[.B$2]" office:value-type="float" office:value="41.4906001091003" calcext:value-type="float">
            <text:p>41.4906001091</text:p>
          </table:table-cell>
          <table:table-cell table:formula="of:=[.C1314]/([.D1314]-[.D1313])" office:value-type="float" office:value="84271.3203214696" calcext:value-type="float">
            <text:p>84271.3203214696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1456446821.5773" calcext:value-type="float">
            <text:p>1456446821.5773</text:p>
          </table:table-cell>
          <table:table-cell office:value-type="float" office:value="1120" calcext:value-type="float">
            <text:p>1120</text:p>
          </table:table-cell>
          <table:table-cell table:formula="of:=[.B1315]-[.B$2]" office:value-type="float" office:value="41.5038962364197" calcext:value-type="float">
            <text:p>41.5038962364</text:p>
          </table:table-cell>
          <table:table-cell table:formula="of:=[.C1315]/([.D1315]-[.D1314])" office:value-type="float" office:value="84235.0537942906" calcext:value-type="float">
            <text:p>84235.0537942906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456446821.5916" calcext:value-type="float">
            <text:p>1456446821.5916</text:p>
          </table:table-cell>
          <table:table-cell office:value-type="float" office:value="1120" calcext:value-type="float">
            <text:p>1120</text:p>
          </table:table-cell>
          <table:table-cell table:formula="of:=[.B1316]-[.B$2]" office:value-type="float" office:value="41.5181972980499" calcext:value-type="float">
            <text:p>41.5181972981</text:p>
          </table:table-cell>
          <table:table-cell table:formula="of:=[.C1316]/([.D1316]-[.D1315])" office:value-type="float" office:value="78315.8641615124" calcext:value-type="float">
            <text:p>78315.8641615124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456446821.60408" calcext:value-type="float">
            <text:p>1456446821.60408</text:p>
          </table:table-cell>
          <table:table-cell office:value-type="float" office:value="1120" calcext:value-type="float">
            <text:p>1120</text:p>
          </table:table-cell>
          <table:table-cell table:formula="of:=[.B1317]-[.B$2]" office:value-type="float" office:value="41.5306756496429" calcext:value-type="float">
            <text:p>41.5306756496</text:p>
          </table:table-cell>
          <table:table-cell table:formula="of:=[.C1317]/([.D1317]-[.D1316])" office:value-type="float" office:value="89755.4449921663" calcext:value-type="float">
            <text:p>89755.4449921663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456446821.6265" calcext:value-type="float">
            <text:p>1456446821.6265</text:p>
          </table:table-cell>
          <table:table-cell office:value-type="float" office:value="1120" calcext:value-type="float">
            <text:p>1120</text:p>
          </table:table-cell>
          <table:table-cell table:formula="of:=[.B1318]-[.B$2]" office:value-type="float" office:value="41.5531008243561" calcext:value-type="float">
            <text:p>41.5531008244</text:p>
          </table:table-cell>
          <table:table-cell table:formula="of:=[.C1318]/([.D1318]-[.D1317])" office:value-type="float" office:value="49943.8695273129" calcext:value-type="float">
            <text:p>49943.8695273129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1456446821.63991" calcext:value-type="float">
            <text:p>1456446821.63991</text:p>
          </table:table-cell>
          <table:table-cell office:value-type="float" office:value="1120" calcext:value-type="float">
            <text:p>1120</text:p>
          </table:table-cell>
          <table:table-cell table:formula="of:=[.B1319]-[.B$2]" office:value-type="float" office:value="41.5665106773376" calcext:value-type="float">
            <text:p>41.5665106773</text:p>
          </table:table-cell>
          <table:table-cell table:formula="of:=[.C1319]/([.D1319]-[.D1318])" office:value-type="float" office:value="83520.6770379589" calcext:value-type="float">
            <text:p>83520.6770379589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1456446821.65308" calcext:value-type="float">
            <text:p>1456446821.65308</text:p>
          </table:table-cell>
          <table:table-cell office:value-type="float" office:value="1120" calcext:value-type="float">
            <text:p>1120</text:p>
          </table:table-cell>
          <table:table-cell table:formula="of:=[.B1320]-[.B$2]" office:value-type="float" office:value="41.5796797275543" calcext:value-type="float">
            <text:p>41.5796797276</text:p>
          </table:table-cell>
          <table:table-cell table:formula="of:=[.C1320]/([.D1320]-[.D1319])" office:value-type="float" office:value="85047.8949941161" calcext:value-type="float">
            <text:p>85047.8949941161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456446821.66634" calcext:value-type="float">
            <text:p>1456446821.66634</text:p>
          </table:table-cell>
          <table:table-cell office:value-type="float" office:value="1120" calcext:value-type="float">
            <text:p>1120</text:p>
          </table:table-cell>
          <table:table-cell table:formula="of:=[.B1321]-[.B$2]" office:value-type="float" office:value="41.5929327011108" calcext:value-type="float">
            <text:p>41.5929327011</text:p>
          </table:table-cell>
          <table:table-cell table:formula="of:=[.C1321]/([.D1321]-[.D1320])" office:value-type="float" office:value="84509.3363556227" calcext:value-type="float">
            <text:p>84509.3363556227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456446821.67962" calcext:value-type="float">
            <text:p>1456446821.67962</text:p>
          </table:table-cell>
          <table:table-cell office:value-type="float" office:value="1120" calcext:value-type="float">
            <text:p>1120</text:p>
          </table:table-cell>
          <table:table-cell table:formula="of:=[.B1322]-[.B$2]" office:value-type="float" office:value="41.6062114238739" calcext:value-type="float">
            <text:p>41.6062114239</text:p>
          </table:table-cell>
          <table:table-cell table:formula="of:=[.C1322]/([.D1322]-[.D1321])" office:value-type="float" office:value="84345.4615315558" calcext:value-type="float">
            <text:p>84345.4615315558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456446821.69289" calcext:value-type="float">
            <text:p>1456446821.69289</text:p>
          </table:table-cell>
          <table:table-cell office:value-type="float" office:value="1120" calcext:value-type="float">
            <text:p>1120</text:p>
          </table:table-cell>
          <table:table-cell table:formula="of:=[.B1323]-[.B$2]" office:value-type="float" office:value="41.6194896697998" calcext:value-type="float">
            <text:p>41.6194896698</text:p>
          </table:table-cell>
          <table:table-cell table:formula="of:=[.C1323]/([.D1323]-[.D1322])" office:value-type="float" office:value="84348.4904745659" calcext:value-type="float">
            <text:p>84348.4904745659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456446821.7062" calcext:value-type="float">
            <text:p>1456446821.7062</text:p>
          </table:table-cell>
          <table:table-cell office:value-type="float" office:value="1120" calcext:value-type="float">
            <text:p>1120</text:p>
          </table:table-cell>
          <table:table-cell table:formula="of:=[.B1324]-[.B$2]" office:value-type="float" office:value="41.6327934265137" calcext:value-type="float">
            <text:p>41.6327934265</text:p>
          </table:table-cell>
          <table:table-cell table:formula="of:=[.C1324]/([.D1324]-[.D1323])" office:value-type="float" office:value="84186.746953405" calcext:value-type="float">
            <text:p>84186.746953405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1456446821.71954" calcext:value-type="float">
            <text:p>1456446821.71954</text:p>
          </table:table-cell>
          <table:table-cell office:value-type="float" office:value="1120" calcext:value-type="float">
            <text:p>1120</text:p>
          </table:table-cell>
          <table:table-cell table:formula="of:=[.B1325]-[.B$2]" office:value-type="float" office:value="41.6461381912231" calcext:value-type="float">
            <text:p>41.6461381912</text:p>
          </table:table-cell>
          <table:table-cell table:formula="of:=[.C1325]/([.D1325]-[.D1324])" office:value-type="float" office:value="83928.044022011" calcext:value-type="float">
            <text:p>83928.044022011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456446821.73293" calcext:value-type="float">
            <text:p>1456446821.73293</text:p>
          </table:table-cell>
          <table:table-cell office:value-type="float" office:value="1120" calcext:value-type="float">
            <text:p>1120</text:p>
          </table:table-cell>
          <table:table-cell table:formula="of:=[.B1326]-[.B$2]" office:value-type="float" office:value="41.6595289707184" calcext:value-type="float">
            <text:p>41.6595289707</text:p>
          </table:table-cell>
          <table:table-cell table:formula="of:=[.C1326]/([.D1326]-[.D1325])" office:value-type="float" office:value="83639.6417697855" calcext:value-type="float">
            <text:p>83639.6417697855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1456446821.74653" calcext:value-type="float">
            <text:p>1456446821.74653</text:p>
          </table:table-cell>
          <table:table-cell office:value-type="float" office:value="1120" calcext:value-type="float">
            <text:p>1120</text:p>
          </table:table-cell>
          <table:table-cell table:formula="of:=[.B1327]-[.B$2]" office:value-type="float" office:value="41.6731271743774" calcext:value-type="float">
            <text:p>41.6731271744</text:p>
          </table:table-cell>
          <table:table-cell table:formula="of:=[.C1327]/([.D1327]-[.D1326])" office:value-type="float" office:value="82363.8201104585" calcext:value-type="float">
            <text:p>82363.8201104585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456446821.76006" calcext:value-type="float">
            <text:p>1456446821.76006</text:p>
          </table:table-cell>
          <table:table-cell office:value-type="float" office:value="1120" calcext:value-type="float">
            <text:p>1120</text:p>
          </table:table-cell>
          <table:table-cell table:formula="of:=[.B1328]-[.B$2]" office:value-type="float" office:value="41.6866610050201" calcext:value-type="float">
            <text:p>41.686661005</text:p>
          </table:table-cell>
          <table:table-cell table:formula="of:=[.C1328]/([.D1328]-[.D1327])" office:value-type="float" office:value="82755.5796705716" calcext:value-type="float">
            <text:p>82755.5796705716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456446821.77344" calcext:value-type="float">
            <text:p>1456446821.77344</text:p>
          </table:table-cell>
          <table:table-cell office:value-type="float" office:value="1120" calcext:value-type="float">
            <text:p>1120</text:p>
          </table:table-cell>
          <table:table-cell table:formula="of:=[.B1329]-[.B$2]" office:value-type="float" office:value="41.7000408172607" calcext:value-type="float">
            <text:p>41.7000408173</text:p>
          </table:table-cell>
          <table:table-cell table:formula="of:=[.C1329]/([.D1329]-[.D1328])" office:value-type="float" office:value="83708.200074841" calcext:value-type="float">
            <text:p>83708.200074841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456446821.78661" calcext:value-type="float">
            <text:p>1456446821.78661</text:p>
          </table:table-cell>
          <table:table-cell office:value-type="float" office:value="1120" calcext:value-type="float">
            <text:p>1120</text:p>
          </table:table-cell>
          <table:table-cell table:formula="of:=[.B1330]-[.B$2]" office:value-type="float" office:value="41.7132070064545" calcext:value-type="float">
            <text:p>41.7132070065</text:p>
          </table:table-cell>
          <table:table-cell table:formula="of:=[.C1330]/([.D1330]-[.D1329])" office:value-type="float" office:value="85066.3759665357" calcext:value-type="float">
            <text:p>85066.3759665357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456446821.79984" calcext:value-type="float">
            <text:p>1456446821.79984</text:p>
          </table:table-cell>
          <table:table-cell office:value-type="float" office:value="1120" calcext:value-type="float">
            <text:p>1120</text:p>
          </table:table-cell>
          <table:table-cell table:formula="of:=[.B1331]-[.B$2]" office:value-type="float" office:value="41.7264330387116" calcext:value-type="float">
            <text:p>41.7264330387</text:p>
          </table:table-cell>
          <table:table-cell table:formula="of:=[.C1331]/([.D1331]-[.D1330])" office:value-type="float" office:value="84681.4810541876" calcext:value-type="float">
            <text:p>84681.4810541876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456446821.81318" calcext:value-type="float">
            <text:p>1456446821.81318</text:p>
          </table:table-cell>
          <table:table-cell office:value-type="float" office:value="1120" calcext:value-type="float">
            <text:p>1120</text:p>
          </table:table-cell>
          <table:table-cell table:formula="of:=[.B1332]-[.B$2]" office:value-type="float" office:value="41.7397727966309" calcext:value-type="float">
            <text:p>41.7397727966</text:p>
          </table:table-cell>
          <table:table-cell table:formula="of:=[.C1332]/([.D1332]-[.D1331])" office:value-type="float" office:value="83959.5446015263" calcext:value-type="float">
            <text:p>83959.5446015263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456446821.82644" calcext:value-type="float">
            <text:p>1456446821.82644</text:p>
          </table:table-cell>
          <table:table-cell office:value-type="float" office:value="1120" calcext:value-type="float">
            <text:p>1120</text:p>
          </table:table-cell>
          <table:table-cell table:formula="of:=[.B1333]-[.B$2]" office:value-type="float" office:value="41.7530405521393" calcext:value-type="float">
            <text:p>41.7530405521</text:p>
          </table:table-cell>
          <table:table-cell table:formula="of:=[.C1333]/([.D1333]-[.D1332])" office:value-type="float" office:value="84415.1823033658" calcext:value-type="float">
            <text:p>84415.1823033658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456446821.83975" calcext:value-type="float">
            <text:p>1456446821.83975</text:p>
          </table:table-cell>
          <table:table-cell office:value-type="float" office:value="1120" calcext:value-type="float">
            <text:p>1120</text:p>
          </table:table-cell>
          <table:table-cell table:formula="of:=[.B1334]-[.B$2]" office:value-type="float" office:value="41.7663414478302" calcext:value-type="float">
            <text:p>41.7663414478</text:p>
          </table:table-cell>
          <table:table-cell table:formula="of:=[.C1334]/([.D1334]-[.D1333])" office:value-type="float" office:value="84204.8555244856" calcext:value-type="float">
            <text:p>84204.8555244856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456446821.8532" calcext:value-type="float">
            <text:p>1456446821.8532</text:p>
          </table:table-cell>
          <table:table-cell office:value-type="float" office:value="1120" calcext:value-type="float">
            <text:p>1120</text:p>
          </table:table-cell>
          <table:table-cell table:formula="of:=[.B1335]-[.B$2]" office:value-type="float" office:value="41.7797939777374" calcext:value-type="float">
            <text:p>41.7797939777</text:p>
          </table:table-cell>
          <table:table-cell table:formula="of:=[.C1335]/([.D1335]-[.D1334])" office:value-type="float" office:value="83255.7152984546" calcext:value-type="float">
            <text:p>83255.7152984546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1456446821.86656" calcext:value-type="float">
            <text:p>1456446821.86656</text:p>
          </table:table-cell>
          <table:table-cell office:value-type="float" office:value="1120" calcext:value-type="float">
            <text:p>1120</text:p>
          </table:table-cell>
          <table:table-cell table:formula="of:=[.B1336]-[.B$2]" office:value-type="float" office:value="41.7931599617004" calcext:value-type="float">
            <text:p>41.7931599617</text:p>
          </table:table-cell>
          <table:table-cell table:formula="of:=[.C1336]/([.D1336]-[.D1335])" office:value-type="float" office:value="83794.8035175969" calcext:value-type="float">
            <text:p>83794.8035175969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456446821.88021" calcext:value-type="float">
            <text:p>1456446821.88021</text:p>
          </table:table-cell>
          <table:table-cell office:value-type="float" office:value="1120" calcext:value-type="float">
            <text:p>1120</text:p>
          </table:table-cell>
          <table:table-cell table:formula="of:=[.B1337]-[.B$2]" office:value-type="float" office:value="41.8068041801453" calcext:value-type="float">
            <text:p>41.8068041801</text:p>
          </table:table-cell>
          <table:table-cell table:formula="of:=[.C1337]/([.D1337]-[.D1336])" office:value-type="float" office:value="82086.050185224" calcext:value-type="float">
            <text:p>82086.050185224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456446821.89368" calcext:value-type="float">
            <text:p>1456446821.89368</text:p>
          </table:table-cell>
          <table:table-cell office:value-type="float" office:value="1120" calcext:value-type="float">
            <text:p>1120</text:p>
          </table:table-cell>
          <table:table-cell table:formula="of:=[.B1338]-[.B$2]" office:value-type="float" office:value="41.8202714920044" calcext:value-type="float">
            <text:p>41.820271492</text:p>
          </table:table-cell>
          <table:table-cell table:formula="of:=[.C1338]/([.D1338]-[.D1337])" office:value-type="float" office:value="83164.3324009489" calcext:value-type="float">
            <text:p>83164.3324009489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1456446821.90682" calcext:value-type="float">
            <text:p>1456446821.90682</text:p>
          </table:table-cell>
          <table:table-cell office:value-type="float" office:value="1120" calcext:value-type="float">
            <text:p>1120</text:p>
          </table:table-cell>
          <table:table-cell table:formula="of:=[.B1339]-[.B$2]" office:value-type="float" office:value="41.8334205150604" calcext:value-type="float">
            <text:p>41.8334205151</text:p>
          </table:table-cell>
          <table:table-cell table:formula="of:=[.C1339]/([.D1339]-[.D1338])" office:value-type="float" office:value="85177.4306902867" calcext:value-type="float">
            <text:p>85177.4306902867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1456446821.92003" calcext:value-type="float">
            <text:p>1456446821.92003</text:p>
          </table:table-cell>
          <table:table-cell office:value-type="float" office:value="1120" calcext:value-type="float">
            <text:p>1120</text:p>
          </table:table-cell>
          <table:table-cell table:formula="of:=[.B1340]-[.B$2]" office:value-type="float" office:value="41.8466272354126" calcext:value-type="float">
            <text:p>41.8466272354</text:p>
          </table:table-cell>
          <table:table-cell table:formula="of:=[.C1340]/([.D1340]-[.D1339])" office:value-type="float" office:value="84805.3089740581" calcext:value-type="float">
            <text:p>84805.3089740581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1456446821.93326" calcext:value-type="float">
            <text:p>1456446821.93326</text:p>
          </table:table-cell>
          <table:table-cell office:value-type="float" office:value="1120" calcext:value-type="float">
            <text:p>1120</text:p>
          </table:table-cell>
          <table:table-cell table:formula="of:=[.B1341]-[.B$2]" office:value-type="float" office:value="41.8598520755768" calcext:value-type="float">
            <text:p>41.8598520756</text:p>
          </table:table-cell>
          <table:table-cell table:formula="of:=[.C1341]/([.D1341]-[.D1340])" office:value-type="float" office:value="84689.1142800483" calcext:value-type="float">
            <text:p>84689.1142800483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456446821.94651" calcext:value-type="float">
            <text:p>1456446821.94651</text:p>
          </table:table-cell>
          <table:table-cell office:value-type="float" office:value="1120" calcext:value-type="float">
            <text:p>1120</text:p>
          </table:table-cell>
          <table:table-cell table:formula="of:=[.B1342]-[.B$2]" office:value-type="float" office:value="41.8731062412262" calcext:value-type="float">
            <text:p>41.8731062412</text:p>
          </table:table-cell>
          <table:table-cell table:formula="of:=[.C1342]/([.D1342]-[.D1341])" office:value-type="float" office:value="84501.735501511" calcext:value-type="float">
            <text:p>84501.735501511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456446821.95986" calcext:value-type="float">
            <text:p>1456446821.95986</text:p>
          </table:table-cell>
          <table:table-cell office:value-type="float" office:value="1120" calcext:value-type="float">
            <text:p>1120</text:p>
          </table:table-cell>
          <table:table-cell table:formula="of:=[.B1343]-[.B$2]" office:value-type="float" office:value="41.886458158493" calcext:value-type="float">
            <text:p>41.8864581585</text:p>
          </table:table-cell>
          <table:table-cell table:formula="of:=[.C1343]/([.D1343]-[.D1342])" office:value-type="float" office:value="83883.0841755652" calcext:value-type="float">
            <text:p>83883.0841755652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1456446821.97317" calcext:value-type="float">
            <text:p>1456446821.97317</text:p>
          </table:table-cell>
          <table:table-cell office:value-type="float" office:value="1120" calcext:value-type="float">
            <text:p>1120</text:p>
          </table:table-cell>
          <table:table-cell table:formula="of:=[.B1344]-[.B$2]" office:value-type="float" office:value="41.8997616767883" calcext:value-type="float">
            <text:p>41.8997616768</text:p>
          </table:table-cell>
          <table:table-cell table:formula="of:=[.C1344]/([.D1344]-[.D1343])" office:value-type="float" office:value="84188.2557035072" calcext:value-type="float">
            <text:p>84188.2557035072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1456446821.98651" calcext:value-type="float">
            <text:p>1456446821.98651</text:p>
          </table:table-cell>
          <table:table-cell office:value-type="float" office:value="1120" calcext:value-type="float">
            <text:p>1120</text:p>
          </table:table-cell>
          <table:table-cell table:formula="of:=[.B1345]-[.B$2]" office:value-type="float" office:value="41.9131016731262" calcext:value-type="float">
            <text:p>41.9131016731</text:p>
          </table:table-cell>
          <table:table-cell table:formula="of:=[.C1345]/([.D1345]-[.D1344])" office:value-type="float" office:value="83958.0440377466" calcext:value-type="float">
            <text:p>83958.0440377466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456446822.0086" calcext:value-type="float">
            <text:p>1456446822.0086</text:p>
          </table:table-cell>
          <table:table-cell office:value-type="float" office:value="1120" calcext:value-type="float">
            <text:p>1120</text:p>
          </table:table-cell>
          <table:table-cell table:formula="of:=[.B1346]-[.B$2]" office:value-type="float" office:value="41.9351968765259" calcext:value-type="float">
            <text:p>41.9351968765</text:p>
          </table:table-cell>
          <table:table-cell table:formula="of:=[.C1346]/([.D1346]-[.D1345])" office:value-type="float" office:value="50689.7347691909" calcext:value-type="float">
            <text:p>50689.7347691909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456446822.02546" calcext:value-type="float">
            <text:p>1456446822.02546</text:p>
          </table:table-cell>
          <table:table-cell office:value-type="float" office:value="1120" calcext:value-type="float">
            <text:p>1120</text:p>
          </table:table-cell>
          <table:table-cell table:formula="of:=[.B1347]-[.B$2]" office:value-type="float" office:value="41.9520587921143" calcext:value-type="float">
            <text:p>41.9520587921</text:p>
          </table:table-cell>
          <table:table-cell table:formula="of:=[.C1347]/([.D1347]-[.D1346])" office:value-type="float" office:value="66421.8720660596" calcext:value-type="float">
            <text:p>66421.8720660596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456446822.03002" calcext:value-type="float">
            <text:p>1456446822.03002</text:p>
          </table:table-cell>
          <table:table-cell office:value-type="float" office:value="1120" calcext:value-type="float">
            <text:p>1120</text:p>
          </table:table-cell>
          <table:table-cell table:formula="of:=[.B1348]-[.B$2]" office:value-type="float" office:value="41.9566159248352" calcext:value-type="float">
            <text:p>41.9566159248</text:p>
          </table:table-cell>
          <table:table-cell table:formula="of:=[.C1348]/([.D1348]-[.D1347])" office:value-type="float" office:value="245768.57172753" calcext:value-type="float">
            <text:p>245768.57172753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456446822.04607" calcext:value-type="float">
            <text:p>1456446822.04607</text:p>
          </table:table-cell>
          <table:table-cell office:value-type="float" office:value="1120" calcext:value-type="float">
            <text:p>1120</text:p>
          </table:table-cell>
          <table:table-cell table:formula="of:=[.B1349]-[.B$2]" office:value-type="float" office:value="41.9726645946503" calcext:value-type="float">
            <text:p>41.9726645947</text:p>
          </table:table-cell>
          <table:table-cell table:formula="of:=[.C1349]/([.D1349]-[.D1348])" office:value-type="float" office:value="69787.7153001649" calcext:value-type="float">
            <text:p>69787.7153001649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456446822.05346" calcext:value-type="float">
            <text:p>1456446822.05346</text:p>
          </table:table-cell>
          <table:table-cell office:value-type="float" office:value="1120" calcext:value-type="float">
            <text:p>1120</text:p>
          </table:table-cell>
          <table:table-cell table:formula="of:=[.B1350]-[.B$2]" office:value-type="float" office:value="41.9800548553467" calcext:value-type="float">
            <text:p>41.9800548553</text:p>
          </table:table-cell>
          <table:table-cell table:formula="of:=[.C1350]/([.D1350]-[.D1349])" office:value-type="float" office:value="151550.810723618" calcext:value-type="float">
            <text:p>151550.810723618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1456446822.06662" calcext:value-type="float">
            <text:p>1456446822.06662</text:p>
          </table:table-cell>
          <table:table-cell office:value-type="float" office:value="1120" calcext:value-type="float">
            <text:p>1120</text:p>
          </table:table-cell>
          <table:table-cell table:formula="of:=[.B1351]-[.B$2]" office:value-type="float" office:value="41.9932117462158" calcext:value-type="float">
            <text:p>41.9932117462</text:p>
          </table:table-cell>
          <table:table-cell table:formula="of:=[.C1351]/([.D1351]-[.D1350])" office:value-type="float" office:value="85126.4946361264" calcext:value-type="float">
            <text:p>85126.4946361264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456446822.07845" calcext:value-type="float">
            <text:p>1456446822.07845</text:p>
          </table:table-cell>
          <table:table-cell office:value-type="float" office:value="1120" calcext:value-type="float">
            <text:p>1120</text:p>
          </table:table-cell>
          <table:table-cell table:formula="of:=[.B1352]-[.B$2]" office:value-type="float" office:value="42.0050458908081" calcext:value-type="float">
            <text:p>42.0050458908</text:p>
          </table:table-cell>
          <table:table-cell table:formula="of:=[.C1352]/([.D1352]-[.D1351])" office:value-type="float" office:value="94641.398984608" calcext:value-type="float">
            <text:p>94641.398984608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456446822.08951" calcext:value-type="float">
            <text:p>1456446822.08951</text:p>
          </table:table-cell>
          <table:table-cell office:value-type="float" office:value="1120" calcext:value-type="float">
            <text:p>1120</text:p>
          </table:table-cell>
          <table:table-cell table:formula="of:=[.B1353]-[.B$2]" office:value-type="float" office:value="42.0161089897156" calcext:value-type="float">
            <text:p>42.0161089897</text:p>
          </table:table-cell>
          <table:table-cell table:formula="of:=[.C1353]/([.D1353]-[.D1352])" office:value-type="float" office:value="101237.457006164" calcext:value-type="float">
            <text:p>101237.457006164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456446822.10057" calcext:value-type="float">
            <text:p>1456446822.10057</text:p>
          </table:table-cell>
          <table:table-cell office:value-type="float" office:value="1120" calcext:value-type="float">
            <text:p>1120</text:p>
          </table:table-cell>
          <table:table-cell table:formula="of:=[.B1354]-[.B$2]" office:value-type="float" office:value="42.0271627902985" calcext:value-type="float">
            <text:p>42.0271627903</text:p>
          </table:table-cell>
          <table:table-cell table:formula="of:=[.C1354]/([.D1354]-[.D1353])" office:value-type="float" office:value="101322.616741798" calcext:value-type="float">
            <text:p>101322.616741798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1456446822.11501" calcext:value-type="float">
            <text:p>1456446822.11501</text:p>
          </table:table-cell>
          <table:table-cell office:value-type="float" office:value="1120" calcext:value-type="float">
            <text:p>1120</text:p>
          </table:table-cell>
          <table:table-cell table:formula="of:=[.B1355]-[.B$2]" office:value-type="float" office:value="42.0416057109833" calcext:value-type="float">
            <text:p>42.041605711</text:p>
          </table:table-cell>
          <table:table-cell table:formula="of:=[.C1355]/([.D1355]-[.D1354])" office:value-type="float" office:value="77546.6420152531" calcext:value-type="float">
            <text:p>77546.6420152531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1456446822.12603" calcext:value-type="float">
            <text:p>1456446822.12603</text:p>
          </table:table-cell>
          <table:table-cell office:value-type="float" office:value="1120" calcext:value-type="float">
            <text:p>1120</text:p>
          </table:table-cell>
          <table:table-cell table:formula="of:=[.B1356]-[.B$2]" office:value-type="float" office:value="42.0526225566864" calcext:value-type="float">
            <text:p>42.0526225567</text:p>
          </table:table-cell>
          <table:table-cell table:formula="of:=[.C1356]/([.D1356]-[.D1355])" office:value-type="float" office:value="101662.493074792" calcext:value-type="float">
            <text:p>101662.493074792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456446822.13716" calcext:value-type="float">
            <text:p>1456446822.13716</text:p>
          </table:table-cell>
          <table:table-cell office:value-type="float" office:value="1120" calcext:value-type="float">
            <text:p>1120</text:p>
          </table:table-cell>
          <table:table-cell table:formula="of:=[.B1357]-[.B$2]" office:value-type="float" office:value="42.0637521743774" calcext:value-type="float">
            <text:p>42.0637521744</text:p>
          </table:table-cell>
          <table:table-cell table:formula="of:=[.C1357]/([.D1357]-[.D1356])" office:value-type="float" office:value="100632.387480988" calcext:value-type="float">
            <text:p>100632.387480988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456446822.15633" calcext:value-type="float">
            <text:p>1456446822.15633</text:p>
          </table:table-cell>
          <table:table-cell office:value-type="float" office:value="1120" calcext:value-type="float">
            <text:p>1120</text:p>
          </table:table-cell>
          <table:table-cell table:formula="of:=[.B1358]-[.B$2]" office:value-type="float" office:value="42.0829236507416" calcext:value-type="float">
            <text:p>42.0829236507</text:p>
          </table:table-cell>
          <table:table-cell table:formula="of:=[.C1358]/([.D1358]-[.D1357])" office:value-type="float" office:value="58420.1226200396" calcext:value-type="float">
            <text:p>58420.1226200396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456446822.16994" calcext:value-type="float">
            <text:p>1456446822.16994</text:p>
          </table:table-cell>
          <table:table-cell office:value-type="float" office:value="1120" calcext:value-type="float">
            <text:p>1120</text:p>
          </table:table-cell>
          <table:table-cell table:formula="of:=[.B1359]-[.B$2]" office:value-type="float" office:value="42.0965399742127" calcext:value-type="float">
            <text:p>42.0965399742</text:p>
          </table:table-cell>
          <table:table-cell table:formula="of:=[.C1359]/([.D1359]-[.D1358])" office:value-type="float" office:value="82254.2151249322" calcext:value-type="float">
            <text:p>82254.2151249322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456446822.17871" calcext:value-type="float">
            <text:p>1456446822.17871</text:p>
          </table:table-cell>
          <table:table-cell office:value-type="float" office:value="1120" calcext:value-type="float">
            <text:p>1120</text:p>
          </table:table-cell>
          <table:table-cell table:formula="of:=[.B1360]-[.B$2]" office:value-type="float" office:value="42.1053030490875" calcext:value-type="float">
            <text:p>42.1053030491</text:p>
          </table:table-cell>
          <table:table-cell table:formula="of:=[.C1360]/([.D1360]-[.D1359])" office:value-type="float" office:value="127809.01863692" calcext:value-type="float">
            <text:p>127809.01863692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456446822.18969" calcext:value-type="float">
            <text:p>1456446822.18969</text:p>
          </table:table-cell>
          <table:table-cell office:value-type="float" office:value="1120" calcext:value-type="float">
            <text:p>1120</text:p>
          </table:table-cell>
          <table:table-cell table:formula="of:=[.B1361]-[.B$2]" office:value-type="float" office:value="42.1162819862366" calcext:value-type="float">
            <text:p>42.1162819862</text:p>
          </table:table-cell>
          <table:table-cell table:formula="of:=[.C1361]/([.D1361]-[.D1360])" office:value-type="float" office:value="102013.517774545" calcext:value-type="float">
            <text:p>102013.517774545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456446822.20077" calcext:value-type="float">
            <text:p>1456446822.20077</text:p>
          </table:table-cell>
          <table:table-cell office:value-type="float" office:value="1120" calcext:value-type="float">
            <text:p>1120</text:p>
          </table:table-cell>
          <table:table-cell table:formula="of:=[.B1362]-[.B$2]" office:value-type="float" office:value="42.1273667812347" calcext:value-type="float">
            <text:p>42.1273667812</text:p>
          </table:table-cell>
          <table:table-cell table:formula="of:=[.C1362]/([.D1362]-[.D1361])" office:value-type="float" office:value="101039.306562278" calcext:value-type="float">
            <text:p>101039.306562278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1456446822.21174" calcext:value-type="float">
            <text:p>1456446822.21174</text:p>
          </table:table-cell>
          <table:table-cell office:value-type="float" office:value="1120" calcext:value-type="float">
            <text:p>1120</text:p>
          </table:table-cell>
          <table:table-cell table:formula="of:=[.B1363]-[.B$2]" office:value-type="float" office:value="42.1383392810822" calcext:value-type="float">
            <text:p>42.1383392811</text:p>
          </table:table-cell>
          <table:table-cell table:formula="of:=[.C1363]/([.D1363]-[.D1362])" office:value-type="float" office:value="102073.366650732" calcext:value-type="float">
            <text:p>102073.366650732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1456446822.22273" calcext:value-type="float">
            <text:p>1456446822.22273</text:p>
          </table:table-cell>
          <table:table-cell office:value-type="float" office:value="1120" calcext:value-type="float">
            <text:p>1120</text:p>
          </table:table-cell>
          <table:table-cell table:formula="of:=[.B1364]-[.B$2]" office:value-type="float" office:value="42.1493225097656" calcext:value-type="float">
            <text:p>42.1493225098</text:p>
          </table:table-cell>
          <table:table-cell table:formula="of:=[.C1364]/([.D1364]-[.D1363])" office:value-type="float" office:value="101973.65749886" calcext:value-type="float">
            <text:p>101973.65749886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1456446822.23398" calcext:value-type="float">
            <text:p>1456446822.23398</text:p>
          </table:table-cell>
          <table:table-cell office:value-type="float" office:value="1120" calcext:value-type="float">
            <text:p>1120</text:p>
          </table:table-cell>
          <table:table-cell table:formula="of:=[.B1365]-[.B$2]" office:value-type="float" office:value="42.1605772972107" calcext:value-type="float">
            <text:p>42.1605772972</text:p>
          </table:table-cell>
          <table:table-cell table:formula="of:=[.C1365]/([.D1365]-[.D1364])" office:value-type="float" office:value="99513.2076430962" calcext:value-type="float">
            <text:p>99513.2076430962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456446822.24779" calcext:value-type="float">
            <text:p>1456446822.24779</text:p>
          </table:table-cell>
          <table:table-cell office:value-type="float" office:value="1120" calcext:value-type="float">
            <text:p>1120</text:p>
          </table:table-cell>
          <table:table-cell table:formula="of:=[.B1366]-[.B$2]" office:value-type="float" office:value="42.1743881702423" calcext:value-type="float">
            <text:p>42.1743881702</text:p>
          </table:table-cell>
          <table:table-cell table:formula="of:=[.C1366]/([.D1366]-[.D1365])" office:value-type="float" office:value="81095.5250573998" calcext:value-type="float">
            <text:p>81095.5250573998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456446822.25895" calcext:value-type="float">
            <text:p>1456446822.25895</text:p>
          </table:table-cell>
          <table:table-cell office:value-type="float" office:value="1120" calcext:value-type="float">
            <text:p>1120</text:p>
          </table:table-cell>
          <table:table-cell table:formula="of:=[.B1367]-[.B$2]" office:value-type="float" office:value="42.1855456829071" calcext:value-type="float">
            <text:p>42.1855456829</text:p>
          </table:table-cell>
          <table:table-cell table:formula="of:=[.C1367]/([.D1367]-[.D1366])" office:value-type="float" office:value="100380.795760503" calcext:value-type="float">
            <text:p>100380.795760503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456446822.27001" calcext:value-type="float">
            <text:p>1456446822.27001</text:p>
          </table:table-cell>
          <table:table-cell office:value-type="float" office:value="1120" calcext:value-type="float">
            <text:p>1120</text:p>
          </table:table-cell>
          <table:table-cell table:formula="of:=[.B1368]-[.B$2]" office:value-type="float" office:value="42.1966097354889" calcext:value-type="float">
            <text:p>42.1966097355</text:p>
          </table:table-cell>
          <table:table-cell table:formula="of:=[.C1368]/([.D1368]-[.D1367])" office:value-type="float" office:value="101228.730767573" calcext:value-type="float">
            <text:p>101228.730767573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456446822.2899" calcext:value-type="float">
            <text:p>1456446822.2899</text:p>
          </table:table-cell>
          <table:table-cell office:value-type="float" office:value="1120" calcext:value-type="float">
            <text:p>1120</text:p>
          </table:table-cell>
          <table:table-cell table:formula="of:=[.B1369]-[.B$2]" office:value-type="float" office:value="42.2164926528931" calcext:value-type="float">
            <text:p>42.2164926529</text:p>
          </table:table-cell>
          <table:table-cell table:formula="of:=[.C1369]/([.D1369]-[.D1368])" office:value-type="float" office:value="56329.7617363151" calcext:value-type="float">
            <text:p>56329.7617363151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456446822.30098" calcext:value-type="float">
            <text:p>1456446822.30098</text:p>
          </table:table-cell>
          <table:table-cell office:value-type="float" office:value="1120" calcext:value-type="float">
            <text:p>1120</text:p>
          </table:table-cell>
          <table:table-cell table:formula="of:=[.B1370]-[.B$2]" office:value-type="float" office:value="42.2275719642639" calcext:value-type="float">
            <text:p>42.2275719643</text:p>
          </table:table-cell>
          <table:table-cell table:formula="of:=[.C1370]/([.D1370]-[.D1369])" office:value-type="float" office:value="101089.315257155" calcext:value-type="float">
            <text:p>101089.315257155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456446822.31186" calcext:value-type="float">
            <text:p>1456446822.31186</text:p>
          </table:table-cell>
          <table:table-cell office:value-type="float" office:value="1120" calcext:value-type="float">
            <text:p>1120</text:p>
          </table:table-cell>
          <table:table-cell table:formula="of:=[.B1371]-[.B$2]" office:value-type="float" office:value="42.238454580307" calcext:value-type="float">
            <text:p>42.2384545803</text:p>
          </table:table-cell>
          <table:table-cell table:formula="of:=[.C1371]/([.D1371]-[.D1370])" office:value-type="float" office:value="102916.430715303" calcext:value-type="float">
            <text:p>102916.430715303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456446822.32293" calcext:value-type="float">
            <text:p>1456446822.32293</text:p>
          </table:table-cell>
          <table:table-cell office:value-type="float" office:value="1120" calcext:value-type="float">
            <text:p>1120</text:p>
          </table:table-cell>
          <table:table-cell table:formula="of:=[.B1372]-[.B$2]" office:value-type="float" office:value="42.249528169632" calcext:value-type="float">
            <text:p>42.2495281696</text:p>
          </table:table-cell>
          <table:table-cell table:formula="of:=[.C1372]/([.D1372]-[.D1371])" office:value-type="float" office:value="101141.551048529" calcext:value-type="float">
            <text:p>101141.551048529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456446822.33404" calcext:value-type="float">
            <text:p>1456446822.33404</text:p>
          </table:table-cell>
          <table:table-cell office:value-type="float" office:value="1120" calcext:value-type="float">
            <text:p>1120</text:p>
          </table:table-cell>
          <table:table-cell table:formula="of:=[.B1373]-[.B$2]" office:value-type="float" office:value="42.260635137558" calcext:value-type="float">
            <text:p>42.2606351376</text:p>
          </table:table-cell>
          <table:table-cell table:formula="of:=[.C1373]/([.D1373]-[.D1372])" office:value-type="float" office:value="100837.600996007" calcext:value-type="float">
            <text:p>100837.600996007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456446822.34518" calcext:value-type="float">
            <text:p>1456446822.34518</text:p>
          </table:table-cell>
          <table:table-cell office:value-type="float" office:value="1120" calcext:value-type="float">
            <text:p>1120</text:p>
          </table:table-cell>
          <table:table-cell table:formula="of:=[.B1374]-[.B$2]" office:value-type="float" office:value="42.2717757225037" calcext:value-type="float">
            <text:p>42.2717757225</text:p>
          </table:table-cell>
          <table:table-cell table:formula="of:=[.C1374]/([.D1374]-[.D1373])" office:value-type="float" office:value="100533.320778137" calcext:value-type="float">
            <text:p>100533.320778137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456446822.35629" calcext:value-type="float">
            <text:p>1456446822.35629</text:p>
          </table:table-cell>
          <table:table-cell office:value-type="float" office:value="1120" calcext:value-type="float">
            <text:p>1120</text:p>
          </table:table-cell>
          <table:table-cell table:formula="of:=[.B1375]-[.B$2]" office:value-type="float" office:value="42.2828907966614" calcext:value-type="float">
            <text:p>42.2828907967</text:p>
          </table:table-cell>
          <table:table-cell table:formula="of:=[.C1375]/([.D1375]-[.D1374])" office:value-type="float" office:value="100764.06006006" calcext:value-type="float">
            <text:p>100764.06006006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1456446822.3673" calcext:value-type="float">
            <text:p>1456446822.3673</text:p>
          </table:table-cell>
          <table:table-cell office:value-type="float" office:value="1120" calcext:value-type="float">
            <text:p>1120</text:p>
          </table:table-cell>
          <table:table-cell table:formula="of:=[.B1376]-[.B$2]" office:value-type="float" office:value="42.2938942909241" calcext:value-type="float">
            <text:p>42.2938942909</text:p>
          </table:table-cell>
          <table:table-cell table:formula="of:=[.C1376]/([.D1376]-[.D1375])" office:value-type="float" office:value="101785.848500607" calcext:value-type="float">
            <text:p>101785.848500607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1456446822.37855" calcext:value-type="float">
            <text:p>1456446822.37855</text:p>
          </table:table-cell>
          <table:table-cell office:value-type="float" office:value="1120" calcext:value-type="float">
            <text:p>1120</text:p>
          </table:table-cell>
          <table:table-cell table:formula="of:=[.B1377]-[.B$2]" office:value-type="float" office:value="42.305148601532" calcext:value-type="float">
            <text:p>42.3051486015</text:p>
          </table:table-cell>
          <table:table-cell table:formula="of:=[.C1377]/([.D1377]-[.D1376])" office:value-type="float" office:value="99517.4239471231" calcext:value-type="float">
            <text:p>99517.4239471231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456446822.39189" calcext:value-type="float">
            <text:p>1456446822.39189</text:p>
          </table:table-cell>
          <table:table-cell office:value-type="float" office:value="1120" calcext:value-type="float">
            <text:p>1120</text:p>
          </table:table-cell>
          <table:table-cell table:formula="of:=[.B1378]-[.B$2]" office:value-type="float" office:value="42.3184905052185" calcext:value-type="float">
            <text:p>42.3184905052</text:p>
          </table:table-cell>
          <table:table-cell table:formula="of:=[.C1378]/([.D1378]-[.D1377])" office:value-type="float" office:value="83946.0414581844" calcext:value-type="float">
            <text:p>83946.0414581844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456446822.40295" calcext:value-type="float">
            <text:p>1456446822.40295</text:p>
          </table:table-cell>
          <table:table-cell office:value-type="float" office:value="1120" calcext:value-type="float">
            <text:p>1120</text:p>
          </table:table-cell>
          <table:table-cell table:formula="of:=[.B1379]-[.B$2]" office:value-type="float" office:value="42.3295469284058" calcext:value-type="float">
            <text:p>42.3295469284</text:p>
          </table:table-cell>
          <table:table-cell table:formula="of:=[.C1379]/([.D1379]-[.D1378])" office:value-type="float" office:value="101298.582826584" calcext:value-type="float">
            <text:p>101298.582826584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456446822.42317" calcext:value-type="float">
            <text:p>1456446822.42317</text:p>
          </table:table-cell>
          <table:table-cell office:value-type="float" office:value="1120" calcext:value-type="float">
            <text:p>1120</text:p>
          </table:table-cell>
          <table:table-cell table:formula="of:=[.B1380]-[.B$2]" office:value-type="float" office:value="42.3497638702393" calcext:value-type="float">
            <text:p>42.3497638702</text:p>
          </table:table-cell>
          <table:table-cell table:formula="of:=[.C1380]/([.D1380]-[.D1379])" office:value-type="float" office:value="55399.0810887306" calcext:value-type="float">
            <text:p>55399.0810887306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456446822.43412" calcext:value-type="float">
            <text:p>1456446822.43412</text:p>
          </table:table-cell>
          <table:table-cell office:value-type="float" office:value="1120" calcext:value-type="float">
            <text:p>1120</text:p>
          </table:table-cell>
          <table:table-cell table:formula="of:=[.B1381]-[.B$2]" office:value-type="float" office:value="42.3607122898102" calcext:value-type="float">
            <text:p>42.3607122898</text:p>
          </table:table-cell>
          <table:table-cell table:formula="of:=[.C1381]/([.D1381]-[.D1380])" office:value-type="float" office:value="102297.869819908" calcext:value-type="float">
            <text:p>102297.869819908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456446822.44512" calcext:value-type="float">
            <text:p>1456446822.44512</text:p>
          </table:table-cell>
          <table:table-cell office:value-type="float" office:value="1120" calcext:value-type="float">
            <text:p>1120</text:p>
          </table:table-cell>
          <table:table-cell table:formula="of:=[.B1382]-[.B$2]" office:value-type="float" office:value="42.3717112541199" calcext:value-type="float">
            <text:p>42.3717112541</text:p>
          </table:table-cell>
          <table:table-cell table:formula="of:=[.C1382]/([.D1382]-[.D1381])" office:value-type="float" office:value="101827.76927579" calcext:value-type="float">
            <text:p>101827.76927579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456446822.45621" calcext:value-type="float">
            <text:p>1456446822.45621</text:p>
          </table:table-cell>
          <table:table-cell office:value-type="float" office:value="1120" calcext:value-type="float">
            <text:p>1120</text:p>
          </table:table-cell>
          <table:table-cell table:formula="of:=[.B1383]-[.B$2]" office:value-type="float" office:value="42.3828096389771" calcext:value-type="float">
            <text:p>42.382809639</text:p>
          </table:table-cell>
          <table:table-cell table:formula="of:=[.C1383]/([.D1383]-[.D1382])" office:value-type="float" office:value="100915.584962406" calcext:value-type="float">
            <text:p>100915.584962406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456446822.46733" calcext:value-type="float">
            <text:p>1456446822.46733</text:p>
          </table:table-cell>
          <table:table-cell office:value-type="float" office:value="1120" calcext:value-type="float">
            <text:p>1120</text:p>
          </table:table-cell>
          <table:table-cell table:formula="of:=[.B1384]-[.B$2]" office:value-type="float" office:value="42.3939297199249" calcext:value-type="float">
            <text:p>42.3939297199</text:p>
          </table:table-cell>
          <table:table-cell table:formula="of:=[.C1384]/([.D1384]-[.D1383])" office:value-type="float" office:value="100718.691280204" calcext:value-type="float">
            <text:p>100718.691280204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456446822.47838" calcext:value-type="float">
            <text:p>1456446822.47838</text:p>
          </table:table-cell>
          <table:table-cell office:value-type="float" office:value="1120" calcext:value-type="float">
            <text:p>1120</text:p>
          </table:table-cell>
          <table:table-cell table:formula="of:=[.B1385]-[.B$2]" office:value-type="float" office:value="42.4049718379974" calcext:value-type="float">
            <text:p>42.404971838</text:p>
          </table:table-cell>
          <table:table-cell table:formula="of:=[.C1385]/([.D1385]-[.D1384])" office:value-type="float" office:value="101429.815606512" calcext:value-type="float">
            <text:p>101429.815606512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456446822.48953" calcext:value-type="float">
            <text:p>1456446822.48953</text:p>
          </table:table-cell>
          <table:table-cell office:value-type="float" office:value="1120" calcext:value-type="float">
            <text:p>1120</text:p>
          </table:table-cell>
          <table:table-cell table:formula="of:=[.B1386]-[.B$2]" office:value-type="float" office:value="42.4161288738251" calcext:value-type="float">
            <text:p>42.4161288738</text:p>
          </table:table-cell>
          <table:table-cell table:formula="of:=[.C1386]/([.D1386]-[.D1385])" office:value-type="float" office:value="100385.085904778" calcext:value-type="float">
            <text:p>100385.085904778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456446822.50068" calcext:value-type="float">
            <text:p>1456446822.50068</text:p>
          </table:table-cell>
          <table:table-cell office:value-type="float" office:value="1120" calcext:value-type="float">
            <text:p>1120</text:p>
          </table:table-cell>
          <table:table-cell table:formula="of:=[.B1387]-[.B$2]" office:value-type="float" office:value="42.4272787570953" calcext:value-type="float">
            <text:p>42.4272787571</text:p>
          </table:table-cell>
          <table:table-cell table:formula="of:=[.C1387]/([.D1387]-[.D1386])" office:value-type="float" office:value="100449.482102382" calcext:value-type="float">
            <text:p>100449.482102382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1456446822.51206" calcext:value-type="float">
            <text:p>1456446822.51206</text:p>
          </table:table-cell>
          <table:table-cell office:value-type="float" office:value="1120" calcext:value-type="float">
            <text:p>1120</text:p>
          </table:table-cell>
          <table:table-cell table:formula="of:=[.B1388]-[.B$2]" office:value-type="float" office:value="42.4386546611786" calcext:value-type="float">
            <text:p>42.4386546612</text:p>
          </table:table-cell>
          <table:table-cell table:formula="of:=[.C1388]/([.D1388]-[.D1387])" office:value-type="float" office:value="98453.7133755292" calcext:value-type="float">
            <text:p>98453.7133755292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456446822.52309" calcext:value-type="float">
            <text:p>1456446822.52309</text:p>
          </table:table-cell>
          <table:table-cell office:value-type="float" office:value="1120" calcext:value-type="float">
            <text:p>1120</text:p>
          </table:table-cell>
          <table:table-cell table:formula="of:=[.B1389]-[.B$2]" office:value-type="float" office:value="42.4496865272522" calcext:value-type="float">
            <text:p>42.4496865273</text:p>
          </table:table-cell>
          <table:table-cell table:formula="of:=[.C1389]/([.D1389]-[.D1388])" office:value-type="float" office:value="101524.075122647" calcext:value-type="float">
            <text:p>101524.075122647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456446822.5358" calcext:value-type="float">
            <text:p>1456446822.5358</text:p>
          </table:table-cell>
          <table:table-cell office:value-type="float" office:value="1120" calcext:value-type="float">
            <text:p>1120</text:p>
          </table:table-cell>
          <table:table-cell table:formula="of:=[.B1390]-[.B$2]" office:value-type="float" office:value="42.4623999595642" calcext:value-type="float">
            <text:p>42.4623999596</text:p>
          </table:table-cell>
          <table:table-cell table:formula="of:=[.C1390]/([.D1390]-[.D1389])" office:value-type="float" office:value="88095.8007651339" calcext:value-type="float">
            <text:p>88095.8007651339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456446822.55623" calcext:value-type="float">
            <text:p>1456446822.55623</text:p>
          </table:table-cell>
          <table:table-cell office:value-type="float" office:value="1120" calcext:value-type="float">
            <text:p>1120</text:p>
          </table:table-cell>
          <table:table-cell table:formula="of:=[.B1391]-[.B$2]" office:value-type="float" office:value="42.4828259944916" calcext:value-type="float">
            <text:p>42.4828259945</text:p>
          </table:table-cell>
          <table:table-cell table:formula="of:=[.C1391]/([.D1391]-[.D1390])" office:value-type="float" office:value="54831.9830051475" calcext:value-type="float">
            <text:p>54831.9830051475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456446822.56723" calcext:value-type="float">
            <text:p>1456446822.56723</text:p>
          </table:table-cell>
          <table:table-cell office:value-type="float" office:value="1120" calcext:value-type="float">
            <text:p>1120</text:p>
          </table:table-cell>
          <table:table-cell table:formula="of:=[.B1392]-[.B$2]" office:value-type="float" office:value="42.4938254356384" calcext:value-type="float">
            <text:p>42.4938254356</text:p>
          </table:table-cell>
          <table:table-cell table:formula="of:=[.C1392]/([.D1392]-[.D1391])" office:value-type="float" office:value="101823.354936599" calcext:value-type="float">
            <text:p>101823.354936599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456446822.57825" calcext:value-type="float">
            <text:p>1456446822.57825</text:p>
          </table:table-cell>
          <table:table-cell office:value-type="float" office:value="1120" calcext:value-type="float">
            <text:p>1120</text:p>
          </table:table-cell>
          <table:table-cell table:formula="of:=[.B1393]-[.B$2]" office:value-type="float" office:value="42.5048434734345" calcext:value-type="float">
            <text:p>42.5048434734</text:p>
          </table:table-cell>
          <table:table-cell table:formula="of:=[.C1393]/([.D1393]-[.D1392])" office:value-type="float" office:value="101651.493735529" calcext:value-type="float">
            <text:p>101651.493735529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456446822.58932" calcext:value-type="float">
            <text:p>1456446822.58932</text:p>
          </table:table-cell>
          <table:table-cell office:value-type="float" office:value="1120" calcext:value-type="float">
            <text:p>1120</text:p>
          </table:table-cell>
          <table:table-cell table:formula="of:=[.B1394]-[.B$2]" office:value-type="float" office:value="42.5159115791321" calcext:value-type="float">
            <text:p>42.5159115791</text:p>
          </table:table-cell>
          <table:table-cell table:formula="of:=[.C1394]/([.D1394]-[.D1393])" office:value-type="float" office:value="101191.661030093" calcext:value-type="float">
            <text:p>101191.661030093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1456446822.60051" calcext:value-type="float">
            <text:p>1456446822.60051</text:p>
          </table:table-cell>
          <table:table-cell office:value-type="float" office:value="1120" calcext:value-type="float">
            <text:p>1120</text:p>
          </table:table-cell>
          <table:table-cell table:formula="of:=[.B1395]-[.B$2]" office:value-type="float" office:value="42.5271027088165" calcext:value-type="float">
            <text:p>42.5271027088</text:p>
          </table:table-cell>
          <table:table-cell table:formula="of:=[.C1395]/([.D1395]-[.D1394])" office:value-type="float" office:value="100079.262020921" calcext:value-type="float">
            <text:p>100079.262020921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456446822.61171" calcext:value-type="float">
            <text:p>1456446822.61171</text:p>
          </table:table-cell>
          <table:table-cell office:value-type="float" office:value="1120" calcext:value-type="float">
            <text:p>1120</text:p>
          </table:table-cell>
          <table:table-cell table:formula="of:=[.B1396]-[.B$2]" office:value-type="float" office:value="42.5383031368256" calcext:value-type="float">
            <text:p>42.5383031368</text:p>
          </table:table-cell>
          <table:table-cell table:formula="of:=[.C1396]/([.D1396]-[.D1395])" office:value-type="float" office:value="99996.1786368087" calcext:value-type="float">
            <text:p>99996.1786368087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456446822.623" calcext:value-type="float">
            <text:p>1456446822.623</text:p>
          </table:table-cell>
          <table:table-cell office:value-type="float" office:value="1120" calcext:value-type="float">
            <text:p>1120</text:p>
          </table:table-cell>
          <table:table-cell table:formula="of:=[.B1397]-[.B$2]" office:value-type="float" office:value="42.5495984554291" calcext:value-type="float">
            <text:p>42.5495984554</text:p>
          </table:table-cell>
          <table:table-cell table:formula="of:=[.C1397]/([.D1397]-[.D1396])" office:value-type="float" office:value="99156.1229314421" calcext:value-type="float">
            <text:p>99156.1229314421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456446822.63426" calcext:value-type="float">
            <text:p>1456446822.63426</text:p>
          </table:table-cell>
          <table:table-cell office:value-type="float" office:value="1120" calcext:value-type="float">
            <text:p>1120</text:p>
          </table:table-cell>
          <table:table-cell table:formula="of:=[.B1398]-[.B$2]" office:value-type="float" office:value="42.5608549118042" calcext:value-type="float">
            <text:p>42.5608549118</text:p>
          </table:table-cell>
          <table:table-cell table:formula="of:=[.C1398]/([.D1398]-[.D1397])" office:value-type="float" office:value="99498.4533920742" calcext:value-type="float">
            <text:p>99498.4533920742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1456446822.64531" calcext:value-type="float">
            <text:p>1456446822.64531</text:p>
          </table:table-cell>
          <table:table-cell office:value-type="float" office:value="1120" calcext:value-type="float">
            <text:p>1120</text:p>
          </table:table-cell>
          <table:table-cell table:formula="of:=[.B1399]-[.B$2]" office:value-type="float" office:value="42.5719065666199" calcext:value-type="float">
            <text:p>42.5719065666</text:p>
          </table:table-cell>
          <table:table-cell table:formula="of:=[.C1399]/([.D1399]-[.D1398])" office:value-type="float" office:value="101342.289338568" calcext:value-type="float">
            <text:p>101342.289338568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456446822.65655" calcext:value-type="float">
            <text:p>1456446822.65655</text:p>
          </table:table-cell>
          <table:table-cell office:value-type="float" office:value="1120" calcext:value-type="float">
            <text:p>1120</text:p>
          </table:table-cell>
          <table:table-cell table:formula="of:=[.B1400]-[.B$2]" office:value-type="float" office:value="42.5831415653229" calcext:value-type="float">
            <text:p>42.5831415653</text:p>
          </table:table-cell>
          <table:table-cell table:formula="of:=[.C1400]/([.D1400]-[.D1399])" office:value-type="float" office:value="99688.4850285423" calcext:value-type="float">
            <text:p>99688.4850285423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456446822.66855" calcext:value-type="float">
            <text:p>1456446822.66855</text:p>
          </table:table-cell>
          <table:table-cell office:value-type="float" office:value="1120" calcext:value-type="float">
            <text:p>1120</text:p>
          </table:table-cell>
          <table:table-cell table:formula="of:=[.B1401]-[.B$2]" office:value-type="float" office:value="42.5951488018036" calcext:value-type="float">
            <text:p>42.5951488018</text:p>
          </table:table-cell>
          <table:table-cell table:formula="of:=[.C1401]/([.D1401]-[.D1400])" office:value-type="float" office:value="93277.0835153489" calcext:value-type="float">
            <text:p>93277.083515348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456446822.68936" calcext:value-type="float">
            <text:p>1456446822.68936</text:p>
          </table:table-cell>
          <table:table-cell office:value-type="float" office:value="1120" calcext:value-type="float">
            <text:p>1120</text:p>
          </table:table-cell>
          <table:table-cell table:formula="of:=[.B1402]-[.B$2]" office:value-type="float" office:value="42.615959405899" calcext:value-type="float">
            <text:p>42.6159594059</text:p>
          </table:table-cell>
          <table:table-cell table:formula="of:=[.C1402]/([.D1402]-[.D1401])" office:value-type="float" office:value="53818.716403547" calcext:value-type="float">
            <text:p>53818.716403547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456446822.7004" calcext:value-type="float">
            <text:p>1456446822.7004</text:p>
          </table:table-cell>
          <table:table-cell office:value-type="float" office:value="1120" calcext:value-type="float">
            <text:p>1120</text:p>
          </table:table-cell>
          <table:table-cell table:formula="of:=[.B1403]-[.B$2]" office:value-type="float" office:value="42.6269958019257" calcext:value-type="float">
            <text:p>42.6269958019</text:p>
          </table:table-cell>
          <table:table-cell table:formula="of:=[.C1403]/([.D1403]-[.D1402])" office:value-type="float" office:value="101482.403974941" calcext:value-type="float">
            <text:p>101482.403974941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1456446822.71155" calcext:value-type="float">
            <text:p>1456446822.71155</text:p>
          </table:table-cell>
          <table:table-cell office:value-type="float" office:value="1120" calcext:value-type="float">
            <text:p>1120</text:p>
          </table:table-cell>
          <table:table-cell table:formula="of:=[.B1404]-[.B$2]" office:value-type="float" office:value="42.6381483078003" calcext:value-type="float">
            <text:p>42.6381483078</text:p>
          </table:table-cell>
          <table:table-cell table:formula="of:=[.C1404]/([.D1404]-[.D1403])" office:value-type="float" office:value="100425.860572504" calcext:value-type="float">
            <text:p>100425.860572504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456446822.7226" calcext:value-type="float">
            <text:p>1456446822.7226</text:p>
          </table:table-cell>
          <table:table-cell office:value-type="float" office:value="1120" calcext:value-type="float">
            <text:p>1120</text:p>
          </table:table-cell>
          <table:table-cell table:formula="of:=[.B1405]-[.B$2]" office:value-type="float" office:value="42.6492004394531" calcext:value-type="float">
            <text:p>42.6492004395</text:p>
          </table:table-cell>
          <table:table-cell table:formula="of:=[.C1405]/([.D1405]-[.D1404])" office:value-type="float" office:value="101337.916990249" calcext:value-type="float">
            <text:p>101337.916990249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456446822.73379" calcext:value-type="float">
            <text:p>1456446822.73379</text:p>
          </table:table-cell>
          <table:table-cell office:value-type="float" office:value="1120" calcext:value-type="float">
            <text:p>1120</text:p>
          </table:table-cell>
          <table:table-cell table:formula="of:=[.B1406]-[.B$2]" office:value-type="float" office:value="42.6603832244873" calcext:value-type="float">
            <text:p>42.6603832245</text:p>
          </table:table-cell>
          <table:table-cell table:formula="of:=[.C1406]/([.D1406]-[.D1405])" office:value-type="float" office:value="100153.941668088" calcext:value-type="float">
            <text:p>100153.941668088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1456446822.74542" calcext:value-type="float">
            <text:p>1456446822.74542</text:p>
          </table:table-cell>
          <table:table-cell office:value-type="float" office:value="1120" calcext:value-type="float">
            <text:p>1120</text:p>
          </table:table-cell>
          <table:table-cell table:formula="of:=[.B1407]-[.B$2]" office:value-type="float" office:value="42.6720111370087" calcext:value-type="float">
            <text:p>42.672011137</text:p>
          </table:table-cell>
          <table:table-cell table:formula="of:=[.C1407]/([.D1407]-[.D1406])" office:value-type="float" office:value="96319.9540710668" calcext:value-type="float">
            <text:p>96319.9540710668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1456446822.75658" calcext:value-type="float">
            <text:p>1456446822.75658</text:p>
          </table:table-cell>
          <table:table-cell office:value-type="float" office:value="1120" calcext:value-type="float">
            <text:p>1120</text:p>
          </table:table-cell>
          <table:table-cell table:formula="of:=[.B1408]-[.B$2]" office:value-type="float" office:value="42.683176279068" calcext:value-type="float">
            <text:p>42.6831762791</text:p>
          </table:table-cell>
          <table:table-cell table:formula="of:=[.C1408]/([.D1408]-[.D1407])" office:value-type="float" office:value="100312.20328849" calcext:value-type="float">
            <text:p>100312.20328849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1456446822.76769" calcext:value-type="float">
            <text:p>1456446822.76769</text:p>
          </table:table-cell>
          <table:table-cell office:value-type="float" office:value="1120" calcext:value-type="float">
            <text:p>1120</text:p>
          </table:table-cell>
          <table:table-cell table:formula="of:=[.B1409]-[.B$2]" office:value-type="float" office:value="42.6942856311798" calcext:value-type="float">
            <text:p>42.6942856312</text:p>
          </table:table-cell>
          <table:table-cell table:formula="of:=[.C1409]/([.D1409]-[.D1408])" office:value-type="float" office:value="100815.960168255" calcext:value-type="float">
            <text:p>100815.960168255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456446822.77884" calcext:value-type="float">
            <text:p>1456446822.77884</text:p>
          </table:table-cell>
          <table:table-cell office:value-type="float" office:value="1120" calcext:value-type="float">
            <text:p>1120</text:p>
          </table:table-cell>
          <table:table-cell table:formula="of:=[.B1410]-[.B$2]" office:value-type="float" office:value="42.70543217659" calcext:value-type="float">
            <text:p>42.7054321766</text:p>
          </table:table-cell>
          <table:table-cell table:formula="of:=[.C1410]/([.D1410]-[.D1409])" office:value-type="float" office:value="100479.561943874" calcext:value-type="float">
            <text:p>100479.561943874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1456446822.79013" calcext:value-type="float">
            <text:p>1456446822.79013</text:p>
          </table:table-cell>
          <table:table-cell office:value-type="float" office:value="1120" calcext:value-type="float">
            <text:p>1120</text:p>
          </table:table-cell>
          <table:table-cell table:formula="of:=[.B1411]-[.B$2]" office:value-type="float" office:value="42.7167263031006" calcext:value-type="float">
            <text:p>42.7167263031</text:p>
          </table:table-cell>
          <table:table-cell table:formula="of:=[.C1411]/([.D1411]-[.D1410])" office:value-type="float" office:value="99166.5888412742" calcext:value-type="float">
            <text:p>99166.5888412742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456446822.80124" calcext:value-type="float">
            <text:p>1456446822.80124</text:p>
          </table:table-cell>
          <table:table-cell office:value-type="float" office:value="1120" calcext:value-type="float">
            <text:p>1120</text:p>
          </table:table-cell>
          <table:table-cell table:formula="of:=[.B1412]-[.B$2]" office:value-type="float" office:value="42.7278335094452" calcext:value-type="float">
            <text:p>42.7278335094</text:p>
          </table:table-cell>
          <table:table-cell table:formula="of:=[.C1412]/([.D1412]-[.D1411])" office:value-type="float" office:value="100835.43649516" calcext:value-type="float">
            <text:p>100835.43649516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456446822.82319" calcext:value-type="float">
            <text:p>1456446822.82319</text:p>
          </table:table-cell>
          <table:table-cell office:value-type="float" office:value="1120" calcext:value-type="float">
            <text:p>1120</text:p>
          </table:table-cell>
          <table:table-cell table:formula="of:=[.B1413]-[.B$2]" office:value-type="float" office:value="42.7497832775116" calcext:value-type="float">
            <text:p>42.7497832775</text:p>
          </table:table-cell>
          <table:table-cell table:formula="of:=[.C1413]/([.D1413]-[.D1412])" office:value-type="float" office:value="51025.596107056" calcext:value-type="float">
            <text:p>51025.596107056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456446822.83422" calcext:value-type="float">
            <text:p>1456446822.83422</text:p>
          </table:table-cell>
          <table:table-cell office:value-type="float" office:value="1120" calcext:value-type="float">
            <text:p>1120</text:p>
          </table:table-cell>
          <table:table-cell table:formula="of:=[.B1414]-[.B$2]" office:value-type="float" office:value="42.7608199119568" calcext:value-type="float">
            <text:p>42.760819912</text:p>
          </table:table-cell>
          <table:table-cell table:formula="of:=[.C1414]/([.D1414]-[.D1413])" office:value-type="float" office:value="101480.211704219" calcext:value-type="float">
            <text:p>101480.211704219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456446822.8453" calcext:value-type="float">
            <text:p>1456446822.8453</text:p>
          </table:table-cell>
          <table:table-cell office:value-type="float" office:value="1120" calcext:value-type="float">
            <text:p>1120</text:p>
          </table:table-cell>
          <table:table-cell table:formula="of:=[.B1415]-[.B$2]" office:value-type="float" office:value="42.7718987464905" calcext:value-type="float">
            <text:p>42.7718987465</text:p>
          </table:table-cell>
          <table:table-cell table:formula="of:=[.C1415]/([.D1415]-[.D1414])" office:value-type="float" office:value="101093.666178876" calcext:value-type="float">
            <text:p>101093.666178876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456446822.8564" calcext:value-type="float">
            <text:p>1456446822.8564</text:p>
          </table:table-cell>
          <table:table-cell office:value-type="float" office:value="1120" calcext:value-type="float">
            <text:p>1120</text:p>
          </table:table-cell>
          <table:table-cell table:formula="of:=[.B1416]-[.B$2]" office:value-type="float" office:value="42.7829957008362" calcext:value-type="float">
            <text:p>42.7829957008</text:p>
          </table:table-cell>
          <table:table-cell table:formula="of:=[.C1416]/([.D1416]-[.D1415])" office:value-type="float" office:value="100928.594018563" calcext:value-type="float">
            <text:p>100928.594018563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456446822.8677" calcext:value-type="float">
            <text:p>1456446822.8677</text:p>
          </table:table-cell>
          <table:table-cell office:value-type="float" office:value="1120" calcext:value-type="float">
            <text:p>1120</text:p>
          </table:table-cell>
          <table:table-cell table:formula="of:=[.B1417]-[.B$2]" office:value-type="float" office:value="42.7942953109741" calcext:value-type="float">
            <text:p>42.794295311</text:p>
          </table:table-cell>
          <table:table-cell table:formula="of:=[.C1417]/([.D1417]-[.D1416])" office:value-type="float" office:value="99118.4639405832" calcext:value-type="float">
            <text:p>99118.4639405832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456446822.87886" calcext:value-type="float">
            <text:p>1456446822.87886</text:p>
          </table:table-cell>
          <table:table-cell office:value-type="float" office:value="1120" calcext:value-type="float">
            <text:p>1120</text:p>
          </table:table-cell>
          <table:table-cell table:formula="of:=[.B1418]-[.B$2]" office:value-type="float" office:value="42.8054575920105" calcext:value-type="float">
            <text:p>42.805457592</text:p>
          </table:table-cell>
          <table:table-cell table:formula="of:=[.C1418]/([.D1418]-[.D1417])" office:value-type="float" office:value="100337.914477338" calcext:value-type="float">
            <text:p>100337.914477338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1456446822.89013" calcext:value-type="float">
            <text:p>1456446822.89013</text:p>
          </table:table-cell>
          <table:table-cell office:value-type="float" office:value="1120" calcext:value-type="float">
            <text:p>1120</text:p>
          </table:table-cell>
          <table:table-cell table:formula="of:=[.B1419]-[.B$2]" office:value-type="float" office:value="42.8167273998261" calcext:value-type="float">
            <text:p>42.8167273998</text:p>
          </table:table-cell>
          <table:table-cell table:formula="of:=[.C1419]/([.D1419]-[.D1418])" office:value-type="float" office:value="99380.5766993167" calcext:value-type="float">
            <text:p>99380.5766993167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456446822.90129" calcext:value-type="float">
            <text:p>1456446822.90129</text:p>
          </table:table-cell>
          <table:table-cell office:value-type="float" office:value="1120" calcext:value-type="float">
            <text:p>1120</text:p>
          </table:table-cell>
          <table:table-cell table:formula="of:=[.B1420]-[.B$2]" office:value-type="float" office:value="42.8278849124908" calcext:value-type="float">
            <text:p>42.8278849125</text:p>
          </table:table-cell>
          <table:table-cell table:formula="of:=[.C1420]/([.D1420]-[.D1419])" office:value-type="float" office:value="100380.795760503" calcext:value-type="float">
            <text:p>100380.795760503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456446822.91222" calcext:value-type="float">
            <text:p>1456446822.91222</text:p>
          </table:table-cell>
          <table:table-cell office:value-type="float" office:value="1120" calcext:value-type="float">
            <text:p>1120</text:p>
          </table:table-cell>
          <table:table-cell table:formula="of:=[.B1421]-[.B$2]" office:value-type="float" office:value="42.8388202190399" calcext:value-type="float">
            <text:p>42.838820219</text:p>
          </table:table-cell>
          <table:table-cell table:formula="of:=[.C1421]/([.D1421]-[.D1420])" office:value-type="float" office:value="102420.539833428" calcext:value-type="float">
            <text:p>102420.539833428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456446822.92324" calcext:value-type="float">
            <text:p>1456446822.92324</text:p>
          </table:table-cell>
          <table:table-cell office:value-type="float" office:value="1120" calcext:value-type="float">
            <text:p>1120</text:p>
          </table:table-cell>
          <table:table-cell table:formula="of:=[.B1422]-[.B$2]" office:value-type="float" office:value="42.8498373031616" calcext:value-type="float">
            <text:p>42.8498373032</text:p>
          </table:table-cell>
          <table:table-cell table:formula="of:=[.C1422]/([.D1422]-[.D1421])" office:value-type="float" office:value="101660.293016512" calcext:value-type="float">
            <text:p>101660.293016512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456446822.93414" calcext:value-type="float">
            <text:p>1456446822.93414</text:p>
          </table:table-cell>
          <table:table-cell office:value-type="float" office:value="1120" calcext:value-type="float">
            <text:p>1120</text:p>
          </table:table-cell>
          <table:table-cell table:formula="of:=[.B1423]-[.B$2]" office:value-type="float" office:value="42.8607380390167" calcext:value-type="float">
            <text:p>42.860738039</text:p>
          </table:table-cell>
          <table:table-cell table:formula="of:=[.C1423]/([.D1423]-[.D1422])" office:value-type="float" office:value="102745.35727565" calcext:value-type="float">
            <text:p>102745.35727565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1456446822.95633" calcext:value-type="float">
            <text:p>1456446822.95633</text:p>
          </table:table-cell>
          <table:table-cell office:value-type="float" office:value="1120" calcext:value-type="float">
            <text:p>1120</text:p>
          </table:table-cell>
          <table:table-cell table:formula="of:=[.B1424]-[.B$2]" office:value-type="float" office:value="42.8829228878021" calcext:value-type="float">
            <text:p>42.8829228878</text:p>
          </table:table-cell>
          <table:table-cell table:formula="of:=[.C1424]/([.D1424]-[.D1423])" office:value-type="float" office:value="50484.905749597" calcext:value-type="float">
            <text:p>50484.905749597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456446822.96737" calcext:value-type="float">
            <text:p>1456446822.96737</text:p>
          </table:table-cell>
          <table:table-cell office:value-type="float" office:value="1120" calcext:value-type="float">
            <text:p>1120</text:p>
          </table:table-cell>
          <table:table-cell table:formula="of:=[.B1425]-[.B$2]" office:value-type="float" office:value="42.8939669132233" calcext:value-type="float">
            <text:p>42.8939669132</text:p>
          </table:table-cell>
          <table:table-cell table:formula="of:=[.C1425]/([.D1425]-[.D1424])" office:value-type="float" office:value="101412.298260006" calcext:value-type="float">
            <text:p>101412.298260006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456446822.97846" calcext:value-type="float">
            <text:p>1456446822.97846</text:p>
          </table:table-cell>
          <table:table-cell office:value-type="float" office:value="1120" calcext:value-type="float">
            <text:p>1120</text:p>
          </table:table-cell>
          <table:table-cell table:formula="of:=[.B1426]-[.B$2]" office:value-type="float" office:value="42.9050517082214" calcext:value-type="float">
            <text:p>42.9050517082</text:p>
          </table:table-cell>
          <table:table-cell table:formula="of:=[.C1426]/([.D1426]-[.D1425])" office:value-type="float" office:value="101039.306562278" calcext:value-type="float">
            <text:p>101039.306562278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456446822.98959" calcext:value-type="float">
            <text:p>1456446822.98959</text:p>
          </table:table-cell>
          <table:table-cell office:value-type="float" office:value="1120" calcext:value-type="float">
            <text:p>1120</text:p>
          </table:table-cell>
          <table:table-cell table:formula="of:=[.B1427]-[.B$2]" office:value-type="float" office:value="42.916184425354" calcext:value-type="float">
            <text:p>42.9161844254</text:p>
          </table:table-cell>
          <table:table-cell table:formula="of:=[.C1427]/([.D1427]-[.D1426])" office:value-type="float" office:value="100604.370582944" calcext:value-type="float">
            <text:p>100604.370582944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1456446823.00291" calcext:value-type="float">
            <text:p>1456446823.00291</text:p>
          </table:table-cell>
          <table:table-cell office:value-type="float" office:value="1120" calcext:value-type="float">
            <text:p>1120</text:p>
          </table:table-cell>
          <table:table-cell table:formula="of:=[.B1428]-[.B$2]" office:value-type="float" office:value="42.9295027256012" calcext:value-type="float">
            <text:p>42.9295027256</text:p>
          </table:table-cell>
          <table:table-cell table:formula="of:=[.C1428]/([.D1428]-[.D1427])" office:value-type="float" office:value="84094.8153452319" calcext:value-type="float">
            <text:p>84094.8153452319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456446823.02311" calcext:value-type="float">
            <text:p>1456446823.02311</text:p>
          </table:table-cell>
          <table:table-cell office:value-type="float" office:value="1120" calcext:value-type="float">
            <text:p>1120</text:p>
          </table:table-cell>
          <table:table-cell table:formula="of:=[.B1429]-[.B$2]" office:value-type="float" office:value="42.9497087001801" calcext:value-type="float">
            <text:p>42.9497087002</text:p>
          </table:table-cell>
          <table:table-cell table:formula="of:=[.C1429]/([.D1429]-[.D1428])" office:value-type="float" office:value="55429.1502064897" calcext:value-type="float">
            <text:p>55429.1502064897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456446823.02705" calcext:value-type="float">
            <text:p>1456446823.02705</text:p>
          </table:table-cell>
          <table:table-cell office:value-type="float" office:value="1120" calcext:value-type="float">
            <text:p>1120</text:p>
          </table:table-cell>
          <table:table-cell table:formula="of:=[.B1430]-[.B$2]" office:value-type="float" office:value="42.9536464214325" calcext:value-type="float">
            <text:p>42.9536464214</text:p>
          </table:table-cell>
          <table:table-cell table:formula="of:=[.C1430]/([.D1430]-[.D1429])" office:value-type="float" office:value="284428.46209736" calcext:value-type="float">
            <text:p>284428.46209736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456446823.03423" calcext:value-type="float">
            <text:p>1456446823.03423</text:p>
          </table:table-cell>
          <table:table-cell office:value-type="float" office:value="1120" calcext:value-type="float">
            <text:p>1120</text:p>
          </table:table-cell>
          <table:table-cell table:formula="of:=[.B1431]-[.B$2]" office:value-type="float" office:value="42.9608285427094" calcext:value-type="float">
            <text:p>42.9608285427</text:p>
          </table:table-cell>
          <table:table-cell table:formula="of:=[.C1431]/([.D1431]-[.D1430])" office:value-type="float" office:value="155942.785818616" calcext:value-type="float">
            <text:p>155942.785818616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456446823.04519" calcext:value-type="float">
            <text:p>1456446823.04519</text:p>
          </table:table-cell>
          <table:table-cell office:value-type="float" office:value="1120" calcext:value-type="float">
            <text:p>1120</text:p>
          </table:table-cell>
          <table:table-cell table:formula="of:=[.B1432]-[.B$2]" office:value-type="float" office:value="42.9717874526978" calcext:value-type="float">
            <text:p>42.9717874527</text:p>
          </table:table-cell>
          <table:table-cell table:formula="of:=[.C1432]/([.D1432]-[.D1431])" office:value-type="float" office:value="102199.945175677" calcext:value-type="float">
            <text:p>102199.945175677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456446823.04919" calcext:value-type="float">
            <text:p>1456446823.04919</text:p>
          </table:table-cell>
          <table:table-cell office:value-type="float" office:value="1120" calcext:value-type="float">
            <text:p>1120</text:p>
          </table:table-cell>
          <table:table-cell table:formula="of:=[.B1433]-[.B$2]" office:value-type="float" office:value="42.9757900238037" calcext:value-type="float">
            <text:p>42.9757900238</text:p>
          </table:table-cell>
          <table:table-cell table:formula="of:=[.C1433]/([.D1433]-[.D1432])" office:value-type="float" office:value="279820.138193948" calcext:value-type="float">
            <text:p>279820.138193948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456446823.05622" calcext:value-type="float">
            <text:p>1456446823.05622</text:p>
          </table:table-cell>
          <table:table-cell office:value-type="float" office:value="1120" calcext:value-type="float">
            <text:p>1120</text:p>
          </table:table-cell>
          <table:table-cell table:formula="of:=[.B1434]-[.B$2]" office:value-type="float" office:value="42.982816696167" calcext:value-type="float">
            <text:p>42.9828166962</text:p>
          </table:table-cell>
          <table:table-cell table:formula="of:=[.C1434]/([.D1434]-[.D1433])" office:value-type="float" office:value="159392.660152009" calcext:value-type="float">
            <text:p>159392.660152009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1456446823.06606" calcext:value-type="float">
            <text:p>1456446823.06606</text:p>
          </table:table-cell>
          <table:table-cell office:value-type="float" office:value="1120" calcext:value-type="float">
            <text:p>1120</text:p>
          </table:table-cell>
          <table:table-cell table:formula="of:=[.B1435]-[.B$2]" office:value-type="float" office:value="42.9926609992981" calcext:value-type="float">
            <text:p>42.9926609993</text:p>
          </table:table-cell>
          <table:table-cell table:formula="of:=[.C1435]/([.D1435]-[.D1434])" office:value-type="float" office:value="113771.384838944" calcext:value-type="float">
            <text:p>113771.384838944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456446823.07004" calcext:value-type="float">
            <text:p>1456446823.07004</text:p>
          </table:table-cell>
          <table:table-cell office:value-type="float" office:value="1120" calcext:value-type="float">
            <text:p>1120</text:p>
          </table:table-cell>
          <table:table-cell table:formula="of:=[.B1436]-[.B$2]" office:value-type="float" office:value="42.9966404438019" calcext:value-type="float">
            <text:p>42.9966404438</text:p>
          </table:table-cell>
          <table:table-cell table:formula="of:=[.C1436]/([.D1436]-[.D1435])" office:value-type="float" office:value="281446.317176922" calcext:value-type="float">
            <text:p>281446.317176922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456446823.07468" calcext:value-type="float">
            <text:p>1456446823.07468</text:p>
          </table:table-cell>
          <table:table-cell office:value-type="float" office:value="1120" calcext:value-type="float">
            <text:p>1120</text:p>
          </table:table-cell>
          <table:table-cell table:formula="of:=[.B1437]-[.B$2]" office:value-type="float" office:value="43.0012769699097" calcext:value-type="float">
            <text:p>43.0012769699</text:p>
          </table:table-cell>
          <table:table-cell table:formula="of:=[.C1437]/([.D1437]-[.D1436])" office:value-type="float" office:value="241560.162492929" calcext:value-type="float">
            <text:p>241560.162492929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456446823.07862" calcext:value-type="float">
            <text:p>1456446823.07862</text:p>
          </table:table-cell>
          <table:table-cell office:value-type="float" office:value="1120" calcext:value-type="float">
            <text:p>1120</text:p>
          </table:table-cell>
          <table:table-cell table:formula="of:=[.B1438]-[.B$2]" office:value-type="float" office:value="43.0052192211151" calcext:value-type="float">
            <text:p>43.0052192211</text:p>
          </table:table-cell>
          <table:table-cell table:formula="of:=[.C1438]/([.D1438]-[.D1437])" office:value-type="float" office:value="284101.631690354" calcext:value-type="float">
            <text:p>284101.631690354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456446823.08254" calcext:value-type="float">
            <text:p>1456446823.08254</text:p>
          </table:table-cell>
          <table:table-cell office:value-type="float" office:value="1120" calcext:value-type="float">
            <text:p>1120</text:p>
          </table:table-cell>
          <table:table-cell table:formula="of:=[.B1439]-[.B$2]" office:value-type="float" office:value="43.0091359615326" calcext:value-type="float">
            <text:p>43.0091359615</text:p>
          </table:table-cell>
          <table:table-cell table:formula="of:=[.C1439]/([.D1439]-[.D1438])" office:value-type="float" office:value="285952.062332603" calcext:value-type="float">
            <text:p>285952.062332603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1456446823.08643" calcext:value-type="float">
            <text:p>1456446823.08643</text:p>
          </table:table-cell>
          <table:table-cell office:value-type="float" office:value="1120" calcext:value-type="float">
            <text:p>1120</text:p>
          </table:table-cell>
          <table:table-cell table:formula="of:=[.B1440]-[.B$2]" office:value-type="float" office:value="43.0130228996277" calcext:value-type="float">
            <text:p>43.0130228996</text:p>
          </table:table-cell>
          <table:table-cell table:formula="of:=[.C1440]/([.D1440]-[.D1439])" office:value-type="float" office:value="288144.542722198" calcext:value-type="float">
            <text:p>288144.542722198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1456446823.09032" calcext:value-type="float">
            <text:p>1456446823.09032</text:p>
          </table:table-cell>
          <table:table-cell office:value-type="float" office:value="1120" calcext:value-type="float">
            <text:p>1120</text:p>
          </table:table-cell>
          <table:table-cell table:formula="of:=[.B1441]-[.B$2]" office:value-type="float" office:value="43.0169160366058" calcext:value-type="float">
            <text:p>43.0169160366</text:p>
          </table:table-cell>
          <table:table-cell table:formula="of:=[.C1441]/([.D1441]-[.D1440])" office:value-type="float" office:value="287685.741931533" calcext:value-type="float">
            <text:p>287685.741931533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56446823.09421" calcext:value-type="float">
            <text:p>1456446823.09421</text:p>
          </table:table-cell>
          <table:table-cell office:value-type="float" office:value="1120" calcext:value-type="float">
            <text:p>1120</text:p>
          </table:table-cell>
          <table:table-cell table:formula="of:=[.B1442]-[.B$2]" office:value-type="float" office:value="43.0208024978638" calcext:value-type="float">
            <text:p>43.0208024979</text:p>
          </table:table-cell>
          <table:table-cell table:formula="of:=[.C1442]/([.D1442]-[.D1441])" office:value-type="float" office:value="288179.89571192" calcext:value-type="float">
            <text:p>288179.89571192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456446823.0981" calcext:value-type="float">
            <text:p>1456446823.0981</text:p>
          </table:table-cell>
          <table:table-cell office:value-type="float" office:value="1120" calcext:value-type="float">
            <text:p>1120</text:p>
          </table:table-cell>
          <table:table-cell table:formula="of:=[.B1443]-[.B$2]" office:value-type="float" office:value="43.0246925354004" calcext:value-type="float">
            <text:p>43.0246925354</text:p>
          </table:table-cell>
          <table:table-cell table:formula="of:=[.C1443]/([.D1443]-[.D1442])" office:value-type="float" office:value="287914.959548909" calcext:value-type="float">
            <text:p>287914.959548909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1456446823.10198" calcext:value-type="float">
            <text:p>1456446823.10198</text:p>
          </table:table-cell>
          <table:table-cell office:value-type="float" office:value="1120" calcext:value-type="float">
            <text:p>1120</text:p>
          </table:table-cell>
          <table:table-cell table:formula="of:=[.B1444]-[.B$2]" office:value-type="float" office:value="43.0285778045654" calcext:value-type="float">
            <text:p>43.0285778046</text:p>
          </table:table-cell>
          <table:table-cell table:formula="of:=[.C1444]/([.D1444]-[.D1443])" office:value-type="float" office:value="288268.316151203" calcext:value-type="float">
            <text:p>288268.316151203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456446823.10592" calcext:value-type="float">
            <text:p>1456446823.10592</text:p>
          </table:table-cell>
          <table:table-cell office:value-type="float" office:value="1120" calcext:value-type="float">
            <text:p>1120</text:p>
          </table:table-cell>
          <table:table-cell table:formula="of:=[.B1445]-[.B$2]" office:value-type="float" office:value="43.0325171947479" calcext:value-type="float">
            <text:p>43.0325171947</text:p>
          </table:table-cell>
          <table:table-cell table:formula="of:=[.C1445]/([.D1445]-[.D1444])" office:value-type="float" office:value="284307.963444895" calcext:value-type="float">
            <text:p>284307.963444895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456446823.1127" calcext:value-type="float">
            <text:p>1456446823.1127</text:p>
          </table:table-cell>
          <table:table-cell office:value-type="float" office:value="1120" calcext:value-type="float">
            <text:p>1120</text:p>
          </table:table-cell>
          <table:table-cell table:formula="of:=[.B1446]-[.B$2]" office:value-type="float" office:value="43.0392956733704" calcext:value-type="float">
            <text:p>43.0392956734</text:p>
          </table:table-cell>
          <table:table-cell table:formula="of:=[.C1446]/([.D1446]-[.D1445])" office:value-type="float" office:value="165228.816432767" calcext:value-type="float">
            <text:p>165228.816432767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456446823.12404" calcext:value-type="float">
            <text:p>1456446823.12404</text:p>
          </table:table-cell>
          <table:table-cell office:value-type="float" office:value="1120" calcext:value-type="float">
            <text:p>1120</text:p>
          </table:table-cell>
          <table:table-cell table:formula="of:=[.B1447]-[.B$2]" office:value-type="float" office:value="43.0506365299225" calcext:value-type="float">
            <text:p>43.0506365299</text:p>
          </table:table-cell>
          <table:table-cell table:formula="of:=[.C1447]/([.D1447]-[.D1446])" office:value-type="float" office:value="98757.9725439906" calcext:value-type="float">
            <text:p>98757.9725439906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456446823.13535" calcext:value-type="float">
            <text:p>1456446823.13535</text:p>
          </table:table-cell>
          <table:table-cell office:value-type="float" office:value="1120" calcext:value-type="float">
            <text:p>1120</text:p>
          </table:table-cell>
          <table:table-cell table:formula="of:=[.B1448]-[.B$2]" office:value-type="float" office:value="43.0619425773621" calcext:value-type="float">
            <text:p>43.0619425774</text:p>
          </table:table-cell>
          <table:table-cell table:formula="of:=[.C1448]/([.D1448]-[.D1447])" office:value-type="float" office:value="99062.0290588558" calcext:value-type="float">
            <text:p>99062.0290588558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1456446823.14666" calcext:value-type="float">
            <text:p>1456446823.14666</text:p>
          </table:table-cell>
          <table:table-cell office:value-type="float" office:value="1120" calcext:value-type="float">
            <text:p>1120</text:p>
          </table:table-cell>
          <table:table-cell table:formula="of:=[.B1449]-[.B$2]" office:value-type="float" office:value="43.0732600688934" calcext:value-type="float">
            <text:p>43.0732600689</text:p>
          </table:table-cell>
          <table:table-cell table:formula="of:=[.C1449]/([.D1449]-[.D1448])" office:value-type="float" office:value="98961.8588973857" calcext:value-type="float">
            <text:p>98961.8588973857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456446823.15802" calcext:value-type="float">
            <text:p>1456446823.15802</text:p>
          </table:table-cell>
          <table:table-cell office:value-type="float" office:value="1120" calcext:value-type="float">
            <text:p>1120</text:p>
          </table:table-cell>
          <table:table-cell table:formula="of:=[.B1450]-[.B$2]" office:value-type="float" office:value="43.0846209526062" calcext:value-type="float">
            <text:p>43.0846209526</text:p>
          </table:table-cell>
          <table:table-cell table:formula="of:=[.C1450]/([.D1450]-[.D1449])" office:value-type="float" office:value="98583.8802963212" calcext:value-type="float">
            <text:p>98583.8802963212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456446823.16936" calcext:value-type="float">
            <text:p>1456446823.16936</text:p>
          </table:table-cell>
          <table:table-cell office:value-type="float" office:value="1120" calcext:value-type="float">
            <text:p>1120</text:p>
          </table:table-cell>
          <table:table-cell table:formula="of:=[.B1451]-[.B$2]" office:value-type="float" office:value="43.0959553718567" calcext:value-type="float">
            <text:p>43.0959553719</text:p>
          </table:table-cell>
          <table:table-cell table:formula="of:=[.C1451]/([.D1451]-[.D1450])" office:value-type="float" office:value="98814.0614219605" calcext:value-type="float">
            <text:p>98814.0614219605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456446823.18082" calcext:value-type="float">
            <text:p>1456446823.18082</text:p>
          </table:table-cell>
          <table:table-cell office:value-type="float" office:value="1120" calcext:value-type="float">
            <text:p>1120</text:p>
          </table:table-cell>
          <table:table-cell table:formula="of:=[.B1452]-[.B$2]" office:value-type="float" office:value="43.1074175834656" calcext:value-type="float">
            <text:p>43.1074175835</text:p>
          </table:table-cell>
          <table:table-cell table:formula="of:=[.C1452]/([.D1452]-[.D1451])" office:value-type="float" office:value="97712.3820617356" calcext:value-type="float">
            <text:p>97712.3820617356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456446823.19206" calcext:value-type="float">
            <text:p>1456446823.19206</text:p>
          </table:table-cell>
          <table:table-cell office:value-type="float" office:value="1120" calcext:value-type="float">
            <text:p>1120</text:p>
          </table:table-cell>
          <table:table-cell table:formula="of:=[.B1453]-[.B$2]" office:value-type="float" office:value="43.1186559200287" calcext:value-type="float">
            <text:p>43.11865592</text:p>
          </table:table-cell>
          <table:table-cell table:formula="of:=[.C1453]/([.D1453]-[.D1452])" office:value-type="float" office:value="99658.8768907652" calcext:value-type="float">
            <text:p>99658.8768907652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456446823.20347" calcext:value-type="float">
            <text:p>1456446823.20347</text:p>
          </table:table-cell>
          <table:table-cell office:value-type="float" office:value="1120" calcext:value-type="float">
            <text:p>1120</text:p>
          </table:table-cell>
          <table:table-cell table:formula="of:=[.B1454]-[.B$2]" office:value-type="float" office:value="43.1300692558289" calcext:value-type="float">
            <text:p>43.1300692558</text:p>
          </table:table-cell>
          <table:table-cell table:formula="of:=[.C1454]/([.D1454]-[.D1453])" office:value-type="float" office:value="98130.8199118464" calcext:value-type="float">
            <text:p>98130.8199118464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456446823.21476" calcext:value-type="float">
            <text:p>1456446823.21476</text:p>
          </table:table-cell>
          <table:table-cell office:value-type="float" office:value="1120" calcext:value-type="float">
            <text:p>1120</text:p>
          </table:table-cell>
          <table:table-cell table:formula="of:=[.B1455]-[.B$2]" office:value-type="float" office:value="43.1413571834564" calcext:value-type="float">
            <text:p>43.1413571835</text:p>
          </table:table-cell>
          <table:table-cell table:formula="of:=[.C1455]/([.D1455]-[.D1454])" office:value-type="float" office:value="99221.0472066744" calcext:value-type="float">
            <text:p>99221.0472066744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456446823.22603" calcext:value-type="float">
            <text:p>1456446823.22603</text:p>
          </table:table-cell>
          <table:table-cell office:value-type="float" office:value="1120" calcext:value-type="float">
            <text:p>1120</text:p>
          </table:table-cell>
          <table:table-cell table:formula="of:=[.B1456]-[.B$2]" office:value-type="float" office:value="43.1526236534119" calcext:value-type="float">
            <text:p>43.1526236534</text:p>
          </table:table-cell>
          <table:table-cell table:formula="of:=[.C1456]/([.D1456]-[.D1455])" office:value-type="float" office:value="99410.0196804571" calcext:value-type="float">
            <text:p>99410.0196804571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456446823.23729" calcext:value-type="float">
            <text:p>1456446823.23729</text:p>
          </table:table-cell>
          <table:table-cell office:value-type="float" office:value="1120" calcext:value-type="float">
            <text:p>1120</text:p>
          </table:table-cell>
          <table:table-cell table:formula="of:=[.B1457]-[.B$2]" office:value-type="float" office:value="43.1638832092285" calcext:value-type="float">
            <text:p>43.1638832092</text:p>
          </table:table-cell>
          <table:table-cell table:formula="of:=[.C1457]/([.D1457]-[.D1456])" office:value-type="float" office:value="99471.0642442722" calcext:value-type="float">
            <text:p>99471.0642442722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456446823.2486" calcext:value-type="float">
            <text:p>1456446823.2486</text:p>
          </table:table-cell>
          <table:table-cell office:value-type="float" office:value="1120" calcext:value-type="float">
            <text:p>1120</text:p>
          </table:table-cell>
          <table:table-cell table:formula="of:=[.B1458]-[.B$2]" office:value-type="float" office:value="43.1751999855042" calcext:value-type="float">
            <text:p>43.1751999855</text:p>
          </table:table-cell>
          <table:table-cell table:formula="of:=[.C1458]/([.D1458]-[.D1457])" office:value-type="float" office:value="98968.1135971011" calcext:value-type="float">
            <text:p>98968.1135971011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456446823.26002" calcext:value-type="float">
            <text:p>1456446823.26002</text:p>
          </table:table-cell>
          <table:table-cell office:value-type="float" office:value="1120" calcext:value-type="float">
            <text:p>1120</text:p>
          </table:table-cell>
          <table:table-cell table:formula="of:=[.B1459]-[.B$2]" office:value-type="float" office:value="43.1866154670715" calcext:value-type="float">
            <text:p>43.1866154671</text:p>
          </table:table-cell>
          <table:table-cell table:formula="of:=[.C1459]/([.D1459]-[.D1458])" office:value-type="float" office:value="98112.3742690058" calcext:value-type="float">
            <text:p>98112.3742690058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456446823.27138" calcext:value-type="float">
            <text:p>1456446823.27138</text:p>
          </table:table-cell>
          <table:table-cell office:value-type="float" office:value="1120" calcext:value-type="float">
            <text:p>1120</text:p>
          </table:table-cell>
          <table:table-cell table:formula="of:=[.B1460]-[.B$2]" office:value-type="float" office:value="43.197979927063" calcext:value-type="float">
            <text:p>43.1979799271</text:p>
          </table:table-cell>
          <table:table-cell table:formula="of:=[.C1460]/([.D1460]-[.D1459])" office:value-type="float" office:value="98552.8569630344" calcext:value-type="float">
            <text:p>98552.8569630344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456446823.28266" calcext:value-type="float">
            <text:p>1456446823.28266</text:p>
          </table:table-cell>
          <table:table-cell office:value-type="float" office:value="1120" calcext:value-type="float">
            <text:p>1120</text:p>
          </table:table-cell>
          <table:table-cell table:formula="of:=[.B1461]-[.B$2]" office:value-type="float" office:value="43.209255695343" calcext:value-type="float">
            <text:p>43.2092556953</text:p>
          </table:table-cell>
          <table:table-cell table:formula="of:=[.C1461]/([.D1461]-[.D1460])" office:value-type="float" office:value="99328.0433035903" calcext:value-type="float">
            <text:p>99328.0433035903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456446823.29401" calcext:value-type="float">
            <text:p>1456446823.29401</text:p>
          </table:table-cell>
          <table:table-cell office:value-type="float" office:value="1120" calcext:value-type="float">
            <text:p>1120</text:p>
          </table:table-cell>
          <table:table-cell table:formula="of:=[.B1462]-[.B$2]" office:value-type="float" office:value="43.2206070423126" calcext:value-type="float">
            <text:p>43.2206070423</text:p>
          </table:table-cell>
          <table:table-cell table:formula="of:=[.C1462]/([.D1462]-[.D1461])" office:value-type="float" office:value="98666.7047531033" calcext:value-type="float">
            <text:p>98666.7047531033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456446823.30533" calcext:value-type="float">
            <text:p>1456446823.30533</text:p>
          </table:table-cell>
          <table:table-cell office:value-type="float" office:value="1120" calcext:value-type="float">
            <text:p>1120</text:p>
          </table:table-cell>
          <table:table-cell table:formula="of:=[.B1463]-[.B$2]" office:value-type="float" office:value="43.2319235801697" calcext:value-type="float">
            <text:p>43.2319235802</text:p>
          </table:table-cell>
          <table:table-cell table:formula="of:=[.C1463]/([.D1463]-[.D1462])" office:value-type="float" office:value="98970.1986727062" calcext:value-type="float">
            <text:p>98970.1986727062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456446823.31809" calcext:value-type="float">
            <text:p>1456446823.31809</text:p>
          </table:table-cell>
          <table:table-cell office:value-type="float" office:value="1120" calcext:value-type="float">
            <text:p>1120</text:p>
          </table:table-cell>
          <table:table-cell table:formula="of:=[.B1464]-[.B$2]" office:value-type="float" office:value="43.2446854114532" calcext:value-type="float">
            <text:p>43.2446854115</text:p>
          </table:table-cell>
          <table:table-cell table:formula="of:=[.C1464]/([.D1464]-[.D1463])" office:value-type="float" office:value="87761.6993293104" calcext:value-type="float">
            <text:p>87761.6993293104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456446823.32832" calcext:value-type="float">
            <text:p>1456446823.32832</text:p>
          </table:table-cell>
          <table:table-cell office:value-type="float" office:value="1120" calcext:value-type="float">
            <text:p>1120</text:p>
          </table:table-cell>
          <table:table-cell table:formula="of:=[.B1465]-[.B$2]" office:value-type="float" office:value="43.2549133300781" calcext:value-type="float">
            <text:p>43.2549133301</text:p>
          </table:table-cell>
          <table:table-cell table:formula="of:=[.C1465]/([.D1465]-[.D1464])" office:value-type="float" office:value="109504.195435791" calcext:value-type="float">
            <text:p>109504.195435791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456446823.33963" calcext:value-type="float">
            <text:p>1456446823.33963</text:p>
          </table:table-cell>
          <table:table-cell office:value-type="float" office:value="1120" calcext:value-type="float">
            <text:p>1120</text:p>
          </table:table-cell>
          <table:table-cell table:formula="of:=[.B1466]-[.B$2]" office:value-type="float" office:value="43.2662243843079" calcext:value-type="float">
            <text:p>43.2662243843</text:p>
          </table:table-cell>
          <table:table-cell table:formula="of:=[.C1466]/([.D1466]-[.D1465])" office:value-type="float" office:value="99018.1796720206" calcext:value-type="float">
            <text:p>99018.1796720206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456446823.35102" calcext:value-type="float">
            <text:p>1456446823.35102</text:p>
          </table:table-cell>
          <table:table-cell office:value-type="float" office:value="1120" calcext:value-type="float">
            <text:p>1120</text:p>
          </table:table-cell>
          <table:table-cell table:formula="of:=[.B1467]-[.B$2]" office:value-type="float" office:value="43.2776191234589" calcext:value-type="float">
            <text:p>43.2776191235</text:p>
          </table:table-cell>
          <table:table-cell table:formula="of:=[.C1467]/([.D1467]-[.D1466])" office:value-type="float" office:value="98290.9731550646" calcext:value-type="float">
            <text:p>98290.9731550646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1456446823.36233" calcext:value-type="float">
            <text:p>1456446823.36233</text:p>
          </table:table-cell>
          <table:table-cell office:value-type="float" office:value="1120" calcext:value-type="float">
            <text:p>1120</text:p>
          </table:table-cell>
          <table:table-cell table:formula="of:=[.B1468]-[.B$2]" office:value-type="float" office:value="43.2889280319214" calcext:value-type="float">
            <text:p>43.2889280319</text:p>
          </table:table-cell>
          <table:table-cell table:formula="of:=[.C1468]/([.D1468]-[.D1467])" office:value-type="float" office:value="99036.9675120697" calcext:value-type="float">
            <text:p>99036.9675120697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456446823.37356" calcext:value-type="float">
            <text:p>1456446823.37356</text:p>
          </table:table-cell>
          <table:table-cell office:value-type="float" office:value="1120" calcext:value-type="float">
            <text:p>1120</text:p>
          </table:table-cell>
          <table:table-cell table:formula="of:=[.B1469]-[.B$2]" office:value-type="float" office:value="43.300151348114" calcext:value-type="float">
            <text:p>43.3001513481</text:p>
          </table:table-cell>
          <table:table-cell table:formula="of:=[.C1469]/([.D1469]-[.D1468])" office:value-type="float" office:value="99792.2521986659" calcext:value-type="float">
            <text:p>99792.2521986659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456446823.3849" calcext:value-type="float">
            <text:p>1456446823.3849</text:p>
          </table:table-cell>
          <table:table-cell office:value-type="float" office:value="1120" calcext:value-type="float">
            <text:p>1120</text:p>
          </table:table-cell>
          <table:table-cell table:formula="of:=[.B1470]-[.B$2]" office:value-type="float" office:value="43.3114936351776" calcext:value-type="float">
            <text:p>43.3114936352</text:p>
          </table:table-cell>
          <table:table-cell table:formula="of:=[.C1470]/([.D1470]-[.D1469])" office:value-type="float" office:value="98745.5169949341" calcext:value-type="float">
            <text:p>98745.5169949341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456446823.39628" calcext:value-type="float">
            <text:p>1456446823.39628</text:p>
          </table:table-cell>
          <table:table-cell office:value-type="float" office:value="1120" calcext:value-type="float">
            <text:p>1120</text:p>
          </table:table-cell>
          <table:table-cell table:formula="of:=[.B1471]-[.B$2]" office:value-type="float" office:value="43.3228712081909" calcext:value-type="float">
            <text:p>43.3228712082</text:p>
          </table:table-cell>
          <table:table-cell table:formula="of:=[.C1471]/([.D1471]-[.D1470])" office:value-type="float" office:value="98439.2715995055" calcext:value-type="float">
            <text:p>98439.2715995055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456446823.40764" calcext:value-type="float">
            <text:p>1456446823.40764</text:p>
          </table:table-cell>
          <table:table-cell office:value-type="float" office:value="1120" calcext:value-type="float">
            <text:p>1120</text:p>
          </table:table-cell>
          <table:table-cell table:formula="of:=[.B1472]-[.B$2]" office:value-type="float" office:value="43.3342342376709" calcext:value-type="float">
            <text:p>43.3342342377</text:p>
          </table:table-cell>
          <table:table-cell table:formula="of:=[.C1472]/([.D1472]-[.D1471])" office:value-type="float" office:value="98565.2639530004" calcext:value-type="float">
            <text:p>98565.2639530004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456446823.41894" calcext:value-type="float">
            <text:p>1456446823.41894</text:p>
          </table:table-cell>
          <table:table-cell office:value-type="float" office:value="1120" calcext:value-type="float">
            <text:p>1120</text:p>
          </table:table-cell>
          <table:table-cell table:formula="of:=[.B1473]-[.B$2]" office:value-type="float" office:value="43.3455407619476" calcext:value-type="float">
            <text:p>43.3455407619</text:p>
          </table:table-cell>
          <table:table-cell table:formula="of:=[.C1473]/([.D1473]-[.D1472])" office:value-type="float" office:value="99057.8512536111" calcext:value-type="float">
            <text:p>99057.8512536111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456446823.43024" calcext:value-type="float">
            <text:p>1456446823.43024</text:p>
          </table:table-cell>
          <table:table-cell office:value-type="float" office:value="1120" calcext:value-type="float">
            <text:p>1120</text:p>
          </table:table-cell>
          <table:table-cell table:formula="of:=[.B1474]-[.B$2]" office:value-type="float" office:value="43.3568391799927" calcext:value-type="float">
            <text:p>43.35683918</text:p>
          </table:table-cell>
          <table:table-cell table:formula="of:=[.C1474]/([.D1474]-[.D1473])" office:value-type="float" office:value="99128.9219017071" calcext:value-type="float">
            <text:p>99128.9219017071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456446823.44156" calcext:value-type="float">
            <text:p>1456446823.44156</text:p>
          </table:table-cell>
          <table:table-cell office:value-type="float" office:value="1120" calcext:value-type="float">
            <text:p>1120</text:p>
          </table:table-cell>
          <table:table-cell table:formula="of:=[.B1475]-[.B$2]" office:value-type="float" office:value="43.3681516647339" calcext:value-type="float">
            <text:p>43.3681516647</text:p>
          </table:table-cell>
          <table:table-cell table:formula="of:=[.C1475]/([.D1475]-[.D1474])" office:value-type="float" office:value="99005.6584049907" calcext:value-type="float">
            <text:p>99005.6584049907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456446823.4531" calcext:value-type="float">
            <text:p>1456446823.4531</text:p>
          </table:table-cell>
          <table:table-cell office:value-type="float" office:value="1120" calcext:value-type="float">
            <text:p>1120</text:p>
          </table:table-cell>
          <table:table-cell table:formula="of:=[.B1476]-[.B$2]" office:value-type="float" office:value="43.3797006607056" calcext:value-type="float">
            <text:p>43.3797006607</text:p>
          </table:table-cell>
          <table:table-cell table:formula="of:=[.C1476]/([.D1476]-[.D1475])" office:value-type="float" office:value="96978.1271676301" calcext:value-type="float">
            <text:p>96978.1271676301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456446823.46436" calcext:value-type="float">
            <text:p>1456446823.46436</text:p>
          </table:table-cell>
          <table:table-cell office:value-type="float" office:value="1120" calcext:value-type="float">
            <text:p>1120</text:p>
          </table:table-cell>
          <table:table-cell table:formula="of:=[.B1477]-[.B$2]" office:value-type="float" office:value="43.3909590244293" calcext:value-type="float">
            <text:p>43.3909590244</text:p>
          </table:table-cell>
          <table:table-cell table:formula="of:=[.C1477]/([.D1477]-[.D1476])" office:value-type="float" office:value="99481.5967472099" calcext:value-type="float">
            <text:p>99481.5967472099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456446823.47591" calcext:value-type="float">
            <text:p>1456446823.47591</text:p>
          </table:table-cell>
          <table:table-cell office:value-type="float" office:value="1120" calcext:value-type="float">
            <text:p>1120</text:p>
          </table:table-cell>
          <table:table-cell table:formula="of:=[.B1478]-[.B$2]" office:value-type="float" office:value="43.4025039672852" calcext:value-type="float">
            <text:p>43.4025039673</text:p>
          </table:table-cell>
          <table:table-cell table:formula="of:=[.C1478]/([.D1478]-[.D1477])" office:value-type="float" office:value="97012.1735538897" calcext:value-type="float">
            <text:p>97012.1735538897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1456446823.48695" calcext:value-type="float">
            <text:p>1456446823.48695</text:p>
          </table:table-cell>
          <table:table-cell office:value-type="float" office:value="1120" calcext:value-type="float">
            <text:p>1120</text:p>
          </table:table-cell>
          <table:table-cell table:formula="of:=[.B1479]-[.B$2]" office:value-type="float" office:value="43.4135458469391" calcext:value-type="float">
            <text:p>43.4135458469</text:p>
          </table:table-cell>
          <table:table-cell table:formula="of:=[.C1479]/([.D1479]-[.D1478])" office:value-type="float" office:value="101432.005700343" calcext:value-type="float">
            <text:p>101432.005700343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456446823.49826" calcext:value-type="float">
            <text:p>1456446823.49826</text:p>
          </table:table-cell>
          <table:table-cell office:value-type="float" office:value="1120" calcext:value-type="float">
            <text:p>1120</text:p>
          </table:table-cell>
          <table:table-cell table:formula="of:=[.B1480]-[.B$2]" office:value-type="float" office:value="43.424852848053" calcext:value-type="float">
            <text:p>43.4248528481</text:p>
          </table:table-cell>
          <table:table-cell table:formula="of:=[.C1480]/([.D1480]-[.D1479])" office:value-type="float" office:value="99053.673800738" calcext:value-type="float">
            <text:p>99053.673800738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1456446823.5096" calcext:value-type="float">
            <text:p>1456446823.5096</text:p>
          </table:table-cell>
          <table:table-cell office:value-type="float" office:value="1120" calcext:value-type="float">
            <text:p>1120</text:p>
          </table:table-cell>
          <table:table-cell table:formula="of:=[.B1481]-[.B$2]" office:value-type="float" office:value="43.4361970424652" calcext:value-type="float">
            <text:p>43.4361970425</text:p>
          </table:table-cell>
          <table:table-cell table:formula="of:=[.C1481]/([.D1481]-[.D1480])" office:value-type="float" office:value="98728.9144826717" calcext:value-type="float">
            <text:p>98728.9144826717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456446823.52095" calcext:value-type="float">
            <text:p>1456446823.52095</text:p>
          </table:table-cell>
          <table:table-cell office:value-type="float" office:value="1120" calcext:value-type="float">
            <text:p>1120</text:p>
          </table:table-cell>
          <table:table-cell table:formula="of:=[.B1482]-[.B$2]" office:value-type="float" office:value="43.4475474357605" calcext:value-type="float">
            <text:p>43.4475474358</text:p>
          </table:table-cell>
          <table:table-cell table:formula="of:=[.C1482]/([.D1482]-[.D1481])" office:value-type="float" office:value="98674.994853698" calcext:value-type="float">
            <text:p>98674.994853698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456446823.53236" calcext:value-type="float">
            <text:p>1456446823.53236</text:p>
          </table:table-cell>
          <table:table-cell office:value-type="float" office:value="1120" calcext:value-type="float">
            <text:p>1120</text:p>
          </table:table-cell>
          <table:table-cell table:formula="of:=[.B1483]-[.B$2]" office:value-type="float" office:value="43.4589514732361" calcext:value-type="float">
            <text:p>43.4589514732</text:p>
          </table:table-cell>
          <table:table-cell table:formula="of:=[.C1483]/([.D1483]-[.D1482])" office:value-type="float" office:value="98210.8312426827" calcext:value-type="float">
            <text:p>98210.8312426827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456446823.54362" calcext:value-type="float">
            <text:p>1456446823.54362</text:p>
          </table:table-cell>
          <table:table-cell office:value-type="float" office:value="1120" calcext:value-type="float">
            <text:p>1120</text:p>
          </table:table-cell>
          <table:table-cell table:formula="of:=[.B1484]-[.B$2]" office:value-type="float" office:value="43.4702138900757" calcext:value-type="float">
            <text:p>43.4702138901</text:p>
          </table:table-cell>
          <table:table-cell table:formula="of:=[.C1484]/([.D1484]-[.D1483])" office:value-type="float" office:value="99445.7953342648" calcext:value-type="float">
            <text:p>99445.7953342648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456446823.55492" calcext:value-type="float">
            <text:p>1456446823.55492</text:p>
          </table:table-cell>
          <table:table-cell office:value-type="float" office:value="1120" calcext:value-type="float">
            <text:p>1120</text:p>
          </table:table-cell>
          <table:table-cell table:formula="of:=[.B1485]-[.B$2]" office:value-type="float" office:value="43.4815192222595" calcext:value-type="float">
            <text:p>43.4815192223</text:p>
          </table:table-cell>
          <table:table-cell table:formula="of:=[.C1485]/([.D1485]-[.D1484])" office:value-type="float" office:value="99068.296427517" calcext:value-type="float">
            <text:p>99068.296427517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456446823.56617" calcext:value-type="float">
            <text:p>1456446823.56617</text:p>
          </table:table-cell>
          <table:table-cell office:value-type="float" office:value="1120" calcext:value-type="float">
            <text:p>1120</text:p>
          </table:table-cell>
          <table:table-cell table:formula="of:=[.B1486]-[.B$2]" office:value-type="float" office:value="43.4927635192871" calcext:value-type="float">
            <text:p>43.4927635193</text:p>
          </table:table-cell>
          <table:table-cell table:formula="of:=[.C1486]/([.D1486]-[.D1485])" office:value-type="float" office:value="99606.0489377041" calcext:value-type="float">
            <text:p>99606.0489377041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456446823.57752" calcext:value-type="float">
            <text:p>1456446823.57752</text:p>
          </table:table-cell>
          <table:table-cell office:value-type="float" office:value="1120" calcext:value-type="float">
            <text:p>1120</text:p>
          </table:table-cell>
          <table:table-cell table:formula="of:=[.B1487]-[.B$2]" office:value-type="float" office:value="43.5041139125824" calcext:value-type="float">
            <text:p>43.5041139126</text:p>
          </table:table-cell>
          <table:table-cell table:formula="of:=[.C1487]/([.D1487]-[.D1486])" office:value-type="float" office:value="98674.994853698" calcext:value-type="float">
            <text:p>98674.994853698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456446823.58883" calcext:value-type="float">
            <text:p>1456446823.58883</text:p>
          </table:table-cell>
          <table:table-cell office:value-type="float" office:value="1120" calcext:value-type="float">
            <text:p>1120</text:p>
          </table:table-cell>
          <table:table-cell table:formula="of:=[.B1488]-[.B$2]" office:value-type="float" office:value="43.5154275894165" calcext:value-type="float">
            <text:p>43.5154275894</text:p>
          </table:table-cell>
          <table:table-cell table:formula="of:=[.C1488]/([.D1488]-[.D1487])" office:value-type="float" office:value="98995.2264345774" calcext:value-type="float">
            <text:p>98995.2264345774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456446823.60042" calcext:value-type="float">
            <text:p>1456446823.60042</text:p>
          </table:table-cell>
          <table:table-cell office:value-type="float" office:value="1120" calcext:value-type="float">
            <text:p>1120</text:p>
          </table:table-cell>
          <table:table-cell table:formula="of:=[.B1489]-[.B$2]" office:value-type="float" office:value="43.5270156860352" calcext:value-type="float">
            <text:p>43.527015686</text:p>
          </table:table-cell>
          <table:table-cell table:formula="of:=[.C1489]/([.D1489]-[.D1488])" office:value-type="float" office:value="96650.9028063534" calcext:value-type="float">
            <text:p>96650.9028063534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456446823.61167" calcext:value-type="float">
            <text:p>1456446823.61167</text:p>
          </table:table-cell>
          <table:table-cell office:value-type="float" office:value="1120" calcext:value-type="float">
            <text:p>1120</text:p>
          </table:table-cell>
          <table:table-cell table:formula="of:=[.B1490]-[.B$2]" office:value-type="float" office:value="43.5382657051086" calcext:value-type="float">
            <text:p>43.5382657051</text:p>
          </table:table-cell>
          <table:table-cell table:formula="of:=[.C1490]/([.D1490]-[.D1489])" office:value-type="float" office:value="99555.3867672615" calcext:value-type="float">
            <text:p>99555.3867672615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456446823.62298" calcext:value-type="float">
            <text:p>1456446823.62298</text:p>
          </table:table-cell>
          <table:table-cell office:value-type="float" office:value="1120" calcext:value-type="float">
            <text:p>1120</text:p>
          </table:table-cell>
          <table:table-cell table:formula="of:=[.B1491]-[.B$2]" office:value-type="float" office:value="43.5495800971985" calcext:value-type="float">
            <text:p>43.5495800972</text:p>
          </table:table-cell>
          <table:table-cell table:formula="of:=[.C1491]/([.D1491]-[.D1490])" office:value-type="float" office:value="98988.9683074848" calcext:value-type="float">
            <text:p>98988.9683074848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456446823.63443" calcext:value-type="float">
            <text:p>1456446823.63443</text:p>
          </table:table-cell>
          <table:table-cell office:value-type="float" office:value="1120" calcext:value-type="float">
            <text:p>1120</text:p>
          </table:table-cell>
          <table:table-cell table:formula="of:=[.B1492]-[.B$2]" office:value-type="float" office:value="43.561023235321" calcext:value-type="float">
            <text:p>43.5610232353</text:p>
          </table:table-cell>
          <table:table-cell table:formula="of:=[.C1492]/([.D1492]-[.D1491])" office:value-type="float" office:value="97875.2496041337" calcext:value-type="float">
            <text:p>97875.2496041337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1456446823.64589" calcext:value-type="float">
            <text:p>1456446823.64589</text:p>
          </table:table-cell>
          <table:table-cell office:value-type="float" office:value="1120" calcext:value-type="float">
            <text:p>1120</text:p>
          </table:table-cell>
          <table:table-cell table:formula="of:=[.B1493]-[.B$2]" office:value-type="float" office:value="43.5724864006042" calcext:value-type="float">
            <text:p>43.5724864006</text:p>
          </table:table-cell>
          <table:table-cell table:formula="of:=[.C1493]/([.D1493]-[.D1492])" office:value-type="float" office:value="97704.2529118137" calcext:value-type="float">
            <text:p>97704.2529118137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1456446823.65694" calcext:value-type="float">
            <text:p>1456446823.65694</text:p>
          </table:table-cell>
          <table:table-cell office:value-type="float" office:value="1120" calcext:value-type="float">
            <text:p>1120</text:p>
          </table:table-cell>
          <table:table-cell table:formula="of:=[.B1494]-[.B$2]" office:value-type="float" office:value="43.5835406780243" calcext:value-type="float">
            <text:p>43.583540678</text:p>
          </table:table-cell>
          <table:table-cell table:formula="of:=[.C1494]/([.D1494]-[.D1493])" office:value-type="float" office:value="101318.246090801" calcext:value-type="float">
            <text:p>101318.246090801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1456446823.66822" calcext:value-type="float">
            <text:p>1456446823.66822</text:p>
          </table:table-cell>
          <table:table-cell office:value-type="float" office:value="1120" calcext:value-type="float">
            <text:p>1120</text:p>
          </table:table-cell>
          <table:table-cell table:formula="of:=[.B1495]-[.B$2]" office:value-type="float" office:value="43.5948176383972" calcext:value-type="float">
            <text:p>43.5948176384</text:p>
          </table:table-cell>
          <table:table-cell table:formula="of:=[.C1495]/([.D1495]-[.D1494])" office:value-type="float" office:value="99317.5432884416" calcext:value-type="float">
            <text:p>99317.5432884416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456446823.67955" calcext:value-type="float">
            <text:p>1456446823.67955</text:p>
          </table:table-cell>
          <table:table-cell office:value-type="float" office:value="1120" calcext:value-type="float">
            <text:p>1120</text:p>
          </table:table-cell>
          <table:table-cell table:formula="of:=[.B1496]-[.B$2]" office:value-type="float" office:value="43.606146812439" calcext:value-type="float">
            <text:p>43.6061468124</text:p>
          </table:table-cell>
          <table:table-cell table:formula="of:=[.C1496]/([.D1496]-[.D1495])" office:value-type="float" office:value="98859.8105980891" calcext:value-type="float">
            <text:p>98859.8105980891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456446823.69083" calcext:value-type="float">
            <text:p>1456446823.69083</text:p>
          </table:table-cell>
          <table:table-cell office:value-type="float" office:value="1120" calcext:value-type="float">
            <text:p>1120</text:p>
          </table:table-cell>
          <table:table-cell table:formula="of:=[.B1497]-[.B$2]" office:value-type="float" office:value="43.6174287796021" calcext:value-type="float">
            <text:p>43.6174287796</text:p>
          </table:table-cell>
          <table:table-cell table:formula="of:=[.C1497]/([.D1497]-[.D1496])" office:value-type="float" office:value="99273.4674556213" calcext:value-type="float">
            <text:p>99273.4674556213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456446823.70221" calcext:value-type="float">
            <text:p>1456446823.70221</text:p>
          </table:table-cell>
          <table:table-cell office:value-type="float" office:value="1120" calcext:value-type="float">
            <text:p>1120</text:p>
          </table:table-cell>
          <table:table-cell table:formula="of:=[.B1498]-[.B$2]" office:value-type="float" office:value="43.6288049221039" calcext:value-type="float">
            <text:p>43.6288049221</text:p>
          </table:table-cell>
          <table:table-cell table:formula="of:=[.C1498]/([.D1498]-[.D1497])" office:value-type="float" office:value="98451.6500052394" calcext:value-type="float">
            <text:p>98451.6500052394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456446823.71351" calcext:value-type="float">
            <text:p>1456446823.71351</text:p>
          </table:table-cell>
          <table:table-cell office:value-type="float" office:value="1120" calcext:value-type="float">
            <text:p>1120</text:p>
          </table:table-cell>
          <table:table-cell table:formula="of:=[.B1499]-[.B$2]" office:value-type="float" office:value="43.640105009079" calcext:value-type="float">
            <text:p>43.6401050091</text:p>
          </table:table-cell>
          <table:table-cell table:formula="of:=[.C1499]/([.D1499]-[.D1498])" office:value-type="float" office:value="99114.2813739556" calcext:value-type="float">
            <text:p>99114.2813739556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1456446823.7248" calcext:value-type="float">
            <text:p>1456446823.7248</text:p>
          </table:table-cell>
          <table:table-cell office:value-type="float" office:value="1120" calcext:value-type="float">
            <text:p>1120</text:p>
          </table:table-cell>
          <table:table-cell table:formula="of:=[.B1500]-[.B$2]" office:value-type="float" office:value="43.6513977050781" calcext:value-type="float">
            <text:p>43.6513977051</text:p>
          </table:table-cell>
          <table:table-cell table:formula="of:=[.C1500]/([.D1500]-[.D1499])" office:value-type="float" office:value="99179.1508497836" calcext:value-type="float">
            <text:p>99179.1508497836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456446823.73621" calcext:value-type="float">
            <text:p>1456446823.73621</text:p>
          </table:table-cell>
          <table:table-cell office:value-type="float" office:value="1120" calcext:value-type="float">
            <text:p>1120</text:p>
          </table:table-cell>
          <table:table-cell table:formula="of:=[.B1501]-[.B$2]" office:value-type="float" office:value="43.662801027298" calcext:value-type="float">
            <text:p>43.6628010273</text:p>
          </table:table-cell>
          <table:table-cell table:formula="of:=[.C1501]/([.D1501]-[.D1500])" office:value-type="float" office:value="98216.9913650714" calcext:value-type="float">
            <text:p>98216.991365071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56446823.7476" calcext:value-type="float">
            <text:p>1456446823.7476</text:p>
          </table:table-cell>
          <table:table-cell office:value-type="float" office:value="1120" calcext:value-type="float">
            <text:p>1120</text:p>
          </table:table-cell>
          <table:table-cell table:formula="of:=[.B1502]-[.B$2]" office:value-type="float" office:value="43.674197435379" calcext:value-type="float">
            <text:p>43.6741974354</text:p>
          </table:table-cell>
          <table:table-cell table:formula="of:=[.C1502]/([.D1502]-[.D1501])" office:value-type="float" office:value="98276.5790794979" calcext:value-type="float">
            <text:p>98276.5790794979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456446823.75903" calcext:value-type="float">
            <text:p>1456446823.75903</text:p>
          </table:table-cell>
          <table:table-cell office:value-type="float" office:value="1120" calcext:value-type="float">
            <text:p>1120</text:p>
          </table:table-cell>
          <table:table-cell table:formula="of:=[.B1503]-[.B$2]" office:value-type="float" office:value="43.6856274604797" calcext:value-type="float">
            <text:p>43.6856274605</text:p>
          </table:table-cell>
          <table:table-cell table:formula="of:=[.C1503]/([.D1503]-[.D1502])" office:value-type="float" office:value="97987.5363467596" calcext:value-type="float">
            <text:p>97987.5363467596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456446823.77033" calcext:value-type="float">
            <text:p>1456446823.77033</text:p>
          </table:table-cell>
          <table:table-cell office:value-type="float" office:value="1120" calcext:value-type="float">
            <text:p>1120</text:p>
          </table:table-cell>
          <table:table-cell table:formula="of:=[.B1504]-[.B$2]" office:value-type="float" office:value="43.6969270706177" calcext:value-type="float">
            <text:p>43.6969270706</text:p>
          </table:table-cell>
          <table:table-cell table:formula="of:=[.C1504]/([.D1504]-[.D1503])" office:value-type="float" office:value="99118.4639405832" calcext:value-type="float">
            <text:p>99118.4639405832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456446823.78161" calcext:value-type="float">
            <text:p>1456446823.78161</text:p>
          </table:table-cell>
          <table:table-cell office:value-type="float" office:value="1120" calcext:value-type="float">
            <text:p>1120</text:p>
          </table:table-cell>
          <table:table-cell table:formula="of:=[.B1505]-[.B$2]" office:value-type="float" office:value="43.7082018852234" calcext:value-type="float">
            <text:p>43.7082018852</text:p>
          </table:table-cell>
          <table:table-cell table:formula="of:=[.C1505]/([.D1505]-[.D1504])" office:value-type="float" office:value="99336.4449143582" calcext:value-type="float">
            <text:p>99336.4449143582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456446823.79294" calcext:value-type="float">
            <text:p>1456446823.79294</text:p>
          </table:table-cell>
          <table:table-cell office:value-type="float" office:value="1120" calcext:value-type="float">
            <text:p>1120</text:p>
          </table:table-cell>
          <table:table-cell table:formula="of:=[.B1506]-[.B$2]" office:value-type="float" office:value="43.7195317745209" calcext:value-type="float">
            <text:p>43.7195317745</text:p>
          </table:table-cell>
          <table:table-cell table:formula="of:=[.C1506]/([.D1506]-[.D1505])" office:value-type="float" office:value="98853.5695797647" calcext:value-type="float">
            <text:p>98853.5695797647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456446823.80433" calcext:value-type="float">
            <text:p>1456446823.80433</text:p>
          </table:table-cell>
          <table:table-cell office:value-type="float" office:value="1120" calcext:value-type="float">
            <text:p>1120</text:p>
          </table:table-cell>
          <table:table-cell table:formula="of:=[.B1507]-[.B$2]" office:value-type="float" office:value="43.7309222221375" calcext:value-type="float">
            <text:p>43.7309222221</text:p>
          </table:table-cell>
          <table:table-cell table:formula="of:=[.C1507]/([.D1507]-[.D1506])" office:value-type="float" office:value="98328.0058608059" calcext:value-type="float">
            <text:p>98328.0058608059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456446823.81578" calcext:value-type="float">
            <text:p>1456446823.81578</text:p>
          </table:table-cell>
          <table:table-cell office:value-type="float" office:value="1120" calcext:value-type="float">
            <text:p>1120</text:p>
          </table:table-cell>
          <table:table-cell table:formula="of:=[.B1508]-[.B$2]" office:value-type="float" office:value="43.7423717975616" calcext:value-type="float">
            <text:p>43.7423717976</text:p>
          </table:table-cell>
          <table:table-cell table:formula="of:=[.C1508]/([.D1508]-[.D1507])" office:value-type="float" office:value="97820.2211440352" calcext:value-type="float">
            <text:p>97820.2211440352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1456446823.82688" calcext:value-type="float">
            <text:p>1456446823.82688</text:p>
          </table:table-cell>
          <table:table-cell office:value-type="float" office:value="1120" calcext:value-type="float">
            <text:p>1120</text:p>
          </table:table-cell>
          <table:table-cell table:formula="of:=[.B1509]-[.B$2]" office:value-type="float" office:value="43.7534737586975" calcext:value-type="float">
            <text:p>43.7534737587</text:p>
          </table:table-cell>
          <table:table-cell table:formula="of:=[.C1509]/([.D1509]-[.D1508])" office:value-type="float" office:value="100883.076989155" calcext:value-type="float">
            <text:p>100883.076989155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456446823.83822" calcext:value-type="float">
            <text:p>1456446823.83822</text:p>
          </table:table-cell>
          <table:table-cell office:value-type="float" office:value="1120" calcext:value-type="float">
            <text:p>1120</text:p>
          </table:table-cell>
          <table:table-cell table:formula="of:=[.B1510]-[.B$2]" office:value-type="float" office:value="43.7648146152496" calcext:value-type="float">
            <text:p>43.7648146152</text:p>
          </table:table-cell>
          <table:table-cell table:formula="of:=[.C1510]/([.D1510]-[.D1509])" office:value-type="float" office:value="98757.9725439906" calcext:value-type="float">
            <text:p>98757.9725439906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456446823.84954" calcext:value-type="float">
            <text:p>1456446823.84954</text:p>
          </table:table-cell>
          <table:table-cell office:value-type="float" office:value="1120" calcext:value-type="float">
            <text:p>1120</text:p>
          </table:table-cell>
          <table:table-cell table:formula="of:=[.B1511]-[.B$2]" office:value-type="float" office:value="43.776139497757" calcext:value-type="float">
            <text:p>43.7761394978</text:p>
          </table:table-cell>
          <table:table-cell table:formula="of:=[.C1511]/([.D1511]-[.D1510])" office:value-type="float" office:value="98897.2732631579" calcext:value-type="float">
            <text:p>98897.2732631579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456446823.86087" calcext:value-type="float">
            <text:p>1456446823.86087</text:p>
          </table:table-cell>
          <table:table-cell office:value-type="float" office:value="1120" calcext:value-type="float">
            <text:p>1120</text:p>
          </table:table-cell>
          <table:table-cell table:formula="of:=[.B1512]-[.B$2]" office:value-type="float" office:value="43.7874653339386" calcext:value-type="float">
            <text:p>43.7874653339</text:p>
          </table:table-cell>
          <table:table-cell table:formula="of:=[.C1512]/([.D1512]-[.D1511])" office:value-type="float" office:value="98888.9457729876" calcext:value-type="float">
            <text:p>98888.9457729876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1456446823.8723" calcext:value-type="float">
            <text:p>1456446823.8723</text:p>
          </table:table-cell>
          <table:table-cell office:value-type="float" office:value="1120" calcext:value-type="float">
            <text:p>1120</text:p>
          </table:table-cell>
          <table:table-cell table:formula="of:=[.B1513]-[.B$2]" office:value-type="float" office:value="43.7988991737366" calcext:value-type="float">
            <text:p>43.7988991737</text:p>
          </table:table-cell>
          <table:table-cell table:formula="of:=[.C1513]/([.D1513]-[.D1512])" office:value-type="float" office:value="97954.8445482411" calcext:value-type="float">
            <text:p>97954.8445482411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1456446823.88369" calcext:value-type="float">
            <text:p>1456446823.88369</text:p>
          </table:table-cell>
          <table:table-cell office:value-type="float" office:value="1120" calcext:value-type="float">
            <text:p>1120</text:p>
          </table:table-cell>
          <table:table-cell table:formula="of:=[.B1514]-[.B$2]" office:value-type="float" office:value="43.8102905750275" calcext:value-type="float">
            <text:p>43.810290575</text:p>
          </table:table-cell>
          <table:table-cell table:formula="of:=[.C1514]/([.D1514]-[.D1513])" office:value-type="float" office:value="98319.7739592708" calcext:value-type="float">
            <text:p>98319.7739592708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1456446823.8952" calcext:value-type="float">
            <text:p>1456446823.8952</text:p>
          </table:table-cell>
          <table:table-cell office:value-type="float" office:value="1120" calcext:value-type="float">
            <text:p>1120</text:p>
          </table:table-cell>
          <table:table-cell table:formula="of:=[.B1515]-[.B$2]" office:value-type="float" office:value="43.8217942714691" calcext:value-type="float">
            <text:p>43.8217942715</text:p>
          </table:table-cell>
          <table:table-cell table:formula="of:=[.C1515]/([.D1515]-[.D1514])" office:value-type="float" office:value="97360.0099481865" calcext:value-type="float">
            <text:p>97360.0099481865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456446823.9065" calcext:value-type="float">
            <text:p>1456446823.9065</text:p>
          </table:table-cell>
          <table:table-cell office:value-type="float" office:value="1120" calcext:value-type="float">
            <text:p>1120</text:p>
          </table:table-cell>
          <table:table-cell table:formula="of:=[.B1516]-[.B$2]" office:value-type="float" office:value="43.8330948352814" calcext:value-type="float">
            <text:p>43.8330948353</text:p>
          </table:table-cell>
          <table:table-cell table:formula="of:=[.C1516]/([.D1516]-[.D1515])" office:value-type="float" office:value="99110.0991603021" calcext:value-type="float">
            <text:p>99110.0991603021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456446823.91775" calcext:value-type="float">
            <text:p>1456446823.91775</text:p>
          </table:table-cell>
          <table:table-cell office:value-type="float" office:value="1120" calcext:value-type="float">
            <text:p>1120</text:p>
          </table:table-cell>
          <table:table-cell table:formula="of:=[.B1517]-[.B$2]" office:value-type="float" office:value="43.8443455696106" calcext:value-type="float">
            <text:p>43.8443455696</text:p>
          </table:table-cell>
          <table:table-cell table:formula="of:=[.C1517]/([.D1517]-[.D1516])" office:value-type="float" office:value="99549.0576193605" calcext:value-type="float">
            <text:p>99549.0576193605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456446823.92897" calcext:value-type="float">
            <text:p>1456446823.92897</text:p>
          </table:table-cell>
          <table:table-cell office:value-type="float" office:value="1120" calcext:value-type="float">
            <text:p>1120</text:p>
          </table:table-cell>
          <table:table-cell table:formula="of:=[.B1518]-[.B$2]" office:value-type="float" office:value="43.8555610179901" calcext:value-type="float">
            <text:p>43.855561018</text:p>
          </table:table-cell>
          <table:table-cell table:formula="of:=[.C1518]/([.D1518]-[.D1517])" office:value-type="float" office:value="99862.2580302289" calcext:value-type="float">
            <text:p>99862.2580302289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1456446823.94025" calcext:value-type="float">
            <text:p>1456446823.94025</text:p>
          </table:table-cell>
          <table:table-cell office:value-type="float" office:value="1120" calcext:value-type="float">
            <text:p>1120</text:p>
          </table:table-cell>
          <table:table-cell table:formula="of:=[.B1519]-[.B$2]" office:value-type="float" office:value="43.8668477535248" calcext:value-type="float">
            <text:p>43.8668477535</text:p>
          </table:table-cell>
          <table:table-cell table:formula="of:=[.C1519]/([.D1519]-[.D1518])" office:value-type="float" office:value="99231.5268272074" calcext:value-type="float">
            <text:p>99231.5268272074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456446823.95157" calcext:value-type="float">
            <text:p>1456446823.95157</text:p>
          </table:table-cell>
          <table:table-cell office:value-type="float" office:value="1120" calcext:value-type="float">
            <text:p>1120</text:p>
          </table:table-cell>
          <table:table-cell table:formula="of:=[.B1520]-[.B$2]" office:value-type="float" office:value="43.8781616687775" calcext:value-type="float">
            <text:p>43.8781616688</text:p>
          </table:table-cell>
          <table:table-cell table:formula="of:=[.C1520]/([.D1520]-[.D1519])" office:value-type="float" office:value="98993.1403042947" calcext:value-type="float">
            <text:p>98993.1403042947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1456446823.9629" calcext:value-type="float">
            <text:p>1456446823.9629</text:p>
          </table:table-cell>
          <table:table-cell office:value-type="float" office:value="1120" calcext:value-type="float">
            <text:p>1120</text:p>
          </table:table-cell>
          <table:table-cell table:formula="of:=[.B1521]-[.B$2]" office:value-type="float" office:value="43.889491558075" calcext:value-type="float">
            <text:p>43.8894915581</text:p>
          </table:table-cell>
          <table:table-cell table:formula="of:=[.C1521]/([.D1521]-[.D1520])" office:value-type="float" office:value="98853.5695797647" calcext:value-type="float">
            <text:p>98853.5695797647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456446823.97424" calcext:value-type="float">
            <text:p>1456446823.97424</text:p>
          </table:table-cell>
          <table:table-cell office:value-type="float" office:value="1120" calcext:value-type="float">
            <text:p>1120</text:p>
          </table:table-cell>
          <table:table-cell table:formula="of:=[.B1522]-[.B$2]" office:value-type="float" office:value="43.9008378982544" calcext:value-type="float">
            <text:p>43.9008378983</text:p>
          </table:table-cell>
          <table:table-cell table:formula="of:=[.C1522]/([.D1522]-[.D1521])" office:value-type="float" office:value="98710.2433284303" calcext:value-type="float">
            <text:p>98710.2433284303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456446823.98552" calcext:value-type="float">
            <text:p>1456446823.98552</text:p>
          </table:table-cell>
          <table:table-cell office:value-type="float" office:value="1120" calcext:value-type="float">
            <text:p>1120</text:p>
          </table:table-cell>
          <table:table-cell table:formula="of:=[.B1523]-[.B$2]" office:value-type="float" office:value="43.9121198654175" calcext:value-type="float">
            <text:p>43.9121198654</text:p>
          </table:table-cell>
          <table:table-cell table:formula="of:=[.C1523]/([.D1523]-[.D1522])" office:value-type="float" office:value="99273.4674556213" calcext:value-type="float">
            <text:p>99273.4674556213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1456446823.99691" calcext:value-type="float">
            <text:p>1456446823.99691</text:p>
          </table:table-cell>
          <table:table-cell office:value-type="float" office:value="1120" calcext:value-type="float">
            <text:p>1120</text:p>
          </table:table-cell>
          <table:table-cell table:formula="of:=[.B1524]-[.B$2]" office:value-type="float" office:value="43.9235019683838" calcext:value-type="float">
            <text:p>43.9235019684</text:p>
          </table:table-cell>
          <table:table-cell table:formula="of:=[.C1524]/([.D1524]-[.D1523])" office:value-type="float" office:value="98400.0938416422" calcext:value-type="float">
            <text:p>98400.0938416422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1456446824.01158" calcext:value-type="float">
            <text:p>1456446824.01158</text:p>
          </table:table-cell>
          <table:table-cell office:value-type="float" office:value="1120" calcext:value-type="float">
            <text:p>1120</text:p>
          </table:table-cell>
          <table:table-cell table:formula="of:=[.B1525]-[.B$2]" office:value-type="float" office:value="43.9381744861603" calcext:value-type="float">
            <text:p>43.9381744862</text:p>
          </table:table-cell>
          <table:table-cell table:formula="of:=[.C1525]/([.D1525]-[.D1524])" office:value-type="float" office:value="76333.1840561577" calcext:value-type="float">
            <text:p>76333.1840561577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456446824.02602" calcext:value-type="float">
            <text:p>1456446824.02602</text:p>
          </table:table-cell>
          <table:table-cell office:value-type="float" office:value="1120" calcext:value-type="float">
            <text:p>1120</text:p>
          </table:table-cell>
          <table:table-cell table:formula="of:=[.B1526]-[.B$2]" office:value-type="float" office:value="43.9526114463806" calcext:value-type="float">
            <text:p>43.9526114464</text:p>
          </table:table-cell>
          <table:table-cell table:formula="of:=[.C1526]/([.D1526]-[.D1525])" office:value-type="float" office:value="77578.6580351097" calcext:value-type="float">
            <text:p>77578.6580351097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1456446824.04246" calcext:value-type="float">
            <text:p>1456446824.04246</text:p>
          </table:table-cell>
          <table:table-cell office:value-type="float" office:value="1120" calcext:value-type="float">
            <text:p>1120</text:p>
          </table:table-cell>
          <table:table-cell table:formula="of:=[.B1527]-[.B$2]" office:value-type="float" office:value="43.9690544605255" calcext:value-type="float">
            <text:p>43.9690544605</text:p>
          </table:table-cell>
          <table:table-cell table:formula="of:=[.C1527]/([.D1527]-[.D1526])" office:value-type="float" office:value="68114.0325083011" calcext:value-type="float">
            <text:p>68114.0325083011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1456446824.05381" calcext:value-type="float">
            <text:p>1456446824.05381</text:p>
          </table:table-cell>
          <table:table-cell office:value-type="float" office:value="1120" calcext:value-type="float">
            <text:p>1120</text:p>
          </table:table-cell>
          <table:table-cell table:formula="of:=[.B1528]-[.B$2]" office:value-type="float" office:value="43.9804105758667" calcext:value-type="float">
            <text:p>43.9804105759</text:p>
          </table:table-cell>
          <table:table-cell table:formula="of:=[.C1528]/([.D1528]-[.D1527])" office:value-type="float" office:value="98625.2751359409" calcext:value-type="float">
            <text:p>98625.2751359409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456446824.06508" calcext:value-type="float">
            <text:p>1456446824.06508</text:p>
          </table:table-cell>
          <table:table-cell office:value-type="float" office:value="1120" calcext:value-type="float">
            <text:p>1120</text:p>
          </table:table-cell>
          <table:table-cell table:formula="of:=[.B1529]-[.B$2]" office:value-type="float" office:value="43.9916779994965" calcext:value-type="float">
            <text:p>43.9916779995</text:p>
          </table:table-cell>
          <table:table-cell table:formula="of:=[.C1529]/([.D1529]-[.D1528])" office:value-type="float" office:value="99401.6056200935" calcext:value-type="float">
            <text:p>99401.6056200935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456446824.07643" calcext:value-type="float">
            <text:p>1456446824.07643</text:p>
          </table:table-cell>
          <table:table-cell office:value-type="float" office:value="1120" calcext:value-type="float">
            <text:p>1120</text:p>
          </table:table-cell>
          <table:table-cell table:formula="of:=[.B1530]-[.B$2]" office:value-type="float" office:value="44.0030262470245" calcext:value-type="float">
            <text:p>44.003026247</text:p>
          </table:table-cell>
          <table:table-cell table:formula="of:=[.C1530]/([.D1530]-[.D1529])" office:value-type="float" office:value="98693.6526744821" calcext:value-type="float">
            <text:p>98693.6526744821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1456446824.08775" calcext:value-type="float">
            <text:p>1456446824.08775</text:p>
          </table:table-cell>
          <table:table-cell office:value-type="float" office:value="1120" calcext:value-type="float">
            <text:p>1120</text:p>
          </table:table-cell>
          <table:table-cell table:formula="of:=[.B1531]-[.B$2]" office:value-type="float" office:value="44.0143411159515" calcext:value-type="float">
            <text:p>44.014341116</text:p>
          </table:table-cell>
          <table:table-cell table:formula="of:=[.C1531]/([.D1531]-[.D1530])" office:value-type="float" office:value="98984.796662312" calcext:value-type="float">
            <text:p>98984.796662312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456446824.09922" calcext:value-type="float">
            <text:p>1456446824.09922</text:p>
          </table:table-cell>
          <table:table-cell office:value-type="float" office:value="1120" calcext:value-type="float">
            <text:p>1120</text:p>
          </table:table-cell>
          <table:table-cell table:formula="of:=[.B1532]-[.B$2]" office:value-type="float" office:value="44.0258181095123" calcext:value-type="float">
            <text:p>44.0258181095</text:p>
          </table:table-cell>
          <table:table-cell table:formula="of:=[.C1532]/([.D1532]-[.D1531])" office:value-type="float" office:value="97586.532053679" calcext:value-type="float">
            <text:p>97586.532053679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1456446824.11044" calcext:value-type="float">
            <text:p>1456446824.11044</text:p>
          </table:table-cell>
          <table:table-cell office:value-type="float" office:value="1120" calcext:value-type="float">
            <text:p>1120</text:p>
          </table:table-cell>
          <table:table-cell table:formula="of:=[.B1533]-[.B$2]" office:value-type="float" office:value="44.0370373725891" calcext:value-type="float">
            <text:p>44.0370373726</text:p>
          </table:table-cell>
          <table:table-cell table:formula="of:=[.C1533]/([.D1533]-[.D1532])" office:value-type="float" office:value="99828.3035467624" calcext:value-type="float">
            <text:p>99828.3035467624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456446824.1246" calcext:value-type="float">
            <text:p>1456446824.1246</text:p>
          </table:table-cell>
          <table:table-cell office:value-type="float" office:value="1120" calcext:value-type="float">
            <text:p>1120</text:p>
          </table:table-cell>
          <table:table-cell table:formula="of:=[.B1534]-[.B$2]" office:value-type="float" office:value="44.0511991977692" calcext:value-type="float">
            <text:p>44.0511991978</text:p>
          </table:table-cell>
          <table:table-cell table:formula="of:=[.C1534]/([.D1534]-[.D1533])" office:value-type="float" office:value="79085.8512769575" calcext:value-type="float">
            <text:p>79085.8512769575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1456446824.136" calcext:value-type="float">
            <text:p>1456446824.136</text:p>
          </table:table-cell>
          <table:table-cell office:value-type="float" office:value="1120" calcext:value-type="float">
            <text:p>1120</text:p>
          </table:table-cell>
          <table:table-cell table:formula="of:=[.B1535]-[.B$2]" office:value-type="float" office:value="44.0625970363617" calcext:value-type="float">
            <text:p>44.0625970364</text:p>
          </table:table-cell>
          <table:table-cell table:formula="of:=[.C1535]/([.D1535]-[.D1534])" office:value-type="float" office:value="98264.2446554826" calcext:value-type="float">
            <text:p>98264.2446554826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1456446824.15557" calcext:value-type="float">
            <text:p>1456446824.15557</text:p>
          </table:table-cell>
          <table:table-cell office:value-type="float" office:value="1120" calcext:value-type="float">
            <text:p>1120</text:p>
          </table:table-cell>
          <table:table-cell table:formula="of:=[.B1536]-[.B$2]" office:value-type="float" office:value="44.0821623802185" calcext:value-type="float">
            <text:p>44.0821623802</text:p>
          </table:table-cell>
          <table:table-cell table:formula="of:=[.C1536]/([.D1536]-[.D1535])" office:value-type="float" office:value="57244.0744306204" calcext:value-type="float">
            <text:p>57244.0744306204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1456446824.16732" calcext:value-type="float">
            <text:p>1456446824.16732</text:p>
          </table:table-cell>
          <table:table-cell office:value-type="float" office:value="1120" calcext:value-type="float">
            <text:p>1120</text:p>
          </table:table-cell>
          <table:table-cell table:formula="of:=[.B1537]-[.B$2]" office:value-type="float" office:value="44.0939111709595" calcext:value-type="float">
            <text:p>44.093911171</text:p>
          </table:table-cell>
          <table:table-cell table:formula="of:=[.C1537]/([.D1537]-[.D1536])" office:value-type="float" office:value="95328.9597792118" calcext:value-type="float">
            <text:p>95328.9597792118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456446824.17818" calcext:value-type="float">
            <text:p>1456446824.17818</text:p>
          </table:table-cell>
          <table:table-cell office:value-type="float" office:value="1120" calcext:value-type="float">
            <text:p>1120</text:p>
          </table:table-cell>
          <table:table-cell table:formula="of:=[.B1538]-[.B$2]" office:value-type="float" office:value="44.104779958725" calcext:value-type="float">
            <text:p>44.1047799587</text:p>
          </table:table-cell>
          <table:table-cell table:formula="of:=[.C1538]/([.D1538]-[.D1537])" office:value-type="float" office:value="103047.370522298" calcext:value-type="float">
            <text:p>103047.370522298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1456446824.18942" calcext:value-type="float">
            <text:p>1456446824.18942</text:p>
          </table:table-cell>
          <table:table-cell office:value-type="float" office:value="1120" calcext:value-type="float">
            <text:p>1120</text:p>
          </table:table-cell>
          <table:table-cell table:formula="of:=[.B1539]-[.B$2]" office:value-type="float" office:value="44.1160173416138" calcext:value-type="float">
            <text:p>44.1160173416</text:p>
          </table:table-cell>
          <table:table-cell table:formula="of:=[.C1539]/([.D1539]-[.D1538])" office:value-type="float" office:value="99667.3345638937" calcext:value-type="float">
            <text:p>99667.3345638937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1456446824.20073" calcext:value-type="float">
            <text:p>1456446824.20073</text:p>
          </table:table-cell>
          <table:table-cell office:value-type="float" office:value="1120" calcext:value-type="float">
            <text:p>1120</text:p>
          </table:table-cell>
          <table:table-cell table:formula="of:=[.B1540]-[.B$2]" office:value-type="float" office:value="44.1273276805878" calcext:value-type="float">
            <text:p>44.1273276806</text:p>
          </table:table-cell>
          <table:table-cell table:formula="of:=[.C1540]/([.D1540]-[.D1539])" office:value-type="float" office:value="99024.4414932861" calcext:value-type="float">
            <text:p>99024.4414932861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1456446824.21194" calcext:value-type="float">
            <text:p>1456446824.21194</text:p>
          </table:table-cell>
          <table:table-cell office:value-type="float" office:value="1120" calcext:value-type="float">
            <text:p>1120</text:p>
          </table:table-cell>
          <table:table-cell table:formula="of:=[.B1541]-[.B$2]" office:value-type="float" office:value="44.1385362148285" calcext:value-type="float">
            <text:p>44.1385362148</text:p>
          </table:table-cell>
          <table:table-cell table:formula="of:=[.C1541]/([.D1541]-[.D1540])" office:value-type="float" office:value="99923.859440143" calcext:value-type="float">
            <text:p>99923.859440143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456446824.22623" calcext:value-type="float">
            <text:p>1456446824.22623</text:p>
          </table:table-cell>
          <table:table-cell office:value-type="float" office:value="1120" calcext:value-type="float">
            <text:p>1120</text:p>
          </table:table-cell>
          <table:table-cell table:formula="of:=[.B1542]-[.B$2]" office:value-type="float" office:value="44.1528253555298" calcext:value-type="float">
            <text:p>44.1528253555</text:p>
          </table:table-cell>
          <table:table-cell table:formula="of:=[.C1542]/([.D1542]-[.D1541])" office:value-type="float" office:value="78381.2003403801" calcext:value-type="float">
            <text:p>78381.2003403801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1456446824.23748" calcext:value-type="float">
            <text:p>1456446824.23748</text:p>
          </table:table-cell>
          <table:table-cell office:value-type="float" office:value="1120" calcext:value-type="float">
            <text:p>1120</text:p>
          </table:table-cell>
          <table:table-cell table:formula="of:=[.B1543]-[.B$2]" office:value-type="float" office:value="44.1640803813934" calcext:value-type="float">
            <text:p>44.1640803814</text:p>
          </table:table-cell>
          <table:table-cell table:formula="of:=[.C1543]/([.D1543]-[.D1542])" office:value-type="float" office:value="99511.0996250556" calcext:value-type="float">
            <text:p>99511.0996250556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1456446824.24889" calcext:value-type="float">
            <text:p>1456446824.24889</text:p>
          </table:table-cell>
          <table:table-cell office:value-type="float" office:value="1120" calcext:value-type="float">
            <text:p>1120</text:p>
          </table:table-cell>
          <table:table-cell table:formula="of:=[.B1544]-[.B$2]" office:value-type="float" office:value="44.1754908561707" calcext:value-type="float">
            <text:p>44.1754908562</text:p>
          </table:table-cell>
          <table:table-cell table:formula="of:=[.C1544]/([.D1544]-[.D1543])" office:value-type="float" office:value="98155.4248939593" calcext:value-type="float">
            <text:p>98155.4248939593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1456446824.26829" calcext:value-type="float">
            <text:p>1456446824.26829</text:p>
          </table:table-cell>
          <table:table-cell office:value-type="float" office:value="1120" calcext:value-type="float">
            <text:p>1120</text:p>
          </table:table-cell>
          <table:table-cell table:formula="of:=[.B1545]-[.B$2]" office:value-type="float" office:value="44.1948838233948" calcext:value-type="float">
            <text:p>44.1948838234</text:p>
          </table:table-cell>
          <table:table-cell table:formula="of:=[.C1545]/([.D1545]-[.D1544])" office:value-type="float" office:value="57752.8950086059" calcext:value-type="float">
            <text:p>57752.8950086059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456446824.27958" calcext:value-type="float">
            <text:p>1456446824.27958</text:p>
          </table:table-cell>
          <table:table-cell office:value-type="float" office:value="1120" calcext:value-type="float">
            <text:p>1120</text:p>
          </table:table-cell>
          <table:table-cell table:formula="of:=[.B1546]-[.B$2]" office:value-type="float" office:value="44.2061796188355" calcext:value-type="float">
            <text:p>44.2061796188</text:p>
          </table:table-cell>
          <table:table-cell table:formula="of:=[.C1546]/([.D1546]-[.D1545])" office:value-type="float" office:value="99151.9371860357" calcext:value-type="float">
            <text:p>99151.9371860357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1456446824.29083" calcext:value-type="float">
            <text:p>1456446824.29083</text:p>
          </table:table-cell>
          <table:table-cell office:value-type="float" office:value="1120" calcext:value-type="float">
            <text:p>1120</text:p>
          </table:table-cell>
          <table:table-cell table:formula="of:=[.B1547]-[.B$2]" office:value-type="float" office:value="44.2174270153046" calcext:value-type="float">
            <text:p>44.2174270153</text:p>
          </table:table-cell>
          <table:table-cell table:formula="of:=[.C1547]/([.D1547]-[.D1546])" office:value-type="float" office:value="99578.6005299417" calcext:value-type="float">
            <text:p>99578.6005299417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1456446824.30207" calcext:value-type="float">
            <text:p>1456446824.30207</text:p>
          </table:table-cell>
          <table:table-cell office:value-type="float" office:value="1120" calcext:value-type="float">
            <text:p>1120</text:p>
          </table:table-cell>
          <table:table-cell table:formula="of:=[.B1548]-[.B$2]" office:value-type="float" office:value="44.2286696434021" calcext:value-type="float">
            <text:p>44.2286696434</text:p>
          </table:table-cell>
          <table:table-cell table:formula="of:=[.C1548]/([.D1548]-[.D1547])" office:value-type="float" office:value="99620.8351182271" calcext:value-type="float">
            <text:p>99620.8351182271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1456446824.31347" calcext:value-type="float">
            <text:p>1456446824.31347</text:p>
          </table:table-cell>
          <table:table-cell office:value-type="float" office:value="1120" calcext:value-type="float">
            <text:p>1120</text:p>
          </table:table-cell>
          <table:table-cell table:formula="of:=[.B1549]-[.B$2]" office:value-type="float" office:value="44.2400689125061" calcext:value-type="float">
            <text:p>44.2400689125</text:p>
          </table:table-cell>
          <table:table-cell table:formula="of:=[.C1549]/([.D1549]-[.D1548])" office:value-type="float" office:value="98251.9133271982" calcext:value-type="float">
            <text:p>98251.9133271982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1456446824.32479" calcext:value-type="float">
            <text:p>1456446824.32479</text:p>
          </table:table-cell>
          <table:table-cell office:value-type="float" office:value="1120" calcext:value-type="float">
            <text:p>1120</text:p>
          </table:table-cell>
          <table:table-cell table:formula="of:=[.B1550]-[.B$2]" office:value-type="float" office:value="44.2513816356659" calcext:value-type="float">
            <text:p>44.2513816357</text:p>
          </table:table-cell>
          <table:table-cell table:formula="of:=[.C1550]/([.D1550]-[.D1549])" office:value-type="float" office:value="99003.5718350229" calcext:value-type="float">
            <text:p>99003.5718350229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1456446824.33964" calcext:value-type="float">
            <text:p>1456446824.33964</text:p>
          </table:table-cell>
          <table:table-cell office:value-type="float" office:value="1120" calcext:value-type="float">
            <text:p>1120</text:p>
          </table:table-cell>
          <table:table-cell table:formula="of:=[.B1551]-[.B$2]" office:value-type="float" office:value="44.2662336826325" calcext:value-type="float">
            <text:p>44.2662336826</text:p>
          </table:table-cell>
          <table:table-cell table:formula="of:=[.C1551]/([.D1551]-[.D1550])" office:value-type="float" office:value="75410.4806241372" calcext:value-type="float">
            <text:p>75410.4806241372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456446824.35094" calcext:value-type="float">
            <text:p>1456446824.35094</text:p>
          </table:table-cell>
          <table:table-cell office:value-type="float" office:value="1120" calcext:value-type="float">
            <text:p>1120</text:p>
          </table:table-cell>
          <table:table-cell table:formula="of:=[.B1552]-[.B$2]" office:value-type="float" office:value="44.2775311470032" calcext:value-type="float">
            <text:p>44.277531147</text:p>
          </table:table-cell>
          <table:table-cell table:formula="of:=[.C1552]/([.D1552]-[.D1551])" office:value-type="float" office:value="99137.2898596602" calcext:value-type="float">
            <text:p>99137.2898596602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1456446824.36978" calcext:value-type="float">
            <text:p>1456446824.36978</text:p>
          </table:table-cell>
          <table:table-cell office:value-type="float" office:value="1120" calcext:value-type="float">
            <text:p>1120</text:p>
          </table:table-cell>
          <table:table-cell table:formula="of:=[.B1553]-[.B$2]" office:value-type="float" office:value="44.2963759899139" calcext:value-type="float">
            <text:p>44.2963759899</text:p>
          </table:table-cell>
          <table:table-cell table:formula="of:=[.C1553]/([.D1553]-[.D1552])" office:value-type="float" office:value="59432.705557875" calcext:value-type="float">
            <text:p>59432.705557875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456446824.38099" calcext:value-type="float">
            <text:p>1456446824.38099</text:p>
          </table:table-cell>
          <table:table-cell office:value-type="float" office:value="1120" calcext:value-type="float">
            <text:p>1120</text:p>
          </table:table-cell>
          <table:table-cell table:formula="of:=[.B1554]-[.B$2]" office:value-type="float" office:value="44.3075890541077" calcext:value-type="float">
            <text:p>44.3075890541</text:p>
          </table:table-cell>
          <table:table-cell table:formula="of:=[.C1554]/([.D1554]-[.D1553])" office:value-type="float" office:value="99883.4913142395" calcext:value-type="float">
            <text:p>99883.4913142395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1456446824.39235" calcext:value-type="float">
            <text:p>1456446824.39235</text:p>
          </table:table-cell>
          <table:table-cell office:value-type="float" office:value="1120" calcext:value-type="float">
            <text:p>1120</text:p>
          </table:table-cell>
          <table:table-cell table:formula="of:=[.B1555]-[.B$2]" office:value-type="float" office:value="44.3189487457275" calcext:value-type="float">
            <text:p>44.3189487457</text:p>
          </table:table-cell>
          <table:table-cell table:formula="of:=[.C1555]/([.D1555]-[.D1554])" office:value-type="float" office:value="98594.2257482265" calcext:value-type="float">
            <text:p>98594.2257482265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1456446824.40366" calcext:value-type="float">
            <text:p>1456446824.40366</text:p>
          </table:table-cell>
          <table:table-cell office:value-type="float" office:value="1120" calcext:value-type="float">
            <text:p>1120</text:p>
          </table:table-cell>
          <table:table-cell table:formula="of:=[.B1556]-[.B$2]" office:value-type="float" office:value="44.3302602767944" calcext:value-type="float">
            <text:p>44.3302602768</text:p>
          </table:table-cell>
          <table:table-cell table:formula="of:=[.C1556]/([.D1556]-[.D1555])" office:value-type="float" office:value="99014.005564455" calcext:value-type="float">
            <text:p>99014.005564455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1456446824.41494" calcext:value-type="float">
            <text:p>1456446824.41494</text:p>
          </table:table-cell>
          <table:table-cell office:value-type="float" office:value="1120" calcext:value-type="float">
            <text:p>1120</text:p>
          </table:table-cell>
          <table:table-cell table:formula="of:=[.B1557]-[.B$2]" office:value-type="float" office:value="44.3415331840515" calcext:value-type="float">
            <text:p>44.3415331841</text:p>
          </table:table-cell>
          <table:table-cell table:formula="of:=[.C1557]/([.D1557]-[.D1556])" office:value-type="float" office:value="99353.2524004907" calcext:value-type="float">
            <text:p>99353.2524004907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1456446824.42608" calcext:value-type="float">
            <text:p>1456446824.42608</text:p>
          </table:table-cell>
          <table:table-cell office:value-type="float" office:value="1120" calcext:value-type="float">
            <text:p>1120</text:p>
          </table:table-cell>
          <table:table-cell table:formula="of:=[.B1558]-[.B$2]" office:value-type="float" office:value="44.3526797294617" calcext:value-type="float">
            <text:p>44.3526797295</text:p>
          </table:table-cell>
          <table:table-cell table:formula="of:=[.C1558]/([.D1558]-[.D1557])" office:value-type="float" office:value="100479.561943874" calcext:value-type="float">
            <text:p>100479.561943874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1456446824.4413" calcext:value-type="float">
            <text:p>1456446824.4413</text:p>
          </table:table-cell>
          <table:table-cell office:value-type="float" office:value="1120" calcext:value-type="float">
            <text:p>1120</text:p>
          </table:table-cell>
          <table:table-cell table:formula="of:=[.B1559]-[.B$2]" office:value-type="float" office:value="44.3678960800171" calcext:value-type="float">
            <text:p>44.36789608</text:p>
          </table:table-cell>
          <table:table-cell table:formula="of:=[.C1559]/([.D1559]-[.D1558])" office:value-type="float" office:value="73605.0340008148" calcext:value-type="float">
            <text:p>73605.0340008148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1456446824.45277" calcext:value-type="float">
            <text:p>1456446824.45277</text:p>
          </table:table-cell>
          <table:table-cell office:value-type="float" office:value="1120" calcext:value-type="float">
            <text:p>1120</text:p>
          </table:table-cell>
          <table:table-cell table:formula="of:=[.B1560]-[.B$2]" office:value-type="float" office:value="44.3793668746948" calcext:value-type="float">
            <text:p>44.3793668747</text:p>
          </table:table-cell>
          <table:table-cell table:formula="of:=[.C1560]/([.D1560]-[.D1559])" office:value-type="float" office:value="97639.2683737945" calcext:value-type="float">
            <text:p>97639.2683737945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456446824.46404" calcext:value-type="float">
            <text:p>1456446824.46404</text:p>
          </table:table-cell>
          <table:table-cell office:value-type="float" office:value="1120" calcext:value-type="float">
            <text:p>1120</text:p>
          </table:table-cell>
          <table:table-cell table:formula="of:=[.B1561]-[.B$2]" office:value-type="float" office:value="44.3906371593475" calcext:value-type="float">
            <text:p>44.3906371593</text:p>
          </table:table-cell>
          <table:table-cell table:formula="of:=[.C1561]/([.D1561]-[.D1560])" office:value-type="float" office:value="99376.3719828224" calcext:value-type="float">
            <text:p>99376.3719828224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456446824.48259" calcext:value-type="float">
            <text:p>1456446824.48259</text:p>
          </table:table-cell>
          <table:table-cell office:value-type="float" office:value="1120" calcext:value-type="float">
            <text:p>1120</text:p>
          </table:table-cell>
          <table:table-cell table:formula="of:=[.B1562]-[.B$2]" office:value-type="float" office:value="44.4091877937317" calcext:value-type="float">
            <text:p>44.4091877937</text:p>
          </table:table-cell>
          <table:table-cell table:formula="of:=[.C1562]/([.D1562]-[.D1561])" office:value-type="float" office:value="60375.2937396378" calcext:value-type="float">
            <text:p>60375.2937396378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1456446824.49376" calcext:value-type="float">
            <text:p>1456446824.49376</text:p>
          </table:table-cell>
          <table:table-cell office:value-type="float" office:value="1120" calcext:value-type="float">
            <text:p>1120</text:p>
          </table:table-cell>
          <table:table-cell table:formula="of:=[.B1563]-[.B$2]" office:value-type="float" office:value="44.4203526973724" calcext:value-type="float">
            <text:p>44.4203526974</text:p>
          </table:table-cell>
          <table:table-cell table:formula="of:=[.C1563]/([.D1563]-[.D1562])" office:value-type="float" office:value="100314.34538427" calcext:value-type="float">
            <text:p>100314.34538427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1456446824.50499" calcext:value-type="float">
            <text:p>1456446824.50499</text:p>
          </table:table-cell>
          <table:table-cell office:value-type="float" office:value="1120" calcext:value-type="float">
            <text:p>1120</text:p>
          </table:table-cell>
          <table:table-cell table:formula="of:=[.B1564]-[.B$2]" office:value-type="float" office:value="44.4315822124481" calcext:value-type="float">
            <text:p>44.4315822124</text:p>
          </table:table-cell>
          <table:table-cell table:formula="of:=[.C1564]/([.D1564]-[.D1563])" office:value-type="float" office:value="99737.1651804671" calcext:value-type="float">
            <text:p>99737.1651804671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1456446824.51636" calcext:value-type="float">
            <text:p>1456446824.51636</text:p>
          </table:table-cell>
          <table:table-cell office:value-type="float" office:value="1120" calcext:value-type="float">
            <text:p>1120</text:p>
          </table:table-cell>
          <table:table-cell table:formula="of:=[.B1565]-[.B$2]" office:value-type="float" office:value="44.4429602622986" calcext:value-type="float">
            <text:p>44.4429602623</text:p>
          </table:table-cell>
          <table:table-cell table:formula="of:=[.C1565]/([.D1565]-[.D1564])" office:value-type="float" office:value="98435.1461559416" calcext:value-type="float">
            <text:p>98435.1461559416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1456446824.52763" calcext:value-type="float">
            <text:p>1456446824.52763</text:p>
          </table:table-cell>
          <table:table-cell office:value-type="float" office:value="1120" calcext:value-type="float">
            <text:p>1120</text:p>
          </table:table-cell>
          <table:table-cell table:formula="of:=[.B1566]-[.B$2]" office:value-type="float" office:value="44.4542212486267" calcext:value-type="float">
            <text:p>44.4542212486</text:p>
          </table:table-cell>
          <table:table-cell table:formula="of:=[.C1566]/([.D1566]-[.D1565])" office:value-type="float" office:value="99458.4281842818" calcext:value-type="float">
            <text:p>99458.4281842818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1456446824.54324" calcext:value-type="float">
            <text:p>1456446824.54324</text:p>
          </table:table-cell>
          <table:table-cell office:value-type="float" office:value="1120" calcext:value-type="float">
            <text:p>1120</text:p>
          </table:table-cell>
          <table:table-cell table:formula="of:=[.B1567]-[.B$2]" office:value-type="float" office:value="44.4698386192322" calcext:value-type="float">
            <text:p>44.4698386192</text:p>
          </table:table-cell>
          <table:table-cell table:formula="of:=[.C1567]/([.D1567]-[.D1566])" office:value-type="float" office:value="71715.0170981925" calcext:value-type="float">
            <text:p>71715.0170981925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1456446824.55453" calcext:value-type="float">
            <text:p>1456446824.55453</text:p>
          </table:table-cell>
          <table:table-cell office:value-type="float" office:value="1120" calcext:value-type="float">
            <text:p>1120</text:p>
          </table:table-cell>
          <table:table-cell table:formula="of:=[.B1568]-[.B$2]" office:value-type="float" office:value="44.4811272621155" calcext:value-type="float">
            <text:p>44.4811272621</text:p>
          </table:table-cell>
          <table:table-cell table:formula="of:=[.C1568]/([.D1568]-[.D1567])" office:value-type="float" office:value="99214.7604967475" calcext:value-type="float">
            <text:p>99214.7604967475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456446824.56682" calcext:value-type="float">
            <text:p>1456446824.56682</text:p>
          </table:table-cell>
          <table:table-cell office:value-type="float" office:value="1120" calcext:value-type="float">
            <text:p>1120</text:p>
          </table:table-cell>
          <table:table-cell table:formula="of:=[.B1569]-[.B$2]" office:value-type="float" office:value="44.4934113025665" calcext:value-type="float">
            <text:p>44.4934113026</text:p>
          </table:table-cell>
          <table:table-cell table:formula="of:=[.C1569]/([.D1569]-[.D1568])" office:value-type="float" office:value="91175.2126234885" calcext:value-type="float">
            <text:p>91175.2126234885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456446824.57709" calcext:value-type="float">
            <text:p>1456446824.57709</text:p>
          </table:table-cell>
          <table:table-cell office:value-type="float" office:value="1120" calcext:value-type="float">
            <text:p>1120</text:p>
          </table:table-cell>
          <table:table-cell table:formula="of:=[.B1570]-[.B$2]" office:value-type="float" office:value="44.5036826133728" calcext:value-type="float">
            <text:p>44.5036826134</text:p>
          </table:table-cell>
          <table:table-cell table:formula="of:=[.C1570]/([.D1570]-[.D1569])" office:value-type="float" office:value="109041.583992944" calcext:value-type="float">
            <text:p>109041.583992944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1456446824.59529" calcext:value-type="float">
            <text:p>1456446824.59529</text:p>
          </table:table-cell>
          <table:table-cell office:value-type="float" office:value="1120" calcext:value-type="float">
            <text:p>1120</text:p>
          </table:table-cell>
          <table:table-cell table:formula="of:=[.B1571]-[.B$2]" office:value-type="float" office:value="44.5218868255615" calcext:value-type="float">
            <text:p>44.5218868256</text:p>
          </table:table-cell>
          <table:table-cell table:formula="of:=[.C1571]/([.D1571]-[.D1570])" office:value-type="float" office:value="61524.2224375933" calcext:value-type="float">
            <text:p>61524.2224375933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456446824.60654" calcext:value-type="float">
            <text:p>1456446824.60654</text:p>
          </table:table-cell>
          <table:table-cell office:value-type="float" office:value="1120" calcext:value-type="float">
            <text:p>1120</text:p>
          </table:table-cell>
          <table:table-cell table:formula="of:=[.B1572]-[.B$2]" office:value-type="float" office:value="44.533135175705" calcext:value-type="float">
            <text:p>44.5331351757</text:p>
          </table:table-cell>
          <table:table-cell table:formula="of:=[.C1572]/([.D1572]-[.D1571])" office:value-type="float" office:value="99570.1579092393" calcext:value-type="float">
            <text:p>99570.1579092393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1456446824.61782" calcext:value-type="float">
            <text:p>1456446824.61782</text:p>
          </table:table-cell>
          <table:table-cell office:value-type="float" office:value="1120" calcext:value-type="float">
            <text:p>1120</text:p>
          </table:table-cell>
          <table:table-cell table:formula="of:=[.B1573]-[.B$2]" office:value-type="float" office:value="44.5444130897522" calcext:value-type="float">
            <text:p>44.5444130898</text:p>
          </table:table-cell>
          <table:table-cell table:formula="of:=[.C1573]/([.D1573]-[.D1572])" office:value-type="float" office:value="99309.1448745323" calcext:value-type="float">
            <text:p>99309.1448745323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1456446824.62917" calcext:value-type="float">
            <text:p>1456446824.62917</text:p>
          </table:table-cell>
          <table:table-cell office:value-type="float" office:value="1120" calcext:value-type="float">
            <text:p>1120</text:p>
          </table:table-cell>
          <table:table-cell table:formula="of:=[.B1574]-[.B$2]" office:value-type="float" office:value="44.5557658672333" calcext:value-type="float">
            <text:p>44.5557658672</text:p>
          </table:table-cell>
          <table:table-cell table:formula="of:=[.C1574]/([.D1574]-[.D1573])" office:value-type="float" office:value="98654.2722137052" calcext:value-type="float">
            <text:p>98654.2722137052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1456446824.64037" calcext:value-type="float">
            <text:p>1456446824.64037</text:p>
          </table:table-cell>
          <table:table-cell office:value-type="float" office:value="1120" calcext:value-type="float">
            <text:p>1120</text:p>
          </table:table-cell>
          <table:table-cell table:formula="of:=[.B1575]-[.B$2]" office:value-type="float" office:value="44.5669665336609" calcext:value-type="float">
            <text:p>44.5669665337</text:p>
          </table:table-cell>
          <table:table-cell table:formula="of:=[.C1575]/([.D1575]-[.D1574])" office:value-type="float" office:value="99994.0501074948" calcext:value-type="float">
            <text:p>99994.0501074948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1456446824.65631" calcext:value-type="float">
            <text:p>1456446824.65631</text:p>
          </table:table-cell>
          <table:table-cell office:value-type="float" office:value="1120" calcext:value-type="float">
            <text:p>1120</text:p>
          </table:table-cell>
          <table:table-cell table:formula="of:=[.B1576]-[.B$2]" office:value-type="float" office:value="44.582905292511" calcext:value-type="float">
            <text:p>44.5829052925</text:p>
          </table:table-cell>
          <table:table-cell table:formula="of:=[.C1576]/([.D1576]-[.D1575])" office:value-type="float" office:value="70268.9594926106" calcext:value-type="float">
            <text:p>70268.9594926106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1456446824.66765" calcext:value-type="float">
            <text:p>1456446824.66765</text:p>
          </table:table-cell>
          <table:table-cell office:value-type="float" office:value="1120" calcext:value-type="float">
            <text:p>1120</text:p>
          </table:table-cell>
          <table:table-cell table:formula="of:=[.B1577]-[.B$2]" office:value-type="float" office:value="44.5942444801331" calcext:value-type="float">
            <text:p>44.5942444801</text:p>
          </table:table-cell>
          <table:table-cell table:formula="of:=[.C1577]/([.D1577]-[.D1576])" office:value-type="float" office:value="98772.5079899075" calcext:value-type="float">
            <text:p>98772.5079899075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456446824.67895" calcext:value-type="float">
            <text:p>1456446824.67895</text:p>
          </table:table-cell>
          <table:table-cell office:value-type="float" office:value="1120" calcext:value-type="float">
            <text:p>1120</text:p>
          </table:table-cell>
          <table:table-cell table:formula="of:=[.B1578]-[.B$2]" office:value-type="float" office:value="44.6055438518524" calcext:value-type="float">
            <text:p>44.6055438519</text:p>
          </table:table-cell>
          <table:table-cell table:formula="of:=[.C1578]/([.D1578]-[.D1577])" office:value-type="float" office:value="99120.5553562762" calcext:value-type="float">
            <text:p>99120.5553562762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1456446824.69669" calcext:value-type="float">
            <text:p>1456446824.69669</text:p>
          </table:table-cell>
          <table:table-cell office:value-type="float" office:value="1120" calcext:value-type="float">
            <text:p>1120</text:p>
          </table:table-cell>
          <table:table-cell table:formula="of:=[.B1579]-[.B$2]" office:value-type="float" office:value="44.6232898235321" calcext:value-type="float">
            <text:p>44.6232898235</text:p>
          </table:table-cell>
          <table:table-cell table:formula="of:=[.C1579]/([.D1579]-[.D1578])" office:value-type="float" office:value="63112.9148753224" calcext:value-type="float">
            <text:p>63112.9148753224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1456446824.70798" calcext:value-type="float">
            <text:p>1456446824.70798</text:p>
          </table:table-cell>
          <table:table-cell office:value-type="float" office:value="1120" calcext:value-type="float">
            <text:p>1120</text:p>
          </table:table-cell>
          <table:table-cell table:formula="of:=[.B1580]-[.B$2]" office:value-type="float" office:value="44.6345727443695" calcext:value-type="float">
            <text:p>44.6345727444</text:p>
          </table:table-cell>
          <table:table-cell table:formula="of:=[.C1580]/([.D1580]-[.D1579])" office:value-type="float" office:value="99265.0764939566" calcext:value-type="float">
            <text:p>99265.0764939566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1456446824.71924" calcext:value-type="float">
            <text:p>1456446824.71924</text:p>
          </table:table-cell>
          <table:table-cell office:value-type="float" office:value="1120" calcext:value-type="float">
            <text:p>1120</text:p>
          </table:table-cell>
          <table:table-cell table:formula="of:=[.B1581]-[.B$2]" office:value-type="float" office:value="44.6458313465118" calcext:value-type="float">
            <text:p>44.6458313465</text:p>
          </table:table-cell>
          <table:table-cell table:formula="of:=[.C1581]/([.D1581]-[.D1580])" office:value-type="float" office:value="99479.4900681886" calcext:value-type="float">
            <text:p>99479.4900681886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456446824.73074" calcext:value-type="float">
            <text:p>1456446824.73074</text:p>
          </table:table-cell>
          <table:table-cell office:value-type="float" office:value="1120" calcext:value-type="float">
            <text:p>1120</text:p>
          </table:table-cell>
          <table:table-cell table:formula="of:=[.B1582]-[.B$2]" office:value-type="float" office:value="44.6573343276978" calcext:value-type="float">
            <text:p>44.6573343277</text:p>
          </table:table-cell>
          <table:table-cell table:formula="of:=[.C1582]/([.D1582]-[.D1581])" office:value-type="float" office:value="97366.0637967128" calcext:value-type="float">
            <text:p>97366.0637967128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1456446824.74203" calcext:value-type="float">
            <text:p>1456446824.74203</text:p>
          </table:table-cell>
          <table:table-cell office:value-type="float" office:value="1120" calcext:value-type="float">
            <text:p>1120</text:p>
          </table:table-cell>
          <table:table-cell table:formula="of:=[.B1583]-[.B$2]" office:value-type="float" office:value="44.6686275005341" calcext:value-type="float">
            <text:p>44.6686275005</text:p>
          </table:table-cell>
          <table:table-cell table:formula="of:=[.C1583]/([.D1583]-[.D1582])" office:value-type="float" office:value="99174.9631600059" calcext:value-type="float">
            <text:p>99174.9631600059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1456446824.75834" calcext:value-type="float">
            <text:p>1456446824.75834</text:p>
          </table:table-cell>
          <table:table-cell office:value-type="float" office:value="1120" calcext:value-type="float">
            <text:p>1120</text:p>
          </table:table-cell>
          <table:table-cell table:formula="of:=[.B1584]-[.B$2]" office:value-type="float" office:value="44.6849312782288" calcext:value-type="float">
            <text:p>44.6849312782</text:p>
          </table:table-cell>
          <table:table-cell table:formula="of:=[.C1584]/([.D1584]-[.D1583])" office:value-type="float" office:value="68695.7354898147" calcext:value-type="float">
            <text:p>68695.7354898147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1456446824.76984" calcext:value-type="float">
            <text:p>1456446824.76984</text:p>
          </table:table-cell>
          <table:table-cell office:value-type="float" office:value="1120" calcext:value-type="float">
            <text:p>1120</text:p>
          </table:table-cell>
          <table:table-cell table:formula="of:=[.B1585]-[.B$2]" office:value-type="float" office:value="44.696435213089" calcext:value-type="float">
            <text:p>44.6964352131</text:p>
          </table:table-cell>
          <table:table-cell table:formula="of:=[.C1585]/([.D1585]-[.D1584])" office:value-type="float" office:value="97357.9921659655" calcext:value-type="float">
            <text:p>97357.9921659655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1456446824.78097" calcext:value-type="float">
            <text:p>1456446824.78097</text:p>
          </table:table-cell>
          <table:table-cell office:value-type="float" office:value="1120" calcext:value-type="float">
            <text:p>1120</text:p>
          </table:table-cell>
          <table:table-cell table:formula="of:=[.B1586]-[.B$2]" office:value-type="float" office:value="44.7075700759888" calcext:value-type="float">
            <text:p>44.707570076</text:p>
          </table:table-cell>
          <table:table-cell table:formula="of:=[.C1586]/([.D1586]-[.D1585])" office:value-type="float" office:value="100584.983405777" calcext:value-type="float">
            <text:p>100584.983405777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1456446824.79223" calcext:value-type="float">
            <text:p>1456446824.79223</text:p>
          </table:table-cell>
          <table:table-cell office:value-type="float" office:value="1120" calcext:value-type="float">
            <text:p>1120</text:p>
          </table:table-cell>
          <table:table-cell table:formula="of:=[.B1587]-[.B$2]" office:value-type="float" office:value="44.7188248634338" calcext:value-type="float">
            <text:p>44.7188248634</text:p>
          </table:table-cell>
          <table:table-cell table:formula="of:=[.C1587]/([.D1587]-[.D1586])" office:value-type="float" office:value="99513.2076430962" calcext:value-type="float">
            <text:p>99513.2076430962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1456446824.80954" calcext:value-type="float">
            <text:p>1456446824.80954</text:p>
          </table:table-cell>
          <table:table-cell office:value-type="float" office:value="1120" calcext:value-type="float">
            <text:p>1120</text:p>
          </table:table-cell>
          <table:table-cell table:formula="of:=[.B1588]-[.B$2]" office:value-type="float" office:value="44.7361392974854" calcext:value-type="float">
            <text:p>44.7361392975</text:p>
          </table:table-cell>
          <table:table-cell table:formula="of:=[.C1588]/([.D1588]-[.D1587])" office:value-type="float" office:value="64685.9144611826" calcext:value-type="float">
            <text:p>64685.9144611826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1456446824.82078" calcext:value-type="float">
            <text:p>1456446824.82078</text:p>
          </table:table-cell>
          <table:table-cell office:value-type="float" office:value="1120" calcext:value-type="float">
            <text:p>1120</text:p>
          </table:table-cell>
          <table:table-cell table:formula="of:=[.B1589]-[.B$2]" office:value-type="float" office:value="44.7473802566528" calcext:value-type="float">
            <text:p>44.7473802567</text:p>
          </table:table-cell>
          <table:table-cell table:formula="of:=[.C1589]/([.D1589]-[.D1588])" office:value-type="float" office:value="99635.6256893187" calcext:value-type="float">
            <text:p>99635.6256893187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1456446824.83202" calcext:value-type="float">
            <text:p>1456446824.83202</text:p>
          </table:table-cell>
          <table:table-cell office:value-type="float" office:value="1120" calcext:value-type="float">
            <text:p>1120</text:p>
          </table:table-cell>
          <table:table-cell table:formula="of:=[.B1590]-[.B$2]" office:value-type="float" office:value="44.7586174011231" calcext:value-type="float">
            <text:p>44.7586174011</text:p>
          </table:table-cell>
          <table:table-cell table:formula="of:=[.C1590]/([.D1590]-[.D1589])" office:value-type="float" office:value="99669.4492064839" calcext:value-type="float">
            <text:p>99669.4492064839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1456446824.8433" calcext:value-type="float">
            <text:p>1456446824.8433</text:p>
          </table:table-cell>
          <table:table-cell office:value-type="float" office:value="1120" calcext:value-type="float">
            <text:p>1120</text:p>
          </table:table-cell>
          <table:table-cell table:formula="of:=[.B1591]-[.B$2]" office:value-type="float" office:value="44.7698965072632" calcext:value-type="float">
            <text:p>44.7698965073</text:p>
          </table:table-cell>
          <table:table-cell table:formula="of:=[.C1591]/([.D1591]-[.D1590])" office:value-type="float" office:value="99298.6488543164" calcext:value-type="float">
            <text:p>99298.6488543164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456446824.85997" calcext:value-type="float">
            <text:p>1456446824.85997</text:p>
          </table:table-cell>
          <table:table-cell office:value-type="float" office:value="1120" calcext:value-type="float">
            <text:p>1120</text:p>
          </table:table-cell>
          <table:table-cell table:formula="of:=[.B1592]-[.B$2]" office:value-type="float" office:value="44.7865691184998" calcext:value-type="float">
            <text:p>44.7865691185</text:p>
          </table:table-cell>
          <table:table-cell table:formula="of:=[.C1592]/([.D1592]-[.D1591])" office:value-type="float" office:value="67176.04004004" calcext:value-type="float">
            <text:p>67176.04004004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1456446824.87183" calcext:value-type="float">
            <text:p>1456446824.87183</text:p>
          </table:table-cell>
          <table:table-cell office:value-type="float" office:value="1120" calcext:value-type="float">
            <text:p>1120</text:p>
          </table:table-cell>
          <table:table-cell table:formula="of:=[.B1593]-[.B$2]" office:value-type="float" office:value="44.7984220981598" calcext:value-type="float">
            <text:p>44.7984220982</text:p>
          </table:table-cell>
          <table:table-cell table:formula="of:=[.C1593]/([.D1593]-[.D1592])" office:value-type="float" office:value="94491.0083475812" calcext:value-type="float">
            <text:p>94491.0083475812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1456446824.88295" calcext:value-type="float">
            <text:p>1456446824.88295</text:p>
          </table:table-cell>
          <table:table-cell office:value-type="float" office:value="1120" calcext:value-type="float">
            <text:p>1120</text:p>
          </table:table-cell>
          <table:table-cell table:formula="of:=[.B1594]-[.B$2]" office:value-type="float" office:value="44.8095486164093" calcext:value-type="float">
            <text:p>44.8095486164</text:p>
          </table:table-cell>
          <table:table-cell table:formula="of:=[.C1594]/([.D1594]-[.D1593])" office:value-type="float" office:value="100660.419988" calcext:value-type="float">
            <text:p>100660.419988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1456446824.89444" calcext:value-type="float">
            <text:p>1456446824.89444</text:p>
          </table:table-cell>
          <table:table-cell office:value-type="float" office:value="1120" calcext:value-type="float">
            <text:p>1120</text:p>
          </table:table-cell>
          <table:table-cell table:formula="of:=[.B1595]-[.B$2]" office:value-type="float" office:value="44.8210339546204" calcext:value-type="float">
            <text:p>44.8210339546</text:p>
          </table:table-cell>
          <table:table-cell table:formula="of:=[.C1595]/([.D1595]-[.D1594])" office:value-type="float" office:value="97515.6307475142" calcext:value-type="float">
            <text:p>97515.6307475142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1456446824.90586" calcext:value-type="float">
            <text:p>1456446824.90586</text:p>
          </table:table-cell>
          <table:table-cell office:value-type="float" office:value="1120" calcext:value-type="float">
            <text:p>1120</text:p>
          </table:table-cell>
          <table:table-cell table:formula="of:=[.B1596]-[.B$2]" office:value-type="float" office:value="44.832460641861" calcext:value-type="float">
            <text:p>44.8324606419</text:p>
          </table:table-cell>
          <table:table-cell table:formula="of:=[.C1596]/([.D1596]-[.D1595])" office:value-type="float" office:value="98016.1595760219" calcext:value-type="float">
            <text:p>98016.1595760219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1456446824.92236" calcext:value-type="float">
            <text:p>1456446824.92236</text:p>
          </table:table-cell>
          <table:table-cell office:value-type="float" office:value="1120" calcext:value-type="float">
            <text:p>1120</text:p>
          </table:table-cell>
          <table:table-cell table:formula="of:=[.B1597]-[.B$2]" office:value-type="float" office:value="44.8489575386047" calcext:value-type="float">
            <text:p>44.8489575386</text:p>
          </table:table-cell>
          <table:table-cell table:formula="of:=[.C1597]/([.D1597]-[.D1596])" office:value-type="float" office:value="67891.5566603558" calcext:value-type="float">
            <text:p>67891.5566603558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1456446824.93358" calcext:value-type="float">
            <text:p>1456446824.93358</text:p>
          </table:table-cell>
          <table:table-cell office:value-type="float" office:value="1120" calcext:value-type="float">
            <text:p>1120</text:p>
          </table:table-cell>
          <table:table-cell table:formula="of:=[.B1598]-[.B$2]" office:value-type="float" office:value="44.8601777553558" calcext:value-type="float">
            <text:p>44.8601777554</text:p>
          </table:table-cell>
          <table:table-cell table:formula="of:=[.C1598]/([.D1598]-[.D1597])" office:value-type="float" office:value="99819.8185333928" calcext:value-type="float">
            <text:p>99819.8185333928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1456446824.9448" calcext:value-type="float">
            <text:p>1456446824.9448</text:p>
          </table:table-cell>
          <table:table-cell office:value-type="float" office:value="1120" calcext:value-type="float">
            <text:p>1120</text:p>
          </table:table-cell>
          <table:table-cell table:formula="of:=[.B1599]-[.B$2]" office:value-type="float" office:value="44.8713960647583" calcext:value-type="float">
            <text:p>44.8713960648</text:p>
          </table:table-cell>
          <table:table-cell table:formula="of:=[.C1599]/([.D1599]-[.D1598])" office:value-type="float" office:value="99836.7900027628" calcext:value-type="float">
            <text:p>99836.7900027628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1456446824.95607" calcext:value-type="float">
            <text:p>1456446824.95607</text:p>
          </table:table-cell>
          <table:table-cell office:value-type="float" office:value="1120" calcext:value-type="float">
            <text:p>1120</text:p>
          </table:table-cell>
          <table:table-cell table:formula="of:=[.B1600]-[.B$2]" office:value-type="float" office:value="44.8826627731323" calcext:value-type="float">
            <text:p>44.8826627731</text:p>
          </table:table-cell>
          <table:table-cell table:formula="of:=[.C1600]/([.D1600]-[.D1599])" office:value-type="float" office:value="99407.9160318267" calcext:value-type="float">
            <text:p>99407.9160318267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1456446824.97301" calcext:value-type="float">
            <text:p>1456446824.97301</text:p>
          </table:table-cell>
          <table:table-cell office:value-type="float" office:value="1120" calcext:value-type="float">
            <text:p>1120</text:p>
          </table:table-cell>
          <table:table-cell table:formula="of:=[.B1601]-[.B$2]" office:value-type="float" office:value="44.8996043205261" calcext:value-type="float">
            <text:p>44.8996043205</text:p>
          </table:table-cell>
          <table:table-cell table:formula="of:=[.C1601]/([.D1601]-[.D1600])" office:value-type="float" office:value="66109.6636550424" calcext:value-type="float">
            <text:p>66109.663655042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456446824.98469" calcext:value-type="float">
            <text:p>1456446824.98469</text:p>
          </table:table-cell>
          <table:table-cell office:value-type="float" office:value="1120" calcext:value-type="float">
            <text:p>1120</text:p>
          </table:table-cell>
          <table:table-cell table:formula="of:=[.B1602]-[.B$2]" office:value-type="float" office:value="44.9112849235535" calcext:value-type="float">
            <text:p>44.9112849236</text:p>
          </table:table-cell>
          <table:table-cell table:formula="of:=[.C1602]/([.D1602]-[.D1601])" office:value-type="float" office:value="95885.4604833442" calcext:value-type="float">
            <text:p>95885.4604833442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1456446824.99615" calcext:value-type="float">
            <text:p>1456446824.99615</text:p>
          </table:table-cell>
          <table:table-cell office:value-type="float" office:value="1120" calcext:value-type="float">
            <text:p>1120</text:p>
          </table:table-cell>
          <table:table-cell table:formula="of:=[.B1603]-[.B$2]" office:value-type="float" office:value="44.9227464199066" calcext:value-type="float">
            <text:p>44.9227464199</text:p>
          </table:table-cell>
          <table:table-cell table:formula="of:=[.C1603]/([.D1603]-[.D1602])" office:value-type="float" office:value="97718.4798119527" calcext:value-type="float">
            <text:p>97718.4798119527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1456446825.00999" calcext:value-type="float">
            <text:p>1456446825.00999</text:p>
          </table:table-cell>
          <table:table-cell office:value-type="float" office:value="1120" calcext:value-type="float">
            <text:p>1120</text:p>
          </table:table-cell>
          <table:table-cell table:formula="of:=[.B1604]-[.B$2]" office:value-type="float" office:value="44.9365885257721" calcext:value-type="float">
            <text:p>44.9365885258</text:p>
          </table:table-cell>
          <table:table-cell table:formula="of:=[.C1604]/([.D1604]-[.D1603])" office:value-type="float" office:value="80912.5440077164" calcext:value-type="float">
            <text:p>80912.5440077164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1456446825.02393" calcext:value-type="float">
            <text:p>1456446825.02393</text:p>
          </table:table-cell>
          <table:table-cell office:value-type="float" office:value="1120" calcext:value-type="float">
            <text:p>1120</text:p>
          </table:table-cell>
          <table:table-cell table:formula="of:=[.B1605]-[.B$2]" office:value-type="float" office:value="44.9505300521851" calcext:value-type="float">
            <text:p>44.9505300522</text:p>
          </table:table-cell>
          <table:table-cell table:formula="of:=[.C1605]/([.D1605]-[.D1604])" office:value-type="float" office:value="80335.5362120564" calcext:value-type="float">
            <text:p>80335.5362120564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1456446825.02755" calcext:value-type="float">
            <text:p>1456446825.02755</text:p>
          </table:table-cell>
          <table:table-cell office:value-type="float" office:value="1120" calcext:value-type="float">
            <text:p>1120</text:p>
          </table:table-cell>
          <table:table-cell table:formula="of:=[.B1606]-[.B$2]" office:value-type="float" office:value="44.9541447162628" calcext:value-type="float">
            <text:p>44.9541447163</text:p>
          </table:table-cell>
          <table:table-cell table:formula="of:=[.C1606]/([.D1606]-[.D1605])" office:value-type="float" office:value="309848.98621463" calcext:value-type="float">
            <text:p>309848.98621463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1456446825.03528" calcext:value-type="float">
            <text:p>1456446825.03528</text:p>
          </table:table-cell>
          <table:table-cell office:value-type="float" office:value="1120" calcext:value-type="float">
            <text:p>1120</text:p>
          </table:table-cell>
          <table:table-cell table:formula="of:=[.B1607]-[.B$2]" office:value-type="float" office:value="44.9618799686432" calcext:value-type="float">
            <text:p>44.9618799686</text:p>
          </table:table-cell>
          <table:table-cell table:formula="of:=[.C1607]/([.D1607]-[.D1606])" office:value-type="float" office:value="144791.655776107" calcext:value-type="float">
            <text:p>144791.655776107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1456446825.04697" calcext:value-type="float">
            <text:p>1456446825.04697</text:p>
          </table:table-cell>
          <table:table-cell office:value-type="float" office:value="1120" calcext:value-type="float">
            <text:p>1120</text:p>
          </table:table-cell>
          <table:table-cell table:formula="of:=[.B1608]-[.B$2]" office:value-type="float" office:value="44.9735651016235" calcext:value-type="float">
            <text:p>44.9735651016</text:p>
          </table:table-cell>
          <table:table-cell table:formula="of:=[.C1608]/([.D1608]-[.D1607])" office:value-type="float" office:value="95848.2887515048" calcext:value-type="float">
            <text:p>95848.2887515048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1456446825.0506" calcext:value-type="float">
            <text:p>1456446825.0506</text:p>
          </table:table-cell>
          <table:table-cell office:value-type="float" office:value="1120" calcext:value-type="float">
            <text:p>1120</text:p>
          </table:table-cell>
          <table:table-cell table:formula="of:=[.B1609]-[.B$2]" office:value-type="float" office:value="44.9771981239319" calcext:value-type="float">
            <text:p>44.9771981239</text:p>
          </table:table-cell>
          <table:table-cell table:formula="of:=[.C1609]/([.D1609]-[.D1608])" office:value-type="float" office:value="308283.270770442" calcext:value-type="float">
            <text:p>308283.270770442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456446825.05427" calcext:value-type="float">
            <text:p>1456446825.05427</text:p>
          </table:table-cell>
          <table:table-cell office:value-type="float" office:value="1120" calcext:value-type="float">
            <text:p>1120</text:p>
          </table:table-cell>
          <table:table-cell table:formula="of:=[.B1610]-[.B$2]" office:value-type="float" office:value="44.98086810112" calcext:value-type="float">
            <text:p>44.9808681011</text:p>
          </table:table-cell>
          <table:table-cell table:formula="of:=[.C1610]/([.D1610]-[.D1609])" office:value-type="float" office:value="305179.008640291" calcext:value-type="float">
            <text:p>305179.008640291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1456446825.064" calcext:value-type="float">
            <text:p>1456446825.064</text:p>
          </table:table-cell>
          <table:table-cell office:value-type="float" office:value="1120" calcext:value-type="float">
            <text:p>1120</text:p>
          </table:table-cell>
          <table:table-cell table:formula="of:=[.B1611]-[.B$2]" office:value-type="float" office:value="44.9905982017517" calcext:value-type="float">
            <text:p>44.9905982018</text:p>
          </table:table-cell>
          <table:table-cell table:formula="of:=[.C1611]/([.D1611]-[.D1610])" office:value-type="float" office:value="115106.723187376" calcext:value-type="float">
            <text:p>115106.723187376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456446825.06761" calcext:value-type="float">
            <text:p>1456446825.06761</text:p>
          </table:table-cell>
          <table:table-cell office:value-type="float" office:value="1120" calcext:value-type="float">
            <text:p>1120</text:p>
          </table:table-cell>
          <table:table-cell table:formula="of:=[.B1612]-[.B$2]" office:value-type="float" office:value="44.9942073822021" calcext:value-type="float">
            <text:p>44.9942073822</text:p>
          </table:table-cell>
          <table:table-cell table:formula="of:=[.C1612]/([.D1612]-[.D1611])" office:value-type="float" office:value="310319.756903158" calcext:value-type="float">
            <text:p>310319.756903158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1456446825.07247" calcext:value-type="float">
            <text:p>1456446825.07247</text:p>
          </table:table-cell>
          <table:table-cell office:value-type="float" office:value="1120" calcext:value-type="float">
            <text:p>1120</text:p>
          </table:table-cell>
          <table:table-cell table:formula="of:=[.B1613]-[.B$2]" office:value-type="float" office:value="44.9990651607513" calcext:value-type="float">
            <text:p>44.9990651608</text:p>
          </table:table-cell>
          <table:table-cell table:formula="of:=[.C1613]/([.D1613]-[.D1612])" office:value-type="float" office:value="230558.060368098" calcext:value-type="float">
            <text:p>230558.060368098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1456446825.07603" calcext:value-type="float">
            <text:p>1456446825.07603</text:p>
          </table:table-cell>
          <table:table-cell office:value-type="float" office:value="1120" calcext:value-type="float">
            <text:p>1120</text:p>
          </table:table-cell>
          <table:table-cell table:formula="of:=[.B1614]-[.B$2]" office:value-type="float" office:value="45.0026211738586" calcext:value-type="float">
            <text:p>45.0026211739</text:p>
          </table:table-cell>
          <table:table-cell table:formula="of:=[.C1614]/([.D1614]-[.D1613])" office:value-type="float" office:value="314959.468990949" calcext:value-type="float">
            <text:p>314959.468990949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1456446825.08099" calcext:value-type="float">
            <text:p>1456446825.08099</text:p>
          </table:table-cell>
          <table:table-cell office:value-type="float" office:value="1120" calcext:value-type="float">
            <text:p>1120</text:p>
          </table:table-cell>
          <table:table-cell table:formula="of:=[.B1615]-[.B$2]" office:value-type="float" office:value="45.0075850486755" calcext:value-type="float">
            <text:p>45.0075850487</text:p>
          </table:table-cell>
          <table:table-cell table:formula="of:=[.C1615]/([.D1615]-[.D1614])" office:value-type="float" office:value="225630.18635927" calcext:value-type="float">
            <text:p>225630.18635927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456446825.08453" calcext:value-type="float">
            <text:p>1456446825.08453</text:p>
          </table:table-cell>
          <table:table-cell office:value-type="float" office:value="1120" calcext:value-type="float">
            <text:p>1120</text:p>
          </table:table-cell>
          <table:table-cell table:formula="of:=[.B1616]-[.B$2]" office:value-type="float" office:value="45.0111241340637" calcext:value-type="float">
            <text:p>45.0111241341</text:p>
          </table:table-cell>
          <table:table-cell table:formula="of:=[.C1616]/([.D1616]-[.D1615])" office:value-type="float" office:value="316465.944489356" calcext:value-type="float">
            <text:p>316465.944489356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1456446825.08812" calcext:value-type="float">
            <text:p>1456446825.08812</text:p>
          </table:table-cell>
          <table:table-cell office:value-type="float" office:value="1120" calcext:value-type="float">
            <text:p>1120</text:p>
          </table:table-cell>
          <table:table-cell table:formula="of:=[.B1617]-[.B$2]" office:value-type="float" office:value="45.0147154331207" calcext:value-type="float">
            <text:p>45.0147154331</text:p>
          </table:table-cell>
          <table:table-cell table:formula="of:=[.C1617]/([.D1617]-[.D1616])" office:value-type="float" office:value="311864.866228507" calcext:value-type="float">
            <text:p>311864.866228507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1456446825.09169" calcext:value-type="float">
            <text:p>1456446825.09169</text:p>
          </table:table-cell>
          <table:table-cell office:value-type="float" office:value="1120" calcext:value-type="float">
            <text:p>1120</text:p>
          </table:table-cell>
          <table:table-cell table:formula="of:=[.B1618]-[.B$2]" office:value-type="float" office:value="45.0182886123657" calcext:value-type="float">
            <text:p>45.0182886124</text:p>
          </table:table-cell>
          <table:table-cell table:formula="of:=[.C1618]/([.D1618]-[.D1617])" office:value-type="float" office:value="313446.352171882" calcext:value-type="float">
            <text:p>313446.352171882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1456446825.09525" calcext:value-type="float">
            <text:p>1456446825.09525</text:p>
          </table:table-cell>
          <table:table-cell office:value-type="float" office:value="1120" calcext:value-type="float">
            <text:p>1120</text:p>
          </table:table-cell>
          <table:table-cell table:formula="of:=[.B1619]-[.B$2]" office:value-type="float" office:value="45.0218412876129" calcext:value-type="float">
            <text:p>45.0218412876</text:p>
          </table:table-cell>
          <table:table-cell table:formula="of:=[.C1619]/([.D1619]-[.D1618])" office:value-type="float" office:value="315255.384202403" calcext:value-type="float">
            <text:p>315255.384202403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1456446825.09881" calcext:value-type="float">
            <text:p>1456446825.09881</text:p>
          </table:table-cell>
          <table:table-cell office:value-type="float" office:value="1120" calcext:value-type="float">
            <text:p>1120</text:p>
          </table:table-cell>
          <table:table-cell table:formula="of:=[.B1620]-[.B$2]" office:value-type="float" office:value="45.0254063606262" calcext:value-type="float">
            <text:p>45.0254063606</text:p>
          </table:table-cell>
          <table:table-cell table:formula="of:=[.C1620]/([.D1620]-[.D1619])" office:value-type="float" office:value="314159.06373303" calcext:value-type="float">
            <text:p>314159.06373303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1456446825.10237" calcext:value-type="float">
            <text:p>1456446825.10237</text:p>
          </table:table-cell>
          <table:table-cell office:value-type="float" office:value="1120" calcext:value-type="float">
            <text:p>1120</text:p>
          </table:table-cell>
          <table:table-cell table:formula="of:=[.B1621]-[.B$2]" office:value-type="float" office:value="45.0289657115936" calcext:value-type="float">
            <text:p>45.0289657116</text:p>
          </table:table-cell>
          <table:table-cell table:formula="of:=[.C1621]/([.D1621]-[.D1620])" office:value-type="float" office:value="314664.108781566" calcext:value-type="float">
            <text:p>314664.108781566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456446825.10742" calcext:value-type="float">
            <text:p>1456446825.10742</text:p>
          </table:table-cell>
          <table:table-cell office:value-type="float" office:value="1120" calcext:value-type="float">
            <text:p>1120</text:p>
          </table:table-cell>
          <table:table-cell table:formula="of:=[.B1622]-[.B$2]" office:value-type="float" office:value="45.0340185165405" calcext:value-type="float">
            <text:p>45.0340185165</text:p>
          </table:table-cell>
          <table:table-cell table:formula="of:=[.C1622]/([.D1622]-[.D1621])" office:value-type="float" office:value="221659.061010711" calcext:value-type="float">
            <text:p>221659.061010711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456446825.11838" calcext:value-type="float">
            <text:p>1456446825.11838</text:p>
          </table:table-cell>
          <table:table-cell office:value-type="float" office:value="1120" calcext:value-type="float">
            <text:p>1120</text:p>
          </table:table-cell>
          <table:table-cell table:formula="of:=[.B1623]-[.B$2]" office:value-type="float" office:value="45.0449764728546" calcext:value-type="float">
            <text:p>45.0449764729</text:p>
          </table:table-cell>
          <table:table-cell table:formula="of:=[.C1623]/([.D1623]-[.D1622])" office:value-type="float" office:value="102208.839668415" calcext:value-type="float">
            <text:p>102208.839668415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1456446825.12937" calcext:value-type="float">
            <text:p>1456446825.12937</text:p>
          </table:table-cell>
          <table:table-cell office:value-type="float" office:value="1120" calcext:value-type="float">
            <text:p>1120</text:p>
          </table:table-cell>
          <table:table-cell table:formula="of:=[.B1624]-[.B$2]" office:value-type="float" office:value="45.0559682846069" calcext:value-type="float">
            <text:p>45.0559682846</text:p>
          </table:table-cell>
          <table:table-cell table:formula="of:=[.C1624]/([.D1624]-[.D1623])" office:value-type="float" office:value="101894.030323406" calcext:value-type="float">
            <text:p>101894.030323406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1456446825.13423" calcext:value-type="float">
            <text:p>1456446825.13423</text:p>
          </table:table-cell>
          <table:table-cell office:value-type="float" office:value="1120" calcext:value-type="float">
            <text:p>1120</text:p>
          </table:table-cell>
          <table:table-cell table:formula="of:=[.B1625]-[.B$2]" office:value-type="float" office:value="45.0608277320862" calcext:value-type="float">
            <text:p>45.0608277321</text:p>
          </table:table-cell>
          <table:table-cell table:formula="of:=[.C1625]/([.D1625]-[.D1624])" office:value-type="float" office:value="230478.877440879" calcext:value-type="float">
            <text:p>230478.877440879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1456446825.14507" calcext:value-type="float">
            <text:p>1456446825.14507</text:p>
          </table:table-cell>
          <table:table-cell office:value-type="float" office:value="1120" calcext:value-type="float">
            <text:p>1120</text:p>
          </table:table-cell>
          <table:table-cell table:formula="of:=[.B1626]-[.B$2]" office:value-type="float" office:value="45.0716638565064" calcext:value-type="float">
            <text:p>45.0716638565</text:p>
          </table:table-cell>
          <table:table-cell table:formula="of:=[.C1626]/([.D1626]-[.D1625])" office:value-type="float" office:value="103357.986358636" calcext:value-type="float">
            <text:p>103357.986358636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1456446825.15596" calcext:value-type="float">
            <text:p>1456446825.15596</text:p>
          </table:table-cell>
          <table:table-cell office:value-type="float" office:value="1120" calcext:value-type="float">
            <text:p>1120</text:p>
          </table:table-cell>
          <table:table-cell table:formula="of:=[.B1627]-[.B$2]" office:value-type="float" office:value="45.0825519561768" calcext:value-type="float">
            <text:p>45.0825519562</text:p>
          </table:table-cell>
          <table:table-cell table:formula="of:=[.C1627]/([.D1627]-[.D1626])" office:value-type="float" office:value="102864.598405886" calcext:value-type="float">
            <text:p>102864.598405886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1456446825.16655" calcext:value-type="float">
            <text:p>1456446825.16655</text:p>
          </table:table-cell>
          <table:table-cell office:value-type="float" office:value="1120" calcext:value-type="float">
            <text:p>1120</text:p>
          </table:table-cell>
          <table:table-cell table:formula="of:=[.B1628]-[.B$2]" office:value-type="float" office:value="45.0931506156921" calcext:value-type="float">
            <text:p>45.0931506157</text:p>
          </table:table-cell>
          <table:table-cell table:formula="of:=[.C1628]/([.D1628]-[.D1627])" office:value-type="float" office:value="105673.740945697" calcext:value-type="float">
            <text:p>105673.740945697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1456446825.1775" calcext:value-type="float">
            <text:p>1456446825.1775</text:p>
          </table:table-cell>
          <table:table-cell office:value-type="float" office:value="1120" calcext:value-type="float">
            <text:p>1120</text:p>
          </table:table-cell>
          <table:table-cell table:formula="of:=[.B1629]-[.B$2]" office:value-type="float" office:value="45.1040976047516" calcext:value-type="float">
            <text:p>45.1040976048</text:p>
          </table:table-cell>
          <table:table-cell table:formula="of:=[.C1629]/([.D1629]-[.D1628])" office:value-type="float" office:value="102311.237721877" calcext:value-type="float">
            <text:p>102311.237721877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1456446825.18832" calcext:value-type="float">
            <text:p>1456446825.18832</text:p>
          </table:table-cell>
          <table:table-cell office:value-type="float" office:value="1120" calcext:value-type="float">
            <text:p>1120</text:p>
          </table:table-cell>
          <table:table-cell table:formula="of:=[.B1630]-[.B$2]" office:value-type="float" office:value="45.1149201393127" calcext:value-type="float">
            <text:p>45.1149201393</text:p>
          </table:table-cell>
          <table:table-cell table:formula="of:=[.C1630]/([.D1630]-[.D1629])" office:value-type="float" office:value="103487.773004648" calcext:value-type="float">
            <text:p>103487.773004648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1456446825.19916" calcext:value-type="float">
            <text:p>1456446825.19916</text:p>
          </table:table-cell>
          <table:table-cell office:value-type="float" office:value="1120" calcext:value-type="float">
            <text:p>1120</text:p>
          </table:table-cell>
          <table:table-cell table:formula="of:=[.B1631]-[.B$2]" office:value-type="float" office:value="45.1257567405701" calcext:value-type="float">
            <text:p>45.1257567406</text:p>
          </table:table-cell>
          <table:table-cell table:formula="of:=[.C1631]/([.D1631]-[.D1630])" office:value-type="float" office:value="103353.438352548" calcext:value-type="float">
            <text:p>103353.438352548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456446825.20995" calcext:value-type="float">
            <text:p>1456446825.20995</text:p>
          </table:table-cell>
          <table:table-cell office:value-type="float" office:value="1120" calcext:value-type="float">
            <text:p>1120</text:p>
          </table:table-cell>
          <table:table-cell table:formula="of:=[.B1632]-[.B$2]" office:value-type="float" office:value="45.1365425586701" calcext:value-type="float">
            <text:p>45.1365425587</text:p>
          </table:table-cell>
          <table:table-cell table:formula="of:=[.C1632]/([.D1632]-[.D1631])" office:value-type="float" office:value="103840.060125113" calcext:value-type="float">
            <text:p>103840.060125113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1456446825.22067" calcext:value-type="float">
            <text:p>1456446825.22067</text:p>
          </table:table-cell>
          <table:table-cell office:value-type="float" office:value="1120" calcext:value-type="float">
            <text:p>1120</text:p>
          </table:table-cell>
          <table:table-cell table:formula="of:=[.B1633]-[.B$2]" office:value-type="float" office:value="45.1472616195679" calcext:value-type="float">
            <text:p>45.1472616196</text:p>
          </table:table-cell>
          <table:table-cell table:formula="of:=[.C1633]/([.D1633]-[.D1632])" office:value-type="float" office:value="104486.765275028" calcext:value-type="float">
            <text:p>104486.765275028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1456446825.23145" calcext:value-type="float">
            <text:p>1456446825.23145</text:p>
          </table:table-cell>
          <table:table-cell office:value-type="float" office:value="1120" calcext:value-type="float">
            <text:p>1120</text:p>
          </table:table-cell>
          <table:table-cell table:formula="of:=[.B1634]-[.B$2]" office:value-type="float" office:value="45.158050775528" calcext:value-type="float">
            <text:p>45.1580507755</text:p>
          </table:table-cell>
          <table:table-cell table:formula="of:=[.C1634]/([.D1634]-[.D1633])" office:value-type="float" office:value="103807.93494354" calcext:value-type="float">
            <text:p>103807.93494354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1456446825.24217" calcext:value-type="float">
            <text:p>1456446825.24217</text:p>
          </table:table-cell>
          <table:table-cell office:value-type="float" office:value="1120" calcext:value-type="float">
            <text:p>1120</text:p>
          </table:table-cell>
          <table:table-cell table:formula="of:=[.B1635]-[.B$2]" office:value-type="float" office:value="45.1687681674957" calcext:value-type="float">
            <text:p>45.1687681675</text:p>
          </table:table-cell>
          <table:table-cell table:formula="of:=[.C1635]/([.D1635]-[.D1634])" office:value-type="float" office:value="104503.036127425" calcext:value-type="float">
            <text:p>104503.036127425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1456446825.25919" calcext:value-type="float">
            <text:p>1456446825.25919</text:p>
          </table:table-cell>
          <table:table-cell office:value-type="float" office:value="1120" calcext:value-type="float">
            <text:p>1120</text:p>
          </table:table-cell>
          <table:table-cell table:formula="of:=[.B1636]-[.B$2]" office:value-type="float" office:value="45.1857893466949" calcext:value-type="float">
            <text:p>45.1857893467</text:p>
          </table:table-cell>
          <table:table-cell table:formula="of:=[.C1636]/([.D1636]-[.D1635])" office:value-type="float" office:value="65800.3765127745" calcext:value-type="float">
            <text:p>65800.3765127745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1456446825.27027" calcext:value-type="float">
            <text:p>1456446825.27027</text:p>
          </table:table-cell>
          <table:table-cell office:value-type="float" office:value="1120" calcext:value-type="float">
            <text:p>1120</text:p>
          </table:table-cell>
          <table:table-cell table:formula="of:=[.B1637]-[.B$2]" office:value-type="float" office:value="45.1968615055084" calcext:value-type="float">
            <text:p>45.1968615055</text:p>
          </table:table-cell>
          <table:table-cell table:formula="of:=[.C1637]/([.D1637]-[.D1636])" office:value-type="float" office:value="101154.618432386" calcext:value-type="float">
            <text:p>101154.618432386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1456446825.28106" calcext:value-type="float">
            <text:p>1456446825.28106</text:p>
          </table:table-cell>
          <table:table-cell office:value-type="float" office:value="1120" calcext:value-type="float">
            <text:p>1120</text:p>
          </table:table-cell>
          <table:table-cell table:formula="of:=[.B1638]-[.B$2]" office:value-type="float" office:value="45.2076511383057" calcext:value-type="float">
            <text:p>45.2076511383</text:p>
          </table:table-cell>
          <table:table-cell table:formula="of:=[.C1638]/([.D1638]-[.D1637])" office:value-type="float" office:value="103803.347254447" calcext:value-type="float">
            <text:p>103803.347254447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1456446825.29171" calcext:value-type="float">
            <text:p>1456446825.29171</text:p>
          </table:table-cell>
          <table:table-cell office:value-type="float" office:value="1120" calcext:value-type="float">
            <text:p>1120</text:p>
          </table:table-cell>
          <table:table-cell table:formula="of:=[.B1639]-[.B$2]" office:value-type="float" office:value="45.2183058261871" calcext:value-type="float">
            <text:p>45.2183058262</text:p>
          </table:table-cell>
          <table:table-cell table:formula="of:=[.C1639]/([.D1639]-[.D1638])" office:value-type="float" office:value="105118.048736826" calcext:value-type="float">
            <text:p>105118.048736826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1456446825.3025" calcext:value-type="float">
            <text:p>1456446825.3025</text:p>
          </table:table-cell>
          <table:table-cell office:value-type="float" office:value="1120" calcext:value-type="float">
            <text:p>1120</text:p>
          </table:table-cell>
          <table:table-cell table:formula="of:=[.B1640]-[.B$2]" office:value-type="float" office:value="45.2290990352631" calcext:value-type="float">
            <text:p>45.2290990353</text:p>
          </table:table-cell>
          <table:table-cell table:formula="of:=[.C1640]/([.D1640]-[.D1639])" office:value-type="float" office:value="103768.952507179" calcext:value-type="float">
            <text:p>103768.952507179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1456446825.31598" calcext:value-type="float">
            <text:p>1456446825.31598</text:p>
          </table:table-cell>
          <table:table-cell office:value-type="float" office:value="1120" calcext:value-type="float">
            <text:p>1120</text:p>
          </table:table-cell>
          <table:table-cell table:formula="of:=[.B1641]-[.B$2]" office:value-type="float" office:value="45.2425785064697" calcext:value-type="float">
            <text:p>45.2425785065</text:p>
          </table:table-cell>
          <table:table-cell table:formula="of:=[.C1641]/([.D1641]-[.D1640])" office:value-type="float" office:value="83089.3128393795" calcext:value-type="float">
            <text:p>83089.3128393795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456446825.3243" calcext:value-type="float">
            <text:p>1456446825.3243</text:p>
          </table:table-cell>
          <table:table-cell office:value-type="float" office:value="1120" calcext:value-type="float">
            <text:p>1120</text:p>
          </table:table-cell>
          <table:table-cell table:formula="of:=[.B1642]-[.B$2]" office:value-type="float" office:value="45.2508931159973" calcext:value-type="float">
            <text:p>45.250893116</text:p>
          </table:table-cell>
          <table:table-cell table:formula="of:=[.C1642]/([.D1642]-[.D1641])" office:value-type="float" office:value="134702.657567242" calcext:value-type="float">
            <text:p>134702.657567242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1456446825.33505" calcext:value-type="float">
            <text:p>1456446825.33505</text:p>
          </table:table-cell>
          <table:table-cell office:value-type="float" office:value="1120" calcext:value-type="float">
            <text:p>1120</text:p>
          </table:table-cell>
          <table:table-cell table:formula="of:=[.B1643]-[.B$2]" office:value-type="float" office:value="45.2616472244263" calcext:value-type="float">
            <text:p>45.2616472244</text:p>
          </table:table-cell>
          <table:table-cell table:formula="of:=[.C1643]/([.D1643]-[.D1642])" office:value-type="float" office:value="104146.243958675" calcext:value-type="float">
            <text:p>104146.243958675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1456446825.34605" calcext:value-type="float">
            <text:p>1456446825.34605</text:p>
          </table:table-cell>
          <table:table-cell office:value-type="float" office:value="1120" calcext:value-type="float">
            <text:p>1120</text:p>
          </table:table-cell>
          <table:table-cell table:formula="of:=[.B1644]-[.B$2]" office:value-type="float" office:value="45.2726504802704" calcext:value-type="float">
            <text:p>45.2726504803</text:p>
          </table:table-cell>
          <table:table-cell table:formula="of:=[.C1644]/([.D1644]-[.D1643])" office:value-type="float" office:value="101788.053996663" calcext:value-type="float">
            <text:p>101788.053996663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1456446825.35662" calcext:value-type="float">
            <text:p>1456446825.35662</text:p>
          </table:table-cell>
          <table:table-cell office:value-type="float" office:value="1120" calcext:value-type="float">
            <text:p>1120</text:p>
          </table:table-cell>
          <table:table-cell table:formula="of:=[.B1645]-[.B$2]" office:value-type="float" office:value="45.2832183837891" calcext:value-type="float">
            <text:p>45.2832183838</text:p>
          </table:table-cell>
          <table:table-cell table:formula="of:=[.C1645]/([.D1645]-[.D1644])" office:value-type="float" office:value="105981.285504794" calcext:value-type="float">
            <text:p>105981.285504794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1456446825.36767" calcext:value-type="float">
            <text:p>1456446825.36767</text:p>
          </table:table-cell>
          <table:table-cell office:value-type="float" office:value="1120" calcext:value-type="float">
            <text:p>1120</text:p>
          </table:table-cell>
          <table:table-cell table:formula="of:=[.B1646]-[.B$2]" office:value-type="float" office:value="45.2942690849304" calcext:value-type="float">
            <text:p>45.2942690849</text:p>
          </table:table-cell>
          <table:table-cell table:formula="of:=[.C1646]/([.D1646]-[.D1645])" office:value-type="float" office:value="101351.035167206" calcext:value-type="float">
            <text:p>101351.035167206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1456446825.37195" calcext:value-type="float">
            <text:p>1456446825.37195</text:p>
          </table:table-cell>
          <table:table-cell office:value-type="float" office:value="1120" calcext:value-type="float">
            <text:p>1120</text:p>
          </table:table-cell>
          <table:table-cell table:formula="of:=[.B1647]-[.B$2]" office:value-type="float" office:value="45.2985491752625" calcext:value-type="float">
            <text:p>45.2985491753</text:p>
          </table:table-cell>
          <table:table-cell table:formula="of:=[.C1647]/([.D1647]-[.D1646])" office:value-type="float" office:value="261676.720142602" calcext:value-type="float">
            <text:p>261676.720142602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1456446825.38261" calcext:value-type="float">
            <text:p>1456446825.38261</text:p>
          </table:table-cell>
          <table:table-cell office:value-type="float" office:value="1120" calcext:value-type="float">
            <text:p>1120</text:p>
          </table:table-cell>
          <table:table-cell table:formula="of:=[.B1648]-[.B$2]" office:value-type="float" office:value="45.3092103004456" calcext:value-type="float">
            <text:p>45.3092103004</text:p>
          </table:table-cell>
          <table:table-cell table:formula="of:=[.C1648]/([.D1648]-[.D1647])" office:value-type="float" office:value="105054.577332498" calcext:value-type="float">
            <text:p>105054.577332498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1456446825.39347" calcext:value-type="float">
            <text:p>1456446825.39347</text:p>
          </table:table-cell>
          <table:table-cell office:value-type="float" office:value="1120" calcext:value-type="float">
            <text:p>1120</text:p>
          </table:table-cell>
          <table:table-cell table:formula="of:=[.B1649]-[.B$2]" office:value-type="float" office:value="45.3200664520264" calcext:value-type="float">
            <text:p>45.320066452</text:p>
          </table:table-cell>
          <table:table-cell table:formula="of:=[.C1649]/([.D1649]-[.D1648])" office:value-type="float" office:value="103167.314094962" calcext:value-type="float">
            <text:p>103167.314094962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1456446825.40433" calcext:value-type="float">
            <text:p>1456446825.40433</text:p>
          </table:table-cell>
          <table:table-cell office:value-type="float" office:value="1120" calcext:value-type="float">
            <text:p>1120</text:p>
          </table:table-cell>
          <table:table-cell table:formula="of:=[.B1650]-[.B$2]" office:value-type="float" office:value="45.3309216499329" calcext:value-type="float">
            <text:p>45.3309216499</text:p>
          </table:table-cell>
          <table:table-cell table:formula="of:=[.C1650]/([.D1650]-[.D1649])" office:value-type="float" office:value="103176.377772897" calcext:value-type="float">
            <text:p>103176.377772897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1456446825.4151" calcext:value-type="float">
            <text:p>1456446825.4151</text:p>
          </table:table-cell>
          <table:table-cell office:value-type="float" office:value="1120" calcext:value-type="float">
            <text:p>1120</text:p>
          </table:table-cell>
          <table:table-cell table:formula="of:=[.B1651]-[.B$2]" office:value-type="float" office:value="45.3417007923126" calcext:value-type="float">
            <text:p>45.3417007923</text:p>
          </table:table-cell>
          <table:table-cell table:formula="of:=[.C1651]/([.D1651]-[.D1650])" office:value-type="float" office:value="103904.3701754" calcext:value-type="float">
            <text:p>103904.3701754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456446825.42594" calcext:value-type="float">
            <text:p>1456446825.42594</text:p>
          </table:table-cell>
          <table:table-cell office:value-type="float" office:value="1120" calcext:value-type="float">
            <text:p>1120</text:p>
          </table:table-cell>
          <table:table-cell table:formula="of:=[.B1652]-[.B$2]" office:value-type="float" office:value="45.3525388240814" calcext:value-type="float">
            <text:p>45.3525388241</text:p>
          </table:table-cell>
          <table:table-cell table:formula="of:=[.C1652]/([.D1652]-[.D1651])" office:value-type="float" office:value="103339.796735448" calcext:value-type="float">
            <text:p>103339.796735448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1456446825.43659" calcext:value-type="float">
            <text:p>1456446825.43659</text:p>
          </table:table-cell>
          <table:table-cell office:value-type="float" office:value="1120" calcext:value-type="float">
            <text:p>1120</text:p>
          </table:table-cell>
          <table:table-cell table:formula="of:=[.B1653]-[.B$2]" office:value-type="float" office:value="45.3631851673126" calcext:value-type="float">
            <text:p>45.3631851673</text:p>
          </table:table-cell>
          <table:table-cell table:formula="of:=[.C1653]/([.D1653]-[.D1652])" office:value-type="float" office:value="105200.440721996" calcext:value-type="float">
            <text:p>105200.440721996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1456446825.44903" calcext:value-type="float">
            <text:p>1456446825.44903</text:p>
          </table:table-cell>
          <table:table-cell office:value-type="float" office:value="1120" calcext:value-type="float">
            <text:p>1120</text:p>
          </table:table-cell>
          <table:table-cell table:formula="of:=[.B1654]-[.B$2]" office:value-type="float" office:value="45.3756284713745" calcext:value-type="float">
            <text:p>45.3756284714</text:p>
          </table:table-cell>
          <table:table-cell table:formula="of:=[.C1654]/([.D1654]-[.D1653])" office:value-type="float" office:value="90008.2481653925" calcext:value-type="float">
            <text:p>90008.2481653925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1456446825.46516" calcext:value-type="float">
            <text:p>1456446825.46516</text:p>
          </table:table-cell>
          <table:table-cell office:value-type="float" office:value="1120" calcext:value-type="float">
            <text:p>1120</text:p>
          </table:table-cell>
          <table:table-cell table:formula="of:=[.B1655]-[.B$2]" office:value-type="float" office:value="45.3917603492737" calcext:value-type="float">
            <text:p>45.3917603493</text:p>
          </table:table-cell>
          <table:table-cell table:formula="of:=[.C1655]/([.D1655]-[.D1654])" office:value-type="float" office:value="69427.750879371" calcext:value-type="float">
            <text:p>69427.750879371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1456446825.47626" calcext:value-type="float">
            <text:p>1456446825.47626</text:p>
          </table:table-cell>
          <table:table-cell office:value-type="float" office:value="1120" calcext:value-type="float">
            <text:p>1120</text:p>
          </table:table-cell>
          <table:table-cell table:formula="of:=[.B1656]-[.B$2]" office:value-type="float" office:value="45.4028549194336" calcext:value-type="float">
            <text:p>45.4028549194</text:p>
          </table:table-cell>
          <table:table-cell table:formula="of:=[.C1656]/([.D1656]-[.D1655])" office:value-type="float" office:value="100950.283233765" calcext:value-type="float">
            <text:p>100950.283233765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1456446825.48684" calcext:value-type="float">
            <text:p>1456446825.48684</text:p>
          </table:table-cell>
          <table:table-cell office:value-type="float" office:value="1120" calcext:value-type="float">
            <text:p>1120</text:p>
          </table:table-cell>
          <table:table-cell table:formula="of:=[.B1657]-[.B$2]" office:value-type="float" office:value="45.4134335517883" calcext:value-type="float">
            <text:p>45.4134335518</text:p>
          </table:table-cell>
          <table:table-cell table:formula="of:=[.C1657]/([.D1657]-[.D1656])" office:value-type="float" office:value="105873.799414018" calcext:value-type="float">
            <text:p>105873.799414018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1456446825.49771" calcext:value-type="float">
            <text:p>1456446825.49771</text:p>
          </table:table-cell>
          <table:table-cell office:value-type="float" office:value="1120" calcext:value-type="float">
            <text:p>1120</text:p>
          </table:table-cell>
          <table:table-cell table:formula="of:=[.B1658]-[.B$2]" office:value-type="float" office:value="45.4243047237396" calcext:value-type="float">
            <text:p>45.4243047237</text:p>
          </table:table-cell>
          <table:table-cell table:formula="of:=[.C1658]/([.D1658]-[.D1657])" office:value-type="float" office:value="103024.770927912" calcext:value-type="float">
            <text:p>103024.770927912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1456446825.50862" calcext:value-type="float">
            <text:p>1456446825.50862</text:p>
          </table:table-cell>
          <table:table-cell office:value-type="float" office:value="1120" calcext:value-type="float">
            <text:p>1120</text:p>
          </table:table-cell>
          <table:table-cell table:formula="of:=[.B1659]-[.B$2]" office:value-type="float" office:value="45.4352133274078" calcext:value-type="float">
            <text:p>45.4352133274</text:p>
          </table:table-cell>
          <table:table-cell table:formula="of:=[.C1659]/([.D1659]-[.D1658])" office:value-type="float" office:value="102671.252349521" calcext:value-type="float">
            <text:p>102671.252349521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1456446825.51949" calcext:value-type="float">
            <text:p>1456446825.51949</text:p>
          </table:table-cell>
          <table:table-cell office:value-type="float" office:value="1120" calcext:value-type="float">
            <text:p>1120</text:p>
          </table:table-cell>
          <table:table-cell table:formula="of:=[.B1660]-[.B$2]" office:value-type="float" office:value="45.4460861682892" calcext:value-type="float">
            <text:p>45.4460861683</text:p>
          </table:table-cell>
          <table:table-cell table:formula="of:=[.C1660]/([.D1660]-[.D1659])" office:value-type="float" office:value="103008.957109026" calcext:value-type="float">
            <text:p>103008.957109026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1456446825.53031" calcext:value-type="float">
            <text:p>1456446825.53031</text:p>
          </table:table-cell>
          <table:table-cell office:value-type="float" office:value="1120" calcext:value-type="float">
            <text:p>1120</text:p>
          </table:table-cell>
          <table:table-cell table:formula="of:=[.B1661]-[.B$2]" office:value-type="float" office:value="45.4569063186646" calcext:value-type="float">
            <text:p>45.4569063187</text:p>
          </table:table-cell>
          <table:table-cell table:formula="of:=[.C1661]/([.D1661]-[.D1660])" office:value-type="float" office:value="103510.57620695" calcext:value-type="float">
            <text:p>103510.57620695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456446825.54103" calcext:value-type="float">
            <text:p>1456446825.54103</text:p>
          </table:table-cell>
          <table:table-cell office:value-type="float" office:value="1120" calcext:value-type="float">
            <text:p>1120</text:p>
          </table:table-cell>
          <table:table-cell table:formula="of:=[.B1662]-[.B$2]" office:value-type="float" office:value="45.4676289558411" calcext:value-type="float">
            <text:p>45.4676289558</text:p>
          </table:table-cell>
          <table:table-cell table:formula="of:=[.C1662]/([.D1662]-[.D1661])" office:value-type="float" office:value="104451.916218259" calcext:value-type="float">
            <text:p>104451.916218259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1456446825.55174" calcext:value-type="float">
            <text:p>1456446825.55174</text:p>
          </table:table-cell>
          <table:table-cell office:value-type="float" office:value="1120" calcext:value-type="float">
            <text:p>1120</text:p>
          </table:table-cell>
          <table:table-cell table:formula="of:=[.B1663]-[.B$2]" office:value-type="float" office:value="45.4783318042755" calcext:value-type="float">
            <text:p>45.4783318043</text:p>
          </table:table-cell>
          <table:table-cell table:formula="of:=[.C1663]/([.D1663]-[.D1662])" office:value-type="float" office:value="104645.039762981" calcext:value-type="float">
            <text:p>104645.039762981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1456446825.5625" calcext:value-type="float">
            <text:p>1456446825.5625</text:p>
          </table:table-cell>
          <table:table-cell office:value-type="float" office:value="1120" calcext:value-type="float">
            <text:p>1120</text:p>
          </table:table-cell>
          <table:table-cell table:formula="of:=[.B1664]-[.B$2]" office:value-type="float" office:value="45.4890949726105" calcext:value-type="float">
            <text:p>45.4890949726</text:p>
          </table:table-cell>
          <table:table-cell table:formula="of:=[.C1664]/([.D1664]-[.D1663])" office:value-type="float" office:value="104058.578770158" calcext:value-type="float">
            <text:p>104058.578770158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1456446825.57332" calcext:value-type="float">
            <text:p>1456446825.57332</text:p>
          </table:table-cell>
          <table:table-cell office:value-type="float" office:value="1120" calcext:value-type="float">
            <text:p>1120</text:p>
          </table:table-cell>
          <table:table-cell table:formula="of:=[.B1665]-[.B$2]" office:value-type="float" office:value="45.4999179840088" calcext:value-type="float">
            <text:p>45.499917984</text:p>
          </table:table-cell>
          <table:table-cell table:formula="of:=[.C1665]/([.D1665]-[.D1664])" office:value-type="float" office:value="103483.213569776" calcext:value-type="float">
            <text:p>103483.213569776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1456446825.58414" calcext:value-type="float">
            <text:p>1456446825.58414</text:p>
          </table:table-cell>
          <table:table-cell office:value-type="float" office:value="1120" calcext:value-type="float">
            <text:p>1120</text:p>
          </table:table-cell>
          <table:table-cell table:formula="of:=[.B1666]-[.B$2]" office:value-type="float" office:value="45.5107386112213" calcext:value-type="float">
            <text:p>45.5107386112</text:p>
          </table:table-cell>
          <table:table-cell table:formula="of:=[.C1666]/([.D1666]-[.D1665])" office:value-type="float" office:value="103506.014762587" calcext:value-type="float">
            <text:p>103506.014762587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1456446825.59512" calcext:value-type="float">
            <text:p>1456446825.59512</text:p>
          </table:table-cell>
          <table:table-cell office:value-type="float" office:value="1120" calcext:value-type="float">
            <text:p>1120</text:p>
          </table:table-cell>
          <table:table-cell table:formula="of:=[.B1667]-[.B$2]" office:value-type="float" office:value="45.5217196941376" calcext:value-type="float">
            <text:p>45.5217196941</text:p>
          </table:table-cell>
          <table:table-cell table:formula="of:=[.C1667]/([.D1667]-[.D1666])" office:value-type="float" office:value="101993.583742238" calcext:value-type="float">
            <text:p>101993.583742238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1456446825.60604" calcext:value-type="float">
            <text:p>1456446825.60604</text:p>
          </table:table-cell>
          <table:table-cell office:value-type="float" office:value="1120" calcext:value-type="float">
            <text:p>1120</text:p>
          </table:table-cell>
          <table:table-cell table:formula="of:=[.B1668]-[.B$2]" office:value-type="float" office:value="45.5326383113861" calcext:value-type="float">
            <text:p>45.5326383114</text:p>
          </table:table-cell>
          <table:table-cell table:formula="of:=[.C1668]/([.D1668]-[.D1667])" office:value-type="float" office:value="102577.091449035" calcext:value-type="float">
            <text:p>102577.091449035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1456446825.60963" calcext:value-type="float">
            <text:p>1456446825.60963</text:p>
          </table:table-cell>
          <table:table-cell office:value-type="float" office:value="1120" calcext:value-type="float">
            <text:p>1120</text:p>
          </table:table-cell>
          <table:table-cell table:formula="of:=[.B1669]-[.B$2]" office:value-type="float" office:value="45.5362288951874" calcext:value-type="float">
            <text:p>45.5362288952</text:p>
          </table:table-cell>
          <table:table-cell table:formula="of:=[.C1669]/([.D1669]-[.D1668])" office:value-type="float" office:value="311926.990703851" calcext:value-type="float">
            <text:p>311926.990703851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1456446825.62033" calcext:value-type="float">
            <text:p>1456446825.62033</text:p>
          </table:table-cell>
          <table:table-cell office:value-type="float" office:value="1120" calcext:value-type="float">
            <text:p>1120</text:p>
          </table:table-cell>
          <table:table-cell table:formula="of:=[.B1670]-[.B$2]" office:value-type="float" office:value="45.5469233989716" calcext:value-type="float">
            <text:p>45.546923399</text:p>
          </table:table-cell>
          <table:table-cell table:formula="of:=[.C1670]/([.D1670]-[.D1669])" office:value-type="float" office:value="104726.691635456" calcext:value-type="float">
            <text:p>104726.691635456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1456446825.63116" calcext:value-type="float">
            <text:p>1456446825.63116</text:p>
          </table:table-cell>
          <table:table-cell office:value-type="float" office:value="1120" calcext:value-type="float">
            <text:p>1120</text:p>
          </table:table-cell>
          <table:table-cell table:formula="of:=[.B1671]-[.B$2]" office:value-type="float" office:value="45.55775141716" calcext:value-type="float">
            <text:p>45.5577514172</text:p>
          </table:table-cell>
          <table:table-cell table:formula="of:=[.C1671]/([.D1671]-[.D1670])" office:value-type="float" office:value="103435.363748459" calcext:value-type="float">
            <text:p>103435.363748459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456446825.64194" calcext:value-type="float">
            <text:p>1456446825.64194</text:p>
          </table:table-cell>
          <table:table-cell office:value-type="float" office:value="1120" calcext:value-type="float">
            <text:p>1120</text:p>
          </table:table-cell>
          <table:table-cell table:formula="of:=[.B1672]-[.B$2]" office:value-type="float" office:value="45.5685338973999" calcext:value-type="float">
            <text:p>45.5685338974</text:p>
          </table:table-cell>
          <table:table-cell table:formula="of:=[.C1672]/([.D1672]-[.D1671])" office:value-type="float" office:value="103872.205196241" calcext:value-type="float">
            <text:p>103872.205196241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1456446825.65262" calcext:value-type="float">
            <text:p>1456446825.65262</text:p>
          </table:table-cell>
          <table:table-cell office:value-type="float" office:value="1120" calcext:value-type="float">
            <text:p>1120</text:p>
          </table:table-cell>
          <table:table-cell table:formula="of:=[.B1673]-[.B$2]" office:value-type="float" office:value="45.5792210102081" calcext:value-type="float">
            <text:p>45.5792210102</text:p>
          </table:table-cell>
          <table:table-cell table:formula="of:=[.C1673]/([.D1673]-[.D1672])" office:value-type="float" office:value="104799.118349136" calcext:value-type="float">
            <text:p>104799.118349136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1456446825.66338" calcext:value-type="float">
            <text:p>1456446825.66338</text:p>
          </table:table-cell>
          <table:table-cell office:value-type="float" office:value="1120" calcext:value-type="float">
            <text:p>1120</text:p>
          </table:table-cell>
          <table:table-cell table:formula="of:=[.B1674]-[.B$2]" office:value-type="float" office:value="45.5899810791016" calcext:value-type="float">
            <text:p>45.5899810791</text:p>
          </table:table-cell>
          <table:table-cell table:formula="of:=[.C1674]/([.D1674]-[.D1673])" office:value-type="float" office:value="104088.552879396" calcext:value-type="float">
            <text:p>104088.552879396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1456446825.68177" calcext:value-type="float">
            <text:p>1456446825.68177</text:p>
          </table:table-cell>
          <table:table-cell office:value-type="float" office:value="1120" calcext:value-type="float">
            <text:p>1120</text:p>
          </table:table-cell>
          <table:table-cell table:formula="of:=[.B1675]-[.B$2]" office:value-type="float" office:value="45.6083698272705" calcext:value-type="float">
            <text:p>45.6083698273</text:p>
          </table:table-cell>
          <table:table-cell table:formula="of:=[.C1675]/([.D1675]-[.D1674])" office:value-type="float" office:value="60906.8104968364" calcext:value-type="float">
            <text:p>60906.8104968364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1456446825.69255" calcext:value-type="float">
            <text:p>1456446825.69255</text:p>
          </table:table-cell>
          <table:table-cell office:value-type="float" office:value="1120" calcext:value-type="float">
            <text:p>1120</text:p>
          </table:table-cell>
          <table:table-cell table:formula="of:=[.B1676]-[.B$2]" office:value-type="float" office:value="45.6191456317902" calcext:value-type="float">
            <text:p>45.6191456318</text:p>
          </table:table-cell>
          <table:table-cell table:formula="of:=[.C1676]/([.D1676]-[.D1675])" office:value-type="float" office:value="103936.555081089" calcext:value-type="float">
            <text:p>103936.555081089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1456446825.70332" calcext:value-type="float">
            <text:p>1456446825.70332</text:p>
          </table:table-cell>
          <table:table-cell office:value-type="float" office:value="1120" calcext:value-type="float">
            <text:p>1120</text:p>
          </table:table-cell>
          <table:table-cell table:formula="of:=[.B1677]-[.B$2]" office:value-type="float" office:value="45.6299149990082" calcext:value-type="float">
            <text:p>45.629914999</text:p>
          </table:table-cell>
          <table:table-cell table:formula="of:=[.C1677]/([.D1677]-[.D1676])" office:value-type="float" office:value="103998.682311269" calcext:value-type="float">
            <text:p>103998.682311269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1456446825.71414" calcext:value-type="float">
            <text:p>1456446825.71414</text:p>
          </table:table-cell>
          <table:table-cell office:value-type="float" office:value="1120" calcext:value-type="float">
            <text:p>1120</text:p>
          </table:table-cell>
          <table:table-cell table:formula="of:=[.B1678]-[.B$2]" office:value-type="float" office:value="45.6407380104065" calcext:value-type="float">
            <text:p>45.6407380104</text:p>
          </table:table-cell>
          <table:table-cell table:formula="of:=[.C1678]/([.D1678]-[.D1677])" office:value-type="float" office:value="103483.213569776" calcext:value-type="float">
            <text:p>103483.213569776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1456446825.72494" calcext:value-type="float">
            <text:p>1456446825.72494</text:p>
          </table:table-cell>
          <table:table-cell office:value-type="float" office:value="1120" calcext:value-type="float">
            <text:p>1120</text:p>
          </table:table-cell>
          <table:table-cell table:formula="of:=[.B1679]-[.B$2]" office:value-type="float" office:value="45.651540517807" calcext:value-type="float">
            <text:p>45.6515405178</text:p>
          </table:table-cell>
          <table:table-cell table:formula="of:=[.C1679]/([.D1679]-[.D1678])" office:value-type="float" office:value="103679.632744046" calcext:value-type="float">
            <text:p>103679.632744046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1456446825.73606" calcext:value-type="float">
            <text:p>1456446825.73606</text:p>
          </table:table-cell>
          <table:table-cell office:value-type="float" office:value="1120" calcext:value-type="float">
            <text:p>1120</text:p>
          </table:table-cell>
          <table:table-cell table:formula="of:=[.B1680]-[.B$2]" office:value-type="float" office:value="45.6626536846161" calcext:value-type="float">
            <text:p>45.6626536846</text:p>
          </table:table-cell>
          <table:table-cell table:formula="of:=[.C1680]/([.D1680]-[.D1679])" office:value-type="float" office:value="100781.354157728" calcext:value-type="float">
            <text:p>100781.354157728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1456446825.74674" calcext:value-type="float">
            <text:p>1456446825.74674</text:p>
          </table:table-cell>
          <table:table-cell office:value-type="float" office:value="1120" calcext:value-type="float">
            <text:p>1120</text:p>
          </table:table-cell>
          <table:table-cell table:formula="of:=[.B1681]-[.B$2]" office:value-type="float" office:value="45.67333984375" calcext:value-type="float">
            <text:p>45.6733398438</text:p>
          </table:table-cell>
          <table:table-cell table:formula="of:=[.C1681]/([.D1681]-[.D1680])" office:value-type="float" office:value="104808.471029205" calcext:value-type="float">
            <text:p>104808.471029205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456446825.7578" calcext:value-type="float">
            <text:p>1456446825.7578</text:p>
          </table:table-cell>
          <table:table-cell office:value-type="float" office:value="1120" calcext:value-type="float">
            <text:p>1120</text:p>
          </table:table-cell>
          <table:table-cell table:formula="of:=[.B1682]-[.B$2]" office:value-type="float" office:value="45.6844005584717" calcext:value-type="float">
            <text:p>45.6844005585</text:p>
          </table:table-cell>
          <table:table-cell table:formula="of:=[.C1682]/([.D1682]-[.D1681])" office:value-type="float" office:value="101259.279186067" calcext:value-type="float">
            <text:p>101259.279186067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1456446825.76876" calcext:value-type="float">
            <text:p>1456446825.76876</text:p>
          </table:table-cell>
          <table:table-cell office:value-type="float" office:value="1120" calcext:value-type="float">
            <text:p>1120</text:p>
          </table:table-cell>
          <table:table-cell table:formula="of:=[.B1683]-[.B$2]" office:value-type="float" office:value="45.6953599452972" calcext:value-type="float">
            <text:p>45.6953599453</text:p>
          </table:table-cell>
          <table:table-cell table:formula="of:=[.C1683]/([.D1683]-[.D1682])" office:value-type="float" office:value="102195.498509801" calcext:value-type="float">
            <text:p>102195.498509801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1456446825.7795" calcext:value-type="float">
            <text:p>1456446825.7795</text:p>
          </table:table-cell>
          <table:table-cell office:value-type="float" office:value="1120" calcext:value-type="float">
            <text:p>1120</text:p>
          </table:table-cell>
          <table:table-cell table:formula="of:=[.B1684]-[.B$2]" office:value-type="float" office:value="45.7061004638672" calcext:value-type="float">
            <text:p>45.7061004639</text:p>
          </table:table-cell>
          <table:table-cell table:formula="of:=[.C1684]/([.D1684]-[.D1683])" office:value-type="float" office:value="104278.019045928" calcext:value-type="float">
            <text:p>104278.019045928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1456446825.79035" calcext:value-type="float">
            <text:p>1456446825.79035</text:p>
          </table:table-cell>
          <table:table-cell office:value-type="float" office:value="1120" calcext:value-type="float">
            <text:p>1120</text:p>
          </table:table-cell>
          <table:table-cell table:formula="of:=[.B1685]-[.B$2]" office:value-type="float" office:value="45.7169463634491" calcext:value-type="float">
            <text:p>45.7169463634</text:p>
          </table:table-cell>
          <table:table-cell table:formula="of:=[.C1685]/([.D1685]-[.D1684])" office:value-type="float" office:value="103264.832164604" calcext:value-type="float">
            <text:p>103264.832164604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1456446825.80112" calcext:value-type="float">
            <text:p>1456446825.80112</text:p>
          </table:table-cell>
          <table:table-cell office:value-type="float" office:value="1120" calcext:value-type="float">
            <text:p>1120</text:p>
          </table:table-cell>
          <table:table-cell table:formula="of:=[.B1686]-[.B$2]" office:value-type="float" office:value="45.7277193069458" calcext:value-type="float">
            <text:p>45.7277193069</text:p>
          </table:table-cell>
          <table:table-cell table:formula="of:=[.C1686]/([.D1686]-[.D1685])" office:value-type="float" office:value="103964.158017041" calcext:value-type="float">
            <text:p>103964.158017041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1456446825.81192" calcext:value-type="float">
            <text:p>1456446825.81192</text:p>
          </table:table-cell>
          <table:table-cell office:value-type="float" office:value="1120" calcext:value-type="float">
            <text:p>1120</text:p>
          </table:table-cell>
          <table:table-cell table:formula="of:=[.B1687]-[.B$2]" office:value-type="float" office:value="45.7385122776032" calcext:value-type="float">
            <text:p>45.7385122776</text:p>
          </table:table-cell>
          <table:table-cell table:formula="of:=[.C1687]/([.D1687]-[.D1686])" office:value-type="float" office:value="103771.244781197" calcext:value-type="float">
            <text:p>103771.244781197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1456446825.82254" calcext:value-type="float">
            <text:p>1456446825.82254</text:p>
          </table:table-cell>
          <table:table-cell office:value-type="float" office:value="1120" calcext:value-type="float">
            <text:p>1120</text:p>
          </table:table-cell>
          <table:table-cell table:formula="of:=[.B1688]-[.B$2]" office:value-type="float" office:value="45.7491319179535" calcext:value-type="float">
            <text:p>45.749131918</text:p>
          </table:table-cell>
          <table:table-cell table:formula="of:=[.C1688]/([.D1688]-[.D1687])" office:value-type="float" office:value="105464.965201383" calcext:value-type="float">
            <text:p>105464.965201383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1456446825.83332" calcext:value-type="float">
            <text:p>1456446825.83332</text:p>
          </table:table-cell>
          <table:table-cell office:value-type="float" office:value="1120" calcext:value-type="float">
            <text:p>1120</text:p>
          </table:table-cell>
          <table:table-cell table:formula="of:=[.B1689]-[.B$2]" office:value-type="float" office:value="45.7599177360535" calcext:value-type="float">
            <text:p>45.7599177361</text:p>
          </table:table-cell>
          <table:table-cell table:formula="of:=[.C1689]/([.D1689]-[.D1688])" office:value-type="float" office:value="103840.060125113" calcext:value-type="float">
            <text:p>103840.060125113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1456446825.84426" calcext:value-type="float">
            <text:p>1456446825.84426</text:p>
          </table:table-cell>
          <table:table-cell office:value-type="float" office:value="1120" calcext:value-type="float">
            <text:p>1120</text:p>
          </table:table-cell>
          <table:table-cell table:formula="of:=[.B1690]-[.B$2]" office:value-type="float" office:value="45.7708570957184" calcext:value-type="float">
            <text:p>45.7708570957</text:p>
          </table:table-cell>
          <table:table-cell table:formula="of:=[.C1690]/([.D1690]-[.D1689])" office:value-type="float" office:value="102382.592245494" calcext:value-type="float">
            <text:p>102382.592245494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1456446825.84782" calcext:value-type="float">
            <text:p>1456446825.84782</text:p>
          </table:table-cell>
          <table:table-cell office:value-type="float" office:value="1120" calcext:value-type="float">
            <text:p>1120</text:p>
          </table:table-cell>
          <table:table-cell table:formula="of:=[.B1691]-[.B$2]" office:value-type="float" office:value="45.7744147777557" calcext:value-type="float">
            <text:p>45.7744147778</text:p>
          </table:table-cell>
          <table:table-cell table:formula="of:=[.C1691]/([.D1691]-[.D1690])" office:value-type="float" office:value="314811.719608632" calcext:value-type="float">
            <text:p>314811.719608632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456446825.85771" calcext:value-type="float">
            <text:p>1456446825.85771</text:p>
          </table:table-cell>
          <table:table-cell office:value-type="float" office:value="1120" calcext:value-type="float">
            <text:p>1120</text:p>
          </table:table-cell>
          <table:table-cell table:formula="of:=[.B1692]-[.B$2]" office:value-type="float" office:value="45.7843024730682" calcext:value-type="float">
            <text:p>45.7843024731</text:p>
          </table:table-cell>
          <table:table-cell table:formula="of:=[.C1692]/([.D1692]-[.D1691])" office:value-type="float" office:value="113272.098765432" calcext:value-type="float">
            <text:p>113272.098765432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1456446825.86867" calcext:value-type="float">
            <text:p>1456446825.86867</text:p>
          </table:table-cell>
          <table:table-cell office:value-type="float" office:value="1120" calcext:value-type="float">
            <text:p>1120</text:p>
          </table:table-cell>
          <table:table-cell table:formula="of:=[.B1693]-[.B$2]" office:value-type="float" office:value="45.7952642440796" calcext:value-type="float">
            <text:p>45.7952642441</text:p>
          </table:table-cell>
          <table:table-cell table:formula="of:=[.C1693]/([.D1693]-[.D1692])" office:value-type="float" office:value="102173.270983318" calcext:value-type="float">
            <text:p>102173.270983318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1456446825.87949" calcext:value-type="float">
            <text:p>1456446825.87949</text:p>
          </table:table-cell>
          <table:table-cell office:value-type="float" office:value="1120" calcext:value-type="float">
            <text:p>1120</text:p>
          </table:table-cell>
          <table:table-cell table:formula="of:=[.B1694]-[.B$2]" office:value-type="float" office:value="45.8060836791992" calcext:value-type="float">
            <text:p>45.8060836792</text:p>
          </table:table-cell>
          <table:table-cell table:formula="of:=[.C1694]/([.D1694]-[.D1693])" office:value-type="float" office:value="103517.419127369" calcext:value-type="float">
            <text:p>103517.419127369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1456446825.89898" calcext:value-type="float">
            <text:p>1456446825.89898</text:p>
          </table:table-cell>
          <table:table-cell office:value-type="float" office:value="1120" calcext:value-type="float">
            <text:p>1120</text:p>
          </table:table-cell>
          <table:table-cell table:formula="of:=[.B1695]-[.B$2]" office:value-type="float" office:value="45.8255789279938" calcext:value-type="float">
            <text:p>45.825578928</text:p>
          </table:table-cell>
          <table:table-cell table:formula="of:=[.C1695]/([.D1695]-[.D1694])" office:value-type="float" office:value="57449.8951925546" calcext:value-type="float">
            <text:p>57449.8951925546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1456446825.9097" calcext:value-type="float">
            <text:p>1456446825.9097</text:p>
          </table:table-cell>
          <table:table-cell office:value-type="float" office:value="1120" calcext:value-type="float">
            <text:p>1120</text:p>
          </table:table-cell>
          <table:table-cell table:formula="of:=[.B1696]-[.B$2]" office:value-type="float" office:value="45.8362979888916" calcext:value-type="float">
            <text:p>45.8362979889</text:p>
          </table:table-cell>
          <table:table-cell table:formula="of:=[.C1696]/([.D1696]-[.D1695])" office:value-type="float" office:value="104486.765275028" calcext:value-type="float">
            <text:p>104486.765275028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1456446825.92043" calcext:value-type="float">
            <text:p>1456446825.92043</text:p>
          </table:table-cell>
          <table:table-cell office:value-type="float" office:value="1120" calcext:value-type="float">
            <text:p>1120</text:p>
          </table:table-cell>
          <table:table-cell table:formula="of:=[.B1697]-[.B$2]" office:value-type="float" office:value="45.8470237255096" calcext:value-type="float">
            <text:p>45.8470237255</text:p>
          </table:table-cell>
          <table:table-cell table:formula="of:=[.C1697]/([.D1697]-[.D1696])" office:value-type="float" office:value="104421.7325005" calcext:value-type="float">
            <text:p>104421.7325005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1456446825.93115" calcext:value-type="float">
            <text:p>1456446825.93115</text:p>
          </table:table-cell>
          <table:table-cell office:value-type="float" office:value="1120" calcext:value-type="float">
            <text:p>1120</text:p>
          </table:table-cell>
          <table:table-cell table:formula="of:=[.B1698]-[.B$2]" office:value-type="float" office:value="45.8577487468719" calcext:value-type="float">
            <text:p>45.8577487469</text:p>
          </table:table-cell>
          <table:table-cell table:formula="of:=[.C1698]/([.D1698]-[.D1697])" office:value-type="float" office:value="104428.696425396" calcext:value-type="float">
            <text:p>104428.696425396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1456446825.94195" calcext:value-type="float">
            <text:p>1456446825.94195</text:p>
          </table:table-cell>
          <table:table-cell office:value-type="float" office:value="1120" calcext:value-type="float">
            <text:p>1120</text:p>
          </table:table-cell>
          <table:table-cell table:formula="of:=[.B1699]-[.B$2]" office:value-type="float" office:value="45.8685438632965" calcext:value-type="float">
            <text:p>45.8685438633</text:p>
          </table:table-cell>
          <table:table-cell table:formula="of:=[.C1699]/([.D1699]-[.D1698])" office:value-type="float" office:value="103750.617960157" calcext:value-type="float">
            <text:p>103750.617960157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1456446825.95271" calcext:value-type="float">
            <text:p>1456446825.95271</text:p>
          </table:table-cell>
          <table:table-cell office:value-type="float" office:value="1120" calcext:value-type="float">
            <text:p>1120</text:p>
          </table:table-cell>
          <table:table-cell table:formula="of:=[.B1700]-[.B$2]" office:value-type="float" office:value="45.8793075084686" calcext:value-type="float">
            <text:p>45.8793075085</text:p>
          </table:table-cell>
          <table:table-cell table:formula="of:=[.C1700]/([.D1700]-[.D1699])" office:value-type="float" office:value="104053.968900899" calcext:value-type="float">
            <text:p>104053.968900899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1456446825.96355" calcext:value-type="float">
            <text:p>1456446825.96355</text:p>
          </table:table-cell>
          <table:table-cell office:value-type="float" office:value="1120" calcext:value-type="float">
            <text:p>1120</text:p>
          </table:table-cell>
          <table:table-cell table:formula="of:=[.B1701]-[.B$2]" office:value-type="float" office:value="45.8901488780975" calcext:value-type="float">
            <text:p>45.8901488781</text:p>
          </table:table-cell>
          <table:table-cell table:formula="of:=[.C1701]/([.D1701]-[.D1700])" office:value-type="float" office:value="103307.980295567" calcext:value-type="float">
            <text:p>103307.98029556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456446825.97434" calcext:value-type="float">
            <text:p>1456446825.97434</text:p>
          </table:table-cell>
          <table:table-cell office:value-type="float" office:value="1120" calcext:value-type="float">
            <text:p>1120</text:p>
          </table:table-cell>
          <table:table-cell table:formula="of:=[.B1702]-[.B$2]" office:value-type="float" office:value="45.9009342193604" calcext:value-type="float">
            <text:p>45.9009342194</text:p>
          </table:table-cell>
          <table:table-cell table:formula="of:=[.C1702]/([.D1702]-[.D1701])" office:value-type="float" office:value="103844.651059973" calcext:value-type="float">
            <text:p>103844.651059973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1456446825.98529" calcext:value-type="float">
            <text:p>1456446825.98529</text:p>
          </table:table-cell>
          <table:table-cell office:value-type="float" office:value="1120" calcext:value-type="float">
            <text:p>1120</text:p>
          </table:table-cell>
          <table:table-cell table:formula="of:=[.B1703]-[.B$2]" office:value-type="float" office:value="45.9118838310242" calcext:value-type="float">
            <text:p>45.911883831</text:p>
          </table:table-cell>
          <table:table-cell table:formula="of:=[.C1703]/([.D1703]-[.D1702])" office:value-type="float" office:value="102286.732569786" calcext:value-type="float">
            <text:p>102286.732569786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1456446825.99629" calcext:value-type="float">
            <text:p>1456446825.99629</text:p>
          </table:table-cell>
          <table:table-cell office:value-type="float" office:value="1120" calcext:value-type="float">
            <text:p>1120</text:p>
          </table:table-cell>
          <table:table-cell table:formula="of:=[.B1704]-[.B$2]" office:value-type="float" office:value="45.9228854179382" calcext:value-type="float">
            <text:p>45.9228854179</text:p>
          </table:table-cell>
          <table:table-cell table:formula="of:=[.C1704]/([.D1704]-[.D1703])" office:value-type="float" office:value="101803.495145631" calcext:value-type="float">
            <text:p>101803.495145631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1456446826.00848" calcext:value-type="float">
            <text:p>1456446826.00848</text:p>
          </table:table-cell>
          <table:table-cell office:value-type="float" office:value="1120" calcext:value-type="float">
            <text:p>1120</text:p>
          </table:table-cell>
          <table:table-cell table:formula="of:=[.B1705]-[.B$2]" office:value-type="float" office:value="45.9350783824921" calcext:value-type="float">
            <text:p>45.9350783825</text:p>
          </table:table-cell>
          <table:table-cell table:formula="of:=[.C1705]/([.D1705]-[.D1704])" office:value-type="float" office:value="91856.2499755578" calcext:value-type="float">
            <text:p>91856.2499755578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1456446826.01821" calcext:value-type="float">
            <text:p>1456446826.01821</text:p>
          </table:table-cell>
          <table:table-cell office:value-type="float" office:value="1120" calcext:value-type="float">
            <text:p>1120</text:p>
          </table:table-cell>
          <table:table-cell table:formula="of:=[.B1706]-[.B$2]" office:value-type="float" office:value="45.9448053836823" calcext:value-type="float">
            <text:p>45.9448053837</text:p>
          </table:table-cell>
          <table:table-cell table:formula="of:=[.C1706]/([.D1706]-[.D1705])" office:value-type="float" office:value="115143.401147115" calcext:value-type="float">
            <text:p>115143.401147115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1456446826.02602" calcext:value-type="float">
            <text:p>1456446826.02602</text:p>
          </table:table-cell>
          <table:table-cell office:value-type="float" office:value="1120" calcext:value-type="float">
            <text:p>1120</text:p>
          </table:table-cell>
          <table:table-cell table:formula="of:=[.B1707]-[.B$2]" office:value-type="float" office:value="45.9526128768921" calcext:value-type="float">
            <text:p>45.9526128769</text:p>
          </table:table-cell>
          <table:table-cell table:formula="of:=[.C1707]/([.D1707]-[.D1706])" office:value-type="float" office:value="143451.933917611" calcext:value-type="float">
            <text:p>143451.933917611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1456446826.03076" calcext:value-type="float">
            <text:p>1456446826.03076</text:p>
          </table:table-cell>
          <table:table-cell office:value-type="float" office:value="1120" calcext:value-type="float">
            <text:p>1120</text:p>
          </table:table-cell>
          <table:table-cell table:formula="of:=[.B1708]-[.B$2]" office:value-type="float" office:value="45.9573600292206" calcext:value-type="float">
            <text:p>45.9573600292</text:p>
          </table:table-cell>
          <table:table-cell table:formula="of:=[.C1708]/([.D1708]-[.D1707])" office:value-type="float" office:value="235930.916578776" calcext:value-type="float">
            <text:p>235930.916578776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1456446826.05064" calcext:value-type="float">
            <text:p>1456446826.05064</text:p>
          </table:table-cell>
          <table:table-cell office:value-type="float" office:value="1120" calcext:value-type="float">
            <text:p>1120</text:p>
          </table:table-cell>
          <table:table-cell table:formula="of:=[.B1709]-[.B$2]" office:value-type="float" office:value="45.9772357940674" calcext:value-type="float">
            <text:p>45.9772357941</text:p>
          </table:table-cell>
          <table:table-cell table:formula="of:=[.C1709]/([.D1709]-[.D1708])" office:value-type="float" office:value="56350.0327475559" calcext:value-type="float">
            <text:p>56350.0327475559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1456446826.06142" calcext:value-type="float">
            <text:p>1456446826.06142</text:p>
          </table:table-cell>
          <table:table-cell office:value-type="float" office:value="1120" calcext:value-type="float">
            <text:p>1120</text:p>
          </table:table-cell>
          <table:table-cell table:formula="of:=[.B1710]-[.B$2]" office:value-type="float" office:value="45.9880137443543" calcext:value-type="float">
            <text:p>45.9880137444</text:p>
          </table:table-cell>
          <table:table-cell table:formula="of:=[.C1710]/([.D1710]-[.D1709])" office:value-type="float" office:value="103915.862496129" calcext:value-type="float">
            <text:p>103915.862496129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1456446826.07209" calcext:value-type="float">
            <text:p>1456446826.07209</text:p>
          </table:table-cell>
          <table:table-cell office:value-type="float" office:value="1120" calcext:value-type="float">
            <text:p>1120</text:p>
          </table:table-cell>
          <table:table-cell table:formula="of:=[.B1711]-[.B$2]" office:value-type="float" office:value="45.9986891746521" calcext:value-type="float">
            <text:p>45.9986891747</text:p>
          </table:table-cell>
          <table:table-cell table:formula="of:=[.C1711]/([.D1711]-[.D1710])" office:value-type="float" office:value="104913.803823477" calcext:value-type="float">
            <text:p>104913.803823477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456446826.08234" calcext:value-type="float">
            <text:p>1456446826.08234</text:p>
          </table:table-cell>
          <table:table-cell office:value-type="float" office:value="1120" calcext:value-type="float">
            <text:p>1120</text:p>
          </table:table-cell>
          <table:table-cell table:formula="of:=[.B1712]-[.B$2]" office:value-type="float" office:value="46.008935213089" calcext:value-type="float">
            <text:p>46.0089352131</text:p>
          </table:table-cell>
          <table:table-cell table:formula="of:=[.C1712]/([.D1712]-[.D1711])" office:value-type="float" office:value="109310.54054683" calcext:value-type="float">
            <text:p>109310.54054683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456446826.09268" calcext:value-type="float">
            <text:p>1456446826.09268</text:p>
          </table:table-cell>
          <table:table-cell office:value-type="float" office:value="1120" calcext:value-type="float">
            <text:p>1120</text:p>
          </table:table-cell>
          <table:table-cell table:formula="of:=[.B1713]-[.B$2]" office:value-type="float" office:value="46.0192801952362" calcext:value-type="float">
            <text:p>46.0192801952</text:p>
          </table:table-cell>
          <table:table-cell table:formula="of:=[.C1713]/([.D1713]-[.D1712])" office:value-type="float" office:value="108265.049089652" calcext:value-type="float">
            <text:p>108265.049089652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1456446826.09603" calcext:value-type="float">
            <text:p>1456446826.09603</text:p>
          </table:table-cell>
          <table:table-cell office:value-type="float" office:value="1120" calcext:value-type="float">
            <text:p>1120</text:p>
          </table:table-cell>
          <table:table-cell table:formula="of:=[.B1714]-[.B$2]" office:value-type="float" office:value="46.0226287841797" calcext:value-type="float">
            <text:p>46.0226287842</text:p>
          </table:table-cell>
          <table:table-cell table:formula="of:=[.C1714]/([.D1714]-[.D1713])" office:value-type="float" office:value="334469.240299039" calcext:value-type="float">
            <text:p>334469.240299039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1456446826.10598" calcext:value-type="float">
            <text:p>1456446826.10598</text:p>
          </table:table-cell>
          <table:table-cell office:value-type="float" office:value="1120" calcext:value-type="float">
            <text:p>1120</text:p>
          </table:table-cell>
          <table:table-cell table:formula="of:=[.B1715]-[.B$2]" office:value-type="float" office:value="46.0325775146484" calcext:value-type="float">
            <text:p>46.0325775146</text:p>
          </table:table-cell>
          <table:table-cell table:formula="of:=[.C1715]/([.D1715]-[.D1714])" office:value-type="float" office:value="112577.17791411" calcext:value-type="float">
            <text:p>112577.17791411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1456446826.11615" calcext:value-type="float">
            <text:p>1456446826.11615</text:p>
          </table:table-cell>
          <table:table-cell office:value-type="float" office:value="1120" calcext:value-type="float">
            <text:p>1120</text:p>
          </table:table-cell>
          <table:table-cell table:formula="of:=[.B1716]-[.B$2]" office:value-type="float" office:value="46.0427451133728" calcext:value-type="float">
            <text:p>46.0427451134</text:p>
          </table:table-cell>
          <table:table-cell table:formula="of:=[.C1716]/([.D1716]-[.D1715])" office:value-type="float" office:value="110153.835764198" calcext:value-type="float">
            <text:p>110153.835764198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1456446826.13454" calcext:value-type="float">
            <text:p>1456446826.13454</text:p>
          </table:table-cell>
          <table:table-cell office:value-type="float" office:value="1120" calcext:value-type="float">
            <text:p>1120</text:p>
          </table:table-cell>
          <table:table-cell table:formula="of:=[.B1717]-[.B$2]" office:value-type="float" office:value="46.0611391067505" calcext:value-type="float">
            <text:p>46.0611391068</text:p>
          </table:table-cell>
          <table:table-cell table:formula="of:=[.C1717]/([.D1717]-[.D1716])" office:value-type="float" office:value="60889.4423849644" calcext:value-type="float">
            <text:p>60889.4423849644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1456446826.14495" calcext:value-type="float">
            <text:p>1456446826.14495</text:p>
          </table:table-cell>
          <table:table-cell office:value-type="float" office:value="1120" calcext:value-type="float">
            <text:p>1120</text:p>
          </table:table-cell>
          <table:table-cell table:formula="of:=[.B1718]-[.B$2]" office:value-type="float" office:value="46.0715475082398" calcext:value-type="float">
            <text:p>46.0715475082</text:p>
          </table:table-cell>
          <table:table-cell table:formula="of:=[.C1718]/([.D1718]-[.D1717])" office:value-type="float" office:value="107605.380245556" calcext:value-type="float">
            <text:p>107605.380245556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1456446826.15524" calcext:value-type="float">
            <text:p>1456446826.15524</text:p>
          </table:table-cell>
          <table:table-cell office:value-type="float" office:value="1120" calcext:value-type="float">
            <text:p>1120</text:p>
          </table:table-cell>
          <table:table-cell table:formula="of:=[.B1719]-[.B$2]" office:value-type="float" office:value="46.081836938858" calcext:value-type="float">
            <text:p>46.0818369389</text:p>
          </table:table-cell>
          <table:table-cell table:formula="of:=[.C1719]/([.D1719]-[.D1718])" office:value-type="float" office:value="108849.560442107" calcext:value-type="float">
            <text:p>108849.560442107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1456446826.17017" calcext:value-type="float">
            <text:p>1456446826.17017</text:p>
          </table:table-cell>
          <table:table-cell office:value-type="float" office:value="1120" calcext:value-type="float">
            <text:p>1120</text:p>
          </table:table-cell>
          <table:table-cell table:formula="of:=[.B1720]-[.B$2]" office:value-type="float" office:value="46.096764087677" calcext:value-type="float">
            <text:p>46.0967640877</text:p>
          </table:table-cell>
          <table:table-cell table:formula="of:=[.C1720]/([.D1720]-[.D1719])" office:value-type="float" office:value="75031.0734878372" calcext:value-type="float">
            <text:p>75031.0734878372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1456446826.17618" calcext:value-type="float">
            <text:p>1456446826.17618</text:p>
          </table:table-cell>
          <table:table-cell office:value-type="float" office:value="1120" calcext:value-type="float">
            <text:p>1120</text:p>
          </table:table-cell>
          <table:table-cell table:formula="of:=[.B1721]-[.B$2]" office:value-type="float" office:value="46.1027762889862" calcext:value-type="float">
            <text:p>46.102776289</text:p>
          </table:table-cell>
          <table:table-cell table:formula="of:=[.C1721]/([.D1721]-[.D1720])" office:value-type="float" office:value="186287.840742356" calcext:value-type="float">
            <text:p>186287.840742356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456446826.1861" calcext:value-type="float">
            <text:p>1456446826.1861</text:p>
          </table:table-cell>
          <table:table-cell office:value-type="float" office:value="1120" calcext:value-type="float">
            <text:p>1120</text:p>
          </table:table-cell>
          <table:table-cell table:formula="of:=[.B1722]-[.B$2]" office:value-type="float" office:value="46.112694978714" calcext:value-type="float">
            <text:p>46.1126949787</text:p>
          </table:table-cell>
          <table:table-cell table:formula="of:=[.C1722]/([.D1722]-[.D1721])" office:value-type="float" office:value="112918.140474016" calcext:value-type="float">
            <text:p>112918.140474016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1456446826.19657" calcext:value-type="float">
            <text:p>1456446826.19657</text:p>
          </table:table-cell>
          <table:table-cell office:value-type="float" office:value="1120" calcext:value-type="float">
            <text:p>1120</text:p>
          </table:table-cell>
          <table:table-cell table:formula="of:=[.B1723]-[.B$2]" office:value-type="float" office:value="46.1231615543366" calcext:value-type="float">
            <text:p>46.1231615543</text:p>
          </table:table-cell>
          <table:table-cell table:formula="of:=[.C1723]/([.D1723]-[.D1722])" office:value-type="float" office:value="107007.30022779" calcext:value-type="float">
            <text:p>107007.30022779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1456446826.20676" calcext:value-type="float">
            <text:p>1456446826.20676</text:p>
          </table:table-cell>
          <table:table-cell office:value-type="float" office:value="1120" calcext:value-type="float">
            <text:p>1120</text:p>
          </table:table-cell>
          <table:table-cell table:formula="of:=[.B1724]-[.B$2]" office:value-type="float" office:value="46.1333577632904" calcext:value-type="float">
            <text:p>46.1333577633</text:p>
          </table:table-cell>
          <table:table-cell table:formula="of:=[.C1724]/([.D1724]-[.D1723])" office:value-type="float" office:value="109844.747696768" calcext:value-type="float">
            <text:p>109844.747696768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1456446826.21011" calcext:value-type="float">
            <text:p>1456446826.21011</text:p>
          </table:table-cell>
          <table:table-cell office:value-type="float" office:value="1120" calcext:value-type="float">
            <text:p>1120</text:p>
          </table:table-cell>
          <table:table-cell table:formula="of:=[.B1725]-[.B$2]" office:value-type="float" office:value="46.136709690094" calcext:value-type="float">
            <text:p>46.1367096901</text:p>
          </table:table-cell>
          <table:table-cell table:formula="of:=[.C1725]/([.D1725]-[.D1724])" office:value-type="float" office:value="334136.174692368" calcext:value-type="float">
            <text:p>334136.174692368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1456446826.2193" calcext:value-type="float">
            <text:p>1456446826.2193</text:p>
          </table:table-cell>
          <table:table-cell office:value-type="float" office:value="1120" calcext:value-type="float">
            <text:p>1120</text:p>
          </table:table-cell>
          <table:table-cell table:formula="of:=[.B1726]-[.B$2]" office:value-type="float" office:value="46.1458940505981" calcext:value-type="float">
            <text:p>46.1458940506</text:p>
          </table:table-cell>
          <table:table-cell table:formula="of:=[.C1726]/([.D1726]-[.D1725])" office:value-type="float" office:value="121946.432687815" calcext:value-type="float">
            <text:p>121946.432687815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1456446826.2296" calcext:value-type="float">
            <text:p>1456446826.2296</text:p>
          </table:table-cell>
          <table:table-cell office:value-type="float" office:value="1120" calcext:value-type="float">
            <text:p>1120</text:p>
          </table:table-cell>
          <table:table-cell table:formula="of:=[.B1727]-[.B$2]" office:value-type="float" office:value="46.1562011241913" calcext:value-type="float">
            <text:p>46.1562011242</text:p>
          </table:table-cell>
          <table:table-cell table:formula="of:=[.C1727]/([.D1727]-[.D1726])" office:value-type="float" office:value="108663.238879508" calcext:value-type="float">
            <text:p>108663.238879508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1456446826.24811" calcext:value-type="float">
            <text:p>1456446826.24811</text:p>
          </table:table-cell>
          <table:table-cell office:value-type="float" office:value="1120" calcext:value-type="float">
            <text:p>1120</text:p>
          </table:table-cell>
          <table:table-cell table:formula="of:=[.B1728]-[.B$2]" office:value-type="float" office:value="46.1747074127197" calcext:value-type="float">
            <text:p>46.1747074127</text:p>
          </table:table-cell>
          <table:table-cell table:formula="of:=[.C1728]/([.D1728]-[.D1727])" office:value-type="float" office:value="60519.9685652079" calcext:value-type="float">
            <text:p>60519.9685652079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1456446826.25856" calcext:value-type="float">
            <text:p>1456446826.25856</text:p>
          </table:table-cell>
          <table:table-cell office:value-type="float" office:value="1120" calcext:value-type="float">
            <text:p>1120</text:p>
          </table:table-cell>
          <table:table-cell table:formula="of:=[.B1729]-[.B$2]" office:value-type="float" office:value="46.1851563453674" calcext:value-type="float">
            <text:p>46.1851563454</text:p>
          </table:table-cell>
          <table:table-cell table:formula="of:=[.C1729]/([.D1729]-[.D1728])" office:value-type="float" office:value="107187.981563455" calcext:value-type="float">
            <text:p>107187.981563455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1456446826.26912" calcext:value-type="float">
            <text:p>1456446826.26912</text:p>
          </table:table-cell>
          <table:table-cell office:value-type="float" office:value="1120" calcext:value-type="float">
            <text:p>1120</text:p>
          </table:table-cell>
          <table:table-cell table:formula="of:=[.B1730]-[.B$2]" office:value-type="float" office:value="46.1957111358643" calcext:value-type="float">
            <text:p>46.1957111359</text:p>
          </table:table-cell>
          <table:table-cell table:formula="of:=[.C1730]/([.D1730]-[.D1729])" office:value-type="float" office:value="106112.954145019" calcext:value-type="float">
            <text:p>106112.954145019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1456446826.27943" calcext:value-type="float">
            <text:p>1456446826.27943</text:p>
          </table:table-cell>
          <table:table-cell office:value-type="float" office:value="1120" calcext:value-type="float">
            <text:p>1120</text:p>
          </table:table-cell>
          <table:table-cell table:formula="of:=[.B1731]-[.B$2]" office:value-type="float" office:value="46.2060234546661" calcext:value-type="float">
            <text:p>46.2060234547</text:p>
          </table:table-cell>
          <table:table-cell table:formula="of:=[.C1731]/([.D1731]-[.D1730])" office:value-type="float" office:value="108607.968927011" calcext:value-type="float">
            <text:p>108607.968927011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456446826.28982" calcext:value-type="float">
            <text:p>1456446826.28982</text:p>
          </table:table-cell>
          <table:table-cell office:value-type="float" office:value="1120" calcext:value-type="float">
            <text:p>1120</text:p>
          </table:table-cell>
          <table:table-cell table:formula="of:=[.B1732]-[.B$2]" office:value-type="float" office:value="46.2164187431335" calcext:value-type="float">
            <text:p>46.2164187431</text:p>
          </table:table-cell>
          <table:table-cell table:formula="of:=[.C1732]/([.D1732]-[.D1731])" office:value-type="float" office:value="107741.117864269" calcext:value-type="float">
            <text:p>107741.117864269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1456446826.30005" calcext:value-type="float">
            <text:p>1456446826.30005</text:p>
          </table:table-cell>
          <table:table-cell office:value-type="float" office:value="1120" calcext:value-type="float">
            <text:p>1120</text:p>
          </table:table-cell>
          <table:table-cell table:formula="of:=[.B1733]-[.B$2]" office:value-type="float" office:value="46.2266447544098" calcext:value-type="float">
            <text:p>46.2266447544</text:p>
          </table:table-cell>
          <table:table-cell table:formula="of:=[.C1733]/([.D1733]-[.D1732])" office:value-type="float" office:value="109524.620083467" calcext:value-type="float">
            <text:p>109524.620083467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1456446826.31036" calcext:value-type="float">
            <text:p>1456446826.31036</text:p>
          </table:table-cell>
          <table:table-cell office:value-type="float" office:value="1120" calcext:value-type="float">
            <text:p>1120</text:p>
          </table:table-cell>
          <table:table-cell table:formula="of:=[.B1734]-[.B$2]" office:value-type="float" office:value="46.2369592189789" calcext:value-type="float">
            <text:p>46.236959219</text:p>
          </table:table-cell>
          <table:table-cell table:formula="of:=[.C1734]/([.D1734]-[.D1733])" office:value-type="float" office:value="108585.374693727" calcext:value-type="float">
            <text:p>108585.374693727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1456446826.3207" calcext:value-type="float">
            <text:p>1456446826.3207</text:p>
          </table:table-cell>
          <table:table-cell office:value-type="float" office:value="1120" calcext:value-type="float">
            <text:p>1120</text:p>
          </table:table-cell>
          <table:table-cell table:formula="of:=[.B1735]-[.B$2]" office:value-type="float" office:value="46.2473006248474" calcext:value-type="float">
            <text:p>46.2473006248</text:p>
          </table:table-cell>
          <table:table-cell table:formula="of:=[.C1735]/([.D1735]-[.D1734])" office:value-type="float" office:value="108302.48945245" calcext:value-type="float">
            <text:p>108302.48945245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1456446826.33108" calcext:value-type="float">
            <text:p>1456446826.33108</text:p>
          </table:table-cell>
          <table:table-cell office:value-type="float" office:value="1120" calcext:value-type="float">
            <text:p>1120</text:p>
          </table:table-cell>
          <table:table-cell table:formula="of:=[.B1736]-[.B$2]" office:value-type="float" office:value="46.2576746940613" calcext:value-type="float">
            <text:p>46.2576746941</text:p>
          </table:table-cell>
          <table:table-cell table:formula="of:=[.C1736]/([.D1736]-[.D1735])" office:value-type="float" office:value="107961.492921493" calcext:value-type="float">
            <text:p>107961.492921493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1456446826.33447" calcext:value-type="float">
            <text:p>1456446826.33447</text:p>
          </table:table-cell>
          <table:table-cell office:value-type="float" office:value="1120" calcext:value-type="float">
            <text:p>1120</text:p>
          </table:table-cell>
          <table:table-cell table:formula="of:=[.B1737]-[.B$2]" office:value-type="float" office:value="46.2610635757446" calcext:value-type="float">
            <text:p>46.2610635757</text:p>
          </table:table-cell>
          <table:table-cell table:formula="of:=[.C1737]/([.D1737]-[.D1736])" office:value-type="float" office:value="330492.50598002" calcext:value-type="float">
            <text:p>330492.50598002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1456446826.34321" calcext:value-type="float">
            <text:p>1456446826.34321</text:p>
          </table:table-cell>
          <table:table-cell office:value-type="float" office:value="1120" calcext:value-type="float">
            <text:p>1120</text:p>
          </table:table-cell>
          <table:table-cell table:formula="of:=[.B1738]-[.B$2]" office:value-type="float" office:value="46.2698066234589" calcext:value-type="float">
            <text:p>46.2698066235</text:p>
          </table:table-cell>
          <table:table-cell table:formula="of:=[.C1738]/([.D1738]-[.D1737])" office:value-type="float" office:value="128101.782880205" calcext:value-type="float">
            <text:p>128101.782880205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1456446826.36208" calcext:value-type="float">
            <text:p>1456446826.36208</text:p>
          </table:table-cell>
          <table:table-cell office:value-type="float" office:value="1120" calcext:value-type="float">
            <text:p>1120</text:p>
          </table:table-cell>
          <table:table-cell table:formula="of:=[.B1739]-[.B$2]" office:value-type="float" office:value="46.2886753082275" calcext:value-type="float">
            <text:p>46.2886753082</text:p>
          </table:table-cell>
          <table:table-cell table:formula="of:=[.C1739]/([.D1739]-[.D1738])" office:value-type="float" office:value="59357.6083193288" calcext:value-type="float">
            <text:p>59357.6083193288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1456446826.37248" calcext:value-type="float">
            <text:p>1456446826.37248</text:p>
          </table:table-cell>
          <table:table-cell office:value-type="float" office:value="1120" calcext:value-type="float">
            <text:p>1120</text:p>
          </table:table-cell>
          <table:table-cell table:formula="of:=[.B1740]-[.B$2]" office:value-type="float" office:value="46.2990794181824" calcext:value-type="float">
            <text:p>46.2990794182</text:p>
          </table:table-cell>
          <table:table-cell table:formula="of:=[.C1740]/([.D1740]-[.D1739])" office:value-type="float" office:value="107649.765800449" calcext:value-type="float">
            <text:p>107649.765800449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1456446826.38286" calcext:value-type="float">
            <text:p>1456446826.38286</text:p>
          </table:table-cell>
          <table:table-cell office:value-type="float" office:value="1120" calcext:value-type="float">
            <text:p>1120</text:p>
          </table:table-cell>
          <table:table-cell table:formula="of:=[.B1741]-[.B$2]" office:value-type="float" office:value="46.3094596862793" calcext:value-type="float">
            <text:p>46.3094596863</text:p>
          </table:table-cell>
          <table:table-cell table:formula="of:=[.C1741]/([.D1741]-[.D1740])" office:value-type="float" office:value="107897.020533787" calcext:value-type="float">
            <text:p>107897.020533787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456446826.39331" calcext:value-type="float">
            <text:p>1456446826.39331</text:p>
          </table:table-cell>
          <table:table-cell office:value-type="float" office:value="1120" calcext:value-type="float">
            <text:p>1120</text:p>
          </table:table-cell>
          <table:table-cell table:formula="of:=[.B1742]-[.B$2]" office:value-type="float" office:value="46.3199033737183" calcext:value-type="float">
            <text:p>46.3199033737</text:p>
          </table:table-cell>
          <table:table-cell table:formula="of:=[.C1742]/([.D1742]-[.D1741])" office:value-type="float" office:value="107241.815359328" calcext:value-type="float">
            <text:p>107241.815359328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1456446826.40356" calcext:value-type="float">
            <text:p>1456446826.40356</text:p>
          </table:table-cell>
          <table:table-cell office:value-type="float" office:value="1120" calcext:value-type="float">
            <text:p>1120</text:p>
          </table:table-cell>
          <table:table-cell table:formula="of:=[.B1743]-[.B$2]" office:value-type="float" office:value="46.3301551342011" calcext:value-type="float">
            <text:p>46.3301551342</text:p>
          </table:table-cell>
          <table:table-cell table:formula="of:=[.C1743]/([.D1743]-[.D1742])" office:value-type="float" office:value="109249.528593688" calcext:value-type="float">
            <text:p>109249.528593688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1456446826.41399" calcext:value-type="float">
            <text:p>1456446826.41399</text:p>
          </table:table-cell>
          <table:table-cell office:value-type="float" office:value="1120" calcext:value-type="float">
            <text:p>1120</text:p>
          </table:table-cell>
          <table:table-cell table:formula="of:=[.B1744]-[.B$2]" office:value-type="float" office:value="46.3405895233154" calcext:value-type="float">
            <text:p>46.3405895233</text:p>
          </table:table-cell>
          <table:table-cell table:formula="of:=[.C1744]/([.D1744]-[.D1743])" office:value-type="float" office:value="107337.381012224" calcext:value-type="float">
            <text:p>107337.381012224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1456446826.4242" calcext:value-type="float">
            <text:p>1456446826.4242</text:p>
          </table:table-cell>
          <table:table-cell office:value-type="float" office:value="1120" calcext:value-type="float">
            <text:p>1120</text:p>
          </table:table-cell>
          <table:table-cell table:formula="of:=[.B1745]-[.B$2]" office:value-type="float" office:value="46.3507959842682" calcext:value-type="float">
            <text:p>46.3507959843</text:p>
          </table:table-cell>
          <table:table-cell table:formula="of:=[.C1745]/([.D1745]-[.D1744])" office:value-type="float" office:value="109734.41285711" calcext:value-type="float">
            <text:p>109734.41285711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1456446826.43453" calcext:value-type="float">
            <text:p>1456446826.43453</text:p>
          </table:table-cell>
          <table:table-cell office:value-type="float" office:value="1120" calcext:value-type="float">
            <text:p>1120</text:p>
          </table:table-cell>
          <table:table-cell table:formula="of:=[.B1746]-[.B$2]" office:value-type="float" office:value="46.3611261844635" calcext:value-type="float">
            <text:p>46.3611261845</text:p>
          </table:table-cell>
          <table:table-cell table:formula="of:=[.C1746]/([.D1746]-[.D1745])" office:value-type="float" office:value="108419.970457903" calcext:value-type="float">
            <text:p>108419.970457903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1456446826.44475" calcext:value-type="float">
            <text:p>1456446826.44475</text:p>
          </table:table-cell>
          <table:table-cell office:value-type="float" office:value="1120" calcext:value-type="float">
            <text:p>1120</text:p>
          </table:table-cell>
          <table:table-cell table:formula="of:=[.B1747]-[.B$2]" office:value-type="float" office:value="46.3713476657867" calcext:value-type="float">
            <text:p>46.3713476658</text:p>
          </table:table-cell>
          <table:table-cell table:formula="of:=[.C1747]/([.D1747]-[.D1746])" office:value-type="float" office:value="109573.159171487" calcext:value-type="float">
            <text:p>109573.159171487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1456446826.44805" calcext:value-type="float">
            <text:p>1456446826.44805</text:p>
          </table:table-cell>
          <table:table-cell office:value-type="float" office:value="1120" calcext:value-type="float">
            <text:p>1120</text:p>
          </table:table-cell>
          <table:table-cell table:formula="of:=[.B1748]-[.B$2]" office:value-type="float" office:value="46.3746411800385" calcext:value-type="float">
            <text:p>46.37464118</text:p>
          </table:table-cell>
          <table:table-cell table:formula="of:=[.C1748]/([.D1748]-[.D1747])" office:value-type="float" office:value="340062.290429999" calcext:value-type="float">
            <text:p>340062.290429999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1456446826.46552" calcext:value-type="float">
            <text:p>1456446826.46552</text:p>
          </table:table-cell>
          <table:table-cell office:value-type="float" office:value="1120" calcext:value-type="float">
            <text:p>1120</text:p>
          </table:table-cell>
          <table:table-cell table:formula="of:=[.B1749]-[.B$2]" office:value-type="float" office:value="46.3921210765839" calcext:value-type="float">
            <text:p>46.3921210766</text:p>
          </table:table-cell>
          <table:table-cell table:formula="of:=[.C1749]/([.D1749]-[.D1748])" office:value-type="float" office:value="64073.6057613618" calcext:value-type="float">
            <text:p>64073.6057613618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1456446826.4761" calcext:value-type="float">
            <text:p>1456446826.4761</text:p>
          </table:table-cell>
          <table:table-cell office:value-type="float" office:value="1120" calcext:value-type="float">
            <text:p>1120</text:p>
          </table:table-cell>
          <table:table-cell table:formula="of:=[.B1750]-[.B$2]" office:value-type="float" office:value="46.4026989936829" calcext:value-type="float">
            <text:p>46.4026989937</text:p>
          </table:table-cell>
          <table:table-cell table:formula="of:=[.C1750]/([.D1750]-[.D1749])" office:value-type="float" office:value="105880.95836996" calcext:value-type="float">
            <text:p>105880.95836996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1456446826.48626" calcext:value-type="float">
            <text:p>1456446826.48626</text:p>
          </table:table-cell>
          <table:table-cell office:value-type="float" office:value="1120" calcext:value-type="float">
            <text:p>1120</text:p>
          </table:table-cell>
          <table:table-cell table:formula="of:=[.B1751]-[.B$2]" office:value-type="float" office:value="46.4128525257111" calcext:value-type="float">
            <text:p>46.4128525257</text:p>
          </table:table-cell>
          <table:table-cell table:formula="of:=[.C1751]/([.D1751]-[.D1750])" office:value-type="float" office:value="110306.442811187" calcext:value-type="float">
            <text:p>110306.442811187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456446826.49664" calcext:value-type="float">
            <text:p>1456446826.49664</text:p>
          </table:table-cell>
          <table:table-cell office:value-type="float" office:value="1120" calcext:value-type="float">
            <text:p>1120</text:p>
          </table:table-cell>
          <table:table-cell table:formula="of:=[.B1752]-[.B$2]" office:value-type="float" office:value="46.4232311248779" calcext:value-type="float">
            <text:p>46.4232311249</text:p>
          </table:table-cell>
          <table:table-cell table:formula="of:=[.C1752]/([.D1752]-[.D1751])" office:value-type="float" office:value="107914.370908088" calcext:value-type="float">
            <text:p>107914.370908088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1456446826.50707" calcext:value-type="float">
            <text:p>1456446826.50707</text:p>
          </table:table-cell>
          <table:table-cell office:value-type="float" office:value="1120" calcext:value-type="float">
            <text:p>1120</text:p>
          </table:table-cell>
          <table:table-cell table:formula="of:=[.B1753]-[.B$2]" office:value-type="float" office:value="46.4336655139923" calcext:value-type="float">
            <text:p>46.433665514</text:p>
          </table:table-cell>
          <table:table-cell table:formula="of:=[.C1753]/([.D1753]-[.D1752])" office:value-type="float" office:value="107337.381012224" calcext:value-type="float">
            <text:p>107337.381012224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1456446826.51745" calcext:value-type="float">
            <text:p>1456446826.51745</text:p>
          </table:table-cell>
          <table:table-cell office:value-type="float" office:value="1120" calcext:value-type="float">
            <text:p>1120</text:p>
          </table:table-cell>
          <table:table-cell table:formula="of:=[.B1754]-[.B$2]" office:value-type="float" office:value="46.4440412521362" calcext:value-type="float">
            <text:p>46.4440412521</text:p>
          </table:table-cell>
          <table:table-cell table:formula="of:=[.C1754]/([.D1754]-[.D1753])" office:value-type="float" office:value="107944.127392633" calcext:value-type="float">
            <text:p>107944.127392633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1456446826.52774" calcext:value-type="float">
            <text:p>1456446826.52774</text:p>
          </table:table-cell>
          <table:table-cell office:value-type="float" office:value="1120" calcext:value-type="float">
            <text:p>1120</text:p>
          </table:table-cell>
          <table:table-cell table:formula="of:=[.B1755]-[.B$2]" office:value-type="float" office:value="46.454338312149" calcext:value-type="float">
            <text:p>46.4543383121</text:p>
          </table:table-cell>
          <table:table-cell table:formula="of:=[.C1755]/([.D1755]-[.D1754])" office:value-type="float" office:value="108768.910602237" calcext:value-type="float">
            <text:p>108768.910602237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1456446826.53809" calcext:value-type="float">
            <text:p>1456446826.53809</text:p>
          </table:table-cell>
          <table:table-cell office:value-type="float" office:value="1120" calcext:value-type="float">
            <text:p>1120</text:p>
          </table:table-cell>
          <table:table-cell table:formula="of:=[.B1756]-[.B$2]" office:value-type="float" office:value="46.464682340622" calcext:value-type="float">
            <text:p>46.4646823406</text:p>
          </table:table-cell>
          <table:table-cell table:formula="of:=[.C1756]/([.D1756]-[.D1755])" office:value-type="float" office:value="108275.03065505" calcext:value-type="float">
            <text:p>108275.03065505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1456446826.54836" calcext:value-type="float">
            <text:p>1456446826.54836</text:p>
          </table:table-cell>
          <table:table-cell office:value-type="float" office:value="1120" calcext:value-type="float">
            <text:p>1120</text:p>
          </table:table-cell>
          <table:table-cell table:formula="of:=[.B1757]-[.B$2]" office:value-type="float" office:value="46.4749522209168" calcext:value-type="float">
            <text:p>46.4749522209</text:p>
          </table:table-cell>
          <table:table-cell table:formula="of:=[.C1757]/([.D1757]-[.D1756])" office:value-type="float" office:value="109056.77260592" calcext:value-type="float">
            <text:p>109056.77260592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1456446826.55863" calcext:value-type="float">
            <text:p>1456446826.55863</text:p>
          </table:table-cell>
          <table:table-cell office:value-type="float" office:value="1120" calcext:value-type="float">
            <text:p>1120</text:p>
          </table:table-cell>
          <table:table-cell table:formula="of:=[.B1758]-[.B$2]" office:value-type="float" office:value="46.4852225780487" calcext:value-type="float">
            <text:p>46.485222578</text:p>
          </table:table-cell>
          <table:table-cell table:formula="of:=[.C1758]/([.D1758]-[.D1757])" office:value-type="float" office:value="109051.709264805" calcext:value-type="float">
            <text:p>109051.709264805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1456446826.56192" calcext:value-type="float">
            <text:p>1456446826.56192</text:p>
          </table:table-cell>
          <table:table-cell office:value-type="float" office:value="1120" calcext:value-type="float">
            <text:p>1120</text:p>
          </table:table-cell>
          <table:table-cell table:formula="of:=[.B1759]-[.B$2]" office:value-type="float" office:value="46.4885170459747" calcext:value-type="float">
            <text:p>46.488517046</text:p>
          </table:table-cell>
          <table:table-cell table:formula="of:=[.C1759]/([.D1759]-[.D1758])" office:value-type="float" office:value="339963.850050659" calcext:value-type="float">
            <text:p>339963.850050659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1456446826.5793" calcext:value-type="float">
            <text:p>1456446826.5793</text:p>
          </table:table-cell>
          <table:table-cell office:value-type="float" office:value="1120" calcext:value-type="float">
            <text:p>1120</text:p>
          </table:table-cell>
          <table:table-cell table:formula="of:=[.B1760]-[.B$2]" office:value-type="float" office:value="46.5058972835541" calcext:value-type="float">
            <text:p>46.5058972836</text:p>
          </table:table-cell>
          <table:table-cell table:formula="of:=[.C1760]/([.D1760]-[.D1759])" office:value-type="float" office:value="64441.0063376224" calcext:value-type="float">
            <text:p>64441.0063376224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1456446826.58953" calcext:value-type="float">
            <text:p>1456446826.58953</text:p>
          </table:table-cell>
          <table:table-cell office:value-type="float" office:value="1120" calcext:value-type="float">
            <text:p>1120</text:p>
          </table:table-cell>
          <table:table-cell table:formula="of:=[.B1761]-[.B$2]" office:value-type="float" office:value="46.5161280632019" calcext:value-type="float">
            <text:p>46.5161280632</text:p>
          </table:table-cell>
          <table:table-cell table:formula="of:=[.C1761]/([.D1761]-[.D1760])" office:value-type="float" office:value="109473.572743586" calcext:value-type="float">
            <text:p>109473.572743586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456446826.6001" calcext:value-type="float">
            <text:p>1456446826.6001</text:p>
          </table:table-cell>
          <table:table-cell office:value-type="float" office:value="1120" calcext:value-type="float">
            <text:p>1120</text:p>
          </table:table-cell>
          <table:table-cell table:formula="of:=[.B1762]-[.B$2]" office:value-type="float" office:value="46.5267007350922" calcext:value-type="float">
            <text:p>46.5267007351</text:p>
          </table:table-cell>
          <table:table-cell table:formula="of:=[.C1762]/([.D1762]-[.D1761])" office:value-type="float" office:value="105933.486977111" calcext:value-type="float">
            <text:p>105933.486977111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1456446826.61033" calcext:value-type="float">
            <text:p>1456446826.61033</text:p>
          </table:table-cell>
          <table:table-cell office:value-type="float" office:value="1120" calcext:value-type="float">
            <text:p>1120</text:p>
          </table:table-cell>
          <table:table-cell table:formula="of:=[.B1763]-[.B$2]" office:value-type="float" office:value="46.5369217395782" calcext:value-type="float">
            <text:p>46.5369217396</text:p>
          </table:table-cell>
          <table:table-cell table:formula="of:=[.C1763]/([.D1763]-[.D1762])" office:value-type="float" office:value="109578.271052018" calcext:value-type="float">
            <text:p>109578.271052018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1456446826.62087" calcext:value-type="float">
            <text:p>1456446826.62087</text:p>
          </table:table-cell>
          <table:table-cell office:value-type="float" office:value="1120" calcext:value-type="float">
            <text:p>1120</text:p>
          </table:table-cell>
          <table:table-cell table:formula="of:=[.B1764]-[.B$2]" office:value-type="float" office:value="46.547461271286" calcext:value-type="float">
            <text:p>46.5474612713</text:p>
          </table:table-cell>
          <table:table-cell table:formula="of:=[.C1764]/([.D1764]-[.D1763])" office:value-type="float" office:value="106266.581007103" calcext:value-type="float">
            <text:p>106266.581007103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1456446826.63136" calcext:value-type="float">
            <text:p>1456446826.63136</text:p>
          </table:table-cell>
          <table:table-cell office:value-type="float" office:value="1120" calcext:value-type="float">
            <text:p>1120</text:p>
          </table:table-cell>
          <table:table-cell table:formula="of:=[.B1765]-[.B$2]" office:value-type="float" office:value="46.5579605102539" calcext:value-type="float">
            <text:p>46.5579605103</text:p>
          </table:table-cell>
          <table:table-cell table:formula="of:=[.C1765]/([.D1765]-[.D1764])" office:value-type="float" office:value="106674.398346845" calcext:value-type="float">
            <text:p>106674.398346845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1456446826.64201" calcext:value-type="float">
            <text:p>1456446826.64201</text:p>
          </table:table-cell>
          <table:table-cell office:value-type="float" office:value="1120" calcext:value-type="float">
            <text:p>1120</text:p>
          </table:table-cell>
          <table:table-cell table:formula="of:=[.B1766]-[.B$2]" office:value-type="float" office:value="46.568603515625" calcext:value-type="float">
            <text:p>46.5686035156</text:p>
          </table:table-cell>
          <table:table-cell table:formula="of:=[.C1766]/([.D1766]-[.D1765])" office:value-type="float" office:value="105233.433691756" calcext:value-type="float">
            <text:p>105233.433691756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1456446826.65224" calcext:value-type="float">
            <text:p>1456446826.65224</text:p>
          </table:table-cell>
          <table:table-cell office:value-type="float" office:value="1120" calcext:value-type="float">
            <text:p>1120</text:p>
          </table:table-cell>
          <table:table-cell table:formula="of:=[.B1767]-[.B$2]" office:value-type="float" office:value="46.5788340568543" calcext:value-type="float">
            <text:p>46.5788340569</text:p>
          </table:table-cell>
          <table:table-cell table:formula="of:=[.C1767]/([.D1767]-[.D1766])" office:value-type="float" office:value="109476.123980424" calcext:value-type="float">
            <text:p>109476.123980424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1456446826.66252" calcext:value-type="float">
            <text:p>1456446826.66252</text:p>
          </table:table-cell>
          <table:table-cell office:value-type="float" office:value="1120" calcext:value-type="float">
            <text:p>1120</text:p>
          </table:table-cell>
          <table:table-cell table:formula="of:=[.B1768]-[.B$2]" office:value-type="float" office:value="46.5891168117523" calcext:value-type="float">
            <text:p>46.5891168118</text:p>
          </table:table-cell>
          <table:table-cell table:formula="of:=[.C1768]/([.D1768]-[.D1767])" office:value-type="float" office:value="108920.227225301" calcext:value-type="float">
            <text:p>108920.227225301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1456446826.67282" calcext:value-type="float">
            <text:p>1456446826.67282</text:p>
          </table:table-cell>
          <table:table-cell office:value-type="float" office:value="1120" calcext:value-type="float">
            <text:p>1120</text:p>
          </table:table-cell>
          <table:table-cell table:formula="of:=[.B1769]-[.B$2]" office:value-type="float" office:value="46.5994114875794" calcext:value-type="float">
            <text:p>46.5994114876</text:p>
          </table:table-cell>
          <table:table-cell table:formula="of:=[.C1769]/([.D1769]-[.D1768])" office:value-type="float" office:value="108794.100836055" calcext:value-type="float">
            <text:p>108794.100836055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1456446826.68311" calcext:value-type="float">
            <text:p>1456446826.68311</text:p>
          </table:table-cell>
          <table:table-cell office:value-type="float" office:value="1120" calcext:value-type="float">
            <text:p>1120</text:p>
          </table:table-cell>
          <table:table-cell table:formula="of:=[.B1770]-[.B$2]" office:value-type="float" office:value="46.6097073554993" calcext:value-type="float">
            <text:p>46.6097073555</text:p>
          </table:table-cell>
          <table:table-cell table:formula="of:=[.C1770]/([.D1770]-[.D1769])" office:value-type="float" office:value="108781.504260837" calcext:value-type="float">
            <text:p>108781.504260837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1456446826.69337" calcext:value-type="float">
            <text:p>1456446826.69337</text:p>
          </table:table-cell>
          <table:table-cell office:value-type="float" office:value="1120" calcext:value-type="float">
            <text:p>1120</text:p>
          </table:table-cell>
          <table:table-cell table:formula="of:=[.B1771]-[.B$2]" office:value-type="float" office:value="46.6199691295624" calcext:value-type="float">
            <text:p>46.6199691296</text:p>
          </table:table-cell>
          <table:table-cell table:formula="of:=[.C1771]/([.D1771]-[.D1770])" office:value-type="float" office:value="109142.921400525" calcext:value-type="float">
            <text:p>109142.921400525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456446826.70371" calcext:value-type="float">
            <text:p>1456446826.70371</text:p>
          </table:table-cell>
          <table:table-cell office:value-type="float" office:value="1120" calcext:value-type="float">
            <text:p>1120</text:p>
          </table:table-cell>
          <table:table-cell table:formula="of:=[.B1772]-[.B$2]" office:value-type="float" office:value="46.6303107738495" calcext:value-type="float">
            <text:p>46.6303107738</text:p>
          </table:table-cell>
          <table:table-cell table:formula="of:=[.C1772]/([.D1772]-[.D1771])" office:value-type="float" office:value="108299.992622648" calcext:value-type="float">
            <text:p>108299.992622648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1456446826.71399" calcext:value-type="float">
            <text:p>1456446826.71399</text:p>
          </table:table-cell>
          <table:table-cell office:value-type="float" office:value="1120" calcext:value-type="float">
            <text:p>1120</text:p>
          </table:table-cell>
          <table:table-cell table:formula="of:=[.B1773]-[.B$2]" office:value-type="float" office:value="46.6405813694" calcext:value-type="float">
            <text:p>46.6405813694</text:p>
          </table:table-cell>
          <table:table-cell table:formula="of:=[.C1773]/([.D1773]-[.D1772])" office:value-type="float" office:value="109049.177770556" calcext:value-type="float">
            <text:p>109049.177770556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1456446826.72431" calcext:value-type="float">
            <text:p>1456446826.72431</text:p>
          </table:table-cell>
          <table:table-cell office:value-type="float" office:value="1120" calcext:value-type="float">
            <text:p>1120</text:p>
          </table:table-cell>
          <table:table-cell table:formula="of:=[.B1774]-[.B$2]" office:value-type="float" office:value="46.6509103775024" calcext:value-type="float">
            <text:p>46.6509103775</text:p>
          </table:table-cell>
          <table:table-cell table:formula="of:=[.C1774]/([.D1774]-[.D1773])" office:value-type="float" office:value="108432.483438358" calcext:value-type="float">
            <text:p>108432.483438358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1456446826.73479" calcext:value-type="float">
            <text:p>1456446826.73479</text:p>
          </table:table-cell>
          <table:table-cell office:value-type="float" office:value="1120" calcext:value-type="float">
            <text:p>1120</text:p>
          </table:table-cell>
          <table:table-cell table:formula="of:=[.B1775]-[.B$2]" office:value-type="float" office:value="46.6613855361939" calcext:value-type="float">
            <text:p>46.6613855362</text:p>
          </table:table-cell>
          <table:table-cell table:formula="of:=[.C1775]/([.D1775]-[.D1774])" office:value-type="float" office:value="106919.621267298" calcext:value-type="float">
            <text:p>106919.621267298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1456446826.74525" calcext:value-type="float">
            <text:p>1456446826.74525</text:p>
          </table:table-cell>
          <table:table-cell office:value-type="float" office:value="1120" calcext:value-type="float">
            <text:p>1120</text:p>
          </table:table-cell>
          <table:table-cell table:formula="of:=[.B1776]-[.B$2]" office:value-type="float" office:value="46.6718480587006" calcext:value-type="float">
            <text:p>46.6718480587</text:p>
          </table:table-cell>
          <table:table-cell table:formula="of:=[.C1776]/([.D1776]-[.D1775])" office:value-type="float" office:value="107048.754187271" calcext:value-type="float">
            <text:p>107048.754187271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1456446826.7559" calcext:value-type="float">
            <text:p>1456446826.7559</text:p>
          </table:table-cell>
          <table:table-cell office:value-type="float" office:value="1120" calcext:value-type="float">
            <text:p>1120</text:p>
          </table:table-cell>
          <table:table-cell table:formula="of:=[.B1777]-[.B$2]" office:value-type="float" office:value="46.6824922561646" calcext:value-type="float">
            <text:p>46.6824922562</text:p>
          </table:table-cell>
          <table:table-cell table:formula="of:=[.C1777]/([.D1777]-[.D1776])" office:value-type="float" office:value="105221.648112891" calcext:value-type="float">
            <text:p>105221.648112891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1456446826.76623" calcext:value-type="float">
            <text:p>1456446826.76623</text:p>
          </table:table-cell>
          <table:table-cell office:value-type="float" office:value="1120" calcext:value-type="float">
            <text:p>1120</text:p>
          </table:table-cell>
          <table:table-cell table:formula="of:=[.B1778]-[.B$2]" office:value-type="float" office:value="46.6928238868713" calcext:value-type="float">
            <text:p>46.6928238869</text:p>
          </table:table-cell>
          <table:table-cell table:formula="of:=[.C1778]/([.D1778]-[.D1777])" office:value-type="float" office:value="108404.958692943" calcext:value-type="float">
            <text:p>108404.958692943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1456446826.77645" calcext:value-type="float">
            <text:p>1456446826.77645</text:p>
          </table:table-cell>
          <table:table-cell office:value-type="float" office:value="1120" calcext:value-type="float">
            <text:p>1120</text:p>
          </table:table-cell>
          <table:table-cell table:formula="of:=[.B1779]-[.B$2]" office:value-type="float" office:value="46.7030429840088" calcext:value-type="float">
            <text:p>46.703042984</text:p>
          </table:table-cell>
          <table:table-cell table:formula="of:=[.C1779]/([.D1779]-[.D1778])" office:value-type="float" office:value="109598.723344688" calcext:value-type="float">
            <text:p>109598.723344688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1456446826.78676" calcext:value-type="float">
            <text:p>1456446826.78676</text:p>
          </table:table-cell>
          <table:table-cell office:value-type="float" office:value="1120" calcext:value-type="float">
            <text:p>1120</text:p>
          </table:table-cell>
          <table:table-cell table:formula="of:=[.B1780]-[.B$2]" office:value-type="float" office:value="46.7133569717407" calcext:value-type="float">
            <text:p>46.7133569717</text:p>
          </table:table-cell>
          <table:table-cell table:formula="of:=[.C1780]/([.D1780]-[.D1779])" office:value-type="float" office:value="108590.394822006" calcext:value-type="float">
            <text:p>108590.394822006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1456446826.79007" calcext:value-type="float">
            <text:p>1456446826.79007</text:p>
          </table:table-cell>
          <table:table-cell office:value-type="float" office:value="1120" calcext:value-type="float">
            <text:p>1120</text:p>
          </table:table-cell>
          <table:table-cell table:formula="of:=[.B1781]-[.B$2]" office:value-type="float" office:value="46.7166693210602" calcext:value-type="float">
            <text:p>46.7166693211</text:p>
          </table:table-cell>
          <table:table-cell table:formula="of:=[.C1781]/([.D1781]-[.D1780])" office:value-type="float" office:value="338128.588497805" calcext:value-type="float">
            <text:p>338128.588497805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456446826.79692" calcext:value-type="float">
            <text:p>1456446826.79692</text:p>
          </table:table-cell>
          <table:table-cell office:value-type="float" office:value="1120" calcext:value-type="float">
            <text:p>1120</text:p>
          </table:table-cell>
          <table:table-cell table:formula="of:=[.B1782]-[.B$2]" office:value-type="float" office:value="46.7235200405121" calcext:value-type="float">
            <text:p>46.7235200405</text:p>
          </table:table-cell>
          <table:table-cell table:formula="of:=[.C1782]/([.D1782]-[.D1781])" office:value-type="float" office:value="163486.478735992" calcext:value-type="float">
            <text:p>163486.478735992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1456446826.80731" calcext:value-type="float">
            <text:p>1456446826.80731</text:p>
          </table:table-cell>
          <table:table-cell office:value-type="float" office:value="1120" calcext:value-type="float">
            <text:p>1120</text:p>
          </table:table-cell>
          <table:table-cell table:formula="of:=[.B1783]-[.B$2]" office:value-type="float" office:value="46.7339046001434" calcext:value-type="float">
            <text:p>46.7339046001</text:p>
          </table:table-cell>
          <table:table-cell table:formula="of:=[.C1783]/([.D1783]-[.D1782])" office:value-type="float" office:value="107852.430893562" calcext:value-type="float">
            <text:p>107852.430893562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1456446826.81761" calcext:value-type="float">
            <text:p>1456446826.81761</text:p>
          </table:table-cell>
          <table:table-cell office:value-type="float" office:value="1120" calcext:value-type="float">
            <text:p>1120</text:p>
          </table:table-cell>
          <table:table-cell table:formula="of:=[.B1784]-[.B$2]" office:value-type="float" office:value="46.7442011833191" calcext:value-type="float">
            <text:p>46.7442011833</text:p>
          </table:table-cell>
          <table:table-cell table:formula="of:=[.C1784]/([.D1784]-[.D1783])" office:value-type="float" office:value="108773.947715748" calcext:value-type="float">
            <text:p>108773.947715748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1456446826.82789" calcext:value-type="float">
            <text:p>1456446826.82789</text:p>
          </table:table-cell>
          <table:table-cell office:value-type="float" office:value="1120" calcext:value-type="float">
            <text:p>1120</text:p>
          </table:table-cell>
          <table:table-cell table:formula="of:=[.B1785]-[.B$2]" office:value-type="float" office:value="46.7544815540314" calcext:value-type="float">
            <text:p>46.754481554</text:p>
          </table:table-cell>
          <table:table-cell table:formula="of:=[.C1785]/([.D1785]-[.D1784])" office:value-type="float" office:value="108945.487604072" calcext:value-type="float">
            <text:p>108945.487604072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1456446826.83819" calcext:value-type="float">
            <text:p>1456446826.83819</text:p>
          </table:table-cell>
          <table:table-cell office:value-type="float" office:value="1120" calcext:value-type="float">
            <text:p>1120</text:p>
          </table:table-cell>
          <table:table-cell table:formula="of:=[.B1786]-[.B$2]" office:value-type="float" office:value="46.7647907733917" calcext:value-type="float">
            <text:p>46.7647907734</text:p>
          </table:table-cell>
          <table:table-cell table:formula="of:=[.C1786]/([.D1786]-[.D1785])" office:value-type="float" office:value="108640.621646624" calcext:value-type="float">
            <text:p>108640.621646624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1456446826.84851" calcext:value-type="float">
            <text:p>1456446826.84851</text:p>
          </table:table-cell>
          <table:table-cell office:value-type="float" office:value="1120" calcext:value-type="float">
            <text:p>1120</text:p>
          </table:table-cell>
          <table:table-cell table:formula="of:=[.B1787]-[.B$2]" office:value-type="float" office:value="46.7751088142395" calcext:value-type="float">
            <text:p>46.7751088142</text:p>
          </table:table-cell>
          <table:table-cell table:formula="of:=[.C1787]/([.D1787]-[.D1786])" office:value-type="float" office:value="108547.738521617" calcext:value-type="float">
            <text:p>108547.738521617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1456446826.85882" calcext:value-type="float">
            <text:p>1456446826.85882</text:p>
          </table:table-cell>
          <table:table-cell office:value-type="float" office:value="1120" calcext:value-type="float">
            <text:p>1120</text:p>
          </table:table-cell>
          <table:table-cell table:formula="of:=[.B1788]-[.B$2]" office:value-type="float" office:value="46.7854125499725" calcext:value-type="float">
            <text:p>46.78541255</text:p>
          </table:table-cell>
          <table:table-cell table:formula="of:=[.C1788]/([.D1788]-[.D1787])" office:value-type="float" office:value="108698.439965754" calcext:value-type="float">
            <text:p>108698.439965754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1456446826.86923" calcext:value-type="float">
            <text:p>1456446826.86923</text:p>
          </table:table-cell>
          <table:table-cell office:value-type="float" office:value="1120" calcext:value-type="float">
            <text:p>1120</text:p>
          </table:table-cell>
          <table:table-cell table:formula="of:=[.B1789]-[.B$2]" office:value-type="float" office:value="46.7958300113678" calcext:value-type="float">
            <text:p>46.7958300114</text:p>
          </table:table-cell>
          <table:table-cell table:formula="of:=[.C1789]/([.D1789]-[.D1788])" office:value-type="float" office:value="107511.797500801" calcext:value-type="float">
            <text:p>107511.797500801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1456446826.87959" calcext:value-type="float">
            <text:p>1456446826.87959</text:p>
          </table:table-cell>
          <table:table-cell office:value-type="float" office:value="1120" calcext:value-type="float">
            <text:p>1120</text:p>
          </table:table-cell>
          <table:table-cell table:formula="of:=[.B1790]-[.B$2]" office:value-type="float" office:value="46.8061864376068" calcext:value-type="float">
            <text:p>46.8061864376</text:p>
          </table:table-cell>
          <table:table-cell table:formula="of:=[.C1790]/([.D1790]-[.D1789])" office:value-type="float" office:value="108145.41369308" calcext:value-type="float">
            <text:p>108145.41369308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1456446826.88999" calcext:value-type="float">
            <text:p>1456446826.88999</text:p>
          </table:table-cell>
          <table:table-cell office:value-type="float" office:value="1120" calcext:value-type="float">
            <text:p>1120</text:p>
          </table:table-cell>
          <table:table-cell table:formula="of:=[.B1791]-[.B$2]" office:value-type="float" office:value="46.8165898323059" calcext:value-type="float">
            <text:p>46.8165898323</text:p>
          </table:table-cell>
          <table:table-cell table:formula="of:=[.C1791]/([.D1791]-[.D1790])" office:value-type="float" office:value="107657.166953134" calcext:value-type="float">
            <text:p>107657.166953134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456446826.90038" calcext:value-type="float">
            <text:p>1456446826.90038</text:p>
          </table:table-cell>
          <table:table-cell office:value-type="float" office:value="1120" calcext:value-type="float">
            <text:p>1120</text:p>
          </table:table-cell>
          <table:table-cell table:formula="of:=[.B1792]-[.B$2]" office:value-type="float" office:value="46.8269772529602" calcext:value-type="float">
            <text:p>46.826977253</text:p>
          </table:table-cell>
          <table:table-cell table:formula="of:=[.C1792]/([.D1792]-[.D1791])" office:value-type="float" office:value="107822.724935733" calcext:value-type="float">
            <text:p>107822.724935733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1456446826.91059" calcext:value-type="float">
            <text:p>1456446826.91059</text:p>
          </table:table-cell>
          <table:table-cell office:value-type="float" office:value="1120" calcext:value-type="float">
            <text:p>1120</text:p>
          </table:table-cell>
          <table:table-cell table:formula="of:=[.B1793]-[.B$2]" office:value-type="float" office:value="46.8371860980988" calcext:value-type="float">
            <text:p>46.8371860981</text:p>
          </table:table-cell>
          <table:table-cell table:formula="of:=[.C1793]/([.D1793]-[.D1792])" office:value-type="float" office:value="109708.785352297" calcext:value-type="float">
            <text:p>109708.785352297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456446826.92086" calcext:value-type="float">
            <text:p>1456446826.92086</text:p>
          </table:table-cell>
          <table:table-cell office:value-type="float" office:value="1120" calcext:value-type="float">
            <text:p>1120</text:p>
          </table:table-cell>
          <table:table-cell table:formula="of:=[.B1794]-[.B$2]" office:value-type="float" office:value="46.8474540710449" calcext:value-type="float">
            <text:p>46.847454071</text:p>
          </table:table-cell>
          <table:table-cell table:formula="of:=[.C1794]/([.D1794]-[.D1793])" office:value-type="float" office:value="109077.030673137" calcext:value-type="float">
            <text:p>109077.030673137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1456446826.93108" calcext:value-type="float">
            <text:p>1456446826.93108</text:p>
          </table:table-cell>
          <table:table-cell office:value-type="float" office:value="1120" calcext:value-type="float">
            <text:p>1120</text:p>
          </table:table-cell>
          <table:table-cell table:formula="of:=[.B1795]-[.B$2]" office:value-type="float" office:value="46.8576776981354" calcext:value-type="float">
            <text:p>46.8576776981</text:p>
          </table:table-cell>
          <table:table-cell table:formula="of:=[.C1795]/([.D1795]-[.D1794])" office:value-type="float" office:value="109550.161610037" calcext:value-type="float">
            <text:p>109550.161610037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1456446826.94134" calcext:value-type="float">
            <text:p>1456446826.94134</text:p>
          </table:table-cell>
          <table:table-cell office:value-type="float" office:value="1120" calcext:value-type="float">
            <text:p>1120</text:p>
          </table:table-cell>
          <table:table-cell table:formula="of:=[.B1796]-[.B$2]" office:value-type="float" office:value="46.8679332733154" calcext:value-type="float">
            <text:p>46.8679332733</text:p>
          </table:table-cell>
          <table:table-cell table:formula="of:=[.C1796]/([.D1796]-[.D1795])" office:value-type="float" office:value="109208.891781937" calcext:value-type="float">
            <text:p>109208.891781937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1456446826.95169" calcext:value-type="float">
            <text:p>1456446826.95169</text:p>
          </table:table-cell>
          <table:table-cell office:value-type="float" office:value="1120" calcext:value-type="float">
            <text:p>1120</text:p>
          </table:table-cell>
          <table:table-cell table:formula="of:=[.B1797]-[.B$2]" office:value-type="float" office:value="46.8782906532288" calcext:value-type="float">
            <text:p>46.8782906532</text:p>
          </table:table-cell>
          <table:table-cell table:formula="of:=[.C1797]/([.D1797]-[.D1796])" office:value-type="float" office:value="108135.456010313" calcext:value-type="float">
            <text:p>108135.456010313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1456446826.96197" calcext:value-type="float">
            <text:p>1456446826.96197</text:p>
          </table:table-cell>
          <table:table-cell office:value-type="float" office:value="1120" calcext:value-type="float">
            <text:p>1120</text:p>
          </table:table-cell>
          <table:table-cell table:formula="of:=[.B1798]-[.B$2]" office:value-type="float" office:value="46.8885688781738" calcext:value-type="float">
            <text:p>46.8885688782</text:p>
          </table:table-cell>
          <table:table-cell table:formula="of:=[.C1798]/([.D1798]-[.D1797])" office:value-type="float" office:value="108968.231964741" calcext:value-type="float">
            <text:p>108968.231964741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1456446826.97227" calcext:value-type="float">
            <text:p>1456446826.97227</text:p>
          </table:table-cell>
          <table:table-cell office:value-type="float" office:value="1120" calcext:value-type="float">
            <text:p>1120</text:p>
          </table:table-cell>
          <table:table-cell table:formula="of:=[.B1799]-[.B$2]" office:value-type="float" office:value="46.8988659381867" calcext:value-type="float">
            <text:p>46.8988659382</text:p>
          </table:table-cell>
          <table:table-cell table:formula="of:=[.C1799]/([.D1799]-[.D1798])" office:value-type="float" office:value="108768.910602237" calcext:value-type="float">
            <text:p>108768.910602237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456446826.98255" calcext:value-type="float">
            <text:p>1456446826.98255</text:p>
          </table:table-cell>
          <table:table-cell office:value-type="float" office:value="1120" calcext:value-type="float">
            <text:p>1120</text:p>
          </table:table-cell>
          <table:table-cell table:formula="of:=[.B1800]-[.B$2]" office:value-type="float" office:value="46.9091494083405" calcext:value-type="float">
            <text:p>46.9091494083</text:p>
          </table:table-cell>
          <table:table-cell table:formula="of:=[.C1800]/([.D1800]-[.D1799])" office:value-type="float" office:value="108912.651395715" calcext:value-type="float">
            <text:p>108912.651395715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1456446826.99295" calcext:value-type="float">
            <text:p>1456446826.99295</text:p>
          </table:table-cell>
          <table:table-cell office:value-type="float" office:value="1120" calcext:value-type="float">
            <text:p>1120</text:p>
          </table:table-cell>
          <table:table-cell table:formula="of:=[.B1801]-[.B$2]" office:value-type="float" office:value="46.9195501804352" calcext:value-type="float">
            <text:p>46.9195501804</text:p>
          </table:table-cell>
          <table:table-cell table:formula="of:=[.C1801]/([.D1801]-[.D1800])" office:value-type="float" office:value="107684.31322208" calcext:value-type="float">
            <text:p>107684.3132220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456446827.00415" calcext:value-type="float">
            <text:p>1456446827.00415</text:p>
          </table:table-cell>
          <table:table-cell office:value-type="float" office:value="1120" calcext:value-type="float">
            <text:p>1120</text:p>
          </table:table-cell>
          <table:table-cell table:formula="of:=[.B1802]-[.B$2]" office:value-type="float" office:value="46.9307489395142" calcext:value-type="float">
            <text:p>46.9307489395</text:p>
          </table:table-cell>
          <table:table-cell table:formula="of:=[.C1802]/([.D1802]-[.D1801])" office:value-type="float" office:value="100011.080879692" calcext:value-type="float">
            <text:p>100011.080879692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1456446830.00681" calcext:value-type="float">
            <text:p>1456446830.00681</text:p>
          </table:table-cell>
          <table:table-cell office:value-type="float" office:value="1120" calcext:value-type="float">
            <text:p>1120</text:p>
          </table:table-cell>
          <table:table-cell table:formula="of:=[.B1803]-[.B$2]" office:value-type="float" office:value="49.9334082603455" calcext:value-type="float">
            <text:p>49.9334082603</text:p>
          </table:table-cell>
          <table:table-cell table:formula="of:=[.C1803]/([.D1803]-[.D1802])" office:value-type="float" office:value="373.00268872658" calcext:value-type="float">
            <text:p>373.0026887266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1456446830.01174" calcext:value-type="float">
            <text:p>1456446830.01174</text:p>
          </table:table-cell>
          <table:table-cell office:value-type="float" office:value="1120" calcext:value-type="float">
            <text:p>1120</text:p>
          </table:table-cell>
          <table:table-cell table:formula="of:=[.B1804]-[.B$2]" office:value-type="float" office:value="49.9383318424225" calcext:value-type="float">
            <text:p>49.9383318424</text:p>
          </table:table-cell>
          <table:table-cell table:formula="of:=[.C1804]/([.D1804]-[.D1803])" office:value-type="float" office:value="227476.658757445" calcext:value-type="float">
            <text:p>227476.658757445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1456446830.01667" calcext:value-type="float">
            <text:p>1456446830.01667</text:p>
          </table:table-cell>
          <table:table-cell office:value-type="float" office:value="1120" calcext:value-type="float">
            <text:p>1120</text:p>
          </table:table-cell>
          <table:table-cell table:formula="of:=[.B1805]-[.B$2]" office:value-type="float" office:value="49.9432699680328" calcext:value-type="float">
            <text:p>49.943269968</text:p>
          </table:table-cell>
          <table:table-cell table:formula="of:=[.C1805]/([.D1805]-[.D1804])" office:value-type="float" office:value="226806.705291618" calcext:value-type="float">
            <text:p>226806.705291618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1456446830.0216" calcext:value-type="float">
            <text:p>1456446830.0216</text:p>
          </table:table-cell>
          <table:table-cell office:value-type="float" office:value="1120" calcext:value-type="float">
            <text:p>1120</text:p>
          </table:table-cell>
          <table:table-cell table:formula="of:=[.B1806]-[.B$2]" office:value-type="float" office:value="49.94819688797" calcext:value-type="float">
            <text:p>49.948196888</text:p>
          </table:table-cell>
          <table:table-cell table:formula="of:=[.C1806]/([.D1806]-[.D1805])" office:value-type="float" office:value="227322.549237842" calcext:value-type="float">
            <text:p>227322.549237842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1456446830.13263" calcext:value-type="float">
            <text:p>1456446830.13263</text:p>
          </table:table-cell>
          <table:table-cell office:value-type="float" office:value="1120" calcext:value-type="float">
            <text:p>1120</text:p>
          </table:table-cell>
          <table:table-cell table:formula="of:=[.B1807]-[.B$2]" office:value-type="float" office:value="50.0592255592346" calcext:value-type="float">
            <text:p>50.0592255592</text:p>
          </table:table-cell>
          <table:table-cell table:formula="of:=[.C1807]/([.D1807]-[.D1806])" office:value-type="float" office:value="10087.4844960574" calcext:value-type="float">
            <text:p>10087.4844960574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1456446830.1376" calcext:value-type="float">
            <text:p>1456446830.1376</text:p>
          </table:table-cell>
          <table:table-cell office:value-type="float" office:value="1120" calcext:value-type="float">
            <text:p>1120</text:p>
          </table:table-cell>
          <table:table-cell table:formula="of:=[.B1808]-[.B$2]" office:value-type="float" office:value="50.064195394516" calcext:value-type="float">
            <text:p>50.0641953945</text:p>
          </table:table-cell>
          <table:table-cell table:formula="of:=[.C1808]/([.D1808]-[.D1807])" office:value-type="float" office:value="225359.581674262" calcext:value-type="float">
            <text:p>225359.581674262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1456446840.07674" calcext:value-type="float">
            <text:p>1456446840.07674</text:p>
          </table:table-cell>
          <table:table-cell office:value-type="float" office:value="1120" calcext:value-type="float">
            <text:p>1120</text:p>
          </table:table-cell>
          <table:table-cell table:formula="of:=[.B1809]-[.B$2]" office:value-type="float" office:value="60.0033366680145" calcext:value-type="float">
            <text:p>60.003336668</text:p>
          </table:table-cell>
          <table:table-cell table:formula="of:=[.C1809]/([.D1809]-[.D1808])" office:value-type="float" office:value="112.685791375794" calcext:value-type="float">
            <text:p>112.68579137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5T16:38:36.857554529</dc:date>
    <meta:document-statistic meta:table-count="1" meta:cell-count="9043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50.081cm" svg:height="28.49cm" xlink:href=".." xlink:type="simple" chart:class="chart:scatter" chart:style-name="ch1">
        <chart:plot-area chart:style-name="ch2" table:cell-range-address="Sheet1.D2:Sheet1.E1809" svg:x="1.001cm" svg:y="0.569cm" svg:width="48.079cm" svg:height="27.352cm">
          <chartooo:coordinate-region svg:x="2.522cm" svg:y="0.799cm" svg:width="46.345cm" svg:height="26.41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E2:Sheet1.E1809" chart:class="chart:scatter">
            <chart:domain table:cell-range-address="Sheet1.D2:Sheet1.D1809"/>
            <chart:data-point chart:repeated="180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2:Sheet1.D1809</svg:desc>
                </draw:g>
              </table:table-cell>
              <table:table-cell office:value-type="float" office:value="0">
                <text:p>0</text:p>
                <draw:g>
                  <svg:desc>Sheet1.E2:Sheet1.E18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40695571899414">
                <text:p>0.0140695571899414</text:p>
              </table:table-cell>
              <table:table-cell office:value-type="float" office:value="79604.4953568766">
                <text:p>79604.49535687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82433032989502">
                <text:p>0.0282433032989502</text:p>
              </table:table-cell>
              <table:table-cell office:value-type="float" office:value="79019.335564938">
                <text:p>79019.3355649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24413681030273">
                <text:p>0.0424413681030273</text:p>
              </table:table-cell>
              <table:table-cell office:value-type="float" office:value="78883.9898574331">
                <text:p>78883.98985743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65340518951416">
                <text:p>0.0565340518951416</text:p>
              </table:table-cell>
              <table:table-cell office:value-type="float" office:value="79473.8615100915">
                <text:p>79473.8615100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07342624664307">
                <text:p>0.0707342624664307</text:p>
              </table:table-cell>
              <table:table-cell office:value-type="float" office:value="78872.0698455339">
                <text:p>78872.06984553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48708152770996">
                <text:p>0.0848708152770996</text:p>
              </table:table-cell>
              <table:table-cell office:value-type="float" office:value="79227.2355927344">
                <text:p>79227.23559273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9071741104126">
                <text:p>0.099071741104126</text:p>
              </table:table-cell>
              <table:table-cell office:value-type="float" office:value="78868.0973087319">
                <text:p>78868.09730873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3066911697388">
                <text:p>0.113066911697388</text:p>
              </table:table-cell>
              <table:table-cell office:value-type="float" office:value="80027.6061328791">
                <text:p>80027.60613287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27247095108032">
                <text:p>0.127247095108032</text:p>
              </table:table-cell>
              <table:table-cell office:value-type="float" office:value="78983.463581949">
                <text:p>78983.4635819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41312599182129">
                <text:p>0.141312599182129</text:p>
              </table:table-cell>
              <table:table-cell office:value-type="float" office:value="79627.4341893381">
                <text:p>79627.43418933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7684555053711">
                <text:p>0.167684555053711</text:p>
              </table:table-cell>
              <table:table-cell office:value-type="float" office:value="42469.3566701624">
                <text:p>42469.35667016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1679725646973">
                <text:p>0.181679725646973</text:p>
              </table:table-cell>
              <table:table-cell office:value-type="float" office:value="80027.6061328791">
                <text:p>80027.60613287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5783376693726">
                <text:p>0.195783376693726</text:p>
              </table:table-cell>
              <table:table-cell office:value-type="float" office:value="79412.0611951652">
                <text:p>79412.06119516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09913730621338">
                <text:p>0.209913730621338</text:p>
              </table:table-cell>
              <table:table-cell office:value-type="float" office:value="79261.9920022947">
                <text:p>79261.99200229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4037885665894">
                <text:p>0.224037885665894</text:p>
              </table:table-cell>
              <table:table-cell office:value-type="float" office:value="79296.7789200047">
                <text:p>79296.77892000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8547086715698">
                <text:p>0.238547086715698</text:p>
              </table:table-cell>
              <table:table-cell office:value-type="float" office:value="77192.3964769292">
                <text:p>77192.39647692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43435144424438">
                <text:p>0.243435144424438</text:p>
              </table:table-cell>
              <table:table-cell office:value-type="float" office:value="229129.864403473">
                <text:p>229129.8644034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66807794570923">
                <text:p>0.266807794570923</text:p>
              </table:table-cell>
              <table:table-cell office:value-type="float" office:value="47919.2557532234">
                <text:p>47919.25575322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81097888946533">
                <text:p>0.281097888946533</text:p>
              </table:table-cell>
              <table:table-cell office:value-type="float" office:value="78375.969434573">
                <text:p>78375.9694345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95266389846802">
                <text:p>0.295266389846802</text:p>
              </table:table-cell>
              <table:table-cell office:value-type="float" office:value="79048.5886886432">
                <text:p>79048.58868864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09203624725342">
                <text:p>0.309203624725342</text:p>
              </table:table-cell>
              <table:table-cell office:value-type="float" office:value="80360.2730211951">
                <text:p>80360.27302119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23477506637573">
                <text:p>0.323477506637573</text:p>
              </table:table-cell>
              <table:table-cell office:value-type="float" office:value="78464.9898946032">
                <text:p>78464.98989460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37467193603516">
                <text:p>0.337467193603516</text:p>
              </table:table-cell>
              <table:table-cell office:value-type="float" office:value="80058.9750668916">
                <text:p>80058.97506689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51548194885254">
                <text:p>0.351548194885254</text:p>
              </table:table-cell>
              <table:table-cell office:value-type="float" office:value="79539.7981713512">
                <text:p>79539.79817135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56396198272705">
                <text:p>0.356396198272705</text:p>
              </table:table-cell>
              <table:table-cell office:value-type="float" office:value="231022.940887184">
                <text:p>231022.9408871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80316734313965">
                <text:p>0.380316734313965</text:p>
              </table:table-cell>
              <table:table-cell office:value-type="float" office:value="46821.6932123991">
                <text:p>46821.69321239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94433736801147">
                <text:p>0.394433736801147</text:p>
              </table:table-cell>
              <table:table-cell office:value-type="float" office:value="79336.9556332438">
                <text:p>79336.95563324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08570051193237">
                <text:p>0.408570051193237</text:p>
              </table:table-cell>
              <table:table-cell office:value-type="float" office:value="79228.5718140727">
                <text:p>79228.57181407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22707557678223">
                <text:p>0.422707557678223</text:p>
              </table:table-cell>
              <table:table-cell office:value-type="float" office:value="79221.8911580687">
                <text:p>79221.89115806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36821699142456">
                <text:p>0.436821699142456</text:p>
              </table:table-cell>
              <table:table-cell office:value-type="float" office:value="79353.0377202318">
                <text:p>79353.03772023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50859069824219">
                <text:p>0.450859069824219</text:p>
              </table:table-cell>
              <table:table-cell office:value-type="float" office:value="79787.0217572227">
                <text:p>79787.02175722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64948654174805">
                <text:p>0.464948654174805</text:p>
              </table:table-cell>
              <table:table-cell office:value-type="float" office:value="79491.3442534182">
                <text:p>79491.34425341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79218006134033">
                <text:p>0.479218006134033</text:p>
              </table:table-cell>
              <table:table-cell office:value-type="float" office:value="78489.8994152047">
                <text:p>78489.89941520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84068870544434">
                <text:p>0.484068870544434</text:p>
              </table:table-cell>
              <table:table-cell office:value-type="float" office:value="230886.684360562">
                <text:p>230886.6843605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08071184158325">
                <text:p>0.508071184158325</text:p>
              </table:table-cell>
              <table:table-cell office:value-type="float" office:value="46662.1684066234">
                <text:p>46662.16840662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22020816802979">
                <text:p>0.522020816802979</text:p>
              </table:table-cell>
              <table:table-cell office:value-type="float" office:value="80288.8526551471">
                <text:p>80288.85265514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36166429519653">
                <text:p>0.536166429519653</text:p>
              </table:table-cell>
              <table:table-cell office:value-type="float" office:value="79176.4925586961">
                <text:p>79176.49255869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5028247833252">
                <text:p>0.55028247833252</text:p>
              </table:table-cell>
              <table:table-cell office:value-type="float" office:value="79342.3156045738">
                <text:p>79342.31560457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64393520355225">
                <text:p>0.564393520355225</text:p>
              </table:table-cell>
              <table:table-cell office:value-type="float" office:value="79370.4673402494">
                <text:p>79370.46734024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78472375869751">
                <text:p>0.578472375869751</text:p>
              </table:table-cell>
              <table:table-cell office:value-type="float" office:value="79551.9208819495">
                <text:p>79551.92088194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92565059661865">
                <text:p>0.592565059661865</text:p>
              </table:table-cell>
              <table:table-cell office:value-type="float" office:value="79473.8615100915">
                <text:p>79473.86151009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9742283821106">
                <text:p>0.59742283821106</text:p>
              </table:table-cell>
              <table:table-cell office:value-type="float" office:value="230558.060368098">
                <text:p>230558.0603680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21047735214233">
                <text:p>0.621047735214233</text:p>
              </table:table-cell>
              <table:table-cell office:value-type="float" office:value="47407.6140882027">
                <text:p>47407.61408820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36452674865723">
                <text:p>0.636452674865723</text:p>
              </table:table-cell>
              <table:table-cell office:value-type="float" office:value="72703.9524553882">
                <text:p>72703.95245538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49576425552368">
                <text:p>0.649576425552368</text:p>
              </table:table-cell>
              <table:table-cell office:value-type="float" office:value="85341.4566263966">
                <text:p>85341.45662639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63693189620972">
                <text:p>0.663693189620972</text:p>
              </table:table-cell>
              <table:table-cell office:value-type="float" office:value="79338.2955581827">
                <text:p>79338.29555818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77855014801025">
                <text:p>0.677855014801025</text:p>
              </table:table-cell>
              <table:table-cell office:value-type="float" office:value="79085.8512769575">
                <text:p>79085.85127695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91759347915649">
                <text:p>0.691759347915649</text:p>
              </table:table-cell>
              <table:table-cell office:value-type="float" office:value="80550.4291911727">
                <text:p>80550.42919117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05809116363525">
                <text:p>0.705809116363525</text:p>
              </table:table-cell>
              <table:table-cell office:value-type="float" office:value="79716.6162670332">
                <text:p>79716.61626703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10666179656982">
                <text:p>0.710666179656982</text:p>
              </table:table-cell>
              <table:table-cell office:value-type="float" office:value="230592.012566267">
                <text:p>230592.0125662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34362602233887">
                <text:p>0.734362602233887</text:p>
              </table:table-cell>
              <table:table-cell office:value-type="float" office:value="47264.5183620083">
                <text:p>47264.51836200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48549699783325">
                <text:p>0.748549699783325</text:p>
              </table:table-cell>
              <table:table-cell office:value-type="float" office:value="78944.9706747332">
                <text:p>78944.97067473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62717962265015">
                <text:p>0.762717962265015</text:p>
              </table:table-cell>
              <table:table-cell office:value-type="float" office:value="79049.9188907212">
                <text:p>79049.91889072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77156114578247">
                <text:p>0.777156114578247</text:p>
              </table:table-cell>
              <table:table-cell office:value-type="float" office:value="77572.2527164041">
                <text:p>77572.25271640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91388750076294">
                <text:p>0.791388750076294</text:p>
              </table:table-cell>
              <table:table-cell office:value-type="float" office:value="78692.382739212">
                <text:p>78692.3827392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05567026138306">
                <text:p>0.805567026138306</text:p>
              </table:table-cell>
              <table:table-cell office:value-type="float" office:value="78994.0889217731">
                <text:p>78994.08892177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19461107254028">
                <text:p>0.819461107254028</text:p>
              </table:table-cell>
              <table:table-cell office:value-type="float" office:value="80609.8647813851">
                <text:p>80609.86478138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33513021469116">
                <text:p>0.833513021469116</text:p>
              </table:table-cell>
              <table:table-cell office:value-type="float" office:value="79704.4433133123">
                <text:p>79704.44331331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47600221633911">
                <text:p>0.847600221633911</text:p>
              </table:table-cell>
              <table:table-cell office:value-type="float" office:value="79504.7977524287">
                <text:p>79504.79775242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61874341964722">
                <text:p>0.861874341964722</text:p>
              </table:table-cell>
              <table:table-cell office:value-type="float" office:value="78463.6793051612">
                <text:p>78463.67930516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76197576522827">
                <text:p>0.876197576522827</text:p>
              </table:table-cell>
              <table:table-cell office:value-type="float" office:value="78194.6281376923">
                <text:p>78194.62813769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90414714813232">
                <text:p>0.890414714813232</text:p>
              </table:table-cell>
              <table:table-cell office:value-type="float" office:value="78778.1603528366">
                <text:p>78778.16035283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04472351074219">
                <text:p>0.904472351074219</text:p>
              </table:table-cell>
              <table:table-cell office:value-type="float" office:value="79672.0002713612">
                <text:p>79672.00027136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18874740600586">
                <text:p>0.918874740600586</text:p>
              </table:table-cell>
              <table:table-cell office:value-type="float" office:value="77764.8735266852">
                <text:p>77764.87352668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37917470932007">
                <text:p>0.937917470932007</text:p>
              </table:table-cell>
              <table:table-cell office:value-type="float" office:value="58815.0953412378">
                <text:p>58815.09534123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47150230407715">
                <text:p>0.947150230407715</text:p>
              </table:table-cell>
              <table:table-cell office:value-type="float" office:value="121307.178308586">
                <text:p>121307.1783085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61273193359375">
                <text:p>0.961273193359375</text:p>
              </table:table-cell>
              <table:table-cell office:value-type="float" office:value="79303.4722128435">
                <text:p>79303.47221284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66084718704224">
                <text:p>0.966084718704224</text:p>
              </table:table-cell>
              <table:table-cell office:value-type="float" office:value="232774.415539369">
                <text:p>232774.4155393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77379560470581">
                <text:p>0.977379560470581</text:p>
              </table:table-cell>
              <table:table-cell office:value-type="float" office:value="99160.3090302698">
                <text:p>99160.30903026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89524602890015">
                <text:p>0.989524602890015</text:p>
              </table:table-cell>
              <table:table-cell office:value-type="float" office:value="92218.6980761681">
                <text:p>92218.69807616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1673197746277">
                <text:p>1.01673197746277</text:p>
              </table:table-cell>
              <table:table-cell office:value-type="float" office:value="41165.3096848821">
                <text:p>41165.30968488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3003191947937">
                <text:p>1.03003191947937</text:p>
              </table:table-cell>
              <table:table-cell office:value-type="float" office:value="84210.8934461494">
                <text:p>84210.89344614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4327201843262">
                <text:p>1.04327201843262</text:p>
              </table:table-cell>
              <table:table-cell office:value-type="float" office:value="84591.5127941944">
                <text:p>84591.51279419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5662250518799">
                <text:p>1.05662250518799</text:p>
              </table:table-cell>
              <table:table-cell office:value-type="float" office:value="83892.0722908779">
                <text:p>83892.07229087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6997013092041">
                <text:p>1.06997013092041</text:p>
              </table:table-cell>
              <table:table-cell office:value-type="float" office:value="83910.0543012289">
                <text:p>83910.05430122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834813117981">
                <text:p>1.0834813117981</text:p>
              </table:table-cell>
              <table:table-cell office:value-type="float" office:value="82894.3088053644">
                <text:p>82894.30880536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09695601463318">
                <text:p>1.09695601463318</text:p>
              </table:table-cell>
              <table:table-cell office:value-type="float" office:value="83118.716138507">
                <text:p>83118.7161385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11023283004761">
                <text:p>1.11023283004761</text:p>
              </table:table-cell>
              <table:table-cell office:value-type="float" office:value="84357.5786090111">
                <text:p>84357.57860901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12345719337463">
                <text:p>1.12345719337463</text:p>
              </table:table-cell>
              <table:table-cell office:value-type="float" office:value="84692.1679557214">
                <text:p>84692.16795572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13671207427979">
                <text:p>1.13671207427979</text:p>
              </table:table-cell>
              <table:table-cell office:value-type="float" office:value="84497.1756452919">
                <text:p>84497.17564529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15000104904175">
                <text:p>1.15000104904175</text:p>
              </table:table-cell>
              <table:table-cell office:value-type="float" office:value="84280.3918332197">
                <text:p>84280.39183321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16325545310974">
                <text:p>1.16325545310974</text:p>
              </table:table-cell>
              <table:table-cell office:value-type="float" office:value="84500.2154947565">
                <text:p>84500.21549475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17675733566284">
                <text:p>1.17675733566284</text:p>
              </table:table-cell>
              <table:table-cell office:value-type="float" office:value="82951.3955254189">
                <text:p>82951.39552541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19007802009583">
                <text:p>1.19007802009583</text:p>
              </table:table-cell>
              <table:table-cell office:value-type="float" office:value="84079.7637414759">
                <text:p>84079.76374147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20332884788513">
                <text:p>1.20332884788513</text:p>
              </table:table-cell>
              <table:table-cell office:value-type="float" office:value="84523.0213393789">
                <text:p>84523.02133937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21661806106567">
                <text:p>1.21661806106567</text:p>
              </table:table-cell>
              <table:table-cell office:value-type="float" office:value="84278.8797789699">
                <text:p>84278.87977896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23004102706909">
                <text:p>1.23004102706909</text:p>
              </table:table-cell>
              <table:table-cell office:value-type="float" office:value="83439.0849023091">
                <text:p>83439.08490230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24318599700928">
                <text:p>1.24318599700928</text:p>
              </table:table-cell>
              <table:table-cell office:value-type="float" office:value="85203.694272137">
                <text:p>85203.6942721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25662469863892">
                <text:p>1.25662469863892</text:p>
              </table:table-cell>
              <table:table-cell office:value-type="float" office:value="83341.3845225845">
                <text:p>83341.38452258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26993894577026">
                <text:p>1.26993894577026</text:p>
              </table:table-cell>
              <table:table-cell office:value-type="float" office:value="84120.4154430198">
                <text:p>84120.41544301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2831084728241">
                <text:p>1.2831084728241</text:p>
              </table:table-cell>
              <table:table-cell office:value-type="float" office:value="85044.8156127234">
                <text:p>85044.81561272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29639792442322">
                <text:p>1.29639792442322</text:p>
              </table:table-cell>
              <table:table-cell office:value-type="float" office:value="84277.3677789738">
                <text:p>84277.36777897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30984997749329">
                <text:p>1.30984997749329</text:p>
              </table:table-cell>
              <table:table-cell office:value-type="float" office:value="83258.6664776151">
                <text:p>83258.66647761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32338809967041">
                <text:p>1.32338809967041</text:p>
              </table:table-cell>
              <table:table-cell office:value-type="float" office:value="82729.3464593276">
                <text:p>82729.34645932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33651924133301">
                <text:p>1.33651924133301</text:p>
              </table:table-cell>
              <table:table-cell office:value-type="float" office:value="85293.4214539908">
                <text:p>85293.42145399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3497326374054">
                <text:p>1.3497326374054</text:p>
              </table:table-cell>
              <table:table-cell office:value-type="float" office:value="84762.463326176">
                <text:p>84762.4633261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36323857307434">
                <text:p>1.36323857307434</text:p>
              </table:table-cell>
              <table:table-cell office:value-type="float" office:value="82926.5019065104">
                <text:p>82926.50190651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37644982337952">
                <text:p>1.37644982337952</text:p>
              </table:table-cell>
              <table:table-cell office:value-type="float" office:value="84776.2304194037">
                <text:p>84776.23041940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3897910118103">
                <text:p>1.3897910118103</text:p>
              </table:table-cell>
              <table:table-cell office:value-type="float" office:value="83950.5420233393">
                <text:p>83950.54202333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40294456481934">
                <text:p>1.40294456481934</text:p>
              </table:table-cell>
              <table:table-cell office:value-type="float" office:value="85148.0964292188">
                <text:p>85148.09642921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41627407073975">
                <text:p>1.41627407073975</text:p>
              </table:table-cell>
              <table:table-cell office:value-type="float" office:value="84024.1196250984">
                <text:p>84024.11962509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42961049079895">
                <text:p>1.42961049079895</text:p>
              </table:table-cell>
              <table:table-cell office:value-type="float" office:value="83980.5581278939">
                <text:p>83980.55812789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44303035736084">
                <text:p>1.44303035736084</text:p>
              </table:table-cell>
              <table:table-cell office:value-type="float" office:value="83458.3559258799">
                <text:p>83458.35592587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45627593994141">
                <text:p>1.45627593994141</text:p>
              </table:table-cell>
              <table:table-cell office:value-type="float" office:value="84556.4921880625">
                <text:p>84556.49218806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46955418586731">
                <text:p>1.46955418586731</text:p>
              </table:table-cell>
              <table:table-cell office:value-type="float" office:value="84348.4904745659">
                <text:p>84348.490474565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48277425765991">
                <text:p>1.48277425765991</text:p>
              </table:table-cell>
              <table:table-cell office:value-type="float" office:value="84719.6609497015">
                <text:p>84719.66094970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49614477157593">
                <text:p>1.49614477157593</text:p>
              </table:table-cell>
              <table:table-cell office:value-type="float" office:value="83766.4136947218">
                <text:p>83766.41369472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50943088531494">
                <text:p>1.50943088531494</text:p>
              </table:table-cell>
              <table:table-cell office:value-type="float" office:value="84298.54071708">
                <text:p>84298.540717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52279019355774">
                <text:p>1.52279019355774</text:p>
              </table:table-cell>
              <table:table-cell office:value-type="float" office:value="83836.676244356">
                <text:p>83836.6762443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53606820106506">
                <text:p>1.53606820106506</text:p>
              </table:table-cell>
              <table:table-cell office:value-type="float" office:value="84350.0050276521">
                <text:p>84350.00502765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54935264587402">
                <text:p>1.54935264587402</text:p>
              </table:table-cell>
              <table:table-cell office:value-type="float" office:value="84309.13117608">
                <text:p>84309.131176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55405235290527">
                <text:p>1.55405235290527</text:p>
              </table:table-cell>
              <table:table-cell office:value-type="float" office:value="238312.727272727">
                <text:p>238312.7272727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56392955780029">
                <text:p>1.56392955780029</text:p>
              </table:table-cell>
              <table:table-cell office:value-type="float" office:value="113392.403205561">
                <text:p>113392.4032055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5772819519043">
                <text:p>1.5772819519043</text:p>
              </table:table-cell>
              <table:table-cell office:value-type="float" office:value="83880.0885651025">
                <text:p>83880.08856510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59057235717773">
                <text:p>1.59057235717773</text:p>
              </table:table-cell>
              <table:table-cell office:value-type="float" office:value="84271.3203214696">
                <text:p>84271.32032146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60410833358765">
                <text:p>1.60410833358765</text:p>
              </table:table-cell>
              <table:table-cell office:value-type="float" office:value="82742.4609856625">
                <text:p>82742.46098566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61751890182495">
                <text:p>1.61751890182495</text:p>
              </table:table-cell>
              <table:table-cell office:value-type="float" office:value="83516.2224434647">
                <text:p>83516.22244346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62906169891357">
                <text:p>1.62906169891357</text:p>
              </table:table-cell>
              <table:table-cell office:value-type="float" office:value="97030.2077911348">
                <text:p>97030.20779113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6426637172699">
                <text:p>1.6426637172699</text:p>
              </table:table-cell>
              <table:table-cell office:value-type="float" office:value="82340.721109183">
                <text:p>82340.7211091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65582823753357">
                <text:p>1.65582823753357</text:p>
              </table:table-cell>
              <table:table-cell office:value-type="float" office:value="85077.1602434077">
                <text:p>85077.16024340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66926169395447">
                <text:p>1.66926169395447</text:p>
              </table:table-cell>
              <table:table-cell office:value-type="float" office:value="83373.9258838563">
                <text:p>83373.925883856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68269014358521">
                <text:p>1.68269014358521</text:p>
              </table:table-cell>
              <table:table-cell office:value-type="float" office:value="83405.0118068995">
                <text:p>83405.01180689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69581317901611">
                <text:p>1.69581317901611</text:p>
              </table:table-cell>
              <table:table-cell office:value-type="float" office:value="85346.1080629338">
                <text:p>85346.10806293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70906162261963">
                <text:p>1.70906162261963</text:p>
              </table:table-cell>
              <table:table-cell office:value-type="float" office:value="84538.232076015">
                <text:p>84538.2320760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72241163253784">
                <text:p>1.72241163253784</text:p>
              </table:table-cell>
              <table:table-cell office:value-type="float" office:value="83895.0687573669">
                <text:p>83895.06875736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73559546470642">
                <text:p>1.73559546470642</text:p>
              </table:table-cell>
              <table:table-cell office:value-type="float" office:value="84952.5377506917">
                <text:p>84952.53775069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74889230728149">
                <text:p>1.74889230728149</text:p>
              </table:table-cell>
              <table:table-cell office:value-type="float" office:value="84230.5226730738">
                <text:p>84230.52267307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76216626167297">
                <text:p>1.76216626167297</text:p>
              </table:table-cell>
              <table:table-cell office:value-type="float" office:value="84375.7607543781">
                <text:p>84375.76075437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77596163749695">
                <text:p>1.77596163749695</text:p>
              </table:table-cell>
              <table:table-cell office:value-type="float" office:value="81186.6247278006">
                <text:p>81186.62472780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78897643089294">
                <text:p>1.78897643089294</text:p>
              </table:table-cell>
              <table:table-cell office:value-type="float" office:value="86055.9185168902">
                <text:p>86055.91851689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80246138572693">
                <text:p>1.80246138572693</text:p>
              </table:table-cell>
              <table:table-cell office:value-type="float" office:value="83055.5247524753">
                <text:p>83055.52475247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81566333770752">
                <text:p>1.81566333770752</text:p>
              </table:table-cell>
              <table:table-cell office:value-type="float" office:value="84835.9395373196">
                <text:p>84835.93953731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82898712158203">
                <text:p>1.82898712158203</text:p>
              </table:table-cell>
              <table:table-cell office:value-type="float" office:value="84060.2047097559">
                <text:p>84060.20470975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84256505966187">
                <text:p>1.84256505966187</text:p>
              </table:table-cell>
              <table:table-cell office:value-type="float" office:value="82486.7511852502">
                <text:p>82486.75118525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85548853874207">
                <text:p>1.85548853874207</text:p>
              </table:table-cell>
              <table:table-cell office:value-type="float" office:value="86663.9697444885">
                <text:p>86663.96974448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86876773834229">
                <text:p>1.86876773834229</text:p>
              </table:table-cell>
              <table:table-cell office:value-type="float" office:value="84342.4328060757">
                <text:p>84342.432806075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88211536407471">
                <text:p>1.88211536407471</text:p>
              </table:table-cell>
              <table:table-cell office:value-type="float" office:value="83910.0543012289">
                <text:p>83910.05430122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89539504051209">
                <text:p>1.89539504051209</text:p>
              </table:table-cell>
              <table:table-cell office:value-type="float" office:value="84339.4042981023">
                <text:p>84339.40429810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90869402885437">
                <text:p>1.90869402885437</text:p>
              </table:table-cell>
              <table:table-cell office:value-type="float" office:value="84216.9322337755">
                <text:p>84216.93223377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92215847969055">
                <text:p>1.92215847969055</text:p>
              </table:table-cell>
              <table:table-cell office:value-type="float" office:value="83182.0037539399">
                <text:p>83182.00375393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93556690216064">
                <text:p>1.93556690216064</text:p>
              </table:table-cell>
              <table:table-cell office:value-type="float" office:value="83529.5876526965">
                <text:p>83529.58765269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94885087013245">
                <text:p>1.94885087013245</text:p>
              </table:table-cell>
              <table:table-cell office:value-type="float" office:value="84312.1575102751">
                <text:p>84312.15751027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96462416648865">
                <text:p>1.96462416648865</text:p>
              </table:table-cell>
              <table:table-cell office:value-type="float" office:value="71006.0836180054">
                <text:p>71006.083618005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9786696434021">
                <text:p>1.9786696434021</text:p>
              </table:table-cell>
              <table:table-cell office:value-type="float" office:value="79740.9733326544">
                <text:p>79740.97333265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98878312110901">
                <text:p>1.98878312110901</text:p>
              </table:table-cell>
              <table:table-cell office:value-type="float" office:value="110743.31030906">
                <text:p>110743.310309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0016450881958">
                <text:p>2.0016450881958</text:p>
              </table:table-cell>
              <table:table-cell office:value-type="float" office:value="87078.4377259162">
                <text:p>87078.43772591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012779712677">
                <text:p>2.012779712677</text:p>
              </table:table-cell>
              <table:table-cell office:value-type="float" office:value="100587.137167573">
                <text:p>100587.13716757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02422833442688">
                <text:p>2.02422833442688</text:p>
              </table:table-cell>
              <table:table-cell office:value-type="float" office:value="97828.3696036985">
                <text:p>97828.36960369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03530764579773">
                <text:p>2.03530764579773</text:p>
              </table:table-cell>
              <table:table-cell office:value-type="float" office:value="101089.315257155">
                <text:p>101089.3152571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04797744750977">
                <text:p>2.04797744750977</text:p>
              </table:table-cell>
              <table:table-cell office:value-type="float" office:value="88399.1735195047">
                <text:p>88399.173519504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0685088634491">
                <text:p>2.0685088634491</text:p>
              </table:table-cell>
              <table:table-cell office:value-type="float" office:value="54550.5484526505">
                <text:p>54550.54845265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08354902267456">
                <text:p>2.08354902267456</text:p>
              </table:table-cell>
              <table:table-cell office:value-type="float" office:value="74467.2967360462">
                <text:p>74467.29673604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09096908569336">
                <text:p>2.09096908569336</text:p>
              </table:table-cell>
              <table:table-cell office:value-type="float" office:value="150942.114260009">
                <text:p>150942.1142600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10204243659973">
                <text:p>2.10204243659973</text:p>
              </table:table-cell>
              <table:table-cell office:value-type="float" office:value="101143.728711379">
                <text:p>101143.72871137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11288046836853">
                <text:p>2.11288046836853</text:p>
              </table:table-cell>
              <table:table-cell office:value-type="float" office:value="103339.796735448">
                <text:p>103339.7967354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1243462562561">
                <text:p>2.1243462562561</text:p>
              </table:table-cell>
              <table:table-cell office:value-type="float" office:value="97681.9047222973">
                <text:p>97681.90472229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13534045219421">
                <text:p>2.13534045219421</text:p>
              </table:table-cell>
              <table:table-cell office:value-type="float" office:value="101871.933728016">
                <text:p>101871.9337280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14635157585144">
                <text:p>2.14635157585144</text:p>
              </table:table-cell>
              <table:table-cell office:value-type="float" office:value="101715.323055604">
                <text:p>101715.3230556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15740871429443">
                <text:p>2.15740871429443</text:p>
              </table:table-cell>
              <table:table-cell office:value-type="float" office:value="101292.030101128">
                <text:p>101292.0301011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16852021217346">
                <text:p>2.16852021217346</text:p>
              </table:table-cell>
              <table:table-cell office:value-type="float" office:value="100796.491363588">
                <text:p>100796.4913635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18166065216064">
                <text:p>2.18166065216064</text:p>
              </table:table-cell>
              <table:table-cell office:value-type="float" office:value="85233.0668602014">
                <text:p>85233.06686020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19273734092712">
                <text:p>2.19273734092712</text:p>
              </table:table-cell>
              <table:table-cell office:value-type="float" office:value="101113.249962332">
                <text:p>101113.2499623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21278214454651">
                <text:p>2.21278214454651</text:p>
              </table:table-cell>
              <table:table-cell office:value-type="float" office:value="55874.8302685729">
                <text:p>55874.830268572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22382593154907">
                <text:p>2.22382593154907</text:p>
              </table:table-cell>
              <table:table-cell office:value-type="float" office:value="101414.487597418">
                <text:p>101414.4875974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23501086235046">
                <text:p>2.23501086235046</text:p>
              </table:table-cell>
              <table:table-cell office:value-type="float" office:value="100134.727687421">
                <text:p>100134.7276874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2461109161377">
                <text:p>2.2461109161377</text:p>
              </table:table-cell>
              <table:table-cell office:value-type="float" office:value="100900.411968125">
                <text:p>100900.4119681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2571861743927">
                <text:p>2.2571861743927</text:p>
              </table:table-cell>
              <table:table-cell office:value-type="float" office:value="101126.310033798">
                <text:p>101126.3100337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26818823814392">
                <text:p>2.26818823814392</text:p>
              </table:table-cell>
              <table:table-cell office:value-type="float" office:value="101799.082910762">
                <text:p>101799.0829107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27915811538696">
                <text:p>2.27915811538696</text:p>
              </table:table-cell>
              <table:table-cell office:value-type="float" office:value="102097.769663776">
                <text:p>102097.76966377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29020261764526">
                <text:p>2.29020261764526</text:p>
              </table:table-cell>
              <table:table-cell office:value-type="float" office:value="101407.919868751">
                <text:p>101407.91986875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30122494697571">
                <text:p>2.30122494697571</text:p>
              </table:table-cell>
              <table:table-cell office:value-type="float" office:value="101611.915814064">
                <text:p>101611.9158140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3153190612793">
                <text:p>2.3153190612793</text:p>
              </table:table-cell>
              <table:table-cell office:value-type="float" office:value="79465.7951450562">
                <text:p>79465.79514505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32640099525452">
                <text:p>2.32640099525452</text:p>
              </table:table-cell>
              <table:table-cell office:value-type="float" office:value="101065.391880553">
                <text:p>101065.39188055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33765029907227">
                <text:p>2.33765029907227</text:p>
              </table:table-cell>
              <table:table-cell office:value-type="float" office:value="99561.7167200051">
                <text:p>99561.716720005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35666751861572">
                <text:p>2.35666751861572</text:p>
              </table:table-cell>
              <table:table-cell office:value-type="float" office:value="58893.9932801765">
                <text:p>58893.993280176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3678674697876">
                <text:p>2.3678674697876</text:p>
              </table:table-cell>
              <table:table-cell office:value-type="float" office:value="100000.435967302">
                <text:p>100000.4359673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37896060943604">
                <text:p>2.37896060943604</text:p>
              </table:table-cell>
              <table:table-cell office:value-type="float" office:value="100963.301237964">
                <text:p>100963.3012379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39017844200134">
                <text:p>2.39017844200134</text:p>
              </table:table-cell>
              <table:table-cell office:value-type="float" office:value="99841.0337718646">
                <text:p>99841.033771864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40119123458862">
                <text:p>2.40119123458862</text:p>
              </table:table-cell>
              <table:table-cell office:value-type="float" office:value="101699.908640211">
                <text:p>101699.9086402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41214227676392">
                <text:p>2.41214227676392</text:p>
              </table:table-cell>
              <table:table-cell office:value-type="float" office:value="102273.371070278">
                <text:p>102273.37107027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42307090759277">
                <text:p>2.42307090759277</text:p>
              </table:table-cell>
              <table:table-cell office:value-type="float" office:value="102483.10310223">
                <text:p>102483.1031022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4342622756958">
                <text:p>2.4342622756958</text:p>
              </table:table-cell>
              <table:table-cell office:value-type="float" office:value="100077.129953132">
                <text:p>100077.1299531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44866847991943">
                <text:p>2.44866847991943</text:p>
              </table:table-cell>
              <table:table-cell office:value-type="float" office:value="77744.281742354">
                <text:p>77744.28174235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45978760719299">
                <text:p>2.45978760719299</text:p>
              </table:table-cell>
              <table:table-cell office:value-type="float" office:value="100727.329802517">
                <text:p>100727.3298025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47086787223816">
                <text:p>2.47086787223816</text:p>
              </table:table-cell>
              <table:table-cell office:value-type="float" office:value="101080.614537161">
                <text:p>101080.61453716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48962378501892">
                <text:p>2.48962378501892</text:p>
              </table:table-cell>
              <table:table-cell office:value-type="float" office:value="59714.5024660599">
                <text:p>59714.50246605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50074982643127">
                <text:p>2.50074982643127</text:p>
              </table:table-cell>
              <table:table-cell office:value-type="float" office:value="100664.73406763">
                <text:p>100664.734067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51185870170593">
                <text:p>2.51185870170593</text:p>
              </table:table-cell>
              <table:table-cell office:value-type="float" office:value="100820.287590677">
                <text:p>100820.2875906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5228476524353">
                <text:p>2.5228476524353</text:p>
              </table:table-cell>
              <table:table-cell office:value-type="float" office:value="101920.558894361">
                <text:p>101920.5588943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53396582603455">
                <text:p>2.53396582603455</text:p>
              </table:table-cell>
              <table:table-cell office:value-type="float" office:value="100735.969806789">
                <text:p>100735.9698067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54494428634644">
                <text:p>2.54494428634644</text:p>
              </table:table-cell>
              <table:table-cell office:value-type="float" office:value="102017.948617717">
                <text:p>102017.9486177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55608320236206">
                <text:p>2.55608320236206</text:p>
              </table:table-cell>
              <table:table-cell office:value-type="float" office:value="100548.383561644">
                <text:p>100548.3835616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56715893745422">
                <text:p>2.56715893745422</text:p>
              </table:table-cell>
              <table:table-cell office:value-type="float" office:value="101121.956301797">
                <text:p>101121.9563017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58190751075745">
                <text:p>2.58190751075745</text:p>
              </table:table-cell>
              <table:table-cell office:value-type="float" office:value="75939.5486582606">
                <text:p>75939.54865826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59319376945496">
                <text:p>2.59319376945496</text:p>
              </table:table-cell>
              <table:table-cell office:value-type="float" office:value="99235.7192952808">
                <text:p>99235.71929528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60413980484009">
                <text:p>2.60413980484009</text:p>
              </table:table-cell>
              <table:table-cell office:value-type="float" office:value="102320.151597656">
                <text:p>102320.1515976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61543655395508">
                <text:p>2.61543655395508</text:p>
              </table:table-cell>
              <table:table-cell office:value-type="float" office:value="99143.5667553079">
                <text:p>99143.566755307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63339114189148">
                <text:p>2.63339114189148</text:p>
              </table:table-cell>
              <table:table-cell office:value-type="float" office:value="62379.5992404425">
                <text:p>62379.59924044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64452385902405">
                <text:p>2.64452385902405</text:p>
              </table:table-cell>
              <table:table-cell office:value-type="float" office:value="100604.370582944">
                <text:p>100604.3705829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65570974349976">
                <text:p>2.65570974349976</text:p>
              </table:table-cell>
              <table:table-cell office:value-type="float" office:value="100126.190506639">
                <text:p>100126.1905066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66677641868591">
                <text:p>2.66677641868591</text:p>
              </table:table-cell>
              <table:table-cell office:value-type="float" office:value="101204.74136631">
                <text:p>101204.7413663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67785024642944">
                <text:p>2.67785024642944</text:p>
              </table:table-cell>
              <table:table-cell office:value-type="float" office:value="101139.37347945">
                <text:p>101139.373479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68886828422546">
                <text:p>2.68886828422546</text:p>
              </table:table-cell>
              <table:table-cell office:value-type="float" office:value="101651.493735529">
                <text:p>101651.49373552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69995975494385">
                <text:p>2.69995975494385</text:p>
              </table:table-cell>
              <table:table-cell office:value-type="float" office:value="100978.49315363">
                <text:p>100978.493153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7152943611145">
                <text:p>2.7152943611145</text:p>
              </table:table-cell>
              <table:table-cell office:value-type="float" office:value="73037.4153425169">
                <text:p>73037.415342516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72637033462524">
                <text:p>2.72637033462524</text:p>
              </table:table-cell>
              <table:table-cell office:value-type="float" office:value="101119.779576373">
                <text:p>101119.77957637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73744797706604">
                <text:p>2.73744797706604</text:p>
              </table:table-cell>
              <table:table-cell office:value-type="float" office:value="101104.545121925">
                <text:p>101104.5451219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74854779243469">
                <text:p>2.74854779243469</text:p>
              </table:table-cell>
              <table:table-cell office:value-type="float" office:value="100902.579259387">
                <text:p>100902.57925938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76624774932861">
                <text:p>2.76624774932861</text:p>
              </table:table-cell>
              <table:table-cell office:value-type="float" office:value="63276.9902611835">
                <text:p>63276.990261183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77744126319885">
                <text:p>2.77744126319885</text:p>
              </table:table-cell>
              <table:table-cell office:value-type="float" office:value="100057.945430148">
                <text:p>100057.94543014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78854656219482">
                <text:p>2.78854656219482</text:p>
              </table:table-cell>
              <table:table-cell office:value-type="float" office:value="100852.755104232">
                <text:p>100852.75510423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79959106445312">
                <text:p>2.79959106445312</text:p>
              </table:table-cell>
              <table:table-cell office:value-type="float" office:value="101407.919868751">
                <text:p>101407.91986875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81066107749939">
                <text:p>2.81066107749939</text:p>
              </table:table-cell>
              <table:table-cell office:value-type="float" office:value="101174.225840495">
                <text:p>101174.22584049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82178473472595">
                <text:p>2.82178473472595</text:p>
              </table:table-cell>
              <table:table-cell office:value-type="float" office:value="100686.310013717">
                <text:p>100686.31001371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83759045600891">
                <text:p>2.83759045600891</text:p>
              </table:table-cell>
              <table:table-cell office:value-type="float" office:value="70860.4169306423">
                <text:p>70860.416930642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8486487865448">
                <text:p>2.8486487865448</text:p>
              </table:table-cell>
              <table:table-cell office:value-type="float" office:value="101281.110775732">
                <text:p>101281.11077573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85975575447083">
                <text:p>2.85975575447083</text:p>
              </table:table-cell>
              <table:table-cell office:value-type="float" office:value="100837.600996007">
                <text:p>100837.60099600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87164664268494">
                <text:p>2.87164664268494</text:p>
              </table:table-cell>
              <table:table-cell office:value-type="float" office:value="94189.7678148935">
                <text:p>94189.767814893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88206744194031">
                <text:p>2.88206744194031</text:p>
              </table:table-cell>
              <table:table-cell office:value-type="float" office:value="107477.36066624">
                <text:p>107477.3606662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8990843296051">
                <text:p>2.8990843296051</text:p>
              </table:table-cell>
              <table:table-cell office:value-type="float" office:value="65816.9708857567">
                <text:p>65816.97088575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91022515296936">
                <text:p>2.91022515296936</text:p>
              </table:table-cell>
              <table:table-cell office:value-type="float" office:value="100531.169320322">
                <text:p>100531.16932032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92166042327881">
                <text:p>2.92166042327881</text:p>
              </table:table-cell>
              <table:table-cell office:value-type="float" office:value="97942.5907470342">
                <text:p>97942.590747034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93775725364685">
                <text:p>2.93775725364685</text:p>
              </table:table-cell>
              <table:table-cell office:value-type="float" office:value="69578.9155002592">
                <text:p>69578.915500259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94379806518555">
                <text:p>2.94379806518555</text:p>
              </table:table-cell>
              <table:table-cell office:value-type="float" office:value="185405.552354265">
                <text:p>185405.55235426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95266914367676">
                <text:p>2.95266914367676</text:p>
              </table:table-cell>
              <table:table-cell office:value-type="float" office:value="126252.969253924">
                <text:p>126252.96925392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96262907981873">
                <text:p>2.96262907981873</text:p>
              </table:table-cell>
              <table:table-cell office:value-type="float" office:value="112450.520167564">
                <text:p>112450.52016756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97088217735291">
                <text:p>2.97088217735291</text:p>
              </table:table-cell>
              <table:table-cell office:value-type="float" office:value="135706.623526693">
                <text:p>135706.62352669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97489476203918">
                <text:p>2.97489476203918</text:p>
              </table:table-cell>
              <table:table-cell office:value-type="float" office:value="279121.834818776">
                <text:p>279121.83481877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98136711120605">
                <text:p>2.98136711120605</text:p>
              </table:table-cell>
              <table:table-cell office:value-type="float" office:value="173043.816259624">
                <text:p>173043.81625962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98530340194702">
                <text:p>2.98530340194702</text:p>
              </table:table-cell>
              <table:table-cell office:value-type="float" office:value="284531.827983041">
                <text:p>284531.82798304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98928880691528">
                <text:p>2.98928880691528</text:p>
              </table:table-cell>
              <table:table-cell office:value-type="float" office:value="281025.393634841">
                <text:p>281025.39363484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99333357810974">
                <text:p>2.99333357810974</text:p>
              </table:table-cell>
              <table:table-cell office:value-type="float" office:value="276900.706159741">
                <text:p>276900.70615974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99725341796875">
                <text:p>2.99725341796875</text:p>
              </table:table-cell>
              <table:table-cell office:value-type="float" office:value="285725.958275044">
                <text:p>285725.95827504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00114989280701">
                <text:p>3.00114989280701</text:p>
              </table:table-cell>
              <table:table-cell office:value-type="float" office:value="287439.300006119">
                <text:p>287439.3000061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00504231452942">
                <text:p>3.00504231452942</text:p>
              </table:table-cell>
              <table:table-cell office:value-type="float" office:value="287738.605904692">
                <text:p>287738.60590469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0089328289032">
                <text:p>3.0089328289032</text:p>
              </table:table-cell>
              <table:table-cell office:value-type="float" office:value="287879.671528374">
                <text:p>287879.67152837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0159318447113">
                <text:p>3.0159318447113</text:p>
              </table:table-cell>
              <table:table-cell office:value-type="float" office:value="160022.498978062">
                <text:p>160022.49897806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02726030349731">
                <text:p>3.02726030349731</text:p>
              </table:table-cell>
              <table:table-cell office:value-type="float" office:value="98866.0524045038">
                <text:p>98866.052404503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03862619400024">
                <text:p>3.03862619400024</text:p>
              </table:table-cell>
              <table:table-cell office:value-type="float" office:value="98540.4530961571">
                <text:p>98540.453096157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04985189437866">
                <text:p>3.04985189437866</text:p>
              </table:table-cell>
              <table:table-cell office:value-type="float" office:value="99771.057684139">
                <text:p>99771.05768413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06128525733948">
                <text:p>3.06128525733948</text:p>
              </table:table-cell>
              <table:table-cell office:value-type="float" office:value="97958.929830049">
                <text:p>97958.92983004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07262444496155">
                <text:p>3.07262444496155</text:p>
              </table:table-cell>
              <table:table-cell office:value-type="float" office:value="98772.5079899075">
                <text:p>98772.50798990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08410620689392">
                <text:p>3.08410620689392</text:p>
              </table:table-cell>
              <table:table-cell office:value-type="float" office:value="97546.0044021762">
                <text:p>97546.004402176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0954909324646">
                <text:p>3.0954909324646</text:p>
              </table:table-cell>
              <table:table-cell office:value-type="float" office:value="98377.4262319114">
                <text:p>98377.42623191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.10702419281006">
                <text:p>3.10702419281006</text:p>
              </table:table-cell>
              <table:table-cell office:value-type="float" office:value="97110.4411460702">
                <text:p>97110.441146070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11841368675232">
                <text:p>3.11841368675232</text:p>
              </table:table-cell>
              <table:table-cell office:value-type="float" office:value="98336.2391409014">
                <text:p>98336.23914090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12964177131653">
                <text:p>3.12964177131653</text:p>
              </table:table-cell>
              <table:table-cell office:value-type="float" office:value="99749.8721705525">
                <text:p>99749.87217055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14091110229492">
                <text:p>3.14091110229492</text:p>
              </table:table-cell>
              <table:table-cell office:value-type="float" office:value="99384.7817716377">
                <text:p>99384.781771637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15253496170044">
                <text:p>3.15253496170044</text:p>
              </table:table-cell>
              <table:table-cell office:value-type="float" office:value="96353.539812118">
                <text:p>96353.53981211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.16358685493469">
                <text:p>3.16358685493469</text:p>
              </table:table-cell>
              <table:table-cell office:value-type="float" office:value="101340.103117247">
                <text:p>101340.10311724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1749119758606">
                <text:p>3.1749119758606</text:p>
              </table:table-cell>
              <table:table-cell office:value-type="float" office:value="98895.1912591314">
                <text:p>98895.191259131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18622136116028">
                <text:p>3.18622136116028</text:p>
              </table:table-cell>
              <table:table-cell office:value-type="float" office:value="99032.7918203858">
                <text:p>99032.791820385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19768190383911">
                <text:p>3.19768190383911</text:p>
              </table:table-cell>
              <table:table-cell office:value-type="float" office:value="97726.6113295471">
                <text:p>97726.611329547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20902180671692">
                <text:p>3.20902180671692</text:p>
              </table:table-cell>
              <table:table-cell office:value-type="float" office:value="98766.2779891933">
                <text:p>98766.27798919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22028636932373">
                <text:p>3.22028636932373</text:p>
              </table:table-cell>
              <table:table-cell office:value-type="float" office:value="99426.852075264">
                <text:p>99426.85207526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23193216323853">
                <text:p>3.23193216323853</text:p>
              </table:table-cell>
              <table:table-cell office:value-type="float" office:value="96172.0607623961">
                <text:p>96172.060762396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24325156211853">
                <text:p>3.24325156211853</text:p>
              </table:table-cell>
              <table:table-cell office:value-type="float" office:value="98945.1835625671">
                <text:p>98945.183562567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25480699539185">
                <text:p>3.25480699539185</text:p>
              </table:table-cell>
              <table:table-cell office:value-type="float" office:value="96924.1025852642">
                <text:p>96924.102585264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26608681678772">
                <text:p>3.26608681678772</text:p>
              </table:table-cell>
              <table:table-cell office:value-type="float" office:value="99292.3523070745">
                <text:p>99292.352307074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27733993530273">
                <text:p>3.27733993530273</text:p>
              </table:table-cell>
              <table:table-cell office:value-type="float" office:value="99527.9662704718">
                <text:p>99527.966270471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28866982460022">
                <text:p>3.28866982460022</text:p>
              </table:table-cell>
              <table:table-cell office:value-type="float" office:value="98853.5695797647">
                <text:p>98853.569579764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.29995775222778">
                <text:p>3.29995775222778</text:p>
              </table:table-cell>
              <table:table-cell office:value-type="float" office:value="99221.0472066744">
                <text:p>99221.047206674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31127595901489">
                <text:p>3.31127595901489</text:p>
              </table:table-cell>
              <table:table-cell office:value-type="float" office:value="98955.6049882036">
                <text:p>98955.604988203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.32274746894836">
                <text:p>3.32274746894836</text:p>
              </table:table-cell>
              <table:table-cell office:value-type="float" office:value="97633.18050504">
                <text:p>97633.1805050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3340573310852">
                <text:p>3.3340573310852</text:p>
              </table:table-cell>
              <table:table-cell office:value-type="float" office:value="99028.6164808061">
                <text:p>99028.616480806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34543585777283">
                <text:p>3.34543585777283</text:p>
              </table:table-cell>
              <table:table-cell office:value-type="float" office:value="98431.0210581456">
                <text:p>98431.021058145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35793018341064">
                <text:p>3.35793018341064</text:p>
              </table:table-cell>
              <table:table-cell office:value-type="float" office:value="89640.692300353">
                <text:p>89640.69230035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.36840319633484">
                <text:p>3.36840319633484</text:p>
              </table:table-cell>
              <table:table-cell office:value-type="float" office:value="106941.527534318">
                <text:p>106941.5275343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.37980461120605">
                <text:p>3.37980461120605</text:p>
              </table:table-cell>
              <table:table-cell office:value-type="float" office:value="98233.4221367182">
                <text:p>98233.422136718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.39120244979858">
                <text:p>3.39120244979858</text:p>
              </table:table-cell>
              <table:table-cell office:value-type="float" office:value="98264.2446554826">
                <text:p>98264.244655482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.40263438224792">
                <text:p>3.40263438224792</text:p>
              </table:table-cell>
              <table:table-cell office:value-type="float" office:value="97971.1877202861">
                <text:p>97971.187720286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.41366410255432">
                <text:p>3.41366410255432</text:p>
              </table:table-cell>
              <table:table-cell office:value-type="float" office:value="101543.826034326">
                <text:p>101543.82603432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.42498183250427">
                <text:p>3.42498183250427</text:p>
              </table:table-cell>
              <table:table-cell office:value-type="float" office:value="98959.774173162">
                <text:p>98959.77417316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43636155128479">
                <text:p>3.43636155128479</text:p>
              </table:table-cell>
              <table:table-cell office:value-type="float" office:value="98420.7098261052">
                <text:p>98420.70982610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.44775938987732">
                <text:p>3.44775938987732</text:p>
              </table:table-cell>
              <table:table-cell office:value-type="float" office:value="98264.2446554826">
                <text:p>98264.244655482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45913052558899">
                <text:p>3.45913052558899</text:p>
              </table:table-cell>
              <table:table-cell office:value-type="float" office:value="98494.9989516501">
                <text:p>98494.99895165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.47042417526245">
                <text:p>3.47042417526245</text:p>
              </table:table-cell>
              <table:table-cell office:value-type="float" office:value="99170.775823851">
                <text:p>99170.77582385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48188805580139">
                <text:p>3.48188805580139</text:p>
              </table:table-cell>
              <table:table-cell office:value-type="float" office:value="97698.1569369632">
                <text:p>97698.156936963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49349355697632">
                <text:p>3.49349355697632</text:p>
              </table:table-cell>
              <table:table-cell office:value-type="float" office:value="96505.9572282597">
                <text:p>96505.957228259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.50490927696228">
                <text:p>3.50490927696228</text:p>
              </table:table-cell>
              <table:table-cell office:value-type="float" office:value="98110.3251811783">
                <text:p>98110.325181178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.51619482040405">
                <text:p>3.51619482040405</text:p>
              </table:table-cell>
              <table:table-cell office:value-type="float" office:value="99242.0086616668">
                <text:p>99242.008661666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.52754497528076">
                <text:p>3.52754497528076</text:p>
              </table:table-cell>
              <table:table-cell office:value-type="float" office:value="98677.0675965214">
                <text:p>98677.067596521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.53880000114441">
                <text:p>3.53880000114441</text:p>
              </table:table-cell>
              <table:table-cell office:value-type="float" office:value="99511.0996250556">
                <text:p>99511.099625055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.55008578300476">
                <text:p>3.55008578300476</text:p>
              </table:table-cell>
              <table:table-cell office:value-type="float" office:value="99239.9121176272">
                <text:p>99239.912117627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.56145715713501">
                <text:p>3.56145715713501</text:p>
              </table:table-cell>
              <table:table-cell office:value-type="float" office:value="98492.9338505084">
                <text:p>98492.933850508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.5728235244751">
                <text:p>3.5728235244751</text:p>
              </table:table-cell>
              <table:table-cell office:value-type="float" office:value="98536.3191676805">
                <text:p>98536.319167680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.58416080474854">
                <text:p>3.58416080474854</text:p>
              </table:table-cell>
              <table:table-cell office:value-type="float" office:value="98789.1251682369">
                <text:p>98789.125168236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.59545540809631">
                <text:p>3.59545540809631</text:p>
              </table:table-cell>
              <table:table-cell office:value-type="float" office:value="99162.4022122306">
                <text:p>99162.402212230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.60701274871826">
                <text:p>3.60701274871826</text:p>
              </table:table-cell>
              <table:table-cell office:value-type="float" office:value="96908.1068592058">
                <text:p>96908.106859205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.61846399307251">
                <text:p>3.61846399307251</text:p>
              </table:table-cell>
              <table:table-cell office:value-type="float" office:value="97805.9646054549">
                <text:p>97805.964605454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.62971830368042">
                <text:p>3.62971830368042</text:p>
              </table:table-cell>
              <table:table-cell office:value-type="float" office:value="99517.4239471231">
                <text:p>99517.423947123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64157938957214">
                <text:p>3.64157938957214</text:p>
              </table:table-cell>
              <table:table-cell office:value-type="float" office:value="94426.4302800056">
                <text:p>94426.430280005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.65259432792664">
                <text:p>3.65259432792664</text:p>
              </table:table-cell>
              <table:table-cell office:value-type="float" office:value="101680.096969697">
                <text:p>101680.09696969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66375136375427">
                <text:p>3.66375136375427</text:p>
              </table:table-cell>
              <table:table-cell office:value-type="float" office:value="100385.085904778">
                <text:p>100385.08590477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67516088485718">
                <text:p>3.67516088485718</text:p>
              </table:table-cell>
              <table:table-cell office:value-type="float" office:value="98163.6292968342">
                <text:p>98163.629296834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.68638348579407">
                <text:p>3.68638348579407</text:p>
              </table:table-cell>
              <table:table-cell office:value-type="float" office:value="99798.612309065">
                <text:p>99798.61230906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.69778251647949">
                <text:p>3.69778251647949</text:p>
              </table:table-cell>
              <table:table-cell office:value-type="float" office:value="98253.9683336471">
                <text:p>98253.968333647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.70913434028625">
                <text:p>3.70913434028625</text:p>
              </table:table-cell>
              <table:table-cell office:value-type="float" office:value="98662.5602251486">
                <text:p>98662.560225148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72048401832581">
                <text:p>3.72048401832581</text:p>
              </table:table-cell>
              <table:table-cell office:value-type="float" office:value="98681.2133434165">
                <text:p>98681.213343416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73188734054565">
                <text:p>3.73188734054565</text:p>
              </table:table-cell>
              <table:table-cell office:value-type="float" office:value="98216.9913650714">
                <text:p>98216.991365071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74329495429993">
                <text:p>3.74329495429993</text:p>
              </table:table-cell>
              <table:table-cell office:value-type="float" office:value="98180.0422179029">
                <text:p>98180.042217902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7547562122345">
                <text:p>3.7547562122345</text:p>
              </table:table-cell>
              <table:table-cell office:value-type="float" office:value="97720.5125644866">
                <text:p>97720.512564486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76602983474731">
                <text:p>3.76602983474731</text:p>
              </table:table-cell>
              <table:table-cell office:value-type="float" office:value="99346.948926721">
                <text:p>99346.94892672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7776505947113">
                <text:p>3.7776505947113</text:p>
              </table:table-cell>
              <table:table-cell office:value-type="float" office:value="96379.238833836">
                <text:p>96379.23883383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78897547721863">
                <text:p>3.78897547721863</text:p>
              </table:table-cell>
              <table:table-cell office:value-type="float" office:value="98897.2732631579">
                <text:p>98897.273263157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80031514167786">
                <text:p>3.80031514167786</text:p>
              </table:table-cell>
              <table:table-cell office:value-type="float" office:value="98768.3545687734">
                <text:p>98768.354568773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81165313720703">
                <text:p>3.81165313720703</text:p>
              </table:table-cell>
              <table:table-cell office:value-type="float" office:value="98782.8930711807">
                <text:p>98782.893071180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82299423217773">
                <text:p>3.82299423217773</text:p>
              </table:table-cell>
              <table:table-cell office:value-type="float" office:value="98755.8964009418">
                <text:p>98755.896400941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83434963226318">
                <text:p>3.83434963226318</text:p>
              </table:table-cell>
              <table:table-cell office:value-type="float" office:value="98631.4873603763">
                <text:p>98631.487360376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84574389457703">
                <text:p>3.84574389457703</text:p>
              </table:table-cell>
              <table:table-cell office:value-type="float" office:value="98295.086522567">
                <text:p>98295.08652256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85698533058167">
                <text:p>3.85698533058167</text:p>
              </table:table-cell>
              <table:table-cell office:value-type="float" office:value="99631.3993637328">
                <text:p>99631.399363732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8683865070343">
                <text:p>3.8683865070343</text:p>
              </table:table-cell>
              <table:table-cell office:value-type="float" office:value="98235.4763697198">
                <text:p>98235.476369719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87982392311096">
                <text:p>3.87982392311096</text:p>
              </table:table-cell>
              <table:table-cell office:value-type="float" office:value="97924.2157925457">
                <text:p>97924.215792545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89171671867371">
                <text:p>3.89171671867371</text:p>
              </table:table-cell>
              <table:table-cell office:value-type="float" office:value="94174.6618018524">
                <text:p>94174.661801852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90296816825867">
                <text:p>3.90296816825867</text:p>
              </table:table-cell>
              <table:table-cell office:value-type="float" office:value="99542.7292761485">
                <text:p>99542.729276148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91659021377563">
                <text:p>3.91659021377563</text:p>
              </table:table-cell>
              <table:table-cell office:value-type="float" office:value="82219.6636037455">
                <text:p>82219.663603745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92580676078796">
                <text:p>3.92580676078796</text:p>
              </table:table-cell>
              <table:table-cell office:value-type="float" office:value="121520.564968828">
                <text:p>121520.56496882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93724226951599">
                <text:p>3.93724226951599</text:p>
              </table:table-cell>
              <table:table-cell office:value-type="float" office:value="97940.548744892">
                <text:p>97940.54874489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94259238243103">
                <text:p>3.94259238243103</text:p>
              </table:table-cell>
              <table:table-cell office:value-type="float" office:value="209341.376114082">
                <text:p>209341.37611408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97123527526855">
                <text:p>3.97123527526855</text:p>
              </table:table-cell>
              <table:table-cell office:value-type="float" office:value="39102.1956599549">
                <text:p>39102.195659954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97520351409912">
                <text:p>3.97520351409912</text:p>
              </table:table-cell>
              <table:table-cell office:value-type="float" office:value="282241.076664263">
                <text:p>282241.07666426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98295927047729">
                <text:p>3.98295927047729</text:p>
              </table:table-cell>
              <table:table-cell office:value-type="float" office:value="144408.868121734">
                <text:p>144408.86812173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99401211738586">
                <text:p>3.99401211738586</text:p>
              </table:table-cell>
              <table:table-cell office:value-type="float" office:value="101331.359175133">
                <text:p>101331.35917513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.00538873672485">
                <text:p>4.00538873672485</text:p>
              </table:table-cell>
              <table:table-cell office:value-type="float" office:value="98447.5235241109">
                <text:p>98447.523524110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.01666116714478">
                <text:p>4.01666116714478</text:p>
              </table:table-cell>
              <table:table-cell office:value-type="float" office:value="99357.4551607445">
                <text:p>99357.455160744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.02799654006958">
                <text:p>4.02799654006958</text:p>
              </table:table-cell>
              <table:table-cell office:value-type="float" office:value="98805.7479387515">
                <text:p>98805.747938751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.04201221466064">
                <text:p>4.04201221466064</text:p>
              </table:table-cell>
              <table:table-cell office:value-type="float" office:value="79910.5310788283">
                <text:p>79910.531078828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.05318546295166">
                <text:p>4.05318546295166</text:p>
              </table:table-cell>
              <table:table-cell office:value-type="float" office:value="100239.426425401">
                <text:p>100239.42642540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.07318592071533">
                <text:p>4.07318592071533</text:p>
              </table:table-cell>
              <table:table-cell office:value-type="float" office:value="55998.7182910547">
                <text:p>55998.718291054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.08456015586853">
                <text:p>4.08456015586853</text:p>
              </table:table-cell>
              <table:table-cell office:value-type="float" office:value="98468.1593896074">
                <text:p>98468.159389607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.09581089019775">
                <text:p>4.09581089019775</text:p>
              </table:table-cell>
              <table:table-cell office:value-type="float" office:value="99549.0576193605">
                <text:p>99549.057619360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.10737919807434">
                <text:p>4.10737919807434</text:p>
              </table:table-cell>
              <table:table-cell office:value-type="float" office:value="96816.2337956761">
                <text:p>96816.233795676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.11862802505493">
                <text:p>4.11862802505493</text:p>
              </table:table-cell>
              <table:table-cell office:value-type="float" office:value="99565.9371357114">
                <text:p>99565.937135711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.12981700897217">
                <text:p>4.12981700897217</text:p>
              </table:table-cell>
              <table:table-cell office:value-type="float" office:value="100098.454719795">
                <text:p>100098.45471979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.14101266860962">
                <text:p>4.14101266860962</text:p>
              </table:table-cell>
              <table:table-cell office:value-type="float" office:value="100038.768260999">
                <text:p>100038.76826099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.15494441986084">
                <text:p>4.15494441986084</text:p>
              </table:table-cell>
              <table:table-cell office:value-type="float" office:value="80391.9033439436">
                <text:p>80391.903343943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.17482829093933">
                <text:p>4.17482829093933</text:p>
              </table:table-cell>
              <table:table-cell office:value-type="float" office:value="56327.0600366911">
                <text:p>56327.060036691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.18612742424011">
                <text:p>4.18612742424011</text:p>
              </table:table-cell>
              <table:table-cell office:value-type="float" office:value="99122.6468602296">
                <text:p>99122.646860229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.19749522209168">
                <text:p>4.19749522209168</text:p>
              </table:table-cell>
              <table:table-cell office:value-type="float" office:value="98523.9194630872">
                <text:p>98523.919463087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.20877766609192">
                <text:p>4.20877766609192</text:p>
              </table:table-cell>
              <table:table-cell office:value-type="float" office:value="99269.2717974726">
                <text:p>99269.271797472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.22011995315552">
                <text:p>4.22011995315552</text:p>
              </table:table-cell>
              <table:table-cell office:value-type="float" office:value="98745.5169949341">
                <text:p>98745.516994934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.23158431053162">
                <text:p>4.23158431053162</text:p>
              </table:table-cell>
              <table:table-cell office:value-type="float" office:value="97694.0933763128">
                <text:p>97694.093376312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.24288749694824">
                <text:p>4.24288749694824</text:p>
              </table:table-cell>
              <table:table-cell office:value-type="float" office:value="99087.1032926238">
                <text:p>99087.103292623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.25659155845642">
                <text:p>4.25659155845642</text:p>
              </table:table-cell>
              <table:table-cell office:value-type="float" office:value="81727.595817603">
                <text:p>81727.59581760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.26782250404358">
                <text:p>4.26782250404358</text:p>
              </table:table-cell>
              <table:table-cell office:value-type="float" office:value="99724.461427419">
                <text:p>99724.46142741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.28806638717651">
                <text:p>4.28806638717651</text:p>
              </table:table-cell>
              <table:table-cell office:value-type="float" office:value="55325.3539671884">
                <text:p>55325.353967188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.29928851127625">
                <text:p>4.29928851127625</text:p>
              </table:table-cell>
              <table:table-cell office:value-type="float" office:value="99802.8528330748">
                <text:p>99802.852833074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.3105480670929">
                <text:p>4.3105480670929</text:p>
              </table:table-cell>
              <table:table-cell office:value-type="float" office:value="99471.0642442722">
                <text:p>99471.064244272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.32190752029419">
                <text:p>4.32190752029419</text:p>
              </table:table-cell>
              <table:table-cell office:value-type="float" office:value="98596.295099171">
                <text:p>98596.29509917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.33320116996765">
                <text:p>4.33320116996765</text:p>
              </table:table-cell>
              <table:table-cell office:value-type="float" office:value="99170.775823851">
                <text:p>99170.77582385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.34452724456787">
                <text:p>4.34452724456787</text:p>
              </table:table-cell>
              <table:table-cell office:value-type="float" office:value="98886.8641195664">
                <text:p>98886.864119566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.35655355453491">
                <text:p>4.35655355453491</text:p>
              </table:table-cell>
              <table:table-cell office:value-type="float" office:value="93129.1479322787">
                <text:p>93129.147932278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.36936402320862">
                <text:p>4.36936402320862</text:p>
              </table:table-cell>
              <table:table-cell office:value-type="float" office:value="87428.4952820532">
                <text:p>87428.495282053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.39001154899597">
                <text:p>4.39001154899597</text:p>
              </table:table-cell>
              <table:table-cell office:value-type="float" office:value="54243.7874413986">
                <text:p>54243.787441398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.40118741989136">
                <text:p>4.40118741989136</text:p>
              </table:table-cell>
              <table:table-cell office:value-type="float" office:value="100215.903573333">
                <text:p>100215.9035733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.41253519058228">
                <text:p>4.41253519058228</text:p>
              </table:table-cell>
              <table:table-cell office:value-type="float" office:value="98697.7998151105">
                <text:p>98697.799815110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.42364525794983">
                <text:p>4.42364525794983</text:p>
              </table:table-cell>
              <table:table-cell office:value-type="float" office:value="100809.46973111">
                <text:p>100809.4697311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.43498659133911">
                <text:p>4.43498659133911</text:p>
              </table:table-cell>
              <table:table-cell office:value-type="float" office:value="98753.8203451828">
                <text:p>98753.820345182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.44628596305847">
                <text:p>4.44628596305847</text:p>
              </table:table-cell>
              <table:table-cell office:value-type="float" office:value="99120.5553562762">
                <text:p>99120.555356276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.45758414268494">
                <text:p>4.45758414268494</text:p>
              </table:table-cell>
              <table:table-cell office:value-type="float" office:value="99131.0137587575">
                <text:p>99131.013758757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.47075033187866">
                <text:p>4.47075033187866</text:p>
              </table:table-cell>
              <table:table-cell office:value-type="float" office:value="85066.3759665357">
                <text:p>85066.375966535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.4820671081543">
                <text:p>4.4820671081543</text:p>
              </table:table-cell>
              <table:table-cell office:value-type="float" office:value="98968.1135971011">
                <text:p>98968.113597101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.5031054019928">
                <text:p>4.5031054019928</text:p>
              </table:table-cell>
              <table:table-cell office:value-type="float" office:value="53236.2561621015">
                <text:p>53236.256162101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.51438856124878">
                <text:p>4.51438856124878</text:p>
              </table:table-cell>
              <table:table-cell office:value-type="float" office:value="99262.9789751717">
                <text:p>99262.978975171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.52565693855286">
                <text:p>4.52565693855286</text:p>
              </table:table-cell>
              <table:table-cell office:value-type="float" office:value="99393.1929839409">
                <text:p>99393.192983940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.53687119483948">
                <text:p>4.53687119483948</text:p>
              </table:table-cell>
              <table:table-cell office:value-type="float" office:value="99872.8735436687">
                <text:p>99872.873543668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.54805016517639">
                <text:p>4.54805016517639</text:p>
              </table:table-cell>
              <table:table-cell office:value-type="float" office:value="100188.118068589">
                <text:p>100188.11806858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.5593798160553">
                <text:p>4.5593798160553</text:p>
              </table:table-cell>
              <table:table-cell office:value-type="float" office:value="98855.6498316498">
                <text:p>98855.649831649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.57073712348938">
                <text:p>4.57073712348938</text:p>
              </table:table-cell>
              <table:table-cell office:value-type="float" office:value="98614.9231673524">
                <text:p>98614.923167352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.58342289924622">
                <text:p>4.58342289924622</text:p>
              </table:table-cell>
              <table:table-cell office:value-type="float" office:value="88287.8604721095">
                <text:p>88287.860472109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.60463619232178">
                <text:p>4.60463619232178</text:p>
              </table:table-cell>
              <table:table-cell office:value-type="float" office:value="52797.0832256252">
                <text:p>52797.083225625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.61611437797546">
                <text:p>4.61611437797546</text:p>
              </table:table-cell>
              <table:table-cell office:value-type="float" office:value="97576.3969839852">
                <text:p>97576.396983985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.62744188308716">
                <text:p>4.62744188308716</text:p>
              </table:table-cell>
              <table:table-cell office:value-type="float" office:value="98874.376039233">
                <text:p>98874.37603923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.63874983787537">
                <text:p>4.63874983787537</text:p>
              </table:table-cell>
              <table:table-cell office:value-type="float" office:value="99045.3199519281">
                <text:p>99045.319951928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.65009331703186">
                <text:p>4.65009331703186</text:p>
              </table:table-cell>
              <table:table-cell office:value-type="float" office:value="98735.1397704822">
                <text:p>98735.139770482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.66137313842773">
                <text:p>4.66137313842773</text:p>
              </table:table-cell>
              <table:table-cell office:value-type="float" office:value="99292.3523070745">
                <text:p>99292.352307074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.67279577255249">
                <text:p>4.67279577255249</text:p>
              </table:table-cell>
              <table:table-cell office:value-type="float" office:value="98050.9388436652">
                <text:p>98050.938843665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.68381810188293">
                <text:p>4.68381810188293</text:p>
              </table:table-cell>
              <table:table-cell office:value-type="float" office:value="101611.915814064">
                <text:p>101611.91581406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.70644497871399">
                <text:p>4.70644497871399</text:p>
              </table:table-cell>
              <table:table-cell office:value-type="float" office:value="49498.656326393">
                <text:p>49498.65632639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.71780824661255">
                <text:p>4.71780824661255</text:p>
              </table:table-cell>
              <table:table-cell office:value-type="float" office:value="98563.1959044082">
                <text:p>98563.195904408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.72911953926086">
                <text:p>4.72911953926086</text:p>
              </table:table-cell>
              <table:table-cell office:value-type="float" office:value="99016.092574247">
                <text:p>99016.09257424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.74057960510254">
                <text:p>4.74057960510254</text:p>
              </table:table-cell>
              <table:table-cell office:value-type="float" office:value="97730.6775958558">
                <text:p>97730.677595855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.75185394287109">
                <text:p>4.75185394287109</text:p>
              </table:table-cell>
              <table:table-cell office:value-type="float" office:value="99340.6462527491">
                <text:p>99340.646252749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.76309776306152">
                <text:p>4.76309776306152</text:p>
              </table:table-cell>
              <table:table-cell office:value-type="float" office:value="99610.2731128075">
                <text:p>99610.273112807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.77460885047913">
                <text:p>4.77460885047913</text:p>
              </table:table-cell>
              <table:table-cell office:value-type="float" office:value="97297.4975663304">
                <text:p>97297.497566330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.78589367866516">
                <text:p>4.78589367866516</text:p>
              </table:table-cell>
              <table:table-cell office:value-type="float" office:value="99248.298825319">
                <text:p>99248.29882531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.79768943786621">
                <text:p>4.79768943786621</text:p>
              </table:table-cell>
              <table:table-cell office:value-type="float" office:value="94949.3780697322">
                <text:p>94949.378069732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.81984400749207">
                <text:p>4.81984400749207</text:p>
              </table:table-cell>
              <table:table-cell office:value-type="float" office:value="50553.9046307158">
                <text:p>50553.904630715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.83103632926941">
                <text:p>4.83103632926941</text:p>
              </table:table-cell>
              <table:table-cell office:value-type="float" office:value="100068.60259032">
                <text:p>100068.6025903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.84262990951538">
                <text:p>4.84262990951538</text:p>
              </table:table-cell>
              <table:table-cell office:value-type="float" office:value="96605.1880642441">
                <text:p>96605.188064244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.8535041809082">
                <text:p>4.8535041809082</text:p>
              </table:table-cell>
              <table:table-cell office:value-type="float" office:value="102995.406270555">
                <text:p>102995.40627055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.86502075195313">
                <text:p>4.86502075195313</text:p>
              </table:table-cell>
              <table:table-cell office:value-type="float" office:value="97251.1692613448">
                <text:p>97251.169261344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.87635636329651">
                <text:p>4.87635636329651</text:p>
              </table:table-cell>
              <table:table-cell office:value-type="float" office:value="98803.669786518">
                <text:p>98803.66978651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.88787508010864">
                <text:p>4.88787508010864</text:p>
              </table:table-cell>
              <table:table-cell office:value-type="float" office:value="97233.0528015234">
                <text:p>97233.052801523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.89893937110901">
                <text:p>4.89893937110901</text:p>
              </table:table-cell>
              <table:table-cell office:value-type="float" office:value="101226.549442972">
                <text:p>101226.54944297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.92171406745911">
                <text:p>4.92171406745911</text:p>
              </table:table-cell>
              <table:table-cell office:value-type="float" office:value="49177.384531636">
                <text:p>49177.38453163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.93438673019409">
                <text:p>4.93438673019409</text:p>
              </table:table-cell>
              <table:table-cell office:value-type="float" office:value="88379.2162248603">
                <text:p>88379.216224860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.94452619552612">
                <text:p>4.94452619552612</text:p>
              </table:table-cell>
              <table:table-cell office:value-type="float" office:value="110459.473288187">
                <text:p>110459.47328818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.94815754890442">
                <text:p>4.94815754890442</text:p>
              </table:table-cell>
              <table:table-cell office:value-type="float" office:value="308424.954369378">
                <text:p>308424.95436937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.9626567363739">
                <text:p>4.9626567363739</text:p>
              </table:table-cell>
              <table:table-cell office:value-type="float" office:value="77245.7078962081">
                <text:p>77245.707896208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96677374839783">
                <text:p>4.96677374839783</text:p>
              </table:table-cell>
              <table:table-cell office:value-type="float" office:value="272041.955061385">
                <text:p>272041.95506138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97040581703186">
                <text:p>4.97040581703186</text:p>
              </table:table-cell>
              <table:table-cell office:value-type="float" office:value="308364.216883287">
                <text:p>308364.21688328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97452020645142">
                <text:p>4.97452020645142</text:p>
              </table:table-cell>
              <table:table-cell office:value-type="float" office:value="272215.360723185">
                <text:p>272215.36072318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97817873954773">
                <text:p>4.97817873954773</text:p>
              </table:table-cell>
              <table:table-cell office:value-type="float" office:value="306133.625285109">
                <text:p>306133.62528510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98180985450745">
                <text:p>4.98180985450745</text:p>
              </table:table-cell>
              <table:table-cell office:value-type="float" office:value="308445.20551543">
                <text:p>308445.2055154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98555278778076">
                <text:p>4.98555278778076</text:p>
              </table:table-cell>
              <table:table-cell office:value-type="float" office:value="299230.554812408">
                <text:p>299230.55481240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98937940597534">
                <text:p>4.98937940597534</text:p>
              </table:table-cell>
              <table:table-cell office:value-type="float" office:value="292686.634267913">
                <text:p>292686.63426791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99372959136963">
                <text:p>4.99372959136963</text:p>
              </table:table-cell>
              <table:table-cell office:value-type="float" office:value="257460.291570755">
                <text:p>257460.29157075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99750375747681">
                <text:p>4.99750375747681</text:p>
              </table:table-cell>
              <table:table-cell office:value-type="float" office:value="296754.294377764">
                <text:p>296754.29437776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.00131916999817">
                <text:p>5.00131916999817</text:p>
              </table:table-cell>
              <table:table-cell office:value-type="float" office:value="293546.240079985">
                <text:p>293546.24007998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.00488615036011">
                <text:p>5.00488615036011</text:p>
              </table:table-cell>
              <table:table-cell office:value-type="float" office:value="313991.07546287">
                <text:p>313991.0754628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.00844740867615">
                <text:p>5.00844740867615</text:p>
              </table:table-cell>
              <table:table-cell office:value-type="float" office:value="314495.5801031">
                <text:p>314495.580103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.01200866699219">
                <text:p>5.01200866699219</text:p>
              </table:table-cell>
              <table:table-cell office:value-type="float" office:value="314495.5801031">
                <text:p>314495.580103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.0224072933197">
                <text:p>5.0224072933197</text:p>
              </table:table-cell>
              <table:table-cell office:value-type="float" office:value="107706.5339906">
                <text:p>107706.533990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.03311586380005">
                <text:p>5.03311586380005</text:p>
              </table:table-cell>
              <table:table-cell office:value-type="float" office:value="104589.123455416">
                <text:p>104589.12345541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.0438916683197">
                <text:p>5.0438916683197</text:p>
              </table:table-cell>
              <table:table-cell office:value-type="float" office:value="103936.555081089">
                <text:p>103936.55508108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.05463480949402">
                <text:p>5.05463480949402</text:p>
              </table:table-cell>
              <table:table-cell office:value-type="float" office:value="104252.562805149">
                <text:p>104252.56280514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.06548070907593">
                <text:p>5.06548070907593</text:p>
              </table:table-cell>
              <table:table-cell office:value-type="float" office:value="103264.832164604">
                <text:p>103264.83216460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.07637238502502">
                <text:p>5.07637238502502</text:p>
              </table:table-cell>
              <table:table-cell office:value-type="float" office:value="102830.822844384">
                <text:p>102830.82284438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.08726406097412">
                <text:p>5.08726406097412</text:p>
              </table:table-cell>
              <table:table-cell office:value-type="float" office:value="102830.822844384">
                <text:p>102830.82284438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.09821248054504">
                <text:p>5.09821248054504</text:p>
              </table:table-cell>
              <table:table-cell office:value-type="float" office:value="102297.869819908">
                <text:p>102297.86981990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.10912752151489">
                <text:p>5.10912752151489</text:p>
              </table:table-cell>
              <table:table-cell office:value-type="float" office:value="102610.700508945">
                <text:p>102610.70050894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.11984348297119">
                <text:p>5.11984348297119</text:p>
              </table:table-cell>
              <table:table-cell office:value-type="float" office:value="104516.98660615">
                <text:p>104516.9866061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.1306529045105">
                <text:p>5.1306529045105</text:p>
              </table:table-cell>
              <table:table-cell office:value-type="float" office:value="103613.315099916">
                <text:p>103613.31509991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.14141798019409">
                <text:p>5.14141798019409</text:p>
              </table:table-cell>
              <table:table-cell office:value-type="float" office:value="104040.141743444">
                <text:p>104040.14174344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.14498639106751">
                <text:p>5.14498639106751</text:p>
              </table:table-cell>
              <table:table-cell office:value-type="float" office:value="313865.202111312">
                <text:p>313865.20211131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.15281653404236">
                <text:p>5.15281653404236</text:p>
              </table:table-cell>
              <table:table-cell office:value-type="float" office:value="143036.979477498">
                <text:p>143036.97947749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.17375946044922">
                <text:p>5.17375946044922</text:p>
              </table:table-cell>
              <table:table-cell office:value-type="float" office:value="53478.6771553147">
                <text:p>53478.677155314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.18466520309448">
                <text:p>5.18466520309448</text:p>
              </table:table-cell>
              <table:table-cell office:value-type="float" office:value="102698.187223995">
                <text:p>102698.18722399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.19550108909607">
                <text:p>5.19550108909607</text:p>
              </table:table-cell>
              <table:table-cell office:value-type="float" office:value="103360.260511782">
                <text:p>103360.26051178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.2063319683075">
                <text:p>5.2063319683075</text:p>
              </table:table-cell>
              <table:table-cell office:value-type="float" office:value="103408.04085586">
                <text:p>103408.0408558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.21776843070984">
                <text:p>5.21776843070984</text:p>
              </table:table-cell>
              <table:table-cell office:value-type="float" office:value="97932.3815877251">
                <text:p>97932.381587725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.22804284095764">
                <text:p>5.22804284095764</text:p>
              </table:table-cell>
              <table:table-cell office:value-type="float" office:value="109008.689840813">
                <text:p>109008.68984081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.23907709121704">
                <text:p>5.23907709121704</text:p>
              </table:table-cell>
              <table:table-cell office:value-type="float" office:value="101502.138674618">
                <text:p>101502.13867461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.24995064735413">
                <text:p>5.24995064735413</text:p>
              </table:table-cell>
              <table:table-cell office:value-type="float" office:value="103002.181244107">
                <text:p>103002.18124410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.26072692871094">
                <text:p>5.26072692871094</text:p>
              </table:table-cell>
              <table:table-cell office:value-type="float" office:value="103931.956016726">
                <text:p>103931.95601672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.27138543128967">
                <text:p>5.27138543128967</text:p>
              </table:table-cell>
              <table:table-cell office:value-type="float" office:value="105080.426797897">
                <text:p>105080.42679789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.28215289115906">
                <text:p>5.28215289115906</text:p>
              </table:table-cell>
              <table:table-cell office:value-type="float" office:value="104017.104645498">
                <text:p>104017.10464549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.29299974441528">
                <text:p>5.29299974441528</text:p>
              </table:table-cell>
              <table:table-cell office:value-type="float" office:value="103255.752939884">
                <text:p>103255.75293988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.30373406410217">
                <text:p>5.30373406410217</text:p>
              </table:table-cell>
              <table:table-cell office:value-type="float" office:value="104338.237789574">
                <text:p>104338.23778957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.31467700004578">
                <text:p>5.31467700004578</text:p>
              </table:table-cell>
              <table:table-cell office:value-type="float" office:value="102349.132424071">
                <text:p>102349.13242407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.32551336288452">
                <text:p>5.32551336288452</text:p>
              </table:table-cell>
              <table:table-cell office:value-type="float" office:value="103355.71230556">
                <text:p>103355.7123055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.336341381073">
                <text:p>5.336341381073</text:p>
              </table:table-cell>
              <table:table-cell office:value-type="float" office:value="103435.363748459">
                <text:p>103435.36374845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.34718155860901">
                <text:p>5.34718155860901</text:p>
              </table:table-cell>
              <table:table-cell office:value-type="float" office:value="103319.341060549">
                <text:p>103319.34106054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.35804629325867">
                <text:p>5.35804629325867</text:p>
              </table:table-cell>
              <table:table-cell office:value-type="float" office:value="103085.812596006">
                <text:p>103085.81259600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.36903381347656">
                <text:p>5.36903381347656</text:p>
              </table:table-cell>
              <table:table-cell office:value-type="float" office:value="101933.828360638">
                <text:p>101933.82836063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.37992358207703">
                <text:p>5.37992358207703</text:p>
              </table:table-cell>
              <table:table-cell office:value-type="float" office:value="102848.833716475">
                <text:p>102848.83371647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.38351035118103">
                <text:p>5.38351035118103</text:p>
              </table:table-cell>
              <table:table-cell office:value-type="float" office:value="312258.739696889">
                <text:p>312258.73969688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.39065885543823">
                <text:p>5.39065885543823</text:p>
              </table:table-cell>
              <table:table-cell office:value-type="float" office:value="156676.132475069">
                <text:p>156676.13247506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.40140795707703">
                <text:p>5.40140795707703</text:p>
              </table:table-cell>
              <table:table-cell office:value-type="float" office:value="104194.753909282">
                <text:p>104194.75390928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.41213917732239">
                <text:p>5.41213917732239</text:p>
              </table:table-cell>
              <table:table-cell office:value-type="float" office:value="104368.373250389">
                <text:p>104368.37325038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.42294263839722">
                <text:p>5.42294263839722</text:p>
              </table:table-cell>
              <table:table-cell office:value-type="float" office:value="103670.480436078">
                <text:p>103670.48043607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.43372559547424">
                <text:p>5.43372559547424</text:p>
              </table:table-cell>
              <table:table-cell office:value-type="float" office:value="103867.611824795">
                <text:p>103867.61182479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.44461822509766">
                <text:p>5.44461822509766</text:p>
              </table:table-cell>
              <table:table-cell office:value-type="float" office:value="102821.819773677">
                <text:p>102821.81977367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.45545196533203">
                <text:p>5.45545196533203</text:p>
              </table:table-cell>
              <table:table-cell office:value-type="float" office:value="103380.732394366">
                <text:p>103380.73239436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.46625018119812">
                <text:p>5.46625018119812</text:p>
              </table:table-cell>
              <table:table-cell office:value-type="float" office:value="103720.838135612">
                <text:p>103720.83813561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.47698616981506">
                <text:p>5.47698616981506</text:p>
              </table:table-cell>
              <table:table-cell office:value-type="float" office:value="104322.018210082">
                <text:p>104322.01821008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.48776054382324">
                <text:p>5.48776054382324</text:p>
              </table:table-cell>
              <table:table-cell office:value-type="float" office:value="103950.354716647">
                <text:p>103950.35471664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.49864649772644">
                <text:p>5.49864649772644</text:p>
              </table:table-cell>
              <table:table-cell office:value-type="float" office:value="102884.874394971">
                <text:p>102884.87439497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.50937843322754">
                <text:p>5.50937843322754</text:p>
              </table:table-cell>
              <table:table-cell office:value-type="float" office:value="104361.417368316">
                <text:p>104361.41736831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.52020597457886">
                <text:p>5.52020597457886</text:p>
              </table:table-cell>
              <table:table-cell office:value-type="float" office:value="103439.918967719">
                <text:p>103439.91896771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.53102469444275">
                <text:p>5.53102469444275</text:p>
              </table:table-cell>
              <table:table-cell office:value-type="float" office:value="103524.262952597">
                <text:p>103524.26295259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.54166173934937">
                <text:p>5.54166173934937</text:p>
              </table:table-cell>
              <table:table-cell office:value-type="float" office:value="105292.401210355">
                <text:p>105292.40121035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.55268430709839">
                <text:p>5.55268430709839</text:p>
              </table:table-cell>
              <table:table-cell office:value-type="float" office:value="101609.717944281">
                <text:p>101609.71794428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.56332516670227">
                <text:p>5.56332516670227</text:p>
              </table:table-cell>
              <table:table-cell office:value-type="float" office:value="105254.654388206">
                <text:p>105254.65438820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.57414507865906">
                <text:p>5.57414507865906</text:p>
              </table:table-cell>
              <table:table-cell office:value-type="float" office:value="103512.8570799">
                <text:p>103512.857079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.5849928855896">
                <text:p>5.5849928855896</text:p>
              </table:table-cell>
              <table:table-cell office:value-type="float" office:value="103246.675311545">
                <text:p>103246.67531154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.59582018852234">
                <text:p>5.59582018852234</text:p>
              </table:table-cell>
              <table:table-cell office:value-type="float" office:value="103442.196727809">
                <text:p>103442.19672780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.60663199424744">
                <text:p>5.60663199424744</text:p>
              </table:table-cell>
              <table:table-cell office:value-type="float" office:value="103590.466613743">
                <text:p>103590.46661374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.61732625961304">
                <text:p>5.61732625961304</text:p>
              </table:table-cell>
              <table:table-cell office:value-type="float" office:value="104729.02641846">
                <text:p>104729.0264184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.62813353538513">
                <text:p>5.62813353538513</text:p>
              </table:table-cell>
              <table:table-cell office:value-type="float" office:value="103633.88735688">
                <text:p>103633.8873568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.63902449607849">
                <text:p>5.63902449607849</text:p>
              </table:table-cell>
              <table:table-cell office:value-type="float" office:value="102837.576182137">
                <text:p>102837.57618213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.6499035358429">
                <text:p>5.6499035358429</text:p>
              </table:table-cell>
              <table:table-cell office:value-type="float" office:value="102950.26254657">
                <text:p>102950.2625465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.66067337989807">
                <text:p>5.66067337989807</text:p>
              </table:table-cell>
              <table:table-cell office:value-type="float" office:value="103994.077747277">
                <text:p>103994.07774727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.67143535614014">
                <text:p>5.67143535614014</text:p>
              </table:table-cell>
              <table:table-cell office:value-type="float" office:value="104070.10523051">
                <text:p>104070.1052305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.6828887462616">
                <text:p>5.6828887462616</text:p>
              </table:table-cell>
              <table:table-cell office:value-type="float" office:value="97787.6408751223">
                <text:p>97787.640875122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.69373226165772">
                <text:p>5.69373226165772</text:p>
              </table:table-cell>
              <table:table-cell office:value-type="float" office:value="103287.537213342">
                <text:p>103287.53721334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.70451903343201">
                <text:p>5.70451903343201</text:p>
              </table:table-cell>
              <table:table-cell office:value-type="float" office:value="103830.879473068">
                <text:p>103830.87947306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.71539425849915">
                <text:p>5.71539425849915</text:p>
              </table:table-cell>
              <table:table-cell office:value-type="float" office:value="102986.37435875">
                <text:p>102986.374358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.72607135772705">
                <text:p>5.72607135772705</text:p>
              </table:table-cell>
              <table:table-cell office:value-type="float" office:value="104897.404818793">
                <text:p>104897.40481879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.73683714866638">
                <text:p>5.73683714866638</text:p>
              </table:table-cell>
              <table:table-cell office:value-type="float" office:value="104033.229542686">
                <text:p>104033.22954268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.74759888648987">
                <text:p>5.74759888648987</text:p>
              </table:table-cell>
              <table:table-cell office:value-type="float" office:value="104072.410829013">
                <text:p>104072.41082901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.75837373733521">
                <text:p>5.75837373733521</text:p>
              </table:table-cell>
              <table:table-cell office:value-type="float" office:value="103945.754430996">
                <text:p>103945.75443099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.7709276676178">
                <text:p>5.7709276676178</text:p>
              </table:table-cell>
              <table:table-cell office:value-type="float" office:value="89215.0884056595">
                <text:p>89215.088405659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.78007459640503">
                <text:p>5.78007459640503</text:p>
              </table:table-cell>
              <table:table-cell office:value-type="float" office:value="122445.470611234">
                <text:p>122445.47061123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.79089975357056">
                <text:p>5.79089975357056</text:p>
              </table:table-cell>
              <table:table-cell office:value-type="float" office:value="103462.701083605">
                <text:p>103462.70108360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.80169272422791">
                <text:p>5.80169272422791</text:p>
              </table:table-cell>
              <table:table-cell office:value-type="float" office:value="103771.244781197">
                <text:p>103771.24478119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.81271934509277">
                <text:p>5.81271934509277</text:p>
              </table:table-cell>
              <table:table-cell office:value-type="float" office:value="101572.368699864">
                <text:p>101572.36869986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.82329344749451">
                <text:p>5.82329344749451</text:p>
              </table:table-cell>
              <table:table-cell office:value-type="float" office:value="105919.155825122">
                <text:p>105919.15582512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.83401656150818">
                <text:p>5.83401656150818</text:p>
              </table:table-cell>
              <table:table-cell office:value-type="float" office:value="104447.271433654">
                <text:p>104447.27143365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.84488320350647">
                <text:p>5.84488320350647</text:p>
              </table:table-cell>
              <table:table-cell office:value-type="float" office:value="103067.718636184">
                <text:p>103067.71863618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.85555672645569">
                <text:p>5.85555672645569</text:p>
              </table:table-cell>
              <table:table-cell office:value-type="float" office:value="104932.551822731">
                <text:p>104932.55182273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.866366147995">
                <text:p>5.866366147995</text:p>
              </table:table-cell>
              <table:table-cell office:value-type="float" office:value="103613.315099916">
                <text:p>103613.31509991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.87712597846985">
                <text:p>5.87712597846985</text:p>
              </table:table-cell>
              <table:table-cell office:value-type="float" office:value="104090.859295369">
                <text:p>104090.85929536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.88809537887573">
                <text:p>5.88809537887573</text:p>
              </table:table-cell>
              <table:table-cell office:value-type="float" office:value="102102.207828903">
                <text:p>102102.20782890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.89873766899109">
                <text:p>5.89873766899109</text:p>
              </table:table-cell>
              <table:table-cell office:value-type="float" office:value="105240.506306427">
                <text:p>105240.50630642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.90950655937195">
                <text:p>5.90950655937195</text:p>
              </table:table-cell>
              <table:table-cell office:value-type="float" office:value="104003.287283032">
                <text:p>104003.28728303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.92060685157776">
                <text:p>5.92060685157776</text:p>
              </table:table-cell>
              <table:table-cell office:value-type="float" office:value="100898.244769964">
                <text:p>100898.24476996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.93589234352112">
                <text:p>5.93589234352112</text:p>
              </table:table-cell>
              <table:table-cell office:value-type="float" office:value="73272.0938357874">
                <text:p>73272.093835787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.95288944244385">
                <text:p>5.95288944244385</text:p>
              </table:table-cell>
              <table:table-cell office:value-type="float" office:value="65893.5977893423">
                <text:p>65893.597789342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.95625448226929">
                <text:p>5.95625448226929</text:p>
              </table:table-cell>
              <table:table-cell office:value-type="float" office:value="332834.099475698">
                <text:p>332834.09947569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96987986564636">
                <text:p>5.96987986564636</text:p>
              </table:table-cell>
              <table:table-cell office:value-type="float" office:value="82199.5219513902">
                <text:p>82199.521951390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.97448205947876">
                <text:p>5.97448205947876</text:p>
              </table:table-cell>
              <table:table-cell office:value-type="float" office:value="243362.196549759">
                <text:p>243362.19654975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.9852876663208">
                <text:p>5.9852876663208</text:p>
              </table:table-cell>
              <table:table-cell office:value-type="float" office:value="103649.893649883">
                <text:p>103649.89364988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.99598026275635">
                <text:p>5.99598026275635</text:p>
              </table:table-cell>
              <table:table-cell office:value-type="float" office:value="104745.372814841">
                <text:p>104745.37281484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.00663208961487">
                <text:p>6.00663208961487</text:p>
              </table:table-cell>
              <table:table-cell office:value-type="float" office:value="105146.282874857">
                <text:p>105146.28287485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.01712155342102">
                <text:p>6.01712155342102</text:p>
              </table:table-cell>
              <table:table-cell office:value-type="float" office:value="106773.808528048">
                <text:p>106773.80852804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.02749371528626">
                <text:p>6.02749371528626</text:p>
              </table:table-cell>
              <table:table-cell office:value-type="float" office:value="107981.346083119">
                <text:p>107981.34608311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.03776073455811">
                <text:p>6.03776073455811</text:p>
              </table:table-cell>
              <table:table-cell office:value-type="float" office:value="109087.162529318">
                <text:p>109087.16252931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.04804444313049">
                <text:p>6.04804444313049</text:p>
              </table:table-cell>
              <table:table-cell office:value-type="float" office:value="108910.126353372">
                <text:p>108910.12635337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.05842542648315">
                <text:p>6.05842542648315</text:p>
              </table:table-cell>
              <table:table-cell office:value-type="float" office:value="107889.586366873">
                <text:p>107889.58636687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.06877136230469">
                <text:p>6.06877136230469</text:p>
              </table:table-cell>
              <table:table-cell office:value-type="float" office:value="108255.069364428">
                <text:p>108255.06936442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.0793776512146">
                <text:p>6.0793776512146</text:p>
              </table:table-cell>
              <table:table-cell office:value-type="float" office:value="105597.726925325">
                <text:p>105597.72692532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.08965706825256">
                <text:p>6.08965706825256</text:p>
              </table:table-cell>
              <table:table-cell office:value-type="float" office:value="108955.59503653">
                <text:p>108955.5950365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.09997081756592">
                <text:p>6.09997081756592</text:p>
              </table:table-cell>
              <table:table-cell office:value-type="float" office:value="108592.905060219">
                <text:p>108592.90506021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.11032843589783">
                <text:p>6.11032843589783</text:p>
              </table:table-cell>
              <table:table-cell office:value-type="float" office:value="108132.966876137">
                <text:p>108132.96687613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.12053513526917">
                <text:p>6.12053513526917</text:p>
              </table:table-cell>
              <table:table-cell office:value-type="float" office:value="109731.849567858">
                <text:p>109731.84956785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.13071393966675">
                <text:p>6.13071393966675</text:p>
              </table:table-cell>
              <table:table-cell office:value-type="float" office:value="110032.569273651">
                <text:p>110032.56927365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.14308452606201">
                <text:p>6.14308452606201</text:p>
              </table:table-cell>
              <table:table-cell office:value-type="float" office:value="90537.3410939367">
                <text:p>90537.341093936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.153484582901">
                <text:p>6.153484582901</text:p>
              </table:table-cell>
              <table:table-cell office:value-type="float" office:value="107691.719126109">
                <text:p>107691.71912610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.16156840324402">
                <text:p>6.16156840324402</text:p>
              </table:table-cell>
              <table:table-cell office:value-type="float" office:value="138548.353683714">
                <text:p>138548.35368371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.17192697525024">
                <text:p>6.17192697525024</text:p>
              </table:table-cell>
              <table:table-cell office:value-type="float" office:value="108123.011485258">
                <text:p>108123.01148525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.18239068984985">
                <text:p>6.18239068984985</text:p>
              </table:table-cell>
              <table:table-cell office:value-type="float" office:value="107036.558512577">
                <text:p>107036.55851257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.192631483078">
                <text:p>6.192631483078</text:p>
              </table:table-cell>
              <table:table-cell office:value-type="float" office:value="109366.52806556">
                <text:p>109366.5280655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.20303463935852">
                <text:p>6.20303463935852</text:p>
              </table:table-cell>
              <table:table-cell office:value-type="float" office:value="107659.634230187">
                <text:p>107659.63423018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.21323347091675">
                <text:p>6.21323347091675</text:p>
              </table:table-cell>
              <table:table-cell office:value-type="float" office:value="109816.501390934">
                <text:p>109816.50139093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.22433352470398">
                <text:p>6.22433352470398</text:p>
              </table:table-cell>
              <table:table-cell office:value-type="float" office:value="100900.411968125">
                <text:p>100900.41196812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.23395609855652">
                <text:p>6.23395609855652</text:p>
              </table:table-cell>
              <table:table-cell office:value-type="float" office:value="116392.975222993">
                <text:p>116392.97522299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.24426126480103">
                <text:p>6.24426126480103</text:p>
              </table:table-cell>
              <table:table-cell office:value-type="float" office:value="108683.350993684">
                <text:p>108683.35099368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.25719952583313">
                <text:p>6.25719952583313</text:p>
              </table:table-cell>
              <table:table-cell office:value-type="float" office:value="86564.9562349126">
                <text:p>86564.956234912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.26740980148315">
                <text:p>6.26740980148315</text:p>
              </table:table-cell>
              <table:table-cell office:value-type="float" office:value="109693.414594279">
                <text:p>109693.41459427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.27504253387451">
                <text:p>6.27504253387451</text:p>
              </table:table-cell>
              <table:table-cell office:value-type="float" office:value="146736.442806272">
                <text:p>146736.44280627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.28538632392883">
                <text:p>6.28538632392883</text:p>
              </table:table-cell>
              <table:table-cell office:value-type="float" office:value="108277.526333986">
                <text:p>108277.52633398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.29570388793945">
                <text:p>6.29570388793945</text:p>
              </table:table-cell>
              <table:table-cell office:value-type="float" office:value="108552.755170422">
                <text:p>108552.75517042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.30599021911621">
                <text:p>6.30599021911621</text:p>
              </table:table-cell>
              <table:table-cell office:value-type="float" office:value="108882.358613017">
                <text:p>108882.35861301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.3163948059082">
                <text:p>6.3163948059082</text:p>
              </table:table-cell>
              <table:table-cell office:value-type="float" office:value="107644.832263978">
                <text:p>107644.83226397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.3267080783844">
                <text:p>6.3267080783844</text:p>
              </table:table-cell>
              <table:table-cell office:value-type="float" office:value="108597.925884828">
                <text:p>108597.92588482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.33704662322998">
                <text:p>6.33704662322998</text:p>
              </table:table-cell>
              <table:table-cell office:value-type="float" office:value="108332.460392501">
                <text:p>108332.46039250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.34732556343079">
                <text:p>6.34732556343079</text:p>
              </table:table-cell>
              <table:table-cell office:value-type="float" office:value="108960.649456081">
                <text:p>108960.64945608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.35822153091431">
                <text:p>6.35822153091431</text:p>
              </table:table-cell>
              <table:table-cell office:value-type="float" office:value="102790.321437168">
                <text:p>102790.32143716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.37085127830505">
                <text:p>6.37085127830505</text:p>
              </table:table-cell>
              <table:table-cell office:value-type="float" office:value="88679.5250410587">
                <text:p>88679.525041058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.38136005401611">
                <text:p>6.38136005401611</text:p>
              </table:table-cell>
              <table:table-cell office:value-type="float" office:value="106577.591033873">
                <text:p>106577.59103387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.38868594169617">
                <text:p>6.38868594169617</text:p>
              </table:table-cell>
              <table:table-cell office:value-type="float" office:value="152882.496826895">
                <text:p>152882.49682689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.39900636672974">
                <text:p>6.39900636672974</text:p>
              </table:table-cell>
              <table:table-cell office:value-type="float" office:value="108522.662231155">
                <text:p>108522.66223115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.40914583206177">
                <text:p>6.40914583206177</text:p>
              </table:table-cell>
              <table:table-cell office:value-type="float" office:value="110459.473288187">
                <text:p>110459.47328818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.41940879821777">
                <text:p>6.41940879821777</text:p>
              </table:table-cell>
              <table:table-cell office:value-type="float" office:value="109130.243925103">
                <text:p>109130.24392510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.4297137260437">
                <text:p>6.4297137260437</text:p>
              </table:table-cell>
              <table:table-cell office:value-type="float" office:value="108685.865531442">
                <text:p>108685.86553144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.44013857841492">
                <text:p>6.44013857841492</text:p>
              </table:table-cell>
              <table:table-cell office:value-type="float" office:value="107435.574156661">
                <text:p>107435.57415666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.45043277740479">
                <text:p>6.45043277740479</text:p>
              </table:table-cell>
              <table:table-cell office:value-type="float" office:value="108799.140283021">
                <text:p>108799.14028302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.46082639694214">
                <text:p>6.46082639694214</text:p>
              </table:table-cell>
              <table:table-cell office:value-type="float" office:value="107758.418130935">
                <text:p>107758.41813093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.47104549407959">
                <text:p>6.47104549407959</text:p>
              </table:table-cell>
              <table:table-cell office:value-type="float" office:value="109598.723344688">
                <text:p>109598.72334468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.48454523086548">
                <text:p>6.48454523086548</text:p>
              </table:table-cell>
              <table:table-cell office:value-type="float" office:value="82964.580551729">
                <text:p>82964.58055172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.49491620063782">
                <text:p>6.49491620063782</text:p>
              </table:table-cell>
              <table:table-cell office:value-type="float" office:value="107993.758017426">
                <text:p>107993.75801742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.50536584854126">
                <text:p>6.50536584854126</text:p>
              </table:table-cell>
              <table:table-cell office:value-type="float" office:value="107180.644778571">
                <text:p>107180.64477857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.51248788833618">
                <text:p>6.51248788833618</text:p>
              </table:table-cell>
              <table:table-cell office:value-type="float" office:value="157258.318157472">
                <text:p>157258.31815747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.52275729179382">
                <text:p>6.52275729179382</text:p>
              </table:table-cell>
              <table:table-cell office:value-type="float" office:value="109061.836417245">
                <text:p>109061.83641724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.53292846679688">
                <text:p>6.53292846679688</text:p>
              </table:table-cell>
              <table:table-cell office:value-type="float" office:value="110115.104662338">
                <text:p>110115.10466233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.54312682151794">
                <text:p>6.54312682151794</text:p>
              </table:table-cell>
              <table:table-cell office:value-type="float" office:value="109821.636002338">
                <text:p>109821.63600233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.55350017547607">
                <text:p>6.55350017547607</text:p>
              </table:table-cell>
              <table:table-cell office:value-type="float" office:value="107968.93700154">
                <text:p>107968.9370015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.56389832496643">
                <text:p>6.56389832496643</text:p>
              </table:table-cell>
              <table:table-cell office:value-type="float" office:value="107711.473184601">
                <text:p>107711.47318460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.57421565055847">
                <text:p>6.57421565055847</text:p>
              </table:table-cell>
              <table:table-cell office:value-type="float" office:value="108555.263668716">
                <text:p>108555.26366871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.58452987670898">
                <text:p>6.58452987670898</text:p>
              </table:table-cell>
              <table:table-cell office:value-type="float" office:value="108587.884699845">
                <text:p>108587.88469984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.59813451766968">
                <text:p>6.59813451766968</text:p>
              </table:table-cell>
              <table:table-cell office:value-type="float" office:value="82324.8480600049">
                <text:p>82324.848060004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.60857820510864">
                <text:p>6.60857820510864</text:p>
              </table:table-cell>
              <table:table-cell office:value-type="float" office:value="107241.815359328">
                <text:p>107241.81535932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.61907052993774">
                <text:p>6.61907052993774</text:p>
              </table:table-cell>
              <table:table-cell office:value-type="float" office:value="106744.693692056">
                <text:p>106744.69369205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.6256422996521">
                <text:p>6.6256422996521</text:p>
              </table:table-cell>
              <table:table-cell office:value-type="float" office:value="170425.935277899">
                <text:p>170425.93527789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.6388680934906">
                <text:p>6.6388680934906</text:p>
              </table:table-cell>
              <table:table-cell office:value-type="float" office:value="84683.0075892777">
                <text:p>84683.007589277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.64640522003174">
                <text:p>6.64640522003174</text:p>
              </table:table-cell>
              <table:table-cell office:value-type="float" office:value="148597.74396609">
                <text:p>148597.7439660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.65672373771668">
                <text:p>6.65672373771668</text:p>
              </table:table-cell>
              <table:table-cell office:value-type="float" office:value="108542.722336468">
                <text:p>108542.72233646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.66710305213928">
                <text:p>6.66710305213928</text:p>
              </table:table-cell>
              <table:table-cell office:value-type="float" office:value="107906.934350163">
                <text:p>107906.93435016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.67738366127014">
                <text:p>6.67738366127014</text:p>
              </table:table-cell>
              <table:table-cell office:value-type="float" office:value="108942.961038961">
                <text:p>108942.96103896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.68763184547424">
                <text:p>6.68763184547424</text:p>
              </table:table-cell>
              <table:table-cell office:value-type="float" office:value="109287.653080216">
                <text:p>109287.65308021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.70170283317566">
                <text:p>6.70170283317566</text:p>
              </table:table-cell>
              <table:table-cell office:value-type="float" office:value="79596.4024534888">
                <text:p>79596.402453488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.71206212043762">
                <text:p>6.71206212043762</text:p>
              </table:table-cell>
              <table:table-cell office:value-type="float" office:value="108115.546144994">
                <text:p>108115.54614499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.72243976593018">
                <text:p>6.72243976593018</text:p>
              </table:table-cell>
              <table:table-cell office:value-type="float" office:value="107924.287913249">
                <text:p>107924.28791324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.73270559310913">
                <text:p>6.73270559310913</text:p>
              </table:table-cell>
              <table:table-cell office:value-type="float" office:value="109099.829996749">
                <text:p>109099.82999674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.73907375335693">
                <text:p>6.73907375335693</text:p>
              </table:table-cell>
              <table:table-cell office:value-type="float" office:value="175874.971171846">
                <text:p>175874.97117184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.74940228462219">
                <text:p>6.74940228462219</text:p>
              </table:table-cell>
              <table:table-cell office:value-type="float" office:value="108437.489439302">
                <text:p>108437.48943930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.75969552993774">
                <text:p>6.75969552993774</text:p>
              </table:table-cell>
              <table:table-cell office:value-type="float" office:value="108809.220577676">
                <text:p>108809.22057767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.76999568939209">
                <text:p>6.76999568939209</text:p>
              </table:table-cell>
              <table:table-cell office:value-type="float" office:value="108736.180732374">
                <text:p>108736.18073237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.78044366836548">
                <text:p>6.78044366836548</text:p>
              </table:table-cell>
              <table:table-cell office:value-type="float" office:value="107197.76550591">
                <text:p>107197.7655059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.79101133346558">
                <text:p>6.79101133346558</text:p>
              </table:table-cell>
              <table:table-cell office:value-type="float" office:value="105983.676563487">
                <text:p>105983.67656348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.80112290382385">
                <text:p>6.80112290382385</text:p>
              </table:table-cell>
              <table:table-cell office:value-type="float" office:value="110764.199853812">
                <text:p>110764.19985381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.81579542160034">
                <text:p>6.81579542160034</text:p>
              </table:table-cell>
              <table:table-cell office:value-type="float" office:value="76333.1840561577">
                <text:p>76333.184056157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.82605457305908">
                <text:p>6.82605457305908</text:p>
              </table:table-cell>
              <table:table-cell office:value-type="float" office:value="109170.822217058">
                <text:p>109170.82221705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.8363835811615">
                <text:p>6.8363835811615</text:p>
              </table:table-cell>
              <table:table-cell office:value-type="float" office:value="108432.483438358">
                <text:p>108432.48343835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.84671401977539">
                <text:p>6.84671401977539</text:p>
              </table:table-cell>
              <table:table-cell office:value-type="float" office:value="108417.468208359">
                <text:p>108417.46820835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.85259318351746">
                <text:p>6.85259318351746</text:p>
              </table:table-cell>
              <table:table-cell office:value-type="float" office:value="190503.283993674">
                <text:p>190503.28399367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.86300992965698">
                <text:p>6.86300992965698</text:p>
              </table:table-cell>
              <table:table-cell office:value-type="float" office:value="107519.179693758">
                <text:p>107519.17969375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.87321782112122">
                <text:p>6.87321782112122</text:p>
              </table:table-cell>
              <table:table-cell office:value-type="float" office:value="109719.034917669">
                <text:p>109719.03491766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.88354730606079">
                <text:p>6.88354730606079</text:p>
              </table:table-cell>
              <table:table-cell office:value-type="float" office:value="108427.477899596">
                <text:p>108427.47789959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.89387345314026">
                <text:p>6.89387345314026</text:p>
              </table:table-cell>
              <table:table-cell office:value-type="float" office:value="108462.52637898">
                <text:p>108462.5263789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.90416646003723">
                <text:p>6.90416646003723</text:p>
              </table:table-cell>
              <table:table-cell office:value-type="float" office:value="108811.740943204">
                <text:p>108811.74094320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.91453099250793">
                <text:p>6.91453099250793</text:p>
              </table:table-cell>
              <table:table-cell office:value-type="float" office:value="108060.831799779">
                <text:p>108060.83179977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.9298620223999">
                <text:p>6.9298620223999</text:p>
              </table:table-cell>
              <table:table-cell office:value-type="float" office:value="73054.4528249071">
                <text:p>73054.452824907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.93154621124268">
                <text:p>9.93154621124268</text:p>
              </table:table-cell>
              <table:table-cell office:value-type="float" office:value="373.12386298433">
                <text:p>373.1238629843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9.93677520751953">
                <text:p>9.93677520751953</text:p>
              </table:table-cell>
              <table:table-cell office:value-type="float" office:value="214190.246215575">
                <text:p>214190.24621557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.94171452522278">
                <text:p>9.94171452522278</text:p>
              </table:table-cell>
              <table:table-cell office:value-type="float" office:value="226751.966018246">
                <text:p>226751.96601824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.94665336608887">
                <text:p>9.94665336608887</text:p>
              </table:table-cell>
              <table:table-cell office:value-type="float" office:value="226773.858556602">
                <text:p>226773.85855660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0.5243685245514">
                <text:p>10.5243685245514</text:p>
              </table:table-cell>
              <table:table-cell office:value-type="float" office:value="1938.67165088875">
                <text:p>1938.6716508887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0.5298283100128">
                <text:p>10.5298283100128</text:p>
              </table:table-cell>
              <table:table-cell office:value-type="float" office:value="205136.265502183">
                <text:p>205136.26550218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0.5347011089325">
                <text:p>10.5347011089325</text:p>
              </table:table-cell>
              <table:table-cell office:value-type="float" office:value="229847.366669929">
                <text:p>229847.36666992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0.0107641220093">
                <text:p>20.0107641220093</text:p>
              </table:table-cell>
              <table:table-cell office:value-type="float" office:value="118.192544567762">
                <text:p>118.19254456776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0.0247242450714">
                <text:p>20.0247242450714</text:p>
              </table:table-cell>
              <table:table-cell office:value-type="float" office:value="80228.5191194303">
                <text:p>80228.519119430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0.0388770103455">
                <text:p>20.0388770103455</text:p>
              </table:table-cell>
              <table:table-cell office:value-type="float" office:value="79136.4781590607">
                <text:p>79136.478159060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0.0531914234161">
                <text:p>20.0531914234161</text:p>
              </table:table-cell>
              <table:table-cell office:value-type="float" office:value="78242.8168357235">
                <text:p>78242.816835723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0.0672128200531">
                <text:p>20.0672128200531</text:p>
              </table:table-cell>
              <table:table-cell office:value-type="float" office:value="79877.9200816188">
                <text:p>79877.920081618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0.0813264846802">
                <text:p>20.0813264846802</text:p>
              </table:table-cell>
              <table:table-cell office:value-type="float" office:value="79355.7187019612">
                <text:p>79355.718701961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0.095306634903">
                <text:p>20.095306634903</text:p>
              </table:table-cell>
              <table:table-cell office:value-type="float" office:value="80113.5883486536">
                <text:p>80113.588348653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0.109406709671">
                <text:p>20.109406709671</text:p>
              </table:table-cell>
              <table:table-cell office:value-type="float" office:value="79432.2029083531">
                <text:p>79432.202908353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0.1235265731812">
                <text:p>20.1235265731812</text:p>
              </table:table-cell>
              <table:table-cell office:value-type="float" office:value="79320.8800634888">
                <text:p>79320.880063488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0.1378161907196">
                <text:p>20.1378161907196</text:p>
              </table:table-cell>
              <table:table-cell office:value-type="float" office:value="78378.5848002002">
                <text:p>78378.584800200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0.1519861221313">
                <text:p>20.1519861221313</text:p>
              </table:table-cell>
              <table:table-cell office:value-type="float" office:value="79040.6084161998">
                <text:p>79040.608416199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0.174565076828">
                <text:p>20.174565076828</text:p>
              </table:table-cell>
              <table:table-cell office:value-type="float" office:value="49603.713504324">
                <text:p>49603.71350432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0.1882569789886">
                <text:p>20.1882569789886</text:p>
              </table:table-cell>
              <table:table-cell office:value-type="float" office:value="81800.1755241346">
                <text:p>81800.175524134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0.2025289535522">
                <text:p>20.2025289535522</text:p>
              </table:table-cell>
              <table:table-cell office:value-type="float" office:value="78475.4761864987">
                <text:p>78475.476186498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0.2083857059479">
                <text:p>20.2083857059479</text:p>
              </table:table-cell>
              <table:table-cell office:value-type="float" office:value="191232.260533279">
                <text:p>191232.26053327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0.2226572036743">
                <text:p>20.2226572036743</text:p>
              </table:table-cell>
              <table:table-cell office:value-type="float" office:value="78478.0981974306">
                <text:p>78478.098197430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0.2367596626282">
                <text:p>20.2367596626282</text:p>
              </table:table-cell>
              <table:table-cell office:value-type="float" office:value="79418.773964497">
                <text:p>79418.77396449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0.250816822052">
                <text:p>20.250816822052</text:p>
              </table:table-cell>
              <table:table-cell office:value-type="float" office:value="79674.7028493894">
                <text:p>79674.702849389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0.2733380794525">
                <text:p>20.2733380794525</text:p>
              </table:table-cell>
              <table:table-cell office:value-type="float" office:value="49730.7934491483">
                <text:p>49730.793449148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0.2874991893768">
                <text:p>20.2874991893768</text:p>
              </table:table-cell>
              <table:table-cell office:value-type="float" office:value="79089.8457808607">
                <text:p>79089.845780860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0.3015048503876">
                <text:p>20.3015048503876</text:p>
              </table:table-cell>
              <table:table-cell office:value-type="float" office:value="79967.664442326">
                <text:p>79967.66444232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0.3157427310944">
                <text:p>20.3157427310944</text:p>
              </table:table-cell>
              <table:table-cell office:value-type="float" office:value="78663.3926119428">
                <text:p>78663.392611942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0.3299715518951">
                <text:p>20.3299715518951</text:p>
              </table:table-cell>
              <table:table-cell office:value-type="float" office:value="78713.4798927614">
                <text:p>78713.479892761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0.3357067108154">
                <text:p>20.3357067108154</text:p>
              </table:table-cell>
              <table:table-cell office:value-type="float" office:value="195286.654749532">
                <text:p>195286.65474953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0.3499586582184">
                <text:p>20.3499586582184</text:p>
              </table:table-cell>
              <table:table-cell office:value-type="float" office:value="78585.7517105241">
                <text:p>78585.751710524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0.364043712616">
                <text:p>20.364043712616</text:p>
              </table:table-cell>
              <table:table-cell office:value-type="float" office:value="79516.9097956904">
                <text:p>79516.909795690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0.3866031169891">
                <text:p>20.3866031169891</text:p>
              </table:table-cell>
              <table:table-cell office:value-type="float" office:value="49646.7008380803">
                <text:p>49646.700838080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0.4008536338806">
                <text:p>20.4008536338806</text:p>
              </table:table-cell>
              <table:table-cell office:value-type="float" office:value="78593.6403941711">
                <text:p>78593.640394171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0.4149944782257">
                <text:p>20.4149944782257</text:p>
              </table:table-cell>
              <table:table-cell office:value-type="float" office:value="79203.1913135843">
                <text:p>79203.191313584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0.4290335178375">
                <text:p>20.4290335178375</text:p>
              </table:table-cell>
              <table:table-cell office:value-type="float" office:value="79777.536852116">
                <text:p>79777.53685211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0.443101644516">
                <text:p>20.443101644516</text:p>
              </table:table-cell>
              <table:table-cell office:value-type="float" office:value="79612.5899061112">
                <text:p>79612.589906111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0.44873046875">
                <text:p>20.44873046875</text:p>
              </table:table-cell>
              <table:table-cell office:value-type="float" office:value="198975.834639332">
                <text:p>198975.83463933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0.4629235267639">
                <text:p>20.4629235267639</text:p>
              </table:table-cell>
              <table:table-cell office:value-type="float" office:value="78911.8172350076">
                <text:p>78911.817235007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0.4771339893341">
                <text:p>20.4771339893341</text:p>
              </table:table-cell>
              <table:table-cell office:value-type="float" office:value="78815.1683640085">
                <text:p>78815.168364008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0.4913110733032">
                <text:p>20.4913110733032</text:p>
              </table:table-cell>
              <table:table-cell office:value-type="float" office:value="79000.7312110052">
                <text:p>79000.731211005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0.514093875885">
                <text:p>20.514093875885</text:p>
              </table:table-cell>
              <table:table-cell office:value-type="float" office:value="49159.8869796354">
                <text:p>49159.886979635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0.5283715724945">
                <text:p>20.5283715724945</text:p>
              </table:table-cell>
              <table:table-cell office:value-type="float" office:value="78444.0257159556">
                <text:p>78444.025715955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0.5425937175751">
                <text:p>20.5425937175751</text:p>
              </table:table-cell>
              <table:table-cell office:value-type="float" office:value="78750.4271441025">
                <text:p>78750.427144102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0.5565340518951">
                <text:p>20.5565340518951</text:p>
              </table:table-cell>
              <table:table-cell office:value-type="float" office:value="80342.4060201813">
                <text:p>80342.406020181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0.5618150234222">
                <text:p>20.5618150234222</text:p>
              </table:table-cell>
              <table:table-cell office:value-type="float" office:value="212082.188713318">
                <text:p>212082.18871331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0.575984954834">
                <text:p>20.575984954834</text:p>
              </table:table-cell>
              <table:table-cell office:value-type="float" office:value="79040.6084161998">
                <text:p>79040.608416199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0.5903055667877">
                <text:p>20.5903055667877</text:p>
              </table:table-cell>
              <table:table-cell office:value-type="float" office:value="78208.9483060018">
                <text:p>78208.948306001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0.6044409275055">
                <text:p>20.6044409275055</text:p>
              </table:table-cell>
              <table:table-cell office:value-type="float" office:value="79233.9171501822">
                <text:p>79233.917150182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0.6275923252106">
                <text:p>20.6275923252106</text:p>
              </table:table-cell>
              <table:table-cell office:value-type="float" office:value="48377.2087658593">
                <text:p>48377.208765859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0.6417272090912">
                <text:p>20.6417272090912</text:p>
              </table:table-cell>
              <table:table-cell office:value-type="float" office:value="79236.5900887225">
                <text:p>79236.590088722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0.6559090614319">
                <text:p>20.6559090614319</text:p>
              </table:table-cell>
              <table:table-cell office:value-type="float" office:value="78974.1687540978">
                <text:p>78974.168754097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0.6700110435486">
                <text:p>20.6700110435486</text:p>
              </table:table-cell>
              <table:table-cell office:value-type="float" office:value="79421.4593900047">
                <text:p>79421.459390004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0.6840972900391">
                <text:p>20.6840972900391</text:p>
              </table:table-cell>
              <table:table-cell office:value-type="float" office:value="79510.1804272029">
                <text:p>79510.180427202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0.6890997886658">
                <text:p>20.6890997886658</text:p>
              </table:table-cell>
              <table:table-cell office:value-type="float" office:value="223888.117433991">
                <text:p>223888.11743399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0.7031834125519">
                <text:p>20.7031834125519</text:p>
              </table:table-cell>
              <table:table-cell office:value-type="float" office:value="79524.9865416194">
                <text:p>79524.986541619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0.7173836231232">
                <text:p>20.7173836231232</text:p>
              </table:table-cell>
              <table:table-cell office:value-type="float" office:value="78872.0698455339">
                <text:p>78872.069845533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0.7410023212433">
                <text:p>20.7410023212433</text:p>
              </table:table-cell>
              <table:table-cell office:value-type="float" office:value="47420.0565291125">
                <text:p>47420.056529112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0.7550821304321">
                <text:p>20.7550821304321</text:p>
              </table:table-cell>
              <table:table-cell office:value-type="float" office:value="79546.5325543984">
                <text:p>79546.532554398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0.7694149017334">
                <text:p>20.7694149017334</text:p>
              </table:table-cell>
              <table:table-cell office:value-type="float" office:value="78142.5989753144">
                <text:p>78142.598975314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0.7835810184479">
                <text:p>20.7835810184479</text:p>
              </table:table-cell>
              <table:table-cell office:value-type="float" office:value="79061.8927243045">
                <text:p>79061.892724304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0.7975506782532">
                <text:p>20.7975506782532</text:p>
              </table:table-cell>
              <table:table-cell office:value-type="float" office:value="80173.7490826549">
                <text:p>80173.749082654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0.802508354187">
                <text:p>20.802508354187</text:p>
              </table:table-cell>
              <table:table-cell office:value-type="float" office:value="225912.305472732">
                <text:p>225912.30547273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0.8163261413574">
                <text:p>20.8163261413574</text:p>
              </table:table-cell>
              <table:table-cell office:value-type="float" office:value="81054.9465111464">
                <text:p>81054.946511146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0.8304755687714">
                <text:p>20.8304755687714</text:p>
              </table:table-cell>
              <table:table-cell office:value-type="float" office:value="79155.1465111969">
                <text:p>79155.146511196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0.8543126583099">
                <text:p>20.8543126583099</text:p>
              </table:table-cell>
              <table:table-cell office:value-type="float" office:value="46985.6019203841">
                <text:p>46985.601920384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0.8684582710266">
                <text:p>20.8684582710266</text:p>
              </table:table-cell>
              <table:table-cell office:value-type="float" office:value="79176.4925586961">
                <text:p>79176.492558696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0.8828129768372">
                <text:p>20.8828129768372</text:p>
              </table:table-cell>
              <table:table-cell office:value-type="float" office:value="78023.194259899">
                <text:p>78023.19425989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0.896904706955">
                <text:p>20.896904706955</text:p>
              </table:table-cell>
              <table:table-cell office:value-type="float" office:value="79479.2399966162">
                <text:p>79479.239996616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0.9109714031219">
                <text:p>20.9109714031219</text:p>
              </table:table-cell>
              <table:table-cell office:value-type="float" office:value="79620.6861016949">
                <text:p>79620.686101694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0.9158451557159">
                <text:p>20.9158451557159</text:p>
              </table:table-cell>
              <table:table-cell office:value-type="float" office:value="229802.391155464">
                <text:p>229802.39115546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0.9295649528503">
                <text:p>20.9295649528503</text:p>
              </table:table-cell>
              <table:table-cell office:value-type="float" office:value="81633.8601094795">
                <text:p>81633.860109479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0.943615436554">
                <text:p>20.943615436554</text:p>
              </table:table-cell>
              <table:table-cell office:value-type="float" office:value="79712.5582026743">
                <text:p>79712.558202674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0.9677050113678">
                <text:p>20.9677050113678</text:p>
              </table:table-cell>
              <table:table-cell office:value-type="float" office:value="46493.1410643415">
                <text:p>46493.141064341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0.9731423854828">
                <text:p>20.9731423854828</text:p>
              </table:table-cell>
              <table:table-cell office:value-type="float" office:value="205981.780233272">
                <text:p>205981.78023327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0.9858946800232">
                <text:p>20.9858946800232</text:p>
              </table:table-cell>
              <table:table-cell office:value-type="float" office:value="87827.3315011124">
                <text:p>87827.331501112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1.0095882415771">
                <text:p>21.0095882415771</text:p>
              </table:table-cell>
              <table:table-cell office:value-type="float" office:value="47270.2256032522">
                <text:p>47270.225603252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1.0228590965271">
                <text:p>21.0228590965271</text:p>
              </table:table-cell>
              <table:table-cell office:value-type="float" office:value="84395.466925371">
                <text:p>84395.46692537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1.0362403392792">
                <text:p>21.0362403392792</text:p>
              </table:table-cell>
              <table:table-cell office:value-type="float" office:value="83699.2513140312">
                <text:p>83699.251314031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1.0494303703308">
                <text:p>21.0494303703308</text:p>
              </table:table-cell>
              <table:table-cell office:value-type="float" office:value="84912.6128373371">
                <text:p>84912.612837337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1.0627284049988">
                <text:p>21.0627284049988</text:p>
              </table:table-cell>
              <table:table-cell office:value-type="float" office:value="84222.9718875502">
                <text:p>84222.971887550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1.0759739875793">
                <text:p>21.0759739875793</text:p>
              </table:table-cell>
              <table:table-cell office:value-type="float" office:value="84556.4921880625">
                <text:p>84556.492188062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1.0894103050232">
                <text:p>21.0894103050232</text:p>
              </table:table-cell>
              <table:table-cell office:value-type="float" office:value="83356.1729008446">
                <text:p>83356.172900844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1.1028127670288">
                <text:p>21.1028127670288</text:p>
              </table:table-cell>
              <table:table-cell office:value-type="float" office:value="83566.7356886185">
                <text:p>83566.735688618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1.1161713600159">
                <text:p>21.1161713600159</text:p>
              </table:table-cell>
              <table:table-cell office:value-type="float" office:value="83841.1650901303">
                <text:p>83841.165090130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1.1294090747833">
                <text:p>21.1294090747833</text:p>
              </table:table-cell>
              <table:table-cell office:value-type="float" office:value="84606.7481944419">
                <text:p>84606.748194441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1.1429839134216">
                <text:p>21.1429839134216</text:p>
              </table:table-cell>
              <table:table-cell office:value-type="float" office:value="82505.5847691308">
                <text:p>82505.584769130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1.1561942100525">
                <text:p>21.1561942100525</text:p>
              </table:table-cell>
              <table:table-cell office:value-type="float" office:value="84782.3505630956">
                <text:p>84782.350563095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1.1695849895477">
                <text:p>21.1695849895477</text:p>
              </table:table-cell>
              <table:table-cell office:value-type="float" office:value="83639.6417697855">
                <text:p>83639.641769785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1.1828675270081">
                <text:p>21.1828675270081</text:p>
              </table:table-cell>
              <table:table-cell office:value-type="float" office:value="84321.2378165892">
                <text:p>84321.237816589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1.1961362361908">
                <text:p>21.1961362361908</text:p>
              </table:table-cell>
              <table:table-cell office:value-type="float" office:value="84409.1150521984">
                <text:p>84409.115052198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1.2095422744751">
                <text:p>21.2095422744751</text:p>
              </table:table-cell>
              <table:table-cell office:value-type="float" office:value="83544.4429031283">
                <text:p>83544.442903128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1.2230603694916">
                <text:p>21.2230603694916</text:p>
              </table:table-cell>
              <table:table-cell office:value-type="float" office:value="82851.9106157075">
                <text:p>82851.910615707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1.2362985610962">
                <text:p>21.2362985610962</text:p>
              </table:table-cell>
              <table:table-cell office:value-type="float" office:value="84603.7006753715">
                <text:p>84603.700675371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1.2495160102844">
                <text:p>21.2495160102844</text:p>
              </table:table-cell>
              <table:table-cell office:value-type="float" office:value="84736.4710126628">
                <text:p>84736.471012662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1.2630653381348">
                <text:p>21.2630653381348</text:p>
              </table:table-cell>
              <table:table-cell office:value-type="float" office:value="82660.9269751892">
                <text:p>82660.926975189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1.2763183116913">
                <text:p>21.2763183116913</text:p>
              </table:table-cell>
              <table:table-cell office:value-type="float" office:value="84509.3363556227">
                <text:p>84509.336355622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1.2897133827209">
                <text:p>21.2897133827209</text:p>
              </table:table-cell>
              <table:table-cell office:value-type="float" office:value="83612.8451666874">
                <text:p>83612.845166687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1.3030252456665">
                <text:p>21.3030252456665</text:p>
              </table:table-cell>
              <table:table-cell office:value-type="float" office:value="84135.4816061898">
                <text:p>84135.481606189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1.3164925575256">
                <text:p>21.3164925575256</text:p>
              </table:table-cell>
              <table:table-cell office:value-type="float" office:value="83164.3324009489">
                <text:p>83164.332400948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1.3297030925751">
                <text:p>21.3297030925751</text:p>
              </table:table-cell>
              <table:table-cell office:value-type="float" office:value="84780.8204443322">
                <text:p>84780.820444332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1.343136548996">
                <text:p>21.343136548996</text:p>
              </table:table-cell>
              <table:table-cell office:value-type="float" office:value="83373.9258838563">
                <text:p>83373.925883856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1.3564894199371">
                <text:p>21.3564894199371</text:p>
              </table:table-cell>
              <table:table-cell office:value-type="float" office:value="83877.0931685891">
                <text:p>83877.093168589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1.3697602748871">
                <text:p>21.3697602748871</text:p>
              </table:table-cell>
              <table:table-cell office:value-type="float" office:value="84395.466925371">
                <text:p>84395.46692537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1.3830034732819">
                <text:p>21.3830034732819</text:p>
              </table:table-cell>
              <table:table-cell office:value-type="float" office:value="84571.7149749757">
                <text:p>84571.714974975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1.387663602829">
                <text:p>21.387663602829</text:p>
              </table:table-cell>
              <table:table-cell office:value-type="float" office:value="240336.666325591">
                <text:p>240336.66632559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1.4009070396423">
                <text:p>21.4009070396423</text:p>
              </table:table-cell>
              <table:table-cell office:value-type="float" office:value="84570.1924496372">
                <text:p>84570.192449637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1.4142212867737">
                <text:p>21.4142212867737</text:p>
              </table:table-cell>
              <table:table-cell office:value-type="float" office:value="84120.4154430198">
                <text:p>84120.415443019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1.4278159141541">
                <text:p>21.4278159141541</text:p>
              </table:table-cell>
              <table:table-cell office:value-type="float" office:value="82385.4871974746">
                <text:p>82385.487197474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1.441196680069">
                <text:p>21.441196680069</text:p>
              </table:table-cell>
              <table:table-cell office:value-type="float" office:value="83702.2340217023">
                <text:p>83702.234021702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1.4543490409851">
                <text:p>21.4543490409851</text:p>
              </table:table-cell>
              <table:table-cell office:value-type="float" office:value="85155.8140125079">
                <text:p>85155.814012507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1.4675686359406">
                <text:p>21.4675686359406</text:p>
              </table:table-cell>
              <table:table-cell office:value-type="float" office:value="84722.7168286832">
                <text:p>84722.716828683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1.480804681778">
                <text:p>21.480804681778</text:p>
              </table:table-cell>
              <table:table-cell office:value-type="float" office:value="84617.4162403631">
                <text:p>84617.416240363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1.4940991401672">
                <text:p>21.4940991401672</text:p>
              </table:table-cell>
              <table:table-cell office:value-type="float" office:value="84245.6283065225">
                <text:p>84245.628306522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1.5073804855347">
                <text:p>21.5073804855347</text:p>
              </table:table-cell>
              <table:table-cell office:value-type="float" office:value="84328.8062327218">
                <text:p>84328.806232721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1.520690202713">
                <text:p>21.520690202713</text:p>
              </table:table-cell>
              <table:table-cell office:value-type="float" office:value="84149.0457680251">
                <text:p>84149.045768025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1.5339903831482">
                <text:p>21.5339903831482</text:p>
              </table:table-cell>
              <table:table-cell office:value-type="float" office:value="84209.3838845568">
                <text:p>84209.383884556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1.5474302768707">
                <text:p>21.5474302768707</text:p>
              </table:table-cell>
              <table:table-cell office:value-type="float" office:value="83333.9923010058">
                <text:p>83333.992301005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1.5609016418457">
                <text:p>21.5609016418457</text:p>
              </table:table-cell>
              <table:table-cell office:value-type="float" office:value="83139.3108330531">
                <text:p>83139.310833053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1.5740733146667">
                <text:p>21.5740733146667</text:p>
              </table:table-cell>
              <table:table-cell office:value-type="float" office:value="85030.9611555588">
                <text:p>85030.961155558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1.5874547958374">
                <text:p>21.5874547958374</text:p>
              </table:table-cell>
              <table:table-cell office:value-type="float" office:value="83697.7600399102">
                <text:p>83697.760039910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1.6101191043854">
                <text:p>21.6101191043854</text:p>
              </table:table-cell>
              <table:table-cell office:value-type="float" office:value="49416.905776291">
                <text:p>49416.90577629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1.6232888698578">
                <text:p>21.6232888698578</text:p>
              </table:table-cell>
              <table:table-cell office:value-type="float" office:value="85043.2760056483">
                <text:p>85043.276005648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1.63658618927">
                <text:p>21.63658618927</text:p>
              </table:table-cell>
              <table:table-cell office:value-type="float" office:value="84227.5021964033">
                <text:p>84227.502196403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1.6498699188232">
                <text:p>21.6498699188232</text:p>
              </table:table-cell>
              <table:table-cell office:value-type="float" office:value="84313.6707588485">
                <text:p>84313.670758848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1.6631286144257">
                <text:p>21.6631286144257</text:p>
              </table:table-cell>
              <table:table-cell office:value-type="float" office:value="84472.8647210084">
                <text:p>84472.864721008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1.6766035556793">
                <text:p>21.6766035556793</text:p>
              </table:table-cell>
              <table:table-cell office:value-type="float" office:value="83117.2454793163">
                <text:p>83117.245479316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1.6900358200073">
                <text:p>21.6900358200073</text:p>
              </table:table-cell>
              <table:table-cell office:value-type="float" office:value="83381.3251921404">
                <text:p>83381.325192140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1.703665971756">
                <text:p>21.703665971756</text:p>
              </table:table-cell>
              <table:table-cell office:value-type="float" office:value="82170.7652748867">
                <text:p>82170.765274886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1.7171318531036">
                <text:p>21.7171318531036</text:p>
              </table:table-cell>
              <table:table-cell office:value-type="float" office:value="83173.1671388102">
                <text:p>83173.167138810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1.7305061817169">
                <text:p>21.7305061817169</text:p>
              </table:table-cell>
              <table:table-cell office:value-type="float" office:value="83742.5213918996">
                <text:p>83742.521391899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1.7436099052429">
                <text:p>21.7436099052429</text:p>
              </table:table-cell>
              <table:table-cell office:value-type="float" office:value="85471.888793872">
                <text:p>85471.88879387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1.7568848133087">
                <text:p>21.7568848133087</text:p>
              </table:table-cell>
              <table:table-cell office:value-type="float" office:value="84369.6991684477">
                <text:p>84369.699168447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1.7702946662903">
                <text:p>21.7702946662903</text:p>
              </table:table-cell>
              <table:table-cell office:value-type="float" office:value="83520.6770379589">
                <text:p>83520.677037958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1.783586025238">
                <text:p>21.783586025238</text:p>
              </table:table-cell>
              <table:table-cell office:value-type="float" office:value="84265.2737317931">
                <text:p>84265.273731793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1.796893119812">
                <text:p>21.796893119812</text:p>
              </table:table-cell>
              <table:table-cell office:value-type="float" office:value="84165.6301286416">
                <text:p>84165.630128641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1.8103430271149">
                <text:p>21.8103430271149</text:p>
              </table:table-cell>
              <table:table-cell office:value-type="float" office:value="83271.9493733714">
                <text:p>83271.949373371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1.8236322402954">
                <text:p>21.8236322402954</text:p>
              </table:table-cell>
              <table:table-cell office:value-type="float" office:value="84278.8797789699">
                <text:p>84278.879778969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1.8372488021851">
                <text:p>21.8372488021851</text:p>
              </table:table-cell>
              <table:table-cell office:value-type="float" office:value="82252.7748984452">
                <text:p>82252.774898445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1.8507108688354">
                <text:p>21.8507108688354</text:p>
              </table:table-cell>
              <table:table-cell office:value-type="float" office:value="83196.7356191556">
                <text:p>83196.735619155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1.8639721870422">
                <text:p>21.8639721870422</text:p>
              </table:table-cell>
              <table:table-cell office:value-type="float" office:value="84456.1590737478">
                <text:p>84456.159073747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1.8772225379944">
                <text:p>21.8772225379944</text:p>
              </table:table-cell>
              <table:table-cell office:value-type="float" office:value="84526.063048798">
                <text:p>84526.06304879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1.8904407024384">
                <text:p>21.8904407024384</text:p>
              </table:table-cell>
              <table:table-cell office:value-type="float" office:value="84731.8857884959">
                <text:p>84731.885788495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1.903712272644">
                <text:p>21.903712272644</text:p>
              </table:table-cell>
              <table:table-cell office:value-type="float" office:value="84390.9185304949">
                <text:p>84390.918530494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1.9170854091644">
                <text:p>21.9170854091644</text:p>
              </table:table-cell>
              <table:table-cell office:value-type="float" office:value="83749.9862723075">
                <text:p>83749.986272307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1.9306540489197">
                <text:p>21.9306540489197</text:p>
              </table:table-cell>
              <table:table-cell office:value-type="float" office:value="82543.2777494685">
                <text:p>82543.277749468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1.9438941478729">
                <text:p>21.9438941478729</text:p>
              </table:table-cell>
              <table:table-cell office:value-type="float" office:value="84591.5127941944">
                <text:p>84591.512794194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1.9481964111328">
                <text:p>21.9481964111328</text:p>
              </table:table-cell>
              <table:table-cell office:value-type="float" office:value="260328.095317262">
                <text:p>260328.09531726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1.9600760936737">
                <text:p>21.9600760936737</text:p>
              </table:table-cell>
              <table:table-cell office:value-type="float" office:value="94278.6136030666">
                <text:p>94278.613603066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1.9840559959412">
                <text:p>21.9840559959412</text:p>
              </table:table-cell>
              <table:table-cell office:value-type="float" office:value="46705.7783433918">
                <text:p>46705.778343391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1.9973495006561">
                <text:p>21.9973495006561</text:p>
              </table:table-cell>
              <table:table-cell office:value-type="float" office:value="84251.6720770486">
                <text:p>84251.672077048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2.0084819793701">
                <text:p>22.0084819793701</text:p>
              </table:table-cell>
              <table:table-cell office:value-type="float" office:value="100606.52517508">
                <text:p>100606.5251750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2.0194134712219">
                <text:p>22.0194134712219</text:p>
              </table:table-cell>
              <table:table-cell office:value-type="float" office:value="102456.280916031">
                <text:p>102456.28091603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2.0304410457611">
                <text:p>22.0304410457611</text:p>
              </table:table-cell>
              <table:table-cell office:value-type="float" office:value="101563.584632348">
                <text:p>101563.58463234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2.0458831787109">
                <text:p>22.0458831787109</text:p>
              </table:table-cell>
              <table:table-cell office:value-type="float" office:value="72528.840649076">
                <text:p>72528.84064907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2.0569543838501">
                <text:p>22.0569543838501</text:p>
              </table:table-cell>
              <table:table-cell office:value-type="float" office:value="101163.331897666">
                <text:p>101163.33189766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2.0680177211761">
                <text:p>22.0680177211761</text:p>
              </table:table-cell>
              <table:table-cell office:value-type="float" office:value="101235.275305476">
                <text:p>101235.27530547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2.0790183544159">
                <text:p>22.0790183544159</text:p>
              </table:table-cell>
              <table:table-cell office:value-type="float" office:value="101812.320762896">
                <text:p>101812.32076289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2.0972187519073">
                <text:p>22.0972187519073</text:p>
              </table:table-cell>
              <table:table-cell office:value-type="float" office:value="61537.1175561319">
                <text:p>61537.117556131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2.1083319187164">
                <text:p>22.1083319187164</text:p>
              </table:table-cell>
              <table:table-cell office:value-type="float" office:value="100781.354157728">
                <text:p>100781.35415772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2.1195867061615">
                <text:p>22.1195867061615</text:p>
              </table:table-cell>
              <table:table-cell office:value-type="float" office:value="99513.2076430962">
                <text:p>99513.207643096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2.130678653717">
                <text:p>22.130678653717</text:p>
              </table:table-cell>
              <table:table-cell office:value-type="float" office:value="100974.152139802">
                <text:p>100974.15213980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2.1417443752289">
                <text:p>22.1417443752289</text:p>
              </table:table-cell>
              <table:table-cell office:value-type="float" office:value="101213.463469287">
                <text:p>101213.46346928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2.1528437137604">
                <text:p>22.1528437137604</text:p>
              </table:table-cell>
              <table:table-cell office:value-type="float" office:value="100906.914121236">
                <text:p>100906.91412123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2.1638436317444">
                <text:p>22.1638436317444</text:p>
              </table:table-cell>
              <table:table-cell office:value-type="float" office:value="101818.940980124">
                <text:p>101818.94098012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2.178731918335">
                <text:p>22.178731918335</text:p>
              </table:table-cell>
              <table:table-cell office:value-type="float" office:value="75226.9237421132">
                <text:p>75226.923742113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2.1898090839386">
                <text:p>22.1898090839386</text:p>
              </table:table-cell>
              <table:table-cell office:value-type="float" office:value="101108.897354771">
                <text:p>101108.89735477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2.2009305953979">
                <text:p>22.2009305953979</text:p>
              </table:table-cell>
              <table:table-cell office:value-type="float" office:value="100705.736274573">
                <text:p>100705.73627457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2.2118332386017">
                <text:p>22.2118332386017</text:p>
              </table:table-cell>
              <table:table-cell office:value-type="float" office:value="102727.382623718">
                <text:p>102727.38262371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2.2305614948273">
                <text:p>22.2305614948273</text:p>
              </table:table-cell>
              <table:table-cell office:value-type="float" office:value="59802.6845910989">
                <text:p>59802.684591098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2.2416245937347">
                <text:p>22.2416245937347</text:p>
              </table:table-cell>
              <table:table-cell office:value-type="float" office:value="101237.457006164">
                <text:p>101237.45700616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2.252712726593">
                <text:p>22.252712726593</text:p>
              </table:table-cell>
              <table:table-cell office:value-type="float" office:value="101008.890704625">
                <text:p>101008.89070462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2.2638838291168">
                <text:p>22.2638838291168</text:p>
              </table:table-cell>
              <table:table-cell office:value-type="float" office:value="100258.680610394">
                <text:p>100258.68061039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2.2750074863434">
                <text:p>22.2750074863434</text:p>
              </table:table-cell>
              <table:table-cell office:value-type="float" office:value="100686.310013717">
                <text:p>100686.31001371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2.2860748767853">
                <text:p>22.2860748767853</text:p>
              </table:table-cell>
              <table:table-cell office:value-type="float" office:value="101198.200775528">
                <text:p>101198.20077552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2.2971489429474">
                <text:p>22.2971489429474</text:p>
              </table:table-cell>
              <table:table-cell office:value-type="float" office:value="101137.196004134">
                <text:p>101137.19600413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2.3117244243622">
                <text:p>22.3117244243622</text:p>
              </table:table-cell>
              <table:table-cell office:value-type="float" office:value="76841.3727222168">
                <text:p>76841.372722216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2.3227388858795">
                <text:p>22.3227388858795</text:p>
              </table:table-cell>
              <table:table-cell office:value-type="float" office:value="101684.498896056">
                <text:p>101684.49889605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2.333785533905">
                <text:p>22.333785533905</text:p>
              </table:table-cell>
              <table:table-cell office:value-type="float" office:value="101388.221785768">
                <text:p>101388.22178576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2.3447651863098">
                <text:p>22.3447651863098</text:p>
              </table:table-cell>
              <table:table-cell office:value-type="float" office:value="102006.872231391">
                <text:p>102006.87223139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2.3637866973877">
                <text:p>22.3637866973877</text:p>
              </table:table-cell>
              <table:table-cell office:value-type="float" office:value="58880.7059236419">
                <text:p>58880.705923641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2.3748202323914">
                <text:p>22.3748202323914</text:p>
              </table:table-cell>
              <table:table-cell office:value-type="float" office:value="101508.718613596">
                <text:p>101508.71861359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2.3859207630157">
                <text:p>22.3859207630157</text:p>
              </table:table-cell>
              <table:table-cell office:value-type="float" office:value="100896.077664898">
                <text:p>100896.07766489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2.3970522880554">
                <text:p>22.3970522880554</text:p>
              </table:table-cell>
              <table:table-cell office:value-type="float" office:value="100615.144466577">
                <text:p>100615.14446657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2.4081485271454">
                <text:p>22.4081485271454</text:p>
              </table:table-cell>
              <table:table-cell office:value-type="float" office:value="100935.099804473">
                <text:p>100935.09980447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2.4192278385162">
                <text:p>22.4192278385162</text:p>
              </table:table-cell>
              <table:table-cell office:value-type="float" office:value="101089.315257155">
                <text:p>101089.31525715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2.4304099082947">
                <text:p>22.4304099082947</text:p>
              </table:table-cell>
              <table:table-cell office:value-type="float" office:value="100160.347966994">
                <text:p>100160.34796699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2.4414045810699">
                <text:p>22.4414045810699</text:p>
              </table:table-cell>
              <table:table-cell office:value-type="float" office:value="101867.515558929">
                <text:p>101867.51555892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2.4555313587189">
                <text:p>22.4555313587189</text:p>
              </table:table-cell>
              <table:table-cell office:value-type="float" office:value="79282.0576520624">
                <text:p>79282.057652062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2.4665489196777">
                <text:p>22.4665489196777</text:p>
              </table:table-cell>
              <table:table-cell office:value-type="float" office:value="101655.893185605">
                <text:p>101655.89318560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2.4775741100311">
                <text:p>22.4775741100311</text:p>
              </table:table-cell>
              <table:table-cell office:value-type="float" office:value="101585.547650455">
                <text:p>101585.54765045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2.4969432353973">
                <text:p>22.4969432353973</text:p>
              </table:table-cell>
              <table:table-cell office:value-type="float" office:value="57823.9842442147">
                <text:p>57823.984244214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2.507999420166">
                <text:p>22.507999420166</text:p>
              </table:table-cell>
              <table:table-cell office:value-type="float" office:value="101300.767256809">
                <text:p>101300.76725680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2.5191543102264">
                <text:p>22.5191543102264</text:p>
              </table:table-cell>
              <table:table-cell office:value-type="float" office:value="100404.396092932">
                <text:p>100404.39609293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2.5302102565765">
                <text:p>22.5302102565765</text:p>
              </table:table-cell>
              <table:table-cell office:value-type="float" office:value="101302.951781247">
                <text:p>101302.95178124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2.5414102077484">
                <text:p>22.5414102077484</text:p>
              </table:table-cell>
              <table:table-cell office:value-type="float" office:value="100000.435967302">
                <text:p>100000.43596730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2.5527896881103">
                <text:p>22.5527896881103</text:p>
              </table:table-cell>
              <table:table-cell office:value-type="float" office:value="98422.7718996836">
                <text:p>98422.771899683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2.5636057853699">
                <text:p>22.5636057853699</text:p>
              </table:table-cell>
              <table:table-cell office:value-type="float" office:value="103549.364722479">
                <text:p>103549.36472247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2.5747187137604">
                <text:p>22.5747187137604</text:p>
              </table:table-cell>
              <table:table-cell office:value-type="float" office:value="100783.516337345">
                <text:p>100783.51633734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2.5883269309998">
                <text:p>22.5883269309998</text:p>
              </table:table-cell>
              <table:table-cell office:value-type="float" office:value="82303.2128528129">
                <text:p>82303.212852812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2.5993695259094">
                <text:p>22.5993695259094</text:p>
              </table:table-cell>
              <table:table-cell office:value-type="float" office:value="101425.435702565">
                <text:p>101425.43570256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2.6103882789612">
                <text:p>22.6103882789612</text:p>
              </table:table-cell>
              <table:table-cell office:value-type="float" office:value="101644.895274364">
                <text:p>101644.89527436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2.6302583217621">
                <text:p>22.6302583217621</text:p>
              </table:table-cell>
              <table:table-cell office:value-type="float" office:value="56366.2600640741">
                <text:p>56366.260064074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2.6413304805756">
                <text:p>22.6413304805756</text:p>
              </table:table-cell>
              <table:table-cell office:value-type="float" office:value="101154.618432386">
                <text:p>101154.61843238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2.6525685787201">
                <text:p>22.6525685787201</text:p>
              </table:table-cell>
              <table:table-cell office:value-type="float" office:value="99660.9911744739">
                <text:p>99660.991174473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2.6635086536407">
                <text:p>22.6635086536407</text:p>
              </table:table-cell>
              <table:table-cell office:value-type="float" office:value="102375.898531142">
                <text:p>102375.89853114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2.6746611595154">
                <text:p>22.6746611595154</text:p>
              </table:table-cell>
              <table:table-cell office:value-type="float" office:value="100425.860572504">
                <text:p>100425.86057250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2.6860811710358">
                <text:p>22.6860811710358</text:p>
              </table:table-cell>
              <table:table-cell office:value-type="float" office:value="98073.456230819">
                <text:p>98073.45623081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2.6971497535706">
                <text:p>22.6971497535706</text:p>
              </table:table-cell>
              <table:table-cell office:value-type="float" office:value="101187.301669359">
                <text:p>101187.30166935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2.7085628509521">
                <text:p>22.7085628509521</text:p>
              </table:table-cell>
              <table:table-cell office:value-type="float" office:value="98132.8698558596">
                <text:p>98132.869855859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2.7194211483002">
                <text:p>22.7194211483002</text:p>
              </table:table-cell>
              <table:table-cell office:value-type="float" office:value="103146.926640757">
                <text:p>103146.92664075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2.7323613166809">
                <text:p>22.7323613166809</text:p>
              </table:table-cell>
              <table:table-cell office:value-type="float" office:value="86552.1967756794">
                <text:p>86552.196775679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2.7433304786682">
                <text:p>22.7433304786682</text:p>
              </table:table-cell>
              <table:table-cell office:value-type="float" office:value="102104.427056164">
                <text:p>102104.42705616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2.7637801170349">
                <text:p>22.7637801170349</text:p>
              </table:table-cell>
              <table:table-cell office:value-type="float" office:value="54768.6946789162">
                <text:p>54768.694678916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2.7748939990997">
                <text:p>22.7748939990997</text:p>
              </table:table-cell>
              <table:table-cell office:value-type="float" office:value="100774.86817548">
                <text:p>100774.8681754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2.7859122753143">
                <text:p>22.7859122753143</text:p>
              </table:table-cell>
              <table:table-cell office:value-type="float" office:value="101649.294153287">
                <text:p>101649.29415328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2.7969675064087">
                <text:p>22.7969675064087</text:p>
              </table:table-cell>
              <table:table-cell office:value-type="float" office:value="101309.505919903">
                <text:p>101309.50591990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2.8080389499664">
                <text:p>22.8080389499664</text:p>
              </table:table-cell>
              <table:table-cell office:value-type="float" office:value="101161.153390615">
                <text:p>101161.15339061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2.8193397521973">
                <text:p>22.8193397521973</text:p>
              </table:table-cell>
              <table:table-cell office:value-type="float" office:value="99108.0081858267">
                <text:p>99108.008185826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2.8307085037231">
                <text:p>22.8307085037231</text:p>
              </table:table-cell>
              <table:table-cell office:value-type="float" office:value="98515.6547269524">
                <text:p>98515.654726952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2.8418667316437">
                <text:p>22.8418667316437</text:p>
              </table:table-cell>
              <table:table-cell office:value-type="float" office:value="100374.361231598">
                <text:p>100374.36123159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2.8528470993042">
                <text:p>22.8528470993042</text:p>
              </table:table-cell>
              <table:table-cell office:value-type="float" office:value="102000.227554012">
                <text:p>102000.22755401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2.8651185035706">
                <text:p>22.8651185035706</text:p>
              </table:table-cell>
              <table:table-cell office:value-type="float" office:value="91269.098115407">
                <text:p>91269.09811540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2.8860321044922">
                <text:p>22.8860321044922</text:p>
              </table:table-cell>
              <table:table-cell office:value-type="float" office:value="53553.6660662578">
                <text:p>53553.666066257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2.8970053195953">
                <text:p>22.8970053195953</text:p>
              </table:table-cell>
              <table:table-cell office:value-type="float" office:value="102066.713307985">
                <text:p>102066.71330798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2.9080195426941">
                <text:p>22.9080195426941</text:p>
              </table:table-cell>
              <table:table-cell office:value-type="float" office:value="101686.700002165">
                <text:p>101686.70000216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2.9191136360168">
                <text:p>22.9191136360168</text:p>
              </table:table-cell>
              <table:table-cell office:value-type="float" office:value="100954.622195478">
                <text:p>100954.62219547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2.9303698539734">
                <text:p>22.9303698539734</text:p>
              </table:table-cell>
              <table:table-cell office:value-type="float" office:value="99500.560874354">
                <text:p>99500.56087435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2.9417805671692">
                <text:p>22.9417805671692</text:p>
              </table:table-cell>
              <table:table-cell office:value-type="float" office:value="98153.3740075219">
                <text:p>98153.374007521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2.9458818435669">
                <text:p>22.9458818435669</text:p>
              </table:table-cell>
              <table:table-cell office:value-type="float" office:value="273085.715614463">
                <text:p>273085.71561446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2.9498372077942">
                <text:p>22.9498372077942</text:p>
              </table:table-cell>
              <table:table-cell office:value-type="float" office:value="283159.76371308">
                <text:p>283159.7637130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2.9575343132019">
                <text:p>22.9575343132019</text:p>
              </table:table-cell>
              <table:table-cell office:value-type="float" office:value="145509.245446661">
                <text:p>145509.24544666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2.9731838703155">
                <text:p>22.9731838703155</text:p>
              </table:table-cell>
              <table:table-cell office:value-type="float" office:value="71567.5205289538">
                <text:p>71567.520528953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2.9771087169647">
                <text:p>22.9771087169647</text:p>
              </table:table-cell>
              <table:table-cell office:value-type="float" office:value="285361.467622403">
                <text:p>285361.46762240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2.9811086654663">
                <text:p>22.9811086654663</text:p>
              </table:table-cell>
              <table:table-cell office:value-type="float" office:value="280003.604935328">
                <text:p>280003.60493532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2.9850142002106">
                <text:p>22.9850142002106</text:p>
              </table:table-cell>
              <table:table-cell office:value-type="float" office:value="286772.509614798">
                <text:p>286772.50961479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2.988954782486">
                <text:p>22.988954782486</text:p>
              </table:table-cell>
              <table:table-cell office:value-type="float" office:value="284221.955469506">
                <text:p>284221.95546950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2.9928674697876">
                <text:p>22.9928674697876</text:p>
              </table:table-cell>
              <table:table-cell office:value-type="float" office:value="286248.277374931">
                <text:p>286248.27737493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2.9970803260803">
                <text:p>22.9970803260803</text:p>
              </table:table-cell>
              <table:table-cell office:value-type="float" office:value="265852.885116016">
                <text:p>265852.88511601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3.0010385513306">
                <text:p>23.0010385513306</text:p>
              </table:table-cell>
              <table:table-cell office:value-type="float" office:value="282955.09456692">
                <text:p>282955.0945669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3.0049684047699">
                <text:p>23.0049684047699</text:p>
              </table:table-cell>
              <table:table-cell office:value-type="float" office:value="284997.905721046">
                <text:p>284997.90572104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3.0088386535645">
                <text:p>23.0088386535645</text:p>
              </table:table-cell>
              <table:table-cell office:value-type="float" office:value="289387.080638206">
                <text:p>289387.08063820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3.0197238922119">
                <text:p>23.0197238922119</text:p>
              </table:table-cell>
              <table:table-cell office:value-type="float" office:value="102891.634834414">
                <text:p>102891.63483441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3.0310759544373">
                <text:p>23.0310759544373</text:p>
              </table:table-cell>
              <table:table-cell office:value-type="float" office:value="98660.4880917377">
                <text:p>98660.488091737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3.0426571369171">
                <text:p>23.0426571369171</text:p>
              </table:table-cell>
              <table:table-cell office:value-type="float" office:value="96708.6048378796">
                <text:p>96708.604837879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3.0537338256836">
                <text:p>23.0537338256836</text:p>
              </table:table-cell>
              <table:table-cell office:value-type="float" office:value="101113.249962332">
                <text:p>101113.24996233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3.0650632381439">
                <text:p>23.0650632381439</text:p>
              </table:table-cell>
              <table:table-cell office:value-type="float" office:value="98857.7301710895">
                <text:p>98857.730171089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3.0763988494873">
                <text:p>23.0763988494873</text:p>
              </table:table-cell>
              <table:table-cell office:value-type="float" office:value="98803.669786518">
                <text:p>98803.66978651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3.0881457328796">
                <text:p>23.0881457328796</text:p>
              </table:table-cell>
              <table:table-cell office:value-type="float" office:value="95344.4384006495">
                <text:p>95344.438400649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3.0993485450745">
                <text:p>23.0993485450745</text:p>
              </table:table-cell>
              <table:table-cell office:value-type="float" office:value="99974.897420618">
                <text:p>99974.89742061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3.1121428012848">
                <text:p>23.1121428012848</text:p>
              </table:table-cell>
              <table:table-cell office:value-type="float" office:value="87539.2818142855">
                <text:p>87539.281814285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3.1221268177032">
                <text:p>23.1221268177032</text:p>
              </table:table-cell>
              <table:table-cell office:value-type="float" office:value="112179.302703219">
                <text:p>112179.30270321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3.133330821991">
                <text:p>23.133330821991</text:p>
              </table:table-cell>
              <table:table-cell office:value-type="float" office:value="99964.2602089673">
                <text:p>99964.260208967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3.1447594165802">
                <text:p>23.1447594165802</text:p>
              </table:table-cell>
              <table:table-cell office:value-type="float" office:value="97999.8013977261">
                <text:p>97999.801397726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3.1560876369476">
                <text:p>23.1560876369476</text:p>
              </table:table-cell>
              <table:table-cell office:value-type="float" office:value="98868.133181799">
                <text:p>98868.13318179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3.1673271656036">
                <text:p>23.1673271656036</text:p>
              </table:table-cell>
              <table:table-cell office:value-type="float" office:value="99648.3068176997">
                <text:p>99648.306817699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3.1786506175995">
                <text:p>23.1786506175995</text:p>
              </table:table-cell>
              <table:table-cell office:value-type="float" office:value="98909.7671284794">
                <text:p>98909.767128479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3.1900594234467">
                <text:p>23.1900594234467</text:p>
              </table:table-cell>
              <table:table-cell office:value-type="float" office:value="98169.7834991223">
                <text:p>98169.783499122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3.2015287876129">
                <text:p>23.2015287876129</text:p>
              </table:table-cell>
              <table:table-cell office:value-type="float" office:value="97651.4463892238">
                <text:p>97651.446389223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3.2130239009857">
                <text:p>23.2130239009857</text:p>
              </table:table-cell>
              <table:table-cell office:value-type="float" office:value="97432.7058530717">
                <text:p>97432.705853071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3.2243921756744">
                <text:p>23.2243921756744</text:p>
              </table:table-cell>
              <table:table-cell office:value-type="float" office:value="98519.7869216895">
                <text:p>98519.786921689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3.2357151508331">
                <text:p>23.2357151508331</text:p>
              </table:table-cell>
              <table:table-cell office:value-type="float" office:value="98913.9324517813">
                <text:p>98913.932451781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3.2470154762268">
                <text:p>23.2470154762268</text:p>
              </table:table-cell>
              <table:table-cell office:value-type="float" office:value="99112.1902230099">
                <text:p>99112.190223009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3.2583675384521">
                <text:p>23.2583675384521</text:p>
              </table:table-cell>
              <table:table-cell office:value-type="float" office:value="98660.4880917377">
                <text:p>98660.488091737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3.2697815895081">
                <text:p>23.2697815895081</text:p>
              </table:table-cell>
              <table:table-cell office:value-type="float" office:value="98124.6705936416">
                <text:p>98124.670593641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3.2810845375061">
                <text:p>23.2810845375061</text:p>
              </table:table-cell>
              <table:table-cell office:value-type="float" office:value="99089.1933850827">
                <text:p>99089.193385082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3.29265832901">
                <text:p>23.29265832901</text:p>
              </table:table-cell>
              <table:table-cell office:value-type="float" office:value="96770.3625576796">
                <text:p>96770.362557679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3.3037145137787">
                <text:p>23.3037145137787</text:p>
              </table:table-cell>
              <table:table-cell office:value-type="float" office:value="101300.767256809">
                <text:p>101300.76725680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3.3150341510773">
                <text:p>23.3150341510773</text:p>
              </table:table-cell>
              <table:table-cell office:value-type="float" office:value="98943.09954084">
                <text:p>98943.0995408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3.3264615535736">
                <text:p>23.3264615535736</text:p>
              </table:table-cell>
              <table:table-cell office:value-type="float" office:value="98010.0246192364">
                <text:p>98010.024619236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3.3382229804993">
                <text:p>23.3382229804993</text:p>
              </table:table-cell>
              <table:table-cell office:value-type="float" office:value="95226.5407147636">
                <text:p>95226.540714763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3.349404335022">
                <text:p>23.349404335022</text:p>
              </table:table-cell>
              <table:table-cell office:value-type="float" office:value="100166.755085505">
                <text:p>100166.75508550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3.3607187271118">
                <text:p>23.3607187271118</text:p>
              </table:table-cell>
              <table:table-cell office:value-type="float" office:value="98988.9683074848">
                <text:p>98988.968307484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3.371955871582">
                <text:p>23.371955871582</text:p>
              </table:table-cell>
              <table:table-cell office:value-type="float" office:value="99669.4492064839">
                <text:p>99669.449206483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3.3832137584686">
                <text:p>23.3832137584686</text:p>
              </table:table-cell>
              <table:table-cell office:value-type="float" office:value="99485.8103729431">
                <text:p>99485.810372943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3.3946514129639">
                <text:p>23.3946514129639</text:p>
              </table:table-cell>
              <table:table-cell office:value-type="float" office:value="97922.1745565214">
                <text:p>97922.174556521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3.4060463905334">
                <text:p>23.4060463905334</text:p>
              </table:table-cell>
              <table:table-cell office:value-type="float" office:value="98288.9166004101">
                <text:p>98288.916600410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3.4173762798309">
                <text:p>23.4173762798309</text:p>
              </table:table-cell>
              <table:table-cell office:value-type="float" office:value="98853.5695797647">
                <text:p>98853.569579764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3.4287059307098">
                <text:p>23.4287059307098</text:p>
              </table:table-cell>
              <table:table-cell office:value-type="float" office:value="98855.6498316498">
                <text:p>98855.649831649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3.4400868415833">
                <text:p>23.4400868415833</text:p>
              </table:table-cell>
              <table:table-cell office:value-type="float" office:value="98410.4007541636">
                <text:p>98410.400754163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3.4513952732086">
                <text:p>23.4513952732086</text:p>
              </table:table-cell>
              <table:table-cell office:value-type="float" office:value="99041.1435559023">
                <text:p>99041.143555902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3.4629764556885">
                <text:p>23.4629764556885</text:p>
              </table:table-cell>
              <table:table-cell office:value-type="float" office:value="96708.6048378796">
                <text:p>96708.604837879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3.4741525650024">
                <text:p>23.4741525650024</text:p>
              </table:table-cell>
              <table:table-cell office:value-type="float" office:value="100213.765679666">
                <text:p>100213.76567966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3.4854509830475">
                <text:p>23.4854509830475</text:p>
              </table:table-cell>
              <table:table-cell office:value-type="float" office:value="99128.9219017071">
                <text:p>99128.921901707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3.4968001842499">
                <text:p>23.4968001842499</text:p>
              </table:table-cell>
              <table:table-cell office:value-type="float" office:value="98685.359438679">
                <text:p>98685.35943867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3.5080654621124">
                <text:p>23.5080654621124</text:p>
              </table:table-cell>
              <table:table-cell office:value-type="float" office:value="99420.5392592593">
                <text:p>99420.539259259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3.5193903446198">
                <text:p>23.5193903446198</text:p>
              </table:table-cell>
              <table:table-cell office:value-type="float" office:value="98897.2732631579">
                <text:p>98897.273263157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3.5307087898254">
                <text:p>23.5307087898254</text:p>
              </table:table-cell>
              <table:table-cell office:value-type="float" office:value="98953.5205274577">
                <text:p>98953.520527457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3.5424900054932">
                <text:p>23.5424900054932</text:p>
              </table:table-cell>
              <table:table-cell office:value-type="float" office:value="95066.5900352127">
                <text:p>95066.590035212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3.5534827709198">
                <text:p>23.5534827709198</text:p>
              </table:table-cell>
              <table:table-cell office:value-type="float" office:value="101885.19053506">
                <text:p>101885.1905350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3.5649588108063">
                <text:p>23.5649588108063</text:p>
              </table:table-cell>
              <table:table-cell office:value-type="float" office:value="97594.6416254623">
                <text:p>97594.641625462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3.5763084888458">
                <text:p>23.5763084888458</text:p>
              </table:table-cell>
              <table:table-cell office:value-type="float" office:value="98681.2133434165">
                <text:p>98681.213343416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3.5875248908997">
                <text:p>23.5875248908997</text:p>
              </table:table-cell>
              <table:table-cell office:value-type="float" office:value="99853.767244128">
                <text:p>99853.76724412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3.5988099575043">
                <text:p>23.5988099575043</text:p>
              </table:table-cell>
              <table:table-cell office:value-type="float" office:value="99246.2020155072">
                <text:p>99246.202015507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3.6101369857788">
                <text:p>23.6101369857788</text:p>
              </table:table-cell>
              <table:table-cell office:value-type="float" office:value="98878.5383822013">
                <text:p>98878.538382201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3.6213774681091">
                <text:p>23.6213774681091</text:p>
              </table:table-cell>
              <table:table-cell office:value-type="float" office:value="99639.8523734781">
                <text:p>99639.852373478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3.6326930522919">
                <text:p>23.6326930522919</text:p>
              </table:table-cell>
              <table:table-cell office:value-type="float" office:value="98978.5398537747">
                <text:p>98978.539853774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3.6440970897675">
                <text:p>23.6440970897675</text:p>
              </table:table-cell>
              <table:table-cell office:value-type="float" office:value="98210.8312426827">
                <text:p>98210.831242682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3.6553502082825">
                <text:p>23.6553502082825</text:p>
              </table:table-cell>
              <table:table-cell office:value-type="float" office:value="99527.9662704718">
                <text:p>99527.966270471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3.6667046546936">
                <text:p>23.6667046546936</text:p>
              </table:table-cell>
              <table:table-cell office:value-type="float" office:value="98639.7715437595">
                <text:p>98639.771543759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3.6781380176544">
                <text:p>23.6781380176544</text:p>
              </table:table-cell>
              <table:table-cell office:value-type="float" office:value="97958.929830049">
                <text:p>97958.92983004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3.6896042823791">
                <text:p>23.6896042823791</text:p>
              </table:table-cell>
              <table:table-cell office:value-type="float" office:value="97677.8425134635">
                <text:p>97677.842513463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3.7009961605072">
                <text:p>23.7009961605072</text:p>
              </table:table-cell>
              <table:table-cell office:value-type="float" office:value="98315.6585253553">
                <text:p>98315.658525355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3.7124407291412">
                <text:p>23.7124407291412</text:p>
              </table:table-cell>
              <table:table-cell office:value-type="float" office:value="97863.0157076788">
                <text:p>97863.015707678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3.7234025001526">
                <text:p>23.7234025001526</text:p>
              </table:table-cell>
              <table:table-cell office:value-type="float" office:value="102173.270983318">
                <text:p>102173.27098331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3.7347114086151">
                <text:p>23.7347114086151</text:p>
              </table:table-cell>
              <table:table-cell office:value-type="float" office:value="99036.9675120697">
                <text:p>99036.967512069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3.7460660934448">
                <text:p>23.7460660934448</text:p>
              </table:table-cell>
              <table:table-cell office:value-type="float" office:value="98637.7003674541">
                <text:p>98637.700367454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3.7573366165161">
                <text:p>23.7573366165161</text:p>
              </table:table-cell>
              <table:table-cell office:value-type="float" office:value="99374.2697579963">
                <text:p>99374.269757996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3.7686538696289">
                <text:p>23.7686538696289</text:p>
              </table:table-cell>
              <table:table-cell office:value-type="float" office:value="98963.9437094464">
                <text:p>98963.943709446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3.7799870967865">
                <text:p>23.7799870967865</text:p>
              </table:table-cell>
              <table:table-cell office:value-type="float" office:value="98824.4552435048">
                <text:p>98824.455243504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3.7913091182709">
                <text:p>23.7913091182709</text:p>
              </table:table-cell>
              <table:table-cell office:value-type="float" office:value="98922.2641509434">
                <text:p>98922.264150943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3.8026247024536">
                <text:p>23.8026247024536</text:p>
              </table:table-cell>
              <table:table-cell office:value-type="float" office:value="98978.5398537747">
                <text:p>98978.539853774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3.8171689510345">
                <text:p>23.8171689510345</text:p>
              </table:table-cell>
              <table:table-cell office:value-type="float" office:value="77006.3846040359">
                <text:p>77006.384604035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3.825523853302">
                <text:p>23.825523853302</text:p>
              </table:table-cell>
              <table:table-cell office:value-type="float" office:value="134053.03427218">
                <text:p>134053.0342721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3.8369131088257">
                <text:p>23.8369131088257</text:p>
              </table:table-cell>
              <table:table-cell office:value-type="float" office:value="98338.2976763659">
                <text:p>98338.297676365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3.8483283519745">
                <text:p>23.8483283519745</text:p>
              </table:table-cell>
              <table:table-cell office:value-type="float" office:value="98114.4234424278">
                <text:p>98114.423442427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3.859459400177">
                <text:p>23.859459400177</text:p>
              </table:table-cell>
              <table:table-cell office:value-type="float" office:value="100619.454666181">
                <text:p>100619.45466618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3.8706469535828">
                <text:p>23.8706469535828</text:p>
              </table:table-cell>
              <table:table-cell office:value-type="float" office:value="100111.253942545">
                <text:p>100111.25394254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3.8819496631622">
                <text:p>23.8819496631622</text:p>
              </table:table-cell>
              <table:table-cell office:value-type="float" office:value="99091.2835657182">
                <text:p>99091.283565718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3.8932359218597">
                <text:p>23.8932359218597</text:p>
              </table:table-cell>
              <table:table-cell office:value-type="float" office:value="99235.7192952808">
                <text:p>99235.719295280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3.9045879840851">
                <text:p>23.9045879840851</text:p>
              </table:table-cell>
              <table:table-cell office:value-type="float" office:value="98660.4880917377">
                <text:p>98660.488091737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3.9159452915192">
                <text:p>23.9159452915192</text:p>
              </table:table-cell>
              <table:table-cell office:value-type="float" office:value="98614.9231673524">
                <text:p>98614.923167352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3.9295456409454">
                <text:p>23.9295456409454</text:p>
              </table:table-cell>
              <table:table-cell office:value-type="float" office:value="82350.8253278171">
                <text:p>82350.825327817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3.9389185905457">
                <text:p>23.9389185905457</text:p>
              </table:table-cell>
              <table:table-cell office:value-type="float" office:value="119492.800854679">
                <text:p>119492.80085467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3.9427905082703">
                <text:p>23.9427905082703</text:p>
              </table:table-cell>
              <table:table-cell office:value-type="float" office:value="289262.344827586">
                <text:p>289262.34482758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3.9502108097076">
                <text:p>23.9502108097076</text:p>
              </table:table-cell>
              <table:table-cell office:value-type="float" office:value="150937.264402532">
                <text:p>150937.26440253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3.9721341133118">
                <text:p>23.9721341133118</text:p>
              </table:table-cell>
              <table:table-cell office:value-type="float" office:value="51087.1910650006">
                <text:p>51087.191065000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3.9760563373566">
                <text:p>23.9760563373566</text:p>
              </table:table-cell>
              <table:table-cell office:value-type="float" office:value="285552.275241627">
                <text:p>285552.27524162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3.9840536117554">
                <text:p>23.9840536117554</text:p>
              </table:table-cell>
              <table:table-cell office:value-type="float" office:value="140047.714277196">
                <text:p>140047.71427719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3.9954636096954">
                <text:p>23.9954636096954</text:p>
              </table:table-cell>
              <table:table-cell office:value-type="float" office:value="98159.526923961">
                <text:p>98159.52692396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4.0069251060486">
                <text:p>24.0069251060486</text:p>
              </table:table-cell>
              <table:table-cell office:value-type="float" office:value="97718.4798119527">
                <text:p>97718.479811952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4.0183627605438">
                <text:p>24.0183627605438</text:p>
              </table:table-cell>
              <table:table-cell office:value-type="float" office:value="97922.1745565214">
                <text:p>97922.174556521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4.029550075531">
                <text:p>24.029550075531</text:p>
              </table:table-cell>
              <table:table-cell office:value-type="float" office:value="100113.38746457">
                <text:p>100113.3874645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4.0429880619049">
                <text:p>24.0429880619049</text:p>
              </table:table-cell>
              <table:table-cell office:value-type="float" office:value="83345.82048507">
                <text:p>83345.8204850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4.0633709430695">
                <text:p>24.0633709430695</text:p>
              </table:table-cell>
              <table:table-cell office:value-type="float" office:value="54948.0709306134">
                <text:p>54948.070930613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4.0746493339539">
                <text:p>24.0746493339539</text:p>
              </table:table-cell>
              <table:table-cell office:value-type="float" office:value="99304.9462001903">
                <text:p>99304.946200190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4.0858693122864">
                <text:p>24.0858693122864</text:p>
              </table:table-cell>
              <table:table-cell office:value-type="float" office:value="99821.9396515087">
                <text:p>99821.939651508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4.0976746082306">
                <text:p>24.0976746082306</text:p>
              </table:table-cell>
              <table:table-cell office:value-type="float" office:value="94872.6745430678">
                <text:p>94872.674543067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4.1086020469666">
                <text:p>24.1086020469666</text:p>
              </table:table-cell>
              <table:table-cell office:value-type="float" office:value="102494.283158423">
                <text:p>102494.28315842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4.1198692321777">
                <text:p>24.1198692321777</text:p>
              </table:table-cell>
              <table:table-cell office:value-type="float" office:value="99403.7090016505">
                <text:p>99403.709001650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4.1311609745026">
                <text:p>24.1311609745026</text:p>
              </table:table-cell>
              <table:table-cell office:value-type="float" office:value="99187.5272903866">
                <text:p>99187.527290386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4.14488530159">
                <text:p>24.14488530159</text:p>
              </table:table-cell>
              <table:table-cell office:value-type="float" office:value="81606.9154332569">
                <text:p>81606.915433256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4.1560876369476">
                <text:p>24.1560876369476</text:p>
              </table:table-cell>
              <table:table-cell office:value-type="float" office:value="99979.1529391734">
                <text:p>99979.152939173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4.1760587692261">
                <text:p>24.1760587692261</text:p>
              </table:table-cell>
              <table:table-cell office:value-type="float" office:value="56080.9464573509">
                <text:p>56080.946457350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4.1873869895935">
                <text:p>24.1873869895935</text:p>
              </table:table-cell>
              <table:table-cell office:value-type="float" office:value="98868.133181799">
                <text:p>98868.13318179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4.198704957962">
                <text:p>24.198704957962</text:p>
              </table:table-cell>
              <table:table-cell office:value-type="float" office:value="98957.6895367698">
                <text:p>98957.689536769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4.2099833488464">
                <text:p>24.2099833488464</text:p>
              </table:table-cell>
              <table:table-cell office:value-type="float" office:value="99304.9462001903">
                <text:p>99304.946200190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4.2212252616882">
                <text:p>24.2212252616882</text:p>
              </table:table-cell>
              <table:table-cell office:value-type="float" office:value="99627.1733966746">
                <text:p>99627.173396674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4.2325520515442">
                <text:p>24.2325520515442</text:p>
              </table:table-cell>
              <table:table-cell office:value-type="float" office:value="98880.6196851057">
                <text:p>98880.619685105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4.2437958717346">
                <text:p>24.2437958717346</text:p>
              </table:table-cell>
              <table:table-cell office:value-type="float" office:value="99610.2731128075">
                <text:p>99610.273112807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4.2582385540009">
                <text:p>24.2582385540009</text:p>
              </table:table-cell>
              <table:table-cell office:value-type="float" office:value="77547.9221486703">
                <text:p>77547.922148670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4.2694849967957">
                <text:p>24.2694849967957</text:p>
              </table:table-cell>
              <table:table-cell office:value-type="float" office:value="99587.0445824765">
                <text:p>99587.044582476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4.2889595031738">
                <text:p>24.2889595031738</text:p>
              </table:table-cell>
              <table:table-cell office:value-type="float" office:value="57511.0854288583">
                <text:p>57511.085428858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4.3001117706299">
                <text:p>24.3001117706299</text:p>
              </table:table-cell>
              <table:table-cell office:value-type="float" office:value="100428.007525227">
                <text:p>100428.00752522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4.3113553524017">
                <text:p>24.3113553524017</text:p>
              </table:table-cell>
              <table:table-cell office:value-type="float" office:value="99612.3853347187">
                <text:p>99612.385334718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4.3227126598358">
                <text:p>24.3227126598358</text:p>
              </table:table-cell>
              <table:table-cell office:value-type="float" office:value="98614.9231673524">
                <text:p>98614.923167352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4.3340229988098">
                <text:p>24.3340229988098</text:p>
              </table:table-cell>
              <table:table-cell office:value-type="float" office:value="99024.4414932861">
                <text:p>99024.441493286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4.345290184021">
                <text:p>24.345290184021</text:p>
              </table:table-cell>
              <table:table-cell office:value-type="float" office:value="99403.7090016505">
                <text:p>99403.709001650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4.3599798679352">
                <text:p>24.3599798679352</text:p>
              </table:table-cell>
              <table:table-cell office:value-type="float" office:value="76243.9822764676">
                <text:p>76243.982276467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4.3711581230164">
                <text:p>24.3711581230164</text:p>
              </table:table-cell>
              <table:table-cell office:value-type="float" office:value="100194.528740535">
                <text:p>100194.52874053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4.3905382156372">
                <text:p>24.3905382156372</text:p>
              </table:table-cell>
              <table:table-cell office:value-type="float" office:value="57791.2614718402">
                <text:p>57791.261471840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4.4017629623413">
                <text:p>24.4017629623413</text:p>
              </table:table-cell>
              <table:table-cell office:value-type="float" office:value="99779.5344095157">
                <text:p>99779.534409515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4.4129712581635">
                <text:p>24.4129712581635</text:p>
              </table:table-cell>
              <table:table-cell office:value-type="float" office:value="99925.9849822382">
                <text:p>99925.984982238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4.4242036342621">
                <text:p>24.4242036342621</text:p>
              </table:table-cell>
              <table:table-cell office:value-type="float" office:value="99711.7609101715">
                <text:p>99711.760910171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4.4354884624481">
                <text:p>24.4354884624481</text:p>
              </table:table-cell>
              <table:table-cell office:value-type="float" office:value="99248.298825319">
                <text:p>99248.29882531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4.4468305110931">
                <text:p>24.4468305110931</text:p>
              </table:table-cell>
              <table:table-cell office:value-type="float" office:value="98747.5927015892">
                <text:p>98747.592701589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4.4617033004761">
                <text:p>24.4617033004761</text:p>
              </table:table-cell>
              <table:table-cell office:value-type="float" office:value="75305.3089883137">
                <text:p>75305.308988313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4.4730865955353">
                <text:p>24.4730865955353</text:p>
              </table:table-cell>
              <table:table-cell office:value-type="float" office:value="98389.7890878626">
                <text:p>98389.789087862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4.484356880188">
                <text:p>24.484356880188</text:p>
              </table:table-cell>
              <table:table-cell office:value-type="float" office:value="99376.3719828224">
                <text:p>99376.371982822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4.5030407905579">
                <text:p>24.5030407905579</text:p>
              </table:table-cell>
              <table:table-cell office:value-type="float" office:value="59944.6249649083">
                <text:p>59944.624964908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4.514377117157">
                <text:p>24.514377117157</text:p>
              </table:table-cell>
              <table:table-cell office:value-type="float" office:value="98797.4358542946">
                <text:p>98797.435854294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4.5256967544556">
                <text:p>24.5256967544556</text:p>
              </table:table-cell>
              <table:table-cell office:value-type="float" office:value="98943.09954084">
                <text:p>98943.0995408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4.5370783805847">
                <text:p>24.5370783805847</text:p>
              </table:table-cell>
              <table:table-cell office:value-type="float" office:value="98404.2163475638">
                <text:p>98404.216347563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4.548356294632">
                <text:p>24.548356294632</text:p>
              </table:table-cell>
              <table:table-cell office:value-type="float" office:value="99309.1448745323">
                <text:p>99309.144874532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4.5597066879272">
                <text:p>24.5597066879272</text:p>
              </table:table-cell>
              <table:table-cell office:value-type="float" office:value="98674.994853698">
                <text:p>98674.99485369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4.5746128559113">
                <text:p>24.5746128559113</text:p>
              </table:table-cell>
              <table:table-cell office:value-type="float" office:value="75136.6817549303">
                <text:p>75136.681754930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4.5860023498535">
                <text:p>24.5860023498535</text:p>
              </table:table-cell>
              <table:table-cell office:value-type="float" office:value="98336.2391409014">
                <text:p>98336.239140901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4.5973880290985">
                <text:p>24.5973880290985</text:p>
              </table:table-cell>
              <table:table-cell office:value-type="float" office:value="98369.1860538164">
                <text:p>98369.186053816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4.6158969402313">
                <text:p>24.6158969402313</text:p>
              </table:table-cell>
              <table:table-cell office:value-type="float" office:value="60511.3932399011">
                <text:p>60511.393239901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4.6271197795868">
                <text:p>24.6271197795868</text:p>
              </table:table-cell>
              <table:table-cell office:value-type="float" office:value="99796.492182189">
                <text:p>99796.49218218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4.6384007930756">
                <text:p>24.6384007930756</text:p>
              </table:table-cell>
              <table:table-cell office:value-type="float" office:value="99281.8598359963">
                <text:p>99281.859835996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4.64967918396">
                <text:p>24.64967918396</text:p>
              </table:table-cell>
              <table:table-cell office:value-type="float" office:value="99304.9462001903">
                <text:p>99304.946200190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4.6610717773437">
                <text:p>24.6610717773437</text:p>
              </table:table-cell>
              <table:table-cell office:value-type="float" office:value="98309.4860204253">
                <text:p>98309.486020425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4.6764707565308">
                <text:p>24.6764707565308</text:p>
              </table:table-cell>
              <table:table-cell office:value-type="float" office:value="72732.0938874094">
                <text:p>72732.093887409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4.6878700256348">
                <text:p>24.6878700256348</text:p>
              </table:table-cell>
              <table:table-cell office:value-type="float" office:value="98251.9133271982">
                <text:p>98251.913327198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4.6992244720459">
                <text:p>24.6992244720459</text:p>
              </table:table-cell>
              <table:table-cell office:value-type="float" office:value="98639.7715437595">
                <text:p>98639.771543759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4.7174928188324">
                <text:p>24.7174928188324</text:p>
              </table:table-cell>
              <table:table-cell office:value-type="float" office:value="61308.2296438406">
                <text:p>61308.229643840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4.7287080287933">
                <text:p>24.7287080287933</text:p>
              </table:table-cell>
              <table:table-cell office:value-type="float" office:value="99864.3809523809">
                <text:p>99864.380952380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4.7399890422821">
                <text:p>24.7399890422821</text:p>
              </table:table-cell>
              <table:table-cell office:value-type="float" office:value="99281.8598359963">
                <text:p>99281.859835996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4.7512009143829">
                <text:p>24.7512009143829</text:p>
              </table:table-cell>
              <table:table-cell office:value-type="float" office:value="99894.1113426615">
                <text:p>99894.111342661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4.7625677585602">
                <text:p>24.7625677585602</text:p>
              </table:table-cell>
              <table:table-cell office:value-type="float" office:value="98532.1855860391">
                <text:p>98532.185586039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4.7737522125244">
                <text:p>24.7737522125244</text:p>
              </table:table-cell>
              <table:table-cell office:value-type="float" office:value="100138.996823773">
                <text:p>100138.99682377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4.7896103858948">
                <text:p>24.7896103858948</text:p>
              </table:table-cell>
              <table:table-cell office:value-type="float" office:value="70626.0408335087">
                <text:p>70626.040833508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4.8009703159332">
                <text:p>24.8009703159332</text:p>
              </table:table-cell>
              <table:table-cell office:value-type="float" office:value="98592.1564841438">
                <text:p>98592.156484143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4.8124759197235">
                <text:p>24.8124759197235</text:p>
              </table:table-cell>
              <table:table-cell office:value-type="float" office:value="97343.8700319118">
                <text:p>97343.870031911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4.8303964138031">
                <text:p>24.8303964138031</text:p>
              </table:table-cell>
              <table:table-cell office:value-type="float" office:value="62498.2768346549">
                <text:p>62498.276834654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4.8415877819061">
                <text:p>24.8415877819061</text:p>
              </table:table-cell>
              <table:table-cell office:value-type="float" office:value="100077.129953132">
                <text:p>100077.12995313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4.8527595996857">
                <text:p>24.8527595996857</text:p>
              </table:table-cell>
              <table:table-cell office:value-type="float" office:value="100252.26172692">
                <text:p>100252.2617269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4.8639867305756">
                <text:p>24.8639867305756</text:p>
              </table:table-cell>
              <table:table-cell office:value-type="float" office:value="99758.3452962413">
                <text:p>99758.345296241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4.8752264976501">
                <text:p>24.8752264976501</text:p>
              </table:table-cell>
              <table:table-cell office:value-type="float" office:value="99646.1930721422">
                <text:p>99646.193072142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4.8914215564728">
                <text:p>24.8914215564728</text:p>
              </table:table-cell>
              <table:table-cell office:value-type="float" office:value="69156.8960796149">
                <text:p>69156.896079614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4.902729511261">
                <text:p>24.902729511261</text:p>
              </table:table-cell>
              <table:table-cell office:value-type="float" office:value="99045.3199519281">
                <text:p>99045.319951928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4.9139683246613">
                <text:p>24.9139683246613</text:p>
              </table:table-cell>
              <table:table-cell office:value-type="float" office:value="99654.6485924606">
                <text:p>99654.648592460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4.9253137111664">
                <text:p>24.9253137111664</text:p>
              </table:table-cell>
              <table:table-cell office:value-type="float" office:value="98718.5407472786">
                <text:p>98718.540747278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4.9425349235535">
                <text:p>24.9425349235535</text:p>
              </table:table-cell>
              <table:table-cell office:value-type="float" office:value="65036.0714928493">
                <text:p>65036.071492849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4.9526493549347">
                <text:p>24.9526493549347</text:p>
              </table:table-cell>
              <table:table-cell office:value-type="float" office:value="110732.868491149">
                <text:p>110732.86849114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4.9562721252441">
                <text:p>24.9562721252441</text:p>
              </table:table-cell>
              <table:table-cell office:value-type="float" office:value="309155.674893057">
                <text:p>309155.67489305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4.9626481533051">
                <text:p>24.9626481533051</text:p>
              </table:table-cell>
              <table:table-cell office:value-type="float" office:value="175657.947126351">
                <text:p>175657.94712635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4.9698295593262">
                <text:p>24.9698295593262</text:p>
              </table:table-cell>
              <table:table-cell office:value-type="float" office:value="155958.31745294">
                <text:p>155958.3174529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4.982691526413">
                <text:p>24.982691526413</text:p>
              </table:table-cell>
              <table:table-cell office:value-type="float" office:value="87078.4377259162">
                <text:p>87078.437725916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4.9863924980164">
                <text:p>24.9863924980164</text:p>
              </table:table-cell>
              <table:table-cell office:value-type="float" office:value="302623.235199382">
                <text:p>302623.23519938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4.9925639629364">
                <text:p>24.9925639629364</text:p>
              </table:table-cell>
              <table:table-cell office:value-type="float" office:value="181480.412594167">
                <text:p>181480.41259416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4.9985373020172">
                <text:p>24.9985373020172</text:p>
              </table:table-cell>
              <table:table-cell office:value-type="float" office:value="187499.819589686">
                <text:p>187499.81958968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5.002147436142">
                <text:p>25.002147436142</text:p>
              </table:table-cell>
              <table:table-cell office:value-type="float" office:value="310237.781006472">
                <text:p>310237.78100647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5.0114226341248">
                <text:p>25.0114226341248</text:p>
              </table:table-cell>
              <table:table-cell office:value-type="float" office:value="120752.139423695">
                <text:p>120752.13942369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5.0152060985565">
                <text:p>25.0152060985565</text:p>
              </table:table-cell>
              <table:table-cell office:value-type="float" office:value="296024.984561094">
                <text:p>296024.98456109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5.0187878608704">
                <text:p>25.0187878608704</text:p>
              </table:table-cell>
              <table:table-cell office:value-type="float" office:value="312695.23264328">
                <text:p>312695.23264328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5.0226554870605">
                <text:p>25.0226554870605</text:p>
              </table:table-cell>
              <table:table-cell office:value-type="float" office:value="289583.311552213">
                <text:p>289583.31155221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5.0262286663055">
                <text:p>25.0262286663055</text:p>
              </table:table-cell>
              <table:table-cell office:value-type="float" office:value="313446.352171882">
                <text:p>313446.35217188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5.0297794342041">
                <text:p>25.0297794342041</text:p>
              </table:table-cell>
              <table:table-cell office:value-type="float" office:value="315424.728395891">
                <text:p>315424.72839589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5.0333425998688">
                <text:p>25.0333425998688</text:p>
              </table:table-cell>
              <table:table-cell office:value-type="float" office:value="314327.231850117">
                <text:p>314327.23185011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5.0369017124176">
                <text:p>25.0369017124176</text:p>
              </table:table-cell>
              <table:table-cell office:value-type="float" office:value="314685.187566988">
                <text:p>314685.18756698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5.0428080558777">
                <text:p>25.0428080558777</text:p>
              </table:table-cell>
              <table:table-cell office:value-type="float" office:value="189626.62899124">
                <text:p>189626.6289912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5.0535018444061">
                <text:p>25.0535018444061</text:p>
              </table:table-cell>
              <table:table-cell office:value-type="float" office:value="104733.696296792">
                <text:p>104733.69629679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5.0644414424896">
                <text:p>25.0644414424896</text:p>
              </table:table-cell>
              <table:table-cell office:value-type="float" office:value="102380.360910121">
                <text:p>102380.36091012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5.0752527713776">
                <text:p>25.0752527713776</text:p>
              </table:table-cell>
              <table:table-cell office:value-type="float" office:value="103595.035504785">
                <text:p>103595.03550478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5.0859830379486">
                <text:p>25.0859830379486</text:p>
              </table:table-cell>
              <table:table-cell office:value-type="float" office:value="104377.649202329">
                <text:p>104377.64920232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5.0973134040832">
                <text:p>25.0973134040832</text:p>
              </table:table-cell>
              <table:table-cell office:value-type="float" office:value="98849.409338636">
                <text:p>98849.40933863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5.1079454421997">
                <text:p>25.1079454421997</text:p>
              </table:table-cell>
              <table:table-cell office:value-type="float" office:value="105341.985020406">
                <text:p>105341.98502040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5.1186406612396">
                <text:p>25.1186406612396</text:p>
              </table:table-cell>
              <table:table-cell office:value-type="float" office:value="104719.68791101">
                <text:p>104719.6879110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5.1293928623199">
                <text:p>25.1293928623199</text:p>
              </table:table-cell>
              <table:table-cell office:value-type="float" office:value="104164.718612799">
                <text:p>104164.718612799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5.145587682724">
                <text:p>25.145587682724</text:p>
              </table:table-cell>
              <table:table-cell office:value-type="float" office:value="69157.9142007479">
                <text:p>69157.914200747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5.1563231945038">
                <text:p>25.1563231945038</text:p>
              </table:table-cell>
              <table:table-cell office:value-type="float" office:value="104326.651861064">
                <text:p>104326.65186106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5.1671197414398">
                <text:p>25.1671197414398</text:p>
              </table:table-cell>
              <table:table-cell office:value-type="float" office:value="103736.871301122">
                <text:p>103736.87130112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5.1779644489288">
                <text:p>25.1779644489288</text:p>
              </table:table-cell>
              <table:table-cell office:value-type="float" office:value="103276.183441059">
                <text:p>103276.18344105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5.1888556480408">
                <text:p>25.1888556480408</text:p>
              </table:table-cell>
              <table:table-cell office:value-type="float" office:value="102835.324970995">
                <text:p>102835.32497099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5.2013976573944">
                <text:p>25.2013976573944</text:p>
              </table:table-cell>
              <table:table-cell office:value-type="float" office:value="89299.8855622089">
                <text:p>89299.885562208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5.2124905586243">
                <text:p>25.2124905586243</text:p>
              </table:table-cell>
              <table:table-cell office:value-type="float" office:value="100965.471231758">
                <text:p>100965.47123175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5.2231278419495">
                <text:p>25.2231278419495</text:p>
              </table:table-cell>
              <table:table-cell office:value-type="float" office:value="105290.04124081">
                <text:p>105290.0412408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5.2339355945587">
                <text:p>25.2339355945587</text:p>
              </table:table-cell>
              <table:table-cell office:value-type="float" office:value="103629.315038274">
                <text:p>103629.31503827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5.2448210716248">
                <text:p>25.2448210716248</text:p>
              </table:table-cell>
              <table:table-cell office:value-type="float" office:value="102889.381255886">
                <text:p>102889.38125588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5.2556879520416">
                <text:p>25.2556879520416</text:p>
              </table:table-cell>
              <table:table-cell office:value-type="float" office:value="103065.457337809">
                <text:p>103065.45733780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5.25932097435">
                <text:p>25.25932097435</text:p>
              </table:table-cell>
              <table:table-cell office:value-type="float" office:value="308283.270770442">
                <text:p>308283.27077044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5.2697582244873">
                <text:p>25.2697582244873</text:p>
              </table:table-cell>
              <table:table-cell office:value-type="float" office:value="107307.958060169">
                <text:p>107307.95806016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5.2806718349457">
                <text:p>25.2806718349457</text:p>
              </table:table-cell>
              <table:table-cell office:value-type="float" office:value="102624.150300382">
                <text:p>102624.15030038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5.2913105487823">
                <text:p>25.2913105487823</text:p>
              </table:table-cell>
              <table:table-cell office:value-type="float" office:value="105275.883644839">
                <text:p>105275.88364483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5.3020238876343">
                <text:p>25.3020238876343</text:p>
              </table:table-cell>
              <table:table-cell office:value-type="float" office:value="104542.572159786">
                <text:p>104542.572159786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5.3127970695496">
                <text:p>25.3127970695496</text:p>
              </table:table-cell>
              <table:table-cell office:value-type="float" office:value="103961.857212411">
                <text:p>103961.85721241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5.3236186504364">
                <text:p>25.3236186504364</text:p>
              </table:table-cell>
              <table:table-cell office:value-type="float" office:value="103496.893079821">
                <text:p>103496.89307982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5.3425376415253">
                <text:p>25.3425376415253</text:p>
              </table:table-cell>
              <table:table-cell office:value-type="float" office:value="59199.7741707834">
                <text:p>59199.7741707834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5.3533389568329">
                <text:p>25.3533389568329</text:p>
              </table:table-cell>
              <table:table-cell office:value-type="float" office:value="103691.075401731">
                <text:p>103691.07540173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5.3640406131744">
                <text:p>25.3640406131744</text:p>
              </table:table-cell>
              <table:table-cell office:value-type="float" office:value="104656.696520073">
                <text:p>104656.69652007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5.3762385845184">
                <text:p>25.3762385845184</text:p>
              </table:table-cell>
              <table:table-cell office:value-type="float" office:value="91818.546577538">
                <text:p>91818.546577538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5.385678768158">
                <text:p>25.385678768158</text:p>
              </table:table-cell>
              <table:table-cell office:value-type="float" office:value="118641.759818159">
                <text:p>118641.759818159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5.3964872360229">
                <text:p>25.3964872360229</text:p>
              </table:table-cell>
              <table:table-cell office:value-type="float" office:value="103622.457316804">
                <text:p>103622.45731680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5.4073083400726">
                <text:p>25.4073083400726</text:p>
              </table:table-cell>
              <table:table-cell office:value-type="float" office:value="103501.453720228">
                <text:p>103501.453720228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5.4181263446808">
                <text:p>25.4181263446808</text:p>
              </table:table-cell>
              <table:table-cell office:value-type="float" office:value="103531.107682814">
                <text:p>103531.10768281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5.4288537502289">
                <text:p>25.4288537502289</text:p>
              </table:table-cell>
              <table:table-cell office:value-type="float" office:value="104405.486953816">
                <text:p>104405.48695381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5.4397759437561">
                <text:p>25.4397759437561</text:p>
              </table:table-cell>
              <table:table-cell office:value-type="float" office:value="102543.504398507">
                <text:p>102543.504398507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5.4505846500397">
                <text:p>25.4505846500397</text:p>
              </table:table-cell>
              <table:table-cell office:value-type="float" office:value="103620.171611338">
                <text:p>103620.17161133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5.4615235328674">
                <text:p>25.4615235328674</text:p>
              </table:table-cell>
              <table:table-cell office:value-type="float" office:value="102387.055208038">
                <text:p>102387.05520803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5.4724507331848">
                <text:p>25.4724507331848</text:p>
              </table:table-cell>
              <table:table-cell office:value-type="float" office:value="102496.519462384">
                <text:p>102496.51946238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5.4832012653351">
                <text:p>25.4832012653351</text:p>
              </table:table-cell>
              <table:table-cell office:value-type="float" office:value="104180.889312723">
                <text:p>104180.889312723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5.4940299987793">
                <text:p>25.4940299987793</text:p>
              </table:table-cell>
              <table:table-cell office:value-type="float" office:value="103428.531671767">
                <text:p>103428.531671767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5.4975845813751">
                <text:p>25.4975845813751</text:p>
              </table:table-cell>
              <table:table-cell office:value-type="float" office:value="315086.221745255">
                <text:p>315086.22174525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5.507155418396">
                <text:p>25.507155418396</text:p>
              </table:table-cell>
              <table:table-cell office:value-type="float" office:value="117022.157785915">
                <text:p>117022.15778591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5.5179460048676">
                <text:p>25.5179460048676</text:p>
              </table:table-cell>
              <table:table-cell office:value-type="float" office:value="103794.173092645">
                <text:p>103794.17309264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5.5289556980133">
                <text:p>25.5289556980133</text:p>
              </table:table-cell>
              <table:table-cell office:value-type="float" office:value="101728.539131188">
                <text:p>101728.539131188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5.539975643158">
                <text:p>25.539975643158</text:p>
              </table:table-cell>
              <table:table-cell office:value-type="float" office:value="101633.899742541">
                <text:p>101633.89974254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5.5591204166412">
                <text:p>25.5591204166412</text:p>
              </table:table-cell>
              <table:table-cell office:value-type="float" office:value="58501.6062466531">
                <text:p>58501.606246653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5.5698499679565">
                <text:p>25.5698499679565</text:p>
              </table:table-cell>
              <table:table-cell office:value-type="float" office:value="104384.607248406">
                <text:p>104384.607248406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5.5806481838226">
                <text:p>25.5806481838226</text:p>
              </table:table-cell>
              <table:table-cell office:value-type="float" office:value="103720.838135612">
                <text:p>103720.83813561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5.5915303230286">
                <text:p>25.5915303230286</text:p>
              </table:table-cell>
              <table:table-cell office:value-type="float" office:value="102920.940341345">
                <text:p>102920.94034134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5.6025702953339">
                <text:p>25.6025702953339</text:p>
              </table:table-cell>
              <table:table-cell office:value-type="float" office:value="101449.529856387">
                <text:p>101449.529856387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5.6133768558502">
                <text:p>25.6133768558502</text:p>
              </table:table-cell>
              <table:table-cell office:value-type="float" office:value="103640.74659136">
                <text:p>103640.74659136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5.624116897583">
                <text:p>25.624116897583</text:p>
              </table:table-cell>
              <table:table-cell office:value-type="float" office:value="104282.648789043">
                <text:p>104282.64878904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5.6349143981934">
                <text:p>25.6349143981934</text:p>
              </table:table-cell>
              <table:table-cell office:value-type="float" office:value="103727.708885356">
                <text:p>103727.708885356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5.6457662582397">
                <text:p>25.6457662582397</text:p>
              </table:table-cell>
              <table:table-cell office:value-type="float" office:value="103208.113190966">
                <text:p>103208.113190966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5.656613111496">
                <text:p>25.656613111496</text:p>
              </table:table-cell>
              <table:table-cell office:value-type="float" office:value="103255.752939884">
                <text:p>103255.75293988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5.6674711704254">
                <text:p>25.6674711704254</text:p>
              </table:table-cell>
              <table:table-cell office:value-type="float" office:value="103149.191515524">
                <text:p>103149.191515524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5.6783139705658">
                <text:p>25.6783139705658</text:p>
              </table:table-cell>
              <table:table-cell office:value-type="float" office:value="103294.350675052">
                <text:p>103294.350675052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5.6892342567444">
                <text:p>25.6892342567444</text:p>
              </table:table-cell>
              <table:table-cell office:value-type="float" office:value="102561.414754492">
                <text:p>102561.41475449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5.699964761734">
                <text:p>25.699964761734</text:p>
              </table:table-cell>
              <table:table-cell office:value-type="float" office:value="104375.330059769">
                <text:p>104375.33005976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5.7109382152557">
                <text:p>25.7109382152557</text:p>
              </table:table-cell>
              <table:table-cell office:value-type="float" office:value="102064.495719811">
                <text:p>102064.49571981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5.7217445373535">
                <text:p>25.7217445373535</text:p>
              </table:table-cell>
              <table:table-cell office:value-type="float" office:value="103643.033204633">
                <text:p>103643.03320463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5.725302696228">
                <text:p>25.725302696228</text:p>
              </table:table-cell>
              <table:table-cell office:value-type="float" office:value="314769.530956848">
                <text:p>314769.53095684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5.734307050705">
                <text:p>25.734307050705</text:p>
              </table:table-cell>
              <table:table-cell office:value-type="float" office:value="124384.263510472">
                <text:p>124384.26351047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5.7450816631317">
                <text:p>25.7450816631317</text:p>
              </table:table-cell>
              <table:table-cell office:value-type="float" office:value="103948.054522924">
                <text:p>103948.054522924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5.7558732032776">
                <text:p>25.7558732032776</text:p>
              </table:table-cell>
              <table:table-cell office:value-type="float" office:value="103785.000552328">
                <text:p>103785.00055232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5.7758841514587">
                <text:p>25.7758841514587</text:p>
              </table:table-cell>
              <table:table-cell office:value-type="float" office:value="55969.3618643664">
                <text:p>55969.3618643664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5.7866413593292">
                <text:p>25.7866413593292</text:p>
              </table:table-cell>
              <table:table-cell office:value-type="float" office:value="104116.236618719">
                <text:p>104116.23661871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5.7975463867187">
                <text:p>25.7975463867187</text:p>
              </table:table-cell>
              <table:table-cell office:value-type="float" office:value="102704.923150922">
                <text:p>102704.923150922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5.8083429336548">
                <text:p>25.8083429336548</text:p>
              </table:table-cell>
              <table:table-cell office:value-type="float" office:value="103736.871301122">
                <text:p>103736.87130112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5.8192880153656">
                <text:p>25.8192880153656</text:p>
              </table:table-cell>
              <table:table-cell office:value-type="float" office:value="102329.067026815">
                <text:p>102329.06702681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5.8301041126251">
                <text:p>25.8301041126251</text:p>
              </table:table-cell>
              <table:table-cell office:value-type="float" office:value="103549.364722479">
                <text:p>103549.364722479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5.8410625457764">
                <text:p>25.8410625457764</text:p>
              </table:table-cell>
              <table:table-cell office:value-type="float" office:value="102204.392228532">
                <text:p>102204.392228532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5.8518512248993">
                <text:p>25.8518512248993</text:p>
              </table:table-cell>
              <table:table-cell office:value-type="float" office:value="103812.523038165">
                <text:p>103812.52303816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5.8627374172211">
                <text:p>25.8627374172211</text:p>
              </table:table-cell>
              <table:table-cell office:value-type="float" office:value="102882.621112571">
                <text:p>102882.62111257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5.8734090328217">
                <text:p>25.8734090328217</text:p>
              </table:table-cell>
              <table:table-cell office:value-type="float" office:value="104951.306523682">
                <text:p>104951.306523682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5.8841450214386">
                <text:p>25.8841450214386</text:p>
              </table:table-cell>
              <table:table-cell office:value-type="float" office:value="104322.018210082">
                <text:p>104322.01821008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5.8949289321899">
                <text:p>25.8949289321899</text:p>
              </table:table-cell>
              <table:table-cell office:value-type="float" office:value="103858.426300546">
                <text:p>103858.426300546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5.9057731628418">
                <text:p>25.9057731628418</text:p>
              </table:table-cell>
              <table:table-cell office:value-type="float" office:value="103280.724650427">
                <text:p>103280.72465042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5.9165499210358">
                <text:p>25.9165499210358</text:p>
              </table:table-cell>
              <table:table-cell office:value-type="float" office:value="103927.35735935">
                <text:p>103927.3573593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5.9294970035553">
                <text:p>25.9294970035553</text:p>
              </table:table-cell>
              <table:table-cell office:value-type="float" office:value="86505.975250442">
                <text:p>86505.97525044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5.93936419487">
                <text:p>25.93936419487</text:p>
              </table:table-cell>
              <table:table-cell office:value-type="float" office:value="113507.477891074">
                <text:p>113507.47789107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5.9492650032043">
                <text:p>25.9492650032043</text:p>
              </table:table-cell>
              <table:table-cell office:value-type="float" office:value="113122.076721169">
                <text:p>113122.07672116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5.9578802585602">
                <text:p>25.9578802585602</text:p>
              </table:table-cell>
              <table:table-cell office:value-type="float" office:value="130001.95046354">
                <text:p>130001.95046354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5.9710540771484">
                <text:p>25.9710540771484</text:p>
              </table:table-cell>
              <table:table-cell office:value-type="float" office:value="85017.111211655">
                <text:p>85017.11121165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5.9825782775879">
                <text:p>25.9825782775879</text:p>
              </table:table-cell>
              <table:table-cell office:value-type="float" office:value="97186.7858325058">
                <text:p>97186.7858325058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5.9929077625275">
                <text:p>25.9929077625275</text:p>
              </table:table-cell>
              <table:table-cell office:value-type="float" office:value="108427.477899596">
                <text:p>108427.477899596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6.0032391548157">
                <text:p>26.0032391548157</text:p>
              </table:table-cell>
              <table:table-cell office:value-type="float" office:value="108407.46036508">
                <text:p>108407.46036508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6.0134792327881">
                <text:p>26.0134792327881</text:p>
              </table:table-cell>
              <table:table-cell office:value-type="float" office:value="109374.167171129">
                <text:p>109374.167171129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6.0238280296326">
                <text:p>26.0238280296326</text:p>
              </table:table-cell>
              <table:table-cell office:value-type="float" office:value="108225.141224715">
                <text:p>108225.14122471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6.0271289348602">
                <text:p>26.0271289348602</text:p>
              </table:table-cell>
              <table:table-cell office:value-type="float" office:value="339300.86529433">
                <text:p>339300.86529433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6.0354290008545">
                <text:p>26.0354290008545</text:p>
              </table:table-cell>
              <table:table-cell office:value-type="float" office:value="134938.686123">
                <text:p>134938.686123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6.0547211170197">
                <text:p>26.0547211170197</text:p>
              </table:table-cell>
              <table:table-cell office:value-type="float" office:value="58054.8028226454">
                <text:p>58054.8028226454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6.0651333332062">
                <text:p>26.0651333332062</text:p>
              </table:table-cell>
              <table:table-cell office:value-type="float" office:value="107565.957135006">
                <text:p>107565.957135006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6.0754578113556">
                <text:p>26.0754578113556</text:p>
              </table:table-cell>
              <table:table-cell office:value-type="float" office:value="108480.059116941">
                <text:p>108480.05911694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6.0858190059662">
                <text:p>26.0858190059662</text:p>
              </table:table-cell>
              <table:table-cell office:value-type="float" office:value="108095.643609922">
                <text:p>108095.64360992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6.100955247879">
                <text:p>26.100955247879</text:p>
              </table:table-cell>
              <table:table-cell office:value-type="float" office:value="73994.5890432536">
                <text:p>73994.5890432536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6.1068413257599">
                <text:p>26.1068413257599</text:p>
              </table:table-cell>
              <table:table-cell office:value-type="float" office:value="190279.507453014">
                <text:p>190279.507453014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6.1171381473541">
                <text:p>26.1171381473541</text:p>
              </table:table-cell>
              <table:table-cell office:value-type="float" office:value="108771.429100676">
                <text:p>108771.42910067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6.1274223327637">
                <text:p>26.1274223327637</text:p>
              </table:table-cell>
              <table:table-cell office:value-type="float" office:value="108905.076619914">
                <text:p>108905.076619914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6.1377551555634">
                <text:p>26.1377551555634</text:p>
              </table:table-cell>
              <table:table-cell office:value-type="float" office:value="108392.452063961">
                <text:p>108392.45206396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6.1486039161682">
                <text:p>26.1486039161682</text:p>
              </table:table-cell>
              <table:table-cell office:value-type="float" office:value="103237.599279168">
                <text:p>103237.599279168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6.1588861942291">
                <text:p>26.1588861942291</text:p>
              </table:table-cell>
              <table:table-cell office:value-type="float" office:value="108925.278363902">
                <text:p>108925.278363902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6.1692118644714">
                <text:p>26.1692118644714</text:p>
              </table:table-cell>
              <table:table-cell office:value-type="float" office:value="108467.535154356">
                <text:p>108467.535154356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6.1795063018799">
                <text:p>26.1795063018799</text:p>
              </table:table-cell>
              <table:table-cell office:value-type="float" office:value="108796.620501181">
                <text:p>108796.62050118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6.189934015274">
                <text:p>26.189934015274</text:p>
              </table:table-cell>
              <table:table-cell office:value-type="float" office:value="107406.097354643">
                <text:p>107406.097354643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6.2002463340759">
                <text:p>26.2002463340759</text:p>
              </table:table-cell>
              <table:table-cell office:value-type="float" office:value="108607.968927011">
                <text:p>108607.96892701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6.2107119560242">
                <text:p>26.2107119560242</text:p>
              </table:table-cell>
              <table:table-cell office:value-type="float" office:value="107017.051211956">
                <text:p>107017.05121195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6.2211854457855">
                <text:p>26.2211854457855</text:p>
              </table:table-cell>
              <table:table-cell office:value-type="float" office:value="106936.658699265">
                <text:p>106936.65869926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6.2314553260803">
                <text:p>26.2314553260803</text:p>
              </table:table-cell>
              <table:table-cell office:value-type="float" office:value="109056.77260592">
                <text:p>109056.7726059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6.24520611763">
                <text:p>26.24520611763</text:p>
              </table:table-cell>
              <table:table-cell office:value-type="float" office:value="81449.8566103164">
                <text:p>81449.8566103164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6.2521317005157">
                <text:p>26.2521317005157</text:p>
              </table:table-cell>
              <table:table-cell office:value-type="float" office:value="161719.239878821">
                <text:p>161719.23987882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6.2628154754639">
                <text:p>26.2628154754639</text:p>
              </table:table-cell>
              <table:table-cell office:value-type="float" office:value="104831.860034367">
                <text:p>104831.860034367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6.2662184238434">
                <text:p>26.2662184238434</text:p>
              </table:table-cell>
              <table:table-cell office:value-type="float" office:value="329126.356056891">
                <text:p>329126.35605689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6.2727818489075">
                <text:p>26.2727818489075</text:p>
              </table:table-cell>
              <table:table-cell office:value-type="float" office:value="170642.612517709">
                <text:p>170642.61251770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6.2830817699432">
                <text:p>26.2830817699432</text:p>
              </table:table-cell>
              <table:table-cell office:value-type="float" office:value="108738.697715331">
                <text:p>108738.69771533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6.2934203147888">
                <text:p>26.2934203147888</text:p>
              </table:table-cell>
              <table:table-cell office:value-type="float" office:value="108332.460392501">
                <text:p>108332.46039250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6.3036720752716">
                <text:p>26.3036720752716</text:p>
              </table:table-cell>
              <table:table-cell office:value-type="float" office:value="109249.528593688">
                <text:p>109249.528593688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6.3139469623566">
                <text:p>26.3139469623566</text:p>
              </table:table-cell>
              <table:table-cell office:value-type="float" office:value="109003.63096343">
                <text:p>109003.63096343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6.3243386745453">
                <text:p>26.3243386745453</text:p>
              </table:table-cell>
              <table:table-cell office:value-type="float" office:value="107778.196668655">
                <text:p>107778.19666865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6.3346495628357">
                <text:p>26.3346495628357</text:p>
              </table:table-cell>
              <table:table-cell office:value-type="float" office:value="108623.036973663">
                <text:p>108623.036973663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6.3450226783752">
                <text:p>26.3450226783752</text:p>
              </table:table-cell>
              <table:table-cell office:value-type="float" office:value="107971.418589685">
                <text:p>107971.41858968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6.3552558422089">
                <text:p>26.3552558422089</text:p>
              </table:table-cell>
              <table:table-cell office:value-type="float" office:value="109448.066913632">
                <text:p>109448.06691363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6.3655939102173">
                <text:p>26.3655939102173</text:p>
              </table:table-cell>
              <table:table-cell office:value-type="float" office:value="108337.457161966">
                <text:p>108337.457161966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6.3758363723755">
                <text:p>26.3758363723755</text:p>
              </table:table-cell>
              <table:table-cell office:value-type="float" office:value="109348.707635009">
                <text:p>109348.707635009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6.3862562179565">
                <text:p>26.3862562179565</text:p>
              </table:table-cell>
              <table:table-cell office:value-type="float" office:value="107487.197510525">
                <text:p>107487.19751052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6.3965928554535">
                <text:p>26.3965928554535</text:p>
              </table:table-cell>
              <table:table-cell office:value-type="float" office:value="108352.45023642">
                <text:p>108352.45023642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6.4069192409515">
                <text:p>26.4069192409515</text:p>
              </table:table-cell>
              <table:table-cell office:value-type="float" office:value="108460.022164758">
                <text:p>108460.022164758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6.417263507843">
                <text:p>26.417263507843</text:p>
              </table:table-cell>
              <table:table-cell office:value-type="float" office:value="108272.535091156">
                <text:p>108272.53509115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6.4274361133575">
                <text:p>26.4274361133575</text:p>
              </table:table-cell>
              <table:table-cell office:value-type="float" office:value="110099.61984672">
                <text:p>110099.6198467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6.4377963542938">
                <text:p>26.4377963542938</text:p>
              </table:table-cell>
              <table:table-cell office:value-type="float" office:value="108105.593961431">
                <text:p>108105.59396143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6.448166847229">
                <text:p>26.448166847229</text:p>
              </table:table-cell>
              <table:table-cell office:value-type="float" office:value="107998.723590133">
                <text:p>107998.723590133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6.4585211277008">
                <text:p>26.4585211277008</text:p>
              </table:table-cell>
              <table:table-cell office:value-type="float" office:value="108167.825185936">
                <text:p>108167.82518593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6.4688248634338">
                <text:p>26.4688248634338</text:p>
              </table:table-cell>
              <table:table-cell office:value-type="float" office:value="108698.439965754">
                <text:p>108698.439965754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6.4791178703308">
                <text:p>26.4791178703308</text:p>
              </table:table-cell>
              <table:table-cell office:value-type="float" office:value="108811.740943204">
                <text:p>108811.740943204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6.4892959594727">
                <text:p>26.4892959594727</text:p>
              </table:table-cell>
              <table:table-cell office:value-type="float" office:value="110040.301710002">
                <text:p>110040.301710002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6.4995820522308">
                <text:p>26.4995820522308</text:p>
              </table:table-cell>
              <table:table-cell office:value-type="float" office:value="108884.882367939">
                <text:p>108884.882367939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6.509890794754">
                <text:p>26.509890794754</text:p>
              </table:table-cell>
              <table:table-cell office:value-type="float" office:value="108645.646884685">
                <text:p>108645.64688468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6.5237782001495">
                <text:p>26.5237782001495</text:p>
              </table:table-cell>
              <table:table-cell office:value-type="float" office:value="80648.614201346">
                <text:p>80648.61420134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6.5306465625763">
                <text:p>26.5306465625763</text:p>
              </table:table-cell>
              <table:table-cell office:value-type="float" office:value="163066.52596501">
                <text:p>163066.5259650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6.5410025119782">
                <text:p>26.5410025119782</text:p>
              </table:table-cell>
              <table:table-cell office:value-type="float" office:value="108150.393222212">
                <text:p>108150.393222212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6.5513262748718">
                <text:p>26.5513262748718</text:p>
              </table:table-cell>
              <table:table-cell office:value-type="float" office:value="108487.574882797">
                <text:p>108487.57488279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6.5617256164551">
                <text:p>26.5617256164551</text:p>
              </table:table-cell>
              <table:table-cell office:value-type="float" office:value="107699.126048879">
                <text:p>107699.12604887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6.5719585418701">
                <text:p>26.5719585418701</text:p>
              </table:table-cell>
              <table:table-cell office:value-type="float" office:value="109450.616961789">
                <text:p>109450.616961789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6.5824913978577">
                <text:p>26.5824913978577</text:p>
              </table:table-cell>
              <table:table-cell office:value-type="float" office:value="106333.932726697">
                <text:p>106333.932726697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6.5925569534302">
                <text:p>26.5925569534302</text:p>
              </table:table-cell>
              <table:table-cell office:value-type="float" office:value="111270.559477">
                <text:p>111270.559477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6.6027278900146">
                <text:p>26.6027278900146</text:p>
              </table:table-cell>
              <table:table-cell office:value-type="float" office:value="110117.68588842">
                <text:p>110117.6858884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6.613064289093">
                <text:p>26.613064289093</text:p>
              </table:table-cell>
              <table:table-cell office:value-type="float" office:value="108354.94948563">
                <text:p>108354.94948563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6.6233427524567">
                <text:p>26.6233427524567</text:p>
              </table:table-cell>
              <table:table-cell office:value-type="float" office:value="108965.704344599">
                <text:p>108965.704344599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6.6336364746094">
                <text:p>26.6336364746094</text:p>
              </table:table-cell>
              <table:table-cell office:value-type="float" office:value="108804.180196873">
                <text:p>108804.180196873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6.6439754962921">
                <text:p>26.6439754962921</text:p>
              </table:table-cell>
              <table:table-cell office:value-type="float" office:value="108327.464083939">
                <text:p>108327.464083939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6.6542837619781">
                <text:p>26.6542837619781</text:p>
              </table:table-cell>
              <table:table-cell office:value-type="float" office:value="108650.672587658">
                <text:p>108650.672587658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6.664710521698">
                <text:p>26.664710521698</text:p>
              </table:table-cell>
              <table:table-cell office:value-type="float" office:value="107415.921157936">
                <text:p>107415.921157936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6.6750705242157">
                <text:p>26.6750705242157</text:p>
              </table:table-cell>
              <table:table-cell office:value-type="float" office:value="108108.081835546">
                <text:p>108108.081835546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6.6854128837585">
                <text:p>26.6854128837585</text:p>
              </table:table-cell>
              <table:table-cell office:value-type="float" office:value="108292.502823947">
                <text:p>108292.502823947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6.6958291530609">
                <text:p>26.6958291530609</text:p>
              </table:table-cell>
              <table:table-cell office:value-type="float" office:value="107524.101718968">
                <text:p>107524.101718968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6.706022977829">
                <text:p>26.706022977829</text:p>
              </table:table-cell>
              <table:table-cell office:value-type="float" office:value="109870.438768828">
                <text:p>109870.438768828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6.7162628173828">
                <text:p>26.7162628173828</text:p>
              </table:table-cell>
              <table:table-cell office:value-type="float" office:value="109376.713776805">
                <text:p>109376.71377680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6.726532459259">
                <text:p>26.726532459259</text:p>
              </table:table-cell>
              <table:table-cell office:value-type="float" office:value="109059.304452802">
                <text:p>109059.30445280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6.7368614673614">
                <text:p>26.7368614673614</text:p>
              </table:table-cell>
              <table:table-cell office:value-type="float" office:value="108432.483438358">
                <text:p>108432.483438358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6.747133731842">
                <text:p>26.747133731842</text:p>
              </table:table-cell>
              <table:table-cell office:value-type="float" office:value="109031.460601137">
                <text:p>109031.460601137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6.7574453353882">
                <text:p>26.7574453353882</text:p>
              </table:table-cell>
              <table:table-cell office:value-type="float" office:value="108615.502427746">
                <text:p>108615.502427746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6.7677512168884">
                <text:p>26.7677512168884</text:p>
              </table:table-cell>
              <table:table-cell office:value-type="float" office:value="108675.808078471">
                <text:p>108675.80807847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6.7780756950378">
                <text:p>26.7780756950378</text:p>
              </table:table-cell>
              <table:table-cell office:value-type="float" office:value="108480.059116941">
                <text:p>108480.05911694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6.7883911132812">
                <text:p>26.7883911132812</text:p>
              </table:table-cell>
              <table:table-cell office:value-type="float" office:value="108575.33582952">
                <text:p>108575.3358295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6.7988340854645">
                <text:p>26.7988340854645</text:p>
              </table:table-cell>
              <table:table-cell office:value-type="float" office:value="107249.160521449">
                <text:p>107249.160521449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6.8091900348663">
                <text:p>26.8091900348663</text:p>
              </table:table-cell>
              <table:table-cell office:value-type="float" office:value="108150.393222212">
                <text:p>108150.393222212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6.8215615749359">
                <text:p>26.8215615749359</text:p>
              </table:table-cell>
              <table:table-cell office:value-type="float" office:value="90530.361919445">
                <text:p>90530.36191944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6.8301572799683">
                <text:p>26.8301572799683</text:p>
              </table:table-cell>
              <table:table-cell office:value-type="float" office:value="130297.630710343">
                <text:p>130297.630710343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6.8404445648193">
                <text:p>26.8404445648193</text:p>
              </table:table-cell>
              <table:table-cell office:value-type="float" office:value="108872.264763141">
                <text:p>108872.26476314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6.850626707077">
                <text:p>26.850626707077</text:p>
              </table:table-cell>
              <table:table-cell office:value-type="float" office:value="109996.498934601">
                <text:p>109996.498934601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6.8609175682068">
                <text:p>26.8609175682068</text:p>
              </table:table-cell>
              <table:table-cell office:value-type="float" office:value="108834.429488219">
                <text:p>108834.429488219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6.8711738586426">
                <text:p>26.8711738586426</text:p>
              </table:table-cell>
              <table:table-cell office:value-type="float" office:value="109201.275745037">
                <text:p>109201.275745037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6.8814826011658">
                <text:p>26.8814826011658</text:p>
              </table:table-cell>
              <table:table-cell office:value-type="float" office:value="108645.646884685">
                <text:p>108645.64688468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6.8917768001556">
                <text:p>26.8917768001556</text:p>
              </table:table-cell>
              <table:table-cell office:value-type="float" office:value="108799.140283021">
                <text:p>108799.14028302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6.9020795822144">
                <text:p>26.9020795822144</text:p>
              </table:table-cell>
              <table:table-cell office:value-type="float" office:value="108708.501608312">
                <text:p>108708.501608312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6.9125261306763">
                <text:p>26.9125261306763</text:p>
              </table:table-cell>
              <table:table-cell office:value-type="float" office:value="107212.444769034">
                <text:p>107212.444769034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6.9228181838989">
                <text:p>26.9228181838989</text:p>
              </table:table-cell>
              <table:table-cell office:value-type="float" office:value="108821.823573017">
                <text:p>108821.823573017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6.9377446174622">
                <text:p>26.9377446174622</text:p>
              </table:table-cell>
              <table:table-cell office:value-type="float" office:value="75034.6688815769">
                <text:p>75034.6688815769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9.9339413642883">
                <text:p>29.9339413642883</text:p>
              </table:table-cell>
              <table:table-cell office:value-type="float" office:value="373.807227841896">
                <text:p>373.807227841896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29.9388716220856">
                <text:p>29.9388716220856</text:p>
              </table:table-cell>
              <table:table-cell office:value-type="float" office:value="227168.648387253">
                <text:p>227168.648387253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9.9438037872314">
                <text:p>29.9438037872314</text:p>
              </table:table-cell>
              <table:table-cell office:value-type="float" office:value="227080.79856915">
                <text:p>227080.7985691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30.517326593399">
                <text:p>30.517326593399</text:p>
              </table:table-cell>
              <table:table-cell office:value-type="float" office:value="1952.84300459483">
                <text:p>1952.8430045948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30.522390127182">
                <text:p>30.522390127182</text:p>
              </table:table-cell>
              <table:table-cell office:value-type="float" office:value="221189.400131839">
                <text:p>221189.40013183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30.5272233486176">
                <text:p>30.5272233486176</text:p>
              </table:table-cell>
              <table:table-cell office:value-type="float" office:value="231729.502762431">
                <text:p>231729.50276243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40.0079319477081">
                <text:p>40.0079319477081</text:p>
              </table:table-cell>
              <table:table-cell office:value-type="float" office:value="118.134629737215">
                <text:p>118.13462973721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40.0220632553101">
                <text:p>40.0220632553101</text:p>
              </table:table-cell>
              <table:table-cell office:value-type="float" office:value="79256.6428776299">
                <text:p>79256.6428776299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40.0361506938934">
                <text:p>40.0361506938934</text:p>
              </table:table-cell>
              <table:table-cell office:value-type="float" office:value="79503.4521976069">
                <text:p>79503.4521976069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40.0502426624298">
                <text:p>40.0502426624298</text:p>
              </table:table-cell>
              <table:table-cell office:value-type="float" office:value="79477.895306737">
                <text:p>79477.895306737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40.0642864704132">
                <text:p>40.0642864704132</text:p>
              </table:table-cell>
              <table:table-cell office:value-type="float" office:value="79750.4495450224">
                <text:p>79750.449545022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40.0783774852753">
                <text:p>40.0783774852753</text:p>
              </table:table-cell>
              <table:table-cell office:value-type="float" office:value="79483.2743392779">
                <text:p>79483.2743392779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40.0940585136414">
                <text:p>40.0940585136414</text:p>
              </table:table-cell>
              <table:table-cell office:value-type="float" office:value="71423.8871235043">
                <text:p>71423.887123504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40.1067888736725">
                <text:p>40.1067888736725</text:p>
              </table:table-cell>
              <table:table-cell office:value-type="float" office:value="87978.658675906">
                <text:p>87978.658675906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40.1209399700165">
                <text:p>40.1209399700165</text:p>
              </table:table-cell>
              <table:table-cell office:value-type="float" office:value="79145.8112342892">
                <text:p>79145.8112342892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40.135055065155">
                <text:p>40.135055065155</text:p>
              </table:table-cell>
              <table:table-cell office:value-type="float" office:value="79347.6763001875">
                <text:p>79347.676300187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40.1492714881897">
                <text:p>40.1492714881897</text:p>
              </table:table-cell>
              <table:table-cell office:value-type="float" office:value="78782.1238344402">
                <text:p>78782.1238344402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40.1676015853882">
                <text:p>40.1676015853882</text:p>
              </table:table-cell>
              <table:table-cell office:value-type="float" office:value="61101.694544887">
                <text:p>61101.694544887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40.1773355007172">
                <text:p>40.1773355007172</text:p>
              </table:table-cell>
              <table:table-cell office:value-type="float" office:value="115061.613148162">
                <text:p>115061.613148162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40.1914858818054">
                <text:p>40.1914858818054</text:p>
              </table:table-cell>
              <table:table-cell office:value-type="float" office:value="79149.8117976108">
                <text:p>79149.8117976108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40.2055702209473">
                <text:p>40.2055702209473</text:p>
              </table:table-cell>
              <table:table-cell office:value-type="float" office:value="79520.9479635711">
                <text:p>79520.947963571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40.2196869850159">
                <text:p>40.2196869850159</text:p>
              </table:table-cell>
              <table:table-cell office:value-type="float" office:value="79338.2955581827">
                <text:p>79338.2955581827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40.2338268756867">
                <text:p>40.2338268756867</text:p>
              </table:table-cell>
              <table:table-cell office:value-type="float" office:value="79208.5332254203">
                <text:p>79208.5332254203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40.2482767105103">
                <text:p>40.2482767105103</text:p>
              </table:table-cell>
              <table:table-cell office:value-type="float" office:value="77509.5365221839">
                <text:p>77509.5365221839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40.2670047283173">
                <text:p>40.2670047283173</text:p>
              </table:table-cell>
              <table:table-cell office:value-type="float" office:value="59803.4459141195">
                <text:p>59803.445914119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40.2812407016754">
                <text:p>40.2812407016754</text:p>
              </table:table-cell>
              <table:table-cell office:value-type="float" office:value="78673.9320046893">
                <text:p>78673.9320046893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40.290580034256">
                <text:p>40.290580034256</text:p>
              </table:table-cell>
              <table:table-cell office:value-type="float" office:value="119922.916368835">
                <text:p>119922.91636883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40.3046288490295">
                <text:p>40.3046288490295</text:p>
              </table:table-cell>
              <table:table-cell office:value-type="float" office:value="79722.0276622826">
                <text:p>79722.0276622826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40.3187401294708">
                <text:p>40.3187401294708</text:p>
              </table:table-cell>
              <table:table-cell office:value-type="float" office:value="79369.1263284167">
                <text:p>79369.1263284167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40.3328380584717">
                <text:p>40.3328380584717</text:p>
              </table:table-cell>
              <table:table-cell office:value-type="float" office:value="79444.2928413184">
                <text:p>79444.2928413184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40.3469424247742">
                <text:p>40.3469424247742</text:p>
              </table:table-cell>
              <table:table-cell office:value-type="float" office:value="79408.0340782312">
                <text:p>79408.0340782312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40.361314535141">
                <text:p>40.361314535141</text:p>
              </table:table-cell>
              <table:table-cell office:value-type="float" office:value="77928.7085482988">
                <text:p>77928.7085482988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40.3803458213806">
                <text:p>40.3803458213806</text:p>
              </table:table-cell>
              <table:table-cell office:value-type="float" office:value="58850.4626486101">
                <text:p>58850.4626486101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40.3944189548492">
                <text:p>40.3944189548492</text:p>
              </table:table-cell>
              <table:table-cell office:value-type="float" office:value="79584.2661832721">
                <text:p>79584.2661832721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40.4038622379303">
                <text:p>40.4038622379303</text:p>
              </table:table-cell>
              <table:table-cell office:value-type="float" office:value="118602.819632398">
                <text:p>118602.819632398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40.4180662631989">
                <text:p>40.4180662631989</text:p>
              </table:table-cell>
              <table:table-cell office:value-type="float" office:value="78850.8876057473">
                <text:p>78850.8876057473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40.43212890625">
                <text:p>40.43212890625</text:p>
              </table:table-cell>
              <table:table-cell office:value-type="float" office:value="79643.6342675008">
                <text:p>79643.6342675008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40.4461579322815">
                <text:p>40.4461579322815</text:p>
              </table:table-cell>
              <table:table-cell office:value-type="float" office:value="79834.4801332382">
                <text:p>79834.4801332382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40.4602475166321">
                <text:p>40.4602475166321</text:p>
              </table:table-cell>
              <table:table-cell office:value-type="float" office:value="79491.3442534182">
                <text:p>79491.3442534182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40.4743828773499">
                <text:p>40.4743828773499</text:p>
              </table:table-cell>
              <table:table-cell office:value-type="float" office:value="79233.9171501822">
                <text:p>79233.9171501822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40.4885156154633">
                <text:p>40.4885156154633</text:p>
              </table:table-cell>
              <table:table-cell office:value-type="float" office:value="79248.6205442246">
                <text:p>79248.6205442246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40.5077369213104">
                <text:p>40.5077369213104</text:p>
              </table:table-cell>
              <table:table-cell office:value-type="float" office:value="58268.6737782188">
                <text:p>58268.6737782188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40.5225112438202">
                <text:p>40.5225112438202</text:p>
              </table:table-cell>
              <table:table-cell office:value-type="float" office:value="75807.1985540924">
                <text:p>75807.1985540924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40.5312151908875">
                <text:p>40.5312151908875</text:p>
              </table:table-cell>
              <table:table-cell office:value-type="float" office:value="128677.253129537">
                <text:p>128677.253129537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40.5453782081604">
                <text:p>40.5453782081604</text:p>
              </table:table-cell>
              <table:table-cell office:value-type="float" office:value="79079.1946670258">
                <text:p>79079.1946670258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40.5593402385712">
                <text:p>40.5593402385712</text:p>
              </table:table-cell>
              <table:table-cell office:value-type="float" office:value="80217.559126381">
                <text:p>80217.559126381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40.5733435153961">
                <text:p>40.5733435153961</text:p>
              </table:table-cell>
              <table:table-cell office:value-type="float" office:value="79981.2796676542">
                <text:p>79981.2796676542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40.5874917507172">
                <text:p>40.5874917507172</text:p>
              </table:table-cell>
              <table:table-cell office:value-type="float" office:value="79161.8159145293">
                <text:p>79161.815914529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40.6081101894379">
                <text:p>40.6081101894379</text:p>
              </table:table-cell>
              <table:table-cell office:value-type="float" office:value="54320.3108233117">
                <text:p>54320.3108233117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40.622095823288">
                <text:p>40.622095823288</text:p>
              </table:table-cell>
              <table:table-cell office:value-type="float" office:value="80082.1766109785">
                <text:p>80082.176610978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40.6362452507019">
                <text:p>40.6362452507019</text:p>
              </table:table-cell>
              <table:table-cell office:value-type="float" office:value="79155.1465111969">
                <text:p>79155.1465111969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40.6445307731628">
                <text:p>40.6445307731628</text:p>
              </table:table-cell>
              <table:table-cell office:value-type="float" office:value="135175.543278085">
                <text:p>135175.54327808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40.6588199138641">
                <text:p>40.6588199138641</text:p>
              </table:table-cell>
              <table:table-cell office:value-type="float" office:value="78381.2003403801">
                <text:p>78381.2003403801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40.6729028224945">
                <text:p>40.6729028224945</text:p>
              </table:table-cell>
              <table:table-cell office:value-type="float" office:value="79529.0255298977">
                <text:p>79529.0255298977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40.6869883537293">
                <text:p>40.6869883537293</text:p>
              </table:table-cell>
              <table:table-cell office:value-type="float" office:value="79514.2179116099">
                <text:p>79514.2179116099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40.7011580467224">
                <text:p>40.7011580467224</text:p>
              </table:table-cell>
              <table:table-cell office:value-type="float" office:value="79041.9383497106">
                <text:p>79041.9383497106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40.7214753627777">
                <text:p>40.7214753627777</text:p>
              </table:table-cell>
              <table:table-cell office:value-type="float" office:value="55125.3914125116">
                <text:p>55125.3914125116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40.7355606555939">
                <text:p>40.7355606555939</text:p>
              </table:table-cell>
              <table:table-cell office:value-type="float" office:value="79515.5638308677">
                <text:p>79515.5638308677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40.7496581077576">
                <text:p>40.7496581077576</text:p>
              </table:table-cell>
              <table:table-cell office:value-type="float" office:value="79446.9799928969">
                <text:p>79446.9799928969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40.7574210166931">
                <text:p>40.7574210166931</text:p>
              </table:table-cell>
              <table:table-cell office:value-type="float" office:value="144275.813267813">
                <text:p>144275.813267813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40.7716381549835">
                <text:p>40.7716381549835</text:p>
              </table:table-cell>
              <table:table-cell office:value-type="float" office:value="78778.1603528366">
                <text:p>78778.1603528366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40.7858655452728">
                <text:p>40.7858655452728</text:p>
              </table:table-cell>
              <table:table-cell office:value-type="float" office:value="78721.3942420485">
                <text:p>78721.394242048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40.8002350330353">
                <text:p>40.8002350330353</text:p>
              </table:table-cell>
              <table:table-cell office:value-type="float" office:value="77942.931475029">
                <text:p>77942.931475029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40.8141570091248">
                <text:p>40.8141570091248</text:p>
              </table:table-cell>
              <table:table-cell office:value-type="float" office:value="80448.3496309489">
                <text:p>80448.3496309489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40.8351883888245">
                <text:p>40.8351883888245</text:p>
              </table:table-cell>
              <table:table-cell office:value-type="float" office:value="53253.7577653834">
                <text:p>53253.7577653834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40.8492164611816">
                <text:p>40.8492164611816</text:p>
              </table:table-cell>
              <table:table-cell office:value-type="float" office:value="79839.9075427445">
                <text:p>79839.9075427445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40.8632738590241">
                <text:p>40.8632738590241</text:p>
              </table:table-cell>
              <table:table-cell office:value-type="float" office:value="79673.351537457">
                <text:p>79673.351537457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40.8774576187134">
                <text:p>40.8774576187134</text:p>
              </table:table-cell>
              <table:table-cell office:value-type="float" office:value="78963.5487720832">
                <text:p>78963.5487720832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40.8846690654755">
                <text:p>40.8846690654755</text:p>
              </table:table-cell>
              <table:table-cell office:value-type="float" office:value="155308.641518167">
                <text:p>155308.641518167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40.8988327980042">
                <text:p>40.8988327980042</text:p>
              </table:table-cell>
              <table:table-cell office:value-type="float" office:value="79075.2012389112">
                <text:p>79075.2012389112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40.9131298065186">
                <text:p>40.9131298065186</text:p>
              </table:table-cell>
              <table:table-cell office:value-type="float" office:value="78338.0662375346">
                <text:p>78338.0662375346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40.9294936656952">
                <text:p>40.9294936656952</text:p>
              </table:table-cell>
              <table:table-cell office:value-type="float" office:value="68443.5124936257">
                <text:p>68443.5124936257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40.9565982818604">
                <text:p>40.9565982818604</text:p>
              </table:table-cell>
              <table:table-cell office:value-type="float" office:value="41321.3746756388">
                <text:p>41321.3746756388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40.9696846008301">
                <text:p>40.9696846008301</text:p>
              </table:table-cell>
              <table:table-cell office:value-type="float" office:value="85585.5647864743">
                <text:p>85585.5647864743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40.9745428562164">
                <text:p>40.9745428562164</text:p>
              </table:table-cell>
              <table:table-cell office:value-type="float" office:value="230535.431123325">
                <text:p>230535.431123325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40.9837052822113">
                <text:p>40.9837052822113</text:p>
              </table:table-cell>
              <table:table-cell office:value-type="float" office:value="122238.367941712">
                <text:p>122238.367941712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41.0046055316925">
                <text:p>41.0046055316925</text:p>
              </table:table-cell>
              <table:table-cell office:value-type="float" office:value="53587.8770733043">
                <text:p>53587.8770733043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41.0179274082184">
                <text:p>41.0179274082184</text:p>
              </table:table-cell>
              <table:table-cell office:value-type="float" office:value="84072.2399599112">
                <text:p>84072.2399599112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41.0312094688416">
                <text:p>41.0312094688416</text:p>
              </table:table-cell>
              <table:table-cell office:value-type="float" office:value="84324.2650200147">
                <text:p>84324.2650200147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41.0445127487183">
                <text:p>41.0445127487183</text:p>
              </table:table-cell>
              <table:table-cell office:value-type="float" office:value="84189.7645076885">
                <text:p>84189.764507688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41.0580296516419">
                <text:p>41.0580296516419</text:p>
              </table:table-cell>
              <table:table-cell office:value-type="float" office:value="82859.2175538858">
                <text:p>82859.2175538858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41.0714056491852">
                <text:p>41.0714056491852</text:p>
              </table:table-cell>
              <table:table-cell office:value-type="float" office:value="83732.0727946812">
                <text:p>83732.0727946812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41.0847480297089">
                <text:p>41.0847480297089</text:p>
              </table:table-cell>
              <table:table-cell office:value-type="float" office:value="83943.0413494872">
                <text:p>83943.0413494872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41.0982220172882">
                <text:p>41.0982220172882</text:p>
              </table:table-cell>
              <table:table-cell office:value-type="float" office:value="83123.128428354">
                <text:p>83123.128428354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41.1114566326141">
                <text:p>41.1114566326141</text:p>
              </table:table-cell>
              <table:table-cell office:value-type="float" office:value="84626.5624211854">
                <text:p>84626.5624211854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41.1247384548187">
                <text:p>41.1247384548187</text:p>
              </table:table-cell>
              <table:table-cell office:value-type="float" office:value="84325.7787032383">
                <text:p>84325.778703238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41.1380038261414">
                <text:p>41.1380038261414</text:p>
              </table:table-cell>
              <table:table-cell office:value-type="float" office:value="84430.3542479196">
                <text:p>84430.3542479196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41.1512532234192">
                <text:p>41.1512532234192</text:p>
              </table:table-cell>
              <table:table-cell office:value-type="float" office:value="84532.1471244512">
                <text:p>84532.1471244512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41.1645510196686">
                <text:p>41.1645510196686</text:p>
              </table:table-cell>
              <table:table-cell office:value-type="float" office:value="84224.4819363514">
                <text:p>84224.4819363514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41.1783938407898">
                <text:p>41.1783938407898</text:p>
              </table:table-cell>
              <table:table-cell office:value-type="float" office:value="80908.3632731093">
                <text:p>80908.3632731093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41.1919696331024">
                <text:p>41.1919696331024</text:p>
              </table:table-cell>
              <table:table-cell office:value-type="float" office:value="82499.7889043045">
                <text:p>82499.788904304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41.2052743434906">
                <text:p>41.2052743434906</text:p>
              </table:table-cell>
              <table:table-cell office:value-type="float" office:value="84180.712493728">
                <text:p>84180.712493728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41.2184746265411">
                <text:p>41.2184746265411</text:p>
              </table:table-cell>
              <table:table-cell office:value-type="float" office:value="84846.6654625583">
                <text:p>84846.6654625583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41.2326188087463">
                <text:p>41.2326188087463</text:p>
              </table:table-cell>
              <table:table-cell office:value-type="float" office:value="79184.5002949853">
                <text:p>79184.5002949853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41.246333360672">
                <text:p>41.246333360672</text:p>
              </table:table-cell>
              <table:table-cell office:value-type="float" office:value="81665.0814456826">
                <text:p>81665.0814456826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41.2592880725861">
                <text:p>41.2592880725861</text:p>
              </table:table-cell>
              <table:table-cell office:value-type="float" office:value="86455.0294464075">
                <text:p>86455.029446407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41.2727737426758">
                <text:p>41.2727737426758</text:p>
              </table:table-cell>
              <table:table-cell office:value-type="float" office:value="83051.1196365115">
                <text:p>83051.1196365115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41.2860064506531">
                <text:p>41.2860064506531</text:p>
              </table:table-cell>
              <table:table-cell office:value-type="float" office:value="84638.7604050305">
                <text:p>84638.760405030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41.2993466854095">
                <text:p>41.2993466854095</text:p>
              </table:table-cell>
              <table:table-cell office:value-type="float" office:value="83956.5435276035">
                <text:p>83956.543527603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41.304235458374">
                <text:p>41.304235458374</text:p>
              </table:table-cell>
              <table:table-cell office:value-type="float" office:value="229096.341380151">
                <text:p>229096.34138015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41.3176829814911">
                <text:p>41.3176829814911</text:p>
              </table:table-cell>
              <table:table-cell office:value-type="float" office:value="83286.7131180966">
                <text:p>83286.7131180966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41.3309388160706">
                <text:p>41.3309388160706</text:p>
              </table:table-cell>
              <table:table-cell office:value-type="float" office:value="84491.0966024569">
                <text:p>84491.0966024569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41.3441865444183">
                <text:p>41.3441865444183</text:p>
              </table:table-cell>
              <table:table-cell office:value-type="float" office:value="84542.796364618">
                <text:p>84542.796364618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41.3574740886688">
                <text:p>41.3574740886688</text:p>
              </table:table-cell>
              <table:table-cell office:value-type="float" office:value="84289.4652982129">
                <text:p>84289.4652982129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41.3708107471466">
                <text:p>41.3708107471466</text:p>
              </table:table-cell>
              <table:table-cell office:value-type="float" office:value="83979.0568129">
                <text:p>83979.0568129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41.3842551708221">
                <text:p>41.3842551708221</text:p>
              </table:table-cell>
              <table:table-cell office:value-type="float" office:value="83305.9138145061">
                <text:p>83305.9138145061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41.3975534439087">
                <text:p>41.3975534439087</text:p>
              </table:table-cell>
              <table:table-cell office:value-type="float" office:value="84221.4618928949">
                <text:p>84221.4618928949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41.410891532898">
                <text:p>41.410891532898</text:p>
              </table:table-cell>
              <table:table-cell office:value-type="float" office:value="83970.05005005">
                <text:p>83970.0500500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41.4241924285889">
                <text:p>41.4241924285889</text:p>
              </table:table-cell>
              <table:table-cell office:value-type="float" office:value="84204.8555244856">
                <text:p>84204.8555244856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41.4374849796295">
                <text:p>41.4374849796295</text:p>
              </table:table-cell>
              <table:table-cell office:value-type="float" office:value="84257.7167147956">
                <text:p>84257.7167147956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41.4509813785553">
                <text:p>41.4509813785553</text:p>
              </table:table-cell>
              <table:table-cell office:value-type="float" office:value="82985.0989259469">
                <text:p>82985.0989259469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41.4640080928803">
                <text:p>41.4640080928803</text:p>
              </table:table-cell>
              <table:table-cell office:value-type="float" office:value="85977.1675390754">
                <text:p>85977.1675390754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41.4773097038269">
                <text:p>41.4773097038269</text:p>
              </table:table-cell>
              <table:table-cell office:value-type="float" office:value="84200.3276514133">
                <text:p>84200.3276514133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41.4906001091003">
                <text:p>41.4906001091003</text:p>
              </table:table-cell>
              <table:table-cell office:value-type="float" office:value="84271.3203214696">
                <text:p>84271.320321469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41.5038962364197">
                <text:p>41.5038962364197</text:p>
              </table:table-cell>
              <table:table-cell office:value-type="float" office:value="84235.0537942906">
                <text:p>84235.0537942906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41.5181972980499">
                <text:p>41.5181972980499</text:p>
              </table:table-cell>
              <table:table-cell office:value-type="float" office:value="78315.8641615124">
                <text:p>78315.8641615124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41.5306756496429">
                <text:p>41.5306756496429</text:p>
              </table:table-cell>
              <table:table-cell office:value-type="float" office:value="89755.4449921663">
                <text:p>89755.4449921663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41.5531008243561">
                <text:p>41.5531008243561</text:p>
              </table:table-cell>
              <table:table-cell office:value-type="float" office:value="49943.8695273129">
                <text:p>49943.8695273129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41.5665106773376">
                <text:p>41.5665106773376</text:p>
              </table:table-cell>
              <table:table-cell office:value-type="float" office:value="83520.6770379589">
                <text:p>83520.6770379589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41.5796797275543">
                <text:p>41.5796797275543</text:p>
              </table:table-cell>
              <table:table-cell office:value-type="float" office:value="85047.8949941161">
                <text:p>85047.8949941161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41.5929327011108">
                <text:p>41.5929327011108</text:p>
              </table:table-cell>
              <table:table-cell office:value-type="float" office:value="84509.3363556227">
                <text:p>84509.3363556227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41.6062114238739">
                <text:p>41.6062114238739</text:p>
              </table:table-cell>
              <table:table-cell office:value-type="float" office:value="84345.4615315558">
                <text:p>84345.4615315558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41.6194896697998">
                <text:p>41.6194896697998</text:p>
              </table:table-cell>
              <table:table-cell office:value-type="float" office:value="84348.4904745659">
                <text:p>84348.4904745659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41.6327934265137">
                <text:p>41.6327934265137</text:p>
              </table:table-cell>
              <table:table-cell office:value-type="float" office:value="84186.746953405">
                <text:p>84186.746953405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41.6461381912231">
                <text:p>41.6461381912231</text:p>
              </table:table-cell>
              <table:table-cell office:value-type="float" office:value="83928.044022011">
                <text:p>83928.044022011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41.6595289707184">
                <text:p>41.6595289707184</text:p>
              </table:table-cell>
              <table:table-cell office:value-type="float" office:value="83639.6417697855">
                <text:p>83639.641769785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41.6731271743774">
                <text:p>41.6731271743774</text:p>
              </table:table-cell>
              <table:table-cell office:value-type="float" office:value="82363.8201104585">
                <text:p>82363.8201104585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41.6866610050201">
                <text:p>41.6866610050201</text:p>
              </table:table-cell>
              <table:table-cell office:value-type="float" office:value="82755.5796705716">
                <text:p>82755.5796705716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41.7000408172607">
                <text:p>41.7000408172607</text:p>
              </table:table-cell>
              <table:table-cell office:value-type="float" office:value="83708.200074841">
                <text:p>83708.20007484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41.7132070064545">
                <text:p>41.7132070064545</text:p>
              </table:table-cell>
              <table:table-cell office:value-type="float" office:value="85066.3759665357">
                <text:p>85066.3759665357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41.7264330387116">
                <text:p>41.7264330387116</text:p>
              </table:table-cell>
              <table:table-cell office:value-type="float" office:value="84681.4810541876">
                <text:p>84681.4810541876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41.7397727966309">
                <text:p>41.7397727966309</text:p>
              </table:table-cell>
              <table:table-cell office:value-type="float" office:value="83959.5446015263">
                <text:p>83959.5446015263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41.7530405521393">
                <text:p>41.7530405521393</text:p>
              </table:table-cell>
              <table:table-cell office:value-type="float" office:value="84415.1823033658">
                <text:p>84415.1823033658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41.7663414478302">
                <text:p>41.7663414478302</text:p>
              </table:table-cell>
              <table:table-cell office:value-type="float" office:value="84204.8555244856">
                <text:p>84204.8555244856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41.7797939777374">
                <text:p>41.7797939777374</text:p>
              </table:table-cell>
              <table:table-cell office:value-type="float" office:value="83255.7152984546">
                <text:p>83255.7152984546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41.7931599617004">
                <text:p>41.7931599617004</text:p>
              </table:table-cell>
              <table:table-cell office:value-type="float" office:value="83794.8035175969">
                <text:p>83794.8035175969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41.8068041801453">
                <text:p>41.8068041801453</text:p>
              </table:table-cell>
              <table:table-cell office:value-type="float" office:value="82086.050185224">
                <text:p>82086.050185224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41.8202714920044">
                <text:p>41.8202714920044</text:p>
              </table:table-cell>
              <table:table-cell office:value-type="float" office:value="83164.3324009489">
                <text:p>83164.3324009489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41.8334205150604">
                <text:p>41.8334205150604</text:p>
              </table:table-cell>
              <table:table-cell office:value-type="float" office:value="85177.4306902867">
                <text:p>85177.4306902867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41.8466272354126">
                <text:p>41.8466272354126</text:p>
              </table:table-cell>
              <table:table-cell office:value-type="float" office:value="84805.3089740581">
                <text:p>84805.3089740581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41.8598520755768">
                <text:p>41.8598520755768</text:p>
              </table:table-cell>
              <table:table-cell office:value-type="float" office:value="84689.1142800483">
                <text:p>84689.1142800483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41.8731062412262">
                <text:p>41.8731062412262</text:p>
              </table:table-cell>
              <table:table-cell office:value-type="float" office:value="84501.735501511">
                <text:p>84501.735501511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41.886458158493">
                <text:p>41.886458158493</text:p>
              </table:table-cell>
              <table:table-cell office:value-type="float" office:value="83883.0841755652">
                <text:p>83883.0841755652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41.8997616767883">
                <text:p>41.8997616767883</text:p>
              </table:table-cell>
              <table:table-cell office:value-type="float" office:value="84188.2557035072">
                <text:p>84188.2557035072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41.9131016731262">
                <text:p>41.9131016731262</text:p>
              </table:table-cell>
              <table:table-cell office:value-type="float" office:value="83958.0440377466">
                <text:p>83958.0440377466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41.9351968765259">
                <text:p>41.9351968765259</text:p>
              </table:table-cell>
              <table:table-cell office:value-type="float" office:value="50689.7347691909">
                <text:p>50689.7347691909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41.9520587921143">
                <text:p>41.9520587921143</text:p>
              </table:table-cell>
              <table:table-cell office:value-type="float" office:value="66421.8720660596">
                <text:p>66421.8720660596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41.9566159248352">
                <text:p>41.9566159248352</text:p>
              </table:table-cell>
              <table:table-cell office:value-type="float" office:value="245768.57172753">
                <text:p>245768.57172753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41.9726645946503">
                <text:p>41.9726645946503</text:p>
              </table:table-cell>
              <table:table-cell office:value-type="float" office:value="69787.7153001649">
                <text:p>69787.7153001649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41.9800548553467">
                <text:p>41.9800548553467</text:p>
              </table:table-cell>
              <table:table-cell office:value-type="float" office:value="151550.810723618">
                <text:p>151550.810723618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41.9932117462158">
                <text:p>41.9932117462158</text:p>
              </table:table-cell>
              <table:table-cell office:value-type="float" office:value="85126.4946361264">
                <text:p>85126.4946361264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42.0050458908081">
                <text:p>42.0050458908081</text:p>
              </table:table-cell>
              <table:table-cell office:value-type="float" office:value="94641.398984608">
                <text:p>94641.398984608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42.0161089897156">
                <text:p>42.0161089897156</text:p>
              </table:table-cell>
              <table:table-cell office:value-type="float" office:value="101237.457006164">
                <text:p>101237.457006164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42.0271627902985">
                <text:p>42.0271627902985</text:p>
              </table:table-cell>
              <table:table-cell office:value-type="float" office:value="101322.616741798">
                <text:p>101322.616741798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42.0416057109833">
                <text:p>42.0416057109833</text:p>
              </table:table-cell>
              <table:table-cell office:value-type="float" office:value="77546.6420152531">
                <text:p>77546.6420152531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42.0526225566864">
                <text:p>42.0526225566864</text:p>
              </table:table-cell>
              <table:table-cell office:value-type="float" office:value="101662.493074792">
                <text:p>101662.493074792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42.0637521743774">
                <text:p>42.0637521743774</text:p>
              </table:table-cell>
              <table:table-cell office:value-type="float" office:value="100632.387480988">
                <text:p>100632.387480988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42.0829236507416">
                <text:p>42.0829236507416</text:p>
              </table:table-cell>
              <table:table-cell office:value-type="float" office:value="58420.1226200396">
                <text:p>58420.1226200396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42.0965399742127">
                <text:p>42.0965399742127</text:p>
              </table:table-cell>
              <table:table-cell office:value-type="float" office:value="82254.2151249322">
                <text:p>82254.2151249322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42.1053030490875">
                <text:p>42.1053030490875</text:p>
              </table:table-cell>
              <table:table-cell office:value-type="float" office:value="127809.01863692">
                <text:p>127809.01863692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42.1162819862366">
                <text:p>42.1162819862366</text:p>
              </table:table-cell>
              <table:table-cell office:value-type="float" office:value="102013.517774545">
                <text:p>102013.51777454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42.1273667812347">
                <text:p>42.1273667812347</text:p>
              </table:table-cell>
              <table:table-cell office:value-type="float" office:value="101039.306562278">
                <text:p>101039.306562278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42.1383392810822">
                <text:p>42.1383392810822</text:p>
              </table:table-cell>
              <table:table-cell office:value-type="float" office:value="102073.366650732">
                <text:p>102073.366650732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42.1493225097656">
                <text:p>42.1493225097656</text:p>
              </table:table-cell>
              <table:table-cell office:value-type="float" office:value="101973.65749886">
                <text:p>101973.65749886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42.1605772972107">
                <text:p>42.1605772972107</text:p>
              </table:table-cell>
              <table:table-cell office:value-type="float" office:value="99513.2076430962">
                <text:p>99513.2076430962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42.1743881702423">
                <text:p>42.1743881702423</text:p>
              </table:table-cell>
              <table:table-cell office:value-type="float" office:value="81095.5250573998">
                <text:p>81095.5250573998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42.1855456829071">
                <text:p>42.1855456829071</text:p>
              </table:table-cell>
              <table:table-cell office:value-type="float" office:value="100380.795760503">
                <text:p>100380.795760503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42.1966097354889">
                <text:p>42.1966097354889</text:p>
              </table:table-cell>
              <table:table-cell office:value-type="float" office:value="101228.730767573">
                <text:p>101228.730767573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42.2164926528931">
                <text:p>42.2164926528931</text:p>
              </table:table-cell>
              <table:table-cell office:value-type="float" office:value="56329.7617363151">
                <text:p>56329.7617363151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42.2275719642639">
                <text:p>42.2275719642639</text:p>
              </table:table-cell>
              <table:table-cell office:value-type="float" office:value="101089.315257155">
                <text:p>101089.31525715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42.238454580307">
                <text:p>42.238454580307</text:p>
              </table:table-cell>
              <table:table-cell office:value-type="float" office:value="102916.430715303">
                <text:p>102916.430715303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42.249528169632">
                <text:p>42.249528169632</text:p>
              </table:table-cell>
              <table:table-cell office:value-type="float" office:value="101141.551048529">
                <text:p>101141.551048529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42.260635137558">
                <text:p>42.260635137558</text:p>
              </table:table-cell>
              <table:table-cell office:value-type="float" office:value="100837.600996007">
                <text:p>100837.600996007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42.2717757225037">
                <text:p>42.2717757225037</text:p>
              </table:table-cell>
              <table:table-cell office:value-type="float" office:value="100533.320778137">
                <text:p>100533.320778137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42.2828907966614">
                <text:p>42.2828907966614</text:p>
              </table:table-cell>
              <table:table-cell office:value-type="float" office:value="100764.06006006">
                <text:p>100764.06006006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42.2938942909241">
                <text:p>42.2938942909241</text:p>
              </table:table-cell>
              <table:table-cell office:value-type="float" office:value="101785.848500607">
                <text:p>101785.84850060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42.305148601532">
                <text:p>42.305148601532</text:p>
              </table:table-cell>
              <table:table-cell office:value-type="float" office:value="99517.4239471231">
                <text:p>99517.4239471231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42.3184905052185">
                <text:p>42.3184905052185</text:p>
              </table:table-cell>
              <table:table-cell office:value-type="float" office:value="83946.0414581844">
                <text:p>83946.0414581844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42.3295469284058">
                <text:p>42.3295469284058</text:p>
              </table:table-cell>
              <table:table-cell office:value-type="float" office:value="101298.582826584">
                <text:p>101298.582826584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42.3497638702393">
                <text:p>42.3497638702393</text:p>
              </table:table-cell>
              <table:table-cell office:value-type="float" office:value="55399.0810887306">
                <text:p>55399.0810887306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42.3607122898102">
                <text:p>42.3607122898102</text:p>
              </table:table-cell>
              <table:table-cell office:value-type="float" office:value="102297.869819908">
                <text:p>102297.869819908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42.3717112541199">
                <text:p>42.3717112541199</text:p>
              </table:table-cell>
              <table:table-cell office:value-type="float" office:value="101827.76927579">
                <text:p>101827.76927579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42.3828096389771">
                <text:p>42.3828096389771</text:p>
              </table:table-cell>
              <table:table-cell office:value-type="float" office:value="100915.584962406">
                <text:p>100915.584962406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42.3939297199249">
                <text:p>42.3939297199249</text:p>
              </table:table-cell>
              <table:table-cell office:value-type="float" office:value="100718.691280204">
                <text:p>100718.691280204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42.4049718379974">
                <text:p>42.4049718379974</text:p>
              </table:table-cell>
              <table:table-cell office:value-type="float" office:value="101429.815606512">
                <text:p>101429.815606512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42.4161288738251">
                <text:p>42.4161288738251</text:p>
              </table:table-cell>
              <table:table-cell office:value-type="float" office:value="100385.085904778">
                <text:p>100385.085904778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42.4272787570953">
                <text:p>42.4272787570953</text:p>
              </table:table-cell>
              <table:table-cell office:value-type="float" office:value="100449.482102382">
                <text:p>100449.482102382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42.4386546611786">
                <text:p>42.4386546611786</text:p>
              </table:table-cell>
              <table:table-cell office:value-type="float" office:value="98453.7133755292">
                <text:p>98453.7133755292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42.4496865272522">
                <text:p>42.4496865272522</text:p>
              </table:table-cell>
              <table:table-cell office:value-type="float" office:value="101524.075122647">
                <text:p>101524.075122647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42.4623999595642">
                <text:p>42.4623999595642</text:p>
              </table:table-cell>
              <table:table-cell office:value-type="float" office:value="88095.8007651339">
                <text:p>88095.8007651339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42.4828259944916">
                <text:p>42.4828259944916</text:p>
              </table:table-cell>
              <table:table-cell office:value-type="float" office:value="54831.9830051475">
                <text:p>54831.9830051475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42.4938254356384">
                <text:p>42.4938254356384</text:p>
              </table:table-cell>
              <table:table-cell office:value-type="float" office:value="101823.354936599">
                <text:p>101823.354936599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42.5048434734345">
                <text:p>42.5048434734345</text:p>
              </table:table-cell>
              <table:table-cell office:value-type="float" office:value="101651.493735529">
                <text:p>101651.493735529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42.5159115791321">
                <text:p>42.5159115791321</text:p>
              </table:table-cell>
              <table:table-cell office:value-type="float" office:value="101191.661030093">
                <text:p>101191.661030093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42.5271027088165">
                <text:p>42.5271027088165</text:p>
              </table:table-cell>
              <table:table-cell office:value-type="float" office:value="100079.262020921">
                <text:p>100079.262020921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42.5383031368256">
                <text:p>42.5383031368256</text:p>
              </table:table-cell>
              <table:table-cell office:value-type="float" office:value="99996.1786368087">
                <text:p>99996.1786368087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42.5495984554291">
                <text:p>42.5495984554291</text:p>
              </table:table-cell>
              <table:table-cell office:value-type="float" office:value="99156.1229314421">
                <text:p>99156.122931442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42.5608549118042">
                <text:p>42.5608549118042</text:p>
              </table:table-cell>
              <table:table-cell office:value-type="float" office:value="99498.4533920742">
                <text:p>99498.4533920742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42.5719065666199">
                <text:p>42.5719065666199</text:p>
              </table:table-cell>
              <table:table-cell office:value-type="float" office:value="101342.289338568">
                <text:p>101342.289338568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42.5831415653229">
                <text:p>42.5831415653229</text:p>
              </table:table-cell>
              <table:table-cell office:value-type="float" office:value="99688.4850285423">
                <text:p>99688.4850285423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42.5951488018036">
                <text:p>42.5951488018036</text:p>
              </table:table-cell>
              <table:table-cell office:value-type="float" office:value="93277.0835153489">
                <text:p>93277.0835153489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42.615959405899">
                <text:p>42.615959405899</text:p>
              </table:table-cell>
              <table:table-cell office:value-type="float" office:value="53818.716403547">
                <text:p>53818.716403547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42.6269958019257">
                <text:p>42.6269958019257</text:p>
              </table:table-cell>
              <table:table-cell office:value-type="float" office:value="101482.403974941">
                <text:p>101482.403974941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42.6381483078003">
                <text:p>42.6381483078003</text:p>
              </table:table-cell>
              <table:table-cell office:value-type="float" office:value="100425.860572504">
                <text:p>100425.860572504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42.6492004394531">
                <text:p>42.6492004394531</text:p>
              </table:table-cell>
              <table:table-cell office:value-type="float" office:value="101337.916990249">
                <text:p>101337.916990249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42.6603832244873">
                <text:p>42.6603832244873</text:p>
              </table:table-cell>
              <table:table-cell office:value-type="float" office:value="100153.941668088">
                <text:p>100153.941668088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42.6720111370087">
                <text:p>42.6720111370087</text:p>
              </table:table-cell>
              <table:table-cell office:value-type="float" office:value="96319.9540710668">
                <text:p>96319.9540710668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42.683176279068">
                <text:p>42.683176279068</text:p>
              </table:table-cell>
              <table:table-cell office:value-type="float" office:value="100312.20328849">
                <text:p>100312.20328849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42.6942856311798">
                <text:p>42.6942856311798</text:p>
              </table:table-cell>
              <table:table-cell office:value-type="float" office:value="100815.960168255">
                <text:p>100815.960168255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42.70543217659">
                <text:p>42.70543217659</text:p>
              </table:table-cell>
              <table:table-cell office:value-type="float" office:value="100479.561943874">
                <text:p>100479.561943874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42.7167263031006">
                <text:p>42.7167263031006</text:p>
              </table:table-cell>
              <table:table-cell office:value-type="float" office:value="99166.5888412742">
                <text:p>99166.5888412742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42.7278335094452">
                <text:p>42.7278335094452</text:p>
              </table:table-cell>
              <table:table-cell office:value-type="float" office:value="100835.43649516">
                <text:p>100835.43649516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42.7497832775116">
                <text:p>42.7497832775116</text:p>
              </table:table-cell>
              <table:table-cell office:value-type="float" office:value="51025.596107056">
                <text:p>51025.596107056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42.7608199119568">
                <text:p>42.7608199119568</text:p>
              </table:table-cell>
              <table:table-cell office:value-type="float" office:value="101480.211704219">
                <text:p>101480.211704219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42.7718987464905">
                <text:p>42.7718987464905</text:p>
              </table:table-cell>
              <table:table-cell office:value-type="float" office:value="101093.666178876">
                <text:p>101093.666178876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42.7829957008362">
                <text:p>42.7829957008362</text:p>
              </table:table-cell>
              <table:table-cell office:value-type="float" office:value="100928.594018563">
                <text:p>100928.594018563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42.7942953109741">
                <text:p>42.7942953109741</text:p>
              </table:table-cell>
              <table:table-cell office:value-type="float" office:value="99118.4639405832">
                <text:p>99118.4639405832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42.8054575920105">
                <text:p>42.8054575920105</text:p>
              </table:table-cell>
              <table:table-cell office:value-type="float" office:value="100337.914477338">
                <text:p>100337.914477338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42.8167273998261">
                <text:p>42.8167273998261</text:p>
              </table:table-cell>
              <table:table-cell office:value-type="float" office:value="99380.5766993167">
                <text:p>99380.5766993167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42.8278849124908">
                <text:p>42.8278849124908</text:p>
              </table:table-cell>
              <table:table-cell office:value-type="float" office:value="100380.795760503">
                <text:p>100380.795760503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42.8388202190399">
                <text:p>42.8388202190399</text:p>
              </table:table-cell>
              <table:table-cell office:value-type="float" office:value="102420.539833428">
                <text:p>102420.539833428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42.8498373031616">
                <text:p>42.8498373031616</text:p>
              </table:table-cell>
              <table:table-cell office:value-type="float" office:value="101660.293016512">
                <text:p>101660.293016512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42.8607380390167">
                <text:p>42.8607380390167</text:p>
              </table:table-cell>
              <table:table-cell office:value-type="float" office:value="102745.35727565">
                <text:p>102745.35727565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42.8829228878021">
                <text:p>42.8829228878021</text:p>
              </table:table-cell>
              <table:table-cell office:value-type="float" office:value="50484.905749597">
                <text:p>50484.905749597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42.8939669132233">
                <text:p>42.8939669132233</text:p>
              </table:table-cell>
              <table:table-cell office:value-type="float" office:value="101412.298260006">
                <text:p>101412.298260006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42.9050517082214">
                <text:p>42.9050517082214</text:p>
              </table:table-cell>
              <table:table-cell office:value-type="float" office:value="101039.306562278">
                <text:p>101039.306562278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42.916184425354">
                <text:p>42.916184425354</text:p>
              </table:table-cell>
              <table:table-cell office:value-type="float" office:value="100604.370582944">
                <text:p>100604.370582944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42.9295027256012">
                <text:p>42.9295027256012</text:p>
              </table:table-cell>
              <table:table-cell office:value-type="float" office:value="84094.8153452319">
                <text:p>84094.8153452319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42.9497087001801">
                <text:p>42.9497087001801</text:p>
              </table:table-cell>
              <table:table-cell office:value-type="float" office:value="55429.1502064897">
                <text:p>55429.1502064897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42.9536464214325">
                <text:p>42.9536464214325</text:p>
              </table:table-cell>
              <table:table-cell office:value-type="float" office:value="284428.46209736">
                <text:p>284428.46209736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42.9608285427094">
                <text:p>42.9608285427094</text:p>
              </table:table-cell>
              <table:table-cell office:value-type="float" office:value="155942.785818616">
                <text:p>155942.785818616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42.9717874526978">
                <text:p>42.9717874526978</text:p>
              </table:table-cell>
              <table:table-cell office:value-type="float" office:value="102199.945175677">
                <text:p>102199.945175677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42.9757900238037">
                <text:p>42.9757900238037</text:p>
              </table:table-cell>
              <table:table-cell office:value-type="float" office:value="279820.138193948">
                <text:p>279820.138193948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42.982816696167">
                <text:p>42.982816696167</text:p>
              </table:table-cell>
              <table:table-cell office:value-type="float" office:value="159392.660152009">
                <text:p>159392.660152009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42.9926609992981">
                <text:p>42.9926609992981</text:p>
              </table:table-cell>
              <table:table-cell office:value-type="float" office:value="113771.384838944">
                <text:p>113771.384838944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42.9966404438019">
                <text:p>42.9966404438019</text:p>
              </table:table-cell>
              <table:table-cell office:value-type="float" office:value="281446.317176922">
                <text:p>281446.317176922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43.0012769699097">
                <text:p>43.0012769699097</text:p>
              </table:table-cell>
              <table:table-cell office:value-type="float" office:value="241560.162492929">
                <text:p>241560.162492929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43.0052192211151">
                <text:p>43.0052192211151</text:p>
              </table:table-cell>
              <table:table-cell office:value-type="float" office:value="284101.631690354">
                <text:p>284101.631690354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43.0091359615326">
                <text:p>43.0091359615326</text:p>
              </table:table-cell>
              <table:table-cell office:value-type="float" office:value="285952.062332603">
                <text:p>285952.062332603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43.0130228996277">
                <text:p>43.0130228996277</text:p>
              </table:table-cell>
              <table:table-cell office:value-type="float" office:value="288144.542722198">
                <text:p>288144.542722198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43.0169160366058">
                <text:p>43.0169160366058</text:p>
              </table:table-cell>
              <table:table-cell office:value-type="float" office:value="287685.741931533">
                <text:p>287685.741931533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43.0208024978638">
                <text:p>43.0208024978638</text:p>
              </table:table-cell>
              <table:table-cell office:value-type="float" office:value="288179.89571192">
                <text:p>288179.89571192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43.0246925354004">
                <text:p>43.0246925354004</text:p>
              </table:table-cell>
              <table:table-cell office:value-type="float" office:value="287914.959548909">
                <text:p>287914.959548909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43.0285778045654">
                <text:p>43.0285778045654</text:p>
              </table:table-cell>
              <table:table-cell office:value-type="float" office:value="288268.316151203">
                <text:p>288268.316151203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43.0325171947479">
                <text:p>43.0325171947479</text:p>
              </table:table-cell>
              <table:table-cell office:value-type="float" office:value="284307.963444895">
                <text:p>284307.963444895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43.0392956733704">
                <text:p>43.0392956733704</text:p>
              </table:table-cell>
              <table:table-cell office:value-type="float" office:value="165228.816432767">
                <text:p>165228.816432767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43.0506365299225">
                <text:p>43.0506365299225</text:p>
              </table:table-cell>
              <table:table-cell office:value-type="float" office:value="98757.9725439906">
                <text:p>98757.9725439906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43.0619425773621">
                <text:p>43.0619425773621</text:p>
              </table:table-cell>
              <table:table-cell office:value-type="float" office:value="99062.0290588558">
                <text:p>99062.0290588558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43.0732600688934">
                <text:p>43.0732600688934</text:p>
              </table:table-cell>
              <table:table-cell office:value-type="float" office:value="98961.8588973857">
                <text:p>98961.8588973857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43.0846209526062">
                <text:p>43.0846209526062</text:p>
              </table:table-cell>
              <table:table-cell office:value-type="float" office:value="98583.8802963212">
                <text:p>98583.8802963212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43.0959553718567">
                <text:p>43.0959553718567</text:p>
              </table:table-cell>
              <table:table-cell office:value-type="float" office:value="98814.0614219605">
                <text:p>98814.0614219605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43.1074175834656">
                <text:p>43.1074175834656</text:p>
              </table:table-cell>
              <table:table-cell office:value-type="float" office:value="97712.3820617356">
                <text:p>97712.3820617356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43.1186559200287">
                <text:p>43.1186559200287</text:p>
              </table:table-cell>
              <table:table-cell office:value-type="float" office:value="99658.8768907652">
                <text:p>99658.8768907652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43.1300692558289">
                <text:p>43.1300692558289</text:p>
              </table:table-cell>
              <table:table-cell office:value-type="float" office:value="98130.8199118464">
                <text:p>98130.8199118464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43.1413571834564">
                <text:p>43.1413571834564</text:p>
              </table:table-cell>
              <table:table-cell office:value-type="float" office:value="99221.0472066744">
                <text:p>99221.0472066744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43.1526236534119">
                <text:p>43.1526236534119</text:p>
              </table:table-cell>
              <table:table-cell office:value-type="float" office:value="99410.0196804571">
                <text:p>99410.0196804571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43.1638832092285">
                <text:p>43.1638832092285</text:p>
              </table:table-cell>
              <table:table-cell office:value-type="float" office:value="99471.0642442722">
                <text:p>99471.0642442722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43.1751999855042">
                <text:p>43.1751999855042</text:p>
              </table:table-cell>
              <table:table-cell office:value-type="float" office:value="98968.1135971011">
                <text:p>98968.1135971011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43.1866154670715">
                <text:p>43.1866154670715</text:p>
              </table:table-cell>
              <table:table-cell office:value-type="float" office:value="98112.3742690058">
                <text:p>98112.3742690058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43.197979927063">
                <text:p>43.197979927063</text:p>
              </table:table-cell>
              <table:table-cell office:value-type="float" office:value="98552.8569630344">
                <text:p>98552.8569630344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43.209255695343">
                <text:p>43.209255695343</text:p>
              </table:table-cell>
              <table:table-cell office:value-type="float" office:value="99328.0433035903">
                <text:p>99328.0433035903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43.2206070423126">
                <text:p>43.2206070423126</text:p>
              </table:table-cell>
              <table:table-cell office:value-type="float" office:value="98666.7047531033">
                <text:p>98666.7047531033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43.2319235801697">
                <text:p>43.2319235801697</text:p>
              </table:table-cell>
              <table:table-cell office:value-type="float" office:value="98970.1986727062">
                <text:p>98970.1986727062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43.2446854114532">
                <text:p>43.2446854114532</text:p>
              </table:table-cell>
              <table:table-cell office:value-type="float" office:value="87761.6993293104">
                <text:p>87761.6993293104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43.2549133300781">
                <text:p>43.2549133300781</text:p>
              </table:table-cell>
              <table:table-cell office:value-type="float" office:value="109504.195435791">
                <text:p>109504.195435791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43.2662243843079">
                <text:p>43.2662243843079</text:p>
              </table:table-cell>
              <table:table-cell office:value-type="float" office:value="99018.1796720206">
                <text:p>99018.1796720206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43.2776191234589">
                <text:p>43.2776191234589</text:p>
              </table:table-cell>
              <table:table-cell office:value-type="float" office:value="98290.9731550646">
                <text:p>98290.9731550646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43.2889280319214">
                <text:p>43.2889280319214</text:p>
              </table:table-cell>
              <table:table-cell office:value-type="float" office:value="99036.9675120697">
                <text:p>99036.9675120697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43.300151348114">
                <text:p>43.300151348114</text:p>
              </table:table-cell>
              <table:table-cell office:value-type="float" office:value="99792.2521986659">
                <text:p>99792.2521986659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43.3114936351776">
                <text:p>43.3114936351776</text:p>
              </table:table-cell>
              <table:table-cell office:value-type="float" office:value="98745.5169949341">
                <text:p>98745.5169949341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43.3228712081909">
                <text:p>43.3228712081909</text:p>
              </table:table-cell>
              <table:table-cell office:value-type="float" office:value="98439.2715995055">
                <text:p>98439.2715995055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43.3342342376709">
                <text:p>43.3342342376709</text:p>
              </table:table-cell>
              <table:table-cell office:value-type="float" office:value="98565.2639530004">
                <text:p>98565.2639530004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43.3455407619476">
                <text:p>43.3455407619476</text:p>
              </table:table-cell>
              <table:table-cell office:value-type="float" office:value="99057.8512536111">
                <text:p>99057.8512536111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43.3568391799927">
                <text:p>43.3568391799927</text:p>
              </table:table-cell>
              <table:table-cell office:value-type="float" office:value="99128.9219017071">
                <text:p>99128.9219017071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43.3681516647339">
                <text:p>43.3681516647339</text:p>
              </table:table-cell>
              <table:table-cell office:value-type="float" office:value="99005.6584049907">
                <text:p>99005.6584049907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43.3797006607056">
                <text:p>43.3797006607056</text:p>
              </table:table-cell>
              <table:table-cell office:value-type="float" office:value="96978.1271676301">
                <text:p>96978.1271676301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43.3909590244293">
                <text:p>43.3909590244293</text:p>
              </table:table-cell>
              <table:table-cell office:value-type="float" office:value="99481.5967472099">
                <text:p>99481.5967472099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43.4025039672852">
                <text:p>43.4025039672852</text:p>
              </table:table-cell>
              <table:table-cell office:value-type="float" office:value="97012.1735538897">
                <text:p>97012.1735538897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43.4135458469391">
                <text:p>43.4135458469391</text:p>
              </table:table-cell>
              <table:table-cell office:value-type="float" office:value="101432.005700343">
                <text:p>101432.005700343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43.424852848053">
                <text:p>43.424852848053</text:p>
              </table:table-cell>
              <table:table-cell office:value-type="float" office:value="99053.673800738">
                <text:p>99053.673800738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43.4361970424652">
                <text:p>43.4361970424652</text:p>
              </table:table-cell>
              <table:table-cell office:value-type="float" office:value="98728.9144826717">
                <text:p>98728.9144826717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43.4475474357605">
                <text:p>43.4475474357605</text:p>
              </table:table-cell>
              <table:table-cell office:value-type="float" office:value="98674.994853698">
                <text:p>98674.994853698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43.4589514732361">
                <text:p>43.4589514732361</text:p>
              </table:table-cell>
              <table:table-cell office:value-type="float" office:value="98210.8312426827">
                <text:p>98210.8312426827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43.4702138900757">
                <text:p>43.4702138900757</text:p>
              </table:table-cell>
              <table:table-cell office:value-type="float" office:value="99445.7953342648">
                <text:p>99445.7953342648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43.4815192222595">
                <text:p>43.4815192222595</text:p>
              </table:table-cell>
              <table:table-cell office:value-type="float" office:value="99068.296427517">
                <text:p>99068.296427517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43.4927635192871">
                <text:p>43.4927635192871</text:p>
              </table:table-cell>
              <table:table-cell office:value-type="float" office:value="99606.0489377041">
                <text:p>99606.0489377041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43.5041139125824">
                <text:p>43.5041139125824</text:p>
              </table:table-cell>
              <table:table-cell office:value-type="float" office:value="98674.994853698">
                <text:p>98674.994853698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43.5154275894165">
                <text:p>43.5154275894165</text:p>
              </table:table-cell>
              <table:table-cell office:value-type="float" office:value="98995.2264345774">
                <text:p>98995.2264345774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43.5270156860352">
                <text:p>43.5270156860352</text:p>
              </table:table-cell>
              <table:table-cell office:value-type="float" office:value="96650.9028063534">
                <text:p>96650.9028063534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43.5382657051086">
                <text:p>43.5382657051086</text:p>
              </table:table-cell>
              <table:table-cell office:value-type="float" office:value="99555.3867672615">
                <text:p>99555.386767261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43.5495800971985">
                <text:p>43.5495800971985</text:p>
              </table:table-cell>
              <table:table-cell office:value-type="float" office:value="98988.9683074848">
                <text:p>98988.9683074848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43.561023235321">
                <text:p>43.561023235321</text:p>
              </table:table-cell>
              <table:table-cell office:value-type="float" office:value="97875.2496041337">
                <text:p>97875.2496041337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43.5724864006042">
                <text:p>43.5724864006042</text:p>
              </table:table-cell>
              <table:table-cell office:value-type="float" office:value="97704.2529118137">
                <text:p>97704.2529118137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43.5835406780243">
                <text:p>43.5835406780243</text:p>
              </table:table-cell>
              <table:table-cell office:value-type="float" office:value="101318.246090801">
                <text:p>101318.246090801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43.5948176383972">
                <text:p>43.5948176383972</text:p>
              </table:table-cell>
              <table:table-cell office:value-type="float" office:value="99317.5432884416">
                <text:p>99317.543288441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43.606146812439">
                <text:p>43.606146812439</text:p>
              </table:table-cell>
              <table:table-cell office:value-type="float" office:value="98859.8105980891">
                <text:p>98859.8105980891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43.6174287796021">
                <text:p>43.6174287796021</text:p>
              </table:table-cell>
              <table:table-cell office:value-type="float" office:value="99273.4674556213">
                <text:p>99273.4674556213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43.6288049221039">
                <text:p>43.6288049221039</text:p>
              </table:table-cell>
              <table:table-cell office:value-type="float" office:value="98451.6500052394">
                <text:p>98451.6500052394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43.640105009079">
                <text:p>43.640105009079</text:p>
              </table:table-cell>
              <table:table-cell office:value-type="float" office:value="99114.2813739556">
                <text:p>99114.2813739556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43.6513977050781">
                <text:p>43.6513977050781</text:p>
              </table:table-cell>
              <table:table-cell office:value-type="float" office:value="99179.1508497836">
                <text:p>99179.1508497836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43.662801027298">
                <text:p>43.662801027298</text:p>
              </table:table-cell>
              <table:table-cell office:value-type="float" office:value="98216.9913650714">
                <text:p>98216.9913650714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43.674197435379">
                <text:p>43.674197435379</text:p>
              </table:table-cell>
              <table:table-cell office:value-type="float" office:value="98276.5790794979">
                <text:p>98276.5790794979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43.6856274604797">
                <text:p>43.6856274604797</text:p>
              </table:table-cell>
              <table:table-cell office:value-type="float" office:value="97987.5363467596">
                <text:p>97987.5363467596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43.6969270706177">
                <text:p>43.6969270706177</text:p>
              </table:table-cell>
              <table:table-cell office:value-type="float" office:value="99118.4639405832">
                <text:p>99118.4639405832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43.7082018852234">
                <text:p>43.7082018852234</text:p>
              </table:table-cell>
              <table:table-cell office:value-type="float" office:value="99336.4449143582">
                <text:p>99336.4449143582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43.7195317745209">
                <text:p>43.7195317745209</text:p>
              </table:table-cell>
              <table:table-cell office:value-type="float" office:value="98853.5695797647">
                <text:p>98853.5695797647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43.7309222221375">
                <text:p>43.7309222221375</text:p>
              </table:table-cell>
              <table:table-cell office:value-type="float" office:value="98328.0058608059">
                <text:p>98328.0058608059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43.7423717975616">
                <text:p>43.7423717975616</text:p>
              </table:table-cell>
              <table:table-cell office:value-type="float" office:value="97820.2211440352">
                <text:p>97820.2211440352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43.7534737586975">
                <text:p>43.7534737586975</text:p>
              </table:table-cell>
              <table:table-cell office:value-type="float" office:value="100883.076989155">
                <text:p>100883.076989155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43.7648146152496">
                <text:p>43.7648146152496</text:p>
              </table:table-cell>
              <table:table-cell office:value-type="float" office:value="98757.9725439906">
                <text:p>98757.9725439906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43.776139497757">
                <text:p>43.776139497757</text:p>
              </table:table-cell>
              <table:table-cell office:value-type="float" office:value="98897.2732631579">
                <text:p>98897.2732631579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43.7874653339386">
                <text:p>43.7874653339386</text:p>
              </table:table-cell>
              <table:table-cell office:value-type="float" office:value="98888.9457729876">
                <text:p>98888.9457729876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43.7988991737366">
                <text:p>43.7988991737366</text:p>
              </table:table-cell>
              <table:table-cell office:value-type="float" office:value="97954.8445482411">
                <text:p>97954.8445482411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43.8102905750275">
                <text:p>43.8102905750275</text:p>
              </table:table-cell>
              <table:table-cell office:value-type="float" office:value="98319.7739592708">
                <text:p>98319.7739592708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43.8217942714691">
                <text:p>43.8217942714691</text:p>
              </table:table-cell>
              <table:table-cell office:value-type="float" office:value="97360.0099481865">
                <text:p>97360.0099481865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43.8330948352814">
                <text:p>43.8330948352814</text:p>
              </table:table-cell>
              <table:table-cell office:value-type="float" office:value="99110.0991603021">
                <text:p>99110.0991603021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43.8443455696106">
                <text:p>43.8443455696106</text:p>
              </table:table-cell>
              <table:table-cell office:value-type="float" office:value="99549.0576193605">
                <text:p>99549.0576193605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43.8555610179901">
                <text:p>43.8555610179901</text:p>
              </table:table-cell>
              <table:table-cell office:value-type="float" office:value="99862.2580302289">
                <text:p>99862.2580302289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43.8668477535248">
                <text:p>43.8668477535248</text:p>
              </table:table-cell>
              <table:table-cell office:value-type="float" office:value="99231.5268272074">
                <text:p>99231.5268272074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43.8781616687775">
                <text:p>43.8781616687775</text:p>
              </table:table-cell>
              <table:table-cell office:value-type="float" office:value="98993.1403042947">
                <text:p>98993.1403042947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43.889491558075">
                <text:p>43.889491558075</text:p>
              </table:table-cell>
              <table:table-cell office:value-type="float" office:value="98853.5695797647">
                <text:p>98853.5695797647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43.9008378982544">
                <text:p>43.9008378982544</text:p>
              </table:table-cell>
              <table:table-cell office:value-type="float" office:value="98710.2433284303">
                <text:p>98710.2433284303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43.9121198654175">
                <text:p>43.9121198654175</text:p>
              </table:table-cell>
              <table:table-cell office:value-type="float" office:value="99273.4674556213">
                <text:p>99273.4674556213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43.9235019683838">
                <text:p>43.9235019683838</text:p>
              </table:table-cell>
              <table:table-cell office:value-type="float" office:value="98400.0938416422">
                <text:p>98400.0938416422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43.9381744861603">
                <text:p>43.9381744861603</text:p>
              </table:table-cell>
              <table:table-cell office:value-type="float" office:value="76333.1840561577">
                <text:p>76333.1840561577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43.9526114463806">
                <text:p>43.9526114463806</text:p>
              </table:table-cell>
              <table:table-cell office:value-type="float" office:value="77578.6580351097">
                <text:p>77578.6580351097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43.9690544605255">
                <text:p>43.9690544605255</text:p>
              </table:table-cell>
              <table:table-cell office:value-type="float" office:value="68114.0325083011">
                <text:p>68114.0325083011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43.9804105758667">
                <text:p>43.9804105758667</text:p>
              </table:table-cell>
              <table:table-cell office:value-type="float" office:value="98625.2751359409">
                <text:p>98625.2751359409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43.9916779994965">
                <text:p>43.9916779994965</text:p>
              </table:table-cell>
              <table:table-cell office:value-type="float" office:value="99401.6056200935">
                <text:p>99401.6056200935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44.0030262470245">
                <text:p>44.0030262470245</text:p>
              </table:table-cell>
              <table:table-cell office:value-type="float" office:value="98693.6526744821">
                <text:p>98693.6526744821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44.0143411159515">
                <text:p>44.0143411159515</text:p>
              </table:table-cell>
              <table:table-cell office:value-type="float" office:value="98984.796662312">
                <text:p>98984.796662312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44.0258181095123">
                <text:p>44.0258181095123</text:p>
              </table:table-cell>
              <table:table-cell office:value-type="float" office:value="97586.532053679">
                <text:p>97586.532053679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44.0370373725891">
                <text:p>44.0370373725891</text:p>
              </table:table-cell>
              <table:table-cell office:value-type="float" office:value="99828.3035467624">
                <text:p>99828.3035467624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44.0511991977692">
                <text:p>44.0511991977692</text:p>
              </table:table-cell>
              <table:table-cell office:value-type="float" office:value="79085.8512769575">
                <text:p>79085.851276957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44.0625970363617">
                <text:p>44.0625970363617</text:p>
              </table:table-cell>
              <table:table-cell office:value-type="float" office:value="98264.2446554826">
                <text:p>98264.2446554826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44.0821623802185">
                <text:p>44.0821623802185</text:p>
              </table:table-cell>
              <table:table-cell office:value-type="float" office:value="57244.0744306204">
                <text:p>57244.0744306204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44.0939111709595">
                <text:p>44.0939111709595</text:p>
              </table:table-cell>
              <table:table-cell office:value-type="float" office:value="95328.9597792118">
                <text:p>95328.9597792118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44.104779958725">
                <text:p>44.104779958725</text:p>
              </table:table-cell>
              <table:table-cell office:value-type="float" office:value="103047.370522298">
                <text:p>103047.370522298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44.1160173416138">
                <text:p>44.1160173416138</text:p>
              </table:table-cell>
              <table:table-cell office:value-type="float" office:value="99667.3345638937">
                <text:p>99667.3345638937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44.1273276805878">
                <text:p>44.1273276805878</text:p>
              </table:table-cell>
              <table:table-cell office:value-type="float" office:value="99024.4414932861">
                <text:p>99024.4414932861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44.1385362148285">
                <text:p>44.1385362148285</text:p>
              </table:table-cell>
              <table:table-cell office:value-type="float" office:value="99923.859440143">
                <text:p>99923.859440143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44.1528253555298">
                <text:p>44.1528253555298</text:p>
              </table:table-cell>
              <table:table-cell office:value-type="float" office:value="78381.2003403801">
                <text:p>78381.200340380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44.1640803813934">
                <text:p>44.1640803813934</text:p>
              </table:table-cell>
              <table:table-cell office:value-type="float" office:value="99511.0996250556">
                <text:p>99511.0996250556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44.1754908561707">
                <text:p>44.1754908561707</text:p>
              </table:table-cell>
              <table:table-cell office:value-type="float" office:value="98155.4248939593">
                <text:p>98155.4248939593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44.1948838233948">
                <text:p>44.1948838233948</text:p>
              </table:table-cell>
              <table:table-cell office:value-type="float" office:value="57752.8950086059">
                <text:p>57752.8950086059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44.2061796188355">
                <text:p>44.2061796188355</text:p>
              </table:table-cell>
              <table:table-cell office:value-type="float" office:value="99151.9371860357">
                <text:p>99151.9371860357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44.2174270153046">
                <text:p>44.2174270153046</text:p>
              </table:table-cell>
              <table:table-cell office:value-type="float" office:value="99578.6005299417">
                <text:p>99578.6005299417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44.2286696434021">
                <text:p>44.2286696434021</text:p>
              </table:table-cell>
              <table:table-cell office:value-type="float" office:value="99620.8351182271">
                <text:p>99620.8351182271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44.2400689125061">
                <text:p>44.2400689125061</text:p>
              </table:table-cell>
              <table:table-cell office:value-type="float" office:value="98251.9133271982">
                <text:p>98251.9133271982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44.2513816356659">
                <text:p>44.2513816356659</text:p>
              </table:table-cell>
              <table:table-cell office:value-type="float" office:value="99003.5718350229">
                <text:p>99003.5718350229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44.2662336826325">
                <text:p>44.2662336826325</text:p>
              </table:table-cell>
              <table:table-cell office:value-type="float" office:value="75410.4806241372">
                <text:p>75410.4806241372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44.2775311470032">
                <text:p>44.2775311470032</text:p>
              </table:table-cell>
              <table:table-cell office:value-type="float" office:value="99137.2898596602">
                <text:p>99137.2898596602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44.2963759899139">
                <text:p>44.2963759899139</text:p>
              </table:table-cell>
              <table:table-cell office:value-type="float" office:value="59432.705557875">
                <text:p>59432.705557875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44.3075890541077">
                <text:p>44.3075890541077</text:p>
              </table:table-cell>
              <table:table-cell office:value-type="float" office:value="99883.4913142395">
                <text:p>99883.4913142395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44.3189487457275">
                <text:p>44.3189487457275</text:p>
              </table:table-cell>
              <table:table-cell office:value-type="float" office:value="98594.2257482265">
                <text:p>98594.225748226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44.3302602767944">
                <text:p>44.3302602767944</text:p>
              </table:table-cell>
              <table:table-cell office:value-type="float" office:value="99014.005564455">
                <text:p>99014.005564455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44.3415331840515">
                <text:p>44.3415331840515</text:p>
              </table:table-cell>
              <table:table-cell office:value-type="float" office:value="99353.2524004907">
                <text:p>99353.2524004907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44.3526797294617">
                <text:p>44.3526797294617</text:p>
              </table:table-cell>
              <table:table-cell office:value-type="float" office:value="100479.561943874">
                <text:p>100479.561943874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44.3678960800171">
                <text:p>44.3678960800171</text:p>
              </table:table-cell>
              <table:table-cell office:value-type="float" office:value="73605.0340008148">
                <text:p>73605.0340008148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44.3793668746948">
                <text:p>44.3793668746948</text:p>
              </table:table-cell>
              <table:table-cell office:value-type="float" office:value="97639.2683737945">
                <text:p>97639.2683737945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44.3906371593475">
                <text:p>44.3906371593475</text:p>
              </table:table-cell>
              <table:table-cell office:value-type="float" office:value="99376.3719828224">
                <text:p>99376.3719828224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44.4091877937317">
                <text:p>44.4091877937317</text:p>
              </table:table-cell>
              <table:table-cell office:value-type="float" office:value="60375.2937396378">
                <text:p>60375.2937396378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44.4203526973724">
                <text:p>44.4203526973724</text:p>
              </table:table-cell>
              <table:table-cell office:value-type="float" office:value="100314.34538427">
                <text:p>100314.34538427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44.4315822124481">
                <text:p>44.4315822124481</text:p>
              </table:table-cell>
              <table:table-cell office:value-type="float" office:value="99737.1651804671">
                <text:p>99737.1651804671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44.4429602622986">
                <text:p>44.4429602622986</text:p>
              </table:table-cell>
              <table:table-cell office:value-type="float" office:value="98435.1461559416">
                <text:p>98435.1461559416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44.4542212486267">
                <text:p>44.4542212486267</text:p>
              </table:table-cell>
              <table:table-cell office:value-type="float" office:value="99458.4281842818">
                <text:p>99458.4281842818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44.4698386192322">
                <text:p>44.4698386192322</text:p>
              </table:table-cell>
              <table:table-cell office:value-type="float" office:value="71715.0170981925">
                <text:p>71715.017098192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44.4811272621155">
                <text:p>44.4811272621155</text:p>
              </table:table-cell>
              <table:table-cell office:value-type="float" office:value="99214.7604967475">
                <text:p>99214.7604967475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44.4934113025665">
                <text:p>44.4934113025665</text:p>
              </table:table-cell>
              <table:table-cell office:value-type="float" office:value="91175.2126234885">
                <text:p>91175.2126234885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44.5036826133728">
                <text:p>44.5036826133728</text:p>
              </table:table-cell>
              <table:table-cell office:value-type="float" office:value="109041.583992944">
                <text:p>109041.583992944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44.5218868255615">
                <text:p>44.5218868255615</text:p>
              </table:table-cell>
              <table:table-cell office:value-type="float" office:value="61524.2224375933">
                <text:p>61524.2224375933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44.533135175705">
                <text:p>44.533135175705</text:p>
              </table:table-cell>
              <table:table-cell office:value-type="float" office:value="99570.1579092393">
                <text:p>99570.1579092393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44.5444130897522">
                <text:p>44.5444130897522</text:p>
              </table:table-cell>
              <table:table-cell office:value-type="float" office:value="99309.1448745323">
                <text:p>99309.1448745323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44.5557658672333">
                <text:p>44.5557658672333</text:p>
              </table:table-cell>
              <table:table-cell office:value-type="float" office:value="98654.2722137052">
                <text:p>98654.2722137052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44.5669665336609">
                <text:p>44.5669665336609</text:p>
              </table:table-cell>
              <table:table-cell office:value-type="float" office:value="99994.0501074948">
                <text:p>99994.0501074948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44.582905292511">
                <text:p>44.582905292511</text:p>
              </table:table-cell>
              <table:table-cell office:value-type="float" office:value="70268.9594926106">
                <text:p>70268.9594926106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44.5942444801331">
                <text:p>44.5942444801331</text:p>
              </table:table-cell>
              <table:table-cell office:value-type="float" office:value="98772.5079899075">
                <text:p>98772.5079899075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44.6055438518524">
                <text:p>44.6055438518524</text:p>
              </table:table-cell>
              <table:table-cell office:value-type="float" office:value="99120.5553562762">
                <text:p>99120.5553562762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44.6232898235321">
                <text:p>44.6232898235321</text:p>
              </table:table-cell>
              <table:table-cell office:value-type="float" office:value="63112.9148753224">
                <text:p>63112.9148753224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44.6345727443695">
                <text:p>44.6345727443695</text:p>
              </table:table-cell>
              <table:table-cell office:value-type="float" office:value="99265.0764939566">
                <text:p>99265.0764939566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44.6458313465118">
                <text:p>44.6458313465118</text:p>
              </table:table-cell>
              <table:table-cell office:value-type="float" office:value="99479.4900681886">
                <text:p>99479.4900681886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44.6573343276978">
                <text:p>44.6573343276978</text:p>
              </table:table-cell>
              <table:table-cell office:value-type="float" office:value="97366.0637967128">
                <text:p>97366.0637967128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44.6686275005341">
                <text:p>44.6686275005341</text:p>
              </table:table-cell>
              <table:table-cell office:value-type="float" office:value="99174.9631600059">
                <text:p>99174.9631600059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44.6849312782288">
                <text:p>44.6849312782288</text:p>
              </table:table-cell>
              <table:table-cell office:value-type="float" office:value="68695.7354898147">
                <text:p>68695.7354898147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44.696435213089">
                <text:p>44.696435213089</text:p>
              </table:table-cell>
              <table:table-cell office:value-type="float" office:value="97357.9921659655">
                <text:p>97357.9921659655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44.7075700759888">
                <text:p>44.7075700759888</text:p>
              </table:table-cell>
              <table:table-cell office:value-type="float" office:value="100584.983405777">
                <text:p>100584.983405777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44.7188248634338">
                <text:p>44.7188248634338</text:p>
              </table:table-cell>
              <table:table-cell office:value-type="float" office:value="99513.2076430962">
                <text:p>99513.2076430962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44.7361392974854">
                <text:p>44.7361392974854</text:p>
              </table:table-cell>
              <table:table-cell office:value-type="float" office:value="64685.9144611826">
                <text:p>64685.9144611826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44.7473802566528">
                <text:p>44.7473802566528</text:p>
              </table:table-cell>
              <table:table-cell office:value-type="float" office:value="99635.6256893187">
                <text:p>99635.6256893187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44.7586174011231">
                <text:p>44.7586174011231</text:p>
              </table:table-cell>
              <table:table-cell office:value-type="float" office:value="99669.4492064839">
                <text:p>99669.4492064839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44.7698965072632">
                <text:p>44.7698965072632</text:p>
              </table:table-cell>
              <table:table-cell office:value-type="float" office:value="99298.6488543164">
                <text:p>99298.6488543164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44.7865691184998">
                <text:p>44.7865691184998</text:p>
              </table:table-cell>
              <table:table-cell office:value-type="float" office:value="67176.04004004">
                <text:p>67176.04004004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44.7984220981598">
                <text:p>44.7984220981598</text:p>
              </table:table-cell>
              <table:table-cell office:value-type="float" office:value="94491.0083475812">
                <text:p>94491.0083475812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44.8095486164093">
                <text:p>44.8095486164093</text:p>
              </table:table-cell>
              <table:table-cell office:value-type="float" office:value="100660.419988">
                <text:p>100660.419988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44.8210339546204">
                <text:p>44.8210339546204</text:p>
              </table:table-cell>
              <table:table-cell office:value-type="float" office:value="97515.6307475142">
                <text:p>97515.6307475142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44.832460641861">
                <text:p>44.832460641861</text:p>
              </table:table-cell>
              <table:table-cell office:value-type="float" office:value="98016.1595760219">
                <text:p>98016.1595760219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44.8489575386047">
                <text:p>44.8489575386047</text:p>
              </table:table-cell>
              <table:table-cell office:value-type="float" office:value="67891.5566603558">
                <text:p>67891.5566603558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44.8601777553558">
                <text:p>44.8601777553558</text:p>
              </table:table-cell>
              <table:table-cell office:value-type="float" office:value="99819.8185333928">
                <text:p>99819.8185333928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44.8713960647583">
                <text:p>44.8713960647583</text:p>
              </table:table-cell>
              <table:table-cell office:value-type="float" office:value="99836.7900027628">
                <text:p>99836.7900027628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44.8826627731323">
                <text:p>44.8826627731323</text:p>
              </table:table-cell>
              <table:table-cell office:value-type="float" office:value="99407.9160318267">
                <text:p>99407.9160318267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44.8996043205261">
                <text:p>44.8996043205261</text:p>
              </table:table-cell>
              <table:table-cell office:value-type="float" office:value="66109.6636550424">
                <text:p>66109.6636550424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44.9112849235535">
                <text:p>44.9112849235535</text:p>
              </table:table-cell>
              <table:table-cell office:value-type="float" office:value="95885.4604833442">
                <text:p>95885.4604833442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44.9227464199066">
                <text:p>44.9227464199066</text:p>
              </table:table-cell>
              <table:table-cell office:value-type="float" office:value="97718.4798119527">
                <text:p>97718.4798119527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44.9365885257721">
                <text:p>44.9365885257721</text:p>
              </table:table-cell>
              <table:table-cell office:value-type="float" office:value="80912.5440077164">
                <text:p>80912.5440077164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44.9505300521851">
                <text:p>44.9505300521851</text:p>
              </table:table-cell>
              <table:table-cell office:value-type="float" office:value="80335.5362120564">
                <text:p>80335.5362120564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44.9541447162628">
                <text:p>44.9541447162628</text:p>
              </table:table-cell>
              <table:table-cell office:value-type="float" office:value="309848.98621463">
                <text:p>309848.98621463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44.9618799686432">
                <text:p>44.9618799686432</text:p>
              </table:table-cell>
              <table:table-cell office:value-type="float" office:value="144791.655776107">
                <text:p>144791.655776107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44.9735651016235">
                <text:p>44.9735651016235</text:p>
              </table:table-cell>
              <table:table-cell office:value-type="float" office:value="95848.2887515048">
                <text:p>95848.2887515048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44.9771981239319">
                <text:p>44.9771981239319</text:p>
              </table:table-cell>
              <table:table-cell office:value-type="float" office:value="308283.270770442">
                <text:p>308283.270770442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44.98086810112">
                <text:p>44.98086810112</text:p>
              </table:table-cell>
              <table:table-cell office:value-type="float" office:value="305179.008640291">
                <text:p>305179.008640291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44.9905982017517">
                <text:p>44.9905982017517</text:p>
              </table:table-cell>
              <table:table-cell office:value-type="float" office:value="115106.723187376">
                <text:p>115106.723187376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44.9942073822021">
                <text:p>44.9942073822021</text:p>
              </table:table-cell>
              <table:table-cell office:value-type="float" office:value="310319.756903158">
                <text:p>310319.756903158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44.9990651607513">
                <text:p>44.9990651607513</text:p>
              </table:table-cell>
              <table:table-cell office:value-type="float" office:value="230558.060368098">
                <text:p>230558.060368098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45.0026211738586">
                <text:p>45.0026211738586</text:p>
              </table:table-cell>
              <table:table-cell office:value-type="float" office:value="314959.468990949">
                <text:p>314959.468990949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45.0075850486755">
                <text:p>45.0075850486755</text:p>
              </table:table-cell>
              <table:table-cell office:value-type="float" office:value="225630.18635927">
                <text:p>225630.18635927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45.0111241340637">
                <text:p>45.0111241340637</text:p>
              </table:table-cell>
              <table:table-cell office:value-type="float" office:value="316465.944489356">
                <text:p>316465.944489356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45.0147154331207">
                <text:p>45.0147154331207</text:p>
              </table:table-cell>
              <table:table-cell office:value-type="float" office:value="311864.866228507">
                <text:p>311864.866228507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45.0182886123657">
                <text:p>45.0182886123657</text:p>
              </table:table-cell>
              <table:table-cell office:value-type="float" office:value="313446.352171882">
                <text:p>313446.352171882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45.0218412876129">
                <text:p>45.0218412876129</text:p>
              </table:table-cell>
              <table:table-cell office:value-type="float" office:value="315255.384202403">
                <text:p>315255.384202403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45.0254063606262">
                <text:p>45.0254063606262</text:p>
              </table:table-cell>
              <table:table-cell office:value-type="float" office:value="314159.06373303">
                <text:p>314159.06373303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45.0289657115936">
                <text:p>45.0289657115936</text:p>
              </table:table-cell>
              <table:table-cell office:value-type="float" office:value="314664.108781566">
                <text:p>314664.108781566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45.0340185165405">
                <text:p>45.0340185165405</text:p>
              </table:table-cell>
              <table:table-cell office:value-type="float" office:value="221659.061010711">
                <text:p>221659.061010711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45.0449764728546">
                <text:p>45.0449764728546</text:p>
              </table:table-cell>
              <table:table-cell office:value-type="float" office:value="102208.839668415">
                <text:p>102208.839668415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45.0559682846069">
                <text:p>45.0559682846069</text:p>
              </table:table-cell>
              <table:table-cell office:value-type="float" office:value="101894.030323406">
                <text:p>101894.030323406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45.0608277320862">
                <text:p>45.0608277320862</text:p>
              </table:table-cell>
              <table:table-cell office:value-type="float" office:value="230478.877440879">
                <text:p>230478.877440879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45.0716638565064">
                <text:p>45.0716638565064</text:p>
              </table:table-cell>
              <table:table-cell office:value-type="float" office:value="103357.986358636">
                <text:p>103357.986358636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45.0825519561768">
                <text:p>45.0825519561768</text:p>
              </table:table-cell>
              <table:table-cell office:value-type="float" office:value="102864.598405886">
                <text:p>102864.598405886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45.0931506156921">
                <text:p>45.0931506156921</text:p>
              </table:table-cell>
              <table:table-cell office:value-type="float" office:value="105673.740945697">
                <text:p>105673.740945697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45.1040976047516">
                <text:p>45.1040976047516</text:p>
              </table:table-cell>
              <table:table-cell office:value-type="float" office:value="102311.237721877">
                <text:p>102311.237721877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45.1149201393127">
                <text:p>45.1149201393127</text:p>
              </table:table-cell>
              <table:table-cell office:value-type="float" office:value="103487.773004648">
                <text:p>103487.773004648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45.1257567405701">
                <text:p>45.1257567405701</text:p>
              </table:table-cell>
              <table:table-cell office:value-type="float" office:value="103353.438352548">
                <text:p>103353.438352548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45.1365425586701">
                <text:p>45.1365425586701</text:p>
              </table:table-cell>
              <table:table-cell office:value-type="float" office:value="103840.060125113">
                <text:p>103840.060125113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45.1472616195679">
                <text:p>45.1472616195679</text:p>
              </table:table-cell>
              <table:table-cell office:value-type="float" office:value="104486.765275028">
                <text:p>104486.765275028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45.158050775528">
                <text:p>45.158050775528</text:p>
              </table:table-cell>
              <table:table-cell office:value-type="float" office:value="103807.93494354">
                <text:p>103807.93494354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45.1687681674957">
                <text:p>45.1687681674957</text:p>
              </table:table-cell>
              <table:table-cell office:value-type="float" office:value="104503.036127425">
                <text:p>104503.036127425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45.1857893466949">
                <text:p>45.1857893466949</text:p>
              </table:table-cell>
              <table:table-cell office:value-type="float" office:value="65800.3765127745">
                <text:p>65800.3765127745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45.1968615055084">
                <text:p>45.1968615055084</text:p>
              </table:table-cell>
              <table:table-cell office:value-type="float" office:value="101154.618432386">
                <text:p>101154.618432386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45.2076511383057">
                <text:p>45.2076511383057</text:p>
              </table:table-cell>
              <table:table-cell office:value-type="float" office:value="103803.347254447">
                <text:p>103803.347254447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45.2183058261871">
                <text:p>45.2183058261871</text:p>
              </table:table-cell>
              <table:table-cell office:value-type="float" office:value="105118.048736826">
                <text:p>105118.048736826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45.2290990352631">
                <text:p>45.2290990352631</text:p>
              </table:table-cell>
              <table:table-cell office:value-type="float" office:value="103768.952507179">
                <text:p>103768.952507179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45.2425785064697">
                <text:p>45.2425785064697</text:p>
              </table:table-cell>
              <table:table-cell office:value-type="float" office:value="83089.3128393795">
                <text:p>83089.3128393795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45.2508931159973">
                <text:p>45.2508931159973</text:p>
              </table:table-cell>
              <table:table-cell office:value-type="float" office:value="134702.657567242">
                <text:p>134702.657567242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45.2616472244263">
                <text:p>45.2616472244263</text:p>
              </table:table-cell>
              <table:table-cell office:value-type="float" office:value="104146.243958675">
                <text:p>104146.243958675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45.2726504802704">
                <text:p>45.2726504802704</text:p>
              </table:table-cell>
              <table:table-cell office:value-type="float" office:value="101788.053996663">
                <text:p>101788.053996663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45.2832183837891">
                <text:p>45.2832183837891</text:p>
              </table:table-cell>
              <table:table-cell office:value-type="float" office:value="105981.285504794">
                <text:p>105981.285504794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45.2942690849304">
                <text:p>45.2942690849304</text:p>
              </table:table-cell>
              <table:table-cell office:value-type="float" office:value="101351.035167206">
                <text:p>101351.035167206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45.2985491752625">
                <text:p>45.2985491752625</text:p>
              </table:table-cell>
              <table:table-cell office:value-type="float" office:value="261676.720142602">
                <text:p>261676.720142602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45.3092103004456">
                <text:p>45.3092103004456</text:p>
              </table:table-cell>
              <table:table-cell office:value-type="float" office:value="105054.577332498">
                <text:p>105054.577332498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45.3200664520264">
                <text:p>45.3200664520264</text:p>
              </table:table-cell>
              <table:table-cell office:value-type="float" office:value="103167.314094962">
                <text:p>103167.314094962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45.3309216499329">
                <text:p>45.3309216499329</text:p>
              </table:table-cell>
              <table:table-cell office:value-type="float" office:value="103176.377772897">
                <text:p>103176.377772897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45.3417007923126">
                <text:p>45.3417007923126</text:p>
              </table:table-cell>
              <table:table-cell office:value-type="float" office:value="103904.3701754">
                <text:p>103904.3701754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45.3525388240814">
                <text:p>45.3525388240814</text:p>
              </table:table-cell>
              <table:table-cell office:value-type="float" office:value="103339.796735448">
                <text:p>103339.796735448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45.3631851673126">
                <text:p>45.3631851673126</text:p>
              </table:table-cell>
              <table:table-cell office:value-type="float" office:value="105200.440721996">
                <text:p>105200.440721996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45.3756284713745">
                <text:p>45.3756284713745</text:p>
              </table:table-cell>
              <table:table-cell office:value-type="float" office:value="90008.2481653925">
                <text:p>90008.2481653925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45.3917603492737">
                <text:p>45.3917603492737</text:p>
              </table:table-cell>
              <table:table-cell office:value-type="float" office:value="69427.750879371">
                <text:p>69427.750879371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45.4028549194336">
                <text:p>45.4028549194336</text:p>
              </table:table-cell>
              <table:table-cell office:value-type="float" office:value="100950.283233765">
                <text:p>100950.283233765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45.4134335517883">
                <text:p>45.4134335517883</text:p>
              </table:table-cell>
              <table:table-cell office:value-type="float" office:value="105873.799414018">
                <text:p>105873.799414018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45.4243047237396">
                <text:p>45.4243047237396</text:p>
              </table:table-cell>
              <table:table-cell office:value-type="float" office:value="103024.770927912">
                <text:p>103024.770927912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45.4352133274078">
                <text:p>45.4352133274078</text:p>
              </table:table-cell>
              <table:table-cell office:value-type="float" office:value="102671.252349521">
                <text:p>102671.252349521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45.4460861682892">
                <text:p>45.4460861682892</text:p>
              </table:table-cell>
              <table:table-cell office:value-type="float" office:value="103008.957109026">
                <text:p>103008.957109026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45.4569063186646">
                <text:p>45.4569063186646</text:p>
              </table:table-cell>
              <table:table-cell office:value-type="float" office:value="103510.57620695">
                <text:p>103510.57620695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45.4676289558411">
                <text:p>45.4676289558411</text:p>
              </table:table-cell>
              <table:table-cell office:value-type="float" office:value="104451.916218259">
                <text:p>104451.916218259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45.4783318042755">
                <text:p>45.4783318042755</text:p>
              </table:table-cell>
              <table:table-cell office:value-type="float" office:value="104645.039762981">
                <text:p>104645.039762981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45.4890949726105">
                <text:p>45.4890949726105</text:p>
              </table:table-cell>
              <table:table-cell office:value-type="float" office:value="104058.578770158">
                <text:p>104058.578770158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45.4999179840088">
                <text:p>45.4999179840088</text:p>
              </table:table-cell>
              <table:table-cell office:value-type="float" office:value="103483.213569776">
                <text:p>103483.213569776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45.5107386112213">
                <text:p>45.5107386112213</text:p>
              </table:table-cell>
              <table:table-cell office:value-type="float" office:value="103506.014762587">
                <text:p>103506.014762587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45.5217196941376">
                <text:p>45.5217196941376</text:p>
              </table:table-cell>
              <table:table-cell office:value-type="float" office:value="101993.583742238">
                <text:p>101993.583742238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45.5326383113861">
                <text:p>45.5326383113861</text:p>
              </table:table-cell>
              <table:table-cell office:value-type="float" office:value="102577.091449035">
                <text:p>102577.091449035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45.5362288951874">
                <text:p>45.5362288951874</text:p>
              </table:table-cell>
              <table:table-cell office:value-type="float" office:value="311926.990703851">
                <text:p>311926.990703851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45.5469233989716">
                <text:p>45.5469233989716</text:p>
              </table:table-cell>
              <table:table-cell office:value-type="float" office:value="104726.691635456">
                <text:p>104726.691635456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45.55775141716">
                <text:p>45.55775141716</text:p>
              </table:table-cell>
              <table:table-cell office:value-type="float" office:value="103435.363748459">
                <text:p>103435.363748459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45.5685338973999">
                <text:p>45.5685338973999</text:p>
              </table:table-cell>
              <table:table-cell office:value-type="float" office:value="103872.205196241">
                <text:p>103872.205196241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45.5792210102081">
                <text:p>45.5792210102081</text:p>
              </table:table-cell>
              <table:table-cell office:value-type="float" office:value="104799.118349136">
                <text:p>104799.118349136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45.5899810791016">
                <text:p>45.5899810791016</text:p>
              </table:table-cell>
              <table:table-cell office:value-type="float" office:value="104088.552879396">
                <text:p>104088.552879396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45.6083698272705">
                <text:p>45.6083698272705</text:p>
              </table:table-cell>
              <table:table-cell office:value-type="float" office:value="60906.8104968364">
                <text:p>60906.8104968364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45.6191456317902">
                <text:p>45.6191456317902</text:p>
              </table:table-cell>
              <table:table-cell office:value-type="float" office:value="103936.555081089">
                <text:p>103936.555081089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45.6299149990082">
                <text:p>45.6299149990082</text:p>
              </table:table-cell>
              <table:table-cell office:value-type="float" office:value="103998.682311269">
                <text:p>103998.682311269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45.6407380104065">
                <text:p>45.6407380104065</text:p>
              </table:table-cell>
              <table:table-cell office:value-type="float" office:value="103483.213569776">
                <text:p>103483.213569776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45.651540517807">
                <text:p>45.651540517807</text:p>
              </table:table-cell>
              <table:table-cell office:value-type="float" office:value="103679.632744046">
                <text:p>103679.632744046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45.6626536846161">
                <text:p>45.6626536846161</text:p>
              </table:table-cell>
              <table:table-cell office:value-type="float" office:value="100781.354157728">
                <text:p>100781.354157728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45.67333984375">
                <text:p>45.67333984375</text:p>
              </table:table-cell>
              <table:table-cell office:value-type="float" office:value="104808.471029205">
                <text:p>104808.471029205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45.6844005584717">
                <text:p>45.6844005584717</text:p>
              </table:table-cell>
              <table:table-cell office:value-type="float" office:value="101259.279186067">
                <text:p>101259.279186067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45.6953599452972">
                <text:p>45.6953599452972</text:p>
              </table:table-cell>
              <table:table-cell office:value-type="float" office:value="102195.498509801">
                <text:p>102195.498509801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45.7061004638672">
                <text:p>45.7061004638672</text:p>
              </table:table-cell>
              <table:table-cell office:value-type="float" office:value="104278.019045928">
                <text:p>104278.019045928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45.7169463634491">
                <text:p>45.7169463634491</text:p>
              </table:table-cell>
              <table:table-cell office:value-type="float" office:value="103264.832164604">
                <text:p>103264.832164604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45.7277193069458">
                <text:p>45.7277193069458</text:p>
              </table:table-cell>
              <table:table-cell office:value-type="float" office:value="103964.158017041">
                <text:p>103964.158017041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45.7385122776032">
                <text:p>45.7385122776032</text:p>
              </table:table-cell>
              <table:table-cell office:value-type="float" office:value="103771.244781197">
                <text:p>103771.244781197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45.7491319179535">
                <text:p>45.7491319179535</text:p>
              </table:table-cell>
              <table:table-cell office:value-type="float" office:value="105464.965201383">
                <text:p>105464.965201383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45.7599177360535">
                <text:p>45.7599177360535</text:p>
              </table:table-cell>
              <table:table-cell office:value-type="float" office:value="103840.060125113">
                <text:p>103840.060125113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45.7708570957184">
                <text:p>45.7708570957184</text:p>
              </table:table-cell>
              <table:table-cell office:value-type="float" office:value="102382.592245494">
                <text:p>102382.592245494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45.7744147777557">
                <text:p>45.7744147777557</text:p>
              </table:table-cell>
              <table:table-cell office:value-type="float" office:value="314811.719608632">
                <text:p>314811.719608632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45.7843024730682">
                <text:p>45.7843024730682</text:p>
              </table:table-cell>
              <table:table-cell office:value-type="float" office:value="113272.098765432">
                <text:p>113272.098765432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45.7952642440796">
                <text:p>45.7952642440796</text:p>
              </table:table-cell>
              <table:table-cell office:value-type="float" office:value="102173.270983318">
                <text:p>102173.270983318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45.8060836791992">
                <text:p>45.8060836791992</text:p>
              </table:table-cell>
              <table:table-cell office:value-type="float" office:value="103517.419127369">
                <text:p>103517.419127369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45.8255789279938">
                <text:p>45.8255789279938</text:p>
              </table:table-cell>
              <table:table-cell office:value-type="float" office:value="57449.8951925546">
                <text:p>57449.8951925546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45.8362979888916">
                <text:p>45.8362979888916</text:p>
              </table:table-cell>
              <table:table-cell office:value-type="float" office:value="104486.765275028">
                <text:p>104486.765275028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45.8470237255096">
                <text:p>45.8470237255096</text:p>
              </table:table-cell>
              <table:table-cell office:value-type="float" office:value="104421.7325005">
                <text:p>104421.7325005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45.8577487468719">
                <text:p>45.8577487468719</text:p>
              </table:table-cell>
              <table:table-cell office:value-type="float" office:value="104428.696425396">
                <text:p>104428.696425396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45.8685438632965">
                <text:p>45.8685438632965</text:p>
              </table:table-cell>
              <table:table-cell office:value-type="float" office:value="103750.617960157">
                <text:p>103750.617960157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45.8793075084686">
                <text:p>45.8793075084686</text:p>
              </table:table-cell>
              <table:table-cell office:value-type="float" office:value="104053.968900899">
                <text:p>104053.968900899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45.8901488780975">
                <text:p>45.8901488780975</text:p>
              </table:table-cell>
              <table:table-cell office:value-type="float" office:value="103307.980295567">
                <text:p>103307.980295567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45.9009342193604">
                <text:p>45.9009342193604</text:p>
              </table:table-cell>
              <table:table-cell office:value-type="float" office:value="103844.651059973">
                <text:p>103844.651059973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45.9118838310242">
                <text:p>45.9118838310242</text:p>
              </table:table-cell>
              <table:table-cell office:value-type="float" office:value="102286.732569786">
                <text:p>102286.732569786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45.9228854179382">
                <text:p>45.9228854179382</text:p>
              </table:table-cell>
              <table:table-cell office:value-type="float" office:value="101803.495145631">
                <text:p>101803.495145631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45.9350783824921">
                <text:p>45.9350783824921</text:p>
              </table:table-cell>
              <table:table-cell office:value-type="float" office:value="91856.2499755578">
                <text:p>91856.2499755578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45.9448053836823">
                <text:p>45.9448053836823</text:p>
              </table:table-cell>
              <table:table-cell office:value-type="float" office:value="115143.401147115">
                <text:p>115143.401147115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45.9526128768921">
                <text:p>45.9526128768921</text:p>
              </table:table-cell>
              <table:table-cell office:value-type="float" office:value="143451.933917611">
                <text:p>143451.933917611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45.9573600292206">
                <text:p>45.9573600292206</text:p>
              </table:table-cell>
              <table:table-cell office:value-type="float" office:value="235930.916578776">
                <text:p>235930.916578776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45.9772357940674">
                <text:p>45.9772357940674</text:p>
              </table:table-cell>
              <table:table-cell office:value-type="float" office:value="56350.0327475559">
                <text:p>56350.0327475559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45.9880137443543">
                <text:p>45.9880137443543</text:p>
              </table:table-cell>
              <table:table-cell office:value-type="float" office:value="103915.862496129">
                <text:p>103915.862496129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45.9986891746521">
                <text:p>45.9986891746521</text:p>
              </table:table-cell>
              <table:table-cell office:value-type="float" office:value="104913.803823477">
                <text:p>104913.803823477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46.008935213089">
                <text:p>46.008935213089</text:p>
              </table:table-cell>
              <table:table-cell office:value-type="float" office:value="109310.54054683">
                <text:p>109310.54054683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46.0192801952362">
                <text:p>46.0192801952362</text:p>
              </table:table-cell>
              <table:table-cell office:value-type="float" office:value="108265.049089652">
                <text:p>108265.049089652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46.0226287841797">
                <text:p>46.0226287841797</text:p>
              </table:table-cell>
              <table:table-cell office:value-type="float" office:value="334469.240299039">
                <text:p>334469.240299039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46.0325775146484">
                <text:p>46.0325775146484</text:p>
              </table:table-cell>
              <table:table-cell office:value-type="float" office:value="112577.17791411">
                <text:p>112577.17791411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46.0427451133728">
                <text:p>46.0427451133728</text:p>
              </table:table-cell>
              <table:table-cell office:value-type="float" office:value="110153.835764198">
                <text:p>110153.835764198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46.0611391067505">
                <text:p>46.0611391067505</text:p>
              </table:table-cell>
              <table:table-cell office:value-type="float" office:value="60889.4423849644">
                <text:p>60889.4423849644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46.0715475082398">
                <text:p>46.0715475082398</text:p>
              </table:table-cell>
              <table:table-cell office:value-type="float" office:value="107605.380245556">
                <text:p>107605.380245556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46.081836938858">
                <text:p>46.081836938858</text:p>
              </table:table-cell>
              <table:table-cell office:value-type="float" office:value="108849.560442107">
                <text:p>108849.560442107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46.096764087677">
                <text:p>46.096764087677</text:p>
              </table:table-cell>
              <table:table-cell office:value-type="float" office:value="75031.0734878372">
                <text:p>75031.0734878372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46.1027762889862">
                <text:p>46.1027762889862</text:p>
              </table:table-cell>
              <table:table-cell office:value-type="float" office:value="186287.840742356">
                <text:p>186287.840742356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46.112694978714">
                <text:p>46.112694978714</text:p>
              </table:table-cell>
              <table:table-cell office:value-type="float" office:value="112918.140474016">
                <text:p>112918.140474016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46.1231615543366">
                <text:p>46.1231615543366</text:p>
              </table:table-cell>
              <table:table-cell office:value-type="float" office:value="107007.30022779">
                <text:p>107007.30022779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46.1333577632904">
                <text:p>46.1333577632904</text:p>
              </table:table-cell>
              <table:table-cell office:value-type="float" office:value="109844.747696768">
                <text:p>109844.747696768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46.136709690094">
                <text:p>46.136709690094</text:p>
              </table:table-cell>
              <table:table-cell office:value-type="float" office:value="334136.174692368">
                <text:p>334136.174692368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46.1458940505981">
                <text:p>46.1458940505981</text:p>
              </table:table-cell>
              <table:table-cell office:value-type="float" office:value="121946.432687815">
                <text:p>121946.432687815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46.1562011241913">
                <text:p>46.1562011241913</text:p>
              </table:table-cell>
              <table:table-cell office:value-type="float" office:value="108663.238879508">
                <text:p>108663.238879508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46.1747074127197">
                <text:p>46.1747074127197</text:p>
              </table:table-cell>
              <table:table-cell office:value-type="float" office:value="60519.9685652079">
                <text:p>60519.9685652079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46.1851563453674">
                <text:p>46.1851563453674</text:p>
              </table:table-cell>
              <table:table-cell office:value-type="float" office:value="107187.981563455">
                <text:p>107187.981563455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46.1957111358643">
                <text:p>46.1957111358643</text:p>
              </table:table-cell>
              <table:table-cell office:value-type="float" office:value="106112.954145019">
                <text:p>106112.954145019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46.2060234546661">
                <text:p>46.2060234546661</text:p>
              </table:table-cell>
              <table:table-cell office:value-type="float" office:value="108607.968927011">
                <text:p>108607.968927011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46.2164187431335">
                <text:p>46.2164187431335</text:p>
              </table:table-cell>
              <table:table-cell office:value-type="float" office:value="107741.117864269">
                <text:p>107741.117864269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46.2266447544098">
                <text:p>46.2266447544098</text:p>
              </table:table-cell>
              <table:table-cell office:value-type="float" office:value="109524.620083467">
                <text:p>109524.620083467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46.2369592189789">
                <text:p>46.2369592189789</text:p>
              </table:table-cell>
              <table:table-cell office:value-type="float" office:value="108585.374693727">
                <text:p>108585.374693727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46.2473006248474">
                <text:p>46.2473006248474</text:p>
              </table:table-cell>
              <table:table-cell office:value-type="float" office:value="108302.48945245">
                <text:p>108302.48945245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46.2576746940613">
                <text:p>46.2576746940613</text:p>
              </table:table-cell>
              <table:table-cell office:value-type="float" office:value="107961.492921493">
                <text:p>107961.492921493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46.2610635757446">
                <text:p>46.2610635757446</text:p>
              </table:table-cell>
              <table:table-cell office:value-type="float" office:value="330492.50598002">
                <text:p>330492.50598002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46.2698066234589">
                <text:p>46.2698066234589</text:p>
              </table:table-cell>
              <table:table-cell office:value-type="float" office:value="128101.782880205">
                <text:p>128101.782880205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46.2886753082275">
                <text:p>46.2886753082275</text:p>
              </table:table-cell>
              <table:table-cell office:value-type="float" office:value="59357.6083193288">
                <text:p>59357.6083193288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46.2990794181824">
                <text:p>46.2990794181824</text:p>
              </table:table-cell>
              <table:table-cell office:value-type="float" office:value="107649.765800449">
                <text:p>107649.765800449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46.3094596862793">
                <text:p>46.3094596862793</text:p>
              </table:table-cell>
              <table:table-cell office:value-type="float" office:value="107897.020533787">
                <text:p>107897.020533787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46.3199033737183">
                <text:p>46.3199033737183</text:p>
              </table:table-cell>
              <table:table-cell office:value-type="float" office:value="107241.815359328">
                <text:p>107241.815359328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46.3301551342011">
                <text:p>46.3301551342011</text:p>
              </table:table-cell>
              <table:table-cell office:value-type="float" office:value="109249.528593688">
                <text:p>109249.528593688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46.3405895233154">
                <text:p>46.3405895233154</text:p>
              </table:table-cell>
              <table:table-cell office:value-type="float" office:value="107337.381012224">
                <text:p>107337.381012224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46.3507959842682">
                <text:p>46.3507959842682</text:p>
              </table:table-cell>
              <table:table-cell office:value-type="float" office:value="109734.41285711">
                <text:p>109734.41285711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46.3611261844635">
                <text:p>46.3611261844635</text:p>
              </table:table-cell>
              <table:table-cell office:value-type="float" office:value="108419.970457903">
                <text:p>108419.970457903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46.3713476657867">
                <text:p>46.3713476657867</text:p>
              </table:table-cell>
              <table:table-cell office:value-type="float" office:value="109573.159171487">
                <text:p>109573.159171487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46.3746411800385">
                <text:p>46.3746411800385</text:p>
              </table:table-cell>
              <table:table-cell office:value-type="float" office:value="340062.290429999">
                <text:p>340062.290429999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46.3921210765839">
                <text:p>46.3921210765839</text:p>
              </table:table-cell>
              <table:table-cell office:value-type="float" office:value="64073.6057613618">
                <text:p>64073.6057613618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46.4026989936829">
                <text:p>46.4026989936829</text:p>
              </table:table-cell>
              <table:table-cell office:value-type="float" office:value="105880.95836996">
                <text:p>105880.95836996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46.4128525257111">
                <text:p>46.4128525257111</text:p>
              </table:table-cell>
              <table:table-cell office:value-type="float" office:value="110306.442811187">
                <text:p>110306.442811187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46.4232311248779">
                <text:p>46.4232311248779</text:p>
              </table:table-cell>
              <table:table-cell office:value-type="float" office:value="107914.370908088">
                <text:p>107914.370908088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46.4336655139923">
                <text:p>46.4336655139923</text:p>
              </table:table-cell>
              <table:table-cell office:value-type="float" office:value="107337.381012224">
                <text:p>107337.381012224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46.4440412521362">
                <text:p>46.4440412521362</text:p>
              </table:table-cell>
              <table:table-cell office:value-type="float" office:value="107944.127392633">
                <text:p>107944.127392633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46.454338312149">
                <text:p>46.454338312149</text:p>
              </table:table-cell>
              <table:table-cell office:value-type="float" office:value="108768.910602237">
                <text:p>108768.910602237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46.464682340622">
                <text:p>46.464682340622</text:p>
              </table:table-cell>
              <table:table-cell office:value-type="float" office:value="108275.03065505">
                <text:p>108275.03065505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46.4749522209168">
                <text:p>46.4749522209168</text:p>
              </table:table-cell>
              <table:table-cell office:value-type="float" office:value="109056.77260592">
                <text:p>109056.77260592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46.4852225780487">
                <text:p>46.4852225780487</text:p>
              </table:table-cell>
              <table:table-cell office:value-type="float" office:value="109051.709264805">
                <text:p>109051.709264805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46.4885170459747">
                <text:p>46.4885170459747</text:p>
              </table:table-cell>
              <table:table-cell office:value-type="float" office:value="339963.850050659">
                <text:p>339963.850050659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46.5058972835541">
                <text:p>46.5058972835541</text:p>
              </table:table-cell>
              <table:table-cell office:value-type="float" office:value="64441.0063376224">
                <text:p>64441.0063376224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46.5161280632019">
                <text:p>46.5161280632019</text:p>
              </table:table-cell>
              <table:table-cell office:value-type="float" office:value="109473.572743586">
                <text:p>109473.572743586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46.5267007350922">
                <text:p>46.5267007350922</text:p>
              </table:table-cell>
              <table:table-cell office:value-type="float" office:value="105933.486977111">
                <text:p>105933.486977111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46.5369217395782">
                <text:p>46.5369217395782</text:p>
              </table:table-cell>
              <table:table-cell office:value-type="float" office:value="109578.271052018">
                <text:p>109578.271052018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46.547461271286">
                <text:p>46.547461271286</text:p>
              </table:table-cell>
              <table:table-cell office:value-type="float" office:value="106266.581007103">
                <text:p>106266.581007103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46.5579605102539">
                <text:p>46.5579605102539</text:p>
              </table:table-cell>
              <table:table-cell office:value-type="float" office:value="106674.398346845">
                <text:p>106674.398346845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46.568603515625">
                <text:p>46.568603515625</text:p>
              </table:table-cell>
              <table:table-cell office:value-type="float" office:value="105233.433691756">
                <text:p>105233.433691756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46.5788340568543">
                <text:p>46.5788340568543</text:p>
              </table:table-cell>
              <table:table-cell office:value-type="float" office:value="109476.123980424">
                <text:p>109476.123980424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46.5891168117523">
                <text:p>46.5891168117523</text:p>
              </table:table-cell>
              <table:table-cell office:value-type="float" office:value="108920.227225301">
                <text:p>108920.227225301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46.5994114875794">
                <text:p>46.5994114875794</text:p>
              </table:table-cell>
              <table:table-cell office:value-type="float" office:value="108794.100836055">
                <text:p>108794.100836055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46.6097073554993">
                <text:p>46.6097073554993</text:p>
              </table:table-cell>
              <table:table-cell office:value-type="float" office:value="108781.504260837">
                <text:p>108781.504260837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46.6199691295624">
                <text:p>46.6199691295624</text:p>
              </table:table-cell>
              <table:table-cell office:value-type="float" office:value="109142.921400525">
                <text:p>109142.921400525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46.6303107738495">
                <text:p>46.6303107738495</text:p>
              </table:table-cell>
              <table:table-cell office:value-type="float" office:value="108299.992622648">
                <text:p>108299.992622648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46.6405813694">
                <text:p>46.6405813694</text:p>
              </table:table-cell>
              <table:table-cell office:value-type="float" office:value="109049.177770556">
                <text:p>109049.177770556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46.6509103775024">
                <text:p>46.6509103775024</text:p>
              </table:table-cell>
              <table:table-cell office:value-type="float" office:value="108432.483438358">
                <text:p>108432.483438358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46.6613855361939">
                <text:p>46.6613855361939</text:p>
              </table:table-cell>
              <table:table-cell office:value-type="float" office:value="106919.621267298">
                <text:p>106919.621267298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46.6718480587006">
                <text:p>46.6718480587006</text:p>
              </table:table-cell>
              <table:table-cell office:value-type="float" office:value="107048.754187271">
                <text:p>107048.754187271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46.6824922561646">
                <text:p>46.6824922561646</text:p>
              </table:table-cell>
              <table:table-cell office:value-type="float" office:value="105221.648112891">
                <text:p>105221.648112891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46.6928238868713">
                <text:p>46.6928238868713</text:p>
              </table:table-cell>
              <table:table-cell office:value-type="float" office:value="108404.958692943">
                <text:p>108404.958692943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46.7030429840088">
                <text:p>46.7030429840088</text:p>
              </table:table-cell>
              <table:table-cell office:value-type="float" office:value="109598.723344688">
                <text:p>109598.723344688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46.7133569717407">
                <text:p>46.7133569717407</text:p>
              </table:table-cell>
              <table:table-cell office:value-type="float" office:value="108590.394822006">
                <text:p>108590.394822006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46.7166693210602">
                <text:p>46.7166693210602</text:p>
              </table:table-cell>
              <table:table-cell office:value-type="float" office:value="338128.588497805">
                <text:p>338128.588497805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46.7235200405121">
                <text:p>46.7235200405121</text:p>
              </table:table-cell>
              <table:table-cell office:value-type="float" office:value="163486.478735992">
                <text:p>163486.478735992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46.7339046001434">
                <text:p>46.7339046001434</text:p>
              </table:table-cell>
              <table:table-cell office:value-type="float" office:value="107852.430893562">
                <text:p>107852.430893562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46.7442011833191">
                <text:p>46.7442011833191</text:p>
              </table:table-cell>
              <table:table-cell office:value-type="float" office:value="108773.947715748">
                <text:p>108773.947715748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46.7544815540314">
                <text:p>46.7544815540314</text:p>
              </table:table-cell>
              <table:table-cell office:value-type="float" office:value="108945.487604072">
                <text:p>108945.487604072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46.7647907733917">
                <text:p>46.7647907733917</text:p>
              </table:table-cell>
              <table:table-cell office:value-type="float" office:value="108640.621646624">
                <text:p>108640.621646624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46.7751088142395">
                <text:p>46.7751088142395</text:p>
              </table:table-cell>
              <table:table-cell office:value-type="float" office:value="108547.738521617">
                <text:p>108547.738521617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46.7854125499725">
                <text:p>46.7854125499725</text:p>
              </table:table-cell>
              <table:table-cell office:value-type="float" office:value="108698.439965754">
                <text:p>108698.439965754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46.7958300113678">
                <text:p>46.7958300113678</text:p>
              </table:table-cell>
              <table:table-cell office:value-type="float" office:value="107511.797500801">
                <text:p>107511.797500801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46.8061864376068">
                <text:p>46.8061864376068</text:p>
              </table:table-cell>
              <table:table-cell office:value-type="float" office:value="108145.41369308">
                <text:p>108145.41369308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46.8165898323059">
                <text:p>46.8165898323059</text:p>
              </table:table-cell>
              <table:table-cell office:value-type="float" office:value="107657.166953134">
                <text:p>107657.166953134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46.8269772529602">
                <text:p>46.8269772529602</text:p>
              </table:table-cell>
              <table:table-cell office:value-type="float" office:value="107822.724935733">
                <text:p>107822.724935733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46.8371860980988">
                <text:p>46.8371860980988</text:p>
              </table:table-cell>
              <table:table-cell office:value-type="float" office:value="109708.785352297">
                <text:p>109708.785352297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46.8474540710449">
                <text:p>46.8474540710449</text:p>
              </table:table-cell>
              <table:table-cell office:value-type="float" office:value="109077.030673137">
                <text:p>109077.030673137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46.8576776981354">
                <text:p>46.8576776981354</text:p>
              </table:table-cell>
              <table:table-cell office:value-type="float" office:value="109550.161610037">
                <text:p>109550.161610037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46.8679332733154">
                <text:p>46.8679332733154</text:p>
              </table:table-cell>
              <table:table-cell office:value-type="float" office:value="109208.891781937">
                <text:p>109208.891781937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46.8782906532288">
                <text:p>46.8782906532288</text:p>
              </table:table-cell>
              <table:table-cell office:value-type="float" office:value="108135.456010313">
                <text:p>108135.456010313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46.8885688781738">
                <text:p>46.8885688781738</text:p>
              </table:table-cell>
              <table:table-cell office:value-type="float" office:value="108968.231964741">
                <text:p>108968.231964741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46.8988659381867">
                <text:p>46.8988659381867</text:p>
              </table:table-cell>
              <table:table-cell office:value-type="float" office:value="108768.910602237">
                <text:p>108768.910602237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46.9091494083405">
                <text:p>46.9091494083405</text:p>
              </table:table-cell>
              <table:table-cell office:value-type="float" office:value="108912.651395715">
                <text:p>108912.651395715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46.9195501804352">
                <text:p>46.9195501804352</text:p>
              </table:table-cell>
              <table:table-cell office:value-type="float" office:value="107684.31322208">
                <text:p>107684.31322208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46.9307489395142">
                <text:p>46.9307489395142</text:p>
              </table:table-cell>
              <table:table-cell office:value-type="float" office:value="100011.080879692">
                <text:p>100011.080879692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49.9334082603455">
                <text:p>49.9334082603455</text:p>
              </table:table-cell>
              <table:table-cell office:value-type="float" office:value="373.00268872658">
                <text:p>373.00268872658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49.9383318424225">
                <text:p>49.9383318424225</text:p>
              </table:table-cell>
              <table:table-cell office:value-type="float" office:value="227476.658757445">
                <text:p>227476.658757445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49.9432699680328">
                <text:p>49.9432699680328</text:p>
              </table:table-cell>
              <table:table-cell office:value-type="float" office:value="226806.705291618">
                <text:p>226806.705291618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49.94819688797">
                <text:p>49.94819688797</text:p>
              </table:table-cell>
              <table:table-cell office:value-type="float" office:value="227322.549237842">
                <text:p>227322.549237842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50.0592255592346">
                <text:p>50.0592255592346</text:p>
              </table:table-cell>
              <table:table-cell office:value-type="float" office:value="10087.4844960574">
                <text:p>10087.4844960574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50.064195394516">
                <text:p>50.064195394516</text:p>
              </table:table-cell>
              <table:table-cell office:value-type="float" office:value="225359.581674262">
                <text:p>225359.581674262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60.0033366680145">
                <text:p>60.0033366680145</text:p>
              </table:table-cell>
              <table:table-cell office:value-type="float" office:value="112.685791375794">
                <text:p>112.6857913757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